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-178.75" calcext:value-type="float">
            <text:p>-178.75</text:p>
          </table:table-cell>
          <table:table-cell office:value-type="float" office:value="0.60785" calcext:value-type="float">
            <text:p>0.60785</text:p>
          </table:table-cell>
          <table:table-cell office:value-type="float" office:value="0.53514" calcext:value-type="float">
            <text:p>0.53514</text:p>
          </table:table-cell>
          <table:table-cell office:value-type="float" office:value="0.67424" calcext:value-type="float">
            <text:p>0.67424</text:p>
          </table:table-cell>
          <table:table-cell office:value-type="float" office:value="0.88406" calcext:value-type="float">
            <text:p>0.88406</text:p>
          </table:table-cell>
          <table:table-cell office:value-type="float" office:value="0.052027" calcext:value-type="float">
            <text:p>0.052027</text:p>
          </table:table-cell>
          <table:table-cell office:value-type="float" office:value="0.098186" calcext:value-type="float">
            <text:p>0.098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178.75" calcext:value-type="float">
            <text:p>-178.75</text:p>
          </table:table-cell>
          <table:table-cell office:value-type="float" office:value="0.68674" calcext:value-type="float">
            <text:p>0.68674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75638" calcext:value-type="float">
            <text:p>0.75638</text:p>
          </table:table-cell>
          <table:table-cell office:value-type="float" office:value="0.89062" calcext:value-type="float">
            <text:p>0.89062</text:p>
          </table:table-cell>
          <table:table-cell office:value-type="float" office:value="0.059074" calcext:value-type="float">
            <text:p>0.059074</text:p>
          </table:table-cell>
          <table:table-cell office:value-type="float" office:value="0.038735" calcext:value-type="float">
            <text:p>0.038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178.75" calcext:value-type="float">
            <text:p>-178.75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1747" calcext:value-type="float">
            <text:p>1.1747</text:p>
          </table:table-cell>
          <table:table-cell office:value-type="float" office:value="1.4078" calcext:value-type="float">
            <text:p>1.4078</text:p>
          </table:table-cell>
          <table:table-cell office:value-type="float" office:value="0.86905" calcext:value-type="float">
            <text:p>0.86905</text:p>
          </table:table-cell>
          <table:table-cell office:value-type="float" office:value="0.074388" calcext:value-type="float">
            <text:p>0.074388</text:p>
          </table:table-cell>
          <table:table-cell office:value-type="float" office:value="0.024652" calcext:value-type="float">
            <text:p>0.0246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78.75" calcext:value-type="float">
            <text:p>-178.75</text:p>
          </table:table-cell>
          <table:table-cell office:value-type="float" office:value="0.88956" calcext:value-type="float">
            <text:p>0.88956</text:p>
          </table:table-cell>
          <table:table-cell office:value-type="float" office:value="0.76294" calcext:value-type="float">
            <text:p>0.76294</text:p>
          </table:table-cell>
          <table:table-cell office:value-type="float" office:value="1.0353" calcext:value-type="float">
            <text:p>1.0353</text:p>
          </table:table-cell>
          <table:table-cell office:value-type="float" office:value="0.77048" calcext:value-type="float">
            <text:p>0.77048</text:p>
          </table:table-cell>
          <table:table-cell office:value-type="float" office:value="0.30692" calcext:value-type="float">
            <text:p>0.30692</text:p>
          </table:table-cell>
          <table:table-cell office:value-type="float" office:value="0.14727" calcext:value-type="float">
            <text:p>0.147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76.24" calcext:value-type="float">
            <text:p>-176.24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0.80531" calcext:value-type="float">
            <text:p>0.80531</text:p>
          </table:table-cell>
          <table:table-cell office:value-type="float" office:value="1.0407" calcext:value-type="float">
            <text:p>1.0407</text:p>
          </table:table-cell>
          <table:table-cell office:value-type="float" office:value="0.94616" calcext:value-type="float">
            <text:p>0.94616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0.046192" calcext:value-type="float">
            <text:p>0.046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0.87716" calcext:value-type="float">
            <text:p>0.87716</text:p>
          </table:table-cell>
          <table:table-cell office:value-type="float" office:value="0.75238" calcext:value-type="float">
            <text:p>0.75238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76253" calcext:value-type="float">
            <text:p>0.76253</text:p>
          </table:table-cell>
          <table:table-cell office:value-type="float" office:value="0.29987" calcext:value-type="float">
            <text:p>0.29987</text:p>
          </table:table-cell>
          <table:table-cell office:value-type="float" office:value="0.18326" calcext:value-type="float">
            <text:p>0.183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0.92696" calcext:value-type="float">
            <text:p>0.92696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1.0385" calcext:value-type="float">
            <text:p>1.0385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034947" calcext:value-type="float">
            <text:p>0.034947</text:p>
          </table:table-cell>
          <table:table-cell office:value-type="float" office:value="0.036571" calcext:value-type="float">
            <text:p>0.0365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71.22" calcext:value-type="float">
            <text:p>-171.22</text:p>
          </table:table-cell>
          <table:table-cell office:value-type="float" office:value="0.93882" calcext:value-type="float">
            <text:p>0.93882</text:p>
          </table:table-cell>
          <table:table-cell office:value-type="float" office:value="0.80971" calcext:value-type="float">
            <text:p>0.80971</text:p>
          </table:table-cell>
          <table:table-cell office:value-type="float" office:value="1.0903" calcext:value-type="float">
            <text:p>1.0903</text:p>
          </table:table-cell>
          <table:table-cell office:value-type="float" office:value="0.74911" calcext:value-type="float">
            <text:p>0.74911</text:p>
          </table:table-cell>
          <table:table-cell office:value-type="float" office:value="0.31394" calcext:value-type="float">
            <text:p>0.31394</text:p>
          </table:table-cell>
          <table:table-cell office:value-type="float" office:value="0.17905" calcext:value-type="float">
            <text:p>0.17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71.22" calcext:value-type="float">
            <text:p>-171.22</text:p>
          </table:table-cell>
          <table:table-cell office:value-type="float" office:value="0.84869" calcext:value-type="float">
            <text:p>0.84869</text:p>
          </table:table-cell>
          <table:table-cell office:value-type="float" office:value="0.72829" calcext:value-type="float">
            <text:p>0.72829</text:p>
          </table:table-cell>
          <table:table-cell office:value-type="float" office:value="0.99231" calcext:value-type="float">
            <text:p>0.99231</text:p>
          </table:table-cell>
          <table:table-cell office:value-type="float" office:value="0.76119" calcext:value-type="float">
            <text:p>0.76119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0.16134" calcext:value-type="float">
            <text:p>0.16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68.71" calcext:value-type="float">
            <text:p>-168.71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84366" calcext:value-type="float">
            <text:p>0.84366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74001" calcext:value-type="float">
            <text:p>0.74001</text:p>
          </table:table-cell>
          <table:table-cell office:value-type="float" office:value="0.32306" calcext:value-type="float">
            <text:p>0.32306</text:p>
          </table:table-cell>
          <table:table-cell office:value-type="float" office:value="0.17477" calcext:value-type="float">
            <text:p>0.174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68.71" calcext:value-type="float">
            <text:p>-168.71</text:p>
          </table:table-cell>
          <table:table-cell office:value-type="float" office:value="0.84642" calcext:value-type="float">
            <text:p>0.84642</text:p>
          </table:table-cell>
          <table:table-cell office:value-type="float" office:value="0.72798" calcext:value-type="float">
            <text:p>0.72798</text:p>
          </table:table-cell>
          <table:table-cell office:value-type="float" office:value="0.98981" calcext:value-type="float">
            <text:p>0.98981</text:p>
          </table:table-cell>
          <table:table-cell office:value-type="float" office:value="0.75748" calcext:value-type="float">
            <text:p>0.75748</text:p>
          </table:table-cell>
          <table:table-cell office:value-type="float" office:value="0.31185" calcext:value-type="float">
            <text:p>0.31185</text:p>
          </table:table-cell>
          <table:table-cell office:value-type="float" office:value="0.16287" calcext:value-type="float">
            <text:p>0.162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66.2" calcext:value-type="float">
            <text:p>-166.2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0886" calcext:value-type="float">
            <text:p>0.80886</text:p>
          </table:table-cell>
          <table:table-cell office:value-type="float" office:value="1.0898" calcext:value-type="float">
            <text:p>1.0898</text:p>
          </table:table-cell>
          <table:table-cell office:value-type="float" office:value="0.72749" calcext:value-type="float">
            <text:p>0.72749</text:p>
          </table:table-cell>
          <table:table-cell office:value-type="float" office:value="0.33321" calcext:value-type="float">
            <text:p>0.33321</text:p>
          </table:table-cell>
          <table:table-cell office:value-type="float" office:value="0.17699" calcext:value-type="float">
            <text:p>0.176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66.2" calcext:value-type="float">
            <text:p>-166.2</text:p>
          </table:table-cell>
          <table:table-cell office:value-type="float" office:value="0.84523" calcext:value-type="float">
            <text:p>0.84523</text:p>
          </table:table-cell>
          <table:table-cell office:value-type="float" office:value="0.72889" calcext:value-type="float">
            <text:p>0.72889</text:p>
          </table:table-cell>
          <table:table-cell office:value-type="float" office:value="0.98635" calcext:value-type="float">
            <text:p>0.9863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296" calcext:value-type="float">
            <text:p>0.31296</text:p>
          </table:table-cell>
          <table:table-cell office:value-type="float" office:value="0.16484" calcext:value-type="float">
            <text:p>0.164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63.69" calcext:value-type="float">
            <text:p>-163.69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87074" calcext:value-type="float">
            <text:p>0.87074</text:p>
          </table:table-cell>
          <table:table-cell office:value-type="float" office:value="1.1609" calcext:value-type="float">
            <text:p>1.1609</text:p>
          </table:table-cell>
          <table:table-cell office:value-type="float" office:value="0.71705" calcext:value-type="float">
            <text:p>0.71705</text:p>
          </table:table-cell>
          <table:table-cell office:value-type="float" office:value="0.34619" calcext:value-type="float">
            <text:p>0.34619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63.69" calcext:value-type="float">
            <text:p>-163.69</text:p>
          </table:table-cell>
          <table:table-cell office:value-type="float" office:value="0.84473" calcext:value-type="float">
            <text:p>0.84473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98767" calcext:value-type="float">
            <text:p>0.98767</text:p>
          </table:table-cell>
          <table:table-cell office:value-type="float" office:value="0.75231" calcext:value-type="float">
            <text:p>0.75231</text:p>
          </table:table-cell>
          <table:table-cell office:value-type="float" office:value="0.31329" calcext:value-type="float">
            <text:p>0.31329</text:p>
          </table:table-cell>
          <table:table-cell office:value-type="float" office:value="0.16737" calcext:value-type="float">
            <text:p>0.167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61.18" calcext:value-type="float">
            <text:p>-161.18</text:p>
          </table:table-cell>
          <table:table-cell office:value-type="float" office:value="1.0047" calcext:value-type="float">
            <text:p>1.0047</text:p>
          </table:table-cell>
          <table:table-cell office:value-type="float" office:value="0.87405" calcext:value-type="float">
            <text:p>0.87405</text:p>
          </table:table-cell>
          <table:table-cell office:value-type="float" office:value="1.1628" calcext:value-type="float">
            <text:p>1.1628</text:p>
          </table:table-cell>
          <table:table-cell office:value-type="float" office:value="0.71488" calcext:value-type="float">
            <text:p>0.71488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61.18" calcext:value-type="float">
            <text:p>-161.18</text:p>
          </table:table-cell>
          <table:table-cell office:value-type="float" office:value="0.84418" calcext:value-type="float">
            <text:p>0.84418</text:p>
          </table:table-cell>
          <table:table-cell office:value-type="float" office:value="0.72877" calcext:value-type="float">
            <text:p>0.72877</text:p>
          </table:table-cell>
          <table:table-cell office:value-type="float" office:value="0.98752" calcext:value-type="float">
            <text:p>0.98752</text:p>
          </table:table-cell>
          <table:table-cell office:value-type="float" office:value="0.74965" calcext:value-type="float">
            <text:p>0.74965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16956" calcext:value-type="float">
            <text:p>0.169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58.67" calcext:value-type="float">
            <text:p>-158.67</text:p>
          </table:table-cell>
          <table:table-cell office:value-type="float" office:value="0.65632" calcext:value-type="float">
            <text:p>0.65632</text:p>
          </table:table-cell>
          <table:table-cell office:value-type="float" office:value="0.55843" calcext:value-type="float">
            <text:p>0.55843</text:p>
          </table:table-cell>
          <table:table-cell office:value-type="float" office:value="0.77092" calcext:value-type="float">
            <text:p>0.77092</text:p>
          </table:table-cell>
          <table:table-cell office:value-type="float" office:value="0.75837" calcext:value-type="float">
            <text:p>0.75837</text:p>
          </table:table-cell>
          <table:table-cell office:value-type="float" office:value="0.28276" calcext:value-type="float">
            <text:p>0.28276</text:p>
          </table:table-cell>
          <table:table-cell office:value-type="float" office:value="0.19253" calcext:value-type="float">
            <text:p>0.19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58.67" calcext:value-type="float">
            <text:p>-158.67</text:p>
          </table:table-cell>
          <table:table-cell office:value-type="float" office:value="1.004" calcext:value-type="float">
            <text:p>1.004</text:p>
          </table:table-cell>
          <table:table-cell office:value-type="float" office:value="0.87163" calcext:value-type="float">
            <text:p>0.87163</text:p>
          </table:table-cell>
          <table:table-cell office:value-type="float" office:value="1.1641" calcext:value-type="float">
            <text:p>1.1641</text:p>
          </table:table-cell>
          <table:table-cell office:value-type="float" office:value="0.71239" calcext:value-type="float">
            <text:p>0.71239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16369" calcext:value-type="float">
            <text:p>0.16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58.67" calcext:value-type="float">
            <text:p>-158.67</text:p>
          </table:table-cell>
          <table:table-cell office:value-type="float" office:value="0.85656" calcext:value-type="float">
            <text:p>0.85656</text:p>
          </table:table-cell>
          <table:table-cell office:value-type="float" office:value="0.73853" calcext:value-type="float">
            <text:p>0.73853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74516" calcext:value-type="float">
            <text:p>0.74516</text:p>
          </table:table-cell>
          <table:table-cell office:value-type="float" office:value="0.31463" calcext:value-type="float">
            <text:p>0.31463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56.16" calcext:value-type="float">
            <text:p>-156.16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88103" calcext:value-type="float">
            <text:p>0.88103</text:p>
          </table:table-cell>
          <table:table-cell office:value-type="float" office:value="1.1721" calcext:value-type="float">
            <text:p>1.1721</text:p>
          </table:table-cell>
          <table:table-cell office:value-type="float" office:value="0.71697" calcext:value-type="float">
            <text:p>0.71697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16826" calcext:value-type="float">
            <text:p>0.16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56.16" calcext:value-type="float">
            <text:p>-156.16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76865" calcext:value-type="float">
            <text:p>0.76865</text:p>
          </table:table-cell>
          <table:table-cell office:value-type="float" office:value="1.0377" calcext:value-type="float">
            <text:p>1.0377</text:p>
          </table:table-cell>
          <table:table-cell office:value-type="float" office:value="0.73688" calcext:value-type="float">
            <text:p>0.73688</text:p>
          </table:table-cell>
          <table:table-cell office:value-type="float" office:value="0.32028" calcext:value-type="float">
            <text:p>0.32028</text:p>
          </table:table-cell>
          <table:table-cell office:value-type="float" office:value="0.19383" calcext:value-type="float">
            <text:p>0.19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53.65" calcext:value-type="float">
            <text:p>-153.65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92196" calcext:value-type="float">
            <text:p>0.92196</text:p>
          </table:table-cell>
          <table:table-cell office:value-type="float" office:value="1.1179" calcext:value-type="float">
            <text:p>1.1179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011025" calcext:value-type="float">
            <text:p>0.011025</text:p>
          </table:table-cell>
          <table:table-cell office:value-type="float" office:value="0.041342" calcext:value-type="float">
            <text:p>0.0413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53.65" calcext:value-type="float">
            <text:p>-153.65</text:p>
          </table:table-cell>
          <table:table-cell office:value-type="float" office:value="0.91728" calcext:value-type="float">
            <text:p>0.91728</text:p>
          </table:table-cell>
          <table:table-cell office:value-type="float" office:value="0.79552" calcext:value-type="float">
            <text:p>0.79552</text:p>
          </table:table-cell>
          <table:table-cell office:value-type="float" office:value="1.0664" calcext:value-type="float">
            <text:p>1.0664</text:p>
          </table:table-cell>
          <table:table-cell office:value-type="float" office:value="0.71763" calcext:value-type="float">
            <text:p>0.71763</text:p>
          </table:table-cell>
          <table:table-cell office:value-type="float" office:value="0.33846" calcext:value-type="float">
            <text:p>0.33846</text:p>
          </table:table-cell>
          <table:table-cell office:value-type="float" office:value="0.1496" calcext:value-type="float">
            <text:p>0.1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53.65" calcext:value-type="float">
            <text:p>-153.65</text:p>
          </table:table-cell>
          <table:table-cell office:value-type="float" office:value="0.89367" calcext:value-type="float">
            <text:p>0.89367</text:p>
          </table:table-cell>
          <table:table-cell office:value-type="float" office:value="0.77562" calcext:value-type="float">
            <text:p>0.77562</text:p>
          </table:table-cell>
          <table:table-cell office:value-type="float" office:value="1.0431" calcext:value-type="float">
            <text:p>1.0431</text:p>
          </table:table-cell>
          <table:table-cell office:value-type="float" office:value="0.72608" calcext:value-type="float">
            <text:p>0.72608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19636" calcext:value-type="float">
            <text:p>0.19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51.14" calcext:value-type="float">
            <text:p>-151.1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1.155" calcext:value-type="float">
            <text:p>1.155</text:p>
          </table:table-cell>
          <table:table-cell office:value-type="float" office:value="0.72657" calcext:value-type="float">
            <text:p>0.72657</text:p>
          </table:table-cell>
          <table:table-cell office:value-type="float" office:value="0.32712" calcext:value-type="float">
            <text:p>0.32712</text:p>
          </table:table-cell>
          <table:table-cell office:value-type="float" office:value="0.16034" calcext:value-type="float">
            <text:p>0.160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51.14" calcext:value-type="float">
            <text:p>-151.14</text:p>
          </table:table-cell>
          <table:table-cell office:value-type="float" office:value="0.80388" calcext:value-type="float">
            <text:p>0.80388</text:p>
          </table:table-cell>
          <table:table-cell office:value-type="float" office:value="0.69332" calcext:value-type="float">
            <text:p>0.69332</text:p>
          </table:table-cell>
          <table:table-cell office:value-type="float" office:value="0.94614" calcext:value-type="float">
            <text:p>0.94614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33143" calcext:value-type="float">
            <text:p>0.33143</text:p>
          </table:table-cell>
          <table:table-cell office:value-type="float" office:value="0.17646" calcext:value-type="float">
            <text:p>0.176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48.63" calcext:value-type="float">
            <text:p>-148.63</text:p>
          </table:table-cell>
          <table:table-cell office:value-type="float" office:value="0.93915" calcext:value-type="float">
            <text:p>0.93915</text:p>
          </table:table-cell>
          <table:table-cell office:value-type="float" office:value="0.80495" calcext:value-type="float">
            <text:p>0.80495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76085" calcext:value-type="float">
            <text:p>0.76085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17383" calcext:value-type="float">
            <text:p>0.17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48.63" calcext:value-type="float">
            <text:p>-148.63</text:p>
          </table:table-cell>
          <table:table-cell office:value-type="float" office:value="0.80203" calcext:value-type="float">
            <text:p>0.80203</text:p>
          </table:table-cell>
          <table:table-cell office:value-type="float" office:value="0.69179" calcext:value-type="float">
            <text:p>0.69179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72037" calcext:value-type="float">
            <text:p>0.72037</text:p>
          </table:table-cell>
          <table:table-cell office:value-type="float" office:value="0.33237" calcext:value-type="float">
            <text:p>0.33237</text:p>
          </table:table-cell>
          <table:table-cell office:value-type="float" office:value="0.17985" calcext:value-type="float">
            <text:p>0.179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46.12" calcext:value-type="float">
            <text:p>-146.12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74752" calcext:value-type="float">
            <text:p>0.74752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1157" calcext:value-type="float">
            <text:p>0.211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46.12" calcext:value-type="float">
            <text:p>-146.12</text:p>
          </table:table-cell>
          <table:table-cell office:value-type="float" office:value="0.82518" calcext:value-type="float">
            <text:p>0.82518</text:p>
          </table:table-cell>
          <table:table-cell office:value-type="float" office:value="0.71334" calcext:value-type="float">
            <text:p>0.71334</text:p>
          </table:table-cell>
          <table:table-cell office:value-type="float" office:value="0.96768" calcext:value-type="float">
            <text:p>0.96768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33678" calcext:value-type="float">
            <text:p>0.33678</text:p>
          </table:table-cell>
          <table:table-cell office:value-type="float" office:value="0.1722" calcext:value-type="float">
            <text:p>0.17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43.61" calcext:value-type="float">
            <text:p>-143.61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8221" calcext:value-type="float">
            <text:p>0.8221</text:p>
          </table:table-cell>
          <table:table-cell office:value-type="float" office:value="1.1055" calcext:value-type="float">
            <text:p>1.1055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17807" calcext:value-type="float">
            <text:p>0.178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43.61" calcext:value-type="float">
            <text:p>-143.61</text:p>
          </table:table-cell>
          <table:table-cell office:value-type="float" office:value="0.90768" calcext:value-type="float">
            <text:p>0.90768</text:p>
          </table:table-cell>
          <table:table-cell office:value-type="float" office:value="0.78026" calcext:value-type="float">
            <text:p>0.78026</text:p>
          </table:table-cell>
          <table:table-cell office:value-type="float" office:value="1.0225" calcext:value-type="float">
            <text:p>1.0225</text:p>
          </table:table-cell>
          <table:table-cell office:value-type="float" office:value="0.92507" calcext:value-type="float">
            <text:p>0.92507</text:p>
          </table:table-cell>
          <table:table-cell office:value-type="float" office:value="0.0069341" calcext:value-type="float">
            <text:p>0.0069341</text:p>
          </table:table-cell>
          <table:table-cell office:value-type="float" office:value="0.056211" calcext:value-type="float">
            <text:p>0.0562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41.1" calcext:value-type="float">
            <text:p>-141.1</text:p>
          </table:table-cell>
          <table:table-cell office:value-type="float" office:value="1.0057" calcext:value-type="float">
            <text:p>1.0057</text:p>
          </table:table-cell>
          <table:table-cell office:value-type="float" office:value="0.89151" calcext:value-type="float">
            <text:p>0.89151</text:p>
          </table:table-cell>
          <table:table-cell office:value-type="float" office:value="1.1069" calcext:value-type="float">
            <text:p>1.1069</text:p>
          </table:table-cell>
          <table:table-cell office:value-type="float" office:value="0.94551" calcext:value-type="float">
            <text:p>0.94551</text:p>
          </table:table-cell>
          <table:table-cell office:value-type="float" office:value="0.0025324" calcext:value-type="float">
            <text:p>0.0025324</text:p>
          </table:table-cell>
          <table:table-cell office:value-type="float" office:value="0.18088" calcext:value-type="float">
            <text:p>0.180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41.1" calcext:value-type="float">
            <text:p>-141.1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71177" calcext:value-type="float">
            <text:p>0.71177</text:p>
          </table:table-cell>
          <table:table-cell office:value-type="float" office:value="0.97355" calcext:value-type="float">
            <text:p>0.97355</text:p>
          </table:table-cell>
          <table:table-cell office:value-type="float" office:value="0.72815" calcext:value-type="float">
            <text:p>0.72815</text:p>
          </table:table-cell>
          <table:table-cell office:value-type="float" office:value="0.31722" calcext:value-type="float">
            <text:p>0.31722</text:p>
          </table:table-cell>
          <table:table-cell office:value-type="float" office:value="0.19381" calcext:value-type="float">
            <text:p>0.193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38.59" calcext:value-type="float">
            <text:p>-138.59</text:p>
          </table:table-cell>
          <table:table-cell office:value-type="float" office:value="0.98673" calcext:value-type="float">
            <text:p>0.98673</text:p>
          </table:table-cell>
          <table:table-cell office:value-type="float" office:value="0.8543" calcext:value-type="float">
            <text:p>0.8543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74017" calcext:value-type="float">
            <text:p>0.74017</text:p>
          </table:table-cell>
          <table:table-cell office:value-type="float" office:value="0.29417" calcext:value-type="float">
            <text:p>0.29417</text:p>
          </table:table-cell>
          <table:table-cell office:value-type="float" office:value="0.22517" calcext:value-type="float">
            <text:p>0.22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38.59" calcext:value-type="float">
            <text:p>-138.59</text:p>
          </table:table-cell>
          <table:table-cell office:value-type="float" office:value="0.81466" calcext:value-type="float">
            <text:p>0.81466</text:p>
          </table:table-cell>
          <table:table-cell office:value-type="float" office:value="0.70741" calcext:value-type="float">
            <text:p>0.70741</text:p>
          </table:table-cell>
          <table:table-cell office:value-type="float" office:value="0.95462" calcext:value-type="float">
            <text:p>0.95462</text:p>
          </table:table-cell>
          <table:table-cell office:value-type="float" office:value="0.71727" calcext:value-type="float">
            <text:p>0.71727</text:p>
          </table:table-cell>
          <table:table-cell office:value-type="float" office:value="0.32769" calcext:value-type="float">
            <text:p>0.32769</text:p>
          </table:table-cell>
          <table:table-cell office:value-type="float" office:value="0.19138" calcext:value-type="float">
            <text:p>0.19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36.08" calcext:value-type="float">
            <text:p>-136.08</text:p>
          </table:table-cell>
          <table:table-cell office:value-type="float" office:value="1.0568" calcext:value-type="float">
            <text:p>1.0568</text:p>
          </table:table-cell>
          <table:table-cell office:value-type="float" office:value="0.91491" calcext:value-type="float">
            <text:p>0.91491</text:p>
          </table:table-cell>
          <table:table-cell office:value-type="float" office:value="1.2265" calcext:value-type="float">
            <text:p>1.2265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29251" calcext:value-type="float">
            <text:p>0.29251</text:p>
          </table:table-cell>
          <table:table-cell office:value-type="float" office:value="0.2219" calcext:value-type="float">
            <text:p>0.22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36.08" calcext:value-type="float">
            <text:p>-136.08</text:p>
          </table:table-cell>
          <table:table-cell office:value-type="float" office:value="0.93178" calcext:value-type="float">
            <text:p>0.93178</text:p>
          </table:table-cell>
          <table:table-cell office:value-type="float" office:value="0.80462" calcext:value-type="float">
            <text:p>0.80462</text:p>
          </table:table-cell>
          <table:table-cell office:value-type="float" office:value="1.0468" calcext:value-type="float">
            <text:p>1.0468</text:p>
          </table:table-cell>
          <table:table-cell office:value-type="float" office:value="0.89492" calcext:value-type="float">
            <text:p>0.89492</text:p>
          </table:table-cell>
          <table:table-cell office:value-type="float" office:value="0.0096263" calcext:value-type="float">
            <text:p>0.0096263</text:p>
          </table:table-cell>
          <table:table-cell office:value-type="float" office:value="0.039161" calcext:value-type="float">
            <text:p>0.039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33.57" calcext:value-type="float">
            <text:p>-133.57</text:p>
          </table:table-cell>
          <table:table-cell office:value-type="float" office:value="1.0624" calcext:value-type="float">
            <text:p>1.0624</text:p>
          </table:table-cell>
          <table:table-cell office:value-type="float" office:value="0.91556" calcext:value-type="float">
            <text:p>0.91556</text:p>
          </table:table-cell>
          <table:table-cell office:value-type="float" office:value="1.233" calcext:value-type="float">
            <text:p>1.233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0.22744" calcext:value-type="float">
            <text:p>0.22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33.57" calcext:value-type="float">
            <text:p>-133.57</text:p>
          </table:table-cell>
          <table:table-cell office:value-type="float" office:value="0.94958" calcext:value-type="float">
            <text:p>0.94958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1.0646" calcext:value-type="float">
            <text:p>1.0646</text:p>
          </table:table-cell>
          <table:table-cell office:value-type="float" office:value="0.90226" calcext:value-type="float">
            <text:p>0.90226</text:p>
          </table:table-cell>
          <table:table-cell office:value-type="float" office:value="0.0086107" calcext:value-type="float">
            <text:p>0.0086107</text:p>
          </table:table-cell>
          <table:table-cell office:value-type="float" office:value="0.037162" calcext:value-type="float">
            <text:p>0.0371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31.06" calcext:value-type="float">
            <text:p>-131.06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69975" calcext:value-type="float">
            <text:p>0.69975</text:p>
          </table:table-cell>
          <table:table-cell office:value-type="float" office:value="1.184" calcext:value-type="float">
            <text:p>1.184</text:p>
          </table:table-cell>
          <table:table-cell office:value-type="float" office:value="0.89246" calcext:value-type="float">
            <text:p>0.89246</text:p>
          </table:table-cell>
          <table:table-cell office:value-type="float" office:value="0.0063534" calcext:value-type="float">
            <text:p>0.0063534</text:p>
          </table:table-cell>
          <table:table-cell office:value-type="float" office:value="0.14414" calcext:value-type="float">
            <text:p>0.14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31.06" calcext:value-type="float">
            <text:p>-131.06</text:p>
          </table:table-cell>
          <table:table-cell office:value-type="float" office:value="1.0583" calcext:value-type="float">
            <text:p>1.0583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93" calcext:value-type="float">
            <text:p>1.2193</text:p>
          </table:table-cell>
          <table:table-cell office:value-type="float" office:value="0.71805" calcext:value-type="float">
            <text:p>0.71805</text:p>
          </table:table-cell>
          <table:table-cell office:value-type="float" office:value="0.32807" calcext:value-type="float">
            <text:p>0.32807</text:p>
          </table:table-cell>
          <table:table-cell office:value-type="float" office:value="0.18034" calcext:value-type="float">
            <text:p>0.180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28.55" calcext:value-type="float">
            <text:p>-128.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56721" calcext:value-type="float">
            <text:p>0.56721</text:p>
          </table:table-cell>
          <table:table-cell office:value-type="float" office:value="0.77865" calcext:value-type="float">
            <text:p>0.7786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29735" calcext:value-type="float">
            <text:p>0.29735</text:p>
          </table:table-cell>
          <table:table-cell office:value-type="float" office:value="0.22749" calcext:value-type="float">
            <text:p>0.227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28.55" calcext:value-type="float">
            <text:p>-128.55</text:p>
          </table:table-cell>
          <table:table-cell office:value-type="float" office:value="0.95655" calcext:value-type="float">
            <text:p>0.95655</text:p>
          </table:table-cell>
          <table:table-cell office:value-type="float" office:value="0.83424" calcext:value-type="float">
            <text:p>0.83424</text:p>
          </table:table-cell>
          <table:table-cell office:value-type="float" office:value="1.1126" calcext:value-type="float">
            <text:p>1.1126</text:p>
          </table:table-cell>
          <table:table-cell office:value-type="float" office:value="0.70266" calcext:value-type="float">
            <text:p>0.70266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2284" calcext:value-type="float">
            <text:p>0.22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28.55" calcext:value-type="float">
            <text:p>-128.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0.94856" calcext:value-type="float">
            <text:p>0.94856</text:p>
          </table:table-cell>
          <table:table-cell office:value-type="float" office:value="1.2472" calcext:value-type="float">
            <text:p>1.2472</text:p>
          </table:table-cell>
          <table:table-cell office:value-type="float" office:value="0.71628" calcext:value-type="float">
            <text:p>0.71628</text:p>
          </table:table-cell>
          <table:table-cell office:value-type="float" office:value="0.32979" calcext:value-type="float">
            <text:p>0.32979</text:p>
          </table:table-cell>
          <table:table-cell office:value-type="float" office:value="0.18131" calcext:value-type="float">
            <text:p>0.18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26.04" calcext:value-type="float">
            <text:p>-126.04</text:p>
          </table:table-cell>
          <table:table-cell office:value-type="float" office:value="0.85431" calcext:value-type="float">
            <text:p>0.85431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99449" calcext:value-type="float">
            <text:p>0.99449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29154" calcext:value-type="float">
            <text:p>0.29154</text:p>
          </table:table-cell>
          <table:table-cell office:value-type="float" office:value="0.24113" calcext:value-type="float">
            <text:p>0.24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26.04" calcext:value-type="float">
            <text:p>-126.04</text:p>
          </table:table-cell>
          <table:table-cell office:value-type="float" office:value="0.93243" calcext:value-type="float">
            <text:p>0.93243</text:p>
          </table:table-cell>
          <table:table-cell office:value-type="float" office:value="0.81648" calcext:value-type="float">
            <text:p>0.81648</text:p>
          </table:table-cell>
          <table:table-cell office:value-type="float" office:value="1.0886" calcext:value-type="float">
            <text:p>1.0886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33542" calcext:value-type="float">
            <text:p>0.33542</text:p>
          </table:table-cell>
          <table:table-cell office:value-type="float" office:value="0.22321" calcext:value-type="float">
            <text:p>0.22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26.04" calcext:value-type="float">
            <text:p>-126.04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89563" calcext:value-type="float">
            <text:p>0.89563</text:p>
          </table:table-cell>
          <table:table-cell office:value-type="float" office:value="1.1879" calcext:value-type="float">
            <text:p>1.1879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32115" calcext:value-type="float">
            <text:p>0.32115</text:p>
          </table:table-cell>
          <table:table-cell office:value-type="float" office:value="0.23539" calcext:value-type="float">
            <text:p>0.2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23.53" calcext:value-type="float">
            <text:p>-123.53</text:p>
          </table:table-cell>
          <table:table-cell office:value-type="float" office:value="0.88986" calcext:value-type="float">
            <text:p>0.88986</text:p>
          </table:table-cell>
          <table:table-cell office:value-type="float" office:value="0.77281" calcext:value-type="float">
            <text:p>0.77281</text:p>
          </table:table-cell>
          <table:table-cell office:value-type="float" office:value="1.0301" calcext:value-type="float">
            <text:p>1.0301</text:p>
          </table:table-cell>
          <table:table-cell office:value-type="float" office:value="0.70233" calcext:value-type="float">
            <text:p>0.70233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23.53" calcext:value-type="float">
            <text:p>-123.53</text:p>
          </table:table-cell>
          <table:table-cell office:value-type="float" office:value="0.99482" calcext:value-type="float">
            <text:p>0.99482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1.0889" calcext:value-type="float">
            <text:p>1.0889</text:p>
          </table:table-cell>
          <table:table-cell office:value-type="float" office:value="0.93452" calcext:value-type="float">
            <text:p>0.93452</text:p>
          </table:table-cell>
          <table:table-cell office:value-type="float" office:value="0.0039327" calcext:value-type="float">
            <text:p>0.0039327</text:p>
          </table:table-cell>
          <table:table-cell office:value-type="float" office:value="0.10978" calcext:value-type="float">
            <text:p>0.10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23.53" calcext:value-type="float">
            <text:p>-123.53</text:p>
          </table:table-cell>
          <table:table-cell office:value-type="float" office:value="0.96581" calcext:value-type="float">
            <text:p>0.96581</text:p>
          </table:table-cell>
          <table:table-cell office:value-type="float" office:value="0.83437" calcext:value-type="float">
            <text:p>0.83437</text:p>
          </table:table-cell>
          <table:table-cell office:value-type="float" office:value="1.0754" calcext:value-type="float">
            <text:p>1.075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10699" calcext:value-type="float">
            <text:p>0.106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23.53" calcext:value-type="float">
            <text:p>-123.53</text:p>
          </table:table-cell>
          <table:table-cell office:value-type="float" office:value="0.83506" calcext:value-type="float">
            <text:p>0.83506</text:p>
          </table:table-cell>
          <table:table-cell office:value-type="float" office:value="0.72527" calcext:value-type="float">
            <text:p>0.72527</text:p>
          </table:table-cell>
          <table:table-cell office:value-type="float" office:value="0.97317" calcext:value-type="float">
            <text:p>0.97317</text:p>
          </table:table-cell>
          <table:table-cell office:value-type="float" office:value="0.71059" calcext:value-type="float">
            <text:p>0.71059</text:p>
          </table:table-cell>
          <table:table-cell office:value-type="float" office:value="0.32374" calcext:value-type="float">
            <text:p>0.32374</text:p>
          </table:table-cell>
          <table:table-cell office:value-type="float" office:value="0.21734" calcext:value-type="float">
            <text:p>0.217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0.94277" calcext:value-type="float">
            <text:p>0.94277</text:p>
          </table:table-cell>
          <table:table-cell office:value-type="float" office:value="0.83911" calcext:value-type="float">
            <text:p>0.83911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96553" calcext:value-type="float">
            <text:p>0.96553</text:p>
          </table:table-cell>
          <table:table-cell office:value-type="float" office:value="0.0022886" calcext:value-type="float">
            <text:p>0.0022886</text:p>
          </table:table-cell>
          <table:table-cell office:value-type="float" office:value="0.15369" calcext:value-type="float">
            <text:p>0.15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0.81525" calcext:value-type="float">
            <text:p>0.81525</text:p>
          </table:table-cell>
          <table:table-cell office:value-type="float" office:value="0.70523" calcext:value-type="float">
            <text:p>0.70523</text:p>
          </table:table-cell>
          <table:table-cell office:value-type="float" office:value="0.95975" calcext:value-type="float">
            <text:p>0.95975</text:p>
          </table:table-cell>
          <table:table-cell office:value-type="float" office:value="0.70546" calcext:value-type="float">
            <text:p>0.70546</text:p>
          </table:table-cell>
          <table:table-cell office:value-type="float" office:value="0.30496" calcext:value-type="float">
            <text:p>0.3049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0.62872" calcext:value-type="float">
            <text:p>0.62872</text:p>
          </table:table-cell>
          <table:table-cell office:value-type="float" office:value="0.54414" calcext:value-type="float">
            <text:p>0.54414</text:p>
          </table:table-cell>
          <table:table-cell office:value-type="float" office:value="0.75061" calcext:value-type="float">
            <text:p>0.75061</text:p>
          </table:table-cell>
          <table:table-cell office:value-type="float" office:value="0.68186" calcext:value-type="float">
            <text:p>0.6818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20995" calcext:value-type="float">
            <text:p>0.209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0.82138" calcext:value-type="float">
            <text:p>0.82138</text:p>
          </table:table-cell>
          <table:table-cell office:value-type="float" office:value="0.71487" calcext:value-type="float">
            <text:p>0.71487</text:p>
          </table:table-cell>
          <table:table-cell office:value-type="float" office:value="0.95815" calcext:value-type="float">
            <text:p>0.95815</text:p>
          </table:table-cell>
          <table:table-cell office:value-type="float" office:value="0.70232" calcext:value-type="float">
            <text:p>0.70232</text:p>
          </table:table-cell>
          <table:table-cell office:value-type="float" office:value="0.33133" calcext:value-type="float">
            <text:p>0.33133</text:p>
          </table:table-cell>
          <table:table-cell office:value-type="float" office:value="0.20972" calcext:value-type="float">
            <text:p>0.20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98917" calcext:value-type="float">
            <text:p>0.98917</text:p>
          </table:table-cell>
          <table:table-cell office:value-type="float" office:value="0.68702" calcext:value-type="float">
            <text:p>0.68702</text:p>
          </table:table-cell>
          <table:table-cell office:value-type="float" office:value="0.29809" calcext:value-type="float">
            <text:p>0.29809</text:p>
          </table:table-cell>
          <table:table-cell office:value-type="float" office:value="0.21139" calcext:value-type="float">
            <text:p>0.21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45316" calcext:value-type="float">
            <text:p>0.45316</text:p>
          </table:table-cell>
          <table:table-cell office:value-type="float" office:value="0.64927" calcext:value-type="float">
            <text:p>0.64927</text:p>
          </table:table-cell>
          <table:table-cell office:value-type="float" office:value="0.71426" calcext:value-type="float">
            <text:p>0.71426</text:p>
          </table:table-cell>
          <table:table-cell office:value-type="float" office:value="0.27265" calcext:value-type="float">
            <text:p>0.27265</text:p>
          </table:table-cell>
          <table:table-cell office:value-type="float" office:value="0.22843" calcext:value-type="float">
            <text:p>0.228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76466" calcext:value-type="float">
            <text:p>0.76466</text:p>
          </table:table-cell>
          <table:table-cell office:value-type="float" office:value="0.65482" calcext:value-type="float">
            <text:p>0.65482</text:p>
          </table:table-cell>
          <table:table-cell office:value-type="float" office:value="0.89359" calcext:value-type="float">
            <text:p>0.89359</text:p>
          </table:table-cell>
          <table:table-cell office:value-type="float" office:value="0.69899" calcext:value-type="float">
            <text:p>0.69899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0.1858" calcext:value-type="float">
            <text:p>0.18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80933" calcext:value-type="float">
            <text:p>0.80933</text:p>
          </table:table-cell>
          <table:table-cell office:value-type="float" office:value="0.69855" calcext:value-type="float">
            <text:p>0.69855</text:p>
          </table:table-cell>
          <table:table-cell office:value-type="float" office:value="0.951" calcext:value-type="float">
            <text:p>0.951</text:p>
          </table:table-cell>
          <table:table-cell office:value-type="float" office:value="0.70429" calcext:value-type="float">
            <text:p>0.70429</text:p>
          </table:table-cell>
          <table:table-cell office:value-type="float" office:value="0.29811" calcext:value-type="float">
            <text:p>0.29811</text:p>
          </table:table-cell>
          <table:table-cell office:value-type="float" office:value="0.24311" calcext:value-type="float">
            <text:p>0.243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74811" calcext:value-type="float">
            <text:p>0.74811</text:p>
          </table:table-cell>
          <table:table-cell office:value-type="float" office:value="0.65002" calcext:value-type="float">
            <text:p>0.65002</text:p>
          </table:table-cell>
          <table:table-cell office:value-type="float" office:value="0.88653" calcext:value-type="float">
            <text:p>0.88653</text:p>
          </table:table-cell>
          <table:table-cell office:value-type="float" office:value="0.68352" calcext:value-type="float">
            <text:p>0.68352</text:p>
          </table:table-cell>
          <table:table-cell office:value-type="float" office:value="0.32406" calcext:value-type="float">
            <text:p>0.32406</text:p>
          </table:table-cell>
          <table:table-cell office:value-type="float" office:value="0.24235" calcext:value-type="float">
            <text:p>0.242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63567" calcext:value-type="float">
            <text:p>0.63567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6258" calcext:value-type="float">
            <text:p>0.76258</text:p>
          </table:table-cell>
          <table:table-cell office:value-type="float" office:value="0.68428" calcext:value-type="float">
            <text:p>0.68428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22278" calcext:value-type="float">
            <text:p>0.222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.82035" calcext:value-type="float">
            <text:p>0.82035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69953" calcext:value-type="float">
            <text:p>0.69953</text:p>
          </table:table-cell>
          <table:table-cell office:value-type="float" office:value="0.33236" calcext:value-type="float">
            <text:p>0.33236</text:p>
          </table:table-cell>
          <table:table-cell office:value-type="float" office:value="0.21245" calcext:value-type="float">
            <text:p>0.21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16" calcext:value-type="float">
            <text:p>-116</text:p>
          </table:table-cell>
          <table:table-cell office:value-type="float" office:value="0.68211" calcext:value-type="float">
            <text:p>0.68211</text:p>
          </table:table-cell>
          <table:table-cell office:value-type="float" office:value="0.57261" calcext:value-type="float">
            <text:p>0.57261</text:p>
          </table:table-cell>
          <table:table-cell office:value-type="float" office:value="0.81813" calcext:value-type="float">
            <text:p>0.81813</text:p>
          </table:table-cell>
          <table:table-cell office:value-type="float" office:value="0.72452" calcext:value-type="float">
            <text:p>0.72452</text:p>
          </table:table-cell>
          <table:table-cell office:value-type="float" office:value="0.24322" calcext:value-type="float">
            <text:p>0.24322</text:p>
          </table:table-cell>
          <table:table-cell office:value-type="float" office:value="0.26969" calcext:value-type="float">
            <text:p>0.269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16" calcext:value-type="float">
            <text:p>-116</text:p>
          </table:table-cell>
          <table:table-cell office:value-type="float" office:value="0.85492" calcext:value-type="float">
            <text:p>0.85492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93924" calcext:value-type="float">
            <text:p>0.93924</text:p>
          </table:table-cell>
          <table:table-cell office:value-type="float" office:value="0.77703" calcext:value-type="float">
            <text:p>0.77703</text:p>
          </table:table-cell>
          <table:table-cell office:value-type="float" office:value="0.12623" calcext:value-type="float">
            <text:p>0.12623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16" calcext:value-type="float">
            <text:p>-116</text:p>
          </table:table-cell>
          <table:table-cell office:value-type="float" office:value="0.58095" calcext:value-type="float">
            <text:p>0.58095</text:p>
          </table:table-cell>
          <table:table-cell office:value-type="float" office:value="0.48991" calcext:value-type="float">
            <text:p>0.48991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70535" calcext:value-type="float">
            <text:p>0.70535</text:p>
          </table:table-cell>
          <table:table-cell office:value-type="float" office:value="0.27522" calcext:value-type="float">
            <text:p>0.27522</text:p>
          </table:table-cell>
          <table:table-cell office:value-type="float" office:value="0.25395" calcext:value-type="float">
            <text:p>0.25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16" calcext:value-type="float">
            <text:p>-116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57974" calcext:value-type="float">
            <text:p>0.57974</text:p>
          </table:table-cell>
          <table:table-cell office:value-type="float" office:value="0.80062" calcext:value-type="float">
            <text:p>0.80062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28926" calcext:value-type="float">
            <text:p>0.28926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16" calcext:value-type="float">
            <text:p>-116</text:p>
          </table:table-cell>
          <table:table-cell office:value-type="float" office:value="0.76959" calcext:value-type="float">
            <text:p>0.76959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90788" calcext:value-type="float">
            <text:p>0.90788</text:p>
          </table:table-cell>
          <table:table-cell office:value-type="float" office:value="0.68889" calcext:value-type="float">
            <text:p>0.68889</text:p>
          </table:table-cell>
          <table:table-cell office:value-type="float" office:value="0.31023" calcext:value-type="float">
            <text:p>0.31023</text:p>
          </table:table-cell>
          <table:table-cell office:value-type="float" office:value="0.24444" calcext:value-type="float">
            <text:p>0.244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16" calcext:value-type="float">
            <text:p>-116</text:p>
          </table:table-cell>
          <table:table-cell office:value-type="float" office:value="0.68459" calcext:value-type="float">
            <text:p>0.68459</text:p>
          </table:table-cell>
          <table:table-cell office:value-type="float" office:value="0.59834" calcext:value-type="float">
            <text:p>0.59834</text:p>
          </table:table-cell>
          <table:table-cell office:value-type="float" office:value="0.81544" calcext:value-type="float">
            <text:p>0.81544</text:p>
          </table:table-cell>
          <table:table-cell office:value-type="float" office:value="0.64742" calcext:value-type="float">
            <text:p>0.64742</text:p>
          </table:table-cell>
          <table:table-cell office:value-type="float" office:value="0.35857" calcext:value-type="float">
            <text:p>0.35857</text:p>
          </table:table-cell>
          <table:table-cell office:value-type="float" office:value="0.23414" calcext:value-type="float">
            <text:p>0.23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16" calcext:value-type="float">
            <text:p>-116</text:p>
          </table:table-cell>
          <table:table-cell office:value-type="float" office:value="0.60282" calcext:value-type="float">
            <text:p>0.60282</text:p>
          </table:table-cell>
          <table:table-cell office:value-type="float" office:value="0.52259" calcext:value-type="float">
            <text:p>0.52259</text:p>
          </table:table-cell>
          <table:table-cell office:value-type="float" office:value="0.72083" calcext:value-type="float">
            <text:p>0.72083</text:p>
          </table:table-cell>
          <table:table-cell office:value-type="float" office:value="0.64406" calcext:value-type="float">
            <text:p>0.64406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16" calcext:value-type="float">
            <text:p>-116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95738" calcext:value-type="float">
            <text:p>0.95738</text:p>
          </table:table-cell>
          <table:table-cell office:value-type="float" office:value="0.69997" calcext:value-type="float">
            <text:p>0.69997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73714" calcext:value-type="float">
            <text:p>0.73714</text:p>
          </table:table-cell>
          <table:table-cell office:value-type="float" office:value="1.0091" calcext:value-type="float">
            <text:p>1.0091</text:p>
          </table:table-cell>
          <table:table-cell office:value-type="float" office:value="0.69697" calcext:value-type="float">
            <text:p>0.69697</text:p>
          </table:table-cell>
          <table:table-cell office:value-type="float" office:value="0.26935" calcext:value-type="float">
            <text:p>0.26935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73801" calcext:value-type="float">
            <text:p>0.73801</text:p>
          </table:table-cell>
          <table:table-cell office:value-type="float" office:value="0.64426" calcext:value-type="float">
            <text:p>0.64426</text:p>
          </table:table-cell>
          <table:table-cell office:value-type="float" office:value="0.82129" calcext:value-type="float">
            <text:p>0.82129</text:p>
          </table:table-cell>
          <table:table-cell office:value-type="float" office:value="0.50603" calcext:value-type="float">
            <text:p>0.50603</text:p>
          </table:table-cell>
          <table:table-cell office:value-type="float" office:value="0.38485" calcext:value-type="float">
            <text:p>0.38485</text:p>
          </table:table-cell>
          <table:table-cell office:value-type="float" office:value="0.11514" calcext:value-type="float">
            <text:p>0.11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58336" calcext:value-type="float">
            <text:p>0.58336</text:p>
          </table:table-cell>
          <table:table-cell office:value-type="float" office:value="0.82155" calcext:value-type="float">
            <text:p>0.82155</text:p>
          </table:table-cell>
          <table:table-cell office:value-type="float" office:value="0.68204" calcext:value-type="float">
            <text:p>0.68204</text:p>
          </table:table-cell>
          <table:table-cell office:value-type="float" office:value="0.28699" calcext:value-type="float">
            <text:p>0.28699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71248" calcext:value-type="float">
            <text:p>0.71248</text:p>
          </table:table-cell>
          <table:table-cell office:value-type="float" office:value="0.86248" calcext:value-type="float">
            <text:p>0.86248</text:p>
          </table:table-cell>
          <table:table-cell office:value-type="float" office:value="0.049795" calcext:value-type="float">
            <text:p>0.049795</text:p>
          </table:table-cell>
          <table:table-cell office:value-type="float" office:value="0.080935" calcext:value-type="float">
            <text:p>0.0809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71077" calcext:value-type="float">
            <text:p>0.71077</text:p>
          </table:table-cell>
          <table:table-cell office:value-type="float" office:value="0.61837" calcext:value-type="float">
            <text:p>0.61837</text:p>
          </table:table-cell>
          <table:table-cell office:value-type="float" office:value="0.78502" calcext:value-type="float">
            <text:p>0.78502</text:p>
          </table:table-cell>
          <table:table-cell office:value-type="float" office:value="0.93338" calcext:value-type="float">
            <text:p>0.93338</text:p>
          </table:table-cell>
          <table:table-cell office:value-type="float" office:value="0.010725" calcext:value-type="float">
            <text:p>0.010725</text:p>
          </table:table-cell>
          <table:table-cell office:value-type="float" office:value="0.094373" calcext:value-type="float">
            <text:p>0.094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79519" calcext:value-type="float">
            <text:p>0.79519</text:p>
          </table:table-cell>
          <table:table-cell office:value-type="float" office:value="0.68935" calcext:value-type="float">
            <text:p>0.68935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0.93829" calcext:value-type="float">
            <text:p>0.93829</text:p>
          </table:table-cell>
          <table:table-cell office:value-type="float" office:value="0.0057224" calcext:value-type="float">
            <text:p>0.0057224</text:p>
          </table:table-cell>
          <table:table-cell office:value-type="float" office:value="0.092627" calcext:value-type="float">
            <text:p>0.092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62467" calcext:value-type="float">
            <text:p>0.62467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0.23313" calcext:value-type="float">
            <text:p>0.23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60772" calcext:value-type="float">
            <text:p>0.60772</text:p>
          </table:table-cell>
          <table:table-cell office:value-type="float" office:value="0.52741" calcext:value-type="float">
            <text:p>0.52741</text:p>
          </table:table-cell>
          <table:table-cell office:value-type="float" office:value="0.73085" calcext:value-type="float">
            <text:p>0.73085</text:p>
          </table:table-cell>
          <table:table-cell office:value-type="float" office:value="0.64386" calcext:value-type="float">
            <text:p>0.64386</text:p>
          </table:table-cell>
          <table:table-cell office:value-type="float" office:value="0.36916" calcext:value-type="float">
            <text:p>0.36916</text:p>
          </table:table-cell>
          <table:table-cell office:value-type="float" office:value="0.22191" calcext:value-type="float">
            <text:p>0.22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13.49" calcext:value-type="float">
            <text:p>-113.49</text:p>
          </table:table-cell>
          <table:table-cell office:value-type="float" office:value="0.85034" calcext:value-type="float">
            <text:p>0.85034</text:p>
          </table:table-cell>
          <table:table-cell office:value-type="float" office:value="0.74096" calcext:value-type="float">
            <text:p>0.74096</text:p>
          </table:table-cell>
          <table:table-cell office:value-type="float" office:value="0.99114" calcext:value-type="float">
            <text:p>0.99114</text:p>
          </table:table-cell>
          <table:table-cell office:value-type="float" office:value="0.70338" calcext:value-type="float">
            <text:p>0.70338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0.21486" calcext:value-type="float">
            <text:p>0.21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61022" calcext:value-type="float">
            <text:p>0.61022</text:p>
          </table:table-cell>
          <table:table-cell office:value-type="float" office:value="0.51829" calcext:value-type="float">
            <text:p>0.51829</text:p>
          </table:table-cell>
          <table:table-cell office:value-type="float" office:value="0.72052" calcext:value-type="float">
            <text:p>0.72052</text:p>
          </table:table-cell>
          <table:table-cell office:value-type="float" office:value="0.21785" calcext:value-type="float">
            <text:p>0.21785</text:p>
          </table:table-cell>
          <table:table-cell office:value-type="float" office:value="0.73765" calcext:value-type="float">
            <text:p>0.73765</text:p>
          </table:table-cell>
          <table:table-cell office:value-type="float" office:value="0.086169" calcext:value-type="float">
            <text:p>0.086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81153" calcext:value-type="float">
            <text:p>0.81153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96438" calcext:value-type="float">
            <text:p>0.96438</text:p>
          </table:table-cell>
          <table:table-cell office:value-type="float" office:value="0.66541" calcext:value-type="float">
            <text:p>0.66541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65633" calcext:value-type="float">
            <text:p>0.65633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62724" calcext:value-type="float">
            <text:p>0.62724</text:p>
          </table:table-cell>
          <table:table-cell office:value-type="float" office:value="0.27267" calcext:value-type="float">
            <text:p>0.27267</text:p>
          </table:table-cell>
          <table:table-cell office:value-type="float" office:value="0.065012" calcext:value-type="float">
            <text:p>0.0650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57108" calcext:value-type="float">
            <text:p>0.57108</text:p>
          </table:table-cell>
          <table:table-cell office:value-type="float" office:value="0.48239" calcext:value-type="float">
            <text:p>0.48239</text:p>
          </table:table-cell>
          <table:table-cell office:value-type="float" office:value="0.70352" calcext:value-type="float">
            <text:p>0.70352</text:p>
          </table:table-cell>
          <table:table-cell office:value-type="float" office:value="0.67361" calcext:value-type="float">
            <text:p>0.67361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58773" calcext:value-type="float">
            <text:p>0.58773</text:p>
          </table:table-cell>
          <table:table-cell office:value-type="float" office:value="0.50618" calcext:value-type="float">
            <text:p>0.50618</text:p>
          </table:table-cell>
          <table:table-cell office:value-type="float" office:value="0.71043" calcext:value-type="float">
            <text:p>0.71043</text:p>
          </table:table-cell>
          <table:table-cell office:value-type="float" office:value="0.659" calcext:value-type="float">
            <text:p>0.659</text:p>
          </table:table-cell>
          <table:table-cell office:value-type="float" office:value="0.32383" calcext:value-type="float">
            <text:p>0.32383</text:p>
          </table:table-cell>
          <table:table-cell office:value-type="float" office:value="0.24941" calcext:value-type="float">
            <text:p>0.24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77815" calcext:value-type="float">
            <text:p>0.77815</text:p>
          </table:table-cell>
          <table:table-cell office:value-type="float" office:value="0.66749" calcext:value-type="float">
            <text:p>0.66749</text:p>
          </table:table-cell>
          <table:table-cell office:value-type="float" office:value="0.86585" calcext:value-type="float">
            <text:p>0.86585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65683" calcext:value-type="float">
            <text:p>0.65683</text:p>
          </table:table-cell>
          <table:table-cell office:value-type="float" office:value="0.57087" calcext:value-type="float">
            <text:p>0.57087</text:p>
          </table:table-cell>
          <table:table-cell office:value-type="float" office:value="0.79055" calcext:value-type="float">
            <text:p>0.79055</text:p>
          </table:table-cell>
          <table:table-cell office:value-type="float" office:value="0.59748" calcext:value-type="float">
            <text:p>0.59748</text:p>
          </table:table-cell>
          <table:table-cell office:value-type="float" office:value="0.40358" calcext:value-type="float">
            <text:p>0.40358</text:p>
          </table:table-cell>
          <table:table-cell office:value-type="float" office:value="0.23021" calcext:value-type="float">
            <text:p>0.2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53492" calcext:value-type="float">
            <text:p>0.53492</text:p>
          </table:table-cell>
          <table:table-cell office:value-type="float" office:value="0.73825" calcext:value-type="float">
            <text:p>0.73825</text:p>
          </table:table-cell>
          <table:table-cell office:value-type="float" office:value="0.62605" calcext:value-type="float">
            <text:p>0.62605</text:p>
          </table:table-cell>
          <table:table-cell office:value-type="float" office:value="0.39191" calcext:value-type="float">
            <text:p>0.39191</text:p>
          </table:table-cell>
          <table:table-cell office:value-type="float" office:value="0.18762" calcext:value-type="float">
            <text:p>0.18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10.98" calcext:value-type="float">
            <text:p>-110.98</text:p>
          </table:table-cell>
          <table:table-cell office:value-type="float" office:value="0.88377" calcext:value-type="float">
            <text:p>0.88377</text:p>
          </table:table-cell>
          <table:table-cell office:value-type="float" office:value="0.76996" calcext:value-type="float">
            <text:p>0.76996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70062" calcext:value-type="float">
            <text:p>0.70062</text:p>
          </table:table-cell>
          <table:table-cell office:value-type="float" office:value="0.32864" calcext:value-type="float">
            <text:p>0.32864</text:p>
          </table:table-cell>
          <table:table-cell office:value-type="float" office:value="0.2105" calcext:value-type="float">
            <text:p>0.21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76228" calcext:value-type="float">
            <text:p>0.76228</text:p>
          </table:table-cell>
          <table:table-cell office:value-type="float" office:value="0.64989" calcext:value-type="float">
            <text:p>0.64989</text:p>
          </table:table-cell>
          <table:table-cell office:value-type="float" office:value="0.90265" calcext:value-type="float">
            <text:p>0.90265</text:p>
          </table:table-cell>
          <table:table-cell office:value-type="float" office:value="0.69275" calcext:value-type="float">
            <text:p>0.69275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27221" calcext:value-type="float">
            <text:p>0.27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52053" calcext:value-type="float">
            <text:p>0.52053</text:p>
          </table:table-cell>
          <table:table-cell office:value-type="float" office:value="0.72298" calcext:value-type="float">
            <text:p>0.72298</text:p>
          </table:table-cell>
          <table:table-cell office:value-type="float" office:value="0.18378" calcext:value-type="float">
            <text:p>0.18378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0.059969" calcext:value-type="float">
            <text:p>0.0599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74448" calcext:value-type="float">
            <text:p>0.74448</text:p>
          </table:table-cell>
          <table:table-cell office:value-type="float" office:value="0.64123" calcext:value-type="float">
            <text:p>0.64123</text:p>
          </table:table-cell>
          <table:table-cell office:value-type="float" office:value="0.89351" calcext:value-type="float">
            <text:p>0.89351</text:p>
          </table:table-cell>
          <table:table-cell office:value-type="float" office:value="0.64586" calcext:value-type="float">
            <text:p>0.64586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51103" calcext:value-type="float">
            <text:p>0.51103</text:p>
          </table:table-cell>
          <table:table-cell office:value-type="float" office:value="0.72843" calcext:value-type="float">
            <text:p>0.72843</text:p>
          </table:table-cell>
          <table:table-cell office:value-type="float" office:value="0.60891" calcext:value-type="float">
            <text:p>0.60891</text:p>
          </table:table-cell>
          <table:table-cell office:value-type="float" office:value="0.35106" calcext:value-type="float">
            <text:p>0.35106</text:p>
          </table:table-cell>
          <table:table-cell office:value-type="float" office:value="0.24544" calcext:value-type="float">
            <text:p>0.245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53284" calcext:value-type="float">
            <text:p>0.5328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33711" calcext:value-type="float">
            <text:p>0.33711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54385" calcext:value-type="float">
            <text:p>0.54385</text:p>
          </table:table-cell>
          <table:table-cell office:value-type="float" office:value="0.72509" calcext:value-type="float">
            <text:p>0.72509</text:p>
          </table:table-cell>
          <table:table-cell office:value-type="float" office:value="0.90513" calcext:value-type="float">
            <text:p>0.90513</text:p>
          </table:table-cell>
          <table:table-cell office:value-type="float" office:value="0.019895" calcext:value-type="float">
            <text:p>0.019895</text:p>
          </table:table-cell>
          <table:table-cell office:value-type="float" office:value="0.058112" calcext:value-type="float">
            <text:p>0.058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63866" calcext:value-type="float">
            <text:p>0.63866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0.77154" calcext:value-type="float">
            <text:p>0.77154</text:p>
          </table:table-cell>
          <table:table-cell office:value-type="float" office:value="0.61152" calcext:value-type="float">
            <text:p>0.61152</text:p>
          </table:table-cell>
          <table:table-cell office:value-type="float" office:value="0.37824" calcext:value-type="float">
            <text:p>0.37824</text:p>
          </table:table-cell>
          <table:table-cell office:value-type="float" office:value="0.23805" calcext:value-type="float">
            <text:p>0.23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66695" calcext:value-type="float">
            <text:p>0.66695</text:p>
          </table:table-cell>
          <table:table-cell office:value-type="float" office:value="0.578" calcext:value-type="float">
            <text:p>0.578</text:p>
          </table:table-cell>
          <table:table-cell office:value-type="float" office:value="0.80557" calcext:value-type="float">
            <text:p>0.80557</text:p>
          </table:table-cell>
          <table:table-cell office:value-type="float" office:value="0.57284" calcext:value-type="float">
            <text:p>0.57284</text:p>
          </table:table-cell>
          <table:table-cell office:value-type="float" office:value="0.42656" calcext:value-type="float">
            <text:p>0.42656</text:p>
          </table:table-cell>
          <table:table-cell office:value-type="float" office:value="0.22655" calcext:value-type="float">
            <text:p>0.226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61739" calcext:value-type="float">
            <text:p>0.61739</text:p>
          </table:table-cell>
          <table:table-cell office:value-type="float" office:value="0.53503" calcext:value-type="float">
            <text:p>0.53503</text:p>
          </table:table-cell>
          <table:table-cell office:value-type="float" office:value="0.73509" calcext:value-type="float">
            <text:p>0.73509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38341" calcext:value-type="float">
            <text:p>0.38341</text:p>
          </table:table-cell>
          <table:table-cell office:value-type="float" office:value="0.19442" calcext:value-type="float">
            <text:p>0.194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.83531" calcext:value-type="float">
            <text:p>0.83531</text:p>
          </table:table-cell>
          <table:table-cell office:value-type="float" office:value="0.72824" calcext:value-type="float">
            <text:p>0.72824</text:p>
          </table:table-cell>
          <table:table-cell office:value-type="float" office:value="0.97236" calcext:value-type="float">
            <text:p>0.97236</text:p>
          </table:table-cell>
          <table:table-cell office:value-type="float" office:value="0.69814" calcext:value-type="float">
            <text:p>0.69814</text:p>
          </table:table-cell>
          <table:table-cell office:value-type="float" office:value="0.32724" calcext:value-type="float">
            <text:p>0.32724</text:p>
          </table:table-cell>
          <table:table-cell office:value-type="float" office:value="0.22807" calcext:value-type="float">
            <text:p>0.228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93174" calcext:value-type="float">
            <text:p>0.93174</text:p>
          </table:table-cell>
          <table:table-cell office:value-type="float" office:value="0.79492" calcext:value-type="float">
            <text:p>0.79492</text:p>
          </table:table-cell>
          <table:table-cell office:value-type="float" office:value="1.098" calcext:value-type="float">
            <text:p>1.098</text:p>
          </table:table-cell>
          <table:table-cell office:value-type="float" office:value="0.71478" calcext:value-type="float">
            <text:p>0.71478</text:p>
          </table:table-cell>
          <table:table-cell office:value-type="float" office:value="0.22211" calcext:value-type="float">
            <text:p>0.22211</text:p>
          </table:table-cell>
          <table:table-cell office:value-type="float" office:value="0.29067" calcext:value-type="float">
            <text:p>0.29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86625" calcext:value-type="float">
            <text:p>0.86625</text:p>
          </table:table-cell>
          <table:table-cell office:value-type="float" office:value="0.67096" calcext:value-type="float">
            <text:p>0.67096</text:p>
          </table:table-cell>
          <table:table-cell office:value-type="float" office:value="0.26816" calcext:value-type="float">
            <text:p>0.26816</text:p>
          </table:table-cell>
          <table:table-cell office:value-type="float" office:value="0.2718" calcext:value-type="float">
            <text:p>0.27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64012" calcext:value-type="float">
            <text:p>0.64012</text:p>
          </table:table-cell>
          <table:table-cell office:value-type="float" office:value="0.54241" calcext:value-type="float">
            <text:p>0.54241</text:p>
          </table:table-cell>
          <table:table-cell office:value-type="float" office:value="0.76179" calcext:value-type="float">
            <text:p>0.76179</text:p>
          </table:table-cell>
          <table:table-cell office:value-type="float" office:value="0.20955" calcext:value-type="float">
            <text:p>0.20955</text:p>
          </table:table-cell>
          <table:table-cell office:value-type="float" office:value="0.74195" calcext:value-type="float">
            <text:p>0.74195</text:p>
          </table:table-cell>
          <table:table-cell office:value-type="float" office:value="0.071464" calcext:value-type="float">
            <text:p>0.071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53878" calcext:value-type="float">
            <text:p>0.53878</text:p>
          </table:table-cell>
          <table:table-cell office:value-type="float" office:value="0.45149" calcext:value-type="float">
            <text:p>0.45149</text:p>
          </table:table-cell>
          <table:table-cell office:value-type="float" office:value="0.64517" calcext:value-type="float">
            <text:p>0.64517</text:p>
          </table:table-cell>
          <table:table-cell office:value-type="float" office:value="0.22043" calcext:value-type="float">
            <text:p>0.22043</text:p>
          </table:table-cell>
          <table:table-cell office:value-type="float" office:value="0.75379" calcext:value-type="float">
            <text:p>0.75379</text:p>
          </table:table-cell>
          <table:table-cell office:value-type="float" office:value="0.039826" calcext:value-type="float">
            <text:p>0.03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75126" calcext:value-type="float">
            <text:p>0.75126</text:p>
          </table:table-cell>
          <table:table-cell office:value-type="float" office:value="0.62906" calcext:value-type="float">
            <text:p>0.62906</text:p>
          </table:table-cell>
          <table:table-cell office:value-type="float" office:value="0.85066" calcext:value-type="float">
            <text:p>0.850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9588" calcext:value-type="float">
            <text:p>0.49588</text:p>
          </table:table-cell>
          <table:table-cell office:value-type="float" office:value="0.034854" calcext:value-type="float">
            <text:p>0.0348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55881" calcext:value-type="float">
            <text:p>0.55881</text:p>
          </table:table-cell>
          <table:table-cell office:value-type="float" office:value="0.45526" calcext:value-type="float">
            <text:p>0.45526</text:p>
          </table:table-cell>
          <table:table-cell office:value-type="float" office:value="0.64564" calcext:value-type="float">
            <text:p>0.64564</text:p>
          </table:table-cell>
          <table:table-cell office:value-type="float" office:value="0.79509" calcext:value-type="float">
            <text:p>0.79509</text:p>
          </table:table-cell>
          <table:table-cell office:value-type="float" office:value="0.10302" calcext:value-type="float">
            <text:p>0.10302</text:p>
          </table:table-cell>
          <table:table-cell office:value-type="float" office:value="0.060288" calcext:value-type="float">
            <text:p>0.0602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51186" calcext:value-type="float">
            <text:p>0.51186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63093" calcext:value-type="float">
            <text:p>0.63093</text:p>
          </table:table-cell>
          <table:table-cell office:value-type="float" office:value="0.59309" calcext:value-type="float">
            <text:p>0.59309</text:p>
          </table:table-cell>
          <table:table-cell office:value-type="float" office:value="0.38245" calcext:value-type="float">
            <text:p>0.38245</text:p>
          </table:table-cell>
          <table:table-cell office:value-type="float" office:value="0.24081" calcext:value-type="float">
            <text:p>0.24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59078" calcext:value-type="float">
            <text:p>0.59078</text:p>
          </table:table-cell>
          <table:table-cell office:value-type="float" office:value="0.51191" calcext:value-type="float">
            <text:p>0.51191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58388" calcext:value-type="float">
            <text:p>0.58388</text:p>
          </table:table-cell>
          <table:table-cell office:value-type="float" office:value="0.40241" calcext:value-type="float">
            <text:p>0.40241</text:p>
          </table:table-cell>
          <table:table-cell office:value-type="float" office:value="0.23771" calcext:value-type="float">
            <text:p>0.237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57525" calcext:value-type="float">
            <text:p>0.57525</text:p>
          </table:table-cell>
          <table:table-cell office:value-type="float" office:value="0.49713" calcext:value-type="float">
            <text:p>0.49713</text:p>
          </table:table-cell>
          <table:table-cell office:value-type="float" office:value="0.69649" calcext:value-type="float">
            <text:p>0.69649</text:p>
          </table:table-cell>
          <table:table-cell office:value-type="float" office:value="0.57786" calcext:value-type="float">
            <text:p>0.57786</text:p>
          </table:table-cell>
          <table:table-cell office:value-type="float" office:value="0.42751" calcext:value-type="float">
            <text:p>0.42751</text:p>
          </table:table-cell>
          <table:table-cell office:value-type="float" office:value="0.17866" calcext:value-type="float">
            <text:p>0.178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53453" calcext:value-type="float">
            <text:p>0.53453</text:p>
          </table:table-cell>
          <table:table-cell office:value-type="float" office:value="0.73245" calcext:value-type="float">
            <text:p>0.73245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37461" calcext:value-type="float">
            <text:p>0.37461</text:p>
          </table:table-cell>
          <table:table-cell office:value-type="float" office:value="0.20283" calcext:value-type="float">
            <text:p>0.202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86117" calcext:value-type="float">
            <text:p>0.86117</text:p>
          </table:table-cell>
          <table:table-cell office:value-type="float" office:value="1.1848" calcext:value-type="float">
            <text:p>1.1848</text:p>
          </table:table-cell>
          <table:table-cell office:value-type="float" office:value="0.71115" calcext:value-type="float">
            <text:p>0.71115</text:p>
          </table:table-cell>
          <table:table-cell office:value-type="float" office:value="0.21584" calcext:value-type="float">
            <text:p>0.21584</text:p>
          </table:table-cell>
          <table:table-cell office:value-type="float" office:value="0.29605" calcext:value-type="float">
            <text:p>0.29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84972" calcext:value-type="float">
            <text:p>0.84972</text:p>
          </table:table-cell>
          <table:table-cell office:value-type="float" office:value="0.72621" calcext:value-type="float">
            <text:p>0.72621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68055" calcext:value-type="float">
            <text:p>0.68055</text:p>
          </table:table-cell>
          <table:table-cell office:value-type="float" office:value="0.24881" calcext:value-type="float">
            <text:p>0.24881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65195" calcext:value-type="float">
            <text:p>0.65195</text:p>
          </table:table-cell>
          <table:table-cell office:value-type="float" office:value="0.55578" calcext:value-type="float">
            <text:p>0.55578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10535" calcext:value-type="float">
            <text:p>0.10535</text:p>
          </table:table-cell>
          <table:table-cell office:value-type="float" office:value="0.87096" calcext:value-type="float">
            <text:p>0.87096</text:p>
          </table:table-cell>
          <table:table-cell office:value-type="float" office:value="0.016752" calcext:value-type="float">
            <text:p>0.0167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70961" calcext:value-type="float">
            <text:p>0.70961</text:p>
          </table:table-cell>
          <table:table-cell office:value-type="float" office:value="0.61149" calcext:value-type="float">
            <text:p>0.61149</text:p>
          </table:table-cell>
          <table:table-cell office:value-type="float" office:value="0.85812" calcext:value-type="float">
            <text:p>0.85812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31647" calcext:value-type="float">
            <text:p>0.31647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0935" calcext:value-type="float">
            <text:p>0.60935</text:p>
          </table:table-cell>
          <table:table-cell office:value-type="float" office:value="0.88072" calcext:value-type="float">
            <text:p>0.88072</text:p>
          </table:table-cell>
          <table:table-cell office:value-type="float" office:value="0.63234" calcext:value-type="float">
            <text:p>0.63234</text:p>
          </table:table-cell>
          <table:table-cell office:value-type="float" office:value="0.31343" calcext:value-type="float">
            <text:p>0.31343</text:p>
          </table:table-cell>
          <table:table-cell office:value-type="float" office:value="0.26247" calcext:value-type="float">
            <text:p>0.262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60812" calcext:value-type="float">
            <text:p>0.60812</text:p>
          </table:table-cell>
          <table:table-cell office:value-type="float" office:value="0.52313" calcext:value-type="float">
            <text:p>0.52313</text:p>
          </table:table-cell>
          <table:table-cell office:value-type="float" office:value="0.75171" calcext:value-type="float">
            <text:p>0.75171</text:p>
          </table:table-cell>
          <table:table-cell office:value-type="float" office:value="0.56371" calcext:value-type="float">
            <text:p>0.56371</text:p>
          </table:table-cell>
          <table:table-cell office:value-type="float" office:value="0.38965" calcext:value-type="float">
            <text:p>0.38965</text:p>
          </table:table-cell>
          <table:table-cell office:value-type="float" office:value="0.24033" calcext:value-type="float">
            <text:p>0.24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53308" calcext:value-type="float">
            <text:p>0.53308</text:p>
          </table:table-cell>
          <table:table-cell office:value-type="float" office:value="0.42693" calcext:value-type="float">
            <text:p>0.42693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69749" calcext:value-type="float">
            <text:p>0.69749</text:p>
          </table:table-cell>
          <table:table-cell office:value-type="float" office:value="0.18433" calcext:value-type="float">
            <text:p>0.18433</text:p>
          </table:table-cell>
          <table:table-cell office:value-type="float" office:value="0.044255" calcext:value-type="float">
            <text:p>0.044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48068" calcext:value-type="float">
            <text:p>0.4806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59737" calcext:value-type="float">
            <text:p>0.59737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41103" calcext:value-type="float">
            <text:p>0.41103</text:p>
          </table:table-cell>
          <table:table-cell office:value-type="float" office:value="0.23955" calcext:value-type="float">
            <text:p>0.239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50257" calcext:value-type="float">
            <text:p>0.50257</text:p>
          </table:table-cell>
          <table:table-cell office:value-type="float" office:value="0.43237" calcext:value-type="float">
            <text:p>0.43237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57934" calcext:value-type="float">
            <text:p>0.57934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18418" calcext:value-type="float">
            <text:p>0.184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60157" calcext:value-type="float">
            <text:p>0.60157</text:p>
          </table:table-cell>
          <table:table-cell office:value-type="float" office:value="0.52198" calcext:value-type="float">
            <text:p>0.52198</text:p>
          </table:table-cell>
          <table:table-cell office:value-type="float" office:value="0.72479" calcext:value-type="float">
            <text:p>0.72479</text:p>
          </table:table-cell>
          <table:table-cell office:value-type="float" office:value="0.59699" calcext:value-type="float">
            <text:p>0.59699</text:p>
          </table:table-cell>
          <table:table-cell office:value-type="float" office:value="0.40688" calcext:value-type="float">
            <text:p>0.40688</text:p>
          </table:table-cell>
          <table:table-cell office:value-type="float" office:value="0.1842" calcext:value-type="float">
            <text:p>0.1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0.61194" calcext:value-type="float">
            <text:p>0.61194</text:p>
          </table:table-cell>
          <table:table-cell office:value-type="float" office:value="0.53316" calcext:value-type="float">
            <text:p>0.53316</text:p>
          </table:table-cell>
          <table:table-cell office:value-type="float" office:value="0.72948" calcext:value-type="float">
            <text:p>0.72948</text:p>
          </table:table-cell>
          <table:table-cell office:value-type="float" office:value="0.64391" calcext:value-type="float">
            <text:p>0.64391</text:p>
          </table:table-cell>
          <table:table-cell office:value-type="float" office:value="0.36602" calcext:value-type="float">
            <text:p>0.36602</text:p>
          </table:table-cell>
          <table:table-cell office:value-type="float" office:value="0.2131" calcext:value-type="float">
            <text:p>0.2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1.207" calcext:value-type="float">
            <text:p>1.207</text:p>
          </table:table-cell>
          <table:table-cell office:value-type="float" office:value="1.0505" calcext:value-type="float">
            <text:p>1.0505</text:p>
          </table:table-cell>
          <table:table-cell office:value-type="float" office:value="1.4014" calcext:value-type="float">
            <text:p>1.4014</text:p>
          </table:table-cell>
          <table:table-cell office:value-type="float" office:value="0.68816" calcext:value-type="float">
            <text:p>0.68816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85374" calcext:value-type="float">
            <text:p>0.85374</text:p>
          </table:table-cell>
          <table:table-cell office:value-type="float" office:value="1.1778" calcext:value-type="float">
            <text:p>1.1778</text:p>
          </table:table-cell>
          <table:table-cell office:value-type="float" office:value="0.70183" calcext:value-type="float">
            <text:p>0.70183</text:p>
          </table:table-cell>
          <table:table-cell office:value-type="float" office:value="0.21335" calcext:value-type="float">
            <text:p>0.21335</text:p>
          </table:table-cell>
          <table:table-cell office:value-type="float" office:value="0.3044" calcext:value-type="float">
            <text:p>0.3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0.78837" calcext:value-type="float">
            <text:p>0.78837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67255" calcext:value-type="float">
            <text:p>0.6725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724" calcext:value-type="float">
            <text:p>0.287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84764" calcext:value-type="float">
            <text:p>0.84764</text:p>
          </table:table-cell>
          <table:table-cell office:value-type="float" office:value="0.73242" calcext:value-type="float">
            <text:p>0.73242</text:p>
          </table:table-cell>
          <table:table-cell office:value-type="float" office:value="1.0128" calcext:value-type="float">
            <text:p>1.0128</text:p>
          </table:table-cell>
          <table:table-cell office:value-type="float" office:value="0.62751" calcext:value-type="float">
            <text:p>0.62751</text:p>
          </table:table-cell>
          <table:table-cell office:value-type="float" office:value="0.29619" calcext:value-type="float">
            <text:p>0.29619</text:p>
          </table:table-cell>
          <table:table-cell office:value-type="float" office:value="0.26269" calcext:value-type="float">
            <text:p>0.262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75161" calcext:value-type="float">
            <text:p>0.75161</text:p>
          </table:table-cell>
          <table:table-cell office:value-type="float" office:value="0.65283" calcext:value-type="float">
            <text:p>0.65283</text:p>
          </table:table-cell>
          <table:table-cell office:value-type="float" office:value="0.90474" calcext:value-type="float">
            <text:p>0.90474</text:p>
          </table:table-cell>
          <table:table-cell office:value-type="float" office:value="0.59847" calcext:value-type="float">
            <text:p>0.59847</text:p>
          </table:table-cell>
          <table:table-cell office:value-type="float" office:value="0.33118" calcext:value-type="float">
            <text:p>0.33118</text:p>
          </table:table-cell>
          <table:table-cell office:value-type="float" office:value="0.25364" calcext:value-type="float">
            <text:p>0.253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64044" calcext:value-type="float">
            <text:p>0.64044</text:p>
          </table:table-cell>
          <table:table-cell office:value-type="float" office:value="0.55451" calcext:value-type="float">
            <text:p>0.55451</text:p>
          </table:table-cell>
          <table:table-cell office:value-type="float" office:value="0.78542" calcext:value-type="float">
            <text:p>0.78542</text:p>
          </table:table-cell>
          <table:table-cell office:value-type="float" office:value="0.58098" calcext:value-type="float">
            <text:p>0.58098</text:p>
          </table:table-cell>
          <table:table-cell office:value-type="float" office:value="0.35397" calcext:value-type="float">
            <text:p>0.3539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50472" calcext:value-type="float">
            <text:p>0.50472</text:p>
          </table:table-cell>
          <table:table-cell office:value-type="float" office:value="0.41526" calcext:value-type="float">
            <text:p>0.41526</text:p>
          </table:table-cell>
          <table:table-cell office:value-type="float" office:value="0.61077" calcext:value-type="float">
            <text:p>0.61077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88018" calcext:value-type="float">
            <text:p>0.88018</text:p>
          </table:table-cell>
          <table:table-cell office:value-type="float" office:value="0.031577" calcext:value-type="float">
            <text:p>0.031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56168" calcext:value-type="float">
            <text:p>0.56168</text:p>
          </table:table-cell>
          <table:table-cell office:value-type="float" office:value="0.48093" calcext:value-type="float">
            <text:p>0.48093</text:p>
          </table:table-cell>
          <table:table-cell office:value-type="float" office:value="0.70226" calcext:value-type="float">
            <text:p>0.70226</text:p>
          </table:table-cell>
          <table:table-cell office:value-type="float" office:value="0.53433" calcext:value-type="float">
            <text:p>0.53433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4226" calcext:value-type="float">
            <text:p>0.242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41766" calcext:value-type="float">
            <text:p>0.41766</text:p>
          </table:table-cell>
          <table:table-cell office:value-type="float" office:value="0.35235" calcext:value-type="float">
            <text:p>0.35235</text:p>
          </table:table-cell>
          <table:table-cell office:value-type="float" office:value="0.53033" calcext:value-type="float">
            <text:p>0.53033</text:p>
          </table:table-cell>
          <table:table-cell office:value-type="float" office:value="0.52286" calcext:value-type="float">
            <text:p>0.52286</text:p>
          </table:table-cell>
          <table:table-cell office:value-type="float" office:value="0.43351" calcext:value-type="float">
            <text:p>0.43351</text:p>
          </table:table-cell>
          <table:table-cell office:value-type="float" office:value="0.23953" calcext:value-type="float">
            <text:p>0.23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55143" calcext:value-type="float">
            <text:p>0.55143</text:p>
          </table:table-cell>
          <table:table-cell office:value-type="float" office:value="0.42507" calcext:value-type="float">
            <text:p>0.42507</text:p>
          </table:table-cell>
          <table:table-cell office:value-type="float" office:value="0.19157" calcext:value-type="float">
            <text:p>0.191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51268" calcext:value-type="float">
            <text:p>0.51268</text:p>
          </table:table-cell>
          <table:table-cell office:value-type="float" office:value="0.44197" calcext:value-type="float">
            <text:p>0.44197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59208" calcext:value-type="float">
            <text:p>0.59208</text:p>
          </table:table-cell>
          <table:table-cell office:value-type="float" office:value="0.39866" calcext:value-type="float">
            <text:p>0.39866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64862" calcext:value-type="float">
            <text:p>0.64862</text:p>
          </table:table-cell>
          <table:table-cell office:value-type="float" office:value="0.56567" calcext:value-type="float">
            <text:p>0.56567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8939" calcext:value-type="float">
            <text:p>0.38939</text:p>
          </table:table-cell>
          <table:table-cell office:value-type="float" office:value="0.19004" calcext:value-type="float">
            <text:p>0.19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.72388" calcext:value-type="float">
            <text:p>0.72388</text:p>
          </table:table-cell>
          <table:table-cell office:value-type="float" office:value="0.64259" calcext:value-type="float">
            <text:p>0.64259</text:p>
          </table:table-cell>
          <table:table-cell office:value-type="float" office:value="0.36492" calcext:value-type="float">
            <text:p>0.36492</text:p>
          </table:table-cell>
          <table:table-cell office:value-type="float" office:value="0.22008" calcext:value-type="float">
            <text:p>0.220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98.43" calcext:value-type="float">
            <text:p>-98.43</text:p>
          </table:table-cell>
          <table:table-cell office:value-type="float" office:value="1.2435" calcext:value-type="float">
            <text:p>1.2435</text:p>
          </table:table-cell>
          <table:table-cell office:value-type="float" office:value="1.0787" calcext:value-type="float">
            <text:p>1.0787</text:p>
          </table:table-cell>
          <table:table-cell office:value-type="float" office:value="1.4477" calcext:value-type="float">
            <text:p>1.4477</text:p>
          </table:table-cell>
          <table:table-cell office:value-type="float" office:value="0.67742" calcext:value-type="float">
            <text:p>0.67742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28029" calcext:value-type="float">
            <text:p>0.280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98.43" calcext:value-type="float">
            <text:p>-98.43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8593" calcext:value-type="float">
            <text:p>0.8593</text:p>
          </table:table-cell>
          <table:table-cell office:value-type="float" office:value="1.1807" calcext:value-type="float">
            <text:p>1.1807</text:p>
          </table:table-cell>
          <table:table-cell office:value-type="float" office:value="0.67962" calcext:value-type="float">
            <text:p>0.67962</text:p>
          </table:table-cell>
          <table:table-cell office:value-type="float" office:value="0.23784" calcext:value-type="float">
            <text:p>0.23784</text:p>
          </table:table-cell>
          <table:table-cell office:value-type="float" office:value="0.21972" calcext:value-type="float">
            <text:p>0.21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88627" calcext:value-type="float">
            <text:p>0.88627</text:p>
          </table:table-cell>
          <table:table-cell office:value-type="float" office:value="0.75951" calcext:value-type="float">
            <text:p>0.75951</text:p>
          </table:table-cell>
          <table:table-cell office:value-type="float" office:value="1.0518" calcext:value-type="float">
            <text:p>1.0518</text:p>
          </table:table-cell>
          <table:table-cell office:value-type="float" office:value="0.65737" calcext:value-type="float">
            <text:p>0.65737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20639" calcext:value-type="float">
            <text:p>0.206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84715" calcext:value-type="float">
            <text:p>0.84715</text:p>
          </table:table-cell>
          <table:table-cell office:value-type="float" office:value="0.73393" calcext:value-type="float">
            <text:p>0.73393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63289" calcext:value-type="float">
            <text:p>0.63289</text:p>
          </table:table-cell>
          <table:table-cell office:value-type="float" office:value="0.30131" calcext:value-type="float">
            <text:p>0.30131</text:p>
          </table:table-cell>
          <table:table-cell office:value-type="float" office:value="0.19742" calcext:value-type="float">
            <text:p>0.197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81924" calcext:value-type="float">
            <text:p>0.81924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97231" calcext:value-type="float">
            <text:p>0.9723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2882" calcext:value-type="float">
            <text:p>0.32882</text:p>
          </table:table-cell>
          <table:table-cell office:value-type="float" office:value="0.20081" calcext:value-type="float">
            <text:p>0.20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48841" calcext:value-type="float">
            <text:p>0.48841</text:p>
          </table:table-cell>
          <table:table-cell office:value-type="float" office:value="0.68773" calcext:value-type="float">
            <text:p>0.68773</text:p>
          </table:table-cell>
          <table:table-cell office:value-type="float" office:value="0.073563" calcext:value-type="float">
            <text:p>0.073563</text:p>
          </table:table-cell>
          <table:table-cell office:value-type="float" office:value="0.93431" calcext:value-type="float">
            <text:p>0.93431</text:p>
          </table:table-cell>
          <table:table-cell office:value-type="float" office:value="0.0035797" calcext:value-type="float">
            <text:p>0.00357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66776" calcext:value-type="float">
            <text:p>0.66776</text:p>
          </table:table-cell>
          <table:table-cell office:value-type="float" office:value="0.57965" calcext:value-type="float">
            <text:p>0.57965</text:p>
          </table:table-cell>
          <table:table-cell office:value-type="float" office:value="0.81197" calcext:value-type="float">
            <text:p>0.81197</text:p>
          </table:table-cell>
          <table:table-cell office:value-type="float" office:value="0.54179" calcext:value-type="float">
            <text:p>0.54179</text:p>
          </table:table-cell>
          <table:table-cell office:value-type="float" office:value="0.40893" calcext:value-type="float">
            <text:p>0.40893</text:p>
          </table:table-cell>
          <table:table-cell office:value-type="float" office:value="0.19692" calcext:value-type="float">
            <text:p>0.196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48655" calcext:value-type="float">
            <text:p>0.48655</text:p>
          </table:table-cell>
          <table:table-cell office:value-type="float" office:value="0.39364" calcext:value-type="float">
            <text:p>0.39364</text:p>
          </table:table-cell>
          <table:table-cell office:value-type="float" office:value="0.59268" calcext:value-type="float">
            <text:p>0.59268</text:p>
          </table:table-cell>
          <table:table-cell office:value-type="float" office:value="0.25363" calcext:value-type="float">
            <text:p>0.25363</text:p>
          </table:table-cell>
          <table:table-cell office:value-type="float" office:value="0.76379" calcext:value-type="float">
            <text:p>0.76379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30257" calcext:value-type="float">
            <text:p>0.30257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50333" calcext:value-type="float">
            <text:p>0.50333</text:p>
          </table:table-cell>
          <table:table-cell office:value-type="float" office:value="0.45714" calcext:value-type="float">
            <text:p>0.45714</text:p>
          </table:table-cell>
          <table:table-cell office:value-type="float" office:value="0.19884" calcext:value-type="float">
            <text:p>0.198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40235" calcext:value-type="float">
            <text:p>0.40235</text:p>
          </table:table-cell>
          <table:table-cell office:value-type="float" office:value="0.58424" calcext:value-type="float">
            <text:p>0.58424</text:p>
          </table:table-cell>
          <table:table-cell office:value-type="float" office:value="0.73983" calcext:value-type="float">
            <text:p>0.73983</text:p>
          </table:table-cell>
          <table:table-cell office:value-type="float" office:value="0.12626" calcext:value-type="float">
            <text:p>0.12626</text:p>
          </table:table-cell>
          <table:table-cell office:value-type="float" office:value="0.0092868" calcext:value-type="float">
            <text:p>0.0092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52344" calcext:value-type="float">
            <text:p>0.52344</text:p>
          </table:table-cell>
          <table:table-cell office:value-type="float" office:value="0.45283" calcext:value-type="float">
            <text:p>0.45283</text:p>
          </table:table-cell>
          <table:table-cell office:value-type="float" office:value="0.63438" calcext:value-type="float">
            <text:p>0.63438</text:p>
          </table:table-cell>
          <table:table-cell office:value-type="float" office:value="0.60919" calcext:value-type="float">
            <text:p>0.60919</text:p>
          </table:table-cell>
          <table:table-cell office:value-type="float" office:value="0.37996" calcext:value-type="float">
            <text:p>0.37996</text:p>
          </table:table-cell>
          <table:table-cell office:value-type="float" office:value="0.19707" calcext:value-type="float">
            <text:p>0.197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67819" calcext:value-type="float">
            <text:p>0.67819</text:p>
          </table:table-cell>
          <table:table-cell office:value-type="float" office:value="0.59349" calcext:value-type="float">
            <text:p>0.59349</text:p>
          </table:table-cell>
          <table:table-cell office:value-type="float" office:value="0.80204" calcext:value-type="float">
            <text:p>0.80204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7249" calcext:value-type="float">
            <text:p>0.37249</text:p>
          </table:table-cell>
          <table:table-cell office:value-type="float" office:value="0.19661" calcext:value-type="float">
            <text:p>0.196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98.43" calcext:value-type="float">
            <text:p>-98.43</text:p>
          </table:table-cell>
          <table:table-cell office:value-type="float" office:value="0.69494" calcext:value-type="float">
            <text:p>0.69494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81877" calcext:value-type="float">
            <text:p>0.818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7446" calcext:value-type="float">
            <text:p>0.37446</text:p>
          </table:table-cell>
          <table:table-cell office:value-type="float" office:value="0.20078" calcext:value-type="float">
            <text:p>0.200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95.92" calcext:value-type="float">
            <text:p>-95.92</text:p>
          </table:table-cell>
          <table:table-cell office:value-type="float" office:value="1.4295" calcext:value-type="float">
            <text:p>1.4295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6443" calcext:value-type="float">
            <text:p>1.6443</text:p>
          </table:table-cell>
          <table:table-cell office:value-type="float" office:value="0.68015" calcext:value-type="float">
            <text:p>0.68015</text:p>
          </table:table-cell>
          <table:table-cell office:value-type="float" office:value="0.21924" calcext:value-type="float">
            <text:p>0.21924</text:p>
          </table:table-cell>
          <table:table-cell office:value-type="float" office:value="0.26821" calcext:value-type="float">
            <text:p>0.268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95.92" calcext:value-type="float">
            <text:p>-95.92</text:p>
          </table:table-cell>
          <table:table-cell office:value-type="float" office:value="1.0537" calcext:value-type="float">
            <text:p>1.05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2465" calcext:value-type="float">
            <text:p>1.2465</text:p>
          </table:table-cell>
          <table:table-cell office:value-type="float" office:value="0.71937" calcext:value-type="float">
            <text:p>0.71937</text:p>
          </table:table-cell>
          <table:table-cell office:value-type="float" office:value="0.19334" calcext:value-type="float">
            <text:p>0.19334</text:p>
          </table:table-cell>
          <table:table-cell office:value-type="float" office:value="0.25203" calcext:value-type="float">
            <text:p>0.25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95.92" calcext:value-type="float">
            <text:p>-95.92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95063" calcext:value-type="float">
            <text:p>0.95063</text:p>
          </table:table-cell>
          <table:table-cell office:value-type="float" office:value="1.2694" calcext:value-type="float">
            <text:p>1.2694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21177" calcext:value-type="float">
            <text:p>0.211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92411" calcext:value-type="float">
            <text:p>0.92411</text:p>
          </table:table-cell>
          <table:table-cell office:value-type="float" office:value="0.79614" calcext:value-type="float">
            <text:p>0.79614</text:p>
          </table:table-cell>
          <table:table-cell office:value-type="float" office:value="1.082" calcext:value-type="float">
            <text:p>1.082</text:p>
          </table:table-cell>
          <table:table-cell office:value-type="float" office:value="0.65791" calcext:value-type="float">
            <text:p>0.65791</text:p>
          </table:table-cell>
          <table:table-cell office:value-type="float" office:value="0.27148" calcext:value-type="float">
            <text:p>0.27148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82879" calcext:value-type="float">
            <text:p>0.82879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65242" calcext:value-type="float">
            <text:p>0.65242</text:p>
          </table:table-cell>
          <table:table-cell office:value-type="float" office:value="0.28459" calcext:value-type="float">
            <text:p>0.28459</text:p>
          </table:table-cell>
          <table:table-cell office:value-type="float" office:value="0.20216" calcext:value-type="float">
            <text:p>0.20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67259" calcext:value-type="float">
            <text:p>0.67259</text:p>
          </table:table-cell>
          <table:table-cell office:value-type="float" office:value="0.57521" calcext:value-type="float">
            <text:p>0.57521</text:p>
          </table:table-cell>
          <table:table-cell office:value-type="float" office:value="0.78503" calcext:value-type="float">
            <text:p>0.78503</text:p>
          </table:table-cell>
          <table:table-cell office:value-type="float" office:value="0.13588" calcext:value-type="float">
            <text:p>0.13588</text:p>
          </table:table-cell>
          <table:table-cell office:value-type="float" office:value="0.87087" calcext:value-type="float">
            <text:p>0.87087</text:p>
          </table:table-cell>
          <table:table-cell office:value-type="float" office:value="0.0023364" calcext:value-type="float">
            <text:p>0.00233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61782" calcext:value-type="float">
            <text:p>0.61782</text:p>
          </table:table-cell>
          <table:table-cell office:value-type="float" office:value="0.52394" calcext:value-type="float">
            <text:p>0.52394</text:p>
          </table:table-cell>
          <table:table-cell office:value-type="float" office:value="0.72682" calcext:value-type="float">
            <text:p>0.72682</text:p>
          </table:table-cell>
          <table:table-cell office:value-type="float" office:value="0.093484" calcext:value-type="float">
            <text:p>0.093484</text:p>
          </table:table-cell>
          <table:table-cell office:value-type="float" office:value="0.92065" calcext:value-type="float">
            <text:p>0.92065</text:p>
          </table:table-cell>
          <table:table-cell office:value-type="float" office:value="0.0038099" calcext:value-type="float">
            <text:p>0.0038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54353" calcext:value-type="float">
            <text:p>0.54353</text:p>
          </table:table-cell>
          <table:table-cell office:value-type="float" office:value="0.45355" calcext:value-type="float">
            <text:p>0.45355</text:p>
          </table:table-cell>
          <table:table-cell office:value-type="float" office:value="0.64761" calcext:value-type="float">
            <text:p>0.64761</text:p>
          </table:table-cell>
          <table:table-cell office:value-type="float" office:value="0.15677" calcext:value-type="float">
            <text:p>0.15677</text:p>
          </table:table-cell>
          <table:table-cell office:value-type="float" office:value="0.87343" calcext:value-type="float">
            <text:p>0.87343</text:p>
          </table:table-cell>
          <table:table-cell office:value-type="float" office:value="0.0039994" calcext:value-type="float">
            <text:p>0.0039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62657" calcext:value-type="float">
            <text:p>0.6265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6344" calcext:value-type="float">
            <text:p>0.763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3278" calcext:value-type="float">
            <text:p>0.43278</text:p>
          </table:table-cell>
          <table:table-cell office:value-type="float" office:value="0.19885" calcext:value-type="float">
            <text:p>0.198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29474" calcext:value-type="float">
            <text:p>0.29474</text:p>
          </table:table-cell>
          <table:table-cell office:value-type="float" office:value="0.22457" calcext:value-type="float">
            <text:p>0.22457</text:p>
          </table:table-cell>
          <table:table-cell office:value-type="float" office:value="0.37669" calcext:value-type="float">
            <text:p>0.37669</text:p>
          </table:table-cell>
          <table:table-cell office:value-type="float" office:value="0.44535" calcext:value-type="float">
            <text:p>0.44535</text:p>
          </table:table-cell>
          <table:table-cell office:value-type="float" office:value="0.48387" calcext:value-type="float">
            <text:p>0.48387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42333" calcext:value-type="float">
            <text:p>0.42333</text:p>
          </table:table-cell>
          <table:table-cell office:value-type="float" office:value="0.36321" calcext:value-type="float">
            <text:p>0.36321</text:p>
          </table:table-cell>
          <table:table-cell office:value-type="float" office:value="0.52942" calcext:value-type="float">
            <text:p>0.52942</text:p>
          </table:table-cell>
          <table:table-cell office:value-type="float" office:value="0.56585" calcext:value-type="float">
            <text:p>0.56585</text:p>
          </table:table-cell>
          <table:table-cell office:value-type="float" office:value="0.40738" calcext:value-type="float">
            <text:p>0.40738</text:p>
          </table:table-cell>
          <table:table-cell office:value-type="float" office:value="0.20439" calcext:value-type="float">
            <text:p>0.204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51898" calcext:value-type="float">
            <text:p>0.51898</text:p>
          </table:table-cell>
          <table:table-cell office:value-type="float" office:value="0.44902" calcext:value-type="float">
            <text:p>0.44902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37062" calcext:value-type="float">
            <text:p>0.37062</text:p>
          </table:table-cell>
          <table:table-cell office:value-type="float" office:value="0.20454" calcext:value-type="float">
            <text:p>0.204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70143" calcext:value-type="float">
            <text:p>0.70143</text:p>
          </table:table-cell>
          <table:table-cell office:value-type="float" office:value="0.61212" calcext:value-type="float">
            <text:p>0.61212</text:p>
          </table:table-cell>
          <table:table-cell office:value-type="float" office:value="0.82673" calcext:value-type="float">
            <text:p>0.82673</text:p>
          </table:table-cell>
          <table:table-cell office:value-type="float" office:value="0.64218" calcext:value-type="float">
            <text:p>0.64218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20287" calcext:value-type="float">
            <text:p>0.202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69777" calcext:value-type="float">
            <text:p>0.69777</text:p>
          </table:table-cell>
          <table:table-cell office:value-type="float" office:value="0.61036" calcext:value-type="float">
            <text:p>0.61036</text:p>
          </table:table-cell>
          <table:table-cell office:value-type="float" office:value="0.82091" calcext:value-type="float">
            <text:p>0.82091</text:p>
          </table:table-cell>
          <table:table-cell office:value-type="float" office:value="0.64871" calcext:value-type="float">
            <text:p>0.64871</text:p>
          </table:table-cell>
          <table:table-cell office:value-type="float" office:value="0.35964" calcext:value-type="float">
            <text:p>0.35964</text:p>
          </table:table-cell>
          <table:table-cell office:value-type="float" office:value="0.20997" calcext:value-type="float">
            <text:p>0.20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95.92" calcext:value-type="float">
            <text:p>-95.92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87325" calcext:value-type="float">
            <text:p>0.87325</text:p>
          </table:table-cell>
          <table:table-cell office:value-type="float" office:value="1.1565" calcext:value-type="float">
            <text:p>1.1565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33732" calcext:value-type="float">
            <text:p>0.33732</text:p>
          </table:table-cell>
          <table:table-cell office:value-type="float" office:value="0.27009" calcext:value-type="float">
            <text:p>0.270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93.41" calcext:value-type="float">
            <text:p>-93.41</text:p>
          </table:table-cell>
          <table:table-cell office:value-type="float" office:value="1.0739" calcext:value-type="float">
            <text:p>1.0739</text:p>
          </table:table-cell>
          <table:table-cell office:value-type="float" office:value="0.95752" calcext:value-type="float">
            <text:p>0.95752</text:p>
          </table:table-cell>
          <table:table-cell office:value-type="float" office:value="1.1816" calcext:value-type="float">
            <text:p>1.1816</text:p>
          </table:table-cell>
          <table:table-cell office:value-type="float" office:value="0.72553" calcext:value-type="float">
            <text:p>0.7255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5664" calcext:value-type="float">
            <text:p>0.0156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93.41" calcext:value-type="float">
            <text:p>-93.41</text:p>
          </table:table-cell>
          <table:table-cell office:value-type="float" office:value="1.0647" calcext:value-type="float">
            <text:p>1.0647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1.1597" calcext:value-type="float">
            <text:p>1.1597</text:p>
          </table:table-cell>
          <table:table-cell office:value-type="float" office:value="0.58374" calcext:value-type="float">
            <text:p>0.58374</text:p>
          </table:table-cell>
          <table:table-cell office:value-type="float" office:value="0.39661" calcext:value-type="float">
            <text:p>0.39661</text:p>
          </table:table-cell>
          <table:table-cell office:value-type="float" office:value="0.0040003" calcext:value-type="float">
            <text:p>0.0040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86841" calcext:value-type="float">
            <text:p>0.86841</text:p>
          </table:table-cell>
          <table:table-cell office:value-type="float" office:value="0.74866" calcext:value-type="float">
            <text:p>0.74866</text:p>
          </table:table-cell>
          <table:table-cell office:value-type="float" office:value="1.021" calcext:value-type="float">
            <text:p>1.021</text:p>
          </table:table-cell>
          <table:table-cell office:value-type="float" office:value="0.63883" calcext:value-type="float">
            <text:p>0.63883</text:p>
          </table:table-cell>
          <table:table-cell office:value-type="float" office:value="0.30358" calcext:value-type="float">
            <text:p>0.30358</text:p>
          </table:table-cell>
          <table:table-cell office:value-type="float" office:value="0.21283" calcext:value-type="float">
            <text:p>0.212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73136" calcext:value-type="float">
            <text:p>0.73136</text:p>
          </table:table-cell>
          <table:table-cell office:value-type="float" office:value="0.63249" calcext:value-type="float">
            <text:p>0.63249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34243" calcext:value-type="float">
            <text:p>0.34243</text:p>
          </table:table-cell>
          <table:table-cell office:value-type="float" office:value="0.19934" calcext:value-type="float">
            <text:p>0.199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58026" calcext:value-type="float">
            <text:p>0.58026</text:p>
          </table:table-cell>
          <table:table-cell office:value-type="float" office:value="0.48774" calcext:value-type="float">
            <text:p>0.48774</text:p>
          </table:table-cell>
          <table:table-cell office:value-type="float" office:value="0.68732" calcext:value-type="float">
            <text:p>0.68732</text:p>
          </table:table-cell>
          <table:table-cell office:value-type="float" office:value="0.21139" calcext:value-type="float">
            <text:p>0.21139</text:p>
          </table:table-cell>
          <table:table-cell office:value-type="float" office:value="0.82474" calcext:value-type="float">
            <text:p>0.82474</text:p>
          </table:table-cell>
          <table:table-cell office:value-type="float" office:value="0.0044515" calcext:value-type="float">
            <text:p>0.00445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52769" calcext:value-type="float">
            <text:p>0.52769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63684" calcext:value-type="float">
            <text:p>0.63684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70791" calcext:value-type="float">
            <text:p>0.70791</text:p>
          </table:table-cell>
          <table:table-cell office:value-type="float" office:value="0.0064361" calcext:value-type="float">
            <text:p>0.0064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37462" calcext:value-type="float">
            <text:p>0.37462</text:p>
          </table:table-cell>
          <table:table-cell office:value-type="float" office:value="0.31402" calcext:value-type="float">
            <text:p>0.31402</text:p>
          </table:table-cell>
          <table:table-cell office:value-type="float" office:value="0.47695" calcext:value-type="float">
            <text:p>0.47695</text:p>
          </table:table-cell>
          <table:table-cell office:value-type="float" office:value="0.51165" calcext:value-type="float">
            <text:p>0.51165</text:p>
          </table:table-cell>
          <table:table-cell office:value-type="float" office:value="0.44667" calcext:value-type="float">
            <text:p>0.44667</text:p>
          </table:table-cell>
          <table:table-cell office:value-type="float" office:value="0.20511" calcext:value-type="float">
            <text:p>0.205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43824" calcext:value-type="float">
            <text:p>0.43824</text:p>
          </table:table-cell>
          <table:table-cell office:value-type="float" office:value="0.37657" calcext:value-type="float">
            <text:p>0.37657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0.56833" calcext:value-type="float">
            <text:p>0.56833</text:p>
          </table:table-cell>
          <table:table-cell office:value-type="float" office:value="0.40446" calcext:value-type="float">
            <text:p>0.40446</text:p>
          </table:table-cell>
          <table:table-cell office:value-type="float" office:value="0.20446" calcext:value-type="float">
            <text:p>0.204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44402" calcext:value-type="float">
            <text:p>0.44402</text:p>
          </table:table-cell>
          <table:table-cell office:value-type="float" office:value="0.61848" calcext:value-type="float">
            <text:p>0.61848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861" calcext:value-type="float">
            <text:p>0.35861</text:p>
          </table:table-cell>
          <table:table-cell office:value-type="float" office:value="0.21602" calcext:value-type="float">
            <text:p>0.21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63097" calcext:value-type="float">
            <text:p>0.63097</text:p>
          </table:table-cell>
          <table:table-cell office:value-type="float" office:value="0.84703" calcext:value-type="float">
            <text:p>0.84703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21186" calcext:value-type="float">
            <text:p>0.21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93.41" calcext:value-type="float">
            <text:p>-93.41</text:p>
          </table:table-cell>
          <table:table-cell office:value-type="float" office:value="0.68467" calcext:value-type="float">
            <text:p>0.68467</text:p>
          </table:table-cell>
          <table:table-cell office:value-type="float" office:value="0.59844" calcext:value-type="float">
            <text:p>0.59844</text:p>
          </table:table-cell>
          <table:table-cell office:value-type="float" office:value="0.80406" calcext:value-type="float">
            <text:p>0.80406</text:p>
          </table:table-cell>
          <table:table-cell office:value-type="float" office:value="0.65835" calcext:value-type="float">
            <text:p>0.65835</text:p>
          </table:table-cell>
          <table:table-cell office:value-type="float" office:value="0.34745" calcext:value-type="float">
            <text:p>0.34745</text:p>
          </table:table-cell>
          <table:table-cell office:value-type="float" office:value="0.22191" calcext:value-type="float">
            <text:p>0.22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90.9" calcext:value-type="float">
            <text:p>-90.9</text:p>
          </table:table-cell>
          <table:table-cell office:value-type="float" office:value="0.96136" calcext:value-type="float">
            <text:p>0.96136</text:p>
          </table:table-cell>
          <table:table-cell office:value-type="float" office:value="0.8314" calcext:value-type="float">
            <text:p>0.8314</text:p>
          </table:table-cell>
          <table:table-cell office:value-type="float" office:value="1.1277" calcext:value-type="float">
            <text:p>1.1277</text:p>
          </table:table-cell>
          <table:table-cell office:value-type="float" office:value="0.66846" calcext:value-type="float">
            <text:p>0.66846</text:p>
          </table:table-cell>
          <table:table-cell office:value-type="float" office:value="0.22653" calcext:value-type="float">
            <text:p>0.22653</text:p>
          </table:table-cell>
          <table:table-cell office:value-type="float" office:value="0.27295" calcext:value-type="float">
            <text:p>0.27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90.9" calcext:value-type="float">
            <text:p>-90.9</text:p>
          </table:table-cell>
          <table:table-cell office:value-type="float" office:value="0.89938" calcext:value-type="float">
            <text:p>0.89938</text:p>
          </table:table-cell>
          <table:table-cell office:value-type="float" office:value="0.78064" calcext:value-type="float">
            <text:p>0.7806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63754" calcext:value-type="float">
            <text:p>0.63754</text:p>
          </table:table-cell>
          <table:table-cell office:value-type="float" office:value="0.30302" calcext:value-type="float">
            <text:p>0.30302</text:p>
          </table:table-cell>
          <table:table-cell office:value-type="float" office:value="0.22284" calcext:value-type="float">
            <text:p>0.22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90.9" calcext:value-type="float">
            <text:p>-90.9</text:p>
          </table:table-cell>
          <table:table-cell office:value-type="float" office:value="0.81845" calcext:value-type="float">
            <text:p>0.81845</text:p>
          </table:table-cell>
          <table:table-cell office:value-type="float" office:value="0.70972" calcext:value-type="float">
            <text:p>0.70972</text:p>
          </table:table-cell>
          <table:table-cell office:value-type="float" office:value="0.96511" calcext:value-type="float">
            <text:p>0.96511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31999" calcext:value-type="float">
            <text:p>0.31999</text:p>
          </table:table-cell>
          <table:table-cell office:value-type="float" office:value="0.21654" calcext:value-type="float">
            <text:p>0.216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90.9" calcext:value-type="float">
            <text:p>-90.9</text:p>
          </table:table-cell>
          <table:table-cell office:value-type="float" office:value="0.74553" calcext:value-type="float">
            <text:p>0.74553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89017" calcext:value-type="float">
            <text:p>0.89017</text:p>
          </table:table-cell>
          <table:table-cell office:value-type="float" office:value="0.58297" calcext:value-type="float">
            <text:p>0.58297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21504" calcext:value-type="float">
            <text:p>0.215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90.9" calcext:value-type="float">
            <text:p>-90.9</text:p>
          </table:table-cell>
          <table:table-cell office:value-type="float" office:value="0.66712" calcext:value-type="float">
            <text:p>0.66712</text:p>
          </table:table-cell>
          <table:table-cell office:value-type="float" office:value="0.58257" calcext:value-type="float">
            <text:p>0.58257</text:p>
          </table:table-cell>
          <table:table-cell office:value-type="float" office:value="0.80319" calcext:value-type="float">
            <text:p>0.80319</text:p>
          </table:table-cell>
          <table:table-cell office:value-type="float" office:value="0.53604" calcext:value-type="float">
            <text:p>0.53604</text:p>
          </table:table-cell>
          <table:table-cell office:value-type="float" office:value="0.41886" calcext:value-type="float">
            <text:p>0.41886</text:p>
          </table:table-cell>
          <table:table-cell office:value-type="float" office:value="0.21517" calcext:value-type="float">
            <text:p>0.21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90.9" calcext:value-type="float">
            <text:p>-90.9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31786" calcext:value-type="float">
            <text:p>0.31786</text:p>
          </table:table-cell>
          <table:table-cell office:value-type="float" office:value="0.47747" calcext:value-type="float">
            <text:p>0.47747</text:p>
          </table:table-cell>
          <table:table-cell office:value-type="float" office:value="0.51502" calcext:value-type="float">
            <text:p>0.51502</text:p>
          </table:table-cell>
          <table:table-cell office:value-type="float" office:value="0.44141" calcext:value-type="float">
            <text:p>0.44141</text:p>
          </table:table-cell>
          <table:table-cell office:value-type="float" office:value="0.2116" calcext:value-type="float">
            <text:p>0.2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90.9" calcext:value-type="float">
            <text:p>-90.9</text:p>
          </table:table-cell>
          <table:table-cell office:value-type="float" office:value="0.43993" calcext:value-type="float">
            <text:p>0.43993</text:p>
          </table:table-cell>
          <table:table-cell office:value-type="float" office:value="0.37919" calcext:value-type="float">
            <text:p>0.37919</text:p>
          </table:table-cell>
          <table:table-cell office:value-type="float" office:value="0.54328" calcext:value-type="float">
            <text:p>0.54328</text:p>
          </table:table-cell>
          <table:table-cell office:value-type="float" office:value="0.57956" calcext:value-type="float">
            <text:p>0.57956</text:p>
          </table:table-cell>
          <table:table-cell office:value-type="float" office:value="0.39098" calcext:value-type="float">
            <text:p>0.39098</text:p>
          </table:table-cell>
          <table:table-cell office:value-type="float" office:value="0.21426" calcext:value-type="float">
            <text:p>0.21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90.9" calcext:value-type="float">
            <text:p>-90.9</text:p>
          </table:table-cell>
          <table:table-cell office:value-type="float" office:value="0.54665" calcext:value-type="float">
            <text:p>0.54665</text:p>
          </table:table-cell>
          <table:table-cell office:value-type="float" office:value="0.47285" calcext:value-type="float">
            <text:p>0.47285</text:p>
          </table:table-cell>
          <table:table-cell office:value-type="float" office:value="0.65612" calcext:value-type="float">
            <text:p>0.65612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5179" calcext:value-type="float">
            <text:p>0.35179</text:p>
          </table:table-cell>
          <table:table-cell office:value-type="float" office:value="0.21602" calcext:value-type="float">
            <text:p>0.21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90.9" calcext:value-type="float">
            <text:p>-90.9</text:p>
          </table:table-cell>
          <table:table-cell office:value-type="float" office:value="0.71181" calcext:value-type="float">
            <text:p>0.71181</text:p>
          </table:table-cell>
          <table:table-cell office:value-type="float" office:value="0.61819" calcext:value-type="float">
            <text:p>0.61819</text:p>
          </table:table-cell>
          <table:table-cell office:value-type="float" office:value="0.83102" calcext:value-type="float">
            <text:p>0.83102</text:p>
          </table:table-cell>
          <table:table-cell office:value-type="float" office:value="0.673" calcext:value-type="float">
            <text:p>0.673</text:p>
          </table:table-cell>
          <table:table-cell office:value-type="float" office:value="0.32562" calcext:value-type="float">
            <text:p>0.32562</text:p>
          </table:table-cell>
          <table:table-cell office:value-type="float" office:value="0.22204" calcext:value-type="float">
            <text:p>0.22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90.9" calcext:value-type="float">
            <text:p>-90.9</text:p>
          </table:table-cell>
          <table:table-cell office:value-type="float" office:value="0.65416" calcext:value-type="float">
            <text:p>0.65416</text:p>
          </table:table-cell>
          <table:table-cell office:value-type="float" office:value="0.56932" calcext:value-type="float">
            <text:p>0.56932</text:p>
          </table:table-cell>
          <table:table-cell office:value-type="float" office:value="0.77067" calcext:value-type="float">
            <text:p>0.77067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34439" calcext:value-type="float">
            <text:p>0.34439</text:p>
          </table:table-cell>
          <table:table-cell office:value-type="float" office:value="0.236" calcext:value-type="float">
            <text:p>0.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88.39" calcext:value-type="float">
            <text:p>-88.39</text:p>
          </table:table-cell>
          <table:table-cell office:value-type="float" office:value="1.5796" calcext:value-type="float">
            <text:p>1.5796</text:p>
          </table:table-cell>
          <table:table-cell office:value-type="float" office:value="1.3842" calcext:value-type="float">
            <text:p>1.3842</text:p>
          </table:table-cell>
          <table:table-cell office:value-type="float" office:value="1.8147" calcext:value-type="float">
            <text:p>1.8147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20481" calcext:value-type="float">
            <text:p>0.20481</text:p>
          </table:table-cell>
          <table:table-cell office:value-type="float" office:value="0.29022" calcext:value-type="float">
            <text:p>0.290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88.39" calcext:value-type="float">
            <text:p>-88.39</text:p>
          </table:table-cell>
          <table:table-cell office:value-type="float" office:value="1.1962" calcext:value-type="float">
            <text:p>1.1962</text:p>
          </table:table-cell>
          <table:table-cell office:value-type="float" office:value="1.0472" calcext:value-type="float">
            <text:p>1.0472</text:p>
          </table:table-cell>
          <table:table-cell office:value-type="float" office:value="1.3846" calcext:value-type="float">
            <text:p>1.3846</text:p>
          </table:table-cell>
          <table:table-cell office:value-type="float" office:value="0.64586" calcext:value-type="float">
            <text:p>0.64586</text:p>
          </table:table-cell>
          <table:table-cell office:value-type="float" office:value="0.24213" calcext:value-type="float">
            <text:p>0.24213</text:p>
          </table:table-cell>
          <table:table-cell office:value-type="float" office:value="0.30484" calcext:value-type="float">
            <text:p>0.304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87569" calcext:value-type="float">
            <text:p>0.87569</text:p>
          </table:table-cell>
          <table:table-cell office:value-type="float" office:value="0.75882" calcext:value-type="float">
            <text:p>0.75882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63736" calcext:value-type="float">
            <text:p>0.6373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23924" calcext:value-type="float">
            <text:p>0.239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76969" calcext:value-type="float">
            <text:p>0.76969</text:p>
          </table:table-cell>
          <table:table-cell office:value-type="float" office:value="0.67244" calcext:value-type="float">
            <text:p>0.67244</text:p>
          </table:table-cell>
          <table:table-cell office:value-type="float" office:value="0.91558" calcext:value-type="float">
            <text:p>0.91558</text:p>
          </table:table-cell>
          <table:table-cell office:value-type="float" office:value="0.58981" calcext:value-type="float">
            <text:p>0.58981</text:p>
          </table:table-cell>
          <table:table-cell office:value-type="float" office:value="0.35804" calcext:value-type="float">
            <text:p>0.35804</text:p>
          </table:table-cell>
          <table:table-cell office:value-type="float" office:value="0.23532" calcext:value-type="float">
            <text:p>0.23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67588" calcext:value-type="float">
            <text:p>0.67588</text:p>
          </table:table-cell>
          <table:table-cell office:value-type="float" office:value="0.59016" calcext:value-type="float">
            <text:p>0.59016</text:p>
          </table:table-cell>
          <table:table-cell office:value-type="float" office:value="0.81275" calcext:value-type="float">
            <text:p>0.8127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0.41353" calcext:value-type="float">
            <text:p>0.41353</text:p>
          </table:table-cell>
          <table:table-cell office:value-type="float" office:value="0.22769" calcext:value-type="float">
            <text:p>0.22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31843" calcext:value-type="float">
            <text:p>0.31843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51823" calcext:value-type="float">
            <text:p>0.51823</text:p>
          </table:table-cell>
          <table:table-cell office:value-type="float" office:value="0.43581" calcext:value-type="float">
            <text:p>0.43581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0.37755" calcext:value-type="float">
            <text:p>0.37755</text:p>
          </table:table-cell>
          <table:table-cell office:value-type="float" office:value="0.54133" calcext:value-type="float">
            <text:p>0.54133</text:p>
          </table:table-cell>
          <table:table-cell office:value-type="float" office:value="0.58567" calcext:value-type="float">
            <text:p>0.58567</text:p>
          </table:table-cell>
          <table:table-cell office:value-type="float" office:value="0.38231" calcext:value-type="float">
            <text:p>0.38231</text:p>
          </table:table-cell>
          <table:table-cell office:value-type="float" office:value="0.22514" calcext:value-type="float">
            <text:p>0.22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53181" calcext:value-type="float">
            <text:p>0.53181</text:p>
          </table:table-cell>
          <table:table-cell office:value-type="float" office:value="0.45889" calcext:value-type="float">
            <text:p>0.45889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64389" calcext:value-type="float">
            <text:p>0.64389</text:p>
          </table:table-cell>
          <table:table-cell office:value-type="float" office:value="0.33875" calcext:value-type="float">
            <text:p>0.33875</text:p>
          </table:table-cell>
          <table:table-cell office:value-type="float" office:value="0.23199" calcext:value-type="float">
            <text:p>0.23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68831" calcext:value-type="float">
            <text:p>0.68831</text:p>
          </table:table-cell>
          <table:table-cell office:value-type="float" office:value="0.60019" calcext:value-type="float">
            <text:p>0.60019</text:p>
          </table:table-cell>
          <table:table-cell office:value-type="float" office:value="0.81034" calcext:value-type="float">
            <text:p>0.81034</text:p>
          </table:table-cell>
          <table:table-cell office:value-type="float" office:value="0.66739" calcext:value-type="float">
            <text:p>0.6673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64907" calcext:value-type="float">
            <text:p>0.64907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76771" calcext:value-type="float">
            <text:p>0.7677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4278" calcext:value-type="float">
            <text:p>0.34278</text:p>
          </table:table-cell>
          <table:table-cell office:value-type="float" office:value="0.25555" calcext:value-type="float">
            <text:p>0.25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88.39" calcext:value-type="float">
            <text:p>-88.39</text:p>
          </table:table-cell>
          <table:table-cell office:value-type="float" office:value="0.99477" calcext:value-type="float">
            <text:p>0.99477</text:p>
          </table:table-cell>
          <table:table-cell office:value-type="float" office:value="0.87081" calcext:value-type="float">
            <text:p>0.87081</text:p>
          </table:table-cell>
          <table:table-cell office:value-type="float" office:value="1.1482" calcext:value-type="float">
            <text:p>1.1482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33698" calcext:value-type="float">
            <text:p>0.33698</text:p>
          </table:table-cell>
          <table:table-cell office:value-type="float" office:value="0.28136" calcext:value-type="float">
            <text:p>0.28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85.88" calcext:value-type="float">
            <text:p>-85.88</text:p>
          </table:table-cell>
          <table:table-cell office:value-type="float" office:value="1.122" calcext:value-type="float">
            <text:p>1.122</text:p>
          </table:table-cell>
          <table:table-cell office:value-type="float" office:value="0.97932" calcext:value-type="float">
            <text:p>0.97932</text:p>
          </table:table-cell>
          <table:table-cell office:value-type="float" office:value="1.3072" calcext:value-type="float">
            <text:p>1.3072</text:p>
          </table:table-cell>
          <table:table-cell office:value-type="float" office:value="0.66367" calcext:value-type="float">
            <text:p>0.66367</text:p>
          </table:table-cell>
          <table:table-cell office:value-type="float" office:value="0.21556" calcext:value-type="float">
            <text:p>0.21556</text:p>
          </table:table-cell>
          <table:table-cell office:value-type="float" office:value="0.30859" calcext:value-type="float">
            <text:p>0.30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80266" calcext:value-type="float">
            <text:p>0.80266</text:p>
          </table:table-cell>
          <table:table-cell office:value-type="float" office:value="1.0796" calcext:value-type="float">
            <text:p>1.0796</text:p>
          </table:table-cell>
          <table:table-cell office:value-type="float" office:value="0.63693" calcext:value-type="float">
            <text:p>0.63693</text:p>
          </table:table-cell>
          <table:table-cell office:value-type="float" office:value="0.29705" calcext:value-type="float">
            <text:p>0.2970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81334" calcext:value-type="float">
            <text:p>0.81334</text:p>
          </table:table-cell>
          <table:table-cell office:value-type="float" office:value="0.70747" calcext:value-type="float">
            <text:p>0.70747</text:p>
          </table:table-cell>
          <table:table-cell office:value-type="float" office:value="0.95724" calcext:value-type="float">
            <text:p>0.95724</text:p>
          </table:table-cell>
          <table:table-cell office:value-type="float" office:value="0.63404" calcext:value-type="float">
            <text:p>0.63404</text:p>
          </table:table-cell>
          <table:table-cell office:value-type="float" office:value="0.30482" calcext:value-type="float">
            <text:p>0.30482</text:p>
          </table:table-cell>
          <table:table-cell office:value-type="float" office:value="0.27747" calcext:value-type="float">
            <text:p>0.27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75511" calcext:value-type="float">
            <text:p>0.75511</text:p>
          </table:table-cell>
          <table:table-cell office:value-type="float" office:value="0.65999" calcext:value-type="float">
            <text:p>0.65999</text:p>
          </table:table-cell>
          <table:table-cell office:value-type="float" office:value="0.89857" calcext:value-type="float">
            <text:p>0.89857</text:p>
          </table:table-cell>
          <table:table-cell office:value-type="float" office:value="0.58303" calcext:value-type="float">
            <text:p>0.58303</text:p>
          </table:table-cell>
          <table:table-cell office:value-type="float" office:value="0.36136" calcext:value-type="float">
            <text:p>0.36136</text:p>
          </table:table-cell>
          <table:table-cell office:value-type="float" office:value="0.24794" calcext:value-type="float">
            <text:p>0.247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66801" calcext:value-type="float">
            <text:p>0.66801</text:p>
          </table:table-cell>
          <table:table-cell office:value-type="float" office:value="0.58495" calcext:value-type="float">
            <text:p>0.58495</text:p>
          </table:table-cell>
          <table:table-cell office:value-type="float" office:value="0.80292" calcext:value-type="float">
            <text:p>0.80292</text:p>
          </table:table-cell>
          <table:table-cell office:value-type="float" office:value="0.53319" calcext:value-type="float">
            <text:p>0.53319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23577" calcext:value-type="float">
            <text:p>0.23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51741" calcext:value-type="float">
            <text:p>0.51741</text:p>
          </table:table-cell>
          <table:table-cell office:value-type="float" office:value="0.44227" calcext:value-type="float">
            <text:p>0.44227</text:p>
          </table:table-cell>
          <table:table-cell office:value-type="float" office:value="0.19628" calcext:value-type="float">
            <text:p>0.196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43717" calcext:value-type="float">
            <text:p>0.43717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4044" calcext:value-type="float">
            <text:p>0.54044</text:p>
          </table:table-cell>
          <table:table-cell office:value-type="float" office:value="0.58706" calcext:value-type="float">
            <text:p>0.58706</text:p>
          </table:table-cell>
          <table:table-cell office:value-type="float" office:value="0.37806" calcext:value-type="float">
            <text:p>0.37806</text:p>
          </table:table-cell>
          <table:table-cell office:value-type="float" office:value="0.23604" calcext:value-type="float">
            <text:p>0.236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51761" calcext:value-type="float">
            <text:p>0.51761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439" calcext:value-type="float">
            <text:p>0.64439</text:p>
          </table:table-cell>
          <table:table-cell office:value-type="float" office:value="0.33464" calcext:value-type="float">
            <text:p>0.33464</text:p>
          </table:table-cell>
          <table:table-cell office:value-type="float" office:value="0.25187" calcext:value-type="float">
            <text:p>0.25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88364" calcext:value-type="float">
            <text:p>0.88364</text:p>
          </table:table-cell>
          <table:table-cell office:value-type="float" office:value="0.77818" calcext:value-type="float">
            <text:p>0.77818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35024" calcext:value-type="float">
            <text:p>0.35024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66042" calcext:value-type="float">
            <text:p>0.66042</text:p>
          </table:table-cell>
          <table:table-cell office:value-type="float" office:value="0.57704" calcext:value-type="float">
            <text:p>0.57704</text:p>
          </table:table-cell>
          <table:table-cell office:value-type="float" office:value="0.78096" calcext:value-type="float">
            <text:p>0.78096</text:p>
          </table:table-cell>
          <table:table-cell office:value-type="float" office:value="0.64742" calcext:value-type="float">
            <text:p>0.64742</text:p>
          </table:table-cell>
          <table:table-cell office:value-type="float" office:value="0.34811" calcext:value-type="float">
            <text:p>0.3481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85.88" calcext:value-type="float">
            <text:p>-85.88</text:p>
          </table:table-cell>
          <table:table-cell office:value-type="float" office:value="0.83117" calcext:value-type="float">
            <text:p>0.83117</text:p>
          </table:table-cell>
          <table:table-cell office:value-type="float" office:value="0.72581" calcext:value-type="float">
            <text:p>0.72581</text:p>
          </table:table-cell>
          <table:table-cell office:value-type="float" office:value="0.96829" calcext:value-type="float">
            <text:p>0.96829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34147" calcext:value-type="float">
            <text:p>0.34147</text:p>
          </table:table-cell>
          <table:table-cell office:value-type="float" office:value="0.27002" calcext:value-type="float">
            <text:p>0.27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83.37" calcext:value-type="float">
            <text:p>-83.37</text:p>
          </table:table-cell>
          <table:table-cell office:value-type="float" office:value="1.3448" calcext:value-type="float">
            <text:p>1.3448</text:p>
          </table:table-cell>
          <table:table-cell office:value-type="float" office:value="1.1814" calcext:value-type="float">
            <text:p>1.1814</text:p>
          </table:table-cell>
          <table:table-cell office:value-type="float" office:value="1.5515" calcext:value-type="float">
            <text:p>1.5515</text:p>
          </table:table-cell>
          <table:table-cell office:value-type="float" office:value="0.65154" calcext:value-type="float">
            <text:p>0.65154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29225" calcext:value-type="float">
            <text:p>0.292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83.37" calcext:value-type="float">
            <text:p>-83.37</text:p>
          </table:table-cell>
          <table:table-cell office:value-type="float" office:value="1.8384" calcext:value-type="float">
            <text:p>1.8384</text:p>
          </table:table-cell>
          <table:table-cell office:value-type="float" office:value="1.682" calcext:value-type="float">
            <text:p>1.682</text:p>
          </table:table-cell>
          <table:table-cell office:value-type="float" office:value="1.9727" calcext:value-type="float">
            <text:p>1.97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17579" calcext:value-type="float">
            <text:p>0.17579</text:p>
          </table:table-cell>
          <table:table-cell office:value-type="float" office:value="0.0019065" calcext:value-type="float">
            <text:p>0.00190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83.37" calcext:value-type="float">
            <text:p>-83.37</text:p>
          </table:table-cell>
          <table:table-cell office:value-type="float" office:value="1.6652" calcext:value-type="float">
            <text:p>1.6652</text:p>
          </table:table-cell>
          <table:table-cell office:value-type="float" office:value="1.5245" calcext:value-type="float">
            <text:p>1.5245</text:p>
          </table:table-cell>
          <table:table-cell office:value-type="float" office:value="1.7905" calcext:value-type="float">
            <text:p>1.7905</text:p>
          </table:table-cell>
          <table:table-cell office:value-type="float" office:value="0.81326" calcext:value-type="float">
            <text:p>0.81326</text:p>
          </table:table-cell>
          <table:table-cell office:value-type="float" office:value="0.18904" calcext:value-type="float">
            <text:p>0.18904</text:p>
          </table:table-cell>
          <table:table-cell office:value-type="float" office:value="0.0032726" calcext:value-type="float">
            <text:p>0.00327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0.75295" calcext:value-type="float">
            <text:p>0.75295</text:p>
          </table:table-cell>
          <table:table-cell office:value-type="float" office:value="0.92591" calcext:value-type="float">
            <text:p>0.92591</text:p>
          </table:table-cell>
          <table:table-cell office:value-type="float" office:value="0.43998" calcext:value-type="float">
            <text:p>0.43998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015414" calcext:value-type="float">
            <text:p>0.015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81855" calcext:value-type="float">
            <text:p>0.81855</text:p>
          </table:table-cell>
          <table:table-cell office:value-type="float" office:value="0.71571" calcext:value-type="float">
            <text:p>0.71571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60918" calcext:value-type="float">
            <text:p>0.60918</text:p>
          </table:table-cell>
          <table:table-cell office:value-type="float" office:value="0.32671" calcext:value-type="float">
            <text:p>0.32671</text:p>
          </table:table-cell>
          <table:table-cell office:value-type="float" office:value="0.2639" calcext:value-type="float">
            <text:p>0.26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70418" calcext:value-type="float">
            <text:p>0.70418</text:p>
          </table:table-cell>
          <table:table-cell office:value-type="float" office:value="0.61742" calcext:value-type="float">
            <text:p>0.61742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0.56934" calcext:value-type="float">
            <text:p>0.56934</text:p>
          </table:table-cell>
          <table:table-cell office:value-type="float" office:value="0.36969" calcext:value-type="float">
            <text:p>0.36969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56217" calcext:value-type="float">
            <text:p>0.56217</text:p>
          </table:table-cell>
          <table:table-cell office:value-type="float" office:value="0.77472" calcext:value-type="float">
            <text:p>0.77472</text:p>
          </table:table-cell>
          <table:table-cell office:value-type="float" office:value="0.52295" calcext:value-type="float">
            <text:p>0.52295</text:p>
          </table:table-cell>
          <table:table-cell office:value-type="float" office:value="0.42225" calcext:value-type="float">
            <text:p>0.42225</text:p>
          </table:table-cell>
          <table:table-cell office:value-type="float" office:value="0.24617" calcext:value-type="float">
            <text:p>0.246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52914" calcext:value-type="float">
            <text:p>0.52914</text:p>
          </table:table-cell>
          <table:table-cell office:value-type="float" office:value="0.45732" calcext:value-type="float">
            <text:p>0.45732</text:p>
          </table:table-cell>
          <table:table-cell office:value-type="float" office:value="0.64718" calcext:value-type="float">
            <text:p>0.64718</text:p>
          </table:table-cell>
          <table:table-cell office:value-type="float" office:value="0.53438" calcext:value-type="float">
            <text:p>0.53438</text:p>
          </table:table-cell>
          <table:table-cell office:value-type="float" office:value="0.42591" calcext:value-type="float">
            <text:p>0.42591</text:p>
          </table:table-cell>
          <table:table-cell office:value-type="float" office:value="0.20003" calcext:value-type="float">
            <text:p>0.20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45598" calcext:value-type="float">
            <text:p>0.45598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56087" calcext:value-type="float">
            <text:p>0.56087</text:p>
          </table:table-cell>
          <table:table-cell office:value-type="float" office:value="0.57877" calcext:value-type="float">
            <text:p>0.57877</text:p>
          </table:table-cell>
          <table:table-cell office:value-type="float" office:value="0.38752" calcext:value-type="float">
            <text:p>0.38752</text:p>
          </table:table-cell>
          <table:table-cell office:value-type="float" office:value="0.22075" calcext:value-type="float">
            <text:p>0.22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51746" calcext:value-type="float">
            <text:p>0.51746</text:p>
          </table:table-cell>
          <table:table-cell office:value-type="float" office:value="0.44798" calcext:value-type="float">
            <text:p>0.44798</text:p>
          </table:table-cell>
          <table:table-cell office:value-type="float" office:value="0.62467" calcext:value-type="float">
            <text:p>0.62467</text:p>
          </table:table-cell>
          <table:table-cell office:value-type="float" office:value="0.63011" calcext:value-type="float">
            <text:p>0.63011</text:p>
          </table:table-cell>
          <table:table-cell office:value-type="float" office:value="0.34506" calcext:value-type="float">
            <text:p>0.34506</text:p>
          </table:table-cell>
          <table:table-cell office:value-type="float" office:value="0.26522" calcext:value-type="float">
            <text:p>0.26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80737" calcext:value-type="float">
            <text:p>0.80737</text:p>
          </table:table-cell>
          <table:table-cell office:value-type="float" office:value="0.71046" calcext:value-type="float">
            <text:p>0.71046</text:p>
          </table:table-cell>
          <table:table-cell office:value-type="float" office:value="0.94345" calcext:value-type="float">
            <text:p>0.94345</text:p>
          </table:table-cell>
          <table:table-cell office:value-type="float" office:value="0.63214" calcext:value-type="float">
            <text:p>0.63214</text:p>
          </table:table-cell>
          <table:table-cell office:value-type="float" office:value="0.35408" calcext:value-type="float">
            <text:p>0.35408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84996" calcext:value-type="float">
            <text:p>0.84996</text:p>
          </table:table-cell>
          <table:table-cell office:value-type="float" office:value="0.74857" calcext:value-type="float">
            <text:p>0.74857</text:p>
          </table:table-cell>
          <table:table-cell office:value-type="float" office:value="0.98703" calcext:value-type="float">
            <text:p>0.98703</text:p>
          </table:table-cell>
          <table:table-cell office:value-type="float" office:value="0.62711" calcext:value-type="float">
            <text:p>0.62711</text:p>
          </table:table-cell>
          <table:table-cell office:value-type="float" office:value="0.37466" calcext:value-type="float">
            <text:p>0.37466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83.37" calcext:value-type="float">
            <text:p>-83.37</text:p>
          </table:table-cell>
          <table:table-cell office:value-type="float" office:value="0.81729" calcext:value-type="float">
            <text:p>0.81729</text:p>
          </table:table-cell>
          <table:table-cell office:value-type="float" office:value="0.71224" calcext:value-type="float">
            <text:p>0.71224</text:p>
          </table:table-cell>
          <table:table-cell office:value-type="float" office:value="0.95" calcext:value-type="float">
            <text:p>0.95</text:p>
          </table:table-cell>
          <table:table-cell office:value-type="float" office:value="0.66836" calcext:value-type="float">
            <text:p>0.66836</text:p>
          </table:table-cell>
          <table:table-cell office:value-type="float" office:value="0.33904" calcext:value-type="float">
            <text:p>0.33904</text:p>
          </table:table-cell>
          <table:table-cell office:value-type="float" office:value="0.25991" calcext:value-type="float">
            <text:p>0.25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88688" calcext:value-type="float">
            <text:p>0.88688</text:p>
          </table:table-cell>
          <table:table-cell office:value-type="float" office:value="0.77089" calcext:value-type="float">
            <text:p>0.77089</text:p>
          </table:table-cell>
          <table:table-cell office:value-type="float" office:value="1.0407" calcext:value-type="float">
            <text:p>1.0407</text:p>
          </table:table-cell>
          <table:table-cell office:value-type="float" office:value="0.62913" calcext:value-type="float">
            <text:p>0.629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0.28052" calcext:value-type="float">
            <text:p>0.28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80109" calcext:value-type="float">
            <text:p>0.80109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94962" calcext:value-type="float">
            <text:p>0.94962</text:p>
          </table:table-cell>
          <table:table-cell office:value-type="float" office:value="0.60908" calcext:value-type="float">
            <text:p>0.60908</text:p>
          </table:table-cell>
          <table:table-cell office:value-type="float" office:value="0.32819" calcext:value-type="float">
            <text:p>0.32819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64658" calcext:value-type="float">
            <text:p>0.64658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0.77818" calcext:value-type="float">
            <text:p>0.77818</text:p>
          </table:table-cell>
          <table:table-cell office:value-type="float" office:value="0.56522" calcext:value-type="float">
            <text:p>0.56522</text:p>
          </table:table-cell>
          <table:table-cell office:value-type="float" office:value="0.37859" calcext:value-type="float">
            <text:p>0.37859</text:p>
          </table:table-cell>
          <table:table-cell office:value-type="float" office:value="0.20982" calcext:value-type="float">
            <text:p>0.20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63946" calcext:value-type="float">
            <text:p>0.63946</text:p>
          </table:table-cell>
          <table:table-cell office:value-type="float" office:value="0.55883" calcext:value-type="float">
            <text:p>0.55883</text:p>
          </table:table-cell>
          <table:table-cell office:value-type="float" office:value="0.77063" calcext:value-type="float">
            <text:p>0.77063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0.21146" calcext:value-type="float">
            <text:p>0.21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56391" calcext:value-type="float">
            <text:p>0.56391</text:p>
          </table:table-cell>
          <table:table-cell office:value-type="float" office:value="0.49127" calcext:value-type="float">
            <text:p>0.49127</text:p>
          </table:table-cell>
          <table:table-cell office:value-type="float" office:value="0.68203" calcext:value-type="float">
            <text:p>0.68203</text:p>
          </table:table-cell>
          <table:table-cell office:value-type="float" office:value="0.56288" calcext:value-type="float">
            <text:p>0.56288</text:p>
          </table:table-cell>
          <table:table-cell office:value-type="float" office:value="0.39729" calcext:value-type="float">
            <text:p>0.39729</text:p>
          </table:table-cell>
          <table:table-cell office:value-type="float" office:value="0.20736" calcext:value-type="float">
            <text:p>0.20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45409" calcext:value-type="float">
            <text:p>0.45409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55787" calcext:value-type="float">
            <text:p>0.55787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37779" calcext:value-type="float">
            <text:p>0.37779</text:p>
          </table:table-cell>
          <table:table-cell office:value-type="float" office:value="0.23156" calcext:value-type="float">
            <text:p>0.23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56911" calcext:value-type="float">
            <text:p>0.56911</text:p>
          </table:table-cell>
          <table:table-cell office:value-type="float" office:value="0.49178" calcext:value-type="float">
            <text:p>0.49178</text:p>
          </table:table-cell>
          <table:table-cell office:value-type="float" office:value="0.67886" calcext:value-type="float">
            <text:p>0.67886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34789" calcext:value-type="float">
            <text:p>0.34789</text:p>
          </table:table-cell>
          <table:table-cell office:value-type="float" office:value="0.22904" calcext:value-type="float">
            <text:p>0.229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69961" calcext:value-type="float">
            <text:p>0.69961</text:p>
          </table:table-cell>
          <table:table-cell office:value-type="float" office:value="0.92923" calcext:value-type="float">
            <text:p>0.92923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35438" calcext:value-type="float">
            <text:p>0.35438</text:p>
          </table:table-cell>
          <table:table-cell office:value-type="float" office:value="0.22765" calcext:value-type="float">
            <text:p>0.227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90647" calcext:value-type="float">
            <text:p>0.90647</text:p>
          </table:table-cell>
          <table:table-cell office:value-type="float" office:value="0.79942" calcext:value-type="float">
            <text:p>0.79942</text:p>
          </table:table-cell>
          <table:table-cell office:value-type="float" office:value="1.0475" calcext:value-type="float">
            <text:p>1.0475</text:p>
          </table:table-cell>
          <table:table-cell office:value-type="float" office:value="0.63688" calcext:value-type="float">
            <text:p>0.63688</text:p>
          </table:table-cell>
          <table:table-cell office:value-type="float" office:value="0.36356" calcext:value-type="float">
            <text:p>0.36356</text:p>
          </table:table-cell>
          <table:table-cell office:value-type="float" office:value="0.22902" calcext:value-type="float">
            <text:p>0.229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80.86" calcext:value-type="float">
            <text:p>-80.86</text:p>
          </table:table-cell>
          <table:table-cell office:value-type="float" office:value="0.81615" calcext:value-type="float">
            <text:p>0.81615</text:p>
          </table:table-cell>
          <table:table-cell office:value-type="float" office:value="0.71158" calcext:value-type="float">
            <text:p>0.71158</text:p>
          </table:table-cell>
          <table:table-cell office:value-type="float" office:value="0.94923" calcext:value-type="float">
            <text:p>0.94923</text:p>
          </table:table-cell>
          <table:table-cell office:value-type="float" office:value="0.66557" calcext:value-type="float">
            <text:p>0.66557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26309" calcext:value-type="float">
            <text:p>0.263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78.35" calcext:value-type="float">
            <text:p>-78.35</text:p>
          </table:table-cell>
          <table:table-cell office:value-type="float" office:value="2.0835" calcext:value-type="float">
            <text:p>2.0835</text:p>
          </table:table-cell>
          <table:table-cell office:value-type="float" office:value="1.8587" calcext:value-type="float">
            <text:p>1.8587</text:p>
          </table:table-cell>
          <table:table-cell office:value-type="float" office:value="2.3576" calcext:value-type="float">
            <text:p>2.3576</text:p>
          </table:table-cell>
          <table:table-cell office:value-type="float" office:value="0.60296" calcext:value-type="float">
            <text:p>0.60296</text:p>
          </table:table-cell>
          <table:table-cell office:value-type="float" office:value="0.18665" calcext:value-type="float">
            <text:p>0.18665</text:p>
          </table:table-cell>
          <table:table-cell office:value-type="float" office:value="0.31691" calcext:value-type="float">
            <text:p>0.316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78.35" calcext:value-type="float">
            <text:p>-78.35</text:p>
          </table:table-cell>
          <table:table-cell office:value-type="float" office:value="1.4185" calcext:value-type="float">
            <text:p>1.4185</text:p>
          </table:table-cell>
          <table:table-cell office:value-type="float" office:value="1.2979" calcext:value-type="float">
            <text:p>1.2979</text:p>
          </table:table-cell>
          <table:table-cell office:value-type="float" office:value="1.524" calcext:value-type="float">
            <text:p>1.524</text:p>
          </table:table-cell>
          <table:table-cell office:value-type="float" office:value="0.71483" calcext:value-type="float">
            <text:p>0.71483</text:p>
          </table:table-cell>
          <table:table-cell office:value-type="float" office:value="0.29611" calcext:value-type="float">
            <text:p>0.29611</text:p>
          </table:table-cell>
          <table:table-cell office:value-type="float" office:value="0.0027196" calcext:value-type="float">
            <text:p>0.0027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81812" calcext:value-type="float">
            <text:p>0.81812</text:p>
          </table:table-cell>
          <table:table-cell office:value-type="float" office:value="0.71108" calcext:value-type="float">
            <text:p>0.71108</text:p>
          </table:table-cell>
          <table:table-cell office:value-type="float" office:value="0.96522" calcext:value-type="float">
            <text:p>0.96522</text:p>
          </table:table-cell>
          <table:table-cell office:value-type="float" office:value="0.61662" calcext:value-type="float">
            <text:p>0.61662</text:p>
          </table:table-cell>
          <table:table-cell office:value-type="float" office:value="0.32151" calcext:value-type="float">
            <text:p>0.32151</text:p>
          </table:table-cell>
          <table:table-cell office:value-type="float" office:value="0.23539" calcext:value-type="float">
            <text:p>0.2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65298" calcext:value-type="float">
            <text:p>0.65298</text:p>
          </table:table-cell>
          <table:table-cell office:value-type="float" office:value="0.56725" calcext:value-type="float">
            <text:p>0.56725</text:p>
          </table:table-cell>
          <table:table-cell office:value-type="float" office:value="0.78274" calcext:value-type="float">
            <text:p>0.78274</text:p>
          </table:table-cell>
          <table:table-cell office:value-type="float" office:value="0.59621" calcext:value-type="float">
            <text:p>0.59621</text:p>
          </table:table-cell>
          <table:table-cell office:value-type="float" office:value="0.34855" calcext:value-type="float">
            <text:p>0.34855</text:p>
          </table:table-cell>
          <table:table-cell office:value-type="float" office:value="0.2179" calcext:value-type="float">
            <text:p>0.2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67712" calcext:value-type="float">
            <text:p>0.6771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0.81133" calcext:value-type="float">
            <text:p>0.81133</text:p>
          </table:table-cell>
          <table:table-cell office:value-type="float" office:value="0.56915" calcext:value-type="float">
            <text:p>0.56915</text:p>
          </table:table-cell>
          <table:table-cell office:value-type="float" office:value="0.38214" calcext:value-type="float">
            <text:p>0.38214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59841" calcext:value-type="float">
            <text:p>0.59841</text:p>
          </table:table-cell>
          <table:table-cell office:value-type="float" office:value="0.52001" calcext:value-type="float">
            <text:p>0.52001</text:p>
          </table:table-cell>
          <table:table-cell office:value-type="float" office:value="0.72039" calcext:value-type="float">
            <text:p>0.72039</text:p>
          </table:table-cell>
          <table:table-cell office:value-type="float" office:value="0.58449" calcext:value-type="float">
            <text:p>0.58449</text:p>
          </table:table-cell>
          <table:table-cell office:value-type="float" office:value="0.37603" calcext:value-type="float">
            <text:p>0.37603</text:p>
          </table:table-cell>
          <table:table-cell office:value-type="float" office:value="0.2148" calcext:value-type="float">
            <text:p>0.2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44621" calcext:value-type="float">
            <text:p>0.44621</text:p>
          </table:table-cell>
          <table:table-cell office:value-type="float" office:value="0.38657" calcext:value-type="float">
            <text:p>0.38657</text:p>
          </table:table-cell>
          <table:table-cell office:value-type="float" office:value="0.54628" calcext:value-type="float">
            <text:p>0.54628</text:p>
          </table:table-cell>
          <table:table-cell office:value-type="float" office:value="0.58611" calcext:value-type="float">
            <text:p>0.58611</text:p>
          </table:table-cell>
          <table:table-cell office:value-type="float" office:value="0.37565" calcext:value-type="float">
            <text:p>0.37565</text:p>
          </table:table-cell>
          <table:table-cell office:value-type="float" office:value="0.24247" calcext:value-type="float">
            <text:p>0.242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54148" calcext:value-type="float">
            <text:p>0.54148</text:p>
          </table:table-cell>
          <table:table-cell office:value-type="float" office:value="0.46634" calcext:value-type="float">
            <text:p>0.46634</text:p>
          </table:table-cell>
          <table:table-cell office:value-type="float" office:value="0.64923" calcext:value-type="float">
            <text:p>0.64923</text:p>
          </table:table-cell>
          <table:table-cell office:value-type="float" office:value="0.64757" calcext:value-type="float">
            <text:p>0.64757</text:p>
          </table:table-cell>
          <table:table-cell office:value-type="float" office:value="0.32893" calcext:value-type="float">
            <text:p>0.32893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89899" calcext:value-type="float">
            <text:p>0.89899</text:p>
          </table:table-cell>
          <table:table-cell office:value-type="float" office:value="0.78939" calcext:value-type="float">
            <text:p>0.78939</text:p>
          </table:table-cell>
          <table:table-cell office:value-type="float" office:value="1.041" calcext:value-type="float">
            <text:p>1.041</text:p>
          </table:table-cell>
          <table:table-cell office:value-type="float" office:value="0.64468" calcext:value-type="float">
            <text:p>0.64468</text:p>
          </table:table-cell>
          <table:table-cell office:value-type="float" office:value="0.34448" calcext:value-type="float">
            <text:p>0.34448</text:p>
          </table:table-cell>
          <table:table-cell office:value-type="float" office:value="0.24714" calcext:value-type="float">
            <text:p>0.24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99001" calcext:value-type="float">
            <text:p>0.99001</text:p>
          </table:table-cell>
          <table:table-cell office:value-type="float" office:value="0.87161" calcext:value-type="float">
            <text:p>0.87161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35557" calcext:value-type="float">
            <text:p>0.35557</text:p>
          </table:table-cell>
          <table:table-cell office:value-type="float" office:value="0.24538" calcext:value-type="float">
            <text:p>0.245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78.35" calcext:value-type="float">
            <text:p>-78.35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73202" calcext:value-type="float">
            <text:p>0.73202</text:p>
          </table:table-cell>
          <table:table-cell office:value-type="float" office:value="0.97443" calcext:value-type="float">
            <text:p>0.97443</text:p>
          </table:table-cell>
          <table:table-cell office:value-type="float" office:value="0.65722" calcext:value-type="float">
            <text:p>0.65722</text:p>
          </table:table-cell>
          <table:table-cell office:value-type="float" office:value="0.34461" calcext:value-type="float">
            <text:p>0.34461</text:p>
          </table:table-cell>
          <table:table-cell office:value-type="float" office:value="0.28206" calcext:value-type="float">
            <text:p>0.282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75.84" calcext:value-type="float">
            <text:p>-75.84</text:p>
          </table:table-cell>
          <table:table-cell office:value-type="float" office:value="1.7183" calcext:value-type="float">
            <text:p>1.7183</text:p>
          </table:table-cell>
          <table:table-cell office:value-type="float" office:value="1.535" calcext:value-type="float">
            <text:p>1.535</text:p>
          </table:table-cell>
          <table:table-cell office:value-type="float" office:value="1.9631" calcext:value-type="float">
            <text:p>1.9631</text:p>
          </table:table-cell>
          <table:table-cell office:value-type="float" office:value="0.59297" calcext:value-type="float">
            <text:p>0.59297</text:p>
          </table:table-cell>
          <table:table-cell office:value-type="float" office:value="0.17682" calcext:value-type="float">
            <text:p>0.17682</text:p>
          </table:table-cell>
          <table:table-cell office:value-type="float" office:value="0.35805" calcext:value-type="float">
            <text:p>0.35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75.84" calcext:value-type="float">
            <text:p>-75.84</text:p>
          </table:table-cell>
          <table:table-cell office:value-type="float" office:value="1.6736" calcext:value-type="float">
            <text:p>1.6736</text:p>
          </table:table-cell>
          <table:table-cell office:value-type="float" office:value="1.497" calcext:value-type="float">
            <text:p>1.497</text:p>
          </table:table-cell>
          <table:table-cell office:value-type="float" office:value="1.8249" calcext:value-type="float">
            <text:p>1.8249</text:p>
          </table:table-cell>
          <table:table-cell office:value-type="float" office:value="0.75043" calcext:value-type="float">
            <text:p>0.75043</text:p>
          </table:table-cell>
          <table:table-cell office:value-type="float" office:value="0.21598" calcext:value-type="float">
            <text:p>0.21598</text:p>
          </table:table-cell>
          <table:table-cell office:value-type="float" office:value="0.0039132" calcext:value-type="float">
            <text:p>0.0039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75.84" calcext:value-type="float">
            <text:p>-75.84</text:p>
          </table:table-cell>
          <table:table-cell office:value-type="float" office:value="2.0514" calcext:value-type="float">
            <text:p>2.0514</text:p>
          </table:table-cell>
          <table:table-cell office:value-type="float" office:value="1.8343" calcext:value-type="float">
            <text:p>1.8343</text:p>
          </table:table-cell>
          <table:table-cell office:value-type="float" office:value="2.3394" calcext:value-type="float">
            <text:p>2.3394</text:p>
          </table:table-cell>
          <table:table-cell office:value-type="float" office:value="0.59775" calcext:value-type="float">
            <text:p>0.59775</text:p>
          </table:table-cell>
          <table:table-cell office:value-type="float" office:value="0.19328" calcext:value-type="float">
            <text:p>0.19328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75.84" calcext:value-type="float">
            <text:p>-75.84</text:p>
          </table:table-cell>
          <table:table-cell office:value-type="float" office:value="1.9868" calcext:value-type="float">
            <text:p>1.9868</text:p>
          </table:table-cell>
          <table:table-cell office:value-type="float" office:value="1.7719" calcext:value-type="float">
            <text:p>1.7719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63592" calcext:value-type="float">
            <text:p>0.63592</text:p>
          </table:table-cell>
          <table:table-cell office:value-type="float" office:value="0.17755" calcext:value-type="float">
            <text:p>0.17755</text:p>
          </table:table-cell>
          <table:table-cell office:value-type="float" office:value="0.33778" calcext:value-type="float">
            <text:p>0.337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75.84" calcext:value-type="float">
            <text:p>-75.84</text:p>
          </table:table-cell>
          <table:table-cell office:value-type="float" office:value="1.674" calcext:value-type="float">
            <text:p>1.674</text:p>
          </table:table-cell>
          <table:table-cell office:value-type="float" office:value="1.532" calcext:value-type="float">
            <text:p>1.532</text:p>
          </table:table-cell>
          <table:table-cell office:value-type="float" office:value="1.7953" calcext:value-type="float">
            <text:p>1.7953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13554" calcext:value-type="float">
            <text:p>0.13554</text:p>
          </table:table-cell>
          <table:table-cell office:value-type="float" office:value="0.0036213" calcext:value-type="float">
            <text:p>0.0036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83682" calcext:value-type="float">
            <text:p>0.83682</text:p>
          </table:table-cell>
          <table:table-cell office:value-type="float" office:value="0.72633" calcext:value-type="float">
            <text:p>0.72633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30974" calcext:value-type="float">
            <text:p>0.30974</text:p>
          </table:table-cell>
          <table:table-cell office:value-type="float" office:value="0.24084" calcext:value-type="float">
            <text:p>0.24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72345" calcext:value-type="float">
            <text:p>0.72345</text:p>
          </table:table-cell>
          <table:table-cell office:value-type="float" office:value="0.62343" calcext:value-type="float">
            <text:p>0.62343</text:p>
          </table:table-cell>
          <table:table-cell office:value-type="float" office:value="0.85823" calcext:value-type="float">
            <text:p>0.85823</text:p>
          </table:table-cell>
          <table:table-cell office:value-type="float" office:value="0.64022" calcext:value-type="float">
            <text:p>0.64022</text:p>
          </table:table-cell>
          <table:table-cell office:value-type="float" office:value="0.30538" calcext:value-type="float">
            <text:p>0.30538</text:p>
          </table:table-cell>
          <table:table-cell office:value-type="float" office:value="0.23824" calcext:value-type="float">
            <text:p>0.238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63567" calcext:value-type="float">
            <text:p>0.63567</text:p>
          </table:table-cell>
          <table:table-cell office:value-type="float" office:value="0.86651" calcext:value-type="float">
            <text:p>0.86651</text:p>
          </table:table-cell>
          <table:table-cell office:value-type="float" office:value="0.59363" calcext:value-type="float">
            <text:p>0.59363</text:p>
          </table:table-cell>
          <table:table-cell office:value-type="float" office:value="0.35722" calcext:value-type="float">
            <text:p>0.35722</text:p>
          </table:table-cell>
          <table:table-cell office:value-type="float" office:value="0.23281" calcext:value-type="float">
            <text:p>0.232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6437" calcext:value-type="float">
            <text:p>0.6437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61188" calcext:value-type="float">
            <text:p>0.61188</text:p>
          </table:table-cell>
          <table:table-cell office:value-type="float" office:value="0.34891" calcext:value-type="float">
            <text:p>0.34891</text:p>
          </table:table-cell>
          <table:table-cell office:value-type="float" office:value="0.22579" calcext:value-type="float">
            <text:p>0.22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70713" calcext:value-type="float">
            <text:p>0.70713</text:p>
          </table:table-cell>
          <table:table-cell office:value-type="float" office:value="0.62081" calcext:value-type="float">
            <text:p>0.62081</text:p>
          </table:table-cell>
          <table:table-cell office:value-type="float" office:value="0.83794" calcext:value-type="float">
            <text:p>0.83794</text:p>
          </table:table-cell>
          <table:table-cell office:value-type="float" office:value="0.57825" calcext:value-type="float">
            <text:p>0.57825</text:p>
          </table:table-cell>
          <table:table-cell office:value-type="float" office:value="0.38809" calcext:value-type="float">
            <text:p>0.38809</text:p>
          </table:table-cell>
          <table:table-cell office:value-type="float" office:value="0.2314" calcext:value-type="float">
            <text:p>0.2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53455" calcext:value-type="float">
            <text:p>0.53455</text:p>
          </table:table-cell>
          <table:table-cell office:value-type="float" office:value="0.46229" calcext:value-type="float">
            <text:p>0.46229</text:p>
          </table:table-cell>
          <table:table-cell table:number-columns-repeated="2" office:value-type="float" office:value="0.64243" calcext:value-type="float">
            <text:p>0.64243</text:p>
          </table:table-cell>
          <table:table-cell office:value-type="float" office:value="0.32926" calcext:value-type="float">
            <text:p>0.32926</text:p>
          </table:table-cell>
          <table:table-cell office:value-type="float" office:value="0.2802" calcext:value-type="float">
            <text:p>0.2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82297" calcext:value-type="float">
            <text:p>0.8229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95854" calcext:value-type="float">
            <text:p>0.95854</text:p>
          </table:table-cell>
          <table:table-cell office:value-type="float" office:value="0.64157" calcext:value-type="float">
            <text:p>0.64157</text:p>
          </table:table-cell>
          <table:table-cell office:value-type="float" office:value="0.34019" calcext:value-type="float">
            <text:p>0.3401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97105" calcext:value-type="float">
            <text:p>0.97105</text:p>
          </table:table-cell>
          <table:table-cell office:value-type="float" office:value="0.85482" calcext:value-type="float">
            <text:p>0.85482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35106" calcext:value-type="float">
            <text:p>0.35106</text:p>
          </table:table-cell>
          <table:table-cell office:value-type="float" office:value="0.27787" calcext:value-type="float">
            <text:p>0.277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75.84" calcext:value-type="float">
            <text:p>-75.84</text:p>
          </table:table-cell>
          <table:table-cell office:value-type="float" office:value="0.80071" calcext:value-type="float">
            <text:p>0.80071</text:p>
          </table:table-cell>
          <table:table-cell office:value-type="float" office:value="0.69986" calcext:value-type="float">
            <text:p>0.69986</text:p>
          </table:table-cell>
          <table:table-cell office:value-type="float" office:value="0.93196" calcext:value-type="float">
            <text:p>0.93196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34849" calcext:value-type="float">
            <text:p>0.34849</text:p>
          </table:table-cell>
          <table:table-cell office:value-type="float" office:value="0.27199" calcext:value-type="float">
            <text:p>0.27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4505" calcext:value-type="float">
            <text:p>1.4505</text:p>
          </table:table-cell>
          <table:table-cell office:value-type="float" office:value="1.2771" calcext:value-type="float">
            <text:p>1.2771</text:p>
          </table:table-cell>
          <table:table-cell office:value-type="float" office:value="1.6708" calcext:value-type="float">
            <text:p>1.6708</text:p>
          </table:table-cell>
          <table:table-cell office:value-type="float" office:value="0.62513" calcext:value-type="float">
            <text:p>0.62513</text:p>
          </table:table-cell>
          <table:table-cell office:value-type="float" office:value="0.13584" calcext:value-type="float">
            <text:p>0.13584</text:p>
          </table:table-cell>
          <table:table-cell office:value-type="float" office:value="0.39514" calcext:value-type="float">
            <text:p>0.39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4543" calcext:value-type="float">
            <text:p>1.4543</text:p>
          </table:table-cell>
          <table:table-cell office:value-type="float" office:value="1.2915" calcext:value-type="float">
            <text:p>1.2915</text:p>
          </table:table-cell>
          <table:table-cell office:value-type="float" office:value="1.6777" calcext:value-type="float">
            <text:p>1.6777</text:p>
          </table:table-cell>
          <table:table-cell office:value-type="float" office:value="0.58723" calcext:value-type="float">
            <text:p>0.58723</text:p>
          </table:table-cell>
          <table:table-cell office:value-type="float" office:value="0.16607" calcext:value-type="float">
            <text:p>0.16607</text:p>
          </table:table-cell>
          <table:table-cell office:value-type="float" office:value="0.3805" calcext:value-type="float">
            <text:p>0.3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5773" calcext:value-type="float">
            <text:p>1.5773</text:p>
          </table:table-cell>
          <table:table-cell office:value-type="float" office:value="1.4124" calcext:value-type="float">
            <text:p>1.4124</text:p>
          </table:table-cell>
          <table:table-cell office:value-type="float" office:value="1.813" calcext:value-type="float">
            <text:p>1.813</text:p>
          </table:table-cell>
          <table:table-cell office:value-type="float" office:value="0.53732" calcext:value-type="float">
            <text:p>0.53732</text:p>
          </table:table-cell>
          <table:table-cell office:value-type="float" office:value="0.21141" calcext:value-type="float">
            <text:p>0.21141</text:p>
          </table:table-cell>
          <table:table-cell office:value-type="float" office:value="0.35255" calcext:value-type="float">
            <text:p>0.35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5031" calcext:value-type="float">
            <text:p>1.5031</text:p>
          </table:table-cell>
          <table:table-cell office:value-type="float" office:value="1.3418" calcext:value-type="float">
            <text:p>1.3418</text:p>
          </table:table-cell>
          <table:table-cell office:value-type="float" office:value="1.7382" calcext:value-type="float">
            <text:p>1.7382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24236" calcext:value-type="float">
            <text:p>0.24236</text:p>
          </table:table-cell>
          <table:table-cell office:value-type="float" office:value="0.33539" calcext:value-type="float">
            <text:p>0.3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5814" calcext:value-type="float">
            <text:p>1.5814</text:p>
          </table:table-cell>
          <table:table-cell office:value-type="float" office:value="1.3737" calcext:value-type="float">
            <text:p>1.3737</text:p>
          </table:table-cell>
          <table:table-cell office:value-type="float" office:value="1.836" calcext:value-type="float">
            <text:p>1.836</text:p>
          </table:table-cell>
          <table:table-cell office:value-type="float" office:value="0.68496" calcext:value-type="float">
            <text:p>0.68496</text:p>
          </table:table-cell>
          <table:table-cell office:value-type="float" office:value="0.30522" calcext:value-type="float">
            <text:p>0.30522</text:p>
          </table:table-cell>
          <table:table-cell office:value-type="float" office:value="0.0031165" calcext:value-type="float">
            <text:p>0.00311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9274" calcext:value-type="float">
            <text:p>1.9274</text:p>
          </table:table-cell>
          <table:table-cell office:value-type="float" office:value="1.73" calcext:value-type="float">
            <text:p>1.73</text:p>
          </table:table-cell>
          <table:table-cell office:value-type="float" office:value="2.2078" calcext:value-type="float">
            <text:p>2.2078</text:p>
          </table:table-cell>
          <table:table-cell office:value-type="float" office:value="0.57788" calcext:value-type="float">
            <text:p>0.57788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33037" calcext:value-type="float">
            <text:p>0.33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9674" calcext:value-type="float">
            <text:p>1.9674</text:p>
          </table:table-cell>
          <table:table-cell office:value-type="float" office:value="1.7537" calcext:value-type="float">
            <text:p>1.7537</text:p>
          </table:table-cell>
          <table:table-cell office:value-type="float" office:value="2.2499" calcext:value-type="float">
            <text:p>2.2499</text:p>
          </table:table-cell>
          <table:table-cell office:value-type="float" office:value="0.61934" calcext:value-type="float">
            <text:p>0.61934</text:p>
          </table:table-cell>
          <table:table-cell office:value-type="float" office:value="0.19718" calcext:value-type="float">
            <text:p>0.19718</text:p>
          </table:table-cell>
          <table:table-cell office:value-type="float" office:value="0.33545" calcext:value-type="float">
            <text:p>0.33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7459" calcext:value-type="float">
            <text:p>1.7459</text:p>
          </table:table-cell>
          <table:table-cell office:value-type="float" office:value="1.5532" calcext:value-type="float">
            <text:p>1.5532</text:p>
          </table:table-cell>
          <table:table-cell office:value-type="float" office:value="2.0035" calcext:value-type="float">
            <text:p>2.0035</text:p>
          </table:table-cell>
          <table:table-cell office:value-type="float" office:value="0.62379" calcext:value-type="float">
            <text:p>0.62379</text:p>
          </table:table-cell>
          <table:table-cell office:value-type="float" office:value="0.20365" calcext:value-type="float">
            <text:p>0.20365</text:p>
          </table:table-cell>
          <table:table-cell office:value-type="float" office:value="0.33404" calcext:value-type="float">
            <text:p>0.33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2522" calcext:value-type="float">
            <text:p>1.2522</text:p>
          </table:table-cell>
          <table:table-cell office:value-type="float" office:value="1.1373" calcext:value-type="float">
            <text:p>1.1373</text:p>
          </table:table-cell>
          <table:table-cell office:value-type="float" office:value="1.3559" calcext:value-type="float">
            <text:p>1.3559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0019986" calcext:value-type="float">
            <text:p>0.0019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84212" calcext:value-type="float">
            <text:p>0.84212</text:p>
          </table:table-cell>
          <table:table-cell office:value-type="float" office:value="0.72801" calcext:value-type="float">
            <text:p>0.72801</text:p>
          </table:table-cell>
          <table:table-cell office:value-type="float" office:value="0.97784" calcext:value-type="float">
            <text:p>0.97784</text:p>
          </table:table-cell>
          <table:table-cell office:value-type="float" office:value="0.78962" calcext:value-type="float">
            <text:p>0.78962</text:p>
          </table:table-cell>
          <table:table-cell office:value-type="float" office:value="0.22634" calcext:value-type="float">
            <text:p>0.22634</text:p>
          </table:table-cell>
          <table:table-cell office:value-type="float" office:value="0.0014715" calcext:value-type="float">
            <text:p>0.001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54736" calcext:value-type="float">
            <text:p>0.54736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0.64676" calcext:value-type="float">
            <text:p>0.6467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4359" calcext:value-type="float">
            <text:p>0.24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70722" calcext:value-type="float">
            <text:p>0.70722</text:p>
          </table:table-cell>
          <table:table-cell office:value-type="float" office:value="0.61399" calcext:value-type="float">
            <text:p>0.6139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819" calcext:value-type="float">
            <text:p>0.32819</text:p>
          </table:table-cell>
          <table:table-cell office:value-type="float" office:value="0.23642" calcext:value-type="float">
            <text:p>0.236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70115" calcext:value-type="float">
            <text:p>0.70115</text:p>
          </table:table-cell>
          <table:table-cell office:value-type="float" office:value="0.60654" calcext:value-type="float">
            <text:p>0.60654</text:p>
          </table:table-cell>
          <table:table-cell office:value-type="float" office:value="0.82793" calcext:value-type="float">
            <text:p>0.82793</text:p>
          </table:table-cell>
          <table:table-cell office:value-type="float" office:value="0.63339" calcext:value-type="float">
            <text:p>0.63339</text:p>
          </table:table-cell>
          <table:table-cell office:value-type="float" office:value="0.32799" calcext:value-type="float">
            <text:p>0.32799</text:p>
          </table:table-cell>
          <table:table-cell office:value-type="float" office:value="0.23747" calcext:value-type="float">
            <text:p>0.23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87496" calcext:value-type="float">
            <text:p>0.87496</text:p>
          </table:table-cell>
          <table:table-cell office:value-type="float" office:value="0.58543" calcext:value-type="float">
            <text:p>0.58543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24705" calcext:value-type="float">
            <text:p>0.247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54443" calcext:value-type="float">
            <text:p>0.54443</text:p>
          </table:table-cell>
          <table:table-cell office:value-type="float" office:value="0.47207" calcext:value-type="float">
            <text:p>0.47207</text:p>
          </table:table-cell>
          <table:table-cell office:value-type="float" office:value="0.65294" calcext:value-type="float">
            <text:p>0.65294</text:p>
          </table:table-cell>
          <table:table-cell office:value-type="float" office:value="0.62079" calcext:value-type="float">
            <text:p>0.62079</text:p>
          </table:table-cell>
          <table:table-cell office:value-type="float" office:value="0.34671" calcext:value-type="float">
            <text:p>0.34671</text:p>
          </table:table-cell>
          <table:table-cell office:value-type="float" office:value="0.28812" calcext:value-type="float">
            <text:p>0.288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73369" calcext:value-type="float">
            <text:p>0.73369</text:p>
          </table:table-cell>
          <table:table-cell office:value-type="float" office:value="0.64437" calcext:value-type="float">
            <text:p>0.64437</text:p>
          </table:table-cell>
          <table:table-cell office:value-type="float" office:value="0.86114" calcext:value-type="float">
            <text:p>0.86114</text:p>
          </table:table-cell>
          <table:table-cell office:value-type="float" office:value="0.62573" calcext:value-type="float">
            <text:p>0.62573</text:p>
          </table:table-cell>
          <table:table-cell office:value-type="float" office:value="0.35174" calcext:value-type="float">
            <text:p>0.35174</text:p>
          </table:table-cell>
          <table:table-cell office:value-type="float" office:value="0.29341" calcext:value-type="float">
            <text:p>0.29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73.33" calcext:value-type="float">
            <text:p>-73.33</text:p>
          </table:table-cell>
          <table:table-cell office:value-type="float" office:value="0.86793" calcext:value-type="float">
            <text:p>0.86793</text:p>
          </table:table-cell>
          <table:table-cell office:value-type="float" office:value="0.76342" calcext:value-type="float">
            <text:p>0.76342</text:p>
          </table:table-cell>
          <table:table-cell office:value-type="float" office:value="1.0074" calcext:value-type="float">
            <text:p>1.0074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29036" calcext:value-type="float">
            <text:p>0.290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73.33" calcext:value-type="float">
            <text:p>-73.33</text:p>
          </table:table-cell>
          <table:table-cell office:value-type="float" office:value="1.1122" calcext:value-type="float">
            <text:p>1.1122</text:p>
          </table:table-cell>
          <table:table-cell office:value-type="float" office:value="0.98253" calcext:value-type="float">
            <text:p>0.98253</text:p>
          </table:table-cell>
          <table:table-cell office:value-type="float" office:value="1.2759" calcext:value-type="float">
            <text:p>1.275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36766" calcext:value-type="float">
            <text:p>0.36766</text:p>
          </table:table-cell>
          <table:table-cell office:value-type="float" office:value="0.28141" calcext:value-type="float">
            <text:p>0.28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52.75" calcext:value-type="float">
            <text:p>-52.75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64218" calcext:value-type="float">
            <text:p>0.64218</text:p>
          </table:table-cell>
          <table:table-cell office:value-type="float" office:value="0.51566" calcext:value-type="float">
            <text:p>0.51566</text:p>
          </table:table-cell>
          <table:table-cell office:value-type="float" office:value="0.809" calcext:value-type="float">
            <text:p>0.809</text:p>
          </table:table-cell>
          <table:table-cell office:value-type="float" office:value="0.50397" calcext:value-type="float">
            <text:p>0.50397</text:p>
          </table:table-cell>
          <table:table-cell office:value-type="float" office:value="0.08344" calcext:value-type="float">
            <text:p>0.08344</text:p>
          </table:table-cell>
          <table:table-cell office:value-type="float" office:value="0.55037" calcext:value-type="float">
            <text:p>0.55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8.63" calcext:value-type="float">
            <text:p>-48.63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75479" calcext:value-type="float">
            <text:p>0.75479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99785" calcext:value-type="float">
            <text:p>0.99785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050953" calcext:value-type="float">
            <text:p>0.050953</text:p>
          </table:table-cell>
          <table:table-cell office:value-type="float" office:value="0.33287" calcext:value-type="float">
            <text:p>0.332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72275" calcext:value-type="float">
            <text:p>0.72275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79288" calcext:value-type="float">
            <text:p>0.79288</text:p>
          </table:table-cell>
          <table:table-cell office:value-type="float" office:value="0.67058" calcext:value-type="float">
            <text:p>0.67058</text:p>
          </table:table-cell>
          <table:table-cell office:value-type="float" office:value="0.098667" calcext:value-type="float">
            <text:p>0.098667</text:p>
          </table:table-cell>
          <table:table-cell office:value-type="float" office:value="0.073274" calcext:value-type="float">
            <text:p>0.0732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2374" calcext:value-type="float">
            <text:p>1.2374</text:p>
          </table:table-cell>
          <table:table-cell office:value-type="float" office:value="1.6161" calcext:value-type="float">
            <text:p>1.6161</text:p>
          </table:table-cell>
          <table:table-cell office:value-type="float" office:value="0.59383" calcext:value-type="float">
            <text:p>0.59383</text:p>
          </table:table-cell>
          <table:table-cell office:value-type="float" office:value="0.14659" calcext:value-type="float">
            <text:p>0.14659</text:p>
          </table:table-cell>
          <table:table-cell office:value-type="float" office:value="0.35243" calcext:value-type="float">
            <text:p>0.35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2424" calcext:value-type="float">
            <text:p>1.2424</text:p>
          </table:table-cell>
          <table:table-cell office:value-type="float" office:value="1.1002" calcext:value-type="float">
            <text:p>1.1002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55315" calcext:value-type="float">
            <text:p>0.55315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3838" calcext:value-type="float">
            <text:p>0.38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3647" calcext:value-type="float">
            <text:p>1.364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.5768" calcext:value-type="float">
            <text:p>1.5768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22969" calcext:value-type="float">
            <text:p>0.22969</text:p>
          </table:table-cell>
          <table:table-cell office:value-type="float" office:value="0.35285" calcext:value-type="float">
            <text:p>0.352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481" calcext:value-type="float">
            <text:p>1.481</text:p>
          </table:table-cell>
          <table:table-cell office:value-type="float" office:value="1.3231" calcext:value-type="float">
            <text:p>1.3231</text:p>
          </table:table-cell>
          <table:table-cell office:value-type="float" office:value="1.7118" calcext:value-type="float">
            <text:p>1.7118</text:p>
          </table:table-cell>
          <table:table-cell office:value-type="float" office:value="0.45685" calcext:value-type="float">
            <text:p>0.45685</text:p>
          </table:table-cell>
          <table:table-cell office:value-type="float" office:value="0.27232" calcext:value-type="float">
            <text:p>0.27232</text:p>
          </table:table-cell>
          <table:table-cell office:value-type="float" office:value="0.33626" calcext:value-type="float">
            <text:p>0.33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4364" calcext:value-type="float">
            <text:p>1.4364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665" calcext:value-type="float">
            <text:p>1.665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29883" calcext:value-type="float">
            <text:p>0.29883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529" calcext:value-type="float">
            <text:p>1.529</text:p>
          </table:table-cell>
          <table:table-cell office:value-type="float" office:value="1.369" calcext:value-type="float">
            <text:p>1.369</text:p>
          </table:table-cell>
          <table:table-cell office:value-type="float" office:value="1.7688" calcext:value-type="float">
            <text:p>1.7688</text:p>
          </table:table-cell>
          <table:table-cell office:value-type="float" office:value="0.46436" calcext:value-type="float">
            <text:p>0.46436</text:p>
          </table:table-cell>
          <table:table-cell office:value-type="float" office:value="0.29118" calcext:value-type="float">
            <text:p>0.29118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8771" calcext:value-type="float">
            <text:p>1.8771</text:p>
          </table:table-cell>
          <table:table-cell office:value-type="float" office:value="1.69" calcext:value-type="float">
            <text:p>1.69</text:p>
          </table:table-cell>
          <table:table-cell office:value-type="float" office:value="2.1526" calcext:value-type="float">
            <text:p>2.1526</text:p>
          </table:table-cell>
          <table:table-cell office:value-type="float" office:value="0.52063" calcext:value-type="float">
            <text:p>0.52063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32724" calcext:value-type="float">
            <text:p>0.327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70.82" calcext:value-type="float">
            <text:p>-70.82</text:p>
          </table:table-cell>
          <table:table-cell office:value-type="float" office:value="2.1742" calcext:value-type="float">
            <text:p>2.1742</text:p>
          </table:table-cell>
          <table:table-cell office:value-type="float" office:value="1.9376" calcext:value-type="float">
            <text:p>1.9376</text:p>
          </table:table-cell>
          <table:table-cell office:value-type="float" office:value="2.3849" calcext:value-type="float">
            <text:p>2.3849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12102" calcext:value-type="float">
            <text:p>0.12102</text:p>
          </table:table-cell>
          <table:table-cell office:value-type="float" office:value="0.0019903" calcext:value-type="float">
            <text:p>0.00199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4638" calcext:value-type="float">
            <text:p>1.4638</text:p>
          </table:table-cell>
          <table:table-cell office:value-type="float" office:value="1.8849" calcext:value-type="float">
            <text:p>1.8849</text:p>
          </table:table-cell>
          <table:table-cell office:value-type="float" office:value="0.59406" calcext:value-type="float">
            <text:p>0.59406</text:p>
          </table:table-cell>
          <table:table-cell office:value-type="float" office:value="0.22506" calcext:value-type="float">
            <text:p>0.22506</text:p>
          </table:table-cell>
          <table:table-cell office:value-type="float" office:value="0.3105" calcext:value-type="float">
            <text:p>0.31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5976" calcext:value-type="float">
            <text:p>1.5976</text:p>
          </table:table-cell>
          <table:table-cell office:value-type="float" office:value="1.421" calcext:value-type="float">
            <text:p>1.421</text:p>
          </table:table-cell>
          <table:table-cell office:value-type="float" office:value="1.8254" calcext:value-type="float">
            <text:p>1.8254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20238" calcext:value-type="float">
            <text:p>0.20238</text:p>
          </table:table-cell>
          <table:table-cell office:value-type="float" office:value="0.34548" calcext:value-type="float">
            <text:p>0.345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70.82" calcext:value-type="float">
            <text:p>-70.82</text:p>
          </table:table-cell>
          <table:table-cell office:value-type="float" office:value="1.4866" calcext:value-type="float">
            <text:p>1.4866</text:p>
          </table:table-cell>
          <table:table-cell office:value-type="float" office:value="1.2977" calcext:value-type="float">
            <text:p>1.2977</text:p>
          </table:table-cell>
          <table:table-cell office:value-type="float" office:value="1.7199" calcext:value-type="float">
            <text:p>1.7199</text:p>
          </table:table-cell>
          <table:table-cell office:value-type="float" office:value="0.68724" calcext:value-type="float">
            <text:p>0.68724</text:p>
          </table:table-cell>
          <table:table-cell office:value-type="float" office:value="0.17823" calcext:value-type="float">
            <text:p>0.17823</text:p>
          </table:table-cell>
          <table:table-cell office:value-type="float" office:value="0.29847" calcext:value-type="float">
            <text:p>0.29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83012" calcext:value-type="float">
            <text:p>0.83012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97279" calcext:value-type="float">
            <text:p>0.97279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6902" calcext:value-type="float">
            <text:p>0.269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72673" calcext:value-type="float">
            <text:p>0.72673</text:p>
          </table:table-cell>
          <table:table-cell office:value-type="float" office:value="0.63053" calcext:value-type="float">
            <text:p>0.63053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64042" calcext:value-type="float">
            <text:p>0.64042</text:p>
          </table:table-cell>
          <table:table-cell office:value-type="float" office:value="0.31302" calcext:value-type="float">
            <text:p>0.31302</text:p>
          </table:table-cell>
          <table:table-cell office:value-type="float" office:value="0.30591" calcext:value-type="float">
            <text:p>0.305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75553" calcext:value-type="float">
            <text:p>0.75553</text:p>
          </table:table-cell>
          <table:table-cell office:value-type="float" office:value="0.66319" calcext:value-type="float">
            <text:p>0.66319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59768" calcext:value-type="float">
            <text:p>0.59768</text:p>
          </table:table-cell>
          <table:table-cell office:value-type="float" office:value="0.36592" calcext:value-type="float">
            <text:p>0.36592</text:p>
          </table:table-cell>
          <table:table-cell office:value-type="float" office:value="0.24848" calcext:value-type="float">
            <text:p>0.24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54067" calcext:value-type="float">
            <text:p>0.54067</text:p>
          </table:table-cell>
          <table:table-cell office:value-type="float" office:value="0.47133" calcext:value-type="float">
            <text:p>0.47133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36247" calcext:value-type="float">
            <text:p>0.36247</text:p>
          </table:table-cell>
          <table:table-cell office:value-type="float" office:value="0.2905" calcext:value-type="float">
            <text:p>0.2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67823" calcext:value-type="float">
            <text:p>0.67823</text:p>
          </table:table-cell>
          <table:table-cell office:value-type="float" office:value="0.59658" calcext:value-type="float">
            <text:p>0.59658</text:p>
          </table:table-cell>
          <table:table-cell office:value-type="float" office:value="0.80121" calcext:value-type="float">
            <text:p>0.80121</text:p>
          </table:table-cell>
          <table:table-cell office:value-type="float" office:value="0.60297" calcext:value-type="float">
            <text:p>0.60297</text:p>
          </table:table-cell>
          <table:table-cell office:value-type="float" office:value="0.37105" calcext:value-type="float">
            <text:p>0.37105</text:p>
          </table:table-cell>
          <table:table-cell office:value-type="float" office:value="0.292" calcext:value-type="float">
            <text:p>0.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80184" calcext:value-type="float">
            <text:p>0.80184</text:p>
          </table:table-cell>
          <table:table-cell office:value-type="float" office:value="0.70705" calcext:value-type="float">
            <text:p>0.70705</text:p>
          </table:table-cell>
          <table:table-cell office:value-type="float" office:value="0.93503" calcext:value-type="float">
            <text:p>0.93503</text:p>
          </table:table-cell>
          <table:table-cell office:value-type="float" office:value="0.61492" calcext:value-type="float">
            <text:p>0.61492</text:p>
          </table:table-cell>
          <table:table-cell office:value-type="float" office:value="0.36969" calcext:value-type="float">
            <text:p>0.36969</text:p>
          </table:table-cell>
          <table:table-cell office:value-type="float" office:value="0.29186" calcext:value-type="float">
            <text:p>0.29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.78882" calcext:value-type="float">
            <text:p>0.78882</text:p>
          </table:table-cell>
          <table:table-cell office:value-type="float" office:value="0.68912" calcext:value-type="float">
            <text:p>0.68912</text:p>
          </table:table-cell>
          <table:table-cell office:value-type="float" office:value="0.92115" calcext:value-type="float">
            <text:p>0.92115</text:p>
          </table:table-cell>
          <table:table-cell office:value-type="float" office:value="0.64061" calcext:value-type="float">
            <text:p>0.64061</text:p>
          </table:table-cell>
          <table:table-cell office:value-type="float" office:value="0.35624" calcext:value-type="float">
            <text:p>0.35624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061" calcext:value-type="float">
            <text:p>1.061</text:p>
          </table:table-cell>
          <table:table-cell office:value-type="float" office:value="0.82906" calcext:value-type="float">
            <text:p>0.82906</text:p>
          </table:table-cell>
          <table:table-cell office:value-type="float" office:value="1.3436" calcext:value-type="float">
            <text:p>1.3436</text:p>
          </table:table-cell>
          <table:table-cell office:value-type="float" office:value="0.49116" calcext:value-type="float">
            <text:p>0.49116</text:p>
          </table:table-cell>
          <table:table-cell office:value-type="float" office:value="0.083317" calcext:value-type="float">
            <text:p>0.083317</text:p>
          </table:table-cell>
          <table:table-cell office:value-type="float" office:value="0.66165" calcext:value-type="float">
            <text:p>0.661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57.32" calcext:value-type="float">
            <text:p>-57.32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0459" calcext:value-type="float">
            <text:p>1.0459</text:p>
          </table:table-cell>
          <table:table-cell office:value-type="float" office:value="0.9404" calcext:value-type="float">
            <text:p>0.9404</text:p>
          </table:table-cell>
          <table:table-cell office:value-type="float" office:value="1.1416" calcext:value-type="float">
            <text:p>1.1416</text:p>
          </table:table-cell>
          <table:table-cell office:value-type="float" office:value="0.48264" calcext:value-type="float">
            <text:p>0.48264</text:p>
          </table:table-cell>
          <table:table-cell office:value-type="float" office:value="0.038396" calcext:value-type="float">
            <text:p>0.038396</text:p>
          </table:table-cell>
          <table:table-cell office:value-type="float" office:value="0.47331" calcext:value-type="float">
            <text:p>0.473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52.75" calcext:value-type="float">
            <text:p>-52.75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8958" calcext:value-type="float">
            <text:p>0.78958</text:p>
          </table:table-cell>
          <table:table-cell office:value-type="float" office:value="0.63655" calcext:value-type="float">
            <text:p>0.63655</text:p>
          </table:table-cell>
          <table:table-cell office:value-type="float" office:value="0.98539" calcext:value-type="float">
            <text:p>0.98539</text:p>
          </table:table-cell>
          <table:table-cell office:value-type="float" office:value="0.44084" calcext:value-type="float">
            <text:p>0.44084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0.52059" calcext:value-type="float">
            <text:p>0.520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8.63" calcext:value-type="float">
            <text:p>-48.63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5019" calcext:value-type="float">
            <text:p>0.65019</text:p>
          </table:table-cell>
          <table:table-cell office:value-type="float" office:value="0.53223" calcext:value-type="float">
            <text:p>0.53223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45794" calcext:value-type="float">
            <text:p>0.45794</text:p>
          </table:table-cell>
          <table:table-cell office:value-type="float" office:value="0.10672" calcext:value-type="float">
            <text:p>0.10672</text:p>
          </table:table-cell>
          <table:table-cell office:value-type="float" office:value="0.52241" calcext:value-type="float">
            <text:p>0.52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57654" calcext:value-type="float">
            <text:p>0.57654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0.71093" calcext:value-type="float">
            <text:p>0.71093</text:p>
          </table:table-cell>
          <table:table-cell office:value-type="float" office:value="0.52494" calcext:value-type="float">
            <text:p>0.52494</text:p>
          </table:table-cell>
          <table:table-cell office:value-type="float" office:value="0.086086" calcext:value-type="float">
            <text:p>0.086086</text:p>
          </table:table-cell>
          <table:table-cell office:value-type="float" office:value="0.50306" calcext:value-type="float">
            <text:p>0.503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88" calcext:value-type="float">
            <text:p>0.688</text:p>
          </table:table-cell>
          <table:table-cell office:value-type="float" office:value="0.57347" calcext:value-type="float">
            <text:p>0.57347</text:p>
          </table:table-cell>
          <table:table-cell office:value-type="float" office:value="0.84112" calcext:value-type="float">
            <text:p>0.84112</text:p>
          </table:table-cell>
          <table:table-cell office:value-type="float" office:value="0.50234" calcext:value-type="float">
            <text:p>0.50234</text:p>
          </table:table-cell>
          <table:table-cell office:value-type="float" office:value="0.10335" calcext:value-type="float">
            <text:p>0.10335</text:p>
          </table:table-cell>
          <table:table-cell office:value-type="float" office:value="0.49714" calcext:value-type="float">
            <text:p>0.49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50397" calcext:value-type="float">
            <text:p>0.50397</text:p>
          </table:table-cell>
          <table:table-cell office:value-type="float" office:value="0.74116" calcext:value-type="float">
            <text:p>0.74116</text:p>
          </table:table-cell>
          <table:table-cell office:value-type="float" office:value="0.52858" calcext:value-type="float">
            <text:p>0.52858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9925" calcext:value-type="float">
            <text:p>0.69925</text:p>
          </table:table-cell>
          <table:table-cell office:value-type="float" office:value="0.58746" calcext:value-type="float">
            <text:p>0.58746</text:p>
          </table:table-cell>
          <table:table-cell office:value-type="float" office:value="0.84108" calcext:value-type="float">
            <text:p>0.84108</text:p>
          </table:table-cell>
          <table:table-cell office:value-type="float" office:value="0.57035" calcext:value-type="float">
            <text:p>0.57035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.48215" calcext:value-type="float">
            <text:p>0.482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5899" calcext:value-type="float">
            <text:p>0.65899</text:p>
          </table:table-cell>
          <table:table-cell office:value-type="float" office:value="0.93741" calcext:value-type="float">
            <text:p>0.9374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088613" calcext:value-type="float">
            <text:p>0.088613</text:p>
          </table:table-cell>
          <table:table-cell office:value-type="float" office:value="0.48671" calcext:value-type="float">
            <text:p>0.48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80901" calcext:value-type="float">
            <text:p>0.80901</text:p>
          </table:table-cell>
          <table:table-cell office:value-type="float" office:value="0.69558" calcext:value-type="float">
            <text:p>0.69558</text:p>
          </table:table-cell>
          <table:table-cell office:value-type="float" office:value="0.94732" calcext:value-type="float">
            <text:p>0.94732</text:p>
          </table:table-cell>
          <table:table-cell office:value-type="float" office:value="0.32733" calcext:value-type="float">
            <text:p>0.32733</text:p>
          </table:table-cell>
          <table:table-cell office:value-type="float" office:value="0.64017" calcext:value-type="float">
            <text:p>0.64017</text:p>
          </table:table-cell>
          <table:table-cell office:value-type="float" office:value="0.0084774" calcext:value-type="float">
            <text:p>0.0084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1196" calcext:value-type="float">
            <text:p>1.1196</text:p>
          </table:table-cell>
          <table:table-cell office:value-type="float" office:value="0.97685" calcext:value-type="float">
            <text:p>0.97685</text:p>
          </table:table-cell>
          <table:table-cell office:value-type="float" office:value="1.2932" calcext:value-type="float">
            <text:p>1.2932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0.63713" calcext:value-type="float">
            <text:p>0.63713</text:p>
          </table:table-cell>
          <table:table-cell office:value-type="float" office:value="0.0044409" calcext:value-type="float">
            <text:p>0.00444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3299" calcext:value-type="float">
            <text:p>1.3299</text:p>
          </table:table-cell>
          <table:table-cell office:value-type="float" office:value="1.1888" calcext:value-type="float">
            <text:p>1.1888</text:p>
          </table:table-cell>
          <table:table-cell office:value-type="float" office:value="1.5358" calcext:value-type="float">
            <text:p>1.5358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33524" calcext:value-type="float">
            <text:p>0.335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32" calcext:value-type="float">
            <text:p>1.32</text:p>
          </table:table-cell>
          <table:table-cell office:value-type="float" office:value="1.173" calcext:value-type="float">
            <text:p>1.173</text:p>
          </table:table-cell>
          <table:table-cell office:value-type="float" office:value="1.5371" calcext:value-type="float">
            <text:p>1.5371</text:p>
          </table:table-cell>
          <table:table-cell office:value-type="float" office:value="0.42555" calcext:value-type="float">
            <text:p>0.42555</text:p>
          </table:table-cell>
          <table:table-cell office:value-type="float" office:value="0.28359" calcext:value-type="float">
            <text:p>0.28359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2376" calcext:value-type="float">
            <text:p>1.2376</text:p>
          </table:table-cell>
          <table:table-cell office:value-type="float" office:value="1.1004" calcext:value-type="float">
            <text:p>1.1004</text:p>
          </table:table-cell>
          <table:table-cell office:value-type="float" office:value="1.4459" calcext:value-type="float">
            <text:p>1.4459</text:p>
          </table:table-cell>
          <table:table-cell office:value-type="float" office:value="0.43536" calcext:value-type="float">
            <text:p>0.43536</text:p>
          </table:table-cell>
          <table:table-cell office:value-type="float" office:value="0.29777" calcext:value-type="float">
            <text:p>0.29777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3755" calcext:value-type="float">
            <text:p>1.3755</text:p>
          </table:table-cell>
          <table:table-cell office:value-type="float" office:value="1.7716" calcext:value-type="float">
            <text:p>1.7716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22827" calcext:value-type="float">
            <text:p>0.228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68.31" calcext:value-type="float">
            <text:p>-68.31</text:p>
          </table:table-cell>
          <table:table-cell office:value-type="float" office:value="2.0085" calcext:value-type="float">
            <text:p>2.0085</text:p>
          </table:table-cell>
          <table:table-cell office:value-type="float" office:value="1.7798" calcext:value-type="float">
            <text:p>1.7798</text:p>
          </table:table-cell>
          <table:table-cell office:value-type="float" office:value="2.2008" calcext:value-type="float">
            <text:p>2.2008</text:p>
          </table:table-cell>
          <table:table-cell office:value-type="float" office:value="0.64152" calcext:value-type="float">
            <text:p>0.64152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0.00056498" calcext:value-type="float">
            <text:p>0.00056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68.31" calcext:value-type="float">
            <text:p>-68.31</text:p>
          </table:table-cell>
          <table:table-cell office:value-type="float" office:value="2.0166" calcext:value-type="float">
            <text:p>2.0166</text:p>
          </table:table-cell>
          <table:table-cell office:value-type="float" office:value="1.8128" calcext:value-type="float">
            <text:p>1.8128</text:p>
          </table:table-cell>
          <table:table-cell office:value-type="float" office:value="2.3026" calcext:value-type="float">
            <text:p>2.3026</text:p>
          </table:table-cell>
          <table:table-cell office:value-type="float" office:value="0.51455" calcext:value-type="float">
            <text:p>0.51455</text:p>
          </table:table-cell>
          <table:table-cell office:value-type="float" office:value="0.27403" calcext:value-type="float">
            <text:p>0.27403</text:p>
          </table:table-cell>
          <table:table-cell office:value-type="float" office:value="0.23146" calcext:value-type="float">
            <text:p>0.23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9097" calcext:value-type="float">
            <text:p>1.9097</text:p>
          </table:table-cell>
          <table:table-cell office:value-type="float" office:value="1.711" calcext:value-type="float">
            <text:p>1.711</text:p>
          </table:table-cell>
          <table:table-cell office:value-type="float" office:value="2.1933" calcext:value-type="float">
            <text:p>2.1933</text:p>
          </table:table-cell>
          <table:table-cell office:value-type="float" office:value="0.53105" calcext:value-type="float">
            <text:p>0.53105</text:p>
          </table:table-cell>
          <table:table-cell office:value-type="float" office:value="0.27056" calcext:value-type="float">
            <text:p>0.27056</text:p>
          </table:table-cell>
          <table:table-cell office:value-type="float" office:value="0.24088" calcext:value-type="float">
            <text:p>0.240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5863" calcext:value-type="float">
            <text:p>1.5863</text:p>
          </table:table-cell>
          <table:table-cell office:value-type="float" office:value="1.4208" calcext:value-type="float">
            <text:p>1.4208</text:p>
          </table:table-cell>
          <table:table-cell office:value-type="float" office:value="1.8244" calcext:value-type="float">
            <text:p>1.8244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24962" calcext:value-type="float">
            <text:p>0.24962</text:p>
          </table:table-cell>
          <table:table-cell office:value-type="float" office:value="0.29454" calcext:value-type="float">
            <text:p>0.294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3314" calcext:value-type="float">
            <text:p>1.3314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549" calcext:value-type="float">
            <text:p>1.549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0.024311" calcext:value-type="float">
            <text:p>0.024311</text:p>
          </table:table-cell>
          <table:table-cell office:value-type="float" office:value="0.0031647" calcext:value-type="float">
            <text:p>0.00316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68.31" calcext:value-type="float">
            <text:p>-68.31</text:p>
          </table:table-cell>
          <table:table-cell office:value-type="float" office:value="1.3718" calcext:value-type="float">
            <text:p>1.3718</text:p>
          </table:table-cell>
          <table:table-cell office:value-type="float" office:value="1.2086" calcext:value-type="float">
            <text:p>1.2086</text:p>
          </table:table-cell>
          <table:table-cell office:value-type="float" office:value="1.5743" calcext:value-type="float">
            <text:p>1.5743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26716" calcext:value-type="float">
            <text:p>0.267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97406" calcext:value-type="float">
            <text:p>0.97406</text:p>
          </table:table-cell>
          <table:table-cell office:value-type="float" office:value="0.88152" calcext:value-type="float">
            <text:p>0.88152</text:p>
          </table:table-cell>
          <table:table-cell office:value-type="float" office:value="1.055" calcext:value-type="float">
            <text:p>1.055</text:p>
          </table:table-cell>
          <table:table-cell office:value-type="float" office:value="0.72324" calcext:value-type="float">
            <text:p>0.72324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0.0067612" calcext:value-type="float">
            <text:p>0.00676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2583" calcext:value-type="float">
            <text:p>0.62583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74603" calcext:value-type="float">
            <text:p>0.74603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24938" calcext:value-type="float">
            <text:p>0.249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51006" calcext:value-type="float">
            <text:p>0.51006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4388" calcext:value-type="float">
            <text:p>0.643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1399" calcext:value-type="float">
            <text:p>0.313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1421" calcext:value-type="float">
            <text:p>0.71421</text:p>
          </table:table-cell>
          <table:table-cell office:value-type="float" office:value="0.62403" calcext:value-type="float">
            <text:p>0.62403</text:p>
          </table:table-cell>
          <table:table-cell office:value-type="float" office:value="0.84304" calcext:value-type="float">
            <text:p>0.84304</text:p>
          </table:table-cell>
          <table:table-cell office:value-type="float" office:value="0.61394" calcext:value-type="float">
            <text:p>0.61394</text:p>
          </table:table-cell>
          <table:table-cell office:value-type="float" office:value="0.35035" calcext:value-type="float">
            <text:p>0.35035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3846" calcext:value-type="float">
            <text:p>0.73846</text:p>
          </table:table-cell>
          <table:table-cell office:value-type="float" office:value="0.65045" calcext:value-type="float">
            <text:p>0.65045</text:p>
          </table:table-cell>
          <table:table-cell office:value-type="float" office:value="0.87152" calcext:value-type="float">
            <text:p>0.87152</text:p>
          </table:table-cell>
          <table:table-cell office:value-type="float" office:value="0.56884" calcext:value-type="float">
            <text:p>0.56884</text:p>
          </table:table-cell>
          <table:table-cell office:value-type="float" office:value="0.39933" calcext:value-type="float">
            <text:p>0.39933</text:p>
          </table:table-cell>
          <table:table-cell office:value-type="float" office:value="0.24775" calcext:value-type="float">
            <text:p>0.247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61078" calcext:value-type="float">
            <text:p>0.61078</text:p>
          </table:table-cell>
          <table:table-cell office:value-type="float" office:value="0.53519" calcext:value-type="float">
            <text:p>0.53519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59208" calcext:value-type="float">
            <text:p>0.59208</text:p>
          </table:table-cell>
          <table:table-cell office:value-type="float" office:value="0.38661" calcext:value-type="float">
            <text:p>0.38661</text:p>
          </table:table-cell>
          <table:table-cell office:value-type="float" office:value="0.23352" calcext:value-type="float">
            <text:p>0.233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4847" calcext:value-type="float">
            <text:p>0.74847</text:p>
          </table:table-cell>
          <table:table-cell office:value-type="float" office:value="0.65772" calcext:value-type="float">
            <text:p>0.65772</text:p>
          </table:table-cell>
          <table:table-cell office:value-type="float" office:value="0.87555" calcext:value-type="float">
            <text:p>0.87555</text:p>
          </table:table-cell>
          <table:table-cell office:value-type="float" office:value="0.60558" calcext:value-type="float">
            <text:p>0.60558</text:p>
          </table:table-cell>
          <table:table-cell office:value-type="float" office:value="0.38391" calcext:value-type="float">
            <text:p>0.38391</text:p>
          </table:table-cell>
          <table:table-cell office:value-type="float" office:value="0.23542" calcext:value-type="float">
            <text:p>0.235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68.31" calcext:value-type="float">
            <text:p>-68.31</text:p>
          </table:table-cell>
          <table:table-cell office:value-type="float" office:value="0.79306" calcext:value-type="float">
            <text:p>0.79306</text:p>
          </table:table-cell>
          <table:table-cell office:value-type="float" office:value="0.69425" calcext:value-type="float">
            <text:p>0.69425</text:p>
          </table:table-cell>
          <table:table-cell office:value-type="float" office:value="0.92719" calcext:value-type="float">
            <text:p>0.92719</text:p>
          </table:table-cell>
          <table:table-cell office:value-type="float" office:value="0.63958" calcext:value-type="float">
            <text:p>0.63958</text:p>
          </table:table-cell>
          <table:table-cell office:value-type="float" office:value="0.35717" calcext:value-type="float">
            <text:p>0.35717</text:p>
          </table:table-cell>
          <table:table-cell office:value-type="float" office:value="0.26918" calcext:value-type="float">
            <text:p>0.269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57.32" calcext:value-type="float">
            <text:p>-57.32</text:p>
          </table:table-cell>
          <table:table-cell office:value-type="float" office:value="-65.8" calcext:value-type="float">
            <text:p>-65.8</text:p>
          </table:table-cell>
          <table:table-cell office:value-type="float" office:value="1.0437" calcext:value-type="float">
            <text:p>1.0437</text:p>
          </table:table-cell>
          <table:table-cell office:value-type="float" office:value="0.93978" calcext:value-type="float">
            <text:p>0.93978</text:p>
          </table:table-cell>
          <table:table-cell office:value-type="float" office:value="1.1383" calcext:value-type="float">
            <text:p>1.1383</text:p>
          </table:table-cell>
          <table:table-cell office:value-type="float" office:value="0.49019" calcext:value-type="float">
            <text:p>0.49019</text:p>
          </table:table-cell>
          <table:table-cell office:value-type="float" office:value="0.036483" calcext:value-type="float">
            <text:p>0.036483</text:p>
          </table:table-cell>
          <table:table-cell office:value-type="float" office:value="0.44701" calcext:value-type="float">
            <text:p>0.447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8.63" calcext:value-type="float">
            <text:p>-48.63</text:p>
          </table:table-cell>
          <table:table-cell office:value-type="float" office:value="-65.8" calcext:value-type="float">
            <text:p>-65.8</text:p>
          </table:table-cell>
          <table:table-cell office:value-type="float" office:value="0.61396" calcext:value-type="float">
            <text:p>0.61396</text:p>
          </table:table-cell>
          <table:table-cell office:value-type="float" office:value="0.50039" calcext:value-type="float">
            <text:p>0.50039</text:p>
          </table:table-cell>
          <table:table-cell office:value-type="float" office:value="0.74657" calcext:value-type="float">
            <text:p>0.74657</text:p>
          </table:table-cell>
          <table:table-cell office:value-type="float" office:value="0.48433" calcext:value-type="float">
            <text:p>0.48433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.36321" calcext:value-type="float">
            <text:p>0.36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-65.8" calcext:value-type="float">
            <text:p>-65.8</text:p>
          </table:table-cell>
          <table:table-cell office:value-type="float" office:value="0.67907" calcext:value-type="float">
            <text:p>0.67907</text:p>
          </table:table-cell>
          <table:table-cell office:value-type="float" office:value="0.55868" calcext:value-type="float">
            <text:p>0.55868</text:p>
          </table:table-cell>
          <table:table-cell office:value-type="float" office:value="0.82134" calcext:value-type="float">
            <text:p>0.82134</text:p>
          </table:table-cell>
          <table:table-cell office:value-type="float" office:value="0.44406" calcext:value-type="float">
            <text:p>0.44406</text:p>
          </table:table-cell>
          <table:table-cell office:value-type="float" office:value="0.13072" calcext:value-type="float">
            <text:p>0.13072</text:p>
          </table:table-cell>
          <table:table-cell office:value-type="float" office:value="0.32117" calcext:value-type="float">
            <text:p>0.321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65.8" calcext:value-type="float">
            <text:p>-65.8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59591" calcext:value-type="float">
            <text:p>0.59591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42549" calcext:value-type="float">
            <text:p>0.42549</text:p>
          </table:table-cell>
          <table:table-cell office:value-type="float" office:value="0.15199" calcext:value-type="float">
            <text:p>0.15199</text:p>
          </table:table-cell>
          <table:table-cell office:value-type="float" office:value="0.30895" calcext:value-type="float">
            <text:p>0.30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65.8" calcext:value-type="float">
            <text:p>-65.8</text:p>
          </table:table-cell>
          <table:table-cell office:value-type="float" office:value="0.58832" calcext:value-type="float">
            <text:p>0.58832</text:p>
          </table:table-cell>
          <table:table-cell office:value-type="float" office:value="0.48897" calcext:value-type="float">
            <text:p>0.48897</text:p>
          </table:table-cell>
          <table:table-cell office:value-type="float" office:value="0.72255" calcext:value-type="float">
            <text:p>0.72255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12775" calcext:value-type="float">
            <text:p>0.12775</text:p>
          </table:table-cell>
          <table:table-cell office:value-type="float" office:value="0.46124" calcext:value-type="float">
            <text:p>0.46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65.8" calcext:value-type="float">
            <text:p>-65.8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57102" calcext:value-type="float">
            <text:p>0.57102</text:p>
          </table:table-cell>
          <table:table-cell office:value-type="float" office:value="0.81969" calcext:value-type="float">
            <text:p>0.81969</text:p>
          </table:table-cell>
          <table:table-cell office:value-type="float" office:value="0.49019" calcext:value-type="float">
            <text:p>0.49019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45905" calcext:value-type="float">
            <text:p>0.45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65.8" calcext:value-type="float">
            <text:p>-65.8</text:p>
          </table:table-cell>
          <table:table-cell office:value-type="float" office:value="0.73402" calcext:value-type="float">
            <text:p>0.7340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88" calcext:value-type="float">
            <text:p>0.88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11936" calcext:value-type="float">
            <text:p>0.11936</text:p>
          </table:table-cell>
          <table:table-cell office:value-type="float" office:value="0.46206" calcext:value-type="float">
            <text:p>0.462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65.8" calcext:value-type="float">
            <text:p>-65.8</text:p>
          </table:table-cell>
          <table:table-cell office:value-type="float" office:value="0.87865" calcext:value-type="float">
            <text:p>0.87865</text:p>
          </table:table-cell>
          <table:table-cell office:value-type="float" office:value="0.77663" calcext:value-type="float">
            <text:p>0.77663</text:p>
          </table:table-cell>
          <table:table-cell office:value-type="float" office:value="0.96951" calcext:value-type="float">
            <text:p>0.96951</text:p>
          </table:table-cell>
          <table:table-cell office:value-type="float" office:value="0.34284" calcext:value-type="float">
            <text:p>0.34284</text:p>
          </table:table-cell>
          <table:table-cell office:value-type="float" office:value="0.66679" calcext:value-type="float">
            <text:p>0.66679</text:p>
          </table:table-cell>
          <table:table-cell office:value-type="float" office:value="0.019632" calcext:value-type="float">
            <text:p>0.0196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65.8" calcext:value-type="float">
            <text:p>-65.8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58133" calcext:value-type="float">
            <text:p>0.58133</text:p>
          </table:table-cell>
          <table:table-cell office:value-type="float" office:value="0.80242" calcext:value-type="float">
            <text:p>0.80242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69006" calcext:value-type="float">
            <text:p>0.69006</text:p>
          </table:table-cell>
          <table:table-cell office:value-type="float" office:value="0.016085" calcext:value-type="float">
            <text:p>0.016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65.8" calcext:value-type="float">
            <text:p>-65.8</text:p>
          </table:table-cell>
          <table:table-cell office:value-type="float" office:value="0.96262" calcext:value-type="float">
            <text:p>0.96262</text:p>
          </table:table-cell>
          <table:table-cell office:value-type="float" office:value="0.83677" calcext:value-type="float">
            <text:p>0.83677</text:p>
          </table:table-cell>
          <table:table-cell office:value-type="float" office:value="1.1297" calcext:value-type="float">
            <text:p>1.1297</text:p>
          </table:table-cell>
          <table:table-cell office:value-type="float" office:value="0.57122" calcext:value-type="float">
            <text:p>0.57122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43498" calcext:value-type="float">
            <text:p>0.43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65.8" calcext:value-type="float">
            <text:p>-65.8</text:p>
          </table:table-cell>
          <table:table-cell office:value-type="float" office:value="1.0768" calcext:value-type="float">
            <text:p>1.0768</text:p>
          </table:table-cell>
          <table:table-cell office:value-type="float" office:value="0.94138" calcext:value-type="float">
            <text:p>0.94138</text:p>
          </table:table-cell>
          <table:table-cell office:value-type="float" office:value="1.2563" calcext:value-type="float">
            <text:p>1.2563</text:p>
          </table:table-cell>
          <table:table-cell office:value-type="float" office:value="0.57237" calcext:value-type="float">
            <text:p>0.57237</text:p>
          </table:table-cell>
          <table:table-cell office:value-type="float" office:value="0.14152" calcext:value-type="float">
            <text:p>0.14152</text:p>
          </table:table-cell>
          <table:table-cell office:value-type="float" office:value="0.42184" calcext:value-type="float">
            <text:p>0.42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65.8" calcext:value-type="float">
            <text:p>-65.8</text:p>
          </table:table-cell>
          <table:table-cell office:value-type="float" office:value="1.2381" calcext:value-type="float">
            <text:p>1.2381</text:p>
          </table:table-cell>
          <table:table-cell office:value-type="float" office:value="1.0958" calcext:value-type="float">
            <text:p>1.0958</text:p>
          </table:table-cell>
          <table:table-cell office:value-type="float" office:value="1.4373" calcext:value-type="float">
            <text:p>1.4373</text:p>
          </table:table-cell>
          <table:table-cell office:value-type="float" office:value="0.51643" calcext:value-type="float">
            <text:p>0.51643</text:p>
          </table:table-cell>
          <table:table-cell office:value-type="float" office:value="0.18859" calcext:value-type="float">
            <text:p>0.18859</text:p>
          </table:table-cell>
          <table:table-cell office:value-type="float" office:value="0.37361" calcext:value-type="float">
            <text:p>0.37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65.8" calcext:value-type="float">
            <text:p>-65.8</text:p>
          </table:table-cell>
          <table:table-cell office:value-type="float" office:value="1.2855" calcext:value-type="float">
            <text:p>1.2855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4958" calcext:value-type="float">
            <text:p>1.4958</text:p>
          </table:table-cell>
          <table:table-cell office:value-type="float" office:value="0.41713" calcext:value-type="float">
            <text:p>0.41713</text:p>
          </table:table-cell>
          <table:table-cell office:value-type="float" office:value="0.27991" calcext:value-type="float">
            <text:p>0.27991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65.8" calcext:value-type="float">
            <text:p>-65.8</text:p>
          </table:table-cell>
          <table:table-cell office:value-type="float" office:value="1.0745" calcext:value-type="float">
            <text:p>1.0745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1.2589" calcext:value-type="float">
            <text:p>1.2589</text:p>
          </table:table-cell>
          <table:table-cell office:value-type="float" office:value="0.436" calcext:value-type="float">
            <text:p>0.436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4994" calcext:value-type="float">
            <text:p>0.24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65.8" calcext:value-type="float">
            <text:p>-65.8</text:p>
          </table:table-cell>
          <table:table-cell office:value-type="float" office:value="1.3376" calcext:value-type="float">
            <text:p>1.3376</text:p>
          </table:table-cell>
          <table:table-cell office:value-type="float" office:value="1.1918" calcext:value-type="float">
            <text:p>1.1918</text:p>
          </table:table-cell>
          <table:table-cell office:value-type="float" office:value="1.55" calcext:value-type="float">
            <text:p>1.55</text:p>
          </table:table-cell>
          <table:table-cell office:value-type="float" office:value="0.478" calcext:value-type="float">
            <text:p>0.478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24011" calcext:value-type="float">
            <text:p>0.24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65.8" calcext:value-type="float">
            <text:p>-65.8</text:p>
          </table:table-cell>
          <table:table-cell office:value-type="float" office:value="1.7352" calcext:value-type="float">
            <text:p>1.7352</text:p>
          </table:table-cell>
          <table:table-cell office:value-type="float" office:value="1.5507" calcext:value-type="float">
            <text:p>1.5507</text:p>
          </table:table-cell>
          <table:table-cell office:value-type="float" office:value="1.8878" calcext:value-type="float">
            <text:p>1.8878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33782" calcext:value-type="float">
            <text:p>0.33782</text:p>
          </table:table-cell>
          <table:table-cell office:value-type="float" office:value="0.00062954" calcext:value-type="float">
            <text:p>0.000629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65.8" calcext:value-type="float">
            <text:p>-65.8</text:p>
          </table:table-cell>
          <table:table-cell office:value-type="float" office:value="1.8866" calcext:value-type="float">
            <text:p>1.8866</text:p>
          </table:table-cell>
          <table:table-cell office:value-type="float" office:value="1.6895" calcext:value-type="float">
            <text:p>1.6895</text:p>
          </table:table-cell>
          <table:table-cell office:value-type="float" office:value="2.1486" calcext:value-type="float">
            <text:p>2.1486</text:p>
          </table:table-cell>
          <table:table-cell office:value-type="float" office:value="0.53612" calcext:value-type="float">
            <text:p>0.53612</text:p>
          </table:table-cell>
          <table:table-cell office:value-type="float" office:value="0.24698" calcext:value-type="float">
            <text:p>0.24698</text:p>
          </table:table-cell>
          <table:table-cell office:value-type="float" office:value="0.24038" calcext:value-type="float">
            <text:p>0.24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65.8" calcext:value-type="float">
            <text:p>-65.8</text:p>
          </table:table-cell>
          <table:table-cell office:value-type="float" office:value="2.009" calcext:value-type="float">
            <text:p>2.009</text:p>
          </table:table-cell>
          <table:table-cell office:value-type="float" office:value="1.8033" calcext:value-type="float">
            <text:p>1.8033</text:p>
          </table:table-cell>
          <table:table-cell office:value-type="float" office:value="2.2858" calcext:value-type="float">
            <text:p>2.2858</text:p>
          </table:table-cell>
          <table:table-cell office:value-type="float" office:value="0.56554" calcext:value-type="float">
            <text:p>0.56554</text:p>
          </table:table-cell>
          <table:table-cell office:value-type="float" office:value="0.23393" calcext:value-type="float">
            <text:p>0.23393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5.8" calcext:value-type="float">
            <text:p>-65.8</text:p>
          </table:table-cell>
          <table:table-cell office:value-type="float" office:value="2.4116" calcext:value-type="float">
            <text:p>2.4116</text:p>
          </table:table-cell>
          <table:table-cell office:value-type="float" office:value="2.1742" calcext:value-type="float">
            <text:p>2.1742</text:p>
          </table:table-cell>
          <table:table-cell office:value-type="float" office:value="2.72" calcext:value-type="float">
            <text:p>2.72</text:p>
          </table:table-cell>
          <table:table-cell office:value-type="float" office:value="0.55391" calcext:value-type="float">
            <text:p>0.55391</text:p>
          </table:table-cell>
          <table:table-cell office:value-type="float" office:value="0.25656" calcext:value-type="float">
            <text:p>0.25656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65.8" calcext:value-type="float">
            <text:p>-65.8</text:p>
          </table:table-cell>
          <table:table-cell office:value-type="float" office:value="1.9842" calcext:value-type="float">
            <text:p>1.9842</text:p>
          </table:table-cell>
          <table:table-cell office:value-type="float" office:value="1.7716" calcext:value-type="float">
            <text:p>1.7716</text:p>
          </table:table-cell>
          <table:table-cell office:value-type="float" office:value="2.2478" calcext:value-type="float">
            <text:p>2.2478</text:p>
          </table:table-cell>
          <table:table-cell office:value-type="float" office:value="0.59806" calcext:value-type="float">
            <text:p>0.5980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65.8" calcext:value-type="float">
            <text:p>-65.8</text:p>
          </table:table-cell>
          <table:table-cell office:value-type="float" office:value="1.8406" calcext:value-type="float">
            <text:p>1.8406</text:p>
          </table:table-cell>
          <table:table-cell office:value-type="float" office:value="1.6412" calcext:value-type="float">
            <text:p>1.6412</text:p>
          </table:table-cell>
          <table:table-cell office:value-type="float" office:value="2.0903" calcext:value-type="float">
            <text:p>2.0903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23549" calcext:value-type="float">
            <text:p>0.23549</text:p>
          </table:table-cell>
          <table:table-cell office:value-type="float" office:value="0.25113" calcext:value-type="float">
            <text:p>0.2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65.8" calcext:value-type="float">
            <text:p>-65.8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1869" calcext:value-type="float">
            <text:p>1.1869</text:p>
          </table:table-cell>
          <table:table-cell office:value-type="float" office:value="1.5433" calcext:value-type="float">
            <text:p>1.5433</text:p>
          </table:table-cell>
          <table:table-cell office:value-type="float" office:value="0.62538" calcext:value-type="float">
            <text:p>0.62538</text:p>
          </table:table-cell>
          <table:table-cell office:value-type="float" office:value="0.22306" calcext:value-type="float">
            <text:p>0.22306</text:p>
          </table:table-cell>
          <table:table-cell office:value-type="float" office:value="0.32644" calcext:value-type="float">
            <text:p>0.326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65.8" calcext:value-type="float">
            <text:p>-65.8</text:p>
          </table:table-cell>
          <table:table-cell office:value-type="float" office:value="1.5836" calcext:value-type="float">
            <text:p>1.5836</text:p>
          </table:table-cell>
          <table:table-cell office:value-type="float" office:value="1.4463" calcext:value-type="float">
            <text:p>1.4463</text:p>
          </table:table-cell>
          <table:table-cell office:value-type="float" office:value="1.7058" calcext:value-type="float">
            <text:p>1.7058</text:p>
          </table:table-cell>
          <table:table-cell office:value-type="float" office:value="0.93978" calcext:value-type="float">
            <text:p>0.93978</text:p>
          </table:table-cell>
          <table:table-cell office:value-type="float" office:value="0.061167" calcext:value-type="float">
            <text:p>0.061167</text:p>
          </table:table-cell>
          <table:table-cell office:value-type="float" office:value="0.0035615" calcext:value-type="float">
            <text:p>0.00356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65.8" calcext:value-type="float">
            <text:p>-65.8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83867" calcext:value-type="float">
            <text:p>0.83867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79256" calcext:value-type="float">
            <text:p>0.79256</text:p>
          </table:table-cell>
          <table:table-cell office:value-type="float" office:value="0.19924" calcext:value-type="float">
            <text:p>0.19924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65.8" calcext:value-type="float">
            <text:p>-65.8</text:p>
          </table:table-cell>
          <table:table-cell office:value-type="float" office:value="0.52041" calcext:value-type="float">
            <text:p>0.52041</text:p>
          </table:table-cell>
          <table:table-cell office:value-type="float" office:value="0.44348" calcext:value-type="float">
            <text:p>0.44348</text:p>
          </table:table-cell>
          <table:table-cell office:value-type="float" office:value="0.62913" calcext:value-type="float">
            <text:p>0.62913</text:p>
          </table:table-cell>
          <table:table-cell office:value-type="float" office:value="0.64489" calcext:value-type="float">
            <text:p>0.64489</text:p>
          </table:table-cell>
          <table:table-cell office:value-type="float" office:value="0.30479" calcext:value-type="float">
            <text:p>0.30479</text:p>
          </table:table-cell>
          <table:table-cell office:value-type="float" office:value="0.3002" calcext:value-type="float">
            <text:p>0.3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65.8" calcext:value-type="float">
            <text:p>-65.8</text:p>
          </table:table-cell>
          <table:table-cell office:value-type="float" office:value="0.81076" calcext:value-type="float">
            <text:p>0.81076</text:p>
          </table:table-cell>
          <table:table-cell office:value-type="float" office:value="0.70629" calcext:value-type="float">
            <text:p>0.70629</text:p>
          </table:table-cell>
          <table:table-cell office:value-type="float" office:value="0.95145" calcext:value-type="float">
            <text:p>0.95145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33325" calcext:value-type="float">
            <text:p>0.33325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65.8" calcext:value-type="float">
            <text:p>-65.8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.66827" calcext:value-type="float">
            <text:p>0.66827</text:p>
          </table:table-cell>
          <table:table-cell office:value-type="float" office:value="0.88905" calcext:value-type="float">
            <text:p>0.88905</text:p>
          </table:table-cell>
          <table:table-cell office:value-type="float" office:value="0.57989" calcext:value-type="float">
            <text:p>0.57989</text:p>
          </table:table-cell>
          <table:table-cell office:value-type="float" office:value="0.38655" calcext:value-type="float">
            <text:p>0.38655</text:p>
          </table:table-cell>
          <table:table-cell office:value-type="float" office:value="0.25493" calcext:value-type="float">
            <text:p>0.25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65.8" calcext:value-type="float">
            <text:p>-65.8</text:p>
          </table:table-cell>
          <table:table-cell office:value-type="float" office:value="0.61692" calcext:value-type="float">
            <text:p>0.61692</text:p>
          </table:table-cell>
          <table:table-cell office:value-type="float" office:value="0.54019" calcext:value-type="float">
            <text:p>0.54019</text:p>
          </table:table-cell>
          <table:table-cell office:value-type="float" office:value="0.729" calcext:value-type="float">
            <text:p>0.729</text:p>
          </table:table-cell>
          <table:table-cell office:value-type="float" office:value="0.60593" calcext:value-type="float">
            <text:p>0.60593</text:p>
          </table:table-cell>
          <table:table-cell office:value-type="float" office:value="0.37156" calcext:value-type="float">
            <text:p>0.37156</text:p>
          </table:table-cell>
          <table:table-cell office:value-type="float" office:value="0.24283" calcext:value-type="float">
            <text:p>0.242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65.8" calcext:value-type="float">
            <text:p>-65.8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67305" calcext:value-type="float">
            <text:p>0.67305</text:p>
          </table:table-cell>
          <table:table-cell office:value-type="float" office:value="0.89697" calcext:value-type="float">
            <text:p>0.89697</text:p>
          </table:table-cell>
          <table:table-cell office:value-type="float" office:value="0.61759" calcext:value-type="float">
            <text:p>0.61759</text:p>
          </table:table-cell>
          <table:table-cell office:value-type="float" office:value="0.37079" calcext:value-type="float">
            <text:p>0.37079</text:p>
          </table:table-cell>
          <table:table-cell office:value-type="float" office:value="0.24304" calcext:value-type="float">
            <text:p>0.243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65.8" calcext:value-type="float">
            <text:p>-65.8</text:p>
          </table:table-cell>
          <table:table-cell office:value-type="float" office:value="0.88833" calcext:value-type="float">
            <text:p>0.88833</text:p>
          </table:table-cell>
          <table:table-cell office:value-type="float" office:value="0.77678" calcext:value-type="float">
            <text:p>0.77678</text:p>
          </table:table-cell>
          <table:table-cell office:value-type="float" office:value="1.0313" calcext:value-type="float">
            <text:p>1.0313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33876" calcext:value-type="float">
            <text:p>0.33876</text:p>
          </table:table-cell>
          <table:table-cell office:value-type="float" office:value="0.27047" calcext:value-type="float">
            <text:p>0.27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57.32" calcext:value-type="float">
            <text:p>-57.3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73845" calcext:value-type="float">
            <text:p>0.73845</text:p>
          </table:table-cell>
          <table:table-cell office:value-type="float" office:value="1.113" calcext:value-type="float">
            <text:p>1.113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0.41953" calcext:value-type="float">
            <text:p>0.41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72142" calcext:value-type="float">
            <text:p>0.72142</text:p>
          </table:table-cell>
          <table:table-cell office:value-type="float" office:value="0.59146" calcext:value-type="float">
            <text:p>0.59146</text:p>
          </table:table-cell>
          <table:table-cell office:value-type="float" office:value="0.86467" calcext:value-type="float">
            <text:p>0.86467</text:p>
          </table:table-cell>
          <table:table-cell office:value-type="float" office:value="0.47196" calcext:value-type="float">
            <text:p>0.47196</text:p>
          </table:table-cell>
          <table:table-cell office:value-type="float" office:value="0.11932" calcext:value-type="float">
            <text:p>0.11932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80264" calcext:value-type="float">
            <text:p>0.80264</text:p>
          </table:table-cell>
          <table:table-cell office:value-type="float" office:value="0.66876" calcext:value-type="float">
            <text:p>0.66876</text:p>
          </table:table-cell>
          <table:table-cell office:value-type="float" office:value="0.95883" calcext:value-type="float">
            <text:p>0.95883</text:p>
          </table:table-cell>
          <table:table-cell office:value-type="float" office:value="0.45256" calcext:value-type="float">
            <text:p>0.45256</text:p>
          </table:table-cell>
          <table:table-cell office:value-type="float" office:value="0.13834" calcext:value-type="float">
            <text:p>0.13834</text:p>
          </table:table-cell>
          <table:table-cell office:value-type="float" office:value="0.3455" calcext:value-type="float">
            <text:p>0.34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77759" calcext:value-type="float">
            <text:p>0.77759</text:p>
          </table:table-cell>
          <table:table-cell office:value-type="float" office:value="0.65411" calcext:value-type="float">
            <text:p>0.65411</text:p>
          </table:table-cell>
          <table:table-cell office:value-type="float" office:value="0.93189" calcext:value-type="float">
            <text:p>0.93189</text:p>
          </table:table-cell>
          <table:table-cell office:value-type="float" office:value="0.40876" calcext:value-type="float">
            <text:p>0.40876</text:p>
          </table:table-cell>
          <table:table-cell office:value-type="float" office:value="0.17435" calcext:value-type="float">
            <text:p>0.17435</text:p>
          </table:table-cell>
          <table:table-cell office:value-type="float" office:value="0.32062" calcext:value-type="float">
            <text:p>0.320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66411" calcext:value-type="float">
            <text:p>0.66411</text:p>
          </table:table-cell>
          <table:table-cell office:value-type="float" office:value="0.55768" calcext:value-type="float">
            <text:p>0.55768</text:p>
          </table:table-cell>
          <table:table-cell office:value-type="float" office:value="0.79903" calcext:value-type="float">
            <text:p>0.79903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0.28485" calcext:value-type="float">
            <text:p>0.284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58211" calcext:value-type="float">
            <text:p>0.58211</text:p>
          </table:table-cell>
          <table:table-cell office:value-type="float" office:value="0.49281" calcext:value-type="float">
            <text:p>0.49281</text:p>
          </table:table-cell>
          <table:table-cell office:value-type="float" office:value="0.68711" calcext:value-type="float">
            <text:p>0.68711</text:p>
          </table:table-cell>
          <table:table-cell office:value-type="float" office:value="0.22242" calcext:value-type="float">
            <text:p>0.22242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0027077" calcext:value-type="float">
            <text:p>0.00270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54893" calcext:value-type="float">
            <text:p>0.54893</text:p>
          </table:table-cell>
          <table:table-cell office:value-type="float" office:value="0.46348" calcext:value-type="float">
            <text:p>0.46348</text:p>
          </table:table-cell>
          <table:table-cell office:value-type="float" office:value="0.65468" calcext:value-type="float">
            <text:p>0.65468</text:p>
          </table:table-cell>
          <table:table-cell office:value-type="float" office:value="0.24643" calcext:value-type="float">
            <text:p>0.24643</text:p>
          </table:table-cell>
          <table:table-cell office:value-type="float" office:value="0.77006" calcext:value-type="float">
            <text:p>0.77006</text:p>
          </table:table-cell>
          <table:table-cell office:value-type="float" office:value="0.014576" calcext:value-type="float">
            <text:p>0.014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64574" calcext:value-type="float">
            <text:p>0.64574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6336" calcext:value-type="float">
            <text:p>0.76336</text:p>
          </table:table-cell>
          <table:table-cell office:value-type="float" office:value="0.20235" calcext:value-type="float">
            <text:p>0.20235</text:p>
          </table:table-cell>
          <table:table-cell office:value-type="float" office:value="0.80977" calcext:value-type="float">
            <text:p>0.80977</text:p>
          </table:table-cell>
          <table:table-cell office:value-type="float" office:value="0.010863" calcext:value-type="float">
            <text:p>0.0108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88617" calcext:value-type="float">
            <text:p>0.88617</text:p>
          </table:table-cell>
          <table:table-cell office:value-type="float" office:value="0.77528" calcext:value-type="float">
            <text:p>0.77528</text:p>
          </table:table-cell>
          <table:table-cell office:value-type="float" office:value="1.049" calcext:value-type="float">
            <text:p>1.049</text:p>
          </table:table-cell>
          <table:table-cell office:value-type="float" office:value="0.49785" calcext:value-type="float">
            <text:p>0.49785</text:p>
          </table:table-cell>
          <table:table-cell office:value-type="float" office:value="0.17077" calcext:value-type="float">
            <text:p>0.17077</text:p>
          </table:table-cell>
          <table:table-cell office:value-type="float" office:value="0.41458" calcext:value-type="float">
            <text:p>0.414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80088" calcext:value-type="float">
            <text:p>0.80088</text:p>
          </table:table-cell>
          <table:table-cell office:value-type="float" office:value="0.68792" calcext:value-type="float">
            <text:p>0.68792</text:p>
          </table:table-cell>
          <table:table-cell office:value-type="float" office:value="0.94024" calcext:value-type="float">
            <text:p>0.94024</text:p>
          </table:table-cell>
          <table:table-cell office:value-type="float" office:value="0.18476" calcext:value-type="float">
            <text:p>0.18476</text:p>
          </table:table-cell>
          <table:table-cell office:value-type="float" office:value="0.79245" calcext:value-type="float">
            <text:p>0.79245</text:p>
          </table:table-cell>
          <table:table-cell office:value-type="float" office:value="0.0059087" calcext:value-type="float">
            <text:p>0.00590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1169" calcext:value-type="float">
            <text:p>1.1169</text:p>
          </table:table-cell>
          <table:table-cell office:value-type="float" office:value="0.99002" calcext:value-type="float">
            <text:p>0.990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0.35926" calcext:value-type="float">
            <text:p>0.35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1881" calcext:value-type="float">
            <text:p>1.1881</text:p>
          </table:table-cell>
          <table:table-cell office:value-type="float" office:value="1.0528" calcext:value-type="float">
            <text:p>1.0528</text:p>
          </table:table-cell>
          <table:table-cell office:value-type="float" office:value="1.3883" calcext:value-type="float">
            <text:p>1.3883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31163" calcext:value-type="float">
            <text:p>0.31163</text:p>
          </table:table-cell>
          <table:table-cell office:value-type="float" office:value="0.33806" calcext:value-type="float">
            <text:p>0.33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0928" calcext:value-type="float">
            <text:p>1.0928</text:p>
          </table:table-cell>
          <table:table-cell office:value-type="float" office:value="0.96935" calcext:value-type="float">
            <text:p>0.96935</text:p>
          </table:table-cell>
          <table:table-cell office:value-type="float" office:value="1.2781" calcext:value-type="float">
            <text:p>1.2781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25234" calcext:value-type="float">
            <text:p>0.25234</text:p>
          </table:table-cell>
          <table:table-cell office:value-type="float" office:value="0.26609" calcext:value-type="float">
            <text:p>0.26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1797" calcext:value-type="float">
            <text:p>1.1797</text:p>
          </table:table-cell>
          <table:table-cell office:value-type="float" office:value="1.5259" calcext:value-type="float">
            <text:p>1.5259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699" calcext:value-type="float">
            <text:p>1.699</text:p>
          </table:table-cell>
          <table:table-cell office:value-type="float" office:value="1.5312" calcext:value-type="float">
            <text:p>1.5312</text:p>
          </table:table-cell>
          <table:table-cell office:value-type="float" office:value="1.8464" calcext:value-type="float">
            <text:p>1.8464</text:p>
          </table:table-cell>
          <table:table-cell office:value-type="float" office:value="0.79631" calcext:value-type="float">
            <text:p>0.79631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0016627" calcext:value-type="float">
            <text:p>0.0016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7666" calcext:value-type="float">
            <text:p>1.7666</text:p>
          </table:table-cell>
          <table:table-cell office:value-type="float" office:value="1.575" calcext:value-type="float">
            <text:p>1.575</text:p>
          </table:table-cell>
          <table:table-cell office:value-type="float" office:value="2.0123" calcext:value-type="float">
            <text:p>2.0123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9207" calcext:value-type="float">
            <text:p>1.9207</text:p>
          </table:table-cell>
          <table:table-cell office:value-type="float" office:value="1.7177" calcext:value-type="float">
            <text:p>1.7177</text:p>
          </table:table-cell>
          <table:table-cell office:value-type="float" office:value="2.1933" calcext:value-type="float">
            <text:p>2.193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19623" calcext:value-type="float">
            <text:p>0.19623</text:p>
          </table:table-cell>
          <table:table-cell office:value-type="float" office:value="0.34259" calcext:value-type="float">
            <text:p>0.34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3.29" calcext:value-type="float">
            <text:p>-63.29</text:p>
          </table:table-cell>
          <table:table-cell office:value-type="float" office:value="2.5318" calcext:value-type="float">
            <text:p>2.5318</text:p>
          </table:table-cell>
          <table:table-cell office:value-type="float" office:value="2.2832" calcext:value-type="float">
            <text:p>2.2832</text:p>
          </table:table-cell>
          <table:table-cell office:value-type="float" office:value="2.8587" calcext:value-type="float">
            <text:p>2.8587</text:p>
          </table:table-cell>
          <table:table-cell office:value-type="float" office:value="0.59" calcext:value-type="float">
            <text:p>0.59</text:p>
          </table:table-cell>
          <table:table-cell office:value-type="float" office:value="0.22035" calcext:value-type="float">
            <text:p>0.22035</text:p>
          </table:table-cell>
          <table:table-cell office:value-type="float" office:value="0.34033" calcext:value-type="float">
            <text:p>0.34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9966" calcext:value-type="float">
            <text:p>1.9966</text:p>
          </table:table-cell>
          <table:table-cell office:value-type="float" office:value="1.7761" calcext:value-type="float">
            <text:p>1.7761</text:p>
          </table:table-cell>
          <table:table-cell office:value-type="float" office:value="2.2902" calcext:value-type="float">
            <text:p>2.2902</text:p>
          </table:table-cell>
          <table:table-cell office:value-type="float" office:value="0.65649" calcext:value-type="float">
            <text:p>0.65649</text:p>
          </table:table-cell>
          <table:table-cell office:value-type="float" office:value="0.17436" calcext:value-type="float">
            <text:p>0.17436</text:p>
          </table:table-cell>
          <table:table-cell office:value-type="float" office:value="0.40082" calcext:value-type="float">
            <text:p>0.40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8014" calcext:value-type="float">
            <text:p>1.8014</text:p>
          </table:table-cell>
          <table:table-cell office:value-type="float" office:value="1.6066" calcext:value-type="float">
            <text:p>1.6066</text:p>
          </table:table-cell>
          <table:table-cell office:value-type="float" office:value="2.0418" calcext:value-type="float">
            <text:p>2.0418</text:p>
          </table:table-cell>
          <table:table-cell office:value-type="float" office:value="0.59669" calcext:value-type="float">
            <text:p>0.59669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63.29" calcext:value-type="float">
            <text:p>-63.29</text:p>
          </table:table-cell>
          <table:table-cell office:value-type="float" office:value="1.699" calcext:value-type="float">
            <text:p>1.699</text:p>
          </table:table-cell>
          <table:table-cell office:value-type="float" office:value="1.5578" calcext:value-type="float">
            <text:p>1.5578</text:p>
          </table:table-cell>
          <table:table-cell office:value-type="float" office:value="1.82" calcext:value-type="float">
            <text:p>1.82</text:p>
          </table:table-cell>
          <table:table-cell office:value-type="float" office:value="0.94186" calcext:value-type="float">
            <text:p>0.94186</text:p>
          </table:table-cell>
          <table:table-cell office:value-type="float" office:value="0.066148" calcext:value-type="float">
            <text:p>0.066148</text:p>
          </table:table-cell>
          <table:table-cell office:value-type="float" office:value="0.0015248" calcext:value-type="float">
            <text:p>0.00152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69903" calcext:value-type="float">
            <text:p>0.69903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61364" calcext:value-type="float">
            <text:p>0.61364</text:p>
          </table:table-cell>
          <table:table-cell office:value-type="float" office:value="0.33783" calcext:value-type="float">
            <text:p>0.33783</text:p>
          </table:table-cell>
          <table:table-cell office:value-type="float" office:value="0.2763" calcext:value-type="float">
            <text:p>0.27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72235" calcext:value-type="float">
            <text:p>0.72235</text:p>
          </table:table-cell>
          <table:table-cell office:value-type="float" office:value="0.96737" calcext:value-type="float">
            <text:p>0.96737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32862" calcext:value-type="float">
            <text:p>0.32862</text:p>
          </table:table-cell>
          <table:table-cell office:value-type="float" office:value="0.27723" calcext:value-type="float">
            <text:p>0.277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56411" calcext:value-type="float">
            <text:p>0.56411</text:p>
          </table:table-cell>
          <table:table-cell office:value-type="float" office:value="0.49072" calcext:value-type="float">
            <text:p>0.49072</text:p>
          </table:table-cell>
          <table:table-cell office:value-type="float" office:value="0.67526" calcext:value-type="float">
            <text:p>0.6752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0.25053" calcext:value-type="float">
            <text:p>0.250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55751" calcext:value-type="float">
            <text:p>0.55751</text:p>
          </table:table-cell>
          <table:table-cell office:value-type="float" office:value="0.75296" calcext:value-type="float">
            <text:p>0.75296</text:p>
          </table:table-cell>
          <table:table-cell office:value-type="float" office:value="0.62018" calcext:value-type="float">
            <text:p>0.62018</text:p>
          </table:table-cell>
          <table:table-cell office:value-type="float" office:value="0.35647" calcext:value-type="float">
            <text:p>0.35647</text:p>
          </table:table-cell>
          <table:table-cell office:value-type="float" office:value="0.25186" calcext:value-type="float">
            <text:p>0.25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77989" calcext:value-type="float">
            <text:p>0.77989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90834" calcext:value-type="float">
            <text:p>0.90834</text:p>
          </table:table-cell>
          <table:table-cell office:value-type="float" office:value="0.63404" calcext:value-type="float">
            <text:p>0.63404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63.29" calcext:value-type="float">
            <text:p>-63.29</text:p>
          </table:table-cell>
          <table:table-cell office:value-type="float" office:value="0.82169" calcext:value-type="float">
            <text:p>0.82169</text:p>
          </table:table-cell>
          <table:table-cell office:value-type="float" office:value="0.71824" calcext:value-type="float">
            <text:p>0.71824</text:p>
          </table:table-cell>
          <table:table-cell office:value-type="float" office:value="0.95601" calcext:value-type="float">
            <text:p>0.95601</text:p>
          </table:table-cell>
          <table:table-cell office:value-type="float" office:value="0.65438" calcext:value-type="float">
            <text:p>0.65438</text:p>
          </table:table-cell>
          <table:table-cell office:value-type="float" office:value="0.33903" calcext:value-type="float">
            <text:p>0.33903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98348" calcext:value-type="float">
            <text:p>0.98348</text:p>
          </table:table-cell>
          <table:table-cell office:value-type="float" office:value="0.76195" calcext:value-type="float">
            <text:p>0.76195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39582" calcext:value-type="float">
            <text:p>0.39582</text:p>
          </table:table-cell>
          <table:table-cell office:value-type="float" office:value="0.028476" calcext:value-type="float">
            <text:p>0.028476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2.55" calcext:value-type="float">
            <text:p>-62.55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0773" calcext:value-type="float">
            <text:p>0.70773</text:p>
          </table:table-cell>
          <table:table-cell office:value-type="float" office:value="0.53769" calcext:value-type="float">
            <text:p>0.53769</text:p>
          </table:table-cell>
          <table:table-cell office:value-type="float" office:value="0.94004" calcext:value-type="float">
            <text:p>0.94004</text:p>
          </table:table-cell>
          <table:table-cell office:value-type="float" office:value="0.47351" calcext:value-type="float">
            <text:p>0.47351</text:p>
          </table:table-cell>
          <table:table-cell office:value-type="float" office:value="0.020925" calcext:value-type="float">
            <text:p>0.020925</text:p>
          </table:table-cell>
          <table:table-cell office:value-type="float" office:value="0.71569" calcext:value-type="float">
            <text:p>0.715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5786" calcext:value-type="float">
            <text:p>0.75786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90386" calcext:value-type="float">
            <text:p>0.90386</text:p>
          </table:table-cell>
          <table:table-cell office:value-type="float" office:value="0.47864" calcext:value-type="float">
            <text:p>0.47864</text:p>
          </table:table-cell>
          <table:table-cell office:value-type="float" office:value="0.12684" calcext:value-type="float">
            <text:p>0.12684</text:p>
          </table:table-cell>
          <table:table-cell office:value-type="float" office:value="0.32753" calcext:value-type="float">
            <text:p>0.327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81514" calcext:value-type="float">
            <text:p>0.81514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97475" calcext:value-type="float">
            <text:p>0.97475</text:p>
          </table:table-cell>
          <table:table-cell office:value-type="float" office:value="0.41375" calcext:value-type="float">
            <text:p>0.41375</text:p>
          </table:table-cell>
          <table:table-cell office:value-type="float" office:value="0.17036" calcext:value-type="float">
            <text:p>0.17036</text:p>
          </table:table-cell>
          <table:table-cell office:value-type="float" office:value="0.36802" calcext:value-type="float">
            <text:p>0.36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67465" calcext:value-type="float">
            <text:p>0.67465</text:p>
          </table:table-cell>
          <table:table-cell office:value-type="float" office:value="0.56573" calcext:value-type="float">
            <text:p>0.56573</text:p>
          </table:table-cell>
          <table:table-cell office:value-type="float" office:value="0.80724" calcext:value-type="float">
            <text:p>0.80724</text:p>
          </table:table-cell>
          <table:table-cell office:value-type="float" office:value="0.48433" calcext:value-type="float">
            <text:p>0.48433</text:p>
          </table:table-cell>
          <table:table-cell office:value-type="float" office:value="0.14279" calcext:value-type="float">
            <text:p>0.14279</text:p>
          </table:table-cell>
          <table:table-cell office:value-type="float" office:value="0.29999" calcext:value-type="float">
            <text:p>0.2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8878" calcext:value-type="float">
            <text:p>0.78878</text:p>
          </table:table-cell>
          <table:table-cell office:value-type="float" office:value="0.67151" calcext:value-type="float">
            <text:p>0.67151</text:p>
          </table:table-cell>
          <table:table-cell office:value-type="float" office:value="0.93367" calcext:value-type="float">
            <text:p>0.93367</text:p>
          </table:table-cell>
          <table:table-cell office:value-type="float" office:value="0.47639" calcext:value-type="float">
            <text:p>0.47639</text:p>
          </table:table-cell>
          <table:table-cell office:value-type="float" office:value="0.16043" calcext:value-type="float">
            <text:p>0.16043</text:p>
          </table:table-cell>
          <table:table-cell office:value-type="float" office:value="0.28937" calcext:value-type="float">
            <text:p>0.289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83751" calcext:value-type="float">
            <text:p>0.83751</text:p>
          </table:table-cell>
          <table:table-cell office:value-type="float" office:value="0.71973" calcext:value-type="float">
            <text:p>0.71973</text:p>
          </table:table-cell>
          <table:table-cell office:value-type="float" office:value="0.99487" calcext:value-type="float">
            <text:p>0.99487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20241" calcext:value-type="float">
            <text:p>0.20241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87003" calcext:value-type="float">
            <text:p>0.87003</text:p>
          </table:table-cell>
          <table:table-cell office:value-type="float" office:value="0.74985" calcext:value-type="float">
            <text:p>0.74985</text:p>
          </table:table-cell>
          <table:table-cell office:value-type="float" office:value="1.0359" calcext:value-type="float">
            <text:p>1.0359</text:p>
          </table:table-cell>
          <table:table-cell office:value-type="float" office:value="0.38542" calcext:value-type="float">
            <text:p>0.38542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6989" calcext:value-type="float">
            <text:p>0.269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81286" calcext:value-type="float">
            <text:p>0.81286</text:p>
          </table:table-cell>
          <table:table-cell office:value-type="float" office:value="0.70818" calcext:value-type="float">
            <text:p>0.70818</text:p>
          </table:table-cell>
          <table:table-cell office:value-type="float" office:value="0.97062" calcext:value-type="float">
            <text:p>0.97062</text:p>
          </table:table-cell>
          <table:table-cell office:value-type="float" office:value="0.41283" calcext:value-type="float">
            <text:p>0.41283</text:p>
          </table:table-cell>
          <table:table-cell office:value-type="float" office:value="0.22847" calcext:value-type="float">
            <text:p>0.22847</text:p>
          </table:table-cell>
          <table:table-cell office:value-type="float" office:value="0.39413" calcext:value-type="float">
            <text:p>0.394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3502" calcext:value-type="float">
            <text:p>0.73502</text:p>
          </table:table-cell>
          <table:table-cell office:value-type="float" office:value="0.62352" calcext:value-type="float">
            <text:p>0.62352</text:p>
          </table:table-cell>
          <table:table-cell office:value-type="float" office:value="0.86953" calcext:value-type="float">
            <text:p>0.86953</text:p>
          </table:table-cell>
          <table:table-cell office:value-type="float" office:value="0.092717" calcext:value-type="float">
            <text:p>0.092717</text:p>
          </table:table-cell>
          <table:table-cell office:value-type="float" office:value="0.90374" calcext:value-type="float">
            <text:p>0.90374</text:p>
          </table:table-cell>
          <table:table-cell office:value-type="float" office:value="0.0050615" calcext:value-type="float">
            <text:p>0.00506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89558" calcext:value-type="float">
            <text:p>0.89558</text:p>
          </table:table-cell>
          <table:table-cell office:value-type="float" office:value="1.1945" calcext:value-type="float">
            <text:p>1.1945</text:p>
          </table:table-cell>
          <table:table-cell office:value-type="float" office:value="0.36628" calcext:value-type="float">
            <text:p>0.36628</text:p>
          </table:table-cell>
          <table:table-cell office:value-type="float" office:value="0.30352" calcext:value-type="float">
            <text:p>0.30352</text:p>
          </table:table-cell>
          <table:table-cell office:value-type="float" office:value="0.35676" calcext:value-type="float">
            <text:p>0.356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87901" calcext:value-type="float">
            <text:p>0.87901</text:p>
          </table:table-cell>
          <table:table-cell office:value-type="float" office:value="0.77752" calcext:value-type="float">
            <text:p>0.77752</text:p>
          </table:table-cell>
          <table:table-cell office:value-type="float" office:value="1.0462" calcext:value-type="float">
            <text:p>1.0462</text:p>
          </table:table-cell>
          <table:table-cell office:value-type="float" office:value="0.40934" calcext:value-type="float">
            <text:p>0.40934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0.29532" calcext:value-type="float">
            <text:p>0.29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94623" calcext:value-type="float">
            <text:p>0.94623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49226" calcext:value-type="float">
            <text:p>0.49226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30177" calcext:value-type="float">
            <text:p>0.301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2949" calcext:value-type="float">
            <text:p>1.2949</text:p>
          </table:table-cell>
          <table:table-cell office:value-type="float" office:value="1.1515" calcext:value-type="float">
            <text:p>1.1515</text:p>
          </table:table-cell>
          <table:table-cell office:value-type="float" office:value="1.4929" calcext:value-type="float">
            <text:p>1.4929</text:p>
          </table:table-cell>
          <table:table-cell office:value-type="float" office:value="0.56559" calcext:value-type="float">
            <text:p>0.565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798" calcext:value-type="float">
            <text:p>0.307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60.78" calcext:value-type="float">
            <text:p>-60.78</text:p>
          </table:table-cell>
          <table:table-cell office:value-type="float" office:value="2.5612" calcext:value-type="float">
            <text:p>2.5612</text:p>
          </table:table-cell>
          <table:table-cell office:value-type="float" office:value="2.3073" calcext:value-type="float">
            <text:p>2.3073</text:p>
          </table:table-cell>
          <table:table-cell office:value-type="float" office:value="2.8795" calcext:value-type="float">
            <text:p>2.8795</text:p>
          </table:table-cell>
          <table:table-cell office:value-type="float" office:value="0.56306" calcext:value-type="float">
            <text:p>0.56306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0.78" calcext:value-type="float">
            <text:p>-60.78</text:p>
          </table:table-cell>
          <table:table-cell office:value-type="float" office:value="2.2123" calcext:value-type="float">
            <text:p>2.2123</text:p>
          </table:table-cell>
          <table:table-cell office:value-type="float" office:value="1.9939" calcext:value-type="float">
            <text:p>1.9939</text:p>
          </table:table-cell>
          <table:table-cell office:value-type="float" office:value="2.5159" calcext:value-type="float">
            <text:p>2.5159</text:p>
          </table:table-cell>
          <table:table-cell office:value-type="float" office:value="0.54569" calcext:value-type="float">
            <text:p>0.54569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35434" calcext:value-type="float">
            <text:p>0.354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6317" calcext:value-type="float">
            <text:p>1.6317</text:p>
          </table:table-cell>
          <table:table-cell office:value-type="float" office:value="1.4599" calcext:value-type="float">
            <text:p>1.4599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58681" calcext:value-type="float">
            <text:p>0.58681</text:p>
          </table:table-cell>
          <table:table-cell office:value-type="float" office:value="0.22773" calcext:value-type="float">
            <text:p>0.22773</text:p>
          </table:table-cell>
          <table:table-cell office:value-type="float" office:value="0.33017" calcext:value-type="float">
            <text:p>0.33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5458" calcext:value-type="float">
            <text:p>1.5458</text:p>
          </table:table-cell>
          <table:table-cell office:value-type="float" office:value="1.3738" calcext:value-type="float">
            <text:p>1.3738</text:p>
          </table:table-cell>
          <table:table-cell office:value-type="float" office:value="1.7713" calcext:value-type="float">
            <text:p>1.7713</text:p>
          </table:table-cell>
          <table:table-cell office:value-type="float" office:value="0.61837" calcext:value-type="float">
            <text:p>0.61837</text:p>
          </table:table-cell>
          <table:table-cell office:value-type="float" office:value="0.22157" calcext:value-type="float">
            <text:p>0.22157</text:p>
          </table:table-cell>
          <table:table-cell office:value-type="float" office:value="0.28728" calcext:value-type="float">
            <text:p>0.287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2145" calcext:value-type="float">
            <text:p>0.72145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84806" calcext:value-type="float">
            <text:p>0.84806</text:p>
          </table:table-cell>
          <table:table-cell office:value-type="float" office:value="0.63158" calcext:value-type="float">
            <text:p>0.63158</text:p>
          </table:table-cell>
          <table:table-cell office:value-type="float" office:value="0.32998" calcext:value-type="float">
            <text:p>0.32998</text:p>
          </table:table-cell>
          <table:table-cell office:value-type="float" office:value="0.25828" calcext:value-type="float">
            <text:p>0.258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57406" calcext:value-type="float">
            <text:p>0.57406</text:p>
          </table:table-cell>
          <table:table-cell office:value-type="float" office:value="0.49853" calcext:value-type="float">
            <text:p>0.49853</text:p>
          </table:table-cell>
          <table:table-cell office:value-type="float" office:value="0.68574" calcext:value-type="float">
            <text:p>0.68574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34851" calcext:value-type="float">
            <text:p>0.34851</text:p>
          </table:table-cell>
          <table:table-cell office:value-type="float" office:value="0.25898" calcext:value-type="float">
            <text:p>0.258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60123" calcext:value-type="float">
            <text:p>0.60123</text:p>
          </table:table-cell>
          <table:table-cell office:value-type="float" office:value="0.52296" calcext:value-type="float">
            <text:p>0.52296</text:p>
          </table:table-cell>
          <table:table-cell office:value-type="float" office:value="0.71068" calcext:value-type="float">
            <text:p>0.71068</text:p>
          </table:table-cell>
          <table:table-cell office:value-type="float" office:value="0.63377" calcext:value-type="float">
            <text:p>0.63377</text:p>
          </table:table-cell>
          <table:table-cell office:value-type="float" office:value="0.34037" calcext:value-type="float">
            <text:p>0.34037</text:p>
          </table:table-cell>
          <table:table-cell office:value-type="float" office:value="0.27159" calcext:value-type="float">
            <text:p>0.27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60.78" calcext:value-type="float">
            <text:p>-60.78</text:p>
          </table:table-cell>
          <table:table-cell office:value-type="float" office:value="0.72651" calcext:value-type="float">
            <text:p>0.72651</text:p>
          </table:table-cell>
          <table:table-cell office:value-type="float" office:value="0.63063" calcext:value-type="float">
            <text:p>0.63063</text:p>
          </table:table-cell>
          <table:table-cell office:value-type="float" office:value="0.84845" calcext:value-type="float">
            <text:p>0.84845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60.78" calcext:value-type="float">
            <text:p>-60.78</text:p>
          </table:table-cell>
          <table:table-cell office:value-type="float" office:value="1.0475" calcext:value-type="float">
            <text:p>1.0475</text:p>
          </table:table-cell>
          <table:table-cell office:value-type="float" office:value="0.917" calcext:value-type="float">
            <text:p>0.917</text:p>
          </table:table-cell>
          <table:table-cell office:value-type="float" office:value="1.2033" calcext:value-type="float">
            <text:p>1.2033</text:p>
          </table:table-cell>
          <table:table-cell office:value-type="float" office:value="0.64185" calcext:value-type="float">
            <text:p>0.64185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25963" calcext:value-type="float">
            <text:p>0.259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65154" calcext:value-type="float">
            <text:p>0.65154</text:p>
          </table:table-cell>
          <table:table-cell office:value-type="float" office:value="0.57442" calcext:value-type="float">
            <text:p>0.57442</text:p>
          </table:table-cell>
          <table:table-cell office:value-type="float" office:value="0.72126" calcext:value-type="float">
            <text:p>0.72126</text:p>
          </table:table-cell>
          <table:table-cell office:value-type="float" office:value="0.57894" calcext:value-type="float">
            <text:p>0.57894</text:p>
          </table:table-cell>
          <table:table-cell office:value-type="float" office:value="0.35843" calcext:value-type="float">
            <text:p>0.35843</text:p>
          </table:table-cell>
          <table:table-cell office:value-type="float" office:value="0.024663" calcext:value-type="float">
            <text:p>0.024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66678" calcext:value-type="float">
            <text:p>0.66678</text:p>
          </table:table-cell>
          <table:table-cell office:value-type="float" office:value="0.55743" calcext:value-type="float">
            <text:p>0.55743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52849" calcext:value-type="float">
            <text:p>0.52849</text:p>
          </table:table-cell>
          <table:table-cell office:value-type="float" office:value="0.12216" calcext:value-type="float">
            <text:p>0.12216</text:p>
          </table:table-cell>
          <table:table-cell office:value-type="float" office:value="0.32318" calcext:value-type="float">
            <text:p>0.32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93753" calcext:value-type="float">
            <text:p>0.93753</text:p>
          </table:table-cell>
          <table:table-cell office:value-type="float" office:value="0.80198" calcext:value-type="float">
            <text:p>0.80198</text:p>
          </table:table-cell>
          <table:table-cell office:value-type="float" office:value="1.1006" calcext:value-type="float">
            <text:p>1.1006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0.34292" calcext:value-type="float">
            <text:p>0.34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1.1056" calcext:value-type="float">
            <text:p>1.1056</text:p>
          </table:table-cell>
          <table:table-cell office:value-type="float" office:value="0.47293" calcext:value-type="float">
            <text:p>0.47293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0.31443" calcext:value-type="float">
            <text:p>0.314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95301" calcext:value-type="float">
            <text:p>0.95301</text:p>
          </table:table-cell>
          <table:table-cell office:value-type="float" office:value="0.82777" calcext:value-type="float">
            <text:p>0.82777</text:p>
          </table:table-cell>
          <table:table-cell office:value-type="float" office:value="1.1255" calcext:value-type="float">
            <text:p>1.1255</text:p>
          </table:table-cell>
          <table:table-cell office:value-type="float" office:value="0.42486" calcext:value-type="float">
            <text:p>0.42486</text:p>
          </table:table-cell>
          <table:table-cell office:value-type="float" office:value="0.22235" calcext:value-type="float">
            <text:p>0.22235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97472" calcext:value-type="float">
            <text:p>0.97472</text:p>
          </table:table-cell>
          <table:table-cell office:value-type="float" office:value="0.84692" calcext:value-type="float">
            <text:p>0.84692</text:p>
          </table:table-cell>
          <table:table-cell office:value-type="float" office:value="1.1542" calcext:value-type="float">
            <text:p>1.1542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28254" calcext:value-type="float">
            <text:p>0.28254</text:p>
          </table:table-cell>
          <table:table-cell office:value-type="float" office:value="0.28692" calcext:value-type="float">
            <text:p>0.286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58.27" calcext:value-type="float">
            <text:p>-58.27</text:p>
          </table:table-cell>
          <table:table-cell office:value-type="float" office:value="1.0057" calcext:value-type="float">
            <text:p>1.0057</text:p>
          </table:table-cell>
          <table:table-cell office:value-type="float" office:value="0.87993" calcext:value-type="float">
            <text:p>0.87993</text:p>
          </table:table-cell>
          <table:table-cell office:value-type="float" office:value="1.1877" calcext:value-type="float">
            <text:p>1.1877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34288" calcext:value-type="float">
            <text:p>0.34288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71901" calcext:value-type="float">
            <text:p>0.71901</text:p>
          </table:table-cell>
          <table:table-cell office:value-type="float" office:value="0.62453" calcext:value-type="float">
            <text:p>0.62453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33132" calcext:value-type="float">
            <text:p>0.33132</text:p>
          </table:table-cell>
          <table:table-cell office:value-type="float" office:value="0.33767" calcext:value-type="float">
            <text:p>0.33767</text:p>
          </table:table-cell>
          <table:table-cell office:value-type="float" office:value="0.30102" calcext:value-type="float">
            <text:p>0.30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88211" calcext:value-type="float">
            <text:p>0.88211</text:p>
          </table:table-cell>
          <table:table-cell office:value-type="float" office:value="0.78232" calcext:value-type="float">
            <text:p>0.78232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41976" calcext:value-type="float">
            <text:p>0.41976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30622" calcext:value-type="float">
            <text:p>0.306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58.27" calcext:value-type="float">
            <text:p>-58.27</text:p>
          </table:table-cell>
          <table:table-cell office:value-type="float" office:value="1.0643" calcext:value-type="float">
            <text:p>1.0643</text:p>
          </table:table-cell>
          <table:table-cell office:value-type="float" office:value="0.9456" calcext:value-type="float">
            <text:p>0.9456</text:p>
          </table:table-cell>
          <table:table-cell office:value-type="float" office:value="1.2386" calcext:value-type="float">
            <text:p>1.2386</text:p>
          </table:table-cell>
          <table:table-cell office:value-type="float" office:value="0.49235" calcext:value-type="float">
            <text:p>0.49235</text:p>
          </table:table-cell>
          <table:table-cell office:value-type="float" office:value="0.23279" calcext:value-type="float">
            <text:p>0.23279</text:p>
          </table:table-cell>
          <table:table-cell office:value-type="float" office:value="0.31323" calcext:value-type="float">
            <text:p>0.313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58.27" calcext:value-type="float">
            <text:p>-58.27</text:p>
          </table:table-cell>
          <table:table-cell office:value-type="float" office:value="1.2832" calcext:value-type="float">
            <text:p>1.2832</text:p>
          </table:table-cell>
          <table:table-cell office:value-type="float" office:value="1.1416" calcext:value-type="float">
            <text:p>1.1416</text:p>
          </table:table-cell>
          <table:table-cell office:value-type="float" office:value="1.4757" calcext:value-type="float">
            <text:p>1.4757</text:p>
          </table:table-cell>
          <table:table-cell office:value-type="float" office:value="0.56234" calcext:value-type="float">
            <text:p>0.56234</text:p>
          </table:table-cell>
          <table:table-cell office:value-type="float" office:value="0.19779" calcext:value-type="float">
            <text:p>0.19779</text:p>
          </table:table-cell>
          <table:table-cell office:value-type="float" office:value="0.33021" calcext:value-type="float">
            <text:p>0.3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58.27" calcext:value-type="float">
            <text:p>-58.27</text:p>
          </table:table-cell>
          <table:table-cell office:value-type="float" office:value="2.423" calcext:value-type="float">
            <text:p>2.423</text:p>
          </table:table-cell>
          <table:table-cell office:value-type="float" office:value="2.1827" calcext:value-type="float">
            <text:p>2.1827</text:p>
          </table:table-cell>
          <table:table-cell office:value-type="float" office:value="2.7332" calcext:value-type="float">
            <text:p>2.7332</text:p>
          </table:table-cell>
          <table:table-cell office:value-type="float" office:value="0.54068" calcext:value-type="float">
            <text:p>0.54068</text:p>
          </table:table-cell>
          <table:table-cell office:value-type="float" office:value="0.24753" calcext:value-type="float">
            <text:p>0.24753</text:p>
          </table:table-cell>
          <table:table-cell office:value-type="float" office:value="0.3426" calcext:value-type="float">
            <text:p>0.3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58.27" calcext:value-type="float">
            <text:p>-58.27</text:p>
          </table:table-cell>
          <table:table-cell office:value-type="float" office:value="2.0271" calcext:value-type="float">
            <text:p>2.0271</text:p>
          </table:table-cell>
          <table:table-cell office:value-type="float" office:value="1.8211" calcext:value-type="float">
            <text:p>1.8211</text:p>
          </table:table-cell>
          <table:table-cell office:value-type="float" office:value="2.296" calcext:value-type="float">
            <text:p>2.296</text:p>
          </table:table-cell>
          <table:table-cell office:value-type="float" office:value="0.55014" calcext:value-type="float">
            <text:p>0.55014</text:p>
          </table:table-cell>
          <table:table-cell office:value-type="float" office:value="0.25577" calcext:value-type="float">
            <text:p>0.25577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58.27" calcext:value-type="float">
            <text:p>-58.27</text:p>
          </table:table-cell>
          <table:table-cell office:value-type="float" office:value="2.011" calcext:value-type="float">
            <text:p>2.011</text:p>
          </table:table-cell>
          <table:table-cell office:value-type="float" office:value="1.7969" calcext:value-type="float">
            <text:p>1.7969</text:p>
          </table:table-cell>
          <table:table-cell office:value-type="float" office:value="2.284" calcext:value-type="float">
            <text:p>2.284</text:p>
          </table:table-cell>
          <table:table-cell office:value-type="float" office:value="0.60537" calcext:value-type="float">
            <text:p>0.60537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75988" calcext:value-type="float">
            <text:p>0.75988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88935" calcext:value-type="float">
            <text:p>0.88935</text:p>
          </table:table-cell>
          <table:table-cell office:value-type="float" office:value="0.61742" calcext:value-type="float">
            <text:p>0.61742</text:p>
          </table:table-cell>
          <table:table-cell office:value-type="float" office:value="0.34907" calcext:value-type="float">
            <text:p>0.34907</text:p>
          </table:table-cell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58.27" calcext:value-type="float">
            <text:p>-58.27</text:p>
          </table:table-cell>
          <table:table-cell office:value-type="float" office:value="0.63459" calcext:value-type="float">
            <text:p>0.6345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4341" calcext:value-type="float">
            <text:p>0.64341</text:p>
          </table:table-cell>
          <table:table-cell office:value-type="float" office:value="0.33091" calcext:value-type="float">
            <text:p>0.33091</text:p>
          </table:table-cell>
          <table:table-cell office:value-type="float" office:value="0.2762" calcext:value-type="float">
            <text:p>0.2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55.76" calcext:value-type="float">
            <text:p>-55.76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4287" calcext:value-type="float">
            <text:p>0.54287</text:p>
          </table:table-cell>
          <table:table-cell office:value-type="float" office:value="0.74821" calcext:value-type="float">
            <text:p>0.74821</text:p>
          </table:table-cell>
          <table:table-cell office:value-type="float" office:value="0.63" calcext:value-type="float">
            <text:p>0.63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042294" calcext:value-type="float">
            <text:p>0.0422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55.76" calcext:value-type="float">
            <text:p>-55.76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97642" calcext:value-type="float">
            <text:p>0.97642</text:p>
          </table:table-cell>
          <table:table-cell office:value-type="float" office:value="0.53403" calcext:value-type="float">
            <text:p>0.53403</text:p>
          </table:table-cell>
          <table:table-cell office:value-type="float" office:value="0.14383" calcext:value-type="float">
            <text:p>0.14383</text:p>
          </table:table-cell>
          <table:table-cell office:value-type="float" office:value="0.30104" calcext:value-type="float">
            <text:p>0.30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0038" calcext:value-type="float">
            <text:p>1.0038</text:p>
          </table:table-cell>
          <table:table-cell office:value-type="float" office:value="0.87306" calcext:value-type="float">
            <text:p>0.87306</text:p>
          </table:table-cell>
          <table:table-cell office:value-type="float" office:value="1.1742" calcext:value-type="float">
            <text:p>1.174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456" calcext:value-type="float">
            <text:p>0.20456</text:p>
          </table:table-cell>
          <table:table-cell office:value-type="float" office:value="0.31836" calcext:value-type="float">
            <text:p>0.31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0121" calcext:value-type="float">
            <text:p>1.0121</text:p>
          </table:table-cell>
          <table:table-cell office:value-type="float" office:value="0.88599" calcext:value-type="float">
            <text:p>0.88599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38068" calcext:value-type="float">
            <text:p>0.38068</text:p>
          </table:table-cell>
          <table:table-cell office:value-type="float" office:value="0.27048" calcext:value-type="float">
            <text:p>0.27048</text:p>
          </table:table-cell>
          <table:table-cell office:value-type="float" office:value="0.3129" calcext:value-type="float">
            <text:p>0.31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035" calcext:value-type="float">
            <text:p>1.035</text:p>
          </table:table-cell>
          <table:table-cell office:value-type="float" office:value="0.90868" calcext:value-type="float">
            <text:p>0.90868</text:p>
          </table:table-cell>
          <table:table-cell office:value-type="float" office:value="1.2235" calcext:value-type="float">
            <text:p>1.223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32597" calcext:value-type="float">
            <text:p>0.32597</text:p>
          </table:table-cell>
          <table:table-cell office:value-type="float" office:value="0.3062" calcext:value-type="float">
            <text:p>0.30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55.76" calcext:value-type="float">
            <text:p>-55.76</text:p>
          </table:table-cell>
          <table:table-cell office:value-type="float" office:value="0.71716" calcext:value-type="float">
            <text:p>0.71716</text:p>
          </table:table-cell>
          <table:table-cell office:value-type="float" office:value="0.61894" calcext:value-type="float">
            <text:p>0.61894</text:p>
          </table:table-cell>
          <table:table-cell office:value-type="float" office:value="0.86321" calcext:value-type="float">
            <text:p>0.86321</text:p>
          </table:table-cell>
          <table:table-cell office:value-type="float" office:value="0.32914" calcext:value-type="float">
            <text:p>0.32914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1749" calcext:value-type="float">
            <text:p>0.317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55.76" calcext:value-type="float">
            <text:p>-55.76</text:p>
          </table:table-cell>
          <table:table-cell office:value-type="float" office:value="0.87903" calcext:value-type="float">
            <text:p>0.87903</text:p>
          </table:table-cell>
          <table:table-cell office:value-type="float" office:value="0.7811" calcext:value-type="float">
            <text:p>0.7811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41099" calcext:value-type="float">
            <text:p>0.41099</text:p>
          </table:table-cell>
          <table:table-cell office:value-type="float" office:value="0.27862" calcext:value-type="float">
            <text:p>0.27862</text:p>
          </table:table-cell>
          <table:table-cell office:value-type="float" office:value="0.32565" calcext:value-type="float">
            <text:p>0.325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94402" calcext:value-type="float">
            <text:p>0.94402</text:p>
          </table:table-cell>
          <table:table-cell office:value-type="float" office:value="1.2362" calcext:value-type="float">
            <text:p>1.2362</text:p>
          </table:table-cell>
          <table:table-cell office:value-type="float" office:value="0.47665" calcext:value-type="float">
            <text:p>0.47665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34012" calcext:value-type="float">
            <text:p>0.340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2738" calcext:value-type="float">
            <text:p>1.2738</text:p>
          </table:table-cell>
          <table:table-cell office:value-type="float" office:value="1.1358" calcext:value-type="float">
            <text:p>1.1358</text:p>
          </table:table-cell>
          <table:table-cell office:value-type="float" office:value="1.4699" calcext:value-type="float">
            <text:p>1.4699</text:p>
          </table:table-cell>
          <table:table-cell office:value-type="float" office:value="0.54043" calcext:value-type="float">
            <text:p>0.54043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0.35187" calcext:value-type="float">
            <text:p>0.35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308" calcext:value-type="float">
            <text:p>1.308</text:p>
          </table:table-cell>
          <table:table-cell office:value-type="float" office:value="1.6816" calcext:value-type="float">
            <text:p>1.6816</text:p>
          </table:table-cell>
          <table:table-cell office:value-type="float" office:value="0.57892" calcext:value-type="float">
            <text:p>0.57892</text:p>
          </table:table-cell>
          <table:table-cell office:value-type="float" office:value="0.19743" calcext:value-type="float">
            <text:p>0.19743</text:p>
          </table:table-cell>
          <table:table-cell office:value-type="float" office:value="0.34059" calcext:value-type="float">
            <text:p>0.340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55.76" calcext:value-type="float">
            <text:p>-55.76</text:p>
          </table:table-cell>
          <table:table-cell office:value-type="float" office:value="2.3058" calcext:value-type="float">
            <text:p>2.3058</text:p>
          </table:table-cell>
          <table:table-cell office:value-type="float" office:value="2.0778" calcext:value-type="float">
            <text:p>2.0778</text:p>
          </table:table-cell>
          <table:table-cell office:value-type="float" office:value="2.5916" calcext:value-type="float">
            <text:p>2.591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22549" calcext:value-type="float">
            <text:p>0.22549</text:p>
          </table:table-cell>
          <table:table-cell office:value-type="float" office:value="0.3027" calcext:value-type="float">
            <text:p>0.3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55.76" calcext:value-type="float">
            <text:p>-55.76</text:p>
          </table:table-cell>
          <table:table-cell office:value-type="float" office:value="2.4344" calcext:value-type="float">
            <text:p>2.4344</text:p>
          </table:table-cell>
          <table:table-cell office:value-type="float" office:value="2.1997" calcext:value-type="float">
            <text:p>2.1997</text:p>
          </table:table-cell>
          <table:table-cell office:value-type="float" office:value="2.7363" calcext:value-type="float">
            <text:p>2.7363</text:p>
          </table:table-cell>
          <table:table-cell office:value-type="float" office:value="0.53524" calcext:value-type="float">
            <text:p>0.53524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7407" calcext:value-type="float">
            <text:p>0.27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55.76" calcext:value-type="float">
            <text:p>-55.76</text:p>
          </table:table-cell>
          <table:table-cell office:value-type="float" office:value="2.08" calcext:value-type="float">
            <text:p>2.08</text:p>
          </table:table-cell>
          <table:table-cell office:value-type="float" office:value="1.8728" calcext:value-type="float">
            <text:p>1.8728</text:p>
          </table:table-cell>
          <table:table-cell office:value-type="float" office:value="2.2689" calcext:value-type="float">
            <text:p>2.2689</text:p>
          </table:table-cell>
          <table:table-cell office:value-type="float" office:value="0.96961" calcext:value-type="float">
            <text:p>0.96961</text:p>
          </table:table-cell>
          <table:table-cell office:value-type="float" office:value="0.028966" calcext:value-type="float">
            <text:p>0.028966</text:p>
          </table:table-cell>
          <table:table-cell office:value-type="float" office:value="0.0019367" calcext:value-type="float">
            <text:p>0.0019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55.76" calcext:value-type="float">
            <text:p>-55.76</text:p>
          </table:table-cell>
          <table:table-cell office:value-type="float" office:value="1.7959" calcext:value-type="float">
            <text:p>1.7959</text:p>
          </table:table-cell>
          <table:table-cell office:value-type="float" office:value="1.6323" calcext:value-type="float">
            <text:p>1.6323</text:p>
          </table:table-cell>
          <table:table-cell office:value-type="float" office:value="1.9445" calcext:value-type="float">
            <text:p>1.9445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019814" calcext:value-type="float">
            <text:p>0.019814</text:p>
          </table:table-cell>
          <table:table-cell office:value-type="float" office:value="0.0010959" calcext:value-type="float">
            <text:p>0.0010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55.76" calcext:value-type="float">
            <text:p>-55.76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0.73568" calcext:value-type="float">
            <text:p>0.73568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0.62419" calcext:value-type="float">
            <text:p>0.62419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0.27758" calcext:value-type="float">
            <text:p>0.27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5616" calcext:value-type="float">
            <text:p>0.25616</text:p>
          </table:table-cell>
          <table:table-cell office:value-type="float" office:value="0.041531" calcext:value-type="float">
            <text:p>0.0415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67934" calcext:value-type="float">
            <text:p>0.67934</text:p>
          </table:table-cell>
          <table:table-cell office:value-type="float" office:value="0.57291" calcext:value-type="float">
            <text:p>0.57291</text:p>
          </table:table-cell>
          <table:table-cell office:value-type="float" office:value="0.81831" calcext:value-type="float">
            <text:p>0.81831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12243" calcext:value-type="float">
            <text:p>0.12243</text:p>
          </table:table-cell>
          <table:table-cell office:value-type="float" office:value="0.47926" calcext:value-type="float">
            <text:p>0.47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60833" calcext:value-type="float">
            <text:p>0.60833</text:p>
          </table:table-cell>
          <table:table-cell office:value-type="float" office:value="0.51213" calcext:value-type="float">
            <text:p>0.51213</text:p>
          </table:table-cell>
          <table:table-cell office:value-type="float" office:value="0.73249" calcext:value-type="float">
            <text:p>0.73249</text:p>
          </table:table-cell>
          <table:table-cell office:value-type="float" office:value="0.52445" calcext:value-type="float">
            <text:p>0.52445</text:p>
          </table:table-cell>
          <table:table-cell office:value-type="float" office:value="0.12934" calcext:value-type="float">
            <text:p>0.12934</text:p>
          </table:table-cell>
          <table:table-cell office:value-type="float" office:value="0.40305" calcext:value-type="float">
            <text:p>0.403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71785" calcext:value-type="float">
            <text:p>0.7178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85843" calcext:value-type="float">
            <text:p>0.85843</text:p>
          </table:table-cell>
          <table:table-cell office:value-type="float" office:value="0.51517" calcext:value-type="float">
            <text:p>0.51517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0.44433" calcext:value-type="float">
            <text:p>0.44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98722" calcext:value-type="float">
            <text:p>0.98722</text:p>
          </table:table-cell>
          <table:table-cell office:value-type="float" office:value="0.85989" calcext:value-type="float">
            <text:p>0.85989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19579" calcext:value-type="float">
            <text:p>0.19579</text:p>
          </table:table-cell>
          <table:table-cell office:value-type="float" office:value="0.38394" calcext:value-type="float">
            <text:p>0.383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01" calcext:value-type="float">
            <text:p>1.01</text:p>
          </table:table-cell>
          <table:table-cell office:value-type="float" office:value="0.88706" calcext:value-type="float">
            <text:p>0.88706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39242" calcext:value-type="float">
            <text:p>0.39242</text:p>
          </table:table-cell>
          <table:table-cell office:value-type="float" office:value="0.25709" calcext:value-type="float">
            <text:p>0.25709</text:p>
          </table:table-cell>
          <table:table-cell office:value-type="float" office:value="0.34704" calcext:value-type="float">
            <text:p>0.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0165" calcext:value-type="float">
            <text:p>1.0165</text:p>
          </table:table-cell>
          <table:table-cell office:value-type="float" office:value="0.89208" calcext:value-type="float">
            <text:p>0.89208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32072" calcext:value-type="float">
            <text:p>0.32072</text:p>
          </table:table-cell>
          <table:table-cell office:value-type="float" office:value="0.33866" calcext:value-type="float">
            <text:p>0.33866</text:p>
          </table:table-cell>
          <table:table-cell office:value-type="float" office:value="0.32394" calcext:value-type="float">
            <text:p>0.323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706" calcext:value-type="float">
            <text:p>0.706</text:p>
          </table:table-cell>
          <table:table-cell office:value-type="float" office:value="0.60917" calcext:value-type="float">
            <text:p>0.6091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35585" calcext:value-type="float">
            <text:p>0.35585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85733" calcext:value-type="float">
            <text:p>0.85733</text:p>
          </table:table-cell>
          <table:table-cell office:value-type="float" office:value="0.75768" calcext:value-type="float">
            <text:p>0.75768</text:p>
          </table:table-cell>
          <table:table-cell office:value-type="float" office:value="1.0152" calcext:value-type="float">
            <text:p>1.0152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0389" calcext:value-type="float">
            <text:p>0.30389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0434" calcext:value-type="float">
            <text:p>1.0434</text:p>
          </table:table-cell>
          <table:table-cell office:value-type="float" office:value="0.93027" calcext:value-type="float">
            <text:p>0.93027</text:p>
          </table:table-cell>
          <table:table-cell office:value-type="float" office:value="1.2157" calcext:value-type="float">
            <text:p>1.2157</text:p>
          </table:table-cell>
          <table:table-cell office:value-type="float" office:value="0.44359" calcext:value-type="float">
            <text:p>0.44359</text:p>
          </table:table-cell>
          <table:table-cell office:value-type="float" office:value="0.26579" calcext:value-type="float">
            <text:p>0.26579</text:p>
          </table:table-cell>
          <table:table-cell office:value-type="float" office:value="0.34746" calcext:value-type="float">
            <text:p>0.347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223" calcext:value-type="float">
            <text:p>1.223</text:p>
          </table:table-cell>
          <table:table-cell office:value-type="float" office:value="1.0943" calcext:value-type="float">
            <text:p>1.0943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50682" calcext:value-type="float">
            <text:p>0.50682</text:p>
          </table:table-cell>
          <table:table-cell office:value-type="float" office:value="0.23233" calcext:value-type="float">
            <text:p>0.23233</text:p>
          </table:table-cell>
          <table:table-cell office:value-type="float" office:value="0.34407" calcext:value-type="float">
            <text:p>0.34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4757" calcext:value-type="float">
            <text:p>1.4757</text:p>
          </table:table-cell>
          <table:table-cell office:value-type="float" office:value="1.7947" calcext:value-type="float">
            <text:p>1.7947</text:p>
          </table:table-cell>
          <table:table-cell office:value-type="float" office:value="0.84087" calcext:value-type="float">
            <text:p>0.84087</text:p>
          </table:table-cell>
          <table:table-cell office:value-type="float" office:value="0.14636" calcext:value-type="float">
            <text:p>0.14636</text:p>
          </table:table-cell>
          <table:table-cell office:value-type="float" office:value="0.0025852" calcext:value-type="float">
            <text:p>0.0025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7447" calcext:value-type="float">
            <text:p>1.7447</text:p>
          </table:table-cell>
          <table:table-cell office:value-type="float" office:value="1.5584" calcext:value-type="float">
            <text:p>1.5584</text:p>
          </table:table-cell>
          <table:table-cell office:value-type="float" office:value="1.9852" calcext:value-type="float">
            <text:p>1.9852</text:p>
          </table:table-cell>
          <table:table-cell office:value-type="float" office:value="0.59067" calcext:value-type="float">
            <text:p>0.59067</text:p>
          </table:table-cell>
          <table:table-cell office:value-type="float" office:value="0.20332" calcext:value-type="float">
            <text:p>0.20332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53.25" calcext:value-type="float">
            <text:p>-53.25</text:p>
          </table:table-cell>
          <table:table-cell office:value-type="float" office:value="2.7983" calcext:value-type="float">
            <text:p>2.7983</text:p>
          </table:table-cell>
          <table:table-cell office:value-type="float" office:value="2.5518" calcext:value-type="float">
            <text:p>2.5518</text:p>
          </table:table-cell>
          <table:table-cell office:value-type="float" office:value="3.0262" calcext:value-type="float">
            <text:p>3.026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076195" calcext:value-type="float">
            <text:p>0.076195</text:p>
          </table:table-cell>
          <table:table-cell office:value-type="float" office:value="0.0016483" calcext:value-type="float">
            <text:p>0.0016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53.25" calcext:value-type="float">
            <text:p>-53.25</text:p>
          </table:table-cell>
          <table:table-cell office:value-type="float" office:value="1.8764" calcext:value-type="float">
            <text:p>1.8764</text:p>
          </table:table-cell>
          <table:table-cell office:value-type="float" office:value="1.6831" calcext:value-type="float">
            <text:p>1.6831</text:p>
          </table:table-cell>
          <table:table-cell office:value-type="float" office:value="2.1336" calcext:value-type="float">
            <text:p>2.1336</text:p>
          </table:table-cell>
          <table:table-cell office:value-type="float" office:value="0.57063" calcext:value-type="float">
            <text:p>0.57063</text:p>
          </table:table-cell>
          <table:table-cell office:value-type="float" office:value="0.23401" calcext:value-type="float">
            <text:p>0.23401</text:p>
          </table:table-cell>
          <table:table-cell office:value-type="float" office:value="0.30178" calcext:value-type="float">
            <text:p>0.30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53.25" calcext:value-type="float">
            <text:p>-53.25</text:p>
          </table:table-cell>
          <table:table-cell office:value-type="float" office:value="0.53234" calcext:value-type="float">
            <text:p>0.53234</text:p>
          </table:table-cell>
          <table:table-cell office:value-type="float" office:value="0.45665" calcext:value-type="float">
            <text:p>0.45665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3827" calcext:value-type="float">
            <text:p>0.63827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77698" calcext:value-type="float">
            <text:p>0.77698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91644" calcext:value-type="float">
            <text:p>0.91644</text:p>
          </table:table-cell>
          <table:table-cell office:value-type="float" office:value="0.50786" calcext:value-type="float">
            <text:p>0.50786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0.31261" calcext:value-type="float">
            <text:p>0.312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86867" calcext:value-type="float">
            <text:p>0.86867</text:p>
          </table:table-cell>
          <table:table-cell office:value-type="float" office:value="0.7505" calcext:value-type="float">
            <text:p>0.7505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47152" calcext:value-type="float">
            <text:p>0.47152</text:p>
          </table:table-cell>
          <table:table-cell office:value-type="float" office:value="0.16932" calcext:value-type="float">
            <text:p>0.16932</text:p>
          </table:table-cell>
          <table:table-cell office:value-type="float" office:value="0.43178" calcext:value-type="float">
            <text:p>0.43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88357" calcext:value-type="float">
            <text:p>0.88357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0496" calcext:value-type="float">
            <text:p>1.0496</text:p>
          </table:table-cell>
          <table:table-cell office:value-type="float" office:value="0.42624" calcext:value-type="float">
            <text:p>0.42624</text:p>
          </table:table-cell>
          <table:table-cell office:value-type="float" office:value="0.21212" calcext:value-type="float">
            <text:p>0.21212</text:p>
          </table:table-cell>
          <table:table-cell office:value-type="float" office:value="0.40736" calcext:value-type="float">
            <text:p>0.40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95543" calcext:value-type="float">
            <text:p>0.95543</text:p>
          </table:table-cell>
          <table:table-cell office:value-type="float" office:value="0.84061" calcext:value-type="float">
            <text:p>0.84061</text:p>
          </table:table-cell>
          <table:table-cell office:value-type="float" office:value="1.1241" calcext:value-type="float">
            <text:p>1.1241</text:p>
          </table:table-cell>
          <table:table-cell office:value-type="float" office:value="0.37357" calcext:value-type="float">
            <text:p>0.37357</text:p>
          </table:table-cell>
          <table:table-cell office:value-type="float" office:value="0.26976" calcext:value-type="float">
            <text:p>0.26976</text:p>
          </table:table-cell>
          <table:table-cell office:value-type="float" office:value="0.36829" calcext:value-type="float">
            <text:p>0.36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99488" calcext:value-type="float">
            <text:p>0.99488</text:p>
          </table:table-cell>
          <table:table-cell office:value-type="float" office:value="0.87323" calcext:value-type="float">
            <text:p>0.87323</text:p>
          </table:table-cell>
          <table:table-cell office:value-type="float" office:value="1.174" calcext:value-type="float">
            <text:p>1.174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32782" calcext:value-type="float">
            <text:p>0.32782</text:p>
          </table:table-cell>
          <table:table-cell office:value-type="float" office:value="0.28263" calcext:value-type="float">
            <text:p>0.282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50.74" calcext:value-type="float">
            <text:p>-50.74</text:p>
          </table:table-cell>
          <table:table-cell office:value-type="float" office:value="1.051" calcext:value-type="float">
            <text:p>1.051</text:p>
          </table:table-cell>
          <table:table-cell office:value-type="float" office:value="0.92308" calcext:value-type="float">
            <text:p>0.92308</text:p>
          </table:table-cell>
          <table:table-cell office:value-type="float" office:value="1.2316" calcext:value-type="float">
            <text:p>1.2316</text:p>
          </table:table-cell>
          <table:table-cell office:value-type="float" office:value="0.29425" calcext:value-type="float">
            <text:p>0.29425</text:p>
          </table:table-cell>
          <table:table-cell office:value-type="float" office:value="0.38378" calcext:value-type="float">
            <text:p>0.38378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50.74" calcext:value-type="float">
            <text:p>-50.7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74263" calcext:value-type="float">
            <text:p>0.74263</text:p>
          </table:table-cell>
          <table:table-cell office:value-type="float" office:value="1.001" calcext:value-type="float">
            <text:p>1.001</text:p>
          </table:table-cell>
          <table:table-cell office:value-type="float" office:value="0.35072" calcext:value-type="float">
            <text:p>0.35072</text:p>
          </table:table-cell>
          <table:table-cell office:value-type="float" office:value="0.33771" calcext:value-type="float">
            <text:p>0.33771</text:p>
          </table:table-cell>
          <table:table-cell office:value-type="float" office:value="0.28555" calcext:value-type="float">
            <text:p>0.28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50.74" calcext:value-type="float">
            <text:p>-50.74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1.2114" calcext:value-type="float">
            <text:p>1.2114</text:p>
          </table:table-cell>
          <table:table-cell office:value-type="float" office:value="0.41669" calcext:value-type="float">
            <text:p>0.41669</text:p>
          </table:table-cell>
          <table:table-cell office:value-type="float" office:value="0.29532" calcext:value-type="float">
            <text:p>0.29532</text:p>
          </table:table-cell>
          <table:table-cell office:value-type="float" office:value="0.28082" calcext:value-type="float">
            <text:p>0.28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50.74" calcext:value-type="float">
            <text:p>-50.74</text:p>
          </table:table-cell>
          <table:table-cell office:value-type="float" office:value="1.2182" calcext:value-type="float">
            <text:p>1.2182</text:p>
          </table:table-cell>
          <table:table-cell office:value-type="float" office:value="1.0903" calcext:value-type="float">
            <text:p>1.0903</text:p>
          </table:table-cell>
          <table:table-cell office:value-type="float" office:value="1.4099" calcext:value-type="float">
            <text:p>1.4099</text:p>
          </table:table-cell>
          <table:table-cell office:value-type="float" office:value="0.49473" calcext:value-type="float">
            <text:p>0.49473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30399" calcext:value-type="float">
            <text:p>0.303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50.74" calcext:value-type="float">
            <text:p>-50.74</text:p>
          </table:table-cell>
          <table:table-cell office:value-type="float" office:value="1.5161" calcext:value-type="float">
            <text:p>1.5161</text:p>
          </table:table-cell>
          <table:table-cell office:value-type="float" office:value="1.3534" calcext:value-type="float">
            <text:p>1.3534</text:p>
          </table:table-cell>
          <table:table-cell office:value-type="float" office:value="1.7338" calcext:value-type="float">
            <text:p>1.7338</text:p>
          </table:table-cell>
          <table:table-cell office:value-type="float" office:value="0.55149" calcext:value-type="float">
            <text:p>0.55149</text:p>
          </table:table-cell>
          <table:table-cell office:value-type="float" office:value="0.21945" calcext:value-type="float">
            <text:p>0.21945</text:p>
          </table:table-cell>
          <table:table-cell office:value-type="float" office:value="0.29425" calcext:value-type="float">
            <text:p>0.294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50.74" calcext:value-type="float">
            <text:p>-50.74</text:p>
          </table:table-cell>
          <table:table-cell office:value-type="float" office:value="1.7393" calcext:value-type="float">
            <text:p>1.7393</text:p>
          </table:table-cell>
          <table:table-cell office:value-type="float" office:value="1.5511" calcext:value-type="float">
            <text:p>1.5511</text:p>
          </table:table-cell>
          <table:table-cell office:value-type="float" office:value="1.9805" calcext:value-type="float">
            <text:p>1.9805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20521" calcext:value-type="float">
            <text:p>0.20521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50.74" calcext:value-type="float">
            <text:p>-50.74</text:p>
          </table:table-cell>
          <table:table-cell office:value-type="float" office:value="2.544" calcext:value-type="float">
            <text:p>2.544</text:p>
          </table:table-cell>
          <table:table-cell office:value-type="float" office:value="2.2997" calcext:value-type="float">
            <text:p>2.2997</text:p>
          </table:table-cell>
          <table:table-cell office:value-type="float" office:value="2.8575" calcext:value-type="float">
            <text:p>2.8575</text:p>
          </table:table-cell>
          <table:table-cell office:value-type="float" office:value="0.54097" calcext:value-type="float">
            <text:p>0.54097</text:p>
          </table:table-cell>
          <table:table-cell office:value-type="float" office:value="0.25038" calcext:value-type="float">
            <text:p>0.25038</text:p>
          </table:table-cell>
          <table:table-cell office:value-type="float" office:value="0.317" calcext:value-type="float">
            <text:p>0.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50.74" calcext:value-type="float">
            <text:p>-50.74</text:p>
          </table:table-cell>
          <table:table-cell office:value-type="float" office:value="2.077" calcext:value-type="float">
            <text:p>2.077</text:p>
          </table:table-cell>
          <table:table-cell office:value-type="float" office:value="1.867" calcext:value-type="float">
            <text:p>1.867</text:p>
          </table:table-cell>
          <table:table-cell office:value-type="float" office:value="2.345" calcext:value-type="float">
            <text:p>2.345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23248" calcext:value-type="float">
            <text:p>0.23248</text:p>
          </table:table-cell>
          <table:table-cell office:value-type="float" office:value="0.28255" calcext:value-type="float">
            <text:p>0.28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-48.23" calcext:value-type="float">
            <text:p>-48.23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62649" calcext:value-type="float">
            <text:p>0.62649</text:p>
          </table:table-cell>
          <table:table-cell office:value-type="float" office:value="0.88252" calcext:value-type="float">
            <text:p>0.88252</text:p>
          </table:table-cell>
          <table:table-cell office:value-type="float" office:value="0.52299" calcext:value-type="float">
            <text:p>0.52299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4767" calcext:value-type="float">
            <text:p>0.4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-48.23" calcext:value-type="float">
            <text:p>-48.23</text:p>
          </table:table-cell>
          <table:table-cell office:value-type="float" office:value="0.82148" calcext:value-type="float">
            <text:p>0.82148</text:p>
          </table:table-cell>
          <table:table-cell office:value-type="float" office:value="0.70693" calcext:value-type="float">
            <text:p>0.70693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51278" calcext:value-type="float">
            <text:p>0.51278</text:p>
          </table:table-cell>
          <table:table-cell office:value-type="float" office:value="0.15244" calcext:value-type="float">
            <text:p>0.15244</text:p>
          </table:table-cell>
          <table:table-cell office:value-type="float" office:value="0.31985" calcext:value-type="float">
            <text:p>0.319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48.23" calcext:value-type="float">
            <text:p>-48.23</text:p>
          </table:table-cell>
          <table:table-cell office:value-type="float" office:value="0.94879" calcext:value-type="float">
            <text:p>0.94879</text:p>
          </table:table-cell>
          <table:table-cell office:value-type="float" office:value="0.82439" calcext:value-type="float">
            <text:p>0.82439</text:p>
          </table:table-cell>
          <table:table-cell office:value-type="float" office:value="1.11" calcext:value-type="float">
            <text:p>1.11</text:p>
          </table:table-cell>
          <table:table-cell office:value-type="float" office:value="0.47881" calcext:value-type="float">
            <text:p>0.47881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31028" calcext:value-type="float">
            <text:p>0.310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48.23" calcext:value-type="float">
            <text:p>-48.23</text:p>
          </table:table-cell>
          <table:table-cell office:value-type="float" office:value="0.99565" calcext:value-type="float">
            <text:p>0.99565</text:p>
          </table:table-cell>
          <table:table-cell office:value-type="float" office:value="0.87529" calcext:value-type="float">
            <text:p>0.87529</text:p>
          </table:table-cell>
          <table:table-cell office:value-type="float" office:value="1.1669" calcext:value-type="float">
            <text:p>1.1669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24664" calcext:value-type="float">
            <text:p>0.24664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0636" calcext:value-type="float">
            <text:p>1.0636</text:p>
          </table:table-cell>
          <table:table-cell office:value-type="float" office:value="0.94225" calcext:value-type="float">
            <text:p>0.94225</text:p>
          </table:table-cell>
          <table:table-cell office:value-type="float" office:value="1.2498" calcext:value-type="float">
            <text:p>1.2498</text:p>
          </table:table-cell>
          <table:table-cell office:value-type="float" office:value="0.37328" calcext:value-type="float">
            <text:p>0.37328</text:p>
          </table:table-cell>
          <table:table-cell office:value-type="float" office:value="0.29193" calcext:value-type="float">
            <text:p>0.29193</text:p>
          </table:table-cell>
          <table:table-cell office:value-type="float" office:value="0.30314" calcext:value-type="float">
            <text:p>0.30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1.2662" calcext:value-type="float">
            <text:p>1.2662</text:p>
          </table:table-cell>
          <table:table-cell office:value-type="float" office:value="0.31296" calcext:value-type="float">
            <text:p>0.31296</text:p>
          </table:table-cell>
          <table:table-cell office:value-type="float" office:value="0.36496" calcext:value-type="float">
            <text:p>0.36496</text:p>
          </table:table-cell>
          <table:table-cell office:value-type="float" office:value="0.29192" calcext:value-type="float">
            <text:p>0.29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48.23" calcext:value-type="float">
            <text:p>-48.23</text:p>
          </table:table-cell>
          <table:table-cell office:value-type="float" office:value="0.84021" calcext:value-type="float">
            <text:p>0.84021</text:p>
          </table:table-cell>
          <table:table-cell office:value-type="float" office:value="0.74213" calcext:value-type="float">
            <text:p>0.74213</text:p>
          </table:table-cell>
          <table:table-cell office:value-type="float" office:value="0.99077" calcext:value-type="float">
            <text:p>0.99077</text:p>
          </table:table-cell>
          <table:table-cell office:value-type="float" office:value="0.36389" calcext:value-type="float">
            <text:p>0.36389</text:p>
          </table:table-cell>
          <table:table-cell office:value-type="float" office:value="0.32405" calcext:value-type="float">
            <text:p>0.32405</text:p>
          </table:table-cell>
          <table:table-cell office:value-type="float" office:value="0.30456" calcext:value-type="float">
            <text:p>0.304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91606" calcext:value-type="float">
            <text:p>0.91606</text:p>
          </table:table-cell>
          <table:table-cell office:value-type="float" office:value="1.1963" calcext:value-type="float">
            <text:p>1.1963</text:p>
          </table:table-cell>
          <table:table-cell office:value-type="float" office:value="0.44014" calcext:value-type="float">
            <text:p>0.44014</text:p>
          </table:table-cell>
          <table:table-cell office:value-type="float" office:value="0.27403" calcext:value-type="float">
            <text:p>0.27403</text:p>
          </table:table-cell>
          <table:table-cell office:value-type="float" office:value="0.30618" calcext:value-type="float">
            <text:p>0.30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2601" calcext:value-type="float">
            <text:p>1.2601</text:p>
          </table:table-cell>
          <table:table-cell office:value-type="float" office:value="1.1272" calcext:value-type="float">
            <text:p>1.1272</text:p>
          </table:table-cell>
          <table:table-cell office:value-type="float" office:value="1.447" calcext:value-type="float">
            <text:p>1.447</text:p>
          </table:table-cell>
          <table:table-cell office:value-type="float" office:value="0.52031" calcext:value-type="float">
            <text:p>0.52031</text:p>
          </table:table-cell>
          <table:table-cell office:value-type="float" office:value="0.22706" calcext:value-type="float">
            <text:p>0.22706</text:p>
          </table:table-cell>
          <table:table-cell office:value-type="float" office:value="0.31082" calcext:value-type="float">
            <text:p>0.31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6611" calcext:value-type="float">
            <text:p>1.6611</text:p>
          </table:table-cell>
          <table:table-cell office:value-type="float" office:value="1.4862" calcext:value-type="float">
            <text:p>1.4862</text:p>
          </table:table-cell>
          <table:table-cell office:value-type="float" office:value="1.8896" calcext:value-type="float">
            <text:p>1.8896</text:p>
          </table:table-cell>
          <table:table-cell office:value-type="float" office:value="0.56329" calcext:value-type="float">
            <text:p>0.56329</text:p>
          </table:table-cell>
          <table:table-cell office:value-type="float" office:value="0.21304" calcext:value-type="float">
            <text:p>0.21304</text:p>
          </table:table-cell>
          <table:table-cell office:value-type="float" office:value="0.28941" calcext:value-type="float">
            <text:p>0.28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48.23" calcext:value-type="float">
            <text:p>-48.23</text:p>
          </table:table-cell>
          <table:table-cell office:value-type="float" office:value="1.018" calcext:value-type="float">
            <text:p>1.018</text:p>
          </table:table-cell>
          <table:table-cell office:value-type="float" office:value="0.89122" calcext:value-type="float">
            <text:p>0.89122</text:p>
          </table:table-cell>
          <table:table-cell office:value-type="float" office:value="1.1659" calcext:value-type="float">
            <text:p>1.1659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33039" calcext:value-type="float">
            <text:p>0.330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0569" calcext:value-type="float">
            <text:p>1.0569</text:p>
          </table:table-cell>
          <table:table-cell office:value-type="float" office:value="0.9226" calcext:value-type="float">
            <text:p>0.9226</text:p>
          </table:table-cell>
          <table:table-cell office:value-type="float" office:value="1.2221" calcext:value-type="float">
            <text:p>1.2221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15717" calcext:value-type="float">
            <text:p>0.15717</text:p>
          </table:table-cell>
          <table:table-cell office:value-type="float" office:value="0.35132" calcext:value-type="float">
            <text:p>0.35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0628" calcext:value-type="float">
            <text:p>1.0628</text:p>
          </table:table-cell>
          <table:table-cell office:value-type="float" office:value="0.93685" calcext:value-type="float">
            <text:p>0.93685</text:p>
          </table:table-cell>
          <table:table-cell office:value-type="float" office:value="1.2342" calcext:value-type="float">
            <text:p>1.2342</text:p>
          </table:table-cell>
          <table:table-cell office:value-type="float" office:value="0.46051" calcext:value-type="float">
            <text:p>0.46051</text:p>
          </table:table-cell>
          <table:table-cell office:value-type="float" office:value="0.21167" calcext:value-type="float">
            <text:p>0.21167</text:p>
          </table:table-cell>
          <table:table-cell office:value-type="float" office:value="0.32314" calcext:value-type="float">
            <text:p>0.32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1063" calcext:value-type="float">
            <text:p>1.1063</text:p>
          </table:table-cell>
          <table:table-cell office:value-type="float" office:value="0.98371" calcext:value-type="float">
            <text:p>0.98371</text:p>
          </table:table-cell>
          <table:table-cell office:value-type="float" office:value="1.2877" calcext:value-type="float">
            <text:p>1.2877</text:p>
          </table:table-cell>
          <table:table-cell office:value-type="float" office:value="0.40802" calcext:value-type="float">
            <text:p>0.40802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32272" calcext:value-type="float">
            <text:p>0.322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1275" calcext:value-type="float">
            <text:p>1.1275</text:p>
          </table:table-cell>
          <table:table-cell office:value-type="float" office:value="1.0054" calcext:value-type="float">
            <text:p>1.0054</text:p>
          </table:table-cell>
          <table:table-cell office:value-type="float" office:value="1.3152" calcext:value-type="float">
            <text:p>1.3152</text:p>
          </table:table-cell>
          <table:table-cell office:value-type="float" office:value="0.35863" calcext:value-type="float">
            <text:p>0.3586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084" calcext:value-type="float">
            <text:p>0.30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45.72" calcext:value-type="float">
            <text:p>-45.72</text:p>
          </table:table-cell>
          <table:table-cell office:value-type="float" office:value="0.83987" calcext:value-type="float">
            <text:p>0.83987</text:p>
          </table:table-cell>
          <table:table-cell office:value-type="float" office:value="0.74065" calcext:value-type="float">
            <text:p>0.74065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37477" calcext:value-type="float">
            <text:p>0.374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755" calcext:value-type="float">
            <text:p>0.32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0122" calcext:value-type="float">
            <text:p>1.0122</text:p>
          </table:table-cell>
          <table:table-cell office:value-type="float" office:value="0.90445" calcext:value-type="float">
            <text:p>0.90445</text:p>
          </table:table-cell>
          <table:table-cell office:value-type="float" office:value="1.1782" calcext:value-type="float">
            <text:p>1.1782</text:p>
          </table:table-cell>
          <table:table-cell office:value-type="float" office:value="0.44077" calcext:value-type="float">
            <text:p>0.44077</text:p>
          </table:table-cell>
          <table:table-cell office:value-type="float" office:value="0.27073" calcext:value-type="float">
            <text:p>0.27073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3897" calcext:value-type="float">
            <text:p>1.3897</text:p>
          </table:table-cell>
          <table:table-cell office:value-type="float" office:value="1.2295" calcext:value-type="float">
            <text:p>1.2295</text:p>
          </table:table-cell>
          <table:table-cell office:value-type="float" office:value="1.5219" calcext:value-type="float">
            <text:p>1.5219</text:p>
          </table:table-cell>
          <table:table-cell office:value-type="float" office:value="0.72851" calcext:value-type="float">
            <text:p>0.72851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0011182" calcext:value-type="float">
            <text:p>0.0011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7739" calcext:value-type="float">
            <text:p>1.7739</text:p>
          </table:table-cell>
          <table:table-cell office:value-type="float" office:value="1.599" calcext:value-type="float">
            <text:p>1.599</text:p>
          </table:table-cell>
          <table:table-cell office:value-type="float" office:value="1.9273" calcext:value-type="float">
            <text:p>1.9273</text:p>
          </table:table-cell>
          <table:table-cell office:value-type="float" office:value="0.87728" calcext:value-type="float">
            <text:p>0.87728</text:p>
          </table:table-cell>
          <table:table-cell office:value-type="float" office:value="0.10871" calcext:value-type="float">
            <text:p>0.10871</text:p>
          </table:table-cell>
          <table:table-cell office:value-type="float" office:value="0.0030916" calcext:value-type="float">
            <text:p>0.0030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7299" calcext:value-type="float">
            <text:p>1.7299</text:p>
          </table:table-cell>
          <table:table-cell office:value-type="float" office:value="1.5497" calcext:value-type="float">
            <text:p>1.5497</text:p>
          </table:table-cell>
          <table:table-cell office:value-type="float" office:value="1.9691" calcext:value-type="float">
            <text:p>1.9691</text:p>
          </table:table-cell>
          <table:table-cell office:value-type="float" office:value="0.58099" calcext:value-type="float">
            <text:p>0.58099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3178" calcext:value-type="float">
            <text:p>0.3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45.72" calcext:value-type="float">
            <text:p>-45.72</text:p>
          </table:table-cell>
          <table:table-cell office:value-type="float" office:value="0.82031" calcext:value-type="float">
            <text:p>0.82031</text:p>
          </table:table-cell>
          <table:table-cell office:value-type="float" office:value="0.72192" calcext:value-type="float">
            <text:p>0.72192</text:p>
          </table:table-cell>
          <table:table-cell office:value-type="float" office:value="0.94838" calcext:value-type="float">
            <text:p>0.94838</text:p>
          </table:table-cell>
          <table:table-cell office:value-type="float" office:value="0.62858" calcext:value-type="float">
            <text:p>0.62858</text:p>
          </table:table-cell>
          <table:table-cell office:value-type="float" office:value="0.34065" calcext:value-type="float">
            <text:p>0.34065</text:p>
          </table:table-cell>
          <table:table-cell office:value-type="float" office:value="0.33966" calcext:value-type="float">
            <text:p>0.33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45.72" calcext:value-type="float">
            <text:p>-45.72</text:p>
          </table:table-cell>
          <table:table-cell office:value-type="float" office:value="1.0198" calcext:value-type="float">
            <text:p>1.0198</text:p>
          </table:table-cell>
          <table:table-cell office:value-type="float" office:value="0.89274" calcext:value-type="float">
            <text:p>0.89274</text:p>
          </table:table-cell>
          <table:table-cell office:value-type="float" office:value="1.1692" calcext:value-type="float">
            <text:p>1.1692</text:p>
          </table:table-cell>
          <table:table-cell office:value-type="float" office:value="0.63116" calcext:value-type="float">
            <text:p>0.63116</text:p>
          </table:table-cell>
          <table:table-cell office:value-type="float" office:value="0.34931" calcext:value-type="float">
            <text:p>0.34931</text:p>
          </table:table-cell>
          <table:table-cell office:value-type="float" office:value="0.33542" calcext:value-type="float">
            <text:p>0.335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116" calcext:value-type="float">
            <text:p>1.116</text:p>
          </table:table-cell>
          <table:table-cell office:value-type="float" office:value="0.98472" calcext:value-type="float">
            <text:p>0.98472</text:p>
          </table:table-cell>
          <table:table-cell office:value-type="float" office:value="1.2888" calcext:value-type="float">
            <text:p>1.2888</text:p>
          </table:table-cell>
          <table:table-cell office:value-type="float" office:value="0.50067" calcext:value-type="float">
            <text:p>0.50067</text:p>
          </table:table-cell>
          <table:table-cell office:value-type="float" office:value="0.18437" calcext:value-type="float">
            <text:p>0.18437</text:p>
          </table:table-cell>
          <table:table-cell office:value-type="float" office:value="0.35175" calcext:value-type="float">
            <text:p>0.351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1417" calcext:value-type="float">
            <text:p>1.1417</text:p>
          </table:table-cell>
          <table:table-cell office:value-type="float" office:value="1.0162" calcext:value-type="float">
            <text:p>1.0162</text:p>
          </table:table-cell>
          <table:table-cell office:value-type="float" office:value="1.3243" calcext:value-type="float">
            <text:p>1.3243</text:p>
          </table:table-cell>
          <table:table-cell office:value-type="float" office:value="0.44165" calcext:value-type="float">
            <text:p>0.44165</text:p>
          </table:table-cell>
          <table:table-cell office:value-type="float" office:value="0.23668" calcext:value-type="float">
            <text:p>0.23668</text:p>
          </table:table-cell>
          <table:table-cell office:value-type="float" office:value="0.33163" calcext:value-type="float">
            <text:p>0.33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98561" calcext:value-type="float">
            <text:p>0.98561</text:p>
          </table:table-cell>
          <table:table-cell office:value-type="float" office:value="1.2881" calcext:value-type="float">
            <text:p>1.2881</text:p>
          </table:table-cell>
          <table:table-cell office:value-type="float" office:value="0.39764" calcext:value-type="float">
            <text:p>0.39764</text:p>
          </table:table-cell>
          <table:table-cell office:value-type="float" office:value="0.28775" calcext:value-type="float">
            <text:p>0.28775</text:p>
          </table:table-cell>
          <table:table-cell office:value-type="float" office:value="0.2871" calcext:value-type="float">
            <text:p>0.28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0162" calcext:value-type="float">
            <text:p>1.0162</text:p>
          </table:table-cell>
          <table:table-cell office:value-type="float" office:value="1.3106" calcext:value-type="float">
            <text:p>1.3106</text:p>
          </table:table-cell>
          <table:table-cell office:value-type="float" office:value="0.40931" calcext:value-type="float">
            <text:p>0.40931</text:p>
          </table:table-cell>
          <table:table-cell office:value-type="float" office:value="0.29151" calcext:value-type="float">
            <text:p>0.29151</text:p>
          </table:table-cell>
          <table:table-cell office:value-type="float" office:value="0.27633" calcext:value-type="float">
            <text:p>0.276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0256" calcext:value-type="float">
            <text:p>1.0256</text:p>
          </table:table-cell>
          <table:table-cell office:value-type="float" office:value="0.91497" calcext:value-type="float">
            <text:p>0.91497</text:p>
          </table:table-cell>
          <table:table-cell office:value-type="float" office:value="1.1906" calcext:value-type="float">
            <text:p>1.1906</text:p>
          </table:table-cell>
          <table:table-cell office:value-type="float" office:value="0.45302" calcext:value-type="float">
            <text:p>0.45302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32673" calcext:value-type="float">
            <text:p>0.32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2262" calcext:value-type="float">
            <text:p>1.2262</text:p>
          </table:table-cell>
          <table:table-cell office:value-type="float" office:value="1.0968" calcext:value-type="float">
            <text:p>1.0968</text:p>
          </table:table-cell>
          <table:table-cell office:value-type="float" office:value="1.414" calcext:value-type="float">
            <text:p>1.414</text:p>
          </table:table-cell>
          <table:table-cell office:value-type="float" office:value="0.50172" calcext:value-type="float">
            <text:p>0.50172</text:p>
          </table:table-cell>
          <table:table-cell office:value-type="float" office:value="0.24017" calcext:value-type="float">
            <text:p>0.24017</text:p>
          </table:table-cell>
          <table:table-cell office:value-type="float" office:value="0.32393" calcext:value-type="float">
            <text:p>0.323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43.21" calcext:value-type="float">
            <text:p>-43.21</text:p>
          </table:table-cell>
          <table:table-cell office:value-type="float" office:value="1.5227" calcext:value-type="float">
            <text:p>1.5227</text:p>
          </table:table-cell>
          <table:table-cell office:value-type="float" office:value="1.364" calcext:value-type="float">
            <text:p>1.364</text:p>
          </table:table-cell>
          <table:table-cell office:value-type="float" office:value="1.7364" calcext:value-type="float">
            <text:p>1.7364</text:p>
          </table:table-cell>
          <table:table-cell office:value-type="float" office:value="0.55719" calcext:value-type="float">
            <text:p>0.55719</text:p>
          </table:table-cell>
          <table:table-cell office:value-type="float" office:value="0.21576" calcext:value-type="float">
            <text:p>0.21576</text:p>
          </table:table-cell>
          <table:table-cell office:value-type="float" office:value="0.3139" calcext:value-type="float">
            <text:p>0.3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43.21" calcext:value-type="float">
            <text:p>-43.21</text:p>
          </table:table-cell>
          <table:table-cell office:value-type="float" office:value="0.80504" calcext:value-type="float">
            <text:p>0.80504</text:p>
          </table:table-cell>
          <table:table-cell office:value-type="float" office:value="0.70972" calcext:value-type="float">
            <text:p>0.70972</text:p>
          </table:table-cell>
          <table:table-cell office:value-type="float" office:value="0.93985" calcext:value-type="float">
            <text:p>0.93985</text:p>
          </table:table-cell>
          <table:table-cell office:value-type="float" office:value="0.63237" calcext:value-type="float">
            <text:p>0.63237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5144" calcext:value-type="float">
            <text:p>0.351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43.21" calcext:value-type="float">
            <text:p>-43.21</text:p>
          </table:table-cell>
          <table:table-cell office:value-type="float" office:value="0.98925" calcext:value-type="float">
            <text:p>0.98925</text:p>
          </table:table-cell>
          <table:table-cell office:value-type="float" office:value="0.86831" calcext:value-type="float">
            <text:p>0.86831</text:p>
          </table:table-cell>
          <table:table-cell office:value-type="float" office:value="1.1414" calcext:value-type="float">
            <text:p>1.1414</text:p>
          </table:table-cell>
          <table:table-cell office:value-type="float" office:value="0.63471" calcext:value-type="float">
            <text:p>0.63471</text:p>
          </table:table-cell>
          <table:table-cell office:value-type="float" office:value="0.34278" calcext:value-type="float">
            <text:p>0.34278</text:p>
          </table:table-cell>
          <table:table-cell office:value-type="float" office:value="0.34474" calcext:value-type="float">
            <text:p>0.344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40.7" calcext:value-type="float">
            <text:p>-40.7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1581" calcext:value-type="float">
            <text:p>1.1581</text:p>
          </table:table-cell>
          <table:table-cell office:value-type="float" office:value="1.3855" calcext:value-type="float">
            <text:p>1.3855</text:p>
          </table:table-cell>
          <table:table-cell office:value-type="float" office:value="0.44276" calcext:value-type="float">
            <text:p>0.44276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0039902" calcext:value-type="float">
            <text:p>0.00399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40.7" calcext:value-type="float">
            <text:p>-40.7</text:p>
          </table:table-cell>
          <table:table-cell office:value-type="float" office:value="1.0488" calcext:value-type="float">
            <text:p>1.0488</text:p>
          </table:table-cell>
          <table:table-cell office:value-type="float" office:value="0.92606" calcext:value-type="float">
            <text:p>0.92606</text:p>
          </table:table-cell>
          <table:table-cell office:value-type="float" office:value="1.2196" calcext:value-type="float">
            <text:p>1.2196</text:p>
          </table:table-cell>
          <table:table-cell office:value-type="float" office:value="0.49834" calcext:value-type="float">
            <text:p>0.49834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3127" calcext:value-type="float">
            <text:p>0.3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40.7" calcext:value-type="float">
            <text:p>-40.7</text:p>
          </table:table-cell>
          <table:table-cell office:value-type="float" office:value="1.0629" calcext:value-type="float">
            <text:p>1.0629</text:p>
          </table:table-cell>
          <table:table-cell office:value-type="float" office:value="0.9479" calcext:value-type="float">
            <text:p>0.9479</text:p>
          </table:table-cell>
          <table:table-cell office:value-type="float" office:value="1.2312" calcext:value-type="float">
            <text:p>1.2312</text:p>
          </table:table-cell>
          <table:table-cell office:value-type="float" office:value="0.46048" calcext:value-type="float">
            <text:p>0.46048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40.7" calcext:value-type="float">
            <text:p>-40.7</text:p>
          </table:table-cell>
          <table:table-cell office:value-type="float" office:value="1.2032" calcext:value-type="float">
            <text:p>1.2032</text:p>
          </table:table-cell>
          <table:table-cell office:value-type="float" office:value="1.0777" calcext:value-type="float">
            <text:p>1.0777</text:p>
          </table:table-cell>
          <table:table-cell office:value-type="float" office:value="1.3867" calcext:value-type="float">
            <text:p>1.3867</text:p>
          </table:table-cell>
          <table:table-cell office:value-type="float" office:value="0.45502" calcext:value-type="float">
            <text:p>0.4550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698" calcext:value-type="float">
            <text:p>0.286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40.7" calcext:value-type="float">
            <text:p>-40.7</text:p>
          </table:table-cell>
          <table:table-cell office:value-type="float" office:value="1.4073" calcext:value-type="float">
            <text:p>1.4073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6067" calcext:value-type="float">
            <text:p>1.6067</text:p>
          </table:table-cell>
          <table:table-cell office:value-type="float" office:value="0.42959" calcext:value-type="float">
            <text:p>0.42959</text:p>
          </table:table-cell>
          <table:table-cell office:value-type="float" office:value="0.29041" calcext:value-type="float">
            <text:p>0.29041</text:p>
          </table:table-cell>
          <table:table-cell office:value-type="float" office:value="0.28932" calcext:value-type="float">
            <text:p>0.289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40.7" calcext:value-type="float">
            <text:p>-40.7</text:p>
          </table:table-cell>
          <table:table-cell office:value-type="float" office:value="1.2164" calcext:value-type="float">
            <text:p>1.2164</text:p>
          </table:table-cell>
          <table:table-cell office:value-type="float" office:value="1.0901" calcext:value-type="float">
            <text:p>1.0901</text:p>
          </table:table-cell>
          <table:table-cell office:value-type="float" office:value="1.4015" calcext:value-type="float">
            <text:p>1.4015</text:p>
          </table:table-cell>
          <table:table-cell office:value-type="float" office:value="0.49739" calcext:value-type="float">
            <text:p>0.49739</text:p>
          </table:table-cell>
          <table:table-cell office:value-type="float" office:value="0.24047" calcext:value-type="float">
            <text:p>0.24047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40.7" calcext:value-type="float">
            <text:p>-40.7</text:p>
          </table:table-cell>
          <table:table-cell office:value-type="float" office:value="1.5121" calcext:value-type="float">
            <text:p>1.5121</text:p>
          </table:table-cell>
          <table:table-cell office:value-type="float" office:value="1.3586" calcext:value-type="float">
            <text:p>1.3586</text:p>
          </table:table-cell>
          <table:table-cell office:value-type="float" office:value="1.7251" calcext:value-type="float">
            <text:p>1.725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21957" calcext:value-type="float">
            <text:p>0.21957</text:p>
          </table:table-cell>
          <table:table-cell office:value-type="float" office:value="0.39311" calcext:value-type="float">
            <text:p>0.393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40.7" calcext:value-type="float">
            <text:p>-40.7</text:p>
          </table:table-cell>
          <table:table-cell office:value-type="float" office:value="0.92083" calcext:value-type="float">
            <text:p>0.92083</text:p>
          </table:table-cell>
          <table:table-cell office:value-type="float" office:value="0.79859" calcext:value-type="float">
            <text:p>0.79859</text:p>
          </table:table-cell>
          <table:table-cell office:value-type="float" office:value="1.0741" calcext:value-type="float">
            <text:p>1.0741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32736" calcext:value-type="float">
            <text:p>0.32736</text:p>
          </table:table-cell>
          <table:table-cell office:value-type="float" office:value="0.30927" calcext:value-type="float">
            <text:p>0.309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40.7" calcext:value-type="float">
            <text:p>-40.7</text:p>
          </table:table-cell>
          <table:table-cell office:value-type="float" office:value="0.99357" calcext:value-type="float">
            <text:p>0.99357</text:p>
          </table:table-cell>
          <table:table-cell office:value-type="float" office:value="0.86611" calcext:value-type="float">
            <text:p>0.86611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64576" calcext:value-type="float">
            <text:p>0.64576</text:p>
          </table:table-cell>
          <table:table-cell office:value-type="float" office:value="0.32788" calcext:value-type="float">
            <text:p>0.32788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1405" calcext:value-type="float">
            <text:p>1.1405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3119" calcext:value-type="float">
            <text:p>1.3119</text:p>
          </table:table-cell>
          <table:table-cell office:value-type="float" office:value="0.51595" calcext:value-type="float">
            <text:p>0.51595</text:p>
          </table:table-cell>
          <table:table-cell office:value-type="float" office:value="0.18068" calcext:value-type="float">
            <text:p>0.18068</text:p>
          </table:table-cell>
          <table:table-cell office:value-type="float" office:value="0.3522" calcext:value-type="float">
            <text:p>0.3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1523" calcext:value-type="float">
            <text:p>1.1523</text:p>
          </table:table-cell>
          <table:table-cell office:value-type="float" office:value="1.0159" calcext:value-type="float">
            <text:p>1.0159</text:p>
          </table:table-cell>
          <table:table-cell office:value-type="float" office:value="1.325" calcext:value-type="float">
            <text:p>1.3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18549" calcext:value-type="float">
            <text:p>0.18549</text:p>
          </table:table-cell>
          <table:table-cell office:value-type="float" office:value="0.32694" calcext:value-type="float">
            <text:p>0.326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127" calcext:value-type="float">
            <text:p>1.127</text:p>
          </table:table-cell>
          <table:table-cell office:value-type="float" office:value="0.99686" calcext:value-type="float">
            <text:p>0.99686</text:p>
          </table:table-cell>
          <table:table-cell office:value-type="float" office:value="1.3025" calcext:value-type="float">
            <text:p>1.3025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1344" calcext:value-type="float">
            <text:p>0.313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3179" calcext:value-type="float">
            <text:p>1.3179</text:p>
          </table:table-cell>
          <table:table-cell office:value-type="float" office:value="1.1751" calcext:value-type="float">
            <text:p>1.1751</text:p>
          </table:table-cell>
          <table:table-cell office:value-type="float" office:value="1.5064" calcext:value-type="float">
            <text:p>1.5064</text:p>
          </table:table-cell>
          <table:table-cell office:value-type="float" office:value="0.52019" calcext:value-type="float">
            <text:p>0.52019</text:p>
          </table:table-cell>
          <table:table-cell office:value-type="float" office:value="0.21043" calcext:value-type="float">
            <text:p>0.21043</text:p>
          </table:table-cell>
          <table:table-cell office:value-type="float" office:value="0.31046" calcext:value-type="float">
            <text:p>0.310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5237" calcext:value-type="float">
            <text:p>1.5237</text:p>
          </table:table-cell>
          <table:table-cell office:value-type="float" office:value="1.3746" calcext:value-type="float">
            <text:p>1.3746</text:p>
          </table:table-cell>
          <table:table-cell office:value-type="float" office:value="1.7308" calcext:value-type="float">
            <text:p>1.7308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24421" calcext:value-type="float">
            <text:p>0.24421</text:p>
          </table:table-cell>
          <table:table-cell office:value-type="float" office:value="0.31568" calcext:value-type="float">
            <text:p>0.31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1801" calcext:value-type="float">
            <text:p>1.1801</text:p>
          </table:table-cell>
          <table:table-cell office:value-type="float" office:value="1.5101" calcext:value-type="float">
            <text:p>1.5101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3089" calcext:value-type="float">
            <text:p>0.30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-38.19" calcext:value-type="float">
            <text:p>-38.19</text:p>
          </table:table-cell>
          <table:table-cell office:value-type="float" office:value="1.48" calcext:value-type="float">
            <text:p>1.48</text:p>
          </table:table-cell>
          <table:table-cell office:value-type="float" office:value="1.3292" calcext:value-type="float">
            <text:p>1.3292</text:p>
          </table:table-cell>
          <table:table-cell office:value-type="float" office:value="1.6871" calcext:value-type="float">
            <text:p>1.6871</text:p>
          </table:table-cell>
          <table:table-cell office:value-type="float" office:value="0.54837" calcext:value-type="float">
            <text:p>0.54837</text:p>
          </table:table-cell>
          <table:table-cell office:value-type="float" office:value="0.21471" calcext:value-type="float">
            <text:p>0.21471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-38.19" calcext:value-type="float">
            <text:p>-38.19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87371" calcext:value-type="float">
            <text:p>0.87371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63593" calcext:value-type="float">
            <text:p>0.63593</text:p>
          </table:table-cell>
          <table:table-cell office:value-type="float" office:value="0.33317" calcext:value-type="float">
            <text:p>0.33317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38.19" calcext:value-type="float">
            <text:p>-38.19</text:p>
          </table:table-cell>
          <table:table-cell office:value-type="float" office:value="0.97284" calcext:value-type="float">
            <text:p>0.97284</text:p>
          </table:table-cell>
          <table:table-cell office:value-type="float" office:value="0.84763" calcext:value-type="float">
            <text:p>0.84763</text:p>
          </table:table-cell>
          <table:table-cell office:value-type="float" office:value="1.1279" calcext:value-type="float">
            <text:p>1.1279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33029" calcext:value-type="float">
            <text:p>0.33029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-35.68" calcext:value-type="float">
            <text:p>-35.68</text:p>
          </table:table-cell>
          <table:table-cell office:value-type="float" office:value="1.5871" calcext:value-type="float">
            <text:p>1.5871</text:p>
          </table:table-cell>
          <table:table-cell office:value-type="float" office:value="1.4245" calcext:value-type="float">
            <text:p>1.4245</text:p>
          </table:table-cell>
          <table:table-cell office:value-type="float" office:value="1.7945" calcext:value-type="float">
            <text:p>1.7945</text:p>
          </table:table-cell>
          <table:table-cell office:value-type="float" office:value="0.51837" calcext:value-type="float">
            <text:p>0.51837</text:p>
          </table:table-cell>
          <table:table-cell office:value-type="float" office:value="0.22418" calcext:value-type="float">
            <text:p>0.22418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35.68" calcext:value-type="float">
            <text:p>-35.68</text:p>
          </table:table-cell>
          <table:table-cell office:value-type="float" office:value="1.2684" calcext:value-type="float">
            <text:p>1.2684</text:p>
          </table:table-cell>
          <table:table-cell office:value-type="float" office:value="1.1332" calcext:value-type="float">
            <text:p>1.1332</text:p>
          </table:table-cell>
          <table:table-cell office:value-type="float" office:value="1.4552" calcext:value-type="float">
            <text:p>1.4552</text:p>
          </table:table-cell>
          <table:table-cell office:value-type="float" office:value="0.53866" calcext:value-type="float">
            <text:p>0.53866</text:p>
          </table:table-cell>
          <table:table-cell office:value-type="float" office:value="0.21262" calcext:value-type="float">
            <text:p>0.21262</text:p>
          </table:table-cell>
          <table:table-cell office:value-type="float" office:value="0.35895" calcext:value-type="float">
            <text:p>0.35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35.68" calcext:value-type="float">
            <text:p>-35.68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82913" calcext:value-type="float">
            <text:p>0.82913</text:p>
          </table:table-cell>
          <table:table-cell office:value-type="float" office:value="1.1129" calcext:value-type="float">
            <text:p>1.1129</text:p>
          </table:table-cell>
          <table:table-cell office:value-type="float" office:value="0.63363" calcext:value-type="float">
            <text:p>0.63363</text:p>
          </table:table-cell>
          <table:table-cell office:value-type="float" office:value="0.33408" calcext:value-type="float">
            <text:p>0.33408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-33.17" calcext:value-type="float">
            <text:p>-33.17</text:p>
          </table:table-cell>
          <table:table-cell office:value-type="float" office:value="1.7919" calcext:value-type="float">
            <text:p>1.7919</text:p>
          </table:table-cell>
          <table:table-cell office:value-type="float" office:value="1.6132" calcext:value-type="float">
            <text:p>1.6132</text:p>
          </table:table-cell>
          <table:table-cell office:value-type="float" office:value="2.0152" calcext:value-type="float">
            <text:p>2.0152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23086" calcext:value-type="float">
            <text:p>0.23086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33.17" calcext:value-type="float">
            <text:p>-33.17</text:p>
          </table:table-cell>
          <table:table-cell office:value-type="float" office:value="1.054" calcext:value-type="float">
            <text:p>1.054</text:p>
          </table:table-cell>
          <table:table-cell office:value-type="float" office:value="0.91235" calcext:value-type="float">
            <text:p>0.91235</text:p>
          </table:table-cell>
          <table:table-cell office:value-type="float" office:value="1.2309" calcext:value-type="float">
            <text:p>1.2309</text:p>
          </table:table-cell>
          <table:table-cell office:value-type="float" office:value="0.63344" calcext:value-type="float">
            <text:p>0.63344</text:p>
          </table:table-cell>
          <table:table-cell office:value-type="float" office:value="0.33903" calcext:value-type="float">
            <text:p>0.33903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30.66" calcext:value-type="float">
            <text:p>-30.66</text:p>
          </table:table-cell>
          <table:table-cell office:value-type="float" office:value="1.0959" calcext:value-type="float">
            <text:p>1.0959</text:p>
          </table:table-cell>
          <table:table-cell office:value-type="float" office:value="0.94691" calcext:value-type="float">
            <text:p>0.94691</text:p>
          </table:table-cell>
          <table:table-cell office:value-type="float" office:value="1.2741" calcext:value-type="float">
            <text:p>1.2741</text:p>
          </table:table-cell>
          <table:table-cell office:value-type="float" office:value="0.64007" calcext:value-type="float">
            <text:p>0.64007</text:p>
          </table:table-cell>
          <table:table-cell office:value-type="float" office:value="0.33153" calcext:value-type="float">
            <text:p>0.33153</text:p>
          </table:table-cell>
          <table:table-cell office:value-type="float" office:value="0.32781" calcext:value-type="float">
            <text:p>0.327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28.15" calcext:value-type="float">
            <text:p>-28.15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99354" calcext:value-type="float">
            <text:p>0.99354</text:p>
          </table:table-cell>
          <table:table-cell office:value-type="float" office:value="1.3272" calcext:value-type="float">
            <text:p>1.3272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33227" calcext:value-type="float">
            <text:p>0.33227</text:p>
          </table:table-cell>
          <table:table-cell office:value-type="float" office:value="0.33057" calcext:value-type="float">
            <text:p>0.33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25.64" calcext:value-type="float">
            <text:p>-25.64</text:p>
          </table:table-cell>
          <table:table-cell office:value-type="float" office:value="1.2152" calcext:value-type="float">
            <text:p>1.2152</text:p>
          </table:table-cell>
          <table:table-cell office:value-type="float" office:value="1.0707" calcext:value-type="float">
            <text:p>1.0707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61416" calcext:value-type="float">
            <text:p>0.61416</text:p>
          </table:table-cell>
          <table:table-cell office:value-type="float" office:value="0.35762" calcext:value-type="float">
            <text:p>0.3576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23.13" calcext:value-type="float">
            <text:p>-23.13</text:p>
          </table:table-cell>
          <table:table-cell office:value-type="float" office:value="1.2326" calcext:value-type="float">
            <text:p>1.2326</text:p>
          </table:table-cell>
          <table:table-cell office:value-type="float" office:value="1.0824" calcext:value-type="float">
            <text:p>1.0824</text:p>
          </table:table-cell>
          <table:table-cell office:value-type="float" office:value="1.4087" calcext:value-type="float">
            <text:p>1.4087</text:p>
          </table:table-cell>
          <table:table-cell office:value-type="float" office:value="0.61399" calcext:value-type="float">
            <text:p>0.61399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3409" calcext:value-type="float">
            <text:p>0.34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-20.62" calcext:value-type="float">
            <text:p>-20.62</text:p>
          </table:table-cell>
          <table:table-cell office:value-type="float" office:value="1.0014" calcext:value-type="float">
            <text:p>1.0014</text:p>
          </table:table-cell>
          <table:table-cell office:value-type="float" office:value="0.8786" calcext:value-type="float">
            <text:p>0.8786</text:p>
          </table:table-cell>
          <table:table-cell office:value-type="float" office:value="1.1447" calcext:value-type="float">
            <text:p>1.1447</text:p>
          </table:table-cell>
          <table:table-cell office:value-type="float" office:value="0.60824" calcext:value-type="float">
            <text:p>0.60824</text:p>
          </table:table-cell>
          <table:table-cell office:value-type="float" office:value="0.35672" calcext:value-type="float">
            <text:p>0.35672</text:p>
          </table:table-cell>
          <table:table-cell office:value-type="float" office:value="0.36829" calcext:value-type="float">
            <text:p>0.36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18.11" calcext:value-type="float">
            <text:p>-18.11</text:p>
          </table:table-cell>
          <table:table-cell office:value-type="float" office:value="0.84099" calcext:value-type="float">
            <text:p>0.84099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97254" calcext:value-type="float">
            <text:p>0.97254</text:p>
          </table:table-cell>
          <table:table-cell office:value-type="float" office:value="0.57689" calcext:value-type="float">
            <text:p>0.57689</text:p>
          </table:table-cell>
          <table:table-cell office:value-type="float" office:value="0.28099" calcext:value-type="float">
            <text:p>0.28099</text:p>
          </table:table-cell>
          <table:table-cell office:value-type="float" office:value="0.38733" calcext:value-type="float">
            <text:p>0.387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15.6" calcext:value-type="float">
            <text:p>-15.6</text:p>
          </table:table-cell>
          <table:table-cell office:value-type="float" office:value="1.5414" calcext:value-type="float">
            <text:p>1.5414</text:p>
          </table:table-cell>
          <table:table-cell office:value-type="float" office:value="1.384" calcext:value-type="float">
            <text:p>1.384</text:p>
          </table:table-cell>
          <table:table-cell office:value-type="float" office:value="1.7326" calcext:value-type="float">
            <text:p>1.7326</text:p>
          </table:table-cell>
          <table:table-cell office:value-type="float" office:value="0.54446" calcext:value-type="float">
            <text:p>0.54446</text:p>
          </table:table-cell>
          <table:table-cell office:value-type="float" office:value="0.27422" calcext:value-type="float">
            <text:p>0.27422</text:p>
          </table:table-cell>
          <table:table-cell office:value-type="float" office:value="0.41717" calcext:value-type="float">
            <text:p>0.417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15.6" calcext:value-type="float">
            <text:p>-15.6</text:p>
          </table:table-cell>
          <table:table-cell office:value-type="float" office:value="1.7107" calcext:value-type="float">
            <text:p>1.7107</text:p>
          </table:table-cell>
          <table:table-cell office:value-type="float" office:value="1.5593" calcext:value-type="float">
            <text:p>1.5593</text:p>
          </table:table-cell>
          <table:table-cell office:value-type="float" office:value="1.8444" calcext:value-type="float">
            <text:p>1.8444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030752" calcext:value-type="float">
            <text:p>0.030752</text:p>
          </table:table-cell>
          <table:table-cell office:value-type="float" office:value="0.0024925" calcext:value-type="float">
            <text:p>0.0024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15.6" calcext:value-type="float">
            <text:p>-15.6</text:p>
          </table:table-cell>
          <table:table-cell office:value-type="float" office:value="1.1966" calcext:value-type="float">
            <text:p>1.1966</text:p>
          </table:table-cell>
          <table:table-cell office:value-type="float" office:value="1.0664" calcext:value-type="float">
            <text:p>1.0664</text:p>
          </table:table-cell>
          <table:table-cell office:value-type="float" office:value="1.3562" calcext:value-type="float">
            <text:p>1.3562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27904" calcext:value-type="float">
            <text:p>0.27904</text:p>
          </table:table-cell>
          <table:table-cell office:value-type="float" office:value="0.41303" calcext:value-type="float">
            <text:p>0.4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15.6" calcext:value-type="float">
            <text:p>-15.6</text:p>
          </table:table-cell>
          <table:table-cell office:value-type="float" office:value="1.2835" calcext:value-type="float">
            <text:p>1.2835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4519" calcext:value-type="float">
            <text:p>1.4519</text:p>
          </table:table-cell>
          <table:table-cell office:value-type="float" office:value="0.54579" calcext:value-type="float">
            <text:p>0.54579</text:p>
          </table:table-cell>
          <table:table-cell office:value-type="float" office:value="0.30142" calcext:value-type="float">
            <text:p>0.30142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15.6" calcext:value-type="float">
            <text:p>-15.6</text:p>
          </table:table-cell>
          <table:table-cell office:value-type="float" office:value="0.82563" calcext:value-type="float">
            <text:p>0.82563</text:p>
          </table:table-cell>
          <table:table-cell office:value-type="float" office:value="0.73306" calcext:value-type="float">
            <text:p>0.73306</text:p>
          </table:table-cell>
          <table:table-cell office:value-type="float" office:value="0.94611" calcext:value-type="float">
            <text:p>0.94611</text:p>
          </table:table-cell>
          <table:table-cell office:value-type="float" office:value="0.54539" calcext:value-type="float">
            <text:p>0.54539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8854" calcext:value-type="float">
            <text:p>0.388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15.6" calcext:value-type="float">
            <text:p>-15.6</text:p>
          </table:table-cell>
          <table:table-cell office:value-type="float" office:value="0.94109" calcext:value-type="float">
            <text:p>0.94109</text:p>
          </table:table-cell>
          <table:table-cell office:value-type="float" office:value="0.8306" calcext:value-type="float">
            <text:p>0.8306</text:p>
          </table:table-cell>
          <table:table-cell office:value-type="float" office:value="1.0743" calcext:value-type="float">
            <text:p>1.0743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0.30006" calcext:value-type="float">
            <text:p>0.30006</text:p>
          </table:table-cell>
          <table:table-cell office:value-type="float" office:value="0.40159" calcext:value-type="float">
            <text:p>0.40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13.09" calcext:value-type="float">
            <text:p>-13.09</text:p>
          </table:table-cell>
          <table:table-cell office:value-type="float" office:value="1.9033" calcext:value-type="float">
            <text:p>1.9033</text:p>
          </table:table-cell>
          <table:table-cell office:value-type="float" office:value="1.722" calcext:value-type="float">
            <text:p>1.722</text:p>
          </table:table-cell>
          <table:table-cell office:value-type="float" office:value="2.1251" calcext:value-type="float">
            <text:p>2.1251</text:p>
          </table:table-cell>
          <table:table-cell office:value-type="float" office:value="0.52963" calcext:value-type="float">
            <text:p>0.52963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0.40734" calcext:value-type="float">
            <text:p>0.407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1.6513" calcext:value-type="float">
            <text:p>1.6513</text:p>
          </table:table-cell>
          <table:table-cell office:value-type="float" office:value="1.497" calcext:value-type="float">
            <text:p>1.497</text:p>
          </table:table-cell>
          <table:table-cell office:value-type="float" office:value="1.8395" calcext:value-type="float">
            <text:p>1.8395</text:p>
          </table:table-cell>
          <table:table-cell office:value-type="float" office:value="0.51178" calcext:value-type="float">
            <text:p>0.51178</text:p>
          </table:table-cell>
          <table:table-cell office:value-type="float" office:value="0.29986" calcext:value-type="float">
            <text:p>0.29986</text:p>
          </table:table-cell>
          <table:table-cell office:value-type="float" office:value="0.39754" calcext:value-type="float">
            <text:p>0.397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1.1579" calcext:value-type="float">
            <text:p>1.1579</text:p>
          </table:table-cell>
          <table:table-cell office:value-type="float" office:value="1.0367" calcext:value-type="float">
            <text:p>1.0367</text:p>
          </table:table-cell>
          <table:table-cell office:value-type="float" office:value="1.3144" calcext:value-type="float">
            <text:p>1.3144</text:p>
          </table:table-cell>
          <table:table-cell office:value-type="float" office:value="0.53812" calcext:value-type="float">
            <text:p>0.53812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0.40151" calcext:value-type="float">
            <text:p>0.40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13.09" calcext:value-type="float">
            <text:p>-13.09</text:p>
          </table:table-cell>
          <table:table-cell office:value-type="float" office:value="1.3072" calcext:value-type="float">
            <text:p>1.3072</text:p>
          </table:table-cell>
          <table:table-cell office:value-type="float" office:value="1.1765" calcext:value-type="float">
            <text:p>1.1765</text:p>
          </table:table-cell>
          <table:table-cell office:value-type="float" office:value="1.4682" calcext:value-type="float">
            <text:p>1.4682</text:p>
          </table:table-cell>
          <table:table-cell office:value-type="float" office:value="0.52948" calcext:value-type="float">
            <text:p>0.52948</text:p>
          </table:table-cell>
          <table:table-cell office:value-type="float" office:value="0.30346" calcext:value-type="float">
            <text:p>0.30346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13.09" calcext:value-type="float">
            <text:p>-13.09</text:p>
          </table:table-cell>
          <table:table-cell office:value-type="float" office:value="1.0753" calcext:value-type="float">
            <text:p>1.0753</text:p>
          </table:table-cell>
          <table:table-cell office:value-type="float" office:value="0.96358" calcext:value-type="float">
            <text:p>0.96358</text:p>
          </table:table-cell>
          <table:table-cell office:value-type="float" office:value="1.2157" calcext:value-type="float">
            <text:p>1.2157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31306" calcext:value-type="float">
            <text:p>0.31306</text:p>
          </table:table-cell>
          <table:table-cell office:value-type="float" office:value="0.40116" calcext:value-type="float">
            <text:p>0.40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13.09" calcext:value-type="float">
            <text:p>-13.09</text:p>
          </table:table-cell>
          <table:table-cell office:value-type="float" office:value="0.78807" calcext:value-type="float">
            <text:p>0.78807</text:p>
          </table:table-cell>
          <table:table-cell office:value-type="float" office:value="0.70224" calcext:value-type="float">
            <text:p>0.70224</text:p>
          </table:table-cell>
          <table:table-cell office:value-type="float" office:value="0.89635" calcext:value-type="float">
            <text:p>0.89635</text:p>
          </table:table-cell>
          <table:table-cell office:value-type="float" office:value="0.51496" calcext:value-type="float">
            <text:p>0.51496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38284" calcext:value-type="float">
            <text:p>0.38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13.09" calcext:value-type="float">
            <text:p>-13.09</text:p>
          </table:table-cell>
          <table:table-cell office:value-type="float" office:value="0.81633" calcext:value-type="float">
            <text:p>0.81633</text:p>
          </table:table-cell>
          <table:table-cell office:value-type="float" office:value="0.72518" calcext:value-type="float">
            <text:p>0.72518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52689" calcext:value-type="float">
            <text:p>0.52689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0.39398" calcext:value-type="float">
            <text:p>0.39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13.09" calcext:value-type="float">
            <text:p>-13.09</text:p>
          </table:table-cell>
          <table:table-cell office:value-type="float" office:value="0.67608" calcext:value-type="float">
            <text:p>0.67608</text:p>
          </table:table-cell>
          <table:table-cell office:value-type="float" office:value="0.58719" calcext:value-type="float">
            <text:p>0.58719</text:p>
          </table:table-cell>
          <table:table-cell office:value-type="float" office:value="0.78924" calcext:value-type="float">
            <text:p>0.78924</text:p>
          </table:table-cell>
          <table:table-cell office:value-type="float" office:value="0.57093" calcext:value-type="float">
            <text:p>0.57093</text:p>
          </table:table-cell>
          <table:table-cell office:value-type="float" office:value="0.30194" calcext:value-type="float">
            <text:p>0.30194</text:p>
          </table:table-cell>
          <table:table-cell office:value-type="float" office:value="0.36073" calcext:value-type="float">
            <text:p>0.36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10.58" calcext:value-type="float">
            <text:p>-10.58</text:p>
          </table:table-cell>
          <table:table-cell office:value-type="float" office:value="2.119" calcext:value-type="float">
            <text:p>2.119</text:p>
          </table:table-cell>
          <table:table-cell office:value-type="float" office:value="1.9194" calcext:value-type="float">
            <text:p>1.9194</text:p>
          </table:table-cell>
          <table:table-cell office:value-type="float" office:value="2.3549" calcext:value-type="float">
            <text:p>2.3549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27537" calcext:value-type="float">
            <text:p>0.27537</text:p>
          </table:table-cell>
          <table:table-cell office:value-type="float" office:value="0.41518" calcext:value-type="float">
            <text:p>0.41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10.58" calcext:value-type="float">
            <text:p>-10.58</text:p>
          </table:table-cell>
          <table:table-cell office:value-type="float" office:value="1.8585" calcext:value-type="float">
            <text:p>1.8585</text:p>
          </table:table-cell>
          <table:table-cell office:value-type="float" office:value="1.6877" calcext:value-type="float">
            <text:p>1.6877</text:p>
          </table:table-cell>
          <table:table-cell office:value-type="float" office:value="2.0623" calcext:value-type="float">
            <text:p>2.0623</text:p>
          </table:table-cell>
          <table:table-cell office:value-type="float" office:value="0.50152" calcext:value-type="float">
            <text:p>0.50152</text:p>
          </table:table-cell>
          <table:table-cell office:value-type="float" office:value="0.29883" calcext:value-type="float">
            <text:p>0.29883</text:p>
          </table:table-cell>
          <table:table-cell office:value-type="float" office:value="0.40073" calcext:value-type="float">
            <text:p>0.40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10.58" calcext:value-type="float">
            <text:p>-10.58</text:p>
          </table:table-cell>
          <table:table-cell office:value-type="float" office:value="1.4767" calcext:value-type="float">
            <text:p>1.4767</text:p>
          </table:table-cell>
          <table:table-cell office:value-type="float" office:value="1.3409" calcext:value-type="float">
            <text:p>1.3409</text:p>
          </table:table-cell>
          <table:table-cell office:value-type="float" office:value="1.6348" calcext:value-type="float">
            <text:p>1.6348</text:p>
          </table:table-cell>
          <table:table-cell office:value-type="float" office:value="0.47094" calcext:value-type="float">
            <text:p>0.47094</text:p>
          </table:table-cell>
          <table:table-cell office:value-type="float" office:value="0.33136" calcext:value-type="float">
            <text:p>0.33136</text:p>
          </table:table-cell>
          <table:table-cell office:value-type="float" office:value="0.39796" calcext:value-type="float">
            <text:p>0.397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10.58" calcext:value-type="float">
            <text:p>-10.58</text:p>
          </table:table-cell>
          <table:table-cell office:value-type="float" office:value="1.1699" calcext:value-type="float">
            <text:p>1.1699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3092" calcext:value-type="float">
            <text:p>1.3092</text:p>
          </table:table-cell>
          <table:table-cell office:value-type="float" office:value="0.49803" calcext:value-type="float">
            <text:p>0.49803</text:p>
          </table:table-cell>
          <table:table-cell office:value-type="float" office:value="0.31651" calcext:value-type="float">
            <text:p>0.31651</text:p>
          </table:table-cell>
          <table:table-cell office:value-type="float" office:value="0.40193" calcext:value-type="float">
            <text:p>0.401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10.58" calcext:value-type="float">
            <text:p>-10.58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042" calcext:value-type="float">
            <text:p>1.042</text:p>
          </table:table-cell>
          <table:table-cell office:value-type="float" office:value="1.2894" calcext:value-type="float">
            <text:p>1.2894</text:p>
          </table:table-cell>
          <table:table-cell office:value-type="float" office:value="0.49223" calcext:value-type="float">
            <text:p>0.49223</text:p>
          </table:table-cell>
          <table:table-cell office:value-type="float" office:value="0.33158" calcext:value-type="float">
            <text:p>0.33158</text:p>
          </table:table-cell>
          <table:table-cell office:value-type="float" office:value="0.39733" calcext:value-type="float">
            <text:p>0.397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8698" calcext:value-type="float">
            <text:p>0.88698</text:p>
          </table:table-cell>
          <table:table-cell office:value-type="float" office:value="1.1045" calcext:value-type="float">
            <text:p>1.1045</text:p>
          </table:table-cell>
          <table:table-cell office:value-type="float" office:value="0.48053" calcext:value-type="float">
            <text:p>0.48053</text:p>
          </table:table-cell>
          <table:table-cell office:value-type="float" office:value="0.34881" calcext:value-type="float">
            <text:p>0.34881</text:p>
          </table:table-cell>
          <table:table-cell office:value-type="float" office:value="0.3909" calcext:value-type="float">
            <text:p>0.39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77173" calcext:value-type="float">
            <text:p>0.77173</text:p>
          </table:table-cell>
          <table:table-cell office:value-type="float" office:value="0.69232" calcext:value-type="float">
            <text:p>0.69232</text:p>
          </table:table-cell>
          <table:table-cell office:value-type="float" office:value="0.86458" calcext:value-type="float">
            <text:p>0.8645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37975" calcext:value-type="float">
            <text:p>0.379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67634" calcext:value-type="float">
            <text:p>0.67634</text:p>
          </table:table-cell>
          <table:table-cell office:value-type="float" office:value="0.59927" calcext:value-type="float">
            <text:p>0.59927</text:p>
          </table:table-cell>
          <table:table-cell office:value-type="float" office:value="0.77323" calcext:value-type="float">
            <text:p>0.77323</text:p>
          </table:table-cell>
          <table:table-cell office:value-type="float" office:value="0.51678" calcext:value-type="float">
            <text:p>0.51678</text:p>
          </table:table-cell>
          <table:table-cell office:value-type="float" office:value="0.33561" calcext:value-type="float">
            <text:p>0.33561</text:p>
          </table:table-cell>
          <table:table-cell office:value-type="float" office:value="0.36887" calcext:value-type="float">
            <text:p>0.368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72237" calcext:value-type="float">
            <text:p>0.72237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83057" calcext:value-type="float">
            <text:p>0.83057</text:p>
          </table:table-cell>
          <table:table-cell office:value-type="float" office:value="0.55587" calcext:value-type="float">
            <text:p>0.55587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40067" calcext:value-type="float">
            <text:p>0.40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0.66939" calcext:value-type="float">
            <text:p>0.66939</text:p>
          </table:table-cell>
          <table:table-cell office:value-type="float" office:value="0.88525" calcext:value-type="float">
            <text:p>0.88525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29867" calcext:value-type="float">
            <text:p>0.29867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54652" calcext:value-type="float">
            <text:p>0.54652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57132" calcext:value-type="float">
            <text:p>0.57132</text:p>
          </table:table-cell>
          <table:table-cell office:value-type="float" office:value="0.32798" calcext:value-type="float">
            <text:p>0.32798</text:p>
          </table:table-cell>
          <table:table-cell office:value-type="float" office:value="0.3854" calcext:value-type="float">
            <text:p>0.38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59505" calcext:value-type="float">
            <text:p>0.59505</text:p>
          </table:table-cell>
          <table:table-cell office:value-type="float" office:value="0.79425" calcext:value-type="float">
            <text:p>0.79425</text:p>
          </table:table-cell>
          <table:table-cell office:value-type="float" office:value="0.58149" calcext:value-type="float">
            <text:p>0.58149</text:p>
          </table:table-cell>
          <table:table-cell office:value-type="float" office:value="0.32561" calcext:value-type="float">
            <text:p>0.32561</text:p>
          </table:table-cell>
          <table:table-cell office:value-type="float" office:value="0.39665" calcext:value-type="float">
            <text:p>0.39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10.58" calcext:value-type="float">
            <text:p>-10.58</text:p>
          </table:table-cell>
          <table:table-cell office:value-type="float" office:value="0.59252" calcext:value-type="float">
            <text:p>0.59252</text:p>
          </table:table-cell>
          <table:table-cell office:value-type="float" office:value="0.51756" calcext:value-type="float">
            <text:p>0.51756</text:p>
          </table:table-cell>
          <table:table-cell office:value-type="float" office:value="0.68859" calcext:value-type="float">
            <text:p>0.68859</text:p>
          </table:table-cell>
          <table:table-cell office:value-type="float" office:value="0.58567" calcext:value-type="float">
            <text:p>0.58567</text:p>
          </table:table-cell>
          <table:table-cell office:value-type="float" office:value="0.34517" calcext:value-type="float">
            <text:p>0.34517</text:p>
          </table:table-cell>
          <table:table-cell office:value-type="float" office:value="0.38405" calcext:value-type="float">
            <text:p>0.38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8.07" calcext:value-type="float">
            <text:p>-8.07</text:p>
          </table:table-cell>
          <table:table-cell office:value-type="float" office:value="2.2238" calcext:value-type="float">
            <text:p>2.2238</text:p>
          </table:table-cell>
          <table:table-cell office:value-type="float" office:value="2.0145" calcext:value-type="float">
            <text:p>2.0145</text:p>
          </table:table-cell>
          <table:table-cell office:value-type="float" office:value="2.4657" calcext:value-type="float">
            <text:p>2.4657</text:p>
          </table:table-cell>
          <table:table-cell office:value-type="float" office:value="0.51644" calcext:value-type="float">
            <text:p>0.51644</text:p>
          </table:table-cell>
          <table:table-cell office:value-type="float" office:value="0.28553" calcext:value-type="float">
            <text:p>0.28553</text:p>
          </table:table-cell>
          <table:table-cell office:value-type="float" office:value="0.35751" calcext:value-type="float">
            <text:p>0.357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8.07" calcext:value-type="float">
            <text:p>-8.07</text:p>
          </table:table-cell>
          <table:table-cell office:value-type="float" office:value="2.1719" calcext:value-type="float">
            <text:p>2.1719</text:p>
          </table:table-cell>
          <table:table-cell office:value-type="float" office:value="1.9636" calcext:value-type="float">
            <text:p>1.9636</text:p>
          </table:table-cell>
          <table:table-cell office:value-type="float" office:value="2.3475" calcext:value-type="float">
            <text:p>2.3475</text:p>
          </table:table-cell>
          <table:table-cell office:value-type="float" office:value="0.91123" calcext:value-type="float">
            <text:p>0.91123</text:p>
          </table:table-cell>
          <table:table-cell office:value-type="float" office:value="0.079619" calcext:value-type="float">
            <text:p>0.079619</text:p>
          </table:table-cell>
          <table:table-cell office:value-type="float" office:value="0.0013478" calcext:value-type="float">
            <text:p>0.00134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8.07" calcext:value-type="float">
            <text:p>-8.07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4681" calcext:value-type="float">
            <text:p>1.4681</text:p>
          </table:table-cell>
          <table:table-cell office:value-type="float" office:value="1.7771" calcext:value-type="float">
            <text:p>1.7771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36807" calcext:value-type="float">
            <text:p>0.36807</text:p>
          </table:table-cell>
          <table:table-cell office:value-type="float" office:value="0.34898" calcext:value-type="float">
            <text:p>0.348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8.07" calcext:value-type="float">
            <text:p>-8.07</text:p>
          </table:table-cell>
          <table:table-cell office:value-type="float" office:value="1.1175" calcext:value-type="float">
            <text:p>1.1175</text:p>
          </table:table-cell>
          <table:table-cell office:value-type="float" office:value="1.0117" calcext:value-type="float">
            <text:p>1.0117</text:p>
          </table:table-cell>
          <table:table-cell office:value-type="float" office:value="1.2382" calcext:value-type="float">
            <text:p>1.2382</text:p>
          </table:table-cell>
          <table:table-cell office:value-type="float" office:value="0.44924" calcext:value-type="float">
            <text:p>0.44924</text:p>
          </table:table-cell>
          <table:table-cell office:value-type="float" office:value="0.35717" calcext:value-type="float">
            <text:p>0.35717</text:p>
          </table:table-cell>
          <table:table-cell office:value-type="float" office:value="0.39173" calcext:value-type="float">
            <text:p>0.39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8.07" calcext:value-type="float">
            <text:p>-8.07</text:p>
          </table:table-cell>
          <table:table-cell office:value-type="float" office:value="1.0669" calcext:value-type="float">
            <text:p>1.0669</text:p>
          </table:table-cell>
          <table:table-cell office:value-type="float" office:value="0.96569" calcext:value-type="float">
            <text:p>0.96569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906" calcext:value-type="float">
            <text:p>0.39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8.07" calcext:value-type="float">
            <text:p>-8.07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91289" calcext:value-type="float">
            <text:p>0.91289</text:p>
          </table:table-cell>
          <table:table-cell office:value-type="float" office:value="1.1141" calcext:value-type="float">
            <text:p>1.1141</text:p>
          </table:table-cell>
          <table:table-cell office:value-type="float" office:value="0.43847" calcext:value-type="float">
            <text:p>0.43847</text:p>
          </table:table-cell>
          <table:table-cell office:value-type="float" office:value="0.38622" calcext:value-type="float">
            <text:p>0.38622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8.07" calcext:value-type="float">
            <text:p>-8.07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0444" calcext:value-type="float">
            <text:p>0.60444</text:p>
          </table:table-cell>
          <table:table-cell office:value-type="float" office:value="0.75571" calcext:value-type="float">
            <text:p>0.75571</text:p>
          </table:table-cell>
          <table:table-cell office:value-type="float" office:value="0.449" calcext:value-type="float">
            <text:p>0.449</text:p>
          </table:table-cell>
          <table:table-cell office:value-type="float" office:value="0.38483" calcext:value-type="float">
            <text:p>0.38483</text:p>
          </table:table-cell>
          <table:table-cell office:value-type="float" office:value="0.35924" calcext:value-type="float">
            <text:p>0.359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8.07" calcext:value-type="float">
            <text:p>-8.07</text:p>
          </table:table-cell>
          <table:table-cell office:value-type="float" office:value="0.67401" calcext:value-type="float">
            <text:p>0.67401</text:p>
          </table:table-cell>
          <table:table-cell office:value-type="float" office:value="0.60127" calcext:value-type="float">
            <text:p>0.60127</text:p>
          </table:table-cell>
          <table:table-cell office:value-type="float" office:value="0.76286" calcext:value-type="float">
            <text:p>0.76286</text:p>
          </table:table-cell>
          <table:table-cell office:value-type="float" office:value="0.48939" calcext:value-type="float">
            <text:p>0.48939</text:p>
          </table:table-cell>
          <table:table-cell office:value-type="float" office:value="0.35716" calcext:value-type="float">
            <text:p>0.35716</text:p>
          </table:table-cell>
          <table:table-cell office:value-type="float" office:value="0.37628" calcext:value-type="float">
            <text:p>0.376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8.07" calcext:value-type="float">
            <text:p>-8.07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62777" calcext:value-type="float">
            <text:p>0.62777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51522" calcext:value-type="float">
            <text:p>0.51522</text:p>
          </table:table-cell>
          <table:table-cell office:value-type="float" office:value="0.34248" calcext:value-type="float">
            <text:p>0.34248</text:p>
          </table:table-cell>
          <table:table-cell office:value-type="float" office:value="0.39324" calcext:value-type="float">
            <text:p>0.39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8.07" calcext:value-type="float">
            <text:p>-8.07</text:p>
          </table:table-cell>
          <table:table-cell office:value-type="float" office:value="0.52628" calcext:value-type="float">
            <text:p>0.52628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0.0074526" calcext:value-type="float">
            <text:p>0.00745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8.07" calcext:value-type="float">
            <text:p>-8.07</text:p>
          </table:table-cell>
          <table:table-cell office:value-type="float" office:value="0.69766" calcext:value-type="float">
            <text:p>0.6976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77438" calcext:value-type="float">
            <text:p>0.77438</text:p>
          </table:table-cell>
          <table:table-cell office:value-type="float" office:value="0.73497" calcext:value-type="float">
            <text:p>0.73497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0043649" calcext:value-type="float">
            <text:p>0.0043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8.07" calcext:value-type="float">
            <text:p>-8.07</text:p>
          </table:table-cell>
          <table:table-cell office:value-type="float" office:value="0.93566" calcext:value-type="float">
            <text:p>0.93566</text:p>
          </table:table-cell>
          <table:table-cell office:value-type="float" office:value="0.83816" calcext:value-type="float">
            <text:p>0.83816</text:p>
          </table:table-cell>
          <table:table-cell office:value-type="float" office:value="1.0169" calcext:value-type="float">
            <text:p>1.0169</text:p>
          </table:table-cell>
          <table:table-cell office:value-type="float" office:value="0.35205" calcext:value-type="float">
            <text:p>0.35205</text:p>
          </table:table-cell>
          <table:table-cell office:value-type="float" office:value="0.68517" calcext:value-type="float">
            <text:p>0.68517</text:p>
          </table:table-cell>
          <table:table-cell office:value-type="float" office:value="0.0022019" calcext:value-type="float">
            <text:p>0.002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8.07" calcext:value-type="float">
            <text:p>-8.07</text:p>
          </table:table-cell>
          <table:table-cell office:value-type="float" office:value="0.55588" calcext:value-type="float">
            <text:p>0.55588</text:p>
          </table:table-cell>
          <table:table-cell office:value-type="float" office:value="0.47235" calcext:value-type="float">
            <text:p>0.47235</text:p>
          </table:table-cell>
          <table:table-cell office:value-type="float" office:value="0.66322" calcext:value-type="float">
            <text:p>0.66322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0.36734" calcext:value-type="float">
            <text:p>0.367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8.07" calcext:value-type="float">
            <text:p>-8.07</text:p>
          </table:table-cell>
          <table:table-cell office:value-type="float" office:value="0.68625" calcext:value-type="float">
            <text:p>0.6862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75847" calcext:value-type="float">
            <text:p>0.75847</text:p>
          </table:table-cell>
          <table:table-cell office:value-type="float" office:value="0.96085" calcext:value-type="float">
            <text:p>0.96085</text:p>
          </table:table-cell>
          <table:table-cell office:value-type="float" office:value="0.035069" calcext:value-type="float">
            <text:p>0.035069</text:p>
          </table:table-cell>
          <table:table-cell office:value-type="float" office:value="0.0036176" calcext:value-type="float">
            <text:p>0.00361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5.56" calcext:value-type="float">
            <text:p>-5.56</text:p>
          </table:table-cell>
          <table:table-cell office:value-type="float" office:value="2.2583" calcext:value-type="float">
            <text:p>2.2583</text:p>
          </table:table-cell>
          <table:table-cell office:value-type="float" office:value="2.0409" calcext:value-type="float">
            <text:p>2.0409</text:p>
          </table:table-cell>
          <table:table-cell office:value-type="float" office:value="2.5073" calcext:value-type="float">
            <text:p>2.5073</text:p>
          </table:table-cell>
          <table:table-cell office:value-type="float" office:value="0.51421" calcext:value-type="float">
            <text:p>0.51421</text:p>
          </table:table-cell>
          <table:table-cell office:value-type="float" office:value="0.28535" calcext:value-type="float">
            <text:p>0.28535</text:p>
          </table:table-cell>
          <table:table-cell office:value-type="float" office:value="0.38323" calcext:value-type="float">
            <text:p>0.383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5.56" calcext:value-type="float">
            <text:p>-5.56</text:p>
          </table:table-cell>
          <table:table-cell office:value-type="float" office:value="1.9068" calcext:value-type="float">
            <text:p>1.9068</text:p>
          </table:table-cell>
          <table:table-cell office:value-type="float" office:value="1.7359" calcext:value-type="float">
            <text:p>1.7359</text:p>
          </table:table-cell>
          <table:table-cell office:value-type="float" office:value="2.1077" calcext:value-type="float">
            <text:p>2.1077</text:p>
          </table:table-cell>
          <table:table-cell office:value-type="float" office:value="0.47415" calcext:value-type="float">
            <text:p>0.47415</text:p>
          </table:table-cell>
          <table:table-cell office:value-type="float" office:value="0.32531" calcext:value-type="float">
            <text:p>0.32531</text:p>
          </table:table-cell>
          <table:table-cell office:value-type="float" office:value="0.36924" calcext:value-type="float">
            <text:p>0.369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5.56" calcext:value-type="float">
            <text:p>-5.56</text:p>
          </table:table-cell>
          <table:table-cell office:value-type="float" office:value="1.6048" calcext:value-type="float">
            <text:p>1.6048</text:p>
          </table:table-cell>
          <table:table-cell office:value-type="float" office:value="1.4658" calcext:value-type="float">
            <text:p>1.4658</text:p>
          </table:table-cell>
          <table:table-cell office:value-type="float" office:value="1.7636" calcext:value-type="float">
            <text:p>1.7636</text:p>
          </table:table-cell>
          <table:table-cell office:value-type="float" office:value="0.43249" calcext:value-type="float">
            <text:p>0.43249</text:p>
          </table:table-cell>
          <table:table-cell office:value-type="float" office:value="0.36966" calcext:value-type="float">
            <text:p>0.36966</text:p>
          </table:table-cell>
          <table:table-cell office:value-type="float" office:value="0.35521" calcext:value-type="float">
            <text:p>0.355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5.56" calcext:value-type="float">
            <text:p>-5.56</text:p>
          </table:table-cell>
          <table:table-cell office:value-type="float" office:value="1.3445" calcext:value-type="float">
            <text:p>1.3445</text:p>
          </table:table-cell>
          <table:table-cell office:value-type="float" office:value="1.2254" calcext:value-type="float">
            <text:p>1.2254</text:p>
          </table:table-cell>
          <table:table-cell office:value-type="float" office:value="1.4797" calcext:value-type="float">
            <text:p>1.4797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41838" calcext:value-type="float">
            <text:p>0.41838</text:p>
          </table:table-cell>
          <table:table-cell office:value-type="float" office:value="0.34226" calcext:value-type="float">
            <text:p>0.342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5.56" calcext:value-type="float">
            <text:p>-5.56</text:p>
          </table:table-cell>
          <table:table-cell office:value-type="float" office:value="0.98988" calcext:value-type="float">
            <text:p>0.98988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40833" calcext:value-type="float">
            <text:p>0.40833</text:p>
          </table:table-cell>
          <table:table-cell office:value-type="float" office:value="0.40258" calcext:value-type="float">
            <text:p>0.4025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5.56" calcext:value-type="float">
            <text:p>-5.56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83513" calcext:value-type="float">
            <text:p>0.83513</text:p>
          </table:table-cell>
          <table:table-cell office:value-type="float" office:value="1.0202" calcext:value-type="float">
            <text:p>1.0202</text:p>
          </table:table-cell>
          <table:table-cell office:value-type="float" office:value="0.40093" calcext:value-type="float">
            <text:p>0.40093</text:p>
          </table:table-cell>
          <table:table-cell office:value-type="float" office:value="0.41917" calcext:value-type="float">
            <text:p>0.41917</text:p>
          </table:table-cell>
          <table:table-cell office:value-type="float" office:value="0.37389" calcext:value-type="float">
            <text:p>0.373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5.56" calcext:value-type="float">
            <text:p>-5.5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59517" calcext:value-type="float">
            <text:p>0.59517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0.42226" calcext:value-type="float">
            <text:p>0.42226</text:p>
          </table:table-cell>
          <table:table-cell office:value-type="float" office:value="0.40755" calcext:value-type="float">
            <text:p>0.40755</text:p>
          </table:table-cell>
          <table:table-cell office:value-type="float" office:value="0.3632" calcext:value-type="float">
            <text:p>0.36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5.56" calcext:value-type="float">
            <text:p>-5.56</text:p>
          </table:table-cell>
          <table:table-cell office:value-type="float" office:value="0.65885" calcext:value-type="float">
            <text:p>0.65885</text:p>
          </table:table-cell>
          <table:table-cell office:value-type="float" office:value="0.59024" calcext:value-type="float">
            <text:p>0.59024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45528" calcext:value-type="float">
            <text:p>0.45528</text:p>
          </table:table-cell>
          <table:table-cell office:value-type="float" office:value="0.38586" calcext:value-type="float">
            <text:p>0.38586</text:p>
          </table:table-cell>
          <table:table-cell office:value-type="float" office:value="0.37533" calcext:value-type="float">
            <text:p>0.37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5.56" calcext:value-type="float">
            <text:p>-5.56</text:p>
          </table:table-cell>
          <table:table-cell office:value-type="float" office:value="0.63854" calcext:value-type="float">
            <text:p>0.63854</text:p>
          </table:table-cell>
          <table:table-cell office:value-type="float" office:value="0.56826" calcext:value-type="float">
            <text:p>0.56826</text:p>
          </table:table-cell>
          <table:table-cell office:value-type="float" office:value="0.72117" calcext:value-type="float">
            <text:p>0.72117</text:p>
          </table:table-cell>
          <table:table-cell office:value-type="float" office:value="0.47909" calcext:value-type="float">
            <text:p>0.47909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5.56" calcext:value-type="float">
            <text:p>-5.56</text:p>
          </table:table-cell>
          <table:table-cell office:value-type="float" office:value="0.56996" calcext:value-type="float">
            <text:p>0.56996</text:p>
          </table:table-cell>
          <table:table-cell office:value-type="float" office:value="0.50067" calcext:value-type="float">
            <text:p>0.50067</text:p>
          </table:table-cell>
          <table:table-cell office:value-type="float" office:value="0.65397" calcext:value-type="float">
            <text:p>0.65397</text:p>
          </table:table-cell>
          <table:table-cell office:value-type="float" office:value="0.52583" calcext:value-type="float">
            <text:p>0.52583</text:p>
          </table:table-cell>
          <table:table-cell office:value-type="float" office:value="0.34004" calcext:value-type="float">
            <text:p>0.34004</text:p>
          </table:table-cell>
          <table:table-cell office:value-type="float" office:value="0.37819" calcext:value-type="float">
            <text:p>0.37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5.56" calcext:value-type="float">
            <text:p>-5.56</text:p>
          </table:table-cell>
          <table:table-cell office:value-type="float" office:value="0.70921" calcext:value-type="float">
            <text:p>0.70921</text:p>
          </table:table-cell>
          <table:table-cell office:value-type="float" office:value="0.62191" calcext:value-type="float">
            <text:p>0.62191</text:p>
          </table:table-cell>
          <table:table-cell office:value-type="float" office:value="0.79036" calcext:value-type="float">
            <text:p>0.79036</text:p>
          </table:table-cell>
          <table:table-cell office:value-type="float" office:value="0.74658" calcext:value-type="float">
            <text:p>0.74658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047783" calcext:value-type="float">
            <text:p>0.00477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5.56" calcext:value-type="float">
            <text:p>-5.5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62576" calcext:value-type="float">
            <text:p>0.62576</text:p>
          </table:table-cell>
          <table:table-cell office:value-type="float" office:value="0.85272" calcext:value-type="float">
            <text:p>0.85272</text:p>
          </table:table-cell>
          <table:table-cell office:value-type="float" office:value="0.49623" calcext:value-type="float">
            <text:p>0.49623</text:p>
          </table:table-cell>
          <table:table-cell office:value-type="float" office:value="0.54701" calcext:value-type="float">
            <text:p>0.54701</text:p>
          </table:table-cell>
          <table:table-cell office:value-type="float" office:value="0.0020555" calcext:value-type="float">
            <text:p>0.0020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5.56" calcext:value-type="float">
            <text:p>-5.56</text:p>
          </table:table-cell>
          <table:table-cell office:value-type="float" office:value="0.53904" calcext:value-type="float">
            <text:p>0.53904</text:p>
          </table:table-cell>
          <table:table-cell office:value-type="float" office:value="0.45648" calcext:value-type="float">
            <text:p>0.45648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36368" calcext:value-type="float">
            <text:p>0.36368</text:p>
          </table:table-cell>
          <table:table-cell office:value-type="float" office:value="0.68216" calcext:value-type="float">
            <text:p>0.68216</text:p>
          </table:table-cell>
          <table:table-cell office:value-type="float" office:value="0.00077435" calcext:value-type="float">
            <text:p>0.00077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5.56" calcext:value-type="float">
            <text:p>-5.56</text:p>
          </table:table-cell>
          <table:table-cell office:value-type="float" office:value="0.51108" calcext:value-type="float">
            <text:p>0.51108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0.32327" calcext:value-type="float">
            <text:p>0.32327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-5.56" calcext:value-type="float">
            <text:p>-5.56</text:p>
          </table:table-cell>
          <table:table-cell office:value-type="float" office:value="0.76485" calcext:value-type="float">
            <text:p>0.76485</text:p>
          </table:table-cell>
          <table:table-cell office:value-type="float" office:value="0.67186" calcext:value-type="float">
            <text:p>0.67186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0.57683" calcext:value-type="float">
            <text:p>0.57683</text:p>
          </table:table-cell>
          <table:table-cell office:value-type="float" office:value="0.35263" calcext:value-type="float">
            <text:p>0.35263</text:p>
          </table:table-cell>
          <table:table-cell office:value-type="float" office:value="0.38317" calcext:value-type="float">
            <text:p>0.38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3.05" calcext:value-type="float">
            <text:p>-3.05</text:p>
          </table:table-cell>
          <table:table-cell office:value-type="float" office:value="2.2591" calcext:value-type="float">
            <text:p>2.2591</text:p>
          </table:table-cell>
          <table:table-cell office:value-type="float" office:value="2.0472" calcext:value-type="float">
            <text:p>2.0472</text:p>
          </table:table-cell>
          <table:table-cell office:value-type="float" office:value="2.5012" calcext:value-type="float">
            <text:p>2.501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8781" calcext:value-type="float">
            <text:p>0.28781</text:p>
          </table:table-cell>
          <table:table-cell office:value-type="float" office:value="0.38638" calcext:value-type="float">
            <text:p>0.38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3.05" calcext:value-type="float">
            <text:p>-3.05</text:p>
          </table:table-cell>
          <table:table-cell office:value-type="float" office:value="1.9049" calcext:value-type="float">
            <text:p>1.904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052" calcext:value-type="float">
            <text:p>2.1052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35784" calcext:value-type="float">
            <text:p>0.357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3.05" calcext:value-type="float">
            <text:p>-3.05</text:p>
          </table:table-cell>
          <table:table-cell office:value-type="float" office:value="1.6188" calcext:value-type="float">
            <text:p>1.6188</text:p>
          </table:table-cell>
          <table:table-cell office:value-type="float" office:value="1.4801" calcext:value-type="float">
            <text:p>1.4801</text:p>
          </table:table-cell>
          <table:table-cell office:value-type="float" office:value="1.7782" calcext:value-type="float">
            <text:p>1.7782</text:p>
          </table:table-cell>
          <table:table-cell office:value-type="float" office:value="0.43737" calcext:value-type="float">
            <text:p>0.43737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3.05" calcext:value-type="float">
            <text:p>-3.05</text:p>
          </table:table-cell>
          <table:table-cell office:value-type="float" office:value="1.3419" calcext:value-type="float">
            <text:p>1.3419</text:p>
          </table:table-cell>
          <table:table-cell office:value-type="float" office:value="1.2255" calcext:value-type="float">
            <text:p>1.2255</text:p>
          </table:table-cell>
          <table:table-cell office:value-type="float" office:value="1.4745" calcext:value-type="float">
            <text:p>1.4745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41174" calcext:value-type="float">
            <text:p>0.41174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3.05" calcext:value-type="float">
            <text:p>-3.05</text:p>
          </table:table-cell>
          <table:table-cell office:value-type="float" office:value="1.1455" calcext:value-type="float">
            <text:p>1.1455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267" calcext:value-type="float">
            <text:p>1.267</text:p>
          </table:table-cell>
          <table:table-cell office:value-type="float" office:value="0.36313" calcext:value-type="float">
            <text:p>0.36313</text:p>
          </table:table-cell>
          <table:table-cell office:value-type="float" office:value="0.45338" calcext:value-type="float">
            <text:p>0.45338</text:p>
          </table:table-cell>
          <table:table-cell office:value-type="float" office:value="0.32409" calcext:value-type="float">
            <text:p>0.324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3.05" calcext:value-type="float">
            <text:p>-3.05</text:p>
          </table:table-cell>
          <table:table-cell office:value-type="float" office:value="0.85944" calcext:value-type="float">
            <text:p>0.85944</text:p>
          </table:table-cell>
          <table:table-cell office:value-type="float" office:value="0.77295" calcext:value-type="float">
            <text:p>0.77295</text:p>
          </table:table-cell>
          <table:table-cell office:value-type="float" office:value="0.95425" calcext:value-type="float">
            <text:p>0.95425</text:p>
          </table:table-cell>
          <table:table-cell office:value-type="float" office:value="0.36807" calcext:value-type="float">
            <text:p>0.36807</text:p>
          </table:table-cell>
          <table:table-cell office:value-type="float" office:value="0.44848" calcext:value-type="float">
            <text:p>0.44848</text:p>
          </table:table-cell>
          <table:table-cell office:value-type="float" office:value="0.37106" calcext:value-type="float">
            <text:p>0.37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3.05" calcext:value-type="float">
            <text:p>-3.05</text:p>
          </table:table-cell>
          <table:table-cell office:value-type="float" office:value="0.64576" calcext:value-type="float">
            <text:p>0.64576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72316" calcext:value-type="float">
            <text:p>0.72316</text:p>
          </table:table-cell>
          <table:table-cell office:value-type="float" office:value="0.39302" calcext:value-type="float">
            <text:p>0.39302</text:p>
          </table:table-cell>
          <table:table-cell office:value-type="float" office:value="0.43331" calcext:value-type="float">
            <text:p>0.43331</text:p>
          </table:table-cell>
          <table:table-cell office:value-type="float" office:value="0.36427" calcext:value-type="float">
            <text:p>0.364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3.05" calcext:value-type="float">
            <text:p>-3.05</text:p>
          </table:table-cell>
          <table:table-cell office:value-type="float" office:value="0.63278" calcext:value-type="float">
            <text:p>0.63278</text:p>
          </table:table-cell>
          <table:table-cell office:value-type="float" office:value="0.56608" calcext:value-type="float">
            <text:p>0.56608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42003" calcext:value-type="float">
            <text:p>0.42003</text:p>
          </table:table-cell>
          <table:table-cell office:value-type="float" office:value="0.41676" calcext:value-type="float">
            <text:p>0.41676</text:p>
          </table:table-cell>
          <table:table-cell office:value-type="float" office:value="0.37182" calcext:value-type="float">
            <text:p>0.37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3.05" calcext:value-type="float">
            <text:p>-3.05</text:p>
          </table:table-cell>
          <table:table-cell office:value-type="float" office:value="0.54775" calcext:value-type="float">
            <text:p>0.54775</text:p>
          </table:table-cell>
          <table:table-cell office:value-type="float" office:value="0.48601" calcext:value-type="float">
            <text:p>0.48601</text:p>
          </table:table-cell>
          <table:table-cell office:value-type="float" office:value="0.62021" calcext:value-type="float">
            <text:p>0.62021</text:p>
          </table:table-cell>
          <table:table-cell office:value-type="float" office:value="0.46068" calcext:value-type="float">
            <text:p>0.46068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3464" calcext:value-type="float">
            <text:p>0.3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3.05" calcext:value-type="float">
            <text:p>-3.05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.0035204" calcext:value-type="float">
            <text:p>0.0035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3.05" calcext:value-type="float">
            <text:p>-3.05</text:p>
          </table:table-cell>
          <table:table-cell office:value-type="float" office:value="0.58905" calcext:value-type="float">
            <text:p>0.58905</text:p>
          </table:table-cell>
          <table:table-cell office:value-type="float" office:value="0.50573" calcext:value-type="float">
            <text:p>0.50573</text:p>
          </table:table-cell>
          <table:table-cell office:value-type="float" office:value="0.69267" calcext:value-type="float">
            <text:p>0.69267</text:p>
          </table:table-cell>
          <table:table-cell office:value-type="float" office:value="0.58481" calcext:value-type="float">
            <text:p>0.58481</text:p>
          </table:table-cell>
          <table:table-cell office:value-type="float" office:value="0.29669" calcext:value-type="float">
            <text:p>0.29669</text:p>
          </table:table-cell>
          <table:table-cell office:value-type="float" office:value="0.3988" calcext:value-type="float">
            <text:p>0.3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3.05" calcext:value-type="float">
            <text:p>-3.05</text:p>
          </table:table-cell>
          <table:table-cell office:value-type="float" office:value="0.59327" calcext:value-type="float">
            <text:p>0.59327</text:p>
          </table:table-cell>
          <table:table-cell office:value-type="float" office:value="0.51145" calcext:value-type="float">
            <text:p>0.51145</text:p>
          </table:table-cell>
          <table:table-cell office:value-type="float" office:value="0.69093" calcext:value-type="float">
            <text:p>0.69093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40368" calcext:value-type="float">
            <text:p>0.40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3.05" calcext:value-type="float">
            <text:p>-3.05</text:p>
          </table:table-cell>
          <table:table-cell office:value-type="float" office:value="0.63548" calcext:value-type="float">
            <text:p>0.63548</text:p>
          </table:table-cell>
          <table:table-cell office:value-type="float" office:value="0.54982" calcext:value-type="float">
            <text:p>0.54982</text:p>
          </table:table-cell>
          <table:table-cell office:value-type="float" office:value="0.74389" calcext:value-type="float">
            <text:p>0.74389</text:p>
          </table:table-cell>
          <table:table-cell office:value-type="float" office:value="0.56563" calcext:value-type="float">
            <text:p>0.56563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3.05" calcext:value-type="float">
            <text:p>-3.05</text:p>
          </table:table-cell>
          <table:table-cell office:value-type="float" office:value="0.65398" calcext:value-type="float">
            <text:p>0.6539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73253" calcext:value-type="float">
            <text:p>0.73253</text:p>
          </table:table-cell>
          <table:table-cell office:value-type="float" office:value="0.65523" calcext:value-type="float">
            <text:p>0.65523</text:p>
          </table:table-cell>
          <table:table-cell office:value-type="float" office:value="0.31489" calcext:value-type="float">
            <text:p>0.31489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3.05" calcext:value-type="float">
            <text:p>-3.05</text:p>
          </table:table-cell>
          <table:table-cell office:value-type="float" office:value="0.57575" calcext:value-type="float">
            <text:p>0.57575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0.56808" calcext:value-type="float">
            <text:p>0.56808</text:p>
          </table:table-cell>
          <table:table-cell office:value-type="float" office:value="0.34257" calcext:value-type="float">
            <text:p>0.34257</text:p>
          </table:table-cell>
          <table:table-cell office:value-type="float" office:value="0.39783" calcext:value-type="float">
            <text:p>0.397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0.54" calcext:value-type="float">
            <text:p>-0.54</text:p>
          </table:table-cell>
          <table:table-cell office:value-type="float" office:value="2.2756" calcext:value-type="float">
            <text:p>2.2756</text:p>
          </table:table-cell>
          <table:table-cell office:value-type="float" office:value="2.0614" calcext:value-type="float">
            <text:p>2.0614</text:p>
          </table:table-cell>
          <table:table-cell office:value-type="float" office:value="2.5226" calcext:value-type="float">
            <text:p>2.5226</text:p>
          </table:table-cell>
          <table:table-cell office:value-type="float" office:value="0.51515" calcext:value-type="float">
            <text:p>0.51515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39004" calcext:value-type="float">
            <text:p>0.39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54" calcext:value-type="float">
            <text:p>-0.54</text:p>
          </table:table-cell>
          <table:table-cell office:value-type="float" office:value="1.9062" calcext:value-type="float">
            <text:p>1.9062</text:p>
          </table:table-cell>
          <table:table-cell office:value-type="float" office:value="1.7331" calcext:value-type="float">
            <text:p>1.7331</text:p>
          </table:table-cell>
          <table:table-cell office:value-type="float" office:value="2.1108" calcext:value-type="float">
            <text:p>2.1108</text:p>
          </table:table-cell>
          <table:table-cell office:value-type="float" office:value="0.48932" calcext:value-type="float">
            <text:p>0.48932</text:p>
          </table:table-cell>
          <table:table-cell office:value-type="float" office:value="0.31455" calcext:value-type="float">
            <text:p>0.31455</text:p>
          </table:table-cell>
          <table:table-cell office:value-type="float" office:value="0.35497" calcext:value-type="float">
            <text:p>0.354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-0.54" calcext:value-type="float">
            <text:p>-0.54</text:p>
          </table:table-cell>
          <table:table-cell office:value-type="float" office:value="1.6445" calcext:value-type="float">
            <text:p>1.6445</text:p>
          </table:table-cell>
          <table:table-cell office:value-type="float" office:value="1.4997" calcext:value-type="float">
            <text:p>1.4997</text:p>
          </table:table-cell>
          <table:table-cell office:value-type="float" office:value="1.817" calcext:value-type="float">
            <text:p>1.817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35409" calcext:value-type="float">
            <text:p>0.35409</text:p>
          </table:table-cell>
          <table:table-cell office:value-type="float" office:value="0.35413" calcext:value-type="float">
            <text:p>0.354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0.54" calcext:value-type="float">
            <text:p>-0.54</text:p>
          </table:table-cell>
          <table:table-cell office:value-type="float" office:value="1.386" calcext:value-type="float">
            <text:p>1.38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223" calcext:value-type="float">
            <text:p>1.5223</text:p>
          </table:table-cell>
          <table:table-cell office:value-type="float" office:value="0.40791" calcext:value-type="float">
            <text:p>0.40791</text:p>
          </table:table-cell>
          <table:table-cell office:value-type="float" office:value="0.40126" calcext:value-type="float">
            <text:p>0.40126</text:p>
          </table:table-cell>
          <table:table-cell office:value-type="float" office:value="0.34464" calcext:value-type="float">
            <text:p>0.34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0.54" calcext:value-type="float">
            <text:p>-0.54</text:p>
          </table:table-cell>
          <table:table-cell office:value-type="float" office:value="1.1714" calcext:value-type="float">
            <text:p>1.1714</text:p>
          </table:table-cell>
          <table:table-cell office:value-type="float" office:value="1.0643" calcext:value-type="float">
            <text:p>1.0643</text:p>
          </table:table-cell>
          <table:table-cell office:value-type="float" office:value="1.2881" calcext:value-type="float">
            <text:p>1.2881</text:p>
          </table:table-cell>
          <table:table-cell office:value-type="float" office:value="0.37325" calcext:value-type="float">
            <text:p>0.37325</text:p>
          </table:table-cell>
          <table:table-cell office:value-type="float" office:value="0.44169" calcext:value-type="float">
            <text:p>0.44169</text:p>
          </table:table-cell>
          <table:table-cell office:value-type="float" office:value="0.33787" calcext:value-type="float">
            <text:p>0.337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0.54" calcext:value-type="float">
            <text:p>-0.54</text:p>
          </table:table-cell>
          <table:table-cell office:value-type="float" office:value="0.98985" calcext:value-type="float">
            <text:p>0.98985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1.0983" calcext:value-type="float">
            <text:p>1.0983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47835" calcext:value-type="float">
            <text:p>0.47835</text:p>
          </table:table-cell>
          <table:table-cell office:value-type="float" office:value="0.33212" calcext:value-type="float">
            <text:p>0.33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0.54" calcext:value-type="float">
            <text:p>-0.54</text:p>
          </table:table-cell>
          <table:table-cell office:value-type="float" office:value="0.59327" calcext:value-type="float">
            <text:p>0.59327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0.66807" calcext:value-type="float">
            <text:p>0.66807</text:p>
          </table:table-cell>
          <table:table-cell office:value-type="float" office:value="0.37075" calcext:value-type="float">
            <text:p>0.37075</text:p>
          </table:table-cell>
          <table:table-cell office:value-type="float" office:value="0.45898" calcext:value-type="float">
            <text:p>0.45898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-0.54" calcext:value-type="float">
            <text:p>-0.54</text:p>
          </table:table-cell>
          <table:table-cell office:value-type="float" office:value="0.58123" calcext:value-type="float">
            <text:p>0.58123</text:p>
          </table:table-cell>
          <table:table-cell office:value-type="float" office:value="0.51625" calcext:value-type="float">
            <text:p>0.51625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41356" calcext:value-type="float">
            <text:p>0.41356</text:p>
          </table:table-cell>
          <table:table-cell office:value-type="float" office:value="0.42813" calcext:value-type="float">
            <text:p>0.42813</text:p>
          </table:table-cell>
          <table:table-cell office:value-type="float" office:value="0.32533" calcext:value-type="float">
            <text:p>0.32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-0.54" calcext:value-type="float">
            <text:p>-0.54</text:p>
          </table:table-cell>
          <table:table-cell office:value-type="float" office:value="0.58535" calcext:value-type="float">
            <text:p>0.58535</text:p>
          </table:table-cell>
          <table:table-cell office:value-type="float" office:value="0.51934" calcext:value-type="float">
            <text:p>0.51934</text:p>
          </table:table-cell>
          <table:table-cell office:value-type="float" office:value="0.66167" calcext:value-type="float">
            <text:p>0.66167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39573" calcext:value-type="float">
            <text:p>0.39573</text:p>
          </table:table-cell>
          <table:table-cell office:value-type="float" office:value="0.32805" calcext:value-type="float">
            <text:p>0.32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0.54" calcext:value-type="float">
            <text:p>-0.54</text:p>
          </table:table-cell>
          <table:table-cell office:value-type="float" office:value="0.55302" calcext:value-type="float">
            <text:p>0.55302</text:p>
          </table:table-cell>
          <table:table-cell office:value-type="float" office:value="0.48861" calcext:value-type="float">
            <text:p>0.48861</text:p>
          </table:table-cell>
          <table:table-cell office:value-type="float" office:value="0.63102" calcext:value-type="float">
            <text:p>0.63102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35808" calcext:value-type="float">
            <text:p>0.35808</text:p>
          </table:table-cell>
          <table:table-cell office:value-type="float" office:value="0.37764" calcext:value-type="float">
            <text:p>0.377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0.54" calcext:value-type="float">
            <text:p>-0.54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70433" calcext:value-type="float">
            <text:p>0.70433</text:p>
          </table:table-cell>
          <table:table-cell office:value-type="float" office:value="0.55732" calcext:value-type="float">
            <text:p>0.55732</text:p>
          </table:table-cell>
          <table:table-cell office:value-type="float" office:value="0.31693" calcext:value-type="float">
            <text:p>0.31693</text:p>
          </table:table-cell>
          <table:table-cell office:value-type="float" office:value="0.41429" calcext:value-type="float">
            <text:p>0.414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0.54" calcext:value-type="float">
            <text:p>-0.5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7982" calcext:value-type="float">
            <text:p>0.57982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59" calcext:value-type="float">
            <text:p>0.59</text:p>
          </table:table-cell>
          <table:table-cell office:value-type="float" office:value="0.42174" calcext:value-type="float">
            <text:p>0.42174</text:p>
          </table:table-cell>
          <table:table-cell office:value-type="float" office:value="0.0019107" calcext:value-type="float">
            <text:p>0.0019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-0.54" calcext:value-type="float">
            <text:p>-0.54</text:p>
          </table:table-cell>
          <table:table-cell office:value-type="float" office:value="0.66991" calcext:value-type="float">
            <text:p>0.66991</text:p>
          </table:table-cell>
          <table:table-cell office:value-type="float" office:value="0.58215" calcext:value-type="float">
            <text:p>0.58215</text:p>
          </table:table-cell>
          <table:table-cell office:value-type="float" office:value="0.77584" calcext:value-type="float">
            <text:p>0.77584</text:p>
          </table:table-cell>
          <table:table-cell office:value-type="float" office:value="0.56523" calcext:value-type="float">
            <text:p>0.56523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40856" calcext:value-type="float">
            <text:p>0.40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0.54" calcext:value-type="float">
            <text:p>-0.54</text:p>
          </table:table-cell>
          <table:table-cell office:value-type="float" office:value="0.52935" calcext:value-type="float">
            <text:p>0.52935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1363" calcext:value-type="float">
            <text:p>0.61363</text:p>
          </table:table-cell>
          <table:table-cell office:value-type="float" office:value="0.39547" calcext:value-type="float">
            <text:p>0.39547</text:p>
          </table:table-cell>
          <table:table-cell office:value-type="float" office:value="0.0019654" calcext:value-type="float">
            <text:p>0.00196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-0.54" calcext:value-type="float">
            <text:p>-0.54</text:p>
          </table:table-cell>
          <table:table-cell office:value-type="float" office:value="0.67651" calcext:value-type="float">
            <text:p>0.67651</text:p>
          </table:table-cell>
          <table:table-cell office:value-type="float" office:value="0.59761" calcext:value-type="float">
            <text:p>0.59761</text:p>
          </table:table-cell>
          <table:table-cell office:value-type="float" office:value="0.77712" calcext:value-type="float">
            <text:p>0.77712</text:p>
          </table:table-cell>
          <table:table-cell office:value-type="float" office:value="0.54542" calcext:value-type="float">
            <text:p>0.54542</text:p>
          </table:table-cell>
          <table:table-cell office:value-type="float" office:value="0.36161" calcext:value-type="float">
            <text:p>0.36161</text:p>
          </table:table-cell>
          <table:table-cell office:value-type="float" office:value="0.38969" calcext:value-type="float">
            <text:p>0.389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-0.54" calcext:value-type="float">
            <text:p>-0.54</text:p>
          </table:table-cell>
          <table:table-cell office:value-type="float" office:value="0.54767" calcext:value-type="float">
            <text:p>0.54767</text:p>
          </table:table-cell>
          <table:table-cell office:value-type="float" office:value="0.47439" calcext:value-type="float">
            <text:p>0.47439</text:p>
          </table:table-cell>
          <table:table-cell office:value-type="float" office:value="0.63799" calcext:value-type="float">
            <text:p>0.63799</text:p>
          </table:table-cell>
          <table:table-cell office:value-type="float" office:value="0.57082" calcext:value-type="float">
            <text:p>0.57082</text:p>
          </table:table-cell>
          <table:table-cell office:value-type="float" office:value="0.35228" calcext:value-type="float">
            <text:p>0.35228</text:p>
          </table:table-cell>
          <table:table-cell office:value-type="float" office:value="0.3447" calcext:value-type="float">
            <text:p>0.34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-0.54" calcext:value-type="float">
            <text:p>-0.54</text:p>
          </table:table-cell>
          <table:table-cell office:value-type="float" office:value="0.85519" calcext:value-type="float">
            <text:p>0.85519</text:p>
          </table:table-cell>
          <table:table-cell office:value-type="float" office:value="0.75705" calcext:value-type="float">
            <text:p>0.75705</text:p>
          </table:table-cell>
          <table:table-cell office:value-type="float" office:value="0.93839" calcext:value-type="float">
            <text:p>0.93839</text:p>
          </table:table-cell>
          <table:table-cell office:value-type="float" office:value="0.96042" calcext:value-type="float">
            <text:p>0.96042</text:p>
          </table:table-cell>
          <table:table-cell office:value-type="float" office:value="0.035914" calcext:value-type="float">
            <text:p>0.035914</text:p>
          </table:table-cell>
          <table:table-cell office:value-type="float" office:value="0.0059404" calcext:value-type="float">
            <text:p>0.0059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.97" calcext:value-type="float">
            <text:p>1.97</text:p>
          </table:table-cell>
          <table:table-cell office:value-type="float" office:value="1.9112" calcext:value-type="float">
            <text:p>1.9112</text:p>
          </table:table-cell>
          <table:table-cell office:value-type="float" office:value="1.7363" calcext:value-type="float">
            <text:p>1.7363</text:p>
          </table:table-cell>
          <table:table-cell office:value-type="float" office:value="2.119" calcext:value-type="float">
            <text:p>2.119</text:p>
          </table:table-cell>
          <table:table-cell office:value-type="float" office:value="0.49412" calcext:value-type="float">
            <text:p>0.4941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40719" calcext:value-type="float">
            <text:p>0.407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97" calcext:value-type="float">
            <text:p>1.97</text:p>
          </table:table-cell>
          <table:table-cell office:value-type="float" office:value="1.6381" calcext:value-type="float">
            <text:p>1.6381</text:p>
          </table:table-cell>
          <table:table-cell office:value-type="float" office:value="1.4925" calcext:value-type="float">
            <text:p>1.4925</text:p>
          </table:table-cell>
          <table:table-cell office:value-type="float" office:value="1.8068" calcext:value-type="float">
            <text:p>1.8068</text:p>
          </table:table-cell>
          <table:table-cell office:value-type="float" office:value="0.45044" calcext:value-type="float">
            <text:p>0.4504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48" calcext:value-type="float">
            <text:p>0.379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.97" calcext:value-type="float">
            <text:p>1.97</text:p>
          </table:table-cell>
          <table:table-cell office:value-type="float" office:value="1.3833" calcext:value-type="float">
            <text:p>1.3833</text:p>
          </table:table-cell>
          <table:table-cell office:value-type="float" office:value="1.2608" calcext:value-type="float">
            <text:p>1.2608</text:p>
          </table:table-cell>
          <table:table-cell office:value-type="float" office:value="1.5236" calcext:value-type="float">
            <text:p>1.5236</text:p>
          </table:table-cell>
          <table:table-cell office:value-type="float" office:value="0.40912" calcext:value-type="float">
            <text:p>0.40912</text:p>
          </table:table-cell>
          <table:table-cell office:value-type="float" office:value="0.39769" calcext:value-type="float">
            <text:p>0.39769</text:p>
          </table:table-cell>
          <table:table-cell office:value-type="float" office:value="0.36224" calcext:value-type="float">
            <text:p>0.36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.97" calcext:value-type="float">
            <text:p>1.97</text:p>
          </table:table-cell>
          <table:table-cell office:value-type="float" office:value="1.1673" calcext:value-type="float">
            <text:p>1.1673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2834" calcext:value-type="float">
            <text:p>1.2834</text:p>
          </table:table-cell>
          <table:table-cell office:value-type="float" office:value="0.37206" calcext:value-type="float">
            <text:p>0.37206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35014" calcext:value-type="float">
            <text:p>0.35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.97" calcext:value-type="float">
            <text:p>1.97</text:p>
          </table:table-cell>
          <table:table-cell office:value-type="float" office:value="0.98478" calcext:value-type="float">
            <text:p>0.98478</text:p>
          </table:table-cell>
          <table:table-cell office:value-type="float" office:value="0.88551" calcext:value-type="float">
            <text:p>0.88551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34081" calcext:value-type="float">
            <text:p>0.34081</text:p>
          </table:table-cell>
          <table:table-cell office:value-type="float" office:value="0.47971" calcext:value-type="float">
            <text:p>0.47971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.97" calcext:value-type="float">
            <text:p>1.97</text:p>
          </table:table-cell>
          <table:table-cell office:value-type="float" office:value="0.60146" calcext:value-type="float">
            <text:p>0.60146</text:p>
          </table:table-cell>
          <table:table-cell office:value-type="float" office:value="0.53354" calcext:value-type="float">
            <text:p>0.53354</text:p>
          </table:table-cell>
          <table:table-cell office:value-type="float" office:value="0.67585" calcext:value-type="float">
            <text:p>0.67585</text:p>
          </table:table-cell>
          <table:table-cell office:value-type="float" office:value="0.38647" calcext:value-type="float">
            <text:p>0.38647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33633" calcext:value-type="float">
            <text:p>0.336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.97" calcext:value-type="float">
            <text:p>1.97</text:p>
          </table:table-cell>
          <table:table-cell office:value-type="float" office:value="0.59246" calcext:value-type="float">
            <text:p>0.59246</text:p>
          </table:table-cell>
          <table:table-cell office:value-type="float" office:value="0.52641" calcext:value-type="float">
            <text:p>0.52641</text:p>
          </table:table-cell>
          <table:table-cell office:value-type="float" office:value="0.66508" calcext:value-type="float">
            <text:p>0.66508</text:p>
          </table:table-cell>
          <table:table-cell office:value-type="float" office:value="0.43987" calcext:value-type="float">
            <text:p>0.43987</text:p>
          </table:table-cell>
          <table:table-cell office:value-type="float" office:value="0.39985" calcext:value-type="float">
            <text:p>0.39985</text:p>
          </table:table-cell>
          <table:table-cell office:value-type="float" office:value="0.34346" calcext:value-type="float">
            <text:p>0.343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.97" calcext:value-type="float">
            <text:p>1.97</text:p>
          </table:table-cell>
          <table:table-cell office:value-type="float" office:value="0.58514" calcext:value-type="float">
            <text:p>0.58514</text:p>
          </table:table-cell>
          <table:table-cell office:value-type="float" office:value="0.51984" calcext:value-type="float">
            <text:p>0.51984</text:p>
          </table:table-cell>
          <table:table-cell office:value-type="float" office:value="0.66313" calcext:value-type="float">
            <text:p>0.66313</text:p>
          </table:table-cell>
          <table:table-cell office:value-type="float" office:value="0.47811" calcext:value-type="float">
            <text:p>0.47811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4562" calcext:value-type="float">
            <text:p>0.34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.97" calcext:value-type="float">
            <text:p>1.97</text:p>
          </table:table-cell>
          <table:table-cell office:value-type="float" office:value="0.60251" calcext:value-type="float">
            <text:p>0.60251</text:p>
          </table:table-cell>
          <table:table-cell office:value-type="float" office:value="0.53003" calcext:value-type="float">
            <text:p>0.53003</text:p>
          </table:table-cell>
          <table:table-cell office:value-type="float" office:value="0.69427" calcext:value-type="float">
            <text:p>0.69427</text:p>
          </table:table-cell>
          <table:table-cell office:value-type="float" office:value="0.51517" calcext:value-type="float">
            <text:p>0.51517</text:p>
          </table:table-cell>
          <table:table-cell office:value-type="float" office:value="0.35331" calcext:value-type="float">
            <text:p>0.35331</text:p>
          </table:table-cell>
          <table:table-cell office:value-type="float" office:value="0.34531" calcext:value-type="float">
            <text:p>0.345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.97" calcext:value-type="float">
            <text:p>1.97</text:p>
          </table:table-cell>
          <table:table-cell office:value-type="float" office:value="0.82058" calcext:value-type="float">
            <text:p>0.82058</text:p>
          </table:table-cell>
          <table:table-cell office:value-type="float" office:value="0.72968" calcext:value-type="float">
            <text:p>0.72968</text:p>
          </table:table-cell>
          <table:table-cell office:value-type="float" office:value="0.90297" calcext:value-type="float">
            <text:p>0.90297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29673" calcext:value-type="float">
            <text:p>0.29673</text:p>
          </table:table-cell>
          <table:table-cell office:value-type="float" office:value="0.00098353" calcext:value-type="float">
            <text:p>0.00098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.97" calcext:value-type="float">
            <text:p>1.97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0.47942" calcext:value-type="float">
            <text:p>0.47942</text:p>
          </table:table-cell>
          <table:table-cell office:value-type="float" office:value="0.65762" calcext:value-type="float">
            <text:p>0.65762</text:p>
          </table:table-cell>
          <table:table-cell office:value-type="float" office:value="0.58147" calcext:value-type="float">
            <text:p>0.58147</text:p>
          </table:table-cell>
          <table:table-cell office:value-type="float" office:value="0.30829" calcext:value-type="float">
            <text:p>0.30829</text:p>
          </table:table-cell>
          <table:table-cell office:value-type="float" office:value="0.38708" calcext:value-type="float">
            <text:p>0.387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.97" calcext:value-type="float">
            <text:p>1.97</text:p>
          </table:table-cell>
          <table:table-cell office:value-type="float" office:value="0.58871" calcext:value-type="float">
            <text:p>0.58871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.69242" calcext:value-type="float">
            <text:p>0.69242</text:p>
          </table:table-cell>
          <table:table-cell office:value-type="float" office:value="0.52652" calcext:value-type="float">
            <text:p>0.52652</text:p>
          </table:table-cell>
          <table:table-cell office:value-type="float" office:value="0.51291" calcext:value-type="float">
            <text:p>0.51291</text:p>
          </table:table-cell>
          <table:table-cell office:value-type="float" office:value="0.00050055" calcext:value-type="float">
            <text:p>0.000500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.97" calcext:value-type="float">
            <text:p>1.97</text:p>
          </table:table-cell>
          <table:table-cell office:value-type="float" office:value="0.58642" calcext:value-type="float">
            <text:p>0.58642</text:p>
          </table:table-cell>
          <table:table-cell office:value-type="float" office:value="0.49667" calcext:value-type="float">
            <text:p>0.49667</text:p>
          </table:table-cell>
          <table:table-cell office:value-type="float" office:value="0.69002" calcext:value-type="float">
            <text:p>0.69002</text:p>
          </table:table-cell>
          <table:table-cell office:value-type="float" office:value="0.60733" calcext:value-type="float">
            <text:p>0.60733</text:p>
          </table:table-cell>
          <table:table-cell office:value-type="float" office:value="0.42141" calcext:value-type="float">
            <text:p>0.42141</text:p>
          </table:table-cell>
          <table:table-cell office:value-type="float" office:value="0.00058694" calcext:value-type="float">
            <text:p>0.000586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.97" calcext:value-type="float">
            <text:p>1.97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86731" calcext:value-type="float">
            <text:p>0.867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369" calcext:value-type="float">
            <text:p>0.36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.97" calcext:value-type="float">
            <text:p>1.97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55036" calcext:value-type="float">
            <text:p>0.55036</text:p>
          </table:table-cell>
          <table:table-cell office:value-type="float" office:value="0.69791" calcext:value-type="float">
            <text:p>0.69791</text:p>
          </table:table-cell>
          <table:table-cell office:value-type="float" office:value="0.93658" calcext:value-type="float">
            <text:p>0.93658</text:p>
          </table:table-cell>
          <table:table-cell office:value-type="float" office:value="0.053807" calcext:value-type="float">
            <text:p>0.053807</text:p>
          </table:table-cell>
          <table:table-cell office:value-type="float" office:value="0.0034229" calcext:value-type="float">
            <text:p>0.0034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.48" calcext:value-type="float">
            <text:p>4.48</text:p>
          </table:table-cell>
          <table:table-cell office:value-type="float" office:value="2.12" calcext:value-type="float">
            <text:p>2.12</text:p>
          </table:table-cell>
          <table:table-cell office:value-type="float" office:value="1.915" calcext:value-type="float">
            <text:p>1.915</text:p>
          </table:table-cell>
          <table:table-cell office:value-type="float" office:value="2.3536" calcext:value-type="float">
            <text:p>2.3536</text:p>
          </table:table-cell>
          <table:table-cell office:value-type="float" office:value="0.51478" calcext:value-type="float">
            <text:p>0.51478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0.43696" calcext:value-type="float">
            <text:p>0.436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48" calcext:value-type="float">
            <text:p>4.48</text:p>
          </table:table-cell>
          <table:table-cell office:value-type="float" office:value="1.9059" calcext:value-type="float">
            <text:p>1.9059</text:p>
          </table:table-cell>
          <table:table-cell office:value-type="float" office:value="1.7345" calcext:value-type="float">
            <text:p>1.7345</text:p>
          </table:table-cell>
          <table:table-cell office:value-type="float" office:value="2.0985" calcext:value-type="float">
            <text:p>2.0985</text:p>
          </table:table-cell>
          <table:table-cell office:value-type="float" office:value="0.47122" calcext:value-type="float">
            <text:p>0.47122</text:p>
          </table:table-cell>
          <table:table-cell office:value-type="float" office:value="0.32584" calcext:value-type="float">
            <text:p>0.32584</text:p>
          </table:table-cell>
          <table:table-cell office:value-type="float" office:value="0.39078" calcext:value-type="float">
            <text:p>0.390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.48" calcext:value-type="float">
            <text:p>4.48</text:p>
          </table:table-cell>
          <table:table-cell office:value-type="float" office:value="1.6056" calcext:value-type="float">
            <text:p>1.6056</text:p>
          </table:table-cell>
          <table:table-cell office:value-type="float" office:value="1.4647" calcext:value-type="float">
            <text:p>1.4647</text:p>
          </table:table-cell>
          <table:table-cell office:value-type="float" office:value="1.7603" calcext:value-type="float">
            <text:p>1.7603</text:p>
          </table:table-cell>
          <table:table-cell office:value-type="float" office:value="0.44887" calcext:value-type="float">
            <text:p>0.44887</text:p>
          </table:table-cell>
          <table:table-cell office:value-type="float" office:value="0.35008" calcext:value-type="float">
            <text:p>0.35008</text:p>
          </table:table-cell>
          <table:table-cell office:value-type="float" office:value="0.39123" calcext:value-type="float">
            <text:p>0.39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4.48" calcext:value-type="float">
            <text:p>4.48</text:p>
          </table:table-cell>
          <table:table-cell office:value-type="float" office:value="1.3558" calcext:value-type="float">
            <text:p>1.3558</text:p>
          </table:table-cell>
          <table:table-cell office:value-type="float" office:value="1.2371" calcext:value-type="float">
            <text:p>1.2371</text:p>
          </table:table-cell>
          <table:table-cell office:value-type="float" office:value="1.4838" calcext:value-type="float">
            <text:p>1.4838</text:p>
          </table:table-cell>
          <table:table-cell office:value-type="float" office:value="0.39997" calcext:value-type="float">
            <text:p>0.39997</text:p>
          </table:table-cell>
          <table:table-cell office:value-type="float" office:value="0.40433" calcext:value-type="float">
            <text:p>0.40433</text:p>
          </table:table-cell>
          <table:table-cell office:value-type="float" office:value="0.36868" calcext:value-type="float">
            <text:p>0.3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.48" calcext:value-type="float">
            <text:p>4.48</text:p>
          </table:table-cell>
          <table:table-cell office:value-type="float" office:value="1.139" calcext:value-type="float">
            <text:p>1.139</text:p>
          </table:table-cell>
          <table:table-cell office:value-type="float" office:value="1.036" calcext:value-type="float">
            <text:p>1.036</text:p>
          </table:table-cell>
          <table:table-cell office:value-type="float" office:value="1.2475" calcext:value-type="float">
            <text:p>1.2475</text:p>
          </table:table-cell>
          <table:table-cell office:value-type="float" office:value="0.36902" calcext:value-type="float">
            <text:p>0.36902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36203" calcext:value-type="float">
            <text:p>0.36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4.48" calcext:value-type="float">
            <text:p>4.48</text:p>
          </table:table-cell>
          <table:table-cell office:value-type="float" office:value="0.96164" calcext:value-type="float">
            <text:p>0.96164</text:p>
          </table:table-cell>
          <table:table-cell office:value-type="float" office:value="0.85914" calcext:value-type="float">
            <text:p>0.85914</text:p>
          </table:table-cell>
          <table:table-cell office:value-type="float" office:value="1.0669" calcext:value-type="float">
            <text:p>1.0669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0.48395" calcext:value-type="float">
            <text:p>0.48395</text:p>
          </table:table-cell>
          <table:table-cell office:value-type="float" office:value="0.35008" calcext:value-type="float">
            <text:p>0.350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4.48" calcext:value-type="float">
            <text:p>4.48</text:p>
          </table:table-cell>
          <table:table-cell office:value-type="float" office:value="0.62099" calcext:value-type="float">
            <text:p>0.62099</text:p>
          </table:table-cell>
          <table:table-cell office:value-type="float" office:value="0.55325" calcext:value-type="float">
            <text:p>0.55325</text:p>
          </table:table-cell>
          <table:table-cell office:value-type="float" office:value="0.69555" calcext:value-type="float">
            <text:p>0.69555</text:p>
          </table:table-cell>
          <table:table-cell office:value-type="float" office:value="0.39567" calcext:value-type="float">
            <text:p>0.39567</text:p>
          </table:table-cell>
          <table:table-cell office:value-type="float" office:value="0.43214" calcext:value-type="float">
            <text:p>0.43214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.48" calcext:value-type="float">
            <text:p>4.48</text:p>
          </table:table-cell>
          <table:table-cell office:value-type="float" office:value="0.59868" calcext:value-type="float">
            <text:p>0.59868</text:p>
          </table:table-cell>
          <table:table-cell office:value-type="float" office:value="0.53261" calcext:value-type="float">
            <text:p>0.53261</text:p>
          </table:table-cell>
          <table:table-cell office:value-type="float" office:value="0.67549" calcext:value-type="float">
            <text:p>0.67549</text:p>
          </table:table-cell>
          <table:table-cell office:value-type="float" office:value="0.4558" calcext:value-type="float">
            <text:p>0.4558</text:p>
          </table:table-cell>
          <table:table-cell office:value-type="float" office:value="0.38173" calcext:value-type="float">
            <text:p>0.38173</text:p>
          </table:table-cell>
          <table:table-cell office:value-type="float" office:value="0.36201" calcext:value-type="float">
            <text:p>0.36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4.48" calcext:value-type="float">
            <text:p>4.48</text:p>
          </table:table-cell>
          <table:table-cell office:value-type="float" office:value="0.57661" calcext:value-type="float">
            <text:p>0.57661</text:p>
          </table:table-cell>
          <table:table-cell office:value-type="float" office:value="0.51128" calcext:value-type="float">
            <text:p>0.51128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48251" calcext:value-type="float">
            <text:p>0.48251</text:p>
          </table:table-cell>
          <table:table-cell office:value-type="float" office:value="0.36934" calcext:value-type="float">
            <text:p>0.36934</text:p>
          </table:table-cell>
          <table:table-cell office:value-type="float" office:value="0.36266" calcext:value-type="float">
            <text:p>0.362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.48" calcext:value-type="float">
            <text:p>4.48</text:p>
          </table:table-cell>
          <table:table-cell office:value-type="float" office:value="0.48302" calcext:value-type="float">
            <text:p>0.48302</text:p>
          </table:table-cell>
          <table:table-cell office:value-type="float" office:value="0.40748" calcext:value-type="float">
            <text:p>0.40748</text:p>
          </table:table-cell>
          <table:table-cell office:value-type="float" office:value="0.57594" calcext:value-type="float">
            <text:p>0.57594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31688" calcext:value-type="float">
            <text:p>0.31688</text:p>
          </table:table-cell>
          <table:table-cell office:value-type="float" office:value="0.0013122" calcext:value-type="float">
            <text:p>0.0013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4.48" calcext:value-type="float">
            <text:p>4.48</text:p>
          </table:table-cell>
          <table:table-cell office:value-type="float" office:value="0.55032" calcext:value-type="float">
            <text:p>0.55032</text:p>
          </table:table-cell>
          <table:table-cell office:value-type="float" office:value="0.47298" calcext:value-type="float">
            <text:p>0.47298</text:p>
          </table:table-cell>
          <table:table-cell office:value-type="float" office:value="0.64416" calcext:value-type="float">
            <text:p>0.64416</text:p>
          </table:table-cell>
          <table:table-cell office:value-type="float" office:value="0.57206" calcext:value-type="float">
            <text:p>0.57206</text:p>
          </table:table-cell>
          <table:table-cell office:value-type="float" office:value="0.31505" calcext:value-type="float">
            <text:p>0.31505</text:p>
          </table:table-cell>
          <table:table-cell office:value-type="float" office:value="0.38897" calcext:value-type="float">
            <text:p>0.388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4.48" calcext:value-type="float">
            <text:p>4.4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51309" calcext:value-type="float">
            <text:p>0.51309</text:p>
          </table:table-cell>
          <table:table-cell office:value-type="float" office:value="0.71788" calcext:value-type="float">
            <text:p>0.71788</text:p>
          </table:table-cell>
          <table:table-cell office:value-type="float" office:value="0.60847" calcext:value-type="float">
            <text:p>0.60847</text:p>
          </table:table-cell>
          <table:table-cell office:value-type="float" office:value="0.37966" calcext:value-type="float">
            <text:p>0.37966</text:p>
          </table:table-cell>
          <table:table-cell office:value-type="float" office:value="0.0030319" calcext:value-type="float">
            <text:p>0.00303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.48" calcext:value-type="float">
            <text:p>4.48</text:p>
          </table:table-cell>
          <table:table-cell office:value-type="float" office:value="0.71668" calcext:value-type="float">
            <text:p>0.71668</text:p>
          </table:table-cell>
          <table:table-cell office:value-type="float" office:value="0.63488" calcext:value-type="float">
            <text:p>0.63488</text:p>
          </table:table-cell>
          <table:table-cell office:value-type="float" office:value="0.78926" calcext:value-type="float">
            <text:p>0.78926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24463" calcext:value-type="float">
            <text:p>0.24463</text:p>
          </table:table-cell>
          <table:table-cell office:value-type="float" office:value="0.0039031" calcext:value-type="float">
            <text:p>0.00390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4.48" calcext:value-type="float">
            <text:p>4.48</text:p>
          </table:table-cell>
          <table:table-cell office:value-type="float" office:value="0.81898" calcext:value-type="float">
            <text:p>0.81898</text:p>
          </table:table-cell>
          <table:table-cell office:value-type="float" office:value="0.70512" calcext:value-type="float">
            <text:p>0.70512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59128" calcext:value-type="float">
            <text:p>0.59128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0.38956" calcext:value-type="float">
            <text:p>0.389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4.48" calcext:value-type="float">
            <text:p>4.48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52045" calcext:value-type="float">
            <text:p>0.52045</text:p>
          </table:table-cell>
          <table:table-cell office:value-type="float" office:value="0.66271" calcext:value-type="float">
            <text:p>0.66271</text:p>
          </table:table-cell>
          <table:table-cell office:value-type="float" office:value="0.95247" calcext:value-type="float">
            <text:p>0.95247</text:p>
          </table:table-cell>
          <table:table-cell office:value-type="float" office:value="0.040929" calcext:value-type="float">
            <text:p>0.040929</text:p>
          </table:table-cell>
          <table:table-cell office:value-type="float" office:value="0.0025086" calcext:value-type="float">
            <text:p>0.0025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4.48" calcext:value-type="float">
            <text:p>4.4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77413" calcext:value-type="float">
            <text:p>0.77413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55929" calcext:value-type="float">
            <text:p>0.55929</text:p>
          </table:table-cell>
          <table:table-cell office:value-type="float" office:value="0.37643" calcext:value-type="float">
            <text:p>0.37643</text:p>
          </table:table-cell>
          <table:table-cell office:value-type="float" office:value="0.36365" calcext:value-type="float">
            <text:p>0.363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.99" calcext:value-type="float">
            <text:p>6.99</text:p>
          </table:table-cell>
          <table:table-cell office:value-type="float" office:value="2.332" calcext:value-type="float">
            <text:p>2.332</text:p>
          </table:table-cell>
          <table:table-cell office:value-type="float" office:value="2.116" calcext:value-type="float">
            <text:p>2.116</text:p>
          </table:table-cell>
          <table:table-cell office:value-type="float" office:value="2.5319" calcext:value-type="float">
            <text:p>2.5319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0.053673" calcext:value-type="float">
            <text:p>0.053673</text:p>
          </table:table-cell>
          <table:table-cell office:value-type="float" office:value="0.0065757" calcext:value-type="float">
            <text:p>0.0065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6.99" calcext:value-type="float">
            <text:p>6.99</text:p>
          </table:table-cell>
          <table:table-cell office:value-type="float" office:value="2.5147" calcext:value-type="float">
            <text:p>2.5147</text:p>
          </table:table-cell>
          <table:table-cell office:value-type="float" office:value="2.2985" calcext:value-type="float">
            <text:p>2.2985</text:p>
          </table:table-cell>
          <table:table-cell office:value-type="float" office:value="2.7109" calcext:value-type="float">
            <text:p>2.7109</text:p>
          </table:table-cell>
          <table:table-cell office:value-type="float" office:value="0.89951" calcext:value-type="float">
            <text:p>0.89951</text:p>
          </table:table-cell>
          <table:table-cell office:value-type="float" office:value="0.086984" calcext:value-type="float">
            <text:p>0.086984</text:p>
          </table:table-cell>
          <table:table-cell office:value-type="float" office:value="0.0024128" calcext:value-type="float">
            <text:p>0.002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.99" calcext:value-type="float">
            <text:p>6.99</text:p>
          </table:table-cell>
          <table:table-cell office:value-type="float" office:value="1.8751" calcext:value-type="float">
            <text:p>1.8751</text:p>
          </table:table-cell>
          <table:table-cell office:value-type="float" office:value="1.7139" calcext:value-type="float">
            <text:p>1.7139</text:p>
          </table:table-cell>
          <table:table-cell office:value-type="float" office:value="2.0656" calcext:value-type="float">
            <text:p>2.0656</text:p>
          </table:table-cell>
          <table:table-cell office:value-type="float" office:value="0.45197" calcext:value-type="float">
            <text:p>0.45197</text:p>
          </table:table-cell>
          <table:table-cell office:value-type="float" office:value="0.34238" calcext:value-type="float">
            <text:p>0.34238</text:p>
          </table:table-cell>
          <table:table-cell office:value-type="float" office:value="0.38151" calcext:value-type="float">
            <text:p>0.38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6.99" calcext:value-type="float">
            <text:p>6.99</text:p>
          </table:table-cell>
          <table:table-cell office:value-type="float" office:value="1.5535" calcext:value-type="float">
            <text:p>1.5535</text:p>
          </table:table-cell>
          <table:table-cell office:value-type="float" office:value="1.4201" calcext:value-type="float">
            <text:p>1.4201</text:p>
          </table:table-cell>
          <table:table-cell office:value-type="float" office:value="1.7059" calcext:value-type="float">
            <text:p>1.70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6675" calcext:value-type="float">
            <text:p>0.36675</text:p>
          </table:table-cell>
          <table:table-cell office:value-type="float" office:value="0.39299" calcext:value-type="float">
            <text:p>0.392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6.99" calcext:value-type="float">
            <text:p>6.99</text:p>
          </table:table-cell>
          <table:table-cell office:value-type="float" office:value="1.3264" calcext:value-type="float">
            <text:p>1.3264</text:p>
          </table:table-cell>
          <table:table-cell office:value-type="float" office:value="1.2104" calcext:value-type="float">
            <text:p>1.2104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0.41207" calcext:value-type="float">
            <text:p>0.41207</text:p>
          </table:table-cell>
          <table:table-cell office:value-type="float" office:value="0.37354" calcext:value-type="float">
            <text:p>0.373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6.99" calcext:value-type="float">
            <text:p>6.99</text:p>
          </table:table-cell>
          <table:table-cell office:value-type="float" office:value="1.1221" calcext:value-type="float">
            <text:p>1.1221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35631" calcext:value-type="float">
            <text:p>0.35631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36013" calcext:value-type="float">
            <text:p>0.36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6.99" calcext:value-type="float">
            <text:p>6.99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57155" calcext:value-type="float">
            <text:p>0.57155</text:p>
          </table:table-cell>
          <table:table-cell office:value-type="float" office:value="0.72397" calcext:value-type="float">
            <text:p>0.72397</text:p>
          </table:table-cell>
          <table:table-cell office:value-type="float" office:value="0.35852" calcext:value-type="float">
            <text:p>0.35852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34159" calcext:value-type="float">
            <text:p>0.34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6.99" calcext:value-type="float">
            <text:p>6.99</text:p>
          </table:table-cell>
          <table:table-cell office:value-type="float" office:value="0.62083" calcext:value-type="float">
            <text:p>0.62083</text:p>
          </table:table-cell>
          <table:table-cell office:value-type="float" office:value="0.55298" calcext:value-type="float">
            <text:p>0.55298</text:p>
          </table:table-cell>
          <table:table-cell office:value-type="float" office:value="0.69233" calcext:value-type="float">
            <text:p>0.69233</text:p>
          </table:table-cell>
          <table:table-cell office:value-type="float" office:value="0.40288" calcext:value-type="float">
            <text:p>0.40288</text:p>
          </table:table-cell>
          <table:table-cell office:value-type="float" office:value="0.42405" calcext:value-type="float">
            <text:p>0.42405</text:p>
          </table:table-cell>
          <table:table-cell office:value-type="float" office:value="0.34563" calcext:value-type="float">
            <text:p>0.345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6.99" calcext:value-type="float">
            <text:p>6.99</text:p>
          </table:table-cell>
          <table:table-cell office:value-type="float" office:value="0.62044" calcext:value-type="float">
            <text:p>0.62044</text:p>
          </table:table-cell>
          <table:table-cell office:value-type="float" office:value="0.55304" calcext:value-type="float">
            <text:p>0.55304</text:p>
          </table:table-cell>
          <table:table-cell office:value-type="float" office:value="0.69641" calcext:value-type="float">
            <text:p>0.69641</text:p>
          </table:table-cell>
          <table:table-cell office:value-type="float" office:value="0.46246" calcext:value-type="float">
            <text:p>0.46246</text:p>
          </table:table-cell>
          <table:table-cell office:value-type="float" office:value="0.37667" calcext:value-type="float">
            <text:p>0.37667</text:p>
          </table:table-cell>
          <table:table-cell office:value-type="float" office:value="0.35758" calcext:value-type="float">
            <text:p>0.35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6.99" calcext:value-type="float">
            <text:p>6.99</text:p>
          </table:table-cell>
          <table:table-cell office:value-type="float" office:value="0.60708" calcext:value-type="float">
            <text:p>0.60708</text:p>
          </table:table-cell>
          <table:table-cell office:value-type="float" office:value="0.53892" calcext:value-type="float">
            <text:p>0.53892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537" calcext:value-type="float">
            <text:p>0.355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6.99" calcext:value-type="float">
            <text:p>6.99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73077" calcext:value-type="float">
            <text:p>0.7307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34767" calcext:value-type="float">
            <text:p>0.34767</text:p>
          </table:table-cell>
          <table:table-cell office:value-type="float" office:value="0.35002" calcext:value-type="float">
            <text:p>0.35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6.99" calcext:value-type="float">
            <text:p>6.99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1039" calcext:value-type="float">
            <text:p>0.71039</text:p>
          </table:table-cell>
          <table:table-cell office:value-type="float" office:value="0.93804" calcext:value-type="float">
            <text:p>0.93804</text:p>
          </table:table-cell>
          <table:table-cell office:value-type="float" office:value="0.57564" calcext:value-type="float">
            <text:p>0.57564</text:p>
          </table:table-cell>
          <table:table-cell office:value-type="float" office:value="0.33284" calcext:value-type="float">
            <text:p>0.33284</text:p>
          </table:table-cell>
          <table:table-cell office:value-type="float" office:value="0.39082" calcext:value-type="float">
            <text:p>0.39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6.99" calcext:value-type="float">
            <text:p>6.99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69331" calcext:value-type="float">
            <text:p>0.69331</text:p>
          </table:table-cell>
          <table:table-cell office:value-type="float" office:value="0.94769" calcext:value-type="float">
            <text:p>0.94769</text:p>
          </table:table-cell>
          <table:table-cell office:value-type="float" office:value="0.042352" calcext:value-type="float">
            <text:p>0.042352</text:p>
          </table:table-cell>
          <table:table-cell office:value-type="float" office:value="0.0035176" calcext:value-type="float">
            <text:p>0.00351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6.99" calcext:value-type="float">
            <text:p>6.99</text:p>
          </table:table-cell>
          <table:table-cell office:value-type="float" office:value="0.97499" calcext:value-type="float">
            <text:p>0.97499</text:p>
          </table:table-cell>
          <table:table-cell office:value-type="float" office:value="0.87687" calcext:value-type="float">
            <text:p>0.87687</text:p>
          </table:table-cell>
          <table:table-cell office:value-type="float" office:value="1.0614" calcext:value-type="float">
            <text:p>1.0614</text:p>
          </table:table-cell>
          <table:table-cell office:value-type="float" office:value="0.95967" calcext:value-type="float">
            <text:p>0.95967</text:p>
          </table:table-cell>
          <table:table-cell office:value-type="float" office:value="0.04102" calcext:value-type="float">
            <text:p>0.04102</text:p>
          </table:table-cell>
          <table:table-cell office:value-type="float" office:value="0.0014659" calcext:value-type="float">
            <text:p>0.00146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6.99" calcext:value-type="float">
            <text:p>6.99</text:p>
          </table:table-cell>
          <table:table-cell office:value-type="float" office:value="0.80549" calcext:value-type="float">
            <text:p>0.80549</text:p>
          </table:table-cell>
          <table:table-cell office:value-type="float" office:value="0.70736" calcext:value-type="float">
            <text:p>0.70736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318" calcext:value-type="float">
            <text:p>0.40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9.5" calcext:value-type="float">
            <text:p>9.5</text:p>
          </table:table-cell>
          <table:table-cell office:value-type="float" office:value="1.0306" calcext:value-type="float">
            <text:p>1.0306</text:p>
          </table:table-cell>
          <table:table-cell office:value-type="float" office:value="0.91059" calcext:value-type="float">
            <text:p>0.91059</text:p>
          </table:table-cell>
          <table:table-cell office:value-type="float" office:value="1.1998" calcext:value-type="float">
            <text:p>1.1998</text:p>
          </table:table-cell>
          <table:table-cell office:value-type="float" office:value="0.48327" calcext:value-type="float">
            <text:p>0.48327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0.50232" calcext:value-type="float">
            <text:p>0.50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9.5" calcext:value-type="float">
            <text:p>9.5</text:p>
          </table:table-cell>
          <table:table-cell office:value-type="float" office:value="2.0347" calcext:value-type="float">
            <text:p>2.0347</text:p>
          </table:table-cell>
          <table:table-cell office:value-type="float" office:value="1.8404" calcext:value-type="float">
            <text:p>1.8404</text:p>
          </table:table-cell>
          <table:table-cell office:value-type="float" office:value="2.2698" calcext:value-type="float">
            <text:p>2.2698</text:p>
          </table:table-cell>
          <table:table-cell office:value-type="float" office:value="0.48982" calcext:value-type="float">
            <text:p>0.48982</text:p>
          </table:table-cell>
          <table:table-cell office:value-type="float" office:value="0.26889" calcext:value-type="float">
            <text:p>0.26889</text:p>
          </table:table-cell>
          <table:table-cell office:value-type="float" office:value="0.4192" calcext:value-type="float">
            <text:p>0.4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9.5" calcext:value-type="float">
            <text:p>9.5</text:p>
          </table:table-cell>
          <table:table-cell office:value-type="float" office:value="2.0801" calcext:value-type="float">
            <text:p>2.0801</text:p>
          </table:table-cell>
          <table:table-cell office:value-type="float" office:value="1.8863" calcext:value-type="float">
            <text:p>1.8863</text:p>
          </table:table-cell>
          <table:table-cell office:value-type="float" office:value="2.3224" calcext:value-type="float">
            <text:p>2.3224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0.25659" calcext:value-type="float">
            <text:p>0.25659</text:p>
          </table:table-cell>
          <table:table-cell office:value-type="float" office:value="0.467" calcext:value-type="float">
            <text:p>0.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9.5" calcext:value-type="float">
            <text:p>9.5</text:p>
          </table:table-cell>
          <table:table-cell office:value-type="float" office:value="2.152" calcext:value-type="float">
            <text:p>2.152</text:p>
          </table:table-cell>
          <table:table-cell office:value-type="float" office:value="1.9316" calcext:value-type="float">
            <text:p>1.9316</text:p>
          </table:table-cell>
          <table:table-cell office:value-type="float" office:value="2.3518" calcext:value-type="float">
            <text:p>2.3518</text:p>
          </table:table-cell>
          <table:table-cell office:value-type="float" office:value="0.87269" calcext:value-type="float">
            <text:p>0.87269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0.0056095" calcext:value-type="float">
            <text:p>0.00560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.5" calcext:value-type="float">
            <text:p>9.5</text:p>
          </table:table-cell>
          <table:table-cell office:value-type="float" office:value="2.1044" calcext:value-type="float">
            <text:p>2.1044</text:p>
          </table:table-cell>
          <table:table-cell office:value-type="float" office:value="1.9016" calcext:value-type="float">
            <text:p>1.9016</text:p>
          </table:table-cell>
          <table:table-cell office:value-type="float" office:value="2.3384" calcext:value-type="float">
            <text:p>2.3384</text:p>
          </table:table-cell>
          <table:table-cell office:value-type="float" office:value="0.52261" calcext:value-type="float">
            <text:p>0.52261</text:p>
          </table:table-cell>
          <table:table-cell office:value-type="float" office:value="0.26074" calcext:value-type="float">
            <text:p>0.26074</text:p>
          </table:table-cell>
          <table:table-cell office:value-type="float" office:value="0.46732" calcext:value-type="float">
            <text:p>0.467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9.5" calcext:value-type="float">
            <text:p>9.5</text:p>
          </table:table-cell>
          <table:table-cell office:value-type="float" office:value="2.1342" calcext:value-type="float">
            <text:p>2.1342</text:p>
          </table:table-cell>
          <table:table-cell office:value-type="float" office:value="1.9403" calcext:value-type="float">
            <text:p>1.9403</text:p>
          </table:table-cell>
          <table:table-cell office:value-type="float" office:value="2.3603" calcext:value-type="float">
            <text:p>2.3603</text:p>
          </table:table-cell>
          <table:table-cell office:value-type="float" office:value="0.50394" calcext:value-type="float">
            <text:p>0.50394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43892" calcext:value-type="float">
            <text:p>0.438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9.5" calcext:value-type="float">
            <text:p>9.5</text:p>
          </table:table-cell>
          <table:table-cell office:value-type="float" office:value="2.0913" calcext:value-type="float">
            <text:p>2.0913</text:p>
          </table:table-cell>
          <table:table-cell office:value-type="float" office:value="1.879" calcext:value-type="float">
            <text:p>1.879</text:p>
          </table:table-cell>
          <table:table-cell office:value-type="float" office:value="2.2697" calcext:value-type="float">
            <text:p>2.2697</text:p>
          </table:table-cell>
          <table:table-cell office:value-type="float" office:value="0.80456" calcext:value-type="float">
            <text:p>0.80456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0.0020086" calcext:value-type="float">
            <text:p>0.0020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9.5" calcext:value-type="float">
            <text:p>9.5</text:p>
          </table:table-cell>
          <table:table-cell office:value-type="float" office:value="1.556" calcext:value-type="float">
            <text:p>1.556</text:p>
          </table:table-cell>
          <table:table-cell office:value-type="float" office:value="1.4261" calcext:value-type="float">
            <text:p>1.4261</text:p>
          </table:table-cell>
          <table:table-cell office:value-type="float" office:value="1.7001" calcext:value-type="float">
            <text:p>1.7001</text:p>
          </table:table-cell>
          <table:table-cell office:value-type="float" office:value="0.41446" calcext:value-type="float">
            <text:p>0.41446</text:p>
          </table:table-cell>
          <table:table-cell office:value-type="float" office:value="0.38067" calcext:value-type="float">
            <text:p>0.38067</text:p>
          </table:table-cell>
          <table:table-cell office:value-type="float" office:value="0.38456" calcext:value-type="float">
            <text:p>0.384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9.5" calcext:value-type="float">
            <text:p>9.5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195" calcext:value-type="float">
            <text:p>1.195</text:p>
          </table:table-cell>
          <table:table-cell office:value-type="float" office:value="1.4284" calcext:value-type="float">
            <text:p>1.4284</text:p>
          </table:table-cell>
          <table:table-cell office:value-type="float" office:value="0.37241" calcext:value-type="float">
            <text:p>0.37241</text:p>
          </table:table-cell>
          <table:table-cell office:value-type="float" office:value="0.42943" calcext:value-type="float">
            <text:p>0.42943</text:p>
          </table:table-cell>
          <table:table-cell office:value-type="float" office:value="0.36704" calcext:value-type="float">
            <text:p>0.36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9.5" calcext:value-type="float">
            <text:p>9.5</text:p>
          </table:table-cell>
          <table:table-cell office:value-type="float" office:value="1.1093" calcext:value-type="float">
            <text:p>1.1093</text:p>
          </table:table-cell>
          <table:table-cell office:value-type="float" office:value="0.99968" calcext:value-type="float">
            <text:p>0.99968</text:p>
          </table:table-cell>
          <table:table-cell office:value-type="float" office:value="1.2249" calcext:value-type="float">
            <text:p>1.2249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46789" calcext:value-type="float">
            <text:p>0.46789</text:p>
          </table:table-cell>
          <table:table-cell office:value-type="float" office:value="0.35675" calcext:value-type="float">
            <text:p>0.356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9.5" calcext:value-type="float">
            <text:p>9.5</text:p>
          </table:table-cell>
          <table:table-cell office:value-type="float" office:value="0.68348" calcext:value-type="float">
            <text:p>0.68348</text:p>
          </table:table-cell>
          <table:table-cell office:value-type="float" office:value="0.60817" calcext:value-type="float">
            <text:p>0.60817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35911" calcext:value-type="float">
            <text:p>0.35911</text:p>
          </table:table-cell>
          <table:table-cell office:value-type="float" office:value="0.45972" calcext:value-type="float">
            <text:p>0.45972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9.5" calcext:value-type="float">
            <text:p>9.5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2705" calcext:value-type="float">
            <text:p>0.72705</text:p>
          </table:table-cell>
          <table:table-cell office:value-type="float" office:value="0.40115" calcext:value-type="float">
            <text:p>0.40115</text:p>
          </table:table-cell>
          <table:table-cell office:value-type="float" office:value="0.42775" calcext:value-type="float">
            <text:p>0.42775</text:p>
          </table:table-cell>
          <table:table-cell office:value-type="float" office:value="0.33583" calcext:value-type="float">
            <text:p>0.335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9.5" calcext:value-type="float">
            <text:p>9.5</text:p>
          </table:table-cell>
          <table:table-cell office:value-type="float" office:value="0.60961" calcext:value-type="float">
            <text:p>0.60961</text:p>
          </table:table-cell>
          <table:table-cell office:value-type="float" office:value="0.54363" calcext:value-type="float">
            <text:p>0.54363</text:p>
          </table:table-cell>
          <table:table-cell office:value-type="float" office:value="0.68345" calcext:value-type="float">
            <text:p>0.68345</text:p>
          </table:table-cell>
          <table:table-cell office:value-type="float" office:value="0.45904" calcext:value-type="float">
            <text:p>0.45904</text:p>
          </table:table-cell>
          <table:table-cell office:value-type="float" office:value="0.37861" calcext:value-type="float">
            <text:p>0.37861</text:p>
          </table:table-cell>
          <table:table-cell office:value-type="float" office:value="0.36817" calcext:value-type="float">
            <text:p>0.368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9.5" calcext:value-type="float">
            <text:p>9.5</text:p>
          </table:table-cell>
          <table:table-cell office:value-type="float" office:value="0.59678" calcext:value-type="float">
            <text:p>0.59678</text:p>
          </table:table-cell>
          <table:table-cell office:value-type="float" office:value="0.52967" calcext:value-type="float">
            <text:p>0.52967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49713" calcext:value-type="float">
            <text:p>0.49713</text:p>
          </table:table-cell>
          <table:table-cell office:value-type="float" office:value="0.35469" calcext:value-type="float">
            <text:p>0.35469</text:p>
          </table:table-cell>
          <table:table-cell office:value-type="float" office:value="0.37574" calcext:value-type="float">
            <text:p>0.375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9.5" calcext:value-type="float">
            <text:p>9.5</text:p>
          </table:table-cell>
          <table:table-cell office:value-type="float" office:value="0.60438" calcext:value-type="float">
            <text:p>0.60438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0.69871" calcext:value-type="float">
            <text:p>0.69871</text:p>
          </table:table-cell>
          <table:table-cell office:value-type="float" office:value="0.54591" calcext:value-type="float">
            <text:p>0.54591</text:p>
          </table:table-cell>
          <table:table-cell office:value-type="float" office:value="0.32102" calcext:value-type="float">
            <text:p>0.32102</text:p>
          </table:table-cell>
          <table:table-cell office:value-type="float" office:value="0.39175" calcext:value-type="float">
            <text:p>0.391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9.5" calcext:value-type="float">
            <text:p>9.5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7276" calcext:value-type="float">
            <text:p>0.87276</text:p>
          </table:table-cell>
          <table:table-cell office:value-type="float" office:value="0.77666" calcext:value-type="float">
            <text:p>0.77666</text:p>
          </table:table-cell>
          <table:table-cell office:value-type="float" office:value="0.21661" calcext:value-type="float">
            <text:p>0.21661</text:p>
          </table:table-cell>
          <table:table-cell office:value-type="float" office:value="0.00071994" calcext:value-type="float">
            <text:p>0.0007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9.5" calcext:value-type="float">
            <text:p>9.5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78096" calcext:value-type="float">
            <text:p>0.78096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79806" calcext:value-type="float">
            <text:p>0.79806</text:p>
          </table:table-cell>
          <table:table-cell office:value-type="float" office:value="0.19693" calcext:value-type="float">
            <text:p>0.19693</text:p>
          </table:table-cell>
          <table:table-cell office:value-type="float" office:value="0.0004347" calcext:value-type="float">
            <text:p>0.00043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9.5" calcext:value-type="float">
            <text:p>9.5</text:p>
          </table:table-cell>
          <table:table-cell office:value-type="float" office:value="0.79695" calcext:value-type="float">
            <text:p>0.79695</text:p>
          </table:table-cell>
          <table:table-cell office:value-type="float" office:value="0.70153" calcext:value-type="float">
            <text:p>0.70153</text:p>
          </table:table-cell>
          <table:table-cell office:value-type="float" office:value="0.91258" calcext:value-type="float">
            <text:p>0.91258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38039" calcext:value-type="float">
            <text:p>0.380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9.5" calcext:value-type="float">
            <text:p>9.5</text:p>
          </table:table-cell>
          <table:table-cell office:value-type="float" office:value="0.85708" calcext:value-type="float">
            <text:p>0.85708</text:p>
          </table:table-cell>
          <table:table-cell office:value-type="float" office:value="0.77172" calcext:value-type="float">
            <text:p>0.77172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5062" calcext:value-type="float">
            <text:p>0.95062</text:p>
          </table:table-cell>
          <table:table-cell office:value-type="float" office:value="0.043617" calcext:value-type="float">
            <text:p>0.043617</text:p>
          </table:table-cell>
          <table:table-cell office:value-type="float" office:value="0.0005926" calcext:value-type="float">
            <text:p>0.0005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9.5" calcext:value-type="float">
            <text:p>9.5</text:p>
          </table:table-cell>
          <table:table-cell office:value-type="float" office:value="0.47165" calcext:value-type="float">
            <text:p>0.47165</text:p>
          </table:table-cell>
          <table:table-cell office:value-type="float" office:value="0.41135" calcext:value-type="float">
            <text:p>0.41135</text:p>
          </table:table-cell>
          <table:table-cell office:value-type="float" office:value="0.54531" calcext:value-type="float">
            <text:p>0.54531</text:p>
          </table:table-cell>
          <table:table-cell office:value-type="float" office:value="0.54489" calcext:value-type="float">
            <text:p>0.54489</text:p>
          </table:table-cell>
          <table:table-cell office:value-type="float" office:value="0.36606" calcext:value-type="float">
            <text:p>0.36606</text:p>
          </table:table-cell>
          <table:table-cell office:value-type="float" office:value="0.37437" calcext:value-type="float">
            <text:p>0.374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9.5" calcext:value-type="float">
            <text:p>9.5</text:p>
          </table:table-cell>
          <table:table-cell office:value-type="float" office:value="0.63996" calcext:value-type="float">
            <text:p>0.63996</text:p>
          </table:table-cell>
          <table:table-cell office:value-type="float" office:value="0.56013" calcext:value-type="float">
            <text:p>0.56013</text:p>
          </table:table-cell>
          <table:table-cell office:value-type="float" office:value="0.73452" calcext:value-type="float">
            <text:p>0.7345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36353" calcext:value-type="float">
            <text:p>0.36353</text:p>
          </table:table-cell>
          <table:table-cell office:value-type="float" office:value="0.40412" calcext:value-type="float">
            <text:p>0.40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9.5" calcext:value-type="float">
            <text:p>9.5</text:p>
          </table:table-cell>
          <table:table-cell office:value-type="float" office:value="0.65762" calcext:value-type="float">
            <text:p>0.65762</text:p>
          </table:table-cell>
          <table:table-cell office:value-type="float" office:value="0.57644" calcext:value-type="float">
            <text:p>0.57644</text:p>
          </table:table-cell>
          <table:table-cell office:value-type="float" office:value="0.75194" calcext:value-type="float">
            <text:p>0.75194</text:p>
          </table:table-cell>
          <table:table-cell office:value-type="float" office:value="0.56846" calcext:value-type="float">
            <text:p>0.56846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9508" calcext:value-type="float">
            <text:p>0.395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2.01" calcext:value-type="float">
            <text:p>12.0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0.99913" calcext:value-type="float">
            <text:p>0.99913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19853" calcext:value-type="float">
            <text:p>0.19853</text:p>
          </table:table-cell>
          <table:table-cell office:value-type="float" office:value="0.51769" calcext:value-type="float">
            <text:p>0.51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2.01" calcext:value-type="float">
            <text:p>12.01</text:p>
          </table:table-cell>
          <table:table-cell office:value-type="float" office:value="1.1146" calcext:value-type="float">
            <text:p>1.1146</text:p>
          </table:table-cell>
          <table:table-cell office:value-type="float" office:value="0.99395" calcext:value-type="float">
            <text:p>0.99395</text:p>
          </table:table-cell>
          <table:table-cell office:value-type="float" office:value="1.2865" calcext:value-type="float">
            <text:p>1.2865</text:p>
          </table:table-cell>
          <table:table-cell office:value-type="float" office:value="0.46853" calcext:value-type="float">
            <text:p>0.46853</text:p>
          </table:table-cell>
          <table:table-cell office:value-type="float" office:value="0.22984" calcext:value-type="float">
            <text:p>0.22984</text:p>
          </table:table-cell>
          <table:table-cell office:value-type="float" office:value="0.49511" calcext:value-type="float">
            <text:p>0.495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12.01" calcext:value-type="float">
            <text:p>12.01</text:p>
          </table:table-cell>
          <table:table-cell office:value-type="float" office:value="1.0655" calcext:value-type="float">
            <text:p>1.0655</text:p>
          </table:table-cell>
          <table:table-cell office:value-type="float" office:value="0.95176" calcext:value-type="float">
            <text:p>0.95176</text:p>
          </table:table-cell>
          <table:table-cell office:value-type="float" office:value="1.2323" calcext:value-type="float">
            <text:p>1.2323</text:p>
          </table:table-cell>
          <table:table-cell office:value-type="float" office:value="0.48216" calcext:value-type="float">
            <text:p>0.48216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0.5025" calcext:value-type="float">
            <text:p>0.5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2.01" calcext:value-type="float">
            <text:p>12.01</text:p>
          </table:table-cell>
          <table:table-cell office:value-type="float" office:value="1.232" calcext:value-type="float">
            <text:p>1.232</text:p>
          </table:table-cell>
          <table:table-cell office:value-type="float" office:value="1.1032" calcext:value-type="float">
            <text:p>1.1032</text:p>
          </table:table-cell>
          <table:table-cell office:value-type="float" office:value="1.4147" calcext:value-type="float">
            <text:p>1.4147</text:p>
          </table:table-cell>
          <table:table-cell office:value-type="float" office:value="0.50036" calcext:value-type="float">
            <text:p>0.50036</text:p>
          </table:table-cell>
          <table:table-cell office:value-type="float" office:value="0.22617" calcext:value-type="float">
            <text:p>0.22617</text:p>
          </table:table-cell>
          <table:table-cell office:value-type="float" office:value="0.50149" calcext:value-type="float">
            <text:p>0.50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2.01" calcext:value-type="float">
            <text:p>12.01</text:p>
          </table:table-cell>
          <table:table-cell office:value-type="float" office:value="1.6425" calcext:value-type="float">
            <text:p>1.6425</text:p>
          </table:table-cell>
          <table:table-cell office:value-type="float" office:value="1.4821" calcext:value-type="float">
            <text:p>1.4821</text:p>
          </table:table-cell>
          <table:table-cell office:value-type="float" office:value="1.8493" calcext:value-type="float">
            <text:p>1.8493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25899" calcext:value-type="float">
            <text:p>0.25899</text:p>
          </table:table-cell>
          <table:table-cell office:value-type="float" office:value="0.43108" calcext:value-type="float">
            <text:p>0.43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2.01" calcext:value-type="float">
            <text:p>12.01</text:p>
          </table:table-cell>
          <table:table-cell office:value-type="float" office:value="1.6045" calcext:value-type="float">
            <text:p>1.6045</text:p>
          </table:table-cell>
          <table:table-cell office:value-type="float" office:value="1.4474" calcext:value-type="float">
            <text:p>1.4474</text:p>
          </table:table-cell>
          <table:table-cell office:value-type="float" office:value="1.806" calcext:value-type="float">
            <text:p>1.806</text:p>
          </table:table-cell>
          <table:table-cell office:value-type="float" office:value="0.49922" calcext:value-type="float">
            <text:p>0.49922</text:p>
          </table:table-cell>
          <table:table-cell office:value-type="float" office:value="0.24621" calcext:value-type="float">
            <text:p>0.24621</text:p>
          </table:table-cell>
          <table:table-cell office:value-type="float" office:value="0.4835" calcext:value-type="float">
            <text:p>0.48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2.01" calcext:value-type="float">
            <text:p>12.01</text:p>
          </table:table-cell>
          <table:table-cell office:value-type="float" office:value="1.7609" calcext:value-type="float">
            <text:p>1.7609</text:p>
          </table:table-cell>
          <table:table-cell office:value-type="float" office:value="1.596" calcext:value-type="float">
            <text:p>1.596</text:p>
          </table:table-cell>
          <table:table-cell office:value-type="float" office:value="1.9745" calcext:value-type="float">
            <text:p>1.9745</text:p>
          </table:table-cell>
          <table:table-cell office:value-type="float" office:value="0.49128" calcext:value-type="float">
            <text:p>0.49128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0.47279" calcext:value-type="float">
            <text:p>0.472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2.01" calcext:value-type="float">
            <text:p>12.01</text:p>
          </table:table-cell>
          <table:table-cell office:value-type="float" office:value="2.1114" calcext:value-type="float">
            <text:p>2.1114</text:p>
          </table:table-cell>
          <table:table-cell office:value-type="float" office:value="1.9252" calcext:value-type="float">
            <text:p>1.9252</text:p>
          </table:table-cell>
          <table:table-cell office:value-type="float" office:value="2.329" calcext:value-type="float">
            <text:p>2.329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30127" calcext:value-type="float">
            <text:p>0.30127</text:p>
          </table:table-cell>
          <table:table-cell office:value-type="float" office:value="0.42896" calcext:value-type="float">
            <text:p>0.428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2.01" calcext:value-type="float">
            <text:p>12.01</text:p>
          </table:table-cell>
          <table:table-cell office:value-type="float" office:value="1.9147" calcext:value-type="float">
            <text:p>1.9147</text:p>
          </table:table-cell>
          <table:table-cell office:value-type="float" office:value="1.7418" calcext:value-type="float">
            <text:p>1.7418</text:p>
          </table:table-cell>
          <table:table-cell office:value-type="float" office:value="2.1225" calcext:value-type="float">
            <text:p>2.1225</text:p>
          </table:table-cell>
          <table:table-cell office:value-type="float" office:value="0.45944" calcext:value-type="float">
            <text:p>0.45944</text:p>
          </table:table-cell>
          <table:table-cell office:value-type="float" office:value="0.30099" calcext:value-type="float">
            <text:p>0.30099</text:p>
          </table:table-cell>
          <table:table-cell office:value-type="float" office:value="0.44651" calcext:value-type="float">
            <text:p>0.446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.01" calcext:value-type="float">
            <text:p>12.01</text:p>
          </table:table-cell>
          <table:table-cell office:value-type="float" office:value="2.0077" calcext:value-type="float">
            <text:p>2.0077</text:p>
          </table:table-cell>
          <table:table-cell office:value-type="float" office:value="1.8291" calcext:value-type="float">
            <text:p>1.8291</text:p>
          </table:table-cell>
          <table:table-cell office:value-type="float" office:value="2.2205" calcext:value-type="float">
            <text:p>2.2205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30158" calcext:value-type="float">
            <text:p>0.30158</text:p>
          </table:table-cell>
          <table:table-cell office:value-type="float" office:value="0.44873" calcext:value-type="float">
            <text:p>0.448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2.01" calcext:value-type="float">
            <text:p>12.01</text:p>
          </table:table-cell>
          <table:table-cell office:value-type="float" office:value="1.9153" calcext:value-type="float">
            <text:p>1.9153</text:p>
          </table:table-cell>
          <table:table-cell office:value-type="float" office:value="1.7497" calcext:value-type="float">
            <text:p>1.7497</text:p>
          </table:table-cell>
          <table:table-cell office:value-type="float" office:value="2.1052" calcext:value-type="float">
            <text:p>2.1052</text:p>
          </table:table-cell>
          <table:table-cell office:value-type="float" office:value="0.47225" calcext:value-type="float">
            <text:p>0.47225</text:p>
          </table:table-cell>
          <table:table-cell office:value-type="float" office:value="0.30771" calcext:value-type="float">
            <text:p>0.30771</text:p>
          </table:table-cell>
          <table:table-cell office:value-type="float" office:value="0.44332" calcext:value-type="float">
            <text:p>0.443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.01" calcext:value-type="float">
            <text:p>12.01</text:p>
          </table:table-cell>
          <table:table-cell office:value-type="float" office:value="1.6753" calcext:value-type="float">
            <text:p>1.6753</text:p>
          </table:table-cell>
          <table:table-cell office:value-type="float" office:value="1.5318" calcext:value-type="float">
            <text:p>1.5318</text:p>
          </table:table-cell>
          <table:table-cell office:value-type="float" office:value="1.8368" calcext:value-type="float">
            <text:p>1.8368</text:p>
          </table:table-cell>
          <table:table-cell office:value-type="float" office:value="0.42327" calcext:value-type="float">
            <text:p>0.42327</text:p>
          </table:table-cell>
          <table:table-cell office:value-type="float" office:value="0.36145" calcext:value-type="float">
            <text:p>0.36145</text:p>
          </table:table-cell>
          <table:table-cell office:value-type="float" office:value="0.41268" calcext:value-type="float">
            <text:p>0.412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2.01" calcext:value-type="float">
            <text:p>12.01</text:p>
          </table:table-cell>
          <table:table-cell office:value-type="float" office:value="1.4692" calcext:value-type="float">
            <text:p>1.4692</text:p>
          </table:table-cell>
          <table:table-cell office:value-type="float" office:value="1.3429" calcext:value-type="float">
            <text:p>1.3429</text:p>
          </table:table-cell>
          <table:table-cell office:value-type="float" office:value="1.601" calcext:value-type="float">
            <text:p>1.601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40007" calcext:value-type="float">
            <text:p>0.40007</text:p>
          </table:table-cell>
          <table:table-cell office:value-type="float" office:value="0.39202" calcext:value-type="float">
            <text:p>0.39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2.01" calcext:value-type="float">
            <text:p>12.01</text:p>
          </table:table-cell>
          <table:table-cell office:value-type="float" office:value="1.2584" calcext:value-type="float">
            <text:p>1.2584</text:p>
          </table:table-cell>
          <table:table-cell office:value-type="float" office:value="1.1451" calcext:value-type="float">
            <text:p>1.1451</text:p>
          </table:table-cell>
          <table:table-cell office:value-type="float" office:value="1.3778" calcext:value-type="float">
            <text:p>1.3778</text:p>
          </table:table-cell>
          <table:table-cell office:value-type="float" office:value="0.35785" calcext:value-type="float">
            <text:p>0.35785</text:p>
          </table:table-cell>
          <table:table-cell office:value-type="float" office:value="0.44189" calcext:value-type="float">
            <text:p>0.44189</text:p>
          </table:table-cell>
          <table:table-cell office:value-type="float" office:value="0.37537" calcext:value-type="float">
            <text:p>0.375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2.01" calcext:value-type="float">
            <text:p>12.01</text:p>
          </table:table-cell>
          <table:table-cell office:value-type="float" office:value="1.0692" calcext:value-type="float">
            <text:p>1.0692</text:p>
          </table:table-cell>
          <table:table-cell office:value-type="float" office:value="0.96061" calcext:value-type="float">
            <text:p>0.9606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2807" calcext:value-type="float">
            <text:p>0.3280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36331" calcext:value-type="float">
            <text:p>0.363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2.01" calcext:value-type="float">
            <text:p>12.01</text:p>
          </table:table-cell>
          <table:table-cell office:value-type="float" office:value="0.69116" calcext:value-type="float">
            <text:p>0.69116</text:p>
          </table:table-cell>
          <table:table-cell office:value-type="float" office:value="0.61772" calcext:value-type="float">
            <text:p>0.61772</text:p>
          </table:table-cell>
          <table:table-cell office:value-type="float" office:value="0.76974" calcext:value-type="float">
            <text:p>0.76974</text:p>
          </table:table-cell>
          <table:table-cell office:value-type="float" office:value="0.37346" calcext:value-type="float">
            <text:p>0.37346</text:p>
          </table:table-cell>
          <table:table-cell office:value-type="float" office:value="0.44498" calcext:value-type="float">
            <text:p>0.44498</text:p>
          </table:table-cell>
          <table:table-cell office:value-type="float" office:value="0.33893" calcext:value-type="float">
            <text:p>0.338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2.01" calcext:value-type="float">
            <text:p>12.01</text:p>
          </table:table-cell>
          <table:table-cell office:value-type="float" office:value="0.67542" calcext:value-type="float">
            <text:p>0.67542</text:p>
          </table:table-cell>
          <table:table-cell office:value-type="float" office:value="0.60564" calcext:value-type="float">
            <text:p>0.60564</text:p>
          </table:table-cell>
          <table:table-cell office:value-type="float" office:value="0.75109" calcext:value-type="float">
            <text:p>0.75109</text:p>
          </table:table-cell>
          <table:table-cell office:value-type="float" office:value="0.41899" calcext:value-type="float">
            <text:p>0.4189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4277" calcext:value-type="float">
            <text:p>0.342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2.01" calcext:value-type="float">
            <text:p>12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58007" calcext:value-type="float">
            <text:p>0.58007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46212" calcext:value-type="float">
            <text:p>0.46212</text:p>
          </table:table-cell>
          <table:table-cell office:value-type="float" office:value="0.37905" calcext:value-type="float">
            <text:p>0.37905</text:p>
          </table:table-cell>
          <table:table-cell office:value-type="float" office:value="0.35266" calcext:value-type="float">
            <text:p>0.352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2.01" calcext:value-type="float">
            <text:p>12.01</text:p>
          </table:table-cell>
          <table:table-cell office:value-type="float" office:value="0.75816" calcext:value-type="float">
            <text:p>0.75816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84276" calcext:value-type="float">
            <text:p>0.84276</text:p>
          </table:table-cell>
          <table:table-cell office:value-type="float" office:value="0.49021" calcext:value-type="float">
            <text:p>0.49021</text:p>
          </table:table-cell>
          <table:table-cell office:value-type="float" office:value="0.49035" calcext:value-type="float">
            <text:p>0.49035</text:p>
          </table:table-cell>
          <table:table-cell office:value-type="float" office:value="0.00037501" calcext:value-type="float">
            <text:p>0.000375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2.01" calcext:value-type="float">
            <text:p>12.01</text:p>
          </table:table-cell>
          <table:table-cell office:value-type="float" office:value="0.52644" calcext:value-type="float">
            <text:p>0.52644</text:p>
          </table:table-cell>
          <table:table-cell office:value-type="float" office:value="0.44661" calcext:value-type="float">
            <text:p>0.44661</text:p>
          </table:table-cell>
          <table:table-cell office:value-type="float" office:value="0.62461" calcext:value-type="float">
            <text:p>0.62461</text:p>
          </table:table-cell>
          <table:table-cell office:value-type="float" office:value="0.67893" calcext:value-type="float">
            <text:p>0.67893</text:p>
          </table:table-cell>
          <table:table-cell office:value-type="float" office:value="0.30093" calcext:value-type="float">
            <text:p>0.30093</text:p>
          </table:table-cell>
          <table:table-cell office:value-type="float" office:value="0.0005014" calcext:value-type="float">
            <text:p>0.0005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2.01" calcext:value-type="float">
            <text:p>12.01</text:p>
          </table:table-cell>
          <table:table-cell office:value-type="float" office:value="0.88545" calcext:value-type="float">
            <text:p>0.88545</text:p>
          </table:table-cell>
          <table:table-cell office:value-type="float" office:value="0.79512" calcext:value-type="float">
            <text:p>0.79512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10819" calcext:value-type="float">
            <text:p>0.10819</text:p>
          </table:table-cell>
          <table:table-cell office:value-type="float" office:value="0.0031079" calcext:value-type="float">
            <text:p>0.0031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2.01" calcext:value-type="float">
            <text:p>12.01</text:p>
          </table:table-cell>
          <table:table-cell office:value-type="float" office:value="0.69828" calcext:value-type="float">
            <text:p>0.6982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93804" calcext:value-type="float">
            <text:p>0.93804</text:p>
          </table:table-cell>
          <table:table-cell office:value-type="float" office:value="0.04986" calcext:value-type="float">
            <text:p>0.04986</text:p>
          </table:table-cell>
          <table:table-cell office:value-type="float" office:value="0.0010924" calcext:value-type="float">
            <text:p>0.00109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2.01" calcext:value-type="float">
            <text:p>12.01</text:p>
          </table:table-cell>
          <table:table-cell office:value-type="float" office:value="0.90652" calcext:value-type="float">
            <text:p>0.90652</text:p>
          </table:table-cell>
          <table:table-cell office:value-type="float" office:value="0.81318" calcext:value-type="float">
            <text:p>0.81318</text:p>
          </table:table-cell>
          <table:table-cell office:value-type="float" office:value="0.98642" calcext:value-type="float">
            <text:p>0.98642</text:p>
          </table:table-cell>
          <table:table-cell office:value-type="float" office:value="0.96605" calcext:value-type="float">
            <text:p>0.96605</text:p>
          </table:table-cell>
          <table:table-cell office:value-type="float" office:value="0.023667" calcext:value-type="float">
            <text:p>0.023667</text:p>
          </table:table-cell>
          <table:table-cell office:value-type="float" office:value="0.0014999" calcext:value-type="float">
            <text:p>0.0014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2.01" calcext:value-type="float">
            <text:p>12.0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5493" calcext:value-type="float">
            <text:p>0.65493</text:p>
          </table:table-cell>
          <table:table-cell office:value-type="float" office:value="0.97456" calcext:value-type="float">
            <text:p>0.97456</text:p>
          </table:table-cell>
          <table:table-cell office:value-type="float" office:value="0.020465" calcext:value-type="float">
            <text:p>0.020465</text:p>
          </table:table-cell>
          <table:table-cell office:value-type="float" office:value="0.0016292" calcext:value-type="float">
            <text:p>0.0016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2.01" calcext:value-type="float">
            <text:p>12.01</text:p>
          </table:table-cell>
          <table:table-cell office:value-type="float" office:value="0.89222" calcext:value-type="float">
            <text:p>0.89222</text:p>
          </table:table-cell>
          <table:table-cell office:value-type="float" office:value="0.78386" calcext:value-type="float">
            <text:p>0.78386</text:p>
          </table:table-cell>
          <table:table-cell office:value-type="float" office:value="1.016" calcext:value-type="float">
            <text:p>1.016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38901" calcext:value-type="float">
            <text:p>0.38901</text:p>
          </table:table-cell>
          <table:table-cell office:value-type="float" office:value="0.34743" calcext:value-type="float">
            <text:p>0.347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4.52" calcext:value-type="float">
            <text:p>14.52</text:p>
          </table:table-cell>
          <table:table-cell office:value-type="float" office:value="0.92309" calcext:value-type="float">
            <text:p>0.92309</text:p>
          </table:table-cell>
          <table:table-cell office:value-type="float" office:value="0.80966" calcext:value-type="float">
            <text:p>0.80966</text:p>
          </table:table-cell>
          <table:table-cell office:value-type="float" office:value="1.0806" calcext:value-type="float">
            <text:p>1.0806</text:p>
          </table:table-cell>
          <table:table-cell office:value-type="float" office:value="0.46041" calcext:value-type="float">
            <text:p>0.46041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51399" calcext:value-type="float">
            <text:p>0.513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4.52" calcext:value-type="float">
            <text:p>14.52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72646" calcext:value-type="float">
            <text:p>0.72646</text:p>
          </table:table-cell>
          <table:table-cell office:value-type="float" office:value="0.97803" calcext:value-type="float">
            <text:p>0.97803</text:p>
          </table:table-cell>
          <table:table-cell office:value-type="float" office:value="0.46972" calcext:value-type="float">
            <text:p>0.46972</text:p>
          </table:table-cell>
          <table:table-cell office:value-type="float" office:value="0.20673" calcext:value-type="float">
            <text:p>0.20673</text:p>
          </table:table-cell>
          <table:table-cell office:value-type="float" office:value="0.52739" calcext:value-type="float">
            <text:p>0.527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4.52" calcext:value-type="float">
            <text:p>14.52</text:p>
          </table:table-cell>
          <table:table-cell office:value-type="float" office:value="1.0056" calcext:value-type="float">
            <text:p>1.0056</text:p>
          </table:table-cell>
          <table:table-cell office:value-type="float" office:value="0.89279" calcext:value-type="float">
            <text:p>0.89279</text:p>
          </table:table-cell>
          <table:table-cell office:value-type="float" office:value="1.1657" calcext:value-type="float">
            <text:p>1.1657</text:p>
          </table:table-cell>
          <table:table-cell office:value-type="float" office:value="0.45538" calcext:value-type="float">
            <text:p>0.45538</text:p>
          </table:table-cell>
          <table:table-cell office:value-type="float" office:value="0.22887" calcext:value-type="float">
            <text:p>0.22887</text:p>
          </table:table-cell>
          <table:table-cell office:value-type="float" office:value="0.50327" calcext:value-type="float">
            <text:p>0.50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4.52" calcext:value-type="float">
            <text:p>14.52</text:p>
          </table:table-cell>
          <table:table-cell office:value-type="float" office:value="1.0737" calcext:value-type="float">
            <text:p>1.0737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1.2433" calcext:value-type="float">
            <text:p>1.2433</text:p>
          </table:table-cell>
          <table:table-cell office:value-type="float" office:value="0.42056" calcext:value-type="float">
            <text:p>0.42056</text:p>
          </table:table-cell>
          <table:table-cell office:value-type="float" office:value="0.26614" calcext:value-type="float">
            <text:p>0.26614</text:p>
          </table:table-cell>
          <table:table-cell office:value-type="float" office:value="0.47629" calcext:value-type="float">
            <text:p>0.476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14.52" calcext:value-type="float">
            <text:p>14.52</text:p>
          </table:table-cell>
          <table:table-cell office:value-type="float" office:value="0.90377" calcext:value-type="float">
            <text:p>0.90377</text:p>
          </table:table-cell>
          <table:table-cell office:value-type="float" office:value="0.80805" calcext:value-type="float">
            <text:p>0.80805</text:p>
          </table:table-cell>
          <table:table-cell office:value-type="float" office:value="1.0508" calcext:value-type="float">
            <text:p>1.0508</text:p>
          </table:table-cell>
          <table:table-cell office:value-type="float" office:value="0.43561" calcext:value-type="float">
            <text:p>0.43561</text:p>
          </table:table-cell>
          <table:table-cell office:value-type="float" office:value="0.26211" calcext:value-type="float">
            <text:p>0.26211</text:p>
          </table:table-cell>
          <table:table-cell office:value-type="float" office:value="0.4726" calcext:value-type="float">
            <text:p>0.47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4.52" calcext:value-type="float">
            <text:p>14.52</text:p>
          </table:table-cell>
          <table:table-cell office:value-type="float" office:value="1.0414" calcext:value-type="float">
            <text:p>1.0414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1.2016" calcext:value-type="float">
            <text:p>1.2016</text:p>
          </table:table-cell>
          <table:table-cell office:value-type="float" office:value="0.46959" calcext:value-type="float">
            <text:p>0.46959</text:p>
          </table:table-cell>
          <table:table-cell office:value-type="float" office:value="0.24695" calcext:value-type="float">
            <text:p>0.24695</text:p>
          </table:table-cell>
          <table:table-cell office:value-type="float" office:value="0.47889" calcext:value-type="float">
            <text:p>0.47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4.52" calcext:value-type="float">
            <text:p>14.52</text:p>
          </table:table-cell>
          <table:table-cell office:value-type="float" office:value="1.3806" calcext:value-type="float">
            <text:p>1.3806</text:p>
          </table:table-cell>
          <table:table-cell office:value-type="float" office:value="1.2508" calcext:value-type="float">
            <text:p>1.2508</text:p>
          </table:table-cell>
          <table:table-cell office:value-type="float" office:value="1.5689" calcext:value-type="float">
            <text:p>1.5689</text:p>
          </table:table-cell>
          <table:table-cell office:value-type="float" office:value="0.46883" calcext:value-type="float">
            <text:p>0.46883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4.52" calcext:value-type="float">
            <text:p>14.52</text:p>
          </table:table-cell>
          <table:table-cell office:value-type="float" office:value="1.4514" calcext:value-type="float">
            <text:p>1.4514</text:p>
          </table:table-cell>
          <table:table-cell office:value-type="float" office:value="1.3204" calcext:value-type="float">
            <text:p>1.3204</text:p>
          </table:table-cell>
          <table:table-cell office:value-type="float" office:value="1.6359" calcext:value-type="float">
            <text:p>1.6359</text:p>
          </table:table-cell>
          <table:table-cell office:value-type="float" office:value="0.45216" calcext:value-type="float">
            <text:p>0.45216</text:p>
          </table:table-cell>
          <table:table-cell office:value-type="float" office:value="0.28035" calcext:value-type="float">
            <text:p>0.28035</text:p>
          </table:table-cell>
          <table:table-cell office:value-type="float" office:value="0.46961" calcext:value-type="float">
            <text:p>0.469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4.52" calcext:value-type="float">
            <text:p>14.52</text:p>
          </table:table-cell>
          <table:table-cell office:value-type="float" office:value="1.6118" calcext:value-type="float">
            <text:p>1.6118</text:p>
          </table:table-cell>
          <table:table-cell office:value-type="float" office:value="1.469" calcext:value-type="float">
            <text:p>1.469</text:p>
          </table:table-cell>
          <table:table-cell office:value-type="float" office:value="1.8009" calcext:value-type="float">
            <text:p>1.8009</text:p>
          </table:table-cell>
          <table:table-cell office:value-type="float" office:value="0.44524" calcext:value-type="float">
            <text:p>0.44524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0.4602" calcext:value-type="float">
            <text:p>0.4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4.52" calcext:value-type="float">
            <text:p>14.52</text:p>
          </table:table-cell>
          <table:table-cell office:value-type="float" office:value="1.9264" calcext:value-type="float">
            <text:p>1.9264</text:p>
          </table:table-cell>
          <table:table-cell office:value-type="float" office:value="1.7621" calcext:value-type="float">
            <text:p>1.7621</text:p>
          </table:table-cell>
          <table:table-cell office:value-type="float" office:value="2.133" calcext:value-type="float">
            <text:p>2.133</text:p>
          </table:table-cell>
          <table:table-cell office:value-type="float" office:value="0.42078" calcext:value-type="float">
            <text:p>0.42078</text:p>
          </table:table-cell>
          <table:table-cell office:value-type="float" office:value="0.32678" calcext:value-type="float">
            <text:p>0.32678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4.52" calcext:value-type="float">
            <text:p>14.52</text:p>
          </table:table-cell>
          <table:table-cell office:value-type="float" office:value="1.8391" calcext:value-type="float">
            <text:p>1.8391</text:p>
          </table:table-cell>
          <table:table-cell office:value-type="float" office:value="1.6786" calcext:value-type="float">
            <text:p>1.6786</text:p>
          </table:table-cell>
          <table:table-cell office:value-type="float" office:value="2.0282" calcext:value-type="float">
            <text:p>2.0282</text:p>
          </table:table-cell>
          <table:table-cell office:value-type="float" office:value="0.40546" calcext:value-type="float">
            <text:p>0.40546</text:p>
          </table:table-cell>
          <table:table-cell office:value-type="float" office:value="0.34672" calcext:value-type="float">
            <text:p>0.34672</text:p>
          </table:table-cell>
          <table:table-cell office:value-type="float" office:value="0.43276" calcext:value-type="float">
            <text:p>0.432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.52" calcext:value-type="float">
            <text:p>14.52</text:p>
          </table:table-cell>
          <table:table-cell office:value-type="float" office:value="1.8979" calcext:value-type="float">
            <text:p>1.8979</text:p>
          </table:table-cell>
          <table:table-cell office:value-type="float" office:value="1.7351" calcext:value-type="float">
            <text:p>1.7351</text:p>
          </table:table-cell>
          <table:table-cell office:value-type="float" office:value="2.081" calcext:value-type="float">
            <text:p>2.081</text:p>
          </table:table-cell>
          <table:table-cell office:value-type="float" office:value="0.41673" calcext:value-type="float">
            <text:p>0.41673</text:p>
          </table:table-cell>
          <table:table-cell office:value-type="float" office:value="0.3457" calcext:value-type="float">
            <text:p>0.3457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4.52" calcext:value-type="float">
            <text:p>14.52</text:p>
          </table:table-cell>
          <table:table-cell office:value-type="float" office:value="1.7616" calcext:value-type="float">
            <text:p>1.7616</text:p>
          </table:table-cell>
          <table:table-cell office:value-type="float" office:value="1.6114" calcext:value-type="float">
            <text:p>1.6114</text:p>
          </table:table-cell>
          <table:table-cell office:value-type="float" office:value="1.9318" calcext:value-type="float">
            <text:p>1.9318</text:p>
          </table:table-cell>
          <table:table-cell office:value-type="float" office:value="0.42329" calcext:value-type="float">
            <text:p>0.42329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4.52" calcext:value-type="float">
            <text:p>14.52</text:p>
          </table:table-cell>
          <table:table-cell office:value-type="float" office:value="1.582" calcext:value-type="float">
            <text:p>1.582</text:p>
          </table:table-cell>
          <table:table-cell office:value-type="float" office:value="1.4472" calcext:value-type="float">
            <text:p>1.4472</text:p>
          </table:table-cell>
          <table:table-cell office:value-type="float" office:value="1.7277" calcext:value-type="float">
            <text:p>1.7277</text:p>
          </table:table-cell>
          <table:table-cell office:value-type="float" office:value="0.39349" calcext:value-type="float">
            <text:p>0.39349</text:p>
          </table:table-cell>
          <table:table-cell office:value-type="float" office:value="0.38689" calcext:value-type="float">
            <text:p>0.38689</text:p>
          </table:table-cell>
          <table:table-cell office:value-type="float" office:value="0.41057" calcext:value-type="float">
            <text:p>0.41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4.52" calcext:value-type="float">
            <text:p>14.52</text:p>
          </table:table-cell>
          <table:table-cell office:value-type="float" office:value="1.3734" calcext:value-type="float">
            <text:p>1.3734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5058" calcext:value-type="float">
            <text:p>1.5058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42329" calcext:value-type="float">
            <text:p>0.42329</text:p>
          </table:table-cell>
          <table:table-cell office:value-type="float" office:value="0.39503" calcext:value-type="float">
            <text:p>0.395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4.52" calcext:value-type="float">
            <text:p>14.52</text:p>
          </table:table-cell>
          <table:table-cell office:value-type="float" office:value="1.1934" calcext:value-type="float">
            <text:p>1.1934</text:p>
          </table:table-cell>
          <table:table-cell office:value-type="float" office:value="1.0781" calcext:value-type="float">
            <text:p>1.0781</text:p>
          </table:table-cell>
          <table:table-cell office:value-type="float" office:value="1.3151" calcext:value-type="float">
            <text:p>1.3151</text:p>
          </table:table-cell>
          <table:table-cell office:value-type="float" office:value="0.33857" calcext:value-type="float">
            <text:p>0.33857</text:p>
          </table:table-cell>
          <table:table-cell office:value-type="float" office:value="0.45928" calcext:value-type="float">
            <text:p>0.45928</text:p>
          </table:table-cell>
          <table:table-cell office:value-type="float" office:value="0.38049" calcext:value-type="float">
            <text:p>0.380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4.52" calcext:value-type="float">
            <text:p>14.52</text:p>
          </table:table-cell>
          <table:table-cell office:value-type="float" office:value="0.72758" calcext:value-type="float">
            <text:p>0.72758</text:p>
          </table:table-cell>
          <table:table-cell office:value-type="float" office:value="0.64607" calcext:value-type="float">
            <text:p>0.64607</text:p>
          </table:table-cell>
          <table:table-cell office:value-type="float" office:value="0.81524" calcext:value-type="float">
            <text:p>0.81524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0.47308" calcext:value-type="float">
            <text:p>0.47308</text:p>
          </table:table-cell>
          <table:table-cell office:value-type="float" office:value="0.34092" calcext:value-type="float">
            <text:p>0.340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4.52" calcext:value-type="float">
            <text:p>14.52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77799" calcext:value-type="float">
            <text:p>0.77799</text:p>
          </table:table-cell>
          <table:table-cell office:value-type="float" office:value="0.38806" calcext:value-type="float">
            <text:p>0.38806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4.52" calcext:value-type="float">
            <text:p>14.52</text:p>
          </table:table-cell>
          <table:table-cell office:value-type="float" office:value="0.68547" calcext:value-type="float">
            <text:p>0.68547</text:p>
          </table:table-cell>
          <table:table-cell office:value-type="float" office:value="0.61359" calcext:value-type="float">
            <text:p>0.61359</text:p>
          </table:table-cell>
          <table:table-cell office:value-type="float" office:value="0.76331" calcext:value-type="float">
            <text:p>0.76331</text:p>
          </table:table-cell>
          <table:table-cell office:value-type="float" office:value="0.44472" calcext:value-type="float">
            <text:p>0.44472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36166" calcext:value-type="float">
            <text:p>0.3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4.52" calcext:value-type="float">
            <text:p>14.52</text:p>
          </table:table-cell>
          <table:table-cell office:value-type="float" office:value="0.66961" calcext:value-type="float">
            <text:p>0.66961</text:p>
          </table:table-cell>
          <table:table-cell office:value-type="float" office:value="0.59574" calcext:value-type="float">
            <text:p>0.59574</text:p>
          </table:table-cell>
          <table:table-cell office:value-type="float" office:value="0.75302" calcext:value-type="float">
            <text:p>0.75302</text:p>
          </table:table-cell>
          <table:table-cell office:value-type="float" office:value="0.47781" calcext:value-type="float">
            <text:p>0.47781</text:p>
          </table:table-cell>
          <table:table-cell office:value-type="float" office:value="0.36479" calcext:value-type="float">
            <text:p>0.36479</text:p>
          </table:table-cell>
          <table:table-cell office:value-type="float" office:value="0.36174" calcext:value-type="float">
            <text:p>0.36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4.52" calcext:value-type="float">
            <text:p>14.52</text:p>
          </table:table-cell>
          <table:table-cell office:value-type="float" office:value="0.65028" calcext:value-type="float">
            <text:p>0.65028</text:p>
          </table:table-cell>
          <table:table-cell office:value-type="float" office:value="0.57208" calcext:value-type="float">
            <text:p>0.57208</text:p>
          </table:table-cell>
          <table:table-cell office:value-type="float" office:value="0.73759" calcext:value-type="float">
            <text:p>0.73759</text:p>
          </table:table-cell>
          <table:table-cell office:value-type="float" office:value="0.51787" calcext:value-type="float">
            <text:p>0.51787</text:p>
          </table:table-cell>
          <table:table-cell office:value-type="float" office:value="0.33759" calcext:value-type="float">
            <text:p>0.33759</text:p>
          </table:table-cell>
          <table:table-cell office:value-type="float" office:value="0.37588" calcext:value-type="float">
            <text:p>0.375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4.52" calcext:value-type="float">
            <text:p>14.52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53309" calcext:value-type="float">
            <text:p>0.53309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54352" calcext:value-type="float">
            <text:p>0.54352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9674" calcext:value-type="float">
            <text:p>0.39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4.52" calcext:value-type="float">
            <text:p>14.52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71443" calcext:value-type="float">
            <text:p>0.71443</text:p>
          </table:table-cell>
          <table:table-cell office:value-type="float" office:value="0.87668" calcext:value-type="float">
            <text:p>0.87668</text:p>
          </table:table-cell>
          <table:table-cell office:value-type="float" office:value="0.78448" calcext:value-type="float">
            <text:p>0.78448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0005476" calcext:value-type="float">
            <text:p>0.00054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4.52" calcext:value-type="float">
            <text:p>14.52</text:p>
          </table:table-cell>
          <table:table-cell office:value-type="float" office:value="0.92739" calcext:value-type="float">
            <text:p>0.92739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1.0082" calcext:value-type="float">
            <text:p>1.0082</text:p>
          </table:table-cell>
          <table:table-cell office:value-type="float" office:value="0.84506" calcext:value-type="float">
            <text:p>0.84506</text:p>
          </table:table-cell>
          <table:table-cell office:value-type="float" office:value="0.14698" calcext:value-type="float">
            <text:p>0.14698</text:p>
          </table:table-cell>
          <table:table-cell office:value-type="float" office:value="0.00044653" calcext:value-type="float">
            <text:p>0.000446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4.52" calcext:value-type="float">
            <text:p>14.52</text:p>
          </table:table-cell>
          <table:table-cell office:value-type="float" office:value="0.86199" calcext:value-type="float">
            <text:p>0.86199</text:p>
          </table:table-cell>
          <table:table-cell office:value-type="float" office:value="0.77744" calcext:value-type="float">
            <text:p>0.77744</text:p>
          </table:table-cell>
          <table:table-cell office:value-type="float" office:value="0.93883" calcext:value-type="float">
            <text:p>0.93883</text:p>
          </table:table-cell>
          <table:table-cell office:value-type="float" office:value="0.91452" calcext:value-type="float">
            <text:p>0.91452</text:p>
          </table:table-cell>
          <table:table-cell office:value-type="float" office:value="0.073878" calcext:value-type="float">
            <text:p>0.073878</text:p>
          </table:table-cell>
          <table:table-cell office:value-type="float" office:value="0.00051285" calcext:value-type="float">
            <text:p>0.000512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4.52" calcext:value-type="float">
            <text:p>14.52</text:p>
          </table:table-cell>
          <table:table-cell office:value-type="float" office:value="0.80463" calcext:value-type="float">
            <text:p>0.80463</text:p>
          </table:table-cell>
          <table:table-cell office:value-type="float" office:value="0.71797" calcext:value-type="float">
            <text:p>0.71797</text:p>
          </table:table-cell>
          <table:table-cell office:value-type="float" office:value="0.88036" calcext:value-type="float">
            <text:p>0.88036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0030829" calcext:value-type="float">
            <text:p>0.0030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4.52" calcext:value-type="float">
            <text:p>14.52</text:p>
          </table:table-cell>
          <table:table-cell office:value-type="float" office:value="0.66577" calcext:value-type="float">
            <text:p>0.66577</text:p>
          </table:table-cell>
          <table:table-cell office:value-type="float" office:value="0.59032" calcext:value-type="float">
            <text:p>0.59032</text:p>
          </table:table-cell>
          <table:table-cell office:value-type="float" office:value="0.75739" calcext:value-type="float">
            <text:p>0.75739</text:p>
          </table:table-cell>
          <table:table-cell office:value-type="float" office:value="0.52721" calcext:value-type="float">
            <text:p>0.52721</text:p>
          </table:table-cell>
          <table:table-cell office:value-type="float" office:value="0.37212" calcext:value-type="float">
            <text:p>0.37212</text:p>
          </table:table-cell>
          <table:table-cell office:value-type="float" office:value="0.40539" calcext:value-type="float">
            <text:p>0.40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4.52" calcext:value-type="float">
            <text:p>14.52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50563" calcext:value-type="float">
            <text:p>0.5056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97523" calcext:value-type="float">
            <text:p>0.97523</text:p>
          </table:table-cell>
          <table:table-cell office:value-type="float" office:value="0.018139" calcext:value-type="float">
            <text:p>0.01813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4.52" calcext:value-type="float">
            <text:p>14.52</text:p>
          </table:table-cell>
          <table:table-cell office:value-type="float" office:value="0.61338" calcext:value-type="float">
            <text:p>0.61338</text:p>
          </table:table-cell>
          <table:table-cell office:value-type="float" office:value="0.53449" calcext:value-type="float">
            <text:p>0.53449</text:p>
          </table:table-cell>
          <table:table-cell office:value-type="float" office:value="0.70763" calcext:value-type="float">
            <text:p>0.70763</text:p>
          </table:table-cell>
          <table:table-cell office:value-type="float" office:value="0.55524" calcext:value-type="float">
            <text:p>0.55524</text:p>
          </table:table-cell>
          <table:table-cell office:value-type="float" office:value="0.36893" calcext:value-type="float">
            <text:p>0.36893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4.52" calcext:value-type="float">
            <text:p>14.52</text:p>
          </table:table-cell>
          <table:table-cell office:value-type="float" office:value="0.86152" calcext:value-type="float">
            <text:p>0.86152</text:p>
          </table:table-cell>
          <table:table-cell office:value-type="float" office:value="0.75301" calcext:value-type="float">
            <text:p>0.75301</text:p>
          </table:table-cell>
          <table:table-cell office:value-type="float" office:value="0.97989" calcext:value-type="float">
            <text:p>0.97989</text:p>
          </table:table-cell>
          <table:table-cell office:value-type="float" office:value="0.56053" calcext:value-type="float">
            <text:p>0.56053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35056" calcext:value-type="float">
            <text:p>0.35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7.03" calcext:value-type="float">
            <text:p>17.03</text:p>
          </table:table-cell>
          <table:table-cell office:value-type="float" office:value="0.81045" calcext:value-type="float">
            <text:p>0.81045</text:p>
          </table:table-cell>
          <table:table-cell office:value-type="float" office:value="0.69928" calcext:value-type="float">
            <text:p>0.69928</text:p>
          </table:table-cell>
          <table:table-cell office:value-type="float" office:value="0.96808" calcext:value-type="float">
            <text:p>0.96808</text:p>
          </table:table-cell>
          <table:table-cell office:value-type="float" office:value="0.44532" calcext:value-type="float">
            <text:p>0.44532</text:p>
          </table:table-cell>
          <table:table-cell office:value-type="float" office:value="0.19553" calcext:value-type="float">
            <text:p>0.19553</text:p>
          </table:table-cell>
          <table:table-cell office:value-type="float" office:value="0.53212" calcext:value-type="float">
            <text:p>0.53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7.03" calcext:value-type="float">
            <text:p>17.03</text:p>
          </table:table-cell>
          <table:table-cell office:value-type="float" office:value="0.82239" calcext:value-type="float">
            <text:p>0.82239</text:p>
          </table:table-cell>
          <table:table-cell office:value-type="float" office:value="0.72869" calcext:value-type="float">
            <text:p>0.72869</text:p>
          </table:table-cell>
          <table:table-cell office:value-type="float" office:value="0.90413" calcext:value-type="float">
            <text:p>0.90413</text:p>
          </table:table-cell>
          <table:table-cell office:value-type="float" office:value="0.64404" calcext:value-type="float">
            <text:p>0.64404</text:p>
          </table:table-cell>
          <table:table-cell office:value-type="float" office:value="0.32635" calcext:value-type="float">
            <text:p>0.32635</text:p>
          </table:table-cell>
          <table:table-cell office:value-type="float" office:value="0.033141" calcext:value-type="float">
            <text:p>0.033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7.03" calcext:value-type="float">
            <text:p>17.03</text:p>
          </table:table-cell>
          <table:table-cell office:value-type="float" office:value="0.68033" calcext:value-type="float">
            <text:p>0.68033</text:p>
          </table:table-cell>
          <table:table-cell office:value-type="float" office:value="0.58334" calcext:value-type="float">
            <text:p>0.58334</text:p>
          </table:table-cell>
          <table:table-cell office:value-type="float" office:value="0.79951" calcext:value-type="float">
            <text:p>0.79951</text:p>
          </table:table-cell>
          <table:table-cell office:value-type="float" office:value="0.55207" calcext:value-type="float">
            <text:p>0.55207</text:p>
          </table:table-cell>
          <table:table-cell office:value-type="float" office:value="0.47465" calcext:value-type="float">
            <text:p>0.47465</text:p>
          </table:table-cell>
          <table:table-cell office:value-type="float" office:value="0.014455" calcext:value-type="float">
            <text:p>0.0144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7.03" calcext:value-type="float">
            <text:p>17.03</text:p>
          </table:table-cell>
          <table:table-cell office:value-type="float" office:value="0.77695" calcext:value-type="float">
            <text:p>0.77695</text:p>
          </table:table-cell>
          <table:table-cell office:value-type="float" office:value="0.68644" calcext:value-type="float">
            <text:p>0.68644</text:p>
          </table:table-cell>
          <table:table-cell office:value-type="float" office:value="0.91915" calcext:value-type="float">
            <text:p>0.91915</text:p>
          </table:table-cell>
          <table:table-cell office:value-type="float" office:value="0.41296" calcext:value-type="float">
            <text:p>0.41296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50638" calcext:value-type="float">
            <text:p>0.5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7.03" calcext:value-type="float">
            <text:p>17.0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79989" calcext:value-type="float">
            <text:p>0.79989</text:p>
          </table:table-cell>
          <table:table-cell office:value-type="float" office:value="1.0479" calcext:value-type="float">
            <text:p>1.0479</text:p>
          </table:table-cell>
          <table:table-cell office:value-type="float" office:value="0.40967" calcext:value-type="float">
            <text:p>0.40967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0.49498" calcext:value-type="float">
            <text:p>0.4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7.03" calcext:value-type="float">
            <text:p>17.03</text:p>
          </table:table-cell>
          <table:table-cell office:value-type="float" office:value="0.81945" calcext:value-type="float">
            <text:p>0.81945</text:p>
          </table:table-cell>
          <table:table-cell office:value-type="float" office:value="0.70175" calcext:value-type="float">
            <text:p>0.70175</text:p>
          </table:table-cell>
          <table:table-cell office:value-type="float" office:value="0.96225" calcext:value-type="float">
            <text:p>0.96225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67843" calcext:value-type="float">
            <text:p>0.6784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17.03" calcext:value-type="float">
            <text:p>17.03</text:p>
          </table:table-cell>
          <table:table-cell office:value-type="float" office:value="0.88313" calcext:value-type="float">
            <text:p>0.88313</text:p>
          </table:table-cell>
          <table:table-cell office:value-type="float" office:value="0.79602" calcext:value-type="float">
            <text:p>0.79602</text:p>
          </table:table-cell>
          <table:table-cell office:value-type="float" office:value="1.0209" calcext:value-type="float">
            <text:p>1.0209</text:p>
          </table:table-cell>
          <table:table-cell office:value-type="float" office:value="0.38785" calcext:value-type="float">
            <text:p>0.38785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46578" calcext:value-type="float">
            <text:p>0.465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7.03" calcext:value-type="float">
            <text:p>17.03</text:p>
          </table:table-cell>
          <table:table-cell office:value-type="float" office:value="1.0231" calcext:value-type="float">
            <text:p>1.0231</text:p>
          </table:table-cell>
          <table:table-cell office:value-type="float" office:value="0.92458" calcext:value-type="float">
            <text:p>0.92458</text:p>
          </table:table-cell>
          <table:table-cell office:value-type="float" office:value="1.1748" calcext:value-type="float">
            <text:p>1.1748</text:p>
          </table:table-cell>
          <table:table-cell office:value-type="float" office:value="0.41737" calcext:value-type="float">
            <text:p>0.41737</text:p>
          </table:table-cell>
          <table:table-cell office:value-type="float" office:value="0.28692" calcext:value-type="float">
            <text:p>0.28692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7.03" calcext:value-type="float">
            <text:p>17.03</text:p>
          </table:table-cell>
          <table:table-cell office:value-type="float" office:value="1.2663" calcext:value-type="float">
            <text:p>1.2663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4353" calcext:value-type="float">
            <text:p>1.435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29575" calcext:value-type="float">
            <text:p>0.29575</text:p>
          </table:table-cell>
          <table:table-cell office:value-type="float" office:value="0.46921" calcext:value-type="float">
            <text:p>0.469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7.03" calcext:value-type="float">
            <text:p>17.03</text:p>
          </table:table-cell>
          <table:table-cell office:value-type="float" office:value="1.3595" calcext:value-type="float">
            <text:p>1.3595</text:p>
          </table:table-cell>
          <table:table-cell office:value-type="float" office:value="1.2356" calcext:value-type="float">
            <text:p>1.2356</text:p>
          </table:table-cell>
          <table:table-cell office:value-type="float" office:value="1.5319" calcext:value-type="float">
            <text:p>1.5319</text:p>
          </table:table-cell>
          <table:table-cell office:value-type="float" office:value="0.40511" calcext:value-type="float">
            <text:p>0.40511</text:p>
          </table:table-cell>
          <table:table-cell office:value-type="float" office:value="0.31796" calcext:value-type="float">
            <text:p>0.31796</text:p>
          </table:table-cell>
          <table:table-cell office:value-type="float" office:value="0.4569" calcext:value-type="float">
            <text:p>0.45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7.03" calcext:value-type="float">
            <text:p>17.03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3741" calcext:value-type="float">
            <text:p>1.3741</text:p>
          </table:table-cell>
          <table:table-cell office:value-type="float" office:value="1.6865" calcext:value-type="float">
            <text:p>1.6865</text:p>
          </table:table-cell>
          <table:table-cell office:value-type="float" office:value="0.39567" calcext:value-type="float">
            <text:p>0.39567</text:p>
          </table:table-cell>
          <table:table-cell office:value-type="float" office:value="0.33636" calcext:value-type="float">
            <text:p>0.33636</text:p>
          </table:table-cell>
          <table:table-cell office:value-type="float" office:value="0.44685" calcext:value-type="float">
            <text:p>0.446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7.03" calcext:value-type="float">
            <text:p>17.03</text:p>
          </table:table-cell>
          <table:table-cell office:value-type="float" office:value="1.7802" calcext:value-type="float">
            <text:p>1.7802</text:p>
          </table:table-cell>
          <table:table-cell office:value-type="float" office:value="1.6279" calcext:value-type="float">
            <text:p>1.6279</text:p>
          </table:table-cell>
          <table:table-cell office:value-type="float" office:value="1.9654" calcext:value-type="float">
            <text:p>1.9654</text:p>
          </table:table-cell>
          <table:table-cell office:value-type="float" office:value="0.38268" calcext:value-type="float">
            <text:p>0.38268</text:p>
          </table:table-cell>
          <table:table-cell office:value-type="float" office:value="0.35898" calcext:value-type="float">
            <text:p>0.35898</text:p>
          </table:table-cell>
          <table:table-cell office:value-type="float" office:value="0.43333" calcext:value-type="float">
            <text:p>0.43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7.03" calcext:value-type="float">
            <text:p>17.03</text:p>
          </table:table-cell>
          <table:table-cell office:value-type="float" office:value="2.0334" calcext:value-type="float">
            <text:p>2.0334</text:p>
          </table:table-cell>
          <table:table-cell office:value-type="float" office:value="1.858" calcext:value-type="float">
            <text:p>1.858</text:p>
          </table:table-cell>
          <table:table-cell office:value-type="float" office:value="2.2381" calcext:value-type="float">
            <text:p>2.2381</text:p>
          </table:table-cell>
          <table:table-cell office:value-type="float" office:value="0.36024" calcext:value-type="float">
            <text:p>0.36024</text:p>
          </table:table-cell>
          <table:table-cell office:value-type="float" office:value="0.39044" calcext:value-type="float">
            <text:p>0.39044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.03" calcext:value-type="float">
            <text:p>17.03</text:p>
          </table:table-cell>
          <table:table-cell office:value-type="float" office:value="1.7962" calcext:value-type="float">
            <text:p>1.7962</text:p>
          </table:table-cell>
          <table:table-cell office:value-type="float" office:value="1.6394" calcext:value-type="float">
            <text:p>1.6394</text:p>
          </table:table-cell>
          <table:table-cell office:value-type="float" office:value="1.9705" calcext:value-type="float">
            <text:p>1.9705</text:p>
          </table:table-cell>
          <table:table-cell office:value-type="float" office:value="0.36949" calcext:value-type="float">
            <text:p>0.36949</text:p>
          </table:table-cell>
          <table:table-cell office:value-type="float" office:value="0.38838" calcext:value-type="float">
            <text:p>0.38838</text:p>
          </table:table-cell>
          <table:table-cell office:value-type="float" office:value="0.42247" calcext:value-type="float">
            <text:p>0.422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.03" calcext:value-type="float">
            <text:p>17.03</text:p>
          </table:table-cell>
          <table:table-cell office:value-type="float" office:value="1.6324" calcext:value-type="float">
            <text:p>1.6324</text:p>
          </table:table-cell>
          <table:table-cell office:value-type="float" office:value="1.491" calcext:value-type="float">
            <text:p>1.491</text:p>
          </table:table-cell>
          <table:table-cell office:value-type="float" office:value="1.7872" calcext:value-type="float">
            <text:p>1.7872</text:p>
          </table:table-cell>
          <table:table-cell office:value-type="float" office:value="0.37114" calcext:value-type="float">
            <text:p>0.37114</text:p>
          </table:table-cell>
          <table:table-cell office:value-type="float" office:value="0.39646" calcext:value-type="float">
            <text:p>0.39646</text:p>
          </table:table-cell>
          <table:table-cell office:value-type="float" office:value="0.41815" calcext:value-type="float">
            <text:p>0.418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7.03" calcext:value-type="float">
            <text:p>17.03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3344" calcext:value-type="float">
            <text:p>1.3344</text:p>
          </table:table-cell>
          <table:table-cell office:value-type="float" office:value="1.6099" calcext:value-type="float">
            <text:p>1.6099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2125" calcext:value-type="float">
            <text:p>0.42125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7.03" calcext:value-type="float">
            <text:p>17.03</text:p>
          </table:table-cell>
          <table:table-cell office:value-type="float" office:value="1.3034" calcext:value-type="float">
            <text:p>1.3034</text:p>
          </table:table-cell>
          <table:table-cell office:value-type="float" office:value="1.1829" calcext:value-type="float">
            <text:p>1.1829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34018" calcext:value-type="float">
            <text:p>0.34018</text:p>
          </table:table-cell>
          <table:table-cell office:value-type="float" office:value="0.44647" calcext:value-type="float">
            <text:p>0.44647</text:p>
          </table:table-cell>
          <table:table-cell office:value-type="float" office:value="0.39469" calcext:value-type="float">
            <text:p>0.394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7.03" calcext:value-type="float">
            <text:p>17.03</text:p>
          </table:table-cell>
          <table:table-cell office:value-type="float" office:value="1.1231" calcext:value-type="float">
            <text:p>1.1231</text:p>
          </table:table-cell>
          <table:table-cell office:value-type="float" office:value="1.0108" calcext:value-type="float">
            <text:p>1.0108</text:p>
          </table:table-cell>
          <table:table-cell office:value-type="float" office:value="1.2435" calcext:value-type="float">
            <text:p>1.2435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48064" calcext:value-type="float">
            <text:p>0.48064</text:p>
          </table:table-cell>
          <table:table-cell office:value-type="float" office:value="0.38273" calcext:value-type="float">
            <text:p>0.38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.03" calcext:value-type="float">
            <text:p>17.03</text:p>
          </table:table-cell>
          <table:table-cell office:value-type="float" office:value="0.72999" calcext:value-type="float">
            <text:p>0.72999</text:p>
          </table:table-cell>
          <table:table-cell office:value-type="float" office:value="0.65044" calcext:value-type="float">
            <text:p>0.65044</text:p>
          </table:table-cell>
          <table:table-cell office:value-type="float" office:value="0.81239" calcext:value-type="float">
            <text:p>0.81239</text:p>
          </table:table-cell>
          <table:table-cell office:value-type="float" office:value="0.34504" calcext:value-type="float">
            <text:p>0.34504</text:p>
          </table:table-cell>
          <table:table-cell office:value-type="float" office:value="0.46203" calcext:value-type="float">
            <text:p>0.46203</text:p>
          </table:table-cell>
          <table:table-cell office:value-type="float" office:value="0.35103" calcext:value-type="float">
            <text:p>0.3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7.03" calcext:value-type="float">
            <text:p>17.03</text:p>
          </table:table-cell>
          <table:table-cell office:value-type="float" office:value="0.70294" calcext:value-type="float">
            <text:p>0.7029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2168" calcext:value-type="float">
            <text:p>0.42168</text:p>
          </table:table-cell>
          <table:table-cell office:value-type="float" office:value="0.35777" calcext:value-type="float">
            <text:p>0.35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7.03" calcext:value-type="float">
            <text:p>17.03</text:p>
          </table:table-cell>
          <table:table-cell office:value-type="float" office:value="0.69505" calcext:value-type="float">
            <text:p>0.69505</text:p>
          </table:table-cell>
          <table:table-cell office:value-type="float" office:value="0.61934" calcext:value-type="float">
            <text:p>0.61934</text:p>
          </table:table-cell>
          <table:table-cell office:value-type="float" office:value="0.77765" calcext:value-type="float">
            <text:p>0.77765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0.37096" calcext:value-type="float">
            <text:p>0.37096</text:p>
          </table:table-cell>
          <table:table-cell office:value-type="float" office:value="0.37267" calcext:value-type="float">
            <text:p>0.372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7.03" calcext:value-type="float">
            <text:p>17.03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59942" calcext:value-type="float">
            <text:p>0.59942</text:p>
          </table:table-cell>
          <table:table-cell office:value-type="float" office:value="0.75822" calcext:value-type="float">
            <text:p>0.75822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35668" calcext:value-type="float">
            <text:p>0.35668</text:p>
          </table:table-cell>
          <table:table-cell office:value-type="float" office:value="0.37102" calcext:value-type="float">
            <text:p>0.37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7.03" calcext:value-type="float">
            <text:p>17.03</text:p>
          </table:table-cell>
          <table:table-cell office:value-type="float" office:value="0.78183" calcext:value-type="float">
            <text:p>0.78183</text:p>
          </table:table-cell>
          <table:table-cell office:value-type="float" office:value="0.68928" calcext:value-type="float">
            <text:p>0.68928</text:p>
          </table:table-cell>
          <table:table-cell office:value-type="float" office:value="0.86364" calcext:value-type="float">
            <text:p>0.86364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058986" calcext:value-type="float">
            <text:p>0.00058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.03" calcext:value-type="float">
            <text:p>17.03</text:p>
          </table:table-cell>
          <table:table-cell office:value-type="float" office:value="0.98069" calcext:value-type="float">
            <text:p>0.98069</text:p>
          </table:table-cell>
          <table:table-cell office:value-type="float" office:value="0.88606" calcext:value-type="float">
            <text:p>0.88606</text:p>
          </table:table-cell>
          <table:table-cell office:value-type="float" office:value="1.0648" calcext:value-type="float">
            <text:p>1.0648</text:p>
          </table:table-cell>
          <table:table-cell office:value-type="float" office:value="0.85992" calcext:value-type="float">
            <text:p>0.85992</text:p>
          </table:table-cell>
          <table:table-cell office:value-type="float" office:value="0.11968" calcext:value-type="float">
            <text:p>0.11968</text:p>
          </table:table-cell>
          <table:table-cell office:value-type="float" office:value="0.0023353" calcext:value-type="float">
            <text:p>0.0023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7.03" calcext:value-type="float">
            <text:p>17.03</text:p>
          </table:table-cell>
          <table:table-cell office:value-type="float" office:value="0.93626" calcext:value-type="float">
            <text:p>0.93626</text:p>
          </table:table-cell>
          <table:table-cell office:value-type="float" office:value="0.84398" calcext:value-type="float">
            <text:p>0.84398</text:p>
          </table:table-cell>
          <table:table-cell office:value-type="float" office:value="1.0178" calcext:value-type="float">
            <text:p>1.0178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045231" calcext:value-type="float">
            <text:p>0.045231</text:p>
          </table:table-cell>
          <table:table-cell office:value-type="float" office:value="0.0032682" calcext:value-type="float">
            <text:p>0.00326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7.03" calcext:value-type="float">
            <text:p>17.03</text:p>
          </table:table-cell>
          <table:table-cell office:value-type="float" office:value="0.73243" calcext:value-type="float">
            <text:p>0.73243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84478" calcext:value-type="float">
            <text:p>0.84478</text:p>
          </table:table-cell>
          <table:table-cell office:value-type="float" office:value="0.57297" calcext:value-type="float">
            <text:p>0.57297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7.03" calcext:value-type="float">
            <text:p>17.03</text:p>
          </table:table-cell>
          <table:table-cell office:value-type="float" office:value="0.67661" calcext:value-type="float">
            <text:p>0.67661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77144" calcext:value-type="float">
            <text:p>0.77144</text:p>
          </table:table-cell>
          <table:table-cell office:value-type="float" office:value="0.51549" calcext:value-type="float">
            <text:p>0.51549</text:p>
          </table:table-cell>
          <table:table-cell office:value-type="float" office:value="0.38895" calcext:value-type="float">
            <text:p>0.38895</text:p>
          </table:table-cell>
          <table:table-cell office:value-type="float" office:value="0.3492" calcext:value-type="float">
            <text:p>0.34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7.03" calcext:value-type="float">
            <text:p>17.03</text:p>
          </table:table-cell>
          <table:table-cell office:value-type="float" office:value="0.46114" calcext:value-type="float">
            <text:p>0.46114</text:p>
          </table:table-cell>
          <table:table-cell office:value-type="float" office:value="0.40499" calcext:value-type="float">
            <text:p>0.40499</text:p>
          </table:table-cell>
          <table:table-cell office:value-type="float" office:value="0.52898" calcext:value-type="float">
            <text:p>0.52898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37603" calcext:value-type="float">
            <text:p>0.37603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7.03" calcext:value-type="float">
            <text:p>17.03</text:p>
          </table:table-cell>
          <table:table-cell office:value-type="float" office:value="0.51591" calcext:value-type="float">
            <text:p>0.51591</text:p>
          </table:table-cell>
          <table:table-cell office:value-type="float" office:value="0.44818" calcext:value-type="float">
            <text:p>0.44818</text:p>
          </table:table-cell>
          <table:table-cell office:value-type="float" office:value="0.59661" calcext:value-type="float">
            <text:p>0.59661</text:p>
          </table:table-cell>
          <table:table-cell office:value-type="float" office:value="0.55744" calcext:value-type="float">
            <text:p>0.55744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38686" calcext:value-type="float">
            <text:p>0.386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7.03" calcext:value-type="float">
            <text:p>17.03</text:p>
          </table:table-cell>
          <table:table-cell office:value-type="float" office:value="1.0265" calcext:value-type="float">
            <text:p>1.0265</text:p>
          </table:table-cell>
          <table:table-cell office:value-type="float" office:value="0.89795" calcext:value-type="float">
            <text:p>0.89795</text:p>
          </table:table-cell>
          <table:table-cell office:value-type="float" office:value="1.1673" calcext:value-type="float">
            <text:p>1.1673</text:p>
          </table:table-cell>
          <table:table-cell office:value-type="float" office:value="0.56774" calcext:value-type="float">
            <text:p>0.56774</text:p>
          </table:table-cell>
          <table:table-cell office:value-type="float" office:value="0.38357" calcext:value-type="float">
            <text:p>0.38357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9.54" calcext:value-type="float">
            <text:p>19.54</text:p>
          </table:table-cell>
          <table:table-cell office:value-type="float" office:value="0.97314" calcext:value-type="float">
            <text:p>0.97314</text:p>
          </table:table-cell>
          <table:table-cell office:value-type="float" office:value="0.88038" calcext:value-type="float">
            <text:p>0.88038</text:p>
          </table:table-cell>
          <table:table-cell office:value-type="float" office:value="1.0544" calcext:value-type="float">
            <text:p>1.0544</text:p>
          </table:table-cell>
          <table:table-cell office:value-type="float" office:value="0.60756" calcext:value-type="float">
            <text:p>0.60756</text:p>
          </table:table-cell>
          <table:table-cell office:value-type="float" office:value="0.22094" calcext:value-type="float">
            <text:p>0.22094</text:p>
          </table:table-cell>
          <table:table-cell office:value-type="float" office:value="0.034013" calcext:value-type="float">
            <text:p>0.034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9.54" calcext:value-type="float">
            <text:p>19.54</text:p>
          </table:table-cell>
          <table:table-cell office:value-type="float" office:value="0.97217" calcext:value-type="float">
            <text:p>0.97217</text:p>
          </table:table-cell>
          <table:table-cell office:value-type="float" office:value="0.87501" calcext:value-type="float">
            <text:p>0.87501</text:p>
          </table:table-cell>
          <table:table-cell office:value-type="float" office:value="1.0557" calcext:value-type="float">
            <text:p>1.0557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32671" calcext:value-type="float">
            <text:p>0.3267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9.54" calcext:value-type="float">
            <text:p>19.54</text:p>
          </table:table-cell>
          <table:table-cell office:value-type="float" office:value="0.77543" calcext:value-type="float">
            <text:p>0.77543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9699" calcext:value-type="float">
            <text:p>0.39699</text:p>
          </table:table-cell>
          <table:table-cell office:value-type="float" office:value="0.23964" calcext:value-type="float">
            <text:p>0.23964</text:p>
          </table:table-cell>
          <table:table-cell office:value-type="float" office:value="0.51243" calcext:value-type="float">
            <text:p>0.51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9.54" calcext:value-type="float">
            <text:p>19.54</text:p>
          </table:table-cell>
          <table:table-cell office:value-type="float" office:value="0.80403" calcext:value-type="float">
            <text:p>0.80403</text:p>
          </table:table-cell>
          <table:table-cell office:value-type="float" office:value="0.70976" calcext:value-type="float">
            <text:p>0.70976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37315" calcext:value-type="float">
            <text:p>0.37315</text:p>
          </table:table-cell>
          <table:table-cell office:value-type="float" office:value="0.27055" calcext:value-type="float">
            <text:p>0.27055</text:p>
          </table:table-cell>
          <table:table-cell office:value-type="float" office:value="0.49249" calcext:value-type="float">
            <text:p>0.492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9.54" calcext:value-type="float">
            <text:p>19.54</text:p>
          </table:table-cell>
          <table:table-cell office:value-type="float" office:value="0.74067" calcext:value-type="float">
            <text:p>0.74067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36011" calcext:value-type="float">
            <text:p>0.36011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9.54" calcext:value-type="float">
            <text:p>19.54</text:p>
          </table:table-cell>
          <table:table-cell office:value-type="float" office:value="0.82174" calcext:value-type="float">
            <text:p>0.82174</text:p>
          </table:table-cell>
          <table:table-cell office:value-type="float" office:value="0.73189" calcext:value-type="float">
            <text:p>0.73189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35967" calcext:value-type="float">
            <text:p>0.35967</text:p>
          </table:table-cell>
          <table:table-cell office:value-type="float" office:value="0.30361" calcext:value-type="float">
            <text:p>0.30361</text:p>
          </table:table-cell>
          <table:table-cell office:value-type="float" office:value="0.48089" calcext:value-type="float">
            <text:p>0.480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9.54" calcext:value-type="float">
            <text:p>19.54</text:p>
          </table:table-cell>
          <table:table-cell office:value-type="float" office:value="0.93677" calcext:value-type="float">
            <text:p>0.93677</text:p>
          </table:table-cell>
          <table:table-cell office:value-type="float" office:value="0.84455" calcext:value-type="float">
            <text:p>0.84455</text:p>
          </table:table-cell>
          <table:table-cell office:value-type="float" office:value="1.0904" calcext:value-type="float">
            <text:p>1.0904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0.33483" calcext:value-type="float">
            <text:p>0.33483</text:p>
          </table:table-cell>
          <table:table-cell office:value-type="float" office:value="0.4601" calcext:value-type="float">
            <text:p>0.4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19.54" calcext:value-type="float">
            <text:p>19.54</text:p>
          </table:table-cell>
          <table:table-cell office:value-type="float" office:value="0.84822" calcext:value-type="float">
            <text:p>0.84822</text:p>
          </table:table-cell>
          <table:table-cell office:value-type="float" office:value="0.76197" calcext:value-type="float">
            <text:p>0.76197</text:p>
          </table:table-cell>
          <table:table-cell office:value-type="float" office:value="0.98728" calcext:value-type="float">
            <text:p>0.98728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4374" calcext:value-type="float">
            <text:p>0.34374</text:p>
          </table:table-cell>
          <table:table-cell office:value-type="float" office:value="0.45618" calcext:value-type="float">
            <text:p>0.45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9.54" calcext:value-type="float">
            <text:p>19.54</text:p>
          </table:table-cell>
          <table:table-cell office:value-type="float" office:value="0.98181" calcext:value-type="float">
            <text:p>0.98181</text:p>
          </table:table-cell>
          <table:table-cell office:value-type="float" office:value="0.88501" calcext:value-type="float">
            <text:p>0.88501</text:p>
          </table:table-cell>
          <table:table-cell office:value-type="float" office:value="1.1355" calcext:value-type="float">
            <text:p>1.1355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3111" calcext:value-type="float">
            <text:p>0.33111</text:p>
          </table:table-cell>
          <table:table-cell office:value-type="float" office:value="0.45781" calcext:value-type="float">
            <text:p>0.457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9.54" calcext:value-type="float">
            <text:p>19.54</text:p>
          </table:table-cell>
          <table:table-cell office:value-type="float" office:value="1.1821" calcext:value-type="float">
            <text:p>1.1821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3426" calcext:value-type="float">
            <text:p>1.3426</text:p>
          </table:table-cell>
          <table:table-cell office:value-type="float" office:value="0.37122" calcext:value-type="float">
            <text:p>0.37122</text:p>
          </table:table-cell>
          <table:table-cell office:value-type="float" office:value="0.33745" calcext:value-type="float">
            <text:p>0.33745</text:p>
          </table:table-cell>
          <table:table-cell office:value-type="float" office:value="0.45527" calcext:value-type="float">
            <text:p>0.455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9.54" calcext:value-type="float">
            <text:p>19.54</text:p>
          </table:table-cell>
          <table:table-cell office:value-type="float" office:value="1.3762" calcext:value-type="float">
            <text:p>1.3762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5505" calcext:value-type="float">
            <text:p>1.5505</text:p>
          </table:table-cell>
          <table:table-cell office:value-type="float" office:value="0.35736" calcext:value-type="float">
            <text:p>0.35736</text:p>
          </table:table-cell>
          <table:table-cell office:value-type="float" office:value="0.36169" calcext:value-type="float">
            <text:p>0.36169</text:p>
          </table:table-cell>
          <table:table-cell office:value-type="float" office:value="0.44138" calcext:value-type="float">
            <text:p>0.44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9.54" calcext:value-type="float">
            <text:p>19.54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3587" calcext:value-type="float">
            <text:p>1.3587</text:p>
          </table:table-cell>
          <table:table-cell office:value-type="float" office:value="1.6625" calcext:value-type="float">
            <text:p>1.6625</text:p>
          </table:table-cell>
          <table:table-cell office:value-type="float" office:value="0.34627" calcext:value-type="float">
            <text:p>0.34627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43313" calcext:value-type="float">
            <text:p>0.43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9.54" calcext:value-type="float">
            <text:p>19.54</text:p>
          </table:table-cell>
          <table:table-cell office:value-type="float" office:value="1.6625" calcext:value-type="float">
            <text:p>1.6625</text:p>
          </table:table-cell>
          <table:table-cell office:value-type="float" office:value="1.5087" calcext:value-type="float">
            <text:p>1.5087</text:p>
          </table:table-cell>
          <table:table-cell office:value-type="float" office:value="1.8454" calcext:value-type="float">
            <text:p>1.8454</text:p>
          </table:table-cell>
          <table:table-cell office:value-type="float" office:value="0.34354" calcext:value-type="float">
            <text:p>0.34354</text:p>
          </table:table-cell>
          <table:table-cell office:value-type="float" office:value="0.39483" calcext:value-type="float">
            <text:p>0.39483</text:p>
          </table:table-cell>
          <table:table-cell office:value-type="float" office:value="0.42695" calcext:value-type="float">
            <text:p>0.426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9.54" calcext:value-type="float">
            <text:p>19.54</text:p>
          </table:table-cell>
          <table:table-cell office:value-type="float" office:value="1.9077" calcext:value-type="float">
            <text:p>1.9077</text:p>
          </table:table-cell>
          <table:table-cell office:value-type="float" office:value="1.732" calcext:value-type="float">
            <text:p>1.732</text:p>
          </table:table-cell>
          <table:table-cell office:value-type="float" office:value="2.0996" calcext:value-type="float">
            <text:p>2.0996</text:p>
          </table:table-cell>
          <table:table-cell office:value-type="float" office:value="0.32778" calcext:value-type="float">
            <text:p>0.32778</text:p>
          </table:table-cell>
          <table:table-cell office:value-type="float" office:value="0.42102" calcext:value-type="float">
            <text:p>0.42102</text:p>
          </table:table-cell>
          <table:table-cell office:value-type="float" office:value="0.41388" calcext:value-type="float">
            <text:p>0.413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.54" calcext:value-type="float">
            <text:p>19.54</text:p>
          </table:table-cell>
          <table:table-cell office:value-type="float" office:value="1.6984" calcext:value-type="float">
            <text:p>1.6984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8773" calcext:value-type="float">
            <text:p>1.877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42909" calcext:value-type="float">
            <text:p>0.42909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9.54" calcext:value-type="float">
            <text:p>19.54</text:p>
          </table:table-cell>
          <table:table-cell office:value-type="float" office:value="1.5374" calcext:value-type="float">
            <text:p>1.5374</text:p>
          </table:table-cell>
          <table:table-cell office:value-type="float" office:value="1.3919" calcext:value-type="float">
            <text:p>1.3919</text:p>
          </table:table-cell>
          <table:table-cell office:value-type="float" office:value="1.6932" calcext:value-type="float">
            <text:p>1.6932</text:p>
          </table:table-cell>
          <table:table-cell office:value-type="float" office:value="0.33481" calcext:value-type="float">
            <text:p>0.33481</text:p>
          </table:table-cell>
          <table:table-cell office:value-type="float" office:value="0.43063" calcext:value-type="float">
            <text:p>0.43063</text:p>
          </table:table-cell>
          <table:table-cell office:value-type="float" office:value="0.41259" calcext:value-type="float">
            <text:p>0.41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9.54" calcext:value-type="float">
            <text:p>19.54</text:p>
          </table:table-cell>
          <table:table-cell office:value-type="float" office:value="1.3823" calcext:value-type="float">
            <text:p>1.3823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5262" calcext:value-type="float">
            <text:p>1.5262</text:p>
          </table:table-cell>
          <table:table-cell office:value-type="float" office:value="0.32922" calcext:value-type="float">
            <text:p>0.32922</text:p>
          </table:table-cell>
          <table:table-cell office:value-type="float" office:value="0.44596" calcext:value-type="float">
            <text:p>0.44596</text:p>
          </table:table-cell>
          <table:table-cell office:value-type="float" office:value="0.40493" calcext:value-type="float">
            <text:p>0.40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9.54" calcext:value-type="float">
            <text:p>19.54</text:p>
          </table:table-cell>
          <table:table-cell office:value-type="float" office:value="1.2172" calcext:value-type="float">
            <text:p>1.2172</text:p>
          </table:table-cell>
          <table:table-cell office:value-type="float" office:value="1.09" calcext:value-type="float">
            <text:p>1.09</text:p>
          </table:table-cell>
          <table:table-cell office:value-type="float" office:value="1.3466" calcext:value-type="float">
            <text:p>1.3466</text:p>
          </table:table-cell>
          <table:table-cell office:value-type="float" office:value="0.31058" calcext:value-type="float">
            <text:p>0.31058</text:p>
          </table:table-cell>
          <table:table-cell office:value-type="float" office:value="0.47578" calcext:value-type="float">
            <text:p>0.47578</text:p>
          </table:table-cell>
          <table:table-cell office:value-type="float" office:value="0.39313" calcext:value-type="float">
            <text:p>0.39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9.54" calcext:value-type="float">
            <text:p>19.54</text:p>
          </table:table-cell>
          <table:table-cell office:value-type="float" office:value="1.0785" calcext:value-type="float">
            <text:p>1.0785</text:p>
          </table:table-cell>
          <table:table-cell office:value-type="float" office:value="0.95937" calcext:value-type="float">
            <text:p>0.95937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9.54" calcext:value-type="float">
            <text:p>19.54</text:p>
          </table:table-cell>
          <table:table-cell office:value-type="float" office:value="0.73207" calcext:value-type="float">
            <text:p>0.73207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1343" calcext:value-type="float">
            <text:p>0.81343</text:p>
          </table:table-cell>
          <table:table-cell office:value-type="float" office:value="0.35267" calcext:value-type="float">
            <text:p>0.35267</text:p>
          </table:table-cell>
          <table:table-cell office:value-type="float" office:value="0.45218" calcext:value-type="float">
            <text:p>0.45218</text:p>
          </table:table-cell>
          <table:table-cell office:value-type="float" office:value="0.3624" calcext:value-type="float">
            <text:p>0.3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9.54" calcext:value-type="float">
            <text:p>19.54</text:p>
          </table:table-cell>
          <table:table-cell office:value-type="float" office:value="0.70317" calcext:value-type="float">
            <text:p>0.70317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77739" calcext:value-type="float">
            <text:p>0.77739</text:p>
          </table:table-cell>
          <table:table-cell office:value-type="float" office:value="0.40354" calcext:value-type="float">
            <text:p>0.40354</text:p>
          </table:table-cell>
          <table:table-cell office:value-type="float" office:value="0.41125" calcext:value-type="float">
            <text:p>0.41125</text:p>
          </table:table-cell>
          <table:table-cell office:value-type="float" office:value="0.37199" calcext:value-type="float">
            <text:p>0.37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9.54" calcext:value-type="float">
            <text:p>19.54</text:p>
          </table:table-cell>
          <table:table-cell office:value-type="float" office:value="0.67856" calcext:value-type="float">
            <text:p>0.67856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0.75517" calcext:value-type="float">
            <text:p>0.75517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38036" calcext:value-type="float">
            <text:p>0.38036</text:p>
          </table:table-cell>
          <table:table-cell office:value-type="float" office:value="0.38138" calcext:value-type="float">
            <text:p>0.38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9.54" calcext:value-type="float">
            <text:p>19.54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58514" calcext:value-type="float">
            <text:p>0.58514</text:p>
          </table:table-cell>
          <table:table-cell office:value-type="float" office:value="0.74095" calcext:value-type="float">
            <text:p>0.74095</text:p>
          </table:table-cell>
          <table:table-cell office:value-type="float" office:value="0.48574" calcext:value-type="float">
            <text:p>0.48574</text:p>
          </table:table-cell>
          <table:table-cell office:value-type="float" office:value="0.35508" calcext:value-type="float">
            <text:p>0.35508</text:p>
          </table:table-cell>
          <table:table-cell office:value-type="float" office:value="0.39152" calcext:value-type="float">
            <text:p>0.39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9.54" calcext:value-type="float">
            <text:p>19.54</text:p>
          </table:table-cell>
          <table:table-cell office:value-type="float" office:value="0.65209" calcext:value-type="float">
            <text:p>0.65209</text:p>
          </table:table-cell>
          <table:table-cell office:value-type="float" office:value="0.57185" calcext:value-type="float">
            <text:p>0.57185</text:p>
          </table:table-cell>
          <table:table-cell office:value-type="float" office:value="0.74605" calcext:value-type="float">
            <text:p>0.74605</text:p>
          </table:table-cell>
          <table:table-cell office:value-type="float" office:value="0.52602" calcext:value-type="float">
            <text:p>0.5260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41152" calcext:value-type="float">
            <text:p>0.41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9.54" calcext:value-type="float">
            <text:p>19.54</text:p>
          </table:table-cell>
          <table:table-cell office:value-type="float" office:value="0.66791" calcext:value-type="float">
            <text:p>0.66791</text:p>
          </table:table-cell>
          <table:table-cell office:value-type="float" office:value="0.58774" calcext:value-type="float">
            <text:p>0.58774</text:p>
          </table:table-cell>
          <table:table-cell office:value-type="float" office:value="0.74264" calcext:value-type="float">
            <text:p>0.74264</text:p>
          </table:table-cell>
          <table:table-cell office:value-type="float" office:value="0.97252" calcext:value-type="float">
            <text:p>0.97252</text:p>
          </table:table-cell>
          <table:table-cell office:value-type="float" office:value="0.017575" calcext:value-type="float">
            <text:p>0.017575</text:p>
          </table:table-cell>
          <table:table-cell office:value-type="float" office:value="0.0035916" calcext:value-type="float">
            <text:p>0.0035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9.54" calcext:value-type="float">
            <text:p>19.54</text:p>
          </table:table-cell>
          <table:table-cell office:value-type="float" office:value="0.91414" calcext:value-type="float">
            <text:p>0.91414</text:p>
          </table:table-cell>
          <table:table-cell office:value-type="float" office:value="0.82178" calcext:value-type="float">
            <text:p>0.82178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0.010962" calcext:value-type="float">
            <text:p>0.010962</text:p>
          </table:table-cell>
          <table:table-cell office:value-type="float" office:value="0.0012345" calcext:value-type="float">
            <text:p>0.00123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9.54" calcext:value-type="float">
            <text:p>19.54</text:p>
          </table:table-cell>
          <table:table-cell office:value-type="float" office:value="0.92028" calcext:value-type="float">
            <text:p>0.92028</text:p>
          </table:table-cell>
          <table:table-cell office:value-type="float" office:value="0.82649" calcext:value-type="float">
            <text:p>0.82649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337" calcext:value-type="float">
            <text:p>0.98337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041278" calcext:value-type="float">
            <text:p>0.000412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9.54" calcext:value-type="float">
            <text:p>19.54</text:p>
          </table:table-cell>
          <table:table-cell office:value-type="float" office:value="0.66309" calcext:value-type="float">
            <text:p>0.66309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51214" calcext:value-type="float">
            <text:p>0.51214</text:p>
          </table:table-cell>
          <table:table-cell office:value-type="float" office:value="0.39748" calcext:value-type="float">
            <text:p>0.39748</text:p>
          </table:table-cell>
          <table:table-cell office:value-type="float" office:value="0.35022" calcext:value-type="float">
            <text:p>0.350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9.54" calcext:value-type="float">
            <text:p>19.54</text:p>
          </table:table-cell>
          <table:table-cell office:value-type="float" office:value="0.51114" calcext:value-type="float">
            <text:p>0.51114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58748" calcext:value-type="float">
            <text:p>0.58748</text:p>
          </table:table-cell>
          <table:table-cell office:value-type="float" office:value="0.54726" calcext:value-type="float">
            <text:p>0.54726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39957" calcext:value-type="float">
            <text:p>0.39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9.54" calcext:value-type="float">
            <text:p>19.5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287" calcext:value-type="float">
            <text:p>0.58287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56051" calcext:value-type="float">
            <text:p>0.56051</text:p>
          </table:table-cell>
          <table:table-cell office:value-type="float" office:value="0.37286" calcext:value-type="float">
            <text:p>0.37286</text:p>
          </table:table-cell>
          <table:table-cell office:value-type="float" office:value="0.40682" calcext:value-type="float">
            <text:p>0.406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9.54" calcext:value-type="float">
            <text:p>19.54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0.82374" calcext:value-type="float">
            <text:p>0.82374</text:p>
          </table:table-cell>
          <table:table-cell office:value-type="float" office:value="1.063" calcext:value-type="float">
            <text:p>1.063</text:p>
          </table:table-cell>
          <table:table-cell office:value-type="float" office:value="0.56069" calcext:value-type="float">
            <text:p>0.56069</text:p>
          </table:table-cell>
          <table:table-cell office:value-type="float" office:value="0.38233" calcext:value-type="float">
            <text:p>0.38233</text:p>
          </table:table-cell>
          <table:table-cell office:value-type="float" office:value="0.41051" calcext:value-type="float">
            <text:p>0.41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22.05" calcext:value-type="float">
            <text:p>22.05</text:p>
          </table:table-cell>
          <table:table-cell office:value-type="float" office:value="0.86046" calcext:value-type="float">
            <text:p>0.86046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43036" calcext:value-type="float">
            <text:p>0.43036</text:p>
          </table:table-cell>
          <table:table-cell office:value-type="float" office:value="0.20951" calcext:value-type="float">
            <text:p>0.20951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22.05" calcext:value-type="float">
            <text:p>22.05</text:p>
          </table:table-cell>
          <table:table-cell office:value-type="float" office:value="0.84132" calcext:value-type="float">
            <text:p>0.84132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99942" calcext:value-type="float">
            <text:p>0.99942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26656" calcext:value-type="float">
            <text:p>0.26656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22.05" calcext:value-type="float">
            <text:p>22.05</text:p>
          </table:table-cell>
          <table:table-cell office:value-type="float" office:value="0.73769" calcext:value-type="float">
            <text:p>0.73769</text:p>
          </table:table-cell>
          <table:table-cell office:value-type="float" office:value="0.65367" calcext:value-type="float">
            <text:p>0.65367</text:p>
          </table:table-cell>
          <table:table-cell office:value-type="float" office:value="0.88245" calcext:value-type="float">
            <text:p>0.88245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48809" calcext:value-type="float">
            <text:p>0.488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22.05" calcext:value-type="float">
            <text:p>22.05</text:p>
          </table:table-cell>
          <table:table-cell office:value-type="float" office:value="0.75844" calcext:value-type="float">
            <text:p>0.758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89827" calcext:value-type="float">
            <text:p>0.89827</text:p>
          </table:table-cell>
          <table:table-cell office:value-type="float" office:value="0.31445" calcext:value-type="float">
            <text:p>0.31445</text:p>
          </table:table-cell>
          <table:table-cell office:value-type="float" office:value="0.34494" calcext:value-type="float">
            <text:p>0.34494</text:p>
          </table:table-cell>
          <table:table-cell office:value-type="float" office:value="0.37368" calcext:value-type="float">
            <text:p>0.37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22.05" calcext:value-type="float">
            <text:p>22.05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67624" calcext:value-type="float">
            <text:p>0.67624</text:p>
          </table:table-cell>
          <table:table-cell office:value-type="float" office:value="0.90418" calcext:value-type="float">
            <text:p>0.90418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46778" calcext:value-type="float">
            <text:p>0.467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22.05" calcext:value-type="float">
            <text:p>22.05</text:p>
          </table:table-cell>
          <table:table-cell office:value-type="float" office:value="0.86307" calcext:value-type="float">
            <text:p>0.86307</text:p>
          </table:table-cell>
          <table:table-cell office:value-type="float" office:value="0.77002" calcext:value-type="float">
            <text:p>0.77002</text:p>
          </table:table-cell>
          <table:table-cell office:value-type="float" office:value="1.0086" calcext:value-type="float">
            <text:p>1.0086</text:p>
          </table:table-cell>
          <table:table-cell office:value-type="float" office:value="0.30146" calcext:value-type="float">
            <text:p>0.30146</text:p>
          </table:table-cell>
          <table:table-cell office:value-type="float" office:value="0.372" calcext:value-type="float">
            <text:p>0.372</text:p>
          </table:table-cell>
          <table:table-cell office:value-type="float" office:value="0.45334" calcext:value-type="float">
            <text:p>0.453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22.05" calcext:value-type="float">
            <text:p>22.05</text:p>
          </table:table-cell>
          <table:table-cell office:value-type="float" office:value="0.96266" calcext:value-type="float">
            <text:p>0.96266</text:p>
          </table:table-cell>
          <table:table-cell office:value-type="float" office:value="0.86025" calcext:value-type="float">
            <text:p>0.86025</text:p>
          </table:table-cell>
          <table:table-cell office:value-type="float" office:value="1.1035" calcext:value-type="float">
            <text:p>1.1035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40649" calcext:value-type="float">
            <text:p>0.40649</text:p>
          </table:table-cell>
          <table:table-cell office:value-type="float" office:value="0.35747" calcext:value-type="float">
            <text:p>0.35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22.05" calcext:value-type="float">
            <text:p>22.05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0.84039" calcext:value-type="float">
            <text:p>0.84039</text:p>
          </table:table-cell>
          <table:table-cell office:value-type="float" office:value="1.0751" calcext:value-type="float">
            <text:p>1.0751</text:p>
          </table:table-cell>
          <table:table-cell office:value-type="float" office:value="0.32109" calcext:value-type="float">
            <text:p>0.32109</text:p>
          </table:table-cell>
          <table:table-cell office:value-type="float" office:value="0.37321" calcext:value-type="float">
            <text:p>0.37321</text:p>
          </table:table-cell>
          <table:table-cell office:value-type="float" office:value="0.44815" calcext:value-type="float">
            <text:p>0.448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22.05" calcext:value-type="float">
            <text:p>22.05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99958" calcext:value-type="float">
            <text:p>0.99958</text:p>
          </table:table-cell>
          <table:table-cell office:value-type="float" office:value="1.2574" calcext:value-type="float">
            <text:p>1.2574</text:p>
          </table:table-cell>
          <table:table-cell office:value-type="float" office:value="0.32579" calcext:value-type="float">
            <text:p>0.32579</text:p>
          </table:table-cell>
          <table:table-cell office:value-type="float" office:value="0.38006" calcext:value-type="float">
            <text:p>0.38006</text:p>
          </table:table-cell>
          <table:table-cell office:value-type="float" office:value="0.44473" calcext:value-type="float">
            <text:p>0.44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22.05" calcext:value-type="float">
            <text:p>22.05</text:p>
          </table:table-cell>
          <table:table-cell office:value-type="float" office:value="1.2819" calcext:value-type="float">
            <text:p>1.2819</text:p>
          </table:table-cell>
          <table:table-cell office:value-type="float" office:value="1.1597" calcext:value-type="float">
            <text:p>1.1597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9967" calcext:value-type="float">
            <text:p>0.39967</text:p>
          </table:table-cell>
          <table:table-cell office:value-type="float" office:value="0.43407" calcext:value-type="float">
            <text:p>0.43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22.05" calcext:value-type="float">
            <text:p>22.05</text:p>
          </table:table-cell>
          <table:table-cell office:value-type="float" office:value="1.3934" calcext:value-type="float">
            <text:p>1.3934</text:p>
          </table:table-cell>
          <table:table-cell office:value-type="float" office:value="1.2615" calcext:value-type="float">
            <text:p>1.2615</text:p>
          </table:table-cell>
          <table:table-cell office:value-type="float" office:value="1.5552" calcext:value-type="float">
            <text:p>1.5552</text:p>
          </table:table-cell>
          <table:table-cell office:value-type="float" office:value="0.30751" calcext:value-type="float">
            <text:p>0.30751</text:p>
          </table:table-cell>
          <table:table-cell office:value-type="float" office:value="0.42044" calcext:value-type="float">
            <text:p>0.42044</text:p>
          </table:table-cell>
          <table:table-cell office:value-type="float" office:value="0.42642" calcext:value-type="float">
            <text:p>0.426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22.05" calcext:value-type="float">
            <text:p>22.05</text:p>
          </table:table-cell>
          <table:table-cell office:value-type="float" office:value="1.5593" calcext:value-type="float">
            <text:p>1.5593</text:p>
          </table:table-cell>
          <table:table-cell office:value-type="float" office:value="1.4085" calcext:value-type="float">
            <text:p>1.4085</text:p>
          </table:table-cell>
          <table:table-cell office:value-type="float" office:value="1.7376" calcext:value-type="float">
            <text:p>1.7376</text:p>
          </table:table-cell>
          <table:table-cell office:value-type="float" office:value="0.30496" calcext:value-type="float">
            <text:p>0.30496</text:p>
          </table:table-cell>
          <table:table-cell office:value-type="float" office:value="0.43321" calcext:value-type="float">
            <text:p>0.43321</text:p>
          </table:table-cell>
          <table:table-cell office:value-type="float" office:value="0.42068" calcext:value-type="float">
            <text:p>0.4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22.05" calcext:value-type="float">
            <text:p>22.05</text:p>
          </table:table-cell>
          <table:table-cell office:value-type="float" office:value="1.7925" calcext:value-type="float">
            <text:p>1.7925</text:p>
          </table:table-cell>
          <table:table-cell office:value-type="float" office:value="1.6155" calcext:value-type="float">
            <text:p>1.6155</text:p>
          </table:table-cell>
          <table:table-cell office:value-type="float" office:value="1.9937" calcext:value-type="float">
            <text:p>1.9937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45465" calcext:value-type="float">
            <text:p>0.45465</text:p>
          </table:table-cell>
          <table:table-cell office:value-type="float" office:value="0.41078" calcext:value-type="float">
            <text:p>0.410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2.05" calcext:value-type="float">
            <text:p>22.05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4388" calcext:value-type="float">
            <text:p>1.4388</text:p>
          </table:table-cell>
          <table:table-cell office:value-type="float" office:value="1.7932" calcext:value-type="float">
            <text:p>1.7932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46934" calcext:value-type="float">
            <text:p>0.46934</text:p>
          </table:table-cell>
          <table:table-cell office:value-type="float" office:value="0.40886" calcext:value-type="float">
            <text:p>0.408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2.05" calcext:value-type="float">
            <text:p>22.05</text:p>
          </table:table-cell>
          <table:table-cell office:value-type="float" office:value="1.4469" calcext:value-type="float">
            <text:p>1.4469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614" calcext:value-type="float">
            <text:p>1.614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46942" calcext:value-type="float">
            <text:p>0.46942</text:p>
          </table:table-cell>
          <table:table-cell office:value-type="float" office:value="0.40666" calcext:value-type="float">
            <text:p>0.40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2.05" calcext:value-type="float">
            <text:p>22.05</text:p>
          </table:table-cell>
          <table:table-cell office:value-type="float" office:value="1.2998" calcext:value-type="float">
            <text:p>1.2998</text:p>
          </table:table-cell>
          <table:table-cell office:value-type="float" office:value="1.1648" calcext:value-type="float">
            <text:p>1.1648</text:p>
          </table:table-cell>
          <table:table-cell office:value-type="float" office:value="1.4474" calcext:value-type="float">
            <text:p>1.4474</text:p>
          </table:table-cell>
          <table:table-cell office:value-type="float" office:value="0.30031" calcext:value-type="float">
            <text:p>0.30031</text:p>
          </table:table-cell>
          <table:table-cell office:value-type="float" office:value="0.47474" calcext:value-type="float">
            <text:p>0.47474</text:p>
          </table:table-cell>
          <table:table-cell office:value-type="float" office:value="0.4026" calcext:value-type="float">
            <text:p>0.40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2.05" calcext:value-type="float">
            <text:p>22.05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88523" calcext:value-type="float">
            <text:p>0.88523</text:p>
          </table:table-cell>
          <table:table-cell office:value-type="float" office:value="1.1223" calcext:value-type="float">
            <text:p>1.1223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49479" calcext:value-type="float">
            <text:p>0.49479</text:p>
          </table:table-cell>
          <table:table-cell office:value-type="float" office:value="0.33033" calcext:value-type="float">
            <text:p>0.33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22.05" calcext:value-type="float">
            <text:p>22.05</text:p>
          </table:table-cell>
          <table:table-cell office:value-type="float" office:value="0.95586" calcext:value-type="float">
            <text:p>0.95586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1.0604" calcext:value-type="float">
            <text:p>1.0604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33483" calcext:value-type="float">
            <text:p>0.33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2.05" calcext:value-type="float">
            <text:p>22.05</text:p>
          </table:table-cell>
          <table:table-cell office:value-type="float" office:value="0.73966" calcext:value-type="float">
            <text:p>0.73966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82088" calcext:value-type="float">
            <text:p>0.82088</text:p>
          </table:table-cell>
          <table:table-cell office:value-type="float" office:value="0.35819" calcext:value-type="float">
            <text:p>0.35819</text:p>
          </table:table-cell>
          <table:table-cell office:value-type="float" office:value="0.44578" calcext:value-type="float">
            <text:p>0.44578</text:p>
          </table:table-cell>
          <table:table-cell office:value-type="float" office:value="0.36486" calcext:value-type="float">
            <text:p>0.36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22.05" calcext:value-type="float">
            <text:p>22.05</text:p>
          </table:table-cell>
          <table:table-cell office:value-type="float" office:value="0.70562" calcext:value-type="float">
            <text:p>0.7056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78226" calcext:value-type="float">
            <text:p>0.78226</text:p>
          </table:table-cell>
          <table:table-cell office:value-type="float" office:value="0.40254" calcext:value-type="float">
            <text:p>0.40254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37168" calcext:value-type="float">
            <text:p>0.37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2.05" calcext:value-type="float">
            <text:p>22.05</text:p>
          </table:table-cell>
          <table:table-cell office:value-type="float" office:value="0.68287" calcext:value-type="float">
            <text:p>0.68287</text:p>
          </table:table-cell>
          <table:table-cell office:value-type="float" office:value="0.61169" calcext:value-type="float">
            <text:p>0.61169</text:p>
          </table:table-cell>
          <table:table-cell office:value-type="float" office:value="0.76099" calcext:value-type="float">
            <text:p>0.7609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38077" calcext:value-type="float">
            <text:p>0.380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2.05" calcext:value-type="float">
            <text:p>22.05</text:p>
          </table:table-cell>
          <table:table-cell office:value-type="float" office:value="0.66178" calcext:value-type="float">
            <text:p>0.66178</text:p>
          </table:table-cell>
          <table:table-cell office:value-type="float" office:value="0.58806" calcext:value-type="float">
            <text:p>0.58806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35513" calcext:value-type="float">
            <text:p>0.35513</text:p>
          </table:table-cell>
          <table:table-cell office:value-type="float" office:value="0.38797" calcext:value-type="float">
            <text:p>0.387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22.05" calcext:value-type="float">
            <text:p>22.05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58018" calcext:value-type="float">
            <text:p>0.58018</text:p>
          </table:table-cell>
          <table:table-cell office:value-type="float" office:value="0.75627" calcext:value-type="float">
            <text:p>0.75627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33157" calcext:value-type="float">
            <text:p>0.33157</text:p>
          </table:table-cell>
          <table:table-cell office:value-type="float" office:value="0.39207" calcext:value-type="float">
            <text:p>0.39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22.05" calcext:value-type="float">
            <text:p>22.05</text:p>
          </table:table-cell>
          <table:table-cell office:value-type="float" office:value="0.91996" calcext:value-type="float">
            <text:p>0.91996</text:p>
          </table:table-cell>
          <table:table-cell office:value-type="float" office:value="0.81735" calcext:value-type="float">
            <text:p>0.81735</text:p>
          </table:table-cell>
          <table:table-cell office:value-type="float" office:value="1.0382" calcext:value-type="float">
            <text:p>1.0382</text:p>
          </table:table-cell>
          <table:table-cell office:value-type="float" office:value="0.50796" calcext:value-type="float">
            <text:p>0.50796</text:p>
          </table:table-cell>
          <table:table-cell office:value-type="float" office:value="0.35521" calcext:value-type="float">
            <text:p>0.35521</text:p>
          </table:table-cell>
          <table:table-cell office:value-type="float" office:value="0.38681" calcext:value-type="float">
            <text:p>0.386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22.05" calcext:value-type="float">
            <text:p>22.05</text:p>
          </table:table-cell>
          <table:table-cell office:value-type="float" office:value="1.0024" calcext:value-type="float">
            <text:p>1.0024</text:p>
          </table:table-cell>
          <table:table-cell office:value-type="float" office:value="0.90713" calcext:value-type="float">
            <text:p>0.90713</text:p>
          </table:table-cell>
          <table:table-cell office:value-type="float" office:value="1.0863" calcext:value-type="float">
            <text:p>1.0863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0012757" calcext:value-type="float">
            <text:p>0.0012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22.05" calcext:value-type="float">
            <text:p>22.05</text:p>
          </table:table-cell>
          <table:table-cell office:value-type="float" office:value="0.70078" calcext:value-type="float">
            <text:p>0.70078</text:p>
          </table:table-cell>
          <table:table-cell office:value-type="float" office:value="0.62386" calcext:value-type="float">
            <text:p>0.62386</text:p>
          </table:table-cell>
          <table:table-cell office:value-type="float" office:value="0.77209" calcext:value-type="float">
            <text:p>0.77209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022954" calcext:value-type="float">
            <text:p>0.022954</text:p>
          </table:table-cell>
          <table:table-cell office:value-type="float" office:value="0.00081522" calcext:value-type="float">
            <text:p>0.00081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22.05" calcext:value-type="float">
            <text:p>22.05</text:p>
          </table:table-cell>
          <table:table-cell office:value-type="float" office:value="0.79488" calcext:value-type="float">
            <text:p>0.79488</text:p>
          </table:table-cell>
          <table:table-cell office:value-type="float" office:value="0.70044" calcext:value-type="float">
            <text:p>0.70044</text:p>
          </table:table-cell>
          <table:table-cell office:value-type="float" office:value="0.90884" calcext:value-type="float">
            <text:p>0.90884</text:p>
          </table:table-cell>
          <table:table-cell office:value-type="float" office:value="0.54123" calcext:value-type="float">
            <text:p>0.54123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0.40088" calcext:value-type="float">
            <text:p>0.400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22.05" calcext:value-type="float">
            <text:p>22.05</text:p>
          </table:table-cell>
          <table:table-cell office:value-type="float" office:value="0.69445" calcext:value-type="float">
            <text:p>0.69445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80477" calcext:value-type="float">
            <text:p>0.80477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34062" calcext:value-type="float">
            <text:p>0.34062</text:p>
          </table:table-cell>
          <table:table-cell office:value-type="float" office:value="0.37844" calcext:value-type="float">
            <text:p>0.378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2.05" calcext:value-type="float">
            <text:p>22.05</text:p>
          </table:table-cell>
          <table:table-cell office:value-type="float" office:value="0.73436" calcext:value-type="float">
            <text:p>0.73436</text:p>
          </table:table-cell>
          <table:table-cell office:value-type="float" office:value="0.64878" calcext:value-type="float">
            <text:p>0.64878</text:p>
          </table:table-cell>
          <table:table-cell office:value-type="float" office:value="0.83497" calcext:value-type="float">
            <text:p>0.83497</text:p>
          </table:table-cell>
          <table:table-cell office:value-type="float" office:value="0.52467" calcext:value-type="float">
            <text:p>0.52467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36572" calcext:value-type="float">
            <text:p>0.365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22.05" calcext:value-type="float">
            <text:p>22.05</text:p>
          </table:table-cell>
          <table:table-cell office:value-type="float" office:value="0.53367" calcext:value-type="float">
            <text:p>0.53367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60549" calcext:value-type="float">
            <text:p>0.60549</text:p>
          </table:table-cell>
          <table:table-cell office:value-type="float" office:value="0.53065" calcext:value-type="float">
            <text:p>0.53065</text:p>
          </table:table-cell>
          <table:table-cell office:value-type="float" office:value="0.38068" calcext:value-type="float">
            <text:p>0.38068</text:p>
          </table:table-cell>
          <table:table-cell office:value-type="float" office:value="0.41015" calcext:value-type="float">
            <text:p>0.410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22.05" calcext:value-type="float">
            <text:p>22.05</text:p>
          </table:table-cell>
          <table:table-cell office:value-type="float" office:value="0.67755" calcext:value-type="float">
            <text:p>0.67755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.38274" calcext:value-type="float">
            <text:p>0.38274</text:p>
          </table:table-cell>
          <table:table-cell office:value-type="float" office:value="0.35781" calcext:value-type="float">
            <text:p>0.357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22.05" calcext:value-type="float">
            <text:p>22.05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57889" calcext:value-type="float">
            <text:p>0.57889</text:p>
          </table:table-cell>
          <table:table-cell office:value-type="float" office:value="0.74756" calcext:value-type="float">
            <text:p>0.74756</text:p>
          </table:table-cell>
          <table:table-cell office:value-type="float" office:value="0.54443" calcext:value-type="float">
            <text:p>0.54443</text:p>
          </table:table-cell>
          <table:table-cell office:value-type="float" office:value="0.38622" calcext:value-type="float">
            <text:p>0.38622</text:p>
          </table:table-cell>
          <table:table-cell office:value-type="float" office:value="0.40582" calcext:value-type="float">
            <text:p>0.40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22.05" calcext:value-type="float">
            <text:p>22.05</text:p>
          </table:table-cell>
          <table:table-cell office:value-type="float" office:value="0.78266" calcext:value-type="float">
            <text:p>0.78266</text:p>
          </table:table-cell>
          <table:table-cell office:value-type="float" office:value="0.68385" calcext:value-type="float">
            <text:p>0.68385</text:p>
          </table:table-cell>
          <table:table-cell office:value-type="float" office:value="0.88865" calcext:value-type="float">
            <text:p>0.88865</text:p>
          </table:table-cell>
          <table:table-cell office:value-type="float" office:value="0.56459" calcext:value-type="float">
            <text:p>0.56459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0.38823" calcext:value-type="float">
            <text:p>0.388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24.56" calcext:value-type="float">
            <text:p>24.56</text:p>
          </table:table-cell>
          <table:table-cell office:value-type="float" office:value="0.86196" calcext:value-type="float">
            <text:p>0.86196</text:p>
          </table:table-cell>
          <table:table-cell office:value-type="float" office:value="0.74696" calcext:value-type="float">
            <text:p>0.74696</text:p>
          </table:table-cell>
          <table:table-cell office:value-type="float" office:value="1.018" calcext:value-type="float">
            <text:p>1.018</text:p>
          </table:table-cell>
          <table:table-cell office:value-type="float" office:value="0.43203" calcext:value-type="float">
            <text:p>0.43203</text:p>
          </table:table-cell>
          <table:table-cell office:value-type="float" office:value="0.20959" calcext:value-type="float">
            <text:p>0.20959</text:p>
          </table:table-cell>
          <table:table-cell office:value-type="float" office:value="0.51018" calcext:value-type="float">
            <text:p>0.51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24.56" calcext:value-type="float">
            <text:p>24.56</text:p>
          </table:table-cell>
          <table:table-cell office:value-type="float" office:value="0.82013" calcext:value-type="float">
            <text:p>0.82013</text:p>
          </table:table-cell>
          <table:table-cell office:value-type="float" office:value="0.72123" calcext:value-type="float">
            <text:p>0.72123</text:p>
          </table:table-cell>
          <table:table-cell office:value-type="float" office:value="0.96837" calcext:value-type="float">
            <text:p>0.9683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25364" calcext:value-type="float">
            <text:p>0.25364</text:p>
          </table:table-cell>
          <table:table-cell office:value-type="float" office:value="0.42383" calcext:value-type="float">
            <text:p>0.42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24.56" calcext:value-type="float">
            <text:p>24.56</text:p>
          </table:table-cell>
          <table:table-cell office:value-type="float" office:value="0.82559" calcext:value-type="float">
            <text:p>0.82559</text:p>
          </table:table-cell>
          <table:table-cell office:value-type="float" office:value="0.73122" calcext:value-type="float">
            <text:p>0.73122</text:p>
          </table:table-cell>
          <table:table-cell office:value-type="float" office:value="0.97109" calcext:value-type="float">
            <text:p>0.97109</text:p>
          </table:table-cell>
          <table:table-cell office:value-type="float" office:value="0.36166" calcext:value-type="float">
            <text:p>0.36166</text:p>
          </table:table-cell>
          <table:table-cell office:value-type="float" office:value="0.29085" calcext:value-type="float">
            <text:p>0.29085</text:p>
          </table:table-cell>
          <table:table-cell office:value-type="float" office:value="0.40688" calcext:value-type="float">
            <text:p>0.406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24.56" calcext:value-type="float">
            <text:p>24.56</text:p>
          </table:table-cell>
          <table:table-cell office:value-type="float" office:value="0.81718" calcext:value-type="float">
            <text:p>0.81718</text:p>
          </table:table-cell>
          <table:table-cell office:value-type="float" office:value="0.72426" calcext:value-type="float">
            <text:p>0.7242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0978" calcext:value-type="float">
            <text:p>0.30978</text:p>
          </table:table-cell>
          <table:table-cell office:value-type="float" office:value="0.3872" calcext:value-type="float">
            <text:p>0.38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24.56" calcext:value-type="float">
            <text:p>24.56</text:p>
          </table:table-cell>
          <table:table-cell office:value-type="float" office:value="0.88729" calcext:value-type="float">
            <text:p>0.88729</text:p>
          </table:table-cell>
          <table:table-cell office:value-type="float" office:value="0.7937" calcext:value-type="float">
            <text:p>0.7937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38119" calcext:value-type="float">
            <text:p>0.38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24.56" calcext:value-type="float">
            <text:p>24.56</text:p>
          </table:table-cell>
          <table:table-cell office:value-type="float" office:value="0.91275" calcext:value-type="float">
            <text:p>0.91275</text:p>
          </table:table-cell>
          <table:table-cell office:value-type="float" office:value="0.81919" calcext:value-type="float">
            <text:p>0.81919</text:p>
          </table:table-cell>
          <table:table-cell office:value-type="float" office:value="1.0532" calcext:value-type="float">
            <text:p>1.0532</text:p>
          </table:table-cell>
          <table:table-cell office:value-type="float" office:value="0.33845" calcext:value-type="float">
            <text:p>0.33845</text:p>
          </table:table-cell>
          <table:table-cell office:value-type="float" office:value="0.34762" calcext:value-type="float">
            <text:p>0.34762</text:p>
          </table:table-cell>
          <table:table-cell office:value-type="float" office:value="0.37051" calcext:value-type="float">
            <text:p>0.37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24.56" calcext:value-type="float">
            <text:p>24.56</text:p>
          </table:table-cell>
          <table:table-cell office:value-type="float" office:value="1.0371" calcext:value-type="float">
            <text:p>1.0371</text:p>
          </table:table-cell>
          <table:table-cell office:value-type="float" office:value="0.9357" calcext:value-type="float">
            <text:p>0.9357</text:p>
          </table:table-cell>
          <table:table-cell office:value-type="float" office:value="1.19" calcext:value-type="float">
            <text:p>1.19</text:p>
          </table:table-cell>
          <table:table-cell office:value-type="float" office:value="0.32554" calcext:value-type="float">
            <text:p>0.32554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947" calcext:value-type="float">
            <text:p>0.36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24.56" calcext:value-type="float">
            <text:p>24.56</text:p>
          </table:table-cell>
          <table:table-cell office:value-type="float" office:value="1.1285" calcext:value-type="float">
            <text:p>1.1285</text:p>
          </table:table-cell>
          <table:table-cell office:value-type="float" office:value="1.0184" calcext:value-type="float">
            <text:p>1.0184</text:p>
          </table:table-cell>
          <table:table-cell office:value-type="float" office:value="1.2739" calcext:value-type="float">
            <text:p>1.2739</text:p>
          </table:table-cell>
          <table:table-cell office:value-type="float" office:value="0.30782" calcext:value-type="float">
            <text:p>0.30782</text:p>
          </table:table-cell>
          <table:table-cell office:value-type="float" office:value="0.39837" calcext:value-type="float">
            <text:p>0.39837</text:p>
          </table:table-cell>
          <table:table-cell office:value-type="float" office:value="0.36519" calcext:value-type="float">
            <text:p>0.365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24.56" calcext:value-type="float">
            <text:p>24.56</text:p>
          </table:table-cell>
          <table:table-cell office:value-type="float" office:value="1.2257" calcext:value-type="float">
            <text:p>1.2257</text:p>
          </table:table-cell>
          <table:table-cell office:value-type="float" office:value="1.1016" calcext:value-type="float">
            <text:p>1.1016</text:p>
          </table:table-cell>
          <table:table-cell office:value-type="float" office:value="1.3808" calcext:value-type="float">
            <text:p>1.3808</text:p>
          </table:table-cell>
          <table:table-cell office:value-type="float" office:value="0.28035" calcext:value-type="float">
            <text:p>0.28035</text:p>
          </table:table-cell>
          <table:table-cell office:value-type="float" office:value="0.43768" calcext:value-type="float">
            <text:p>0.43768</text:p>
          </table:table-cell>
          <table:table-cell office:value-type="float" office:value="0.36135" calcext:value-type="float">
            <text:p>0.36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24.56" calcext:value-type="float">
            <text:p>24.56</text:p>
          </table:table-cell>
          <table:table-cell office:value-type="float" office:value="1.202" calcext:value-type="float">
            <text:p>1.202</text:p>
          </table:table-cell>
          <table:table-cell office:value-type="float" office:value="1.0781" calcext:value-type="float">
            <text:p>1.0781</text:p>
          </table:table-cell>
          <table:table-cell office:value-type="float" office:value="1.3453" calcext:value-type="float">
            <text:p>1.3453</text:p>
          </table:table-cell>
          <table:table-cell office:value-type="float" office:value="0.28468" calcext:value-type="float">
            <text:p>0.28468</text:p>
          </table:table-cell>
          <table:table-cell office:value-type="float" office:value="0.44448" calcext:value-type="float">
            <text:p>0.44448</text:p>
          </table:table-cell>
          <table:table-cell office:value-type="float" office:value="0.34317" calcext:value-type="float">
            <text:p>0.3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24.56" calcext:value-type="float">
            <text:p>24.56</text:p>
          </table:table-cell>
          <table:table-cell office:value-type="float" office:value="1.396" calcext:value-type="float">
            <text:p>1.396</text:p>
          </table:table-cell>
          <table:table-cell office:value-type="float" office:value="1.2561" calcext:value-type="float">
            <text:p>1.2561</text:p>
          </table:table-cell>
          <table:table-cell office:value-type="float" office:value="1.5546" calcext:value-type="float">
            <text:p>1.5546</text:p>
          </table:table-cell>
          <table:table-cell office:value-type="float" office:value="0.28306" calcext:value-type="float">
            <text:p>0.28306</text:p>
          </table:table-cell>
          <table:table-cell office:value-type="float" office:value="0.45669" calcext:value-type="float">
            <text:p>0.45669</text:p>
          </table:table-cell>
          <table:table-cell office:value-type="float" office:value="0.34153" calcext:value-type="float">
            <text:p>0.341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24.56" calcext:value-type="float">
            <text:p>24.56</text:p>
          </table:table-cell>
          <table:table-cell office:value-type="float" office:value="1.559" calcext:value-type="float">
            <text:p>1.559</text:p>
          </table:table-cell>
          <table:table-cell office:value-type="float" office:value="1.4013" calcext:value-type="float">
            <text:p>1.4013</text:p>
          </table:table-cell>
          <table:table-cell office:value-type="float" office:value="1.7256" calcext:value-type="float">
            <text:p>1.7256</text:p>
          </table:table-cell>
          <table:table-cell office:value-type="float" office:value="0.28132" calcext:value-type="float">
            <text:p>0.28132</text:p>
          </table:table-cell>
          <table:table-cell office:value-type="float" office:value="0.46856" calcext:value-type="float">
            <text:p>0.46856</text:p>
          </table:table-cell>
          <table:table-cell office:value-type="float" office:value="0.33858" calcext:value-type="float">
            <text:p>0.338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24.56" calcext:value-type="float">
            <text:p>24.56</text:p>
          </table:table-cell>
          <table:table-cell office:value-type="float" office:value="1.7895" calcext:value-type="float">
            <text:p>1.7895</text:p>
          </table:table-cell>
          <table:table-cell office:value-type="float" office:value="1.6021" calcext:value-type="float">
            <text:p>1.6021</text:p>
          </table:table-cell>
          <table:table-cell office:value-type="float" office:value="1.9862" calcext:value-type="float">
            <text:p>1.9862</text:p>
          </table:table-cell>
          <table:table-cell office:value-type="float" office:value="0.27377" calcext:value-type="float">
            <text:p>0.27377</text:p>
          </table:table-cell>
          <table:table-cell office:value-type="float" office:value="0.48666" calcext:value-type="float">
            <text:p>0.48666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4.56" calcext:value-type="float">
            <text:p>24.56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5589" calcext:value-type="float">
            <text:p>1.5589</text:p>
          </table:table-cell>
          <table:table-cell office:value-type="float" office:value="1.9427" calcext:value-type="float">
            <text:p>1.9427</text:p>
          </table:table-cell>
          <table:table-cell office:value-type="float" office:value="0.26969" calcext:value-type="float">
            <text:p>0.26969</text:p>
          </table:table-cell>
          <table:table-cell office:value-type="float" office:value="0.50071" calcext:value-type="float">
            <text:p>0.50071</text:p>
          </table:table-cell>
          <table:table-cell office:value-type="float" office:value="0.33393" calcext:value-type="float">
            <text:p>0.333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4.56" calcext:value-type="float">
            <text:p>24.56</text:p>
          </table:table-cell>
          <table:table-cell office:value-type="float" office:value="1.4964" calcext:value-type="float">
            <text:p>1.4964</text:p>
          </table:table-cell>
          <table:table-cell office:value-type="float" office:value="1.3274" calcext:value-type="float">
            <text:p>1.3274</text:p>
          </table:table-cell>
          <table:table-cell office:value-type="float" office:value="1.6733" calcext:value-type="float">
            <text:p>1.6733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.50865" calcext:value-type="float">
            <text:p>0.50865</text:p>
          </table:table-cell>
          <table:table-cell office:value-type="float" office:value="0.3317" calcext:value-type="float">
            <text:p>0.3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4.56" calcext:value-type="float">
            <text:p>24.56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98659" calcext:value-type="float">
            <text:p>0.98659</text:p>
          </table:table-cell>
          <table:table-cell office:value-type="float" office:value="1.2376" calcext:value-type="float">
            <text:p>1.2376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0.4829" calcext:value-type="float">
            <text:p>0.4829</text:p>
          </table:table-cell>
          <table:table-cell office:value-type="float" office:value="0.34023" calcext:value-type="float">
            <text:p>0.34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4.56" calcext:value-type="float">
            <text:p>24.56</text:p>
          </table:table-cell>
          <table:table-cell office:value-type="float" office:value="1.0378" calcext:value-type="float">
            <text:p>1.0378</text:p>
          </table:table-cell>
          <table:table-cell office:value-type="float" office:value="0.93298" calcext:value-type="float">
            <text:p>0.93298</text:p>
          </table:table-cell>
          <table:table-cell office:value-type="float" office:value="1.1478" calcext:value-type="float">
            <text:p>1.1478</text:p>
          </table:table-cell>
          <table:table-cell office:value-type="float" office:value="0.32629" calcext:value-type="float">
            <text:p>0.32629</text:p>
          </table:table-cell>
          <table:table-cell office:value-type="float" office:value="0.46584" calcext:value-type="float">
            <text:p>0.46584</text:p>
          </table:table-cell>
          <table:table-cell office:value-type="float" office:value="0.3385" calcext:value-type="float">
            <text:p>0.3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24.56" calcext:value-type="float">
            <text:p>24.56</text:p>
          </table:table-cell>
          <table:table-cell office:value-type="float" office:value="0.98674" calcext:value-type="float">
            <text:p>0.98674</text:p>
          </table:table-cell>
          <table:table-cell office:value-type="float" office:value="0.8906" calcext:value-type="float">
            <text:p>0.8906</text:p>
          </table:table-cell>
          <table:table-cell office:value-type="float" office:value="1.0868" calcext:value-type="float">
            <text:p>1.0868</text:p>
          </table:table-cell>
          <table:table-cell office:value-type="float" office:value="0.35764" calcext:value-type="float">
            <text:p>0.35764</text:p>
          </table:table-cell>
          <table:table-cell office:value-type="float" office:value="0.44316" calcext:value-type="float">
            <text:p>0.44316</text:p>
          </table:table-cell>
          <table:table-cell office:value-type="float" office:value="0.34007" calcext:value-type="float">
            <text:p>0.34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4.56" calcext:value-type="float">
            <text:p>24.56</text:p>
          </table:table-cell>
          <table:table-cell office:value-type="float" office:value="0.93632" calcext:value-type="float">
            <text:p>0.93632</text:p>
          </table:table-cell>
          <table:table-cell office:value-type="float" office:value="0.8493" calcext:value-type="float">
            <text:p>0.8493</text:p>
          </table:table-cell>
          <table:table-cell office:value-type="float" office:value="1.0249" calcext:value-type="float">
            <text:p>1.0249</text:p>
          </table:table-cell>
          <table:table-cell office:value-type="float" office:value="0.37427" calcext:value-type="float">
            <text:p>0.37427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33934" calcext:value-type="float">
            <text:p>0.339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24.56" calcext:value-type="float">
            <text:p>24.56</text:p>
          </table:table-cell>
          <table:table-cell office:value-type="float" office:value="0.69962" calcext:value-type="float">
            <text:p>0.69962</text:p>
          </table:table-cell>
          <table:table-cell office:value-type="float" office:value="0.62863" calcext:value-type="float">
            <text:p>0.62863</text:p>
          </table:table-cell>
          <table:table-cell office:value-type="float" office:value="0.77276" calcext:value-type="float">
            <text:p>0.77276</text:p>
          </table:table-cell>
          <table:table-cell office:value-type="float" office:value="0.39678" calcext:value-type="float">
            <text:p>0.39678</text:p>
          </table:table-cell>
          <table:table-cell office:value-type="float" office:value="0.41622" calcext:value-type="float">
            <text:p>0.41622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4.56" calcext:value-type="float">
            <text:p>24.56</text:p>
          </table:table-cell>
          <table:table-cell office:value-type="float" office:value="0.67348" calcext:value-type="float">
            <text:p>0.67348</text:p>
          </table:table-cell>
          <table:table-cell office:value-type="float" office:value="0.60332" calcext:value-type="float">
            <text:p>0.60332</text:p>
          </table:table-cell>
          <table:table-cell office:value-type="float" office:value="0.74675" calcext:value-type="float">
            <text:p>0.74675</text:p>
          </table:table-cell>
          <table:table-cell office:value-type="float" office:value="0.43932" calcext:value-type="float">
            <text:p>0.43932</text:p>
          </table:table-cell>
          <table:table-cell office:value-type="float" office:value="0.38528" calcext:value-type="float">
            <text:p>0.38528</text:p>
          </table:table-cell>
          <table:table-cell office:value-type="float" office:value="0.39232" calcext:value-type="float">
            <text:p>0.39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4.56" calcext:value-type="float">
            <text:p>24.56</text:p>
          </table:table-cell>
          <table:table-cell office:value-type="float" office:value="0.66084" calcext:value-type="float">
            <text:p>0.66084</text:p>
          </table:table-cell>
          <table:table-cell office:value-type="float" office:value="0.58829" calcext:value-type="float">
            <text:p>0.58829</text:p>
          </table:table-cell>
          <table:table-cell office:value-type="float" office:value="0.74301" calcext:value-type="float">
            <text:p>0.74301</text:p>
          </table:table-cell>
          <table:table-cell office:value-type="float" office:value="0.48105" calcext:value-type="float">
            <text:p>0.48105</text:p>
          </table:table-cell>
          <table:table-cell office:value-type="float" office:value="0.35608" calcext:value-type="float">
            <text:p>0.35608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24.56" calcext:value-type="float">
            <text:p>24.56</text:p>
          </table:table-cell>
          <table:table-cell office:value-type="float" office:value="0.64223" calcext:value-type="float">
            <text:p>0.64223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73474" calcext:value-type="float">
            <text:p>0.73474</text:p>
          </table:table-cell>
          <table:table-cell office:value-type="float" office:value="0.51662" calcext:value-type="float">
            <text:p>0.51662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40399" calcext:value-type="float">
            <text:p>0.403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24.56" calcext:value-type="float">
            <text:p>24.56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0.8362" calcext:value-type="float">
            <text:p>0.8362</text:p>
          </table:table-cell>
          <table:table-cell office:value-type="float" office:value="1.0691" calcext:value-type="float">
            <text:p>1.0691</text:p>
          </table:table-cell>
          <table:table-cell office:value-type="float" office:value="0.52174" calcext:value-type="float">
            <text:p>0.52174</text:p>
          </table:table-cell>
          <table:table-cell office:value-type="float" office:value="0.34151" calcext:value-type="float">
            <text:p>0.34151</text:p>
          </table:table-cell>
          <table:table-cell office:value-type="float" office:value="0.40846" calcext:value-type="float">
            <text:p>0.4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24.56" calcext:value-type="float">
            <text:p>24.56</text:p>
          </table:table-cell>
          <table:table-cell office:value-type="float" office:value="0.58171" calcext:value-type="float">
            <text:p>0.58171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54502" calcext:value-type="float">
            <text:p>0.54502</text:p>
          </table:table-cell>
          <table:table-cell office:value-type="float" office:value="0.32726" calcext:value-type="float">
            <text:p>0.32726</text:p>
          </table:table-cell>
          <table:table-cell office:value-type="float" office:value="0.40736" calcext:value-type="float">
            <text:p>0.40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24.56" calcext:value-type="float">
            <text:p>24.56</text:p>
          </table:table-cell>
          <table:table-cell office:value-type="float" office:value="0.85291" calcext:value-type="float">
            <text:p>0.85291</text:p>
          </table:table-cell>
          <table:table-cell office:value-type="float" office:value="0.75165" calcext:value-type="float">
            <text:p>0.75165</text:p>
          </table:table-cell>
          <table:table-cell office:value-type="float" office:value="0.97334" calcext:value-type="float">
            <text:p>0.97334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35017" calcext:value-type="float">
            <text:p>0.35017</text:p>
          </table:table-cell>
          <table:table-cell office:value-type="float" office:value="0.39988" calcext:value-type="float">
            <text:p>0.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24.56" calcext:value-type="float">
            <text:p>24.56</text:p>
          </table:table-cell>
          <table:table-cell office:value-type="float" office:value="0.60561" calcext:value-type="float">
            <text:p>0.60561</text:p>
          </table:table-cell>
          <table:table-cell office:value-type="float" office:value="0.52643" calcext:value-type="float">
            <text:p>0.52643</text:p>
          </table:table-cell>
          <table:table-cell office:value-type="float" office:value="0.70047" calcext:value-type="float">
            <text:p>0.70047</text:p>
          </table:table-cell>
          <table:table-cell office:value-type="float" office:value="0.55128" calcext:value-type="float">
            <text:p>0.55128</text:p>
          </table:table-cell>
          <table:table-cell office:value-type="float" office:value="0.33137" calcext:value-type="float">
            <text:p>0.33137</text:p>
          </table:table-cell>
          <table:table-cell office:value-type="float" office:value="0.44278" calcext:value-type="float">
            <text:p>0.442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24.56" calcext:value-type="float">
            <text:p>24.56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60816" calcext:value-type="float">
            <text:p>0.60816</text:p>
          </table:table-cell>
          <table:table-cell office:value-type="float" office:value="0.75544" calcext:value-type="float">
            <text:p>0.75544</text:p>
          </table:table-cell>
          <table:table-cell office:value-type="float" office:value="0.98819" calcext:value-type="float">
            <text:p>0.98819</text:p>
          </table:table-cell>
          <table:table-cell office:value-type="float" office:value="0.0080322" calcext:value-type="float">
            <text:p>0.0080322</text:p>
          </table:table-cell>
          <table:table-cell office:value-type="float" office:value="0.0009699" calcext:value-type="float">
            <text:p>0.00096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24.56" calcext:value-type="float">
            <text:p>24.56</text:p>
          </table:table-cell>
          <table:table-cell office:value-type="float" office:value="0.77602" calcext:value-type="float">
            <text:p>0.77602</text:p>
          </table:table-cell>
          <table:table-cell office:value-type="float" office:value="0.68216" calcext:value-type="float">
            <text:p>0.68216</text:p>
          </table:table-cell>
          <table:table-cell office:value-type="float" office:value="0.88797" calcext:value-type="float">
            <text:p>0.88797</text:p>
          </table:table-cell>
          <table:table-cell office:value-type="float" office:value="0.53309" calcext:value-type="float">
            <text:p>0.53309</text:p>
          </table:table-cell>
          <table:table-cell office:value-type="float" office:value="0.36761" calcext:value-type="float">
            <text:p>0.36761</text:p>
          </table:table-cell>
          <table:table-cell office:value-type="float" office:value="0.39842" calcext:value-type="float">
            <text:p>0.39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4.56" calcext:value-type="float">
            <text:p>24.56</text:p>
          </table:table-cell>
          <table:table-cell office:value-type="float" office:value="0.90743" calcext:value-type="float">
            <text:p>0.90743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98952" calcext:value-type="float">
            <text:p>0.98952</text:p>
          </table:table-cell>
          <table:table-cell office:value-type="float" office:value="0.98025" calcext:value-type="float">
            <text:p>0.98025</text:p>
          </table:table-cell>
          <table:table-cell office:value-type="float" office:value="0.014447" calcext:value-type="float">
            <text:p>0.014447</text:p>
          </table:table-cell>
          <table:table-cell office:value-type="float" office:value="0.00066366" calcext:value-type="float">
            <text:p>0.00066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24.56" calcext:value-type="float">
            <text:p>24.56</text:p>
          </table:table-cell>
          <table:table-cell office:value-type="float" office:value="0.52877" calcext:value-type="float">
            <text:p>0.52877</text:p>
          </table:table-cell>
          <table:table-cell office:value-type="float" office:value="0.46842" calcext:value-type="float">
            <text:p>0.46842</text:p>
          </table:table-cell>
          <table:table-cell office:value-type="float" office:value="0.59863" calcext:value-type="float">
            <text:p>0.59863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0.39797" calcext:value-type="float">
            <text:p>0.39797</text:p>
          </table:table-cell>
          <table:table-cell office:value-type="float" office:value="0.40819" calcext:value-type="float">
            <text:p>0.40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24.56" calcext:value-type="float">
            <text:p>24.56</text:p>
          </table:table-cell>
          <table:table-cell office:value-type="float" office:value="0.61214" calcext:value-type="float">
            <text:p>0.61214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70038" calcext:value-type="float">
            <text:p>0.70038</text:p>
          </table:table-cell>
          <table:table-cell office:value-type="float" office:value="0.55319" calcext:value-type="float">
            <text:p>0.55319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41834" calcext:value-type="float">
            <text:p>0.41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24.56" calcext:value-type="float">
            <text:p>24.56</text:p>
          </table:table-cell>
          <table:table-cell office:value-type="float" office:value="0.93368" calcext:value-type="float">
            <text:p>0.93368</text:p>
          </table:table-cell>
          <table:table-cell office:value-type="float" office:value="0.82523" calcext:value-type="float">
            <text:p>0.82523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52962" calcext:value-type="float">
            <text:p>0.52962</text:p>
          </table:table-cell>
          <table:table-cell office:value-type="float" office:value="0.40454" calcext:value-type="float">
            <text:p>0.40454</text:p>
          </table:table-cell>
          <table:table-cell office:value-type="float" office:value="0.36874" calcext:value-type="float">
            <text:p>0.36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24.56" calcext:value-type="float">
            <text:p>24.56</text:p>
          </table:table-cell>
          <table:table-cell office:value-type="float" office:value="0.78312" calcext:value-type="float">
            <text:p>0.78312</text:p>
          </table:table-cell>
          <table:table-cell office:value-type="float" office:value="0.68255" calcext:value-type="float">
            <text:p>0.68255</text:p>
          </table:table-cell>
          <table:table-cell office:value-type="float" office:value="0.89074" calcext:value-type="float">
            <text:p>0.89074</text:p>
          </table:table-cell>
          <table:table-cell office:value-type="float" office:value="0.56276" calcext:value-type="float">
            <text:p>0.56276</text:p>
          </table:table-cell>
          <table:table-cell office:value-type="float" office:value="0.38089" calcext:value-type="float">
            <text:p>0.38089</text:p>
          </table:table-cell>
          <table:table-cell office:value-type="float" office:value="0.39154" calcext:value-type="float">
            <text:p>0.391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27.07" calcext:value-type="float">
            <text:p>27.07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7622" calcext:value-type="float">
            <text:p>0.7622</text:p>
          </table:table-cell>
          <table:table-cell office:value-type="float" office:value="1.0415" calcext:value-type="float">
            <text:p>1.0415</text:p>
          </table:table-cell>
          <table:table-cell office:value-type="float" office:value="0.42969" calcext:value-type="float">
            <text:p>0.42969</text:p>
          </table:table-cell>
          <table:table-cell office:value-type="float" office:value="0.21615" calcext:value-type="float">
            <text:p>0.21615</text:p>
          </table:table-cell>
          <table:table-cell office:value-type="float" office:value="0.49777" calcext:value-type="float">
            <text:p>0.4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27.07" calcext:value-type="float">
            <text:p>27.07</text:p>
          </table:table-cell>
          <table:table-cell office:value-type="float" office:value="0.80275" calcext:value-type="float">
            <text:p>0.80275</text:p>
          </table:table-cell>
          <table:table-cell office:value-type="float" office:value="0.69845" calcext:value-type="float">
            <text:p>0.69845</text:p>
          </table:table-cell>
          <table:table-cell office:value-type="float" office:value="0.94749" calcext:value-type="float">
            <text:p>0.94749</text:p>
          </table:table-cell>
          <table:table-cell office:value-type="float" office:value="0.44977" calcext:value-type="float">
            <text:p>0.44977</text:p>
          </table:table-cell>
          <table:table-cell office:value-type="float" office:value="0.21296" calcext:value-type="float">
            <text:p>0.21296</text:p>
          </table:table-cell>
          <table:table-cell office:value-type="float" office:value="0.43622" calcext:value-type="float">
            <text:p>0.436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27.07" calcext:value-type="float">
            <text:p>27.07</text:p>
          </table:table-cell>
          <table:table-cell office:value-type="float" office:value="0.77328" calcext:value-type="float">
            <text:p>0.77328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91464" calcext:value-type="float">
            <text:p>0.91464</text:p>
          </table:table-cell>
          <table:table-cell office:value-type="float" office:value="0.41493" calcext:value-type="float">
            <text:p>0.41493</text:p>
          </table:table-cell>
          <table:table-cell office:value-type="float" office:value="0.24972" calcext:value-type="float">
            <text:p>0.24972</text:p>
          </table:table-cell>
          <table:table-cell office:value-type="float" office:value="0.4117" calcext:value-type="float">
            <text:p>0.41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27.07" calcext:value-type="float">
            <text:p>27.07</text:p>
          </table:table-cell>
          <table:table-cell office:value-type="float" office:value="0.89512" calcext:value-type="float">
            <text:p>0.89512</text:p>
          </table:table-cell>
          <table:table-cell office:value-type="float" office:value="0.79615" calcext:value-type="float">
            <text:p>0.79615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39681" calcext:value-type="float">
            <text:p>0.39681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0.4067" calcext:value-type="float">
            <text:p>0.4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27.07" calcext:value-type="float">
            <text:p>27.07</text:p>
          </table:table-cell>
          <table:table-cell office:value-type="float" office:value="0.85202" calcext:value-type="float">
            <text:p>0.85202</text:p>
          </table:table-cell>
          <table:table-cell office:value-type="float" office:value="0.75836" calcext:value-type="float">
            <text:p>0.75836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29249" calcext:value-type="float">
            <text:p>0.29249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27.07" calcext:value-type="float">
            <text:p>27.07</text:p>
          </table:table-cell>
          <table:table-cell office:value-type="float" office:value="0.98854" calcext:value-type="float">
            <text:p>0.98854</text:p>
          </table:table-cell>
          <table:table-cell office:value-type="float" office:value="0.88705" calcext:value-type="float">
            <text:p>0.88705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30859" calcext:value-type="float">
            <text:p>0.30859</text:p>
          </table:table-cell>
          <table:table-cell office:value-type="float" office:value="0.3868" calcext:value-type="float">
            <text:p>0.3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27.07" calcext:value-type="float">
            <text:p>27.07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9899" calcext:value-type="float">
            <text:p>0.9899</text:p>
          </table:table-cell>
          <table:table-cell office:value-type="float" office:value="1.2486" calcext:value-type="float">
            <text:p>1.2486</text:p>
          </table:table-cell>
          <table:table-cell office:value-type="float" office:value="0.36458" calcext:value-type="float">
            <text:p>0.36458</text:p>
          </table:table-cell>
          <table:table-cell office:value-type="float" office:value="0.33566" calcext:value-type="float">
            <text:p>0.33566</text:p>
          </table:table-cell>
          <table:table-cell office:value-type="float" office:value="0.38212" calcext:value-type="float">
            <text:p>0.38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27.07" calcext:value-type="float">
            <text:p>27.07</text:p>
          </table:table-cell>
          <table:table-cell office:value-type="float" office:value="1.2079" calcext:value-type="float">
            <text:p>1.2079</text:p>
          </table:table-cell>
          <table:table-cell office:value-type="float" office:value="1.0972" calcext:value-type="float">
            <text:p>1.0972</text:p>
          </table:table-cell>
          <table:table-cell office:value-type="float" office:value="1.3673" calcext:value-type="float">
            <text:p>1.3673</text:p>
          </table:table-cell>
          <table:table-cell office:value-type="float" office:value="0.33807" calcext:value-type="float">
            <text:p>0.33807</text:p>
          </table:table-cell>
          <table:table-cell office:value-type="float" office:value="0.36938" calcext:value-type="float">
            <text:p>0.36938</text:p>
          </table:table-cell>
          <table:table-cell office:value-type="float" office:value="0.38031" calcext:value-type="float">
            <text:p>0.380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27.07" calcext:value-type="float">
            <text:p>27.07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9879" calcext:value-type="float">
            <text:p>0.9879</text:p>
          </table:table-cell>
          <table:table-cell office:value-type="float" office:value="1.2231" calcext:value-type="float">
            <text:p>1.2231</text:p>
          </table:table-cell>
          <table:table-cell office:value-type="float" office:value="0.32419" calcext:value-type="float">
            <text:p>0.32419</text:p>
          </table:table-cell>
          <table:table-cell office:value-type="float" office:value="0.39301" calcext:value-type="float">
            <text:p>0.39301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27.07" calcext:value-type="float">
            <text:p>27.07</text:p>
          </table:table-cell>
          <table:table-cell office:value-type="float" office:value="1.287" calcext:value-type="float">
            <text:p>1.287</text:p>
          </table:table-cell>
          <table:table-cell office:value-type="float" office:value="1.1711" calcext:value-type="float">
            <text:p>1.1711</text:p>
          </table:table-cell>
          <table:table-cell office:value-type="float" office:value="1.4322" calcext:value-type="float">
            <text:p>1.4322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35461" calcext:value-type="float">
            <text:p>0.354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27.07" calcext:value-type="float">
            <text:p>27.07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3602" calcext:value-type="float">
            <text:p>1.3602</text:p>
          </table:table-cell>
          <table:table-cell office:value-type="float" office:value="1.655" calcext:value-type="float">
            <text:p>1.655</text:p>
          </table:table-cell>
          <table:table-cell office:value-type="float" office:value="0.32317" calcext:value-type="float">
            <text:p>0.32317</text:p>
          </table:table-cell>
          <table:table-cell office:value-type="float" office:value="0.41511" calcext:value-type="float">
            <text:p>0.41511</text:p>
          </table:table-cell>
          <table:table-cell office:value-type="float" office:value="0.35184" calcext:value-type="float">
            <text:p>0.35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27.07" calcext:value-type="float">
            <text:p>27.07</text:p>
          </table:table-cell>
          <table:table-cell office:value-type="float" office:value="1.6806" calcext:value-type="float">
            <text:p>1.6806</text:p>
          </table:table-cell>
          <table:table-cell office:value-type="float" office:value="1.5316" calcext:value-type="float">
            <text:p>1.5316</text:p>
          </table:table-cell>
          <table:table-cell office:value-type="float" office:value="1.8502" calcext:value-type="float">
            <text:p>1.8502</text:p>
          </table:table-cell>
          <table:table-cell office:value-type="float" office:value="0.33054" calcext:value-type="float">
            <text:p>0.33054</text:p>
          </table:table-cell>
          <table:table-cell office:value-type="float" office:value="0.41629" calcext:value-type="float">
            <text:p>0.41629</text:p>
          </table:table-cell>
          <table:table-cell office:value-type="float" office:value="0.35173" calcext:value-type="float">
            <text:p>0.35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27.07" calcext:value-type="float">
            <text:p>27.07</text:p>
          </table:table-cell>
          <table:table-cell office:value-type="float" office:value="1.8341" calcext:value-type="float">
            <text:p>1.8341</text:p>
          </table:table-cell>
          <table:table-cell office:value-type="float" office:value="1.6646" calcext:value-type="float">
            <text:p>1.6646</text:p>
          </table:table-cell>
          <table:table-cell office:value-type="float" office:value="2.0144" calcext:value-type="float">
            <text:p>2.0144</text:p>
          </table:table-cell>
          <table:table-cell office:value-type="float" office:value="0.31336" calcext:value-type="float">
            <text:p>0.3133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4374" calcext:value-type="float">
            <text:p>0.34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7.07" calcext:value-type="float">
            <text:p>27.07</text:p>
          </table:table-cell>
          <table:table-cell office:value-type="float" office:value="1.8539" calcext:value-type="float">
            <text:p>1.8539</text:p>
          </table:table-cell>
          <table:table-cell office:value-type="float" office:value="1.6764" calcext:value-type="float">
            <text:p>1.6764</text:p>
          </table:table-cell>
          <table:table-cell office:value-type="float" office:value="2.0404" calcext:value-type="float">
            <text:p>2.0404</text:p>
          </table:table-cell>
          <table:table-cell office:value-type="float" office:value="0.30374" calcext:value-type="float">
            <text:p>0.30374</text:p>
          </table:table-cell>
          <table:table-cell office:value-type="float" office:value="0.46357" calcext:value-type="float">
            <text:p>0.46357</text:p>
          </table:table-cell>
          <table:table-cell office:value-type="float" office:value="0.34219" calcext:value-type="float">
            <text:p>0.342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7.07" calcext:value-type="float">
            <text:p>27.07</text:p>
          </table:table-cell>
          <table:table-cell office:value-type="float" office:value="1.5826" calcext:value-type="float">
            <text:p>1.5826</text:p>
          </table:table-cell>
          <table:table-cell office:value-type="float" office:value="1.428" calcext:value-type="float">
            <text:p>1.428</text:p>
          </table:table-cell>
          <table:table-cell office:value-type="float" office:value="1.7466" calcext:value-type="float">
            <text:p>1.7466</text:p>
          </table:table-cell>
          <table:table-cell office:value-type="float" office:value="0.29696" calcext:value-type="float">
            <text:p>0.29696</text:p>
          </table:table-cell>
          <table:table-cell office:value-type="float" office:value="0.48024" calcext:value-type="float">
            <text:p>0.48024</text:p>
          </table:table-cell>
          <table:table-cell office:value-type="float" office:value="0.33771" calcext:value-type="float">
            <text:p>0.337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7.07" calcext:value-type="float">
            <text:p>27.07</text:p>
          </table:table-cell>
          <table:table-cell office:value-type="float" office:value="1.1302" calcext:value-type="float">
            <text:p>1.1302</text:p>
          </table:table-cell>
          <table:table-cell office:value-type="float" office:value="1.0156" calcext:value-type="float">
            <text:p>1.0156</text:p>
          </table:table-cell>
          <table:table-cell office:value-type="float" office:value="1.2538" calcext:value-type="float">
            <text:p>1.2538</text:p>
          </table:table-cell>
          <table:table-cell office:value-type="float" office:value="0.32009" calcext:value-type="float">
            <text:p>0.32009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34821" calcext:value-type="float">
            <text:p>0.348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7.07" calcext:value-type="float">
            <text:p>27.07</text:p>
          </table:table-cell>
          <table:table-cell office:value-type="float" office:value="1.0646" calcext:value-type="float">
            <text:p>1.0646</text:p>
          </table:table-cell>
          <table:table-cell office:value-type="float" office:value="0.96488" calcext:value-type="float">
            <text:p>0.96488</text:p>
          </table:table-cell>
          <table:table-cell office:value-type="float" office:value="1.171" calcext:value-type="float">
            <text:p>1.171</text:p>
          </table:table-cell>
          <table:table-cell office:value-type="float" office:value="0.35544" calcext:value-type="float">
            <text:p>0.35544</text:p>
          </table:table-cell>
          <table:table-cell office:value-type="float" office:value="0.43622" calcext:value-type="float">
            <text:p>0.43622</text:p>
          </table:table-cell>
          <table:table-cell office:value-type="float" office:value="0.34883" calcext:value-type="float">
            <text:p>0.348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27.07" calcext:value-type="float">
            <text:p>27.07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92586" calcext:value-type="float">
            <text:p>0.92586</text:p>
          </table:table-cell>
          <table:table-cell office:value-type="float" office:value="1.1197" calcext:value-type="float">
            <text:p>1.1197</text:p>
          </table:table-cell>
          <table:table-cell office:value-type="float" office:value="0.38708" calcext:value-type="float">
            <text:p>0.38708</text:p>
          </table:table-cell>
          <table:table-cell office:value-type="float" office:value="0.41474" calcext:value-type="float">
            <text:p>0.41474</text:p>
          </table:table-cell>
          <table:table-cell office:value-type="float" office:value="0.35006" calcext:value-type="float">
            <text:p>0.35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7.07" calcext:value-type="float">
            <text:p>27.07</text:p>
          </table:table-cell>
          <table:table-cell office:value-type="float" office:value="0.97703" calcext:value-type="float">
            <text:p>0.97703</text:p>
          </table:table-cell>
          <table:table-cell office:value-type="float" office:value="0.88598" calcext:value-type="float">
            <text:p>0.88598</text:p>
          </table:table-cell>
          <table:table-cell office:value-type="float" office:value="1.0707" calcext:value-type="float">
            <text:p>1.0707</text:p>
          </table:table-cell>
          <table:table-cell office:value-type="float" office:value="0.40183" calcext:value-type="float">
            <text:p>0.40183</text:p>
          </table:table-cell>
          <table:table-cell office:value-type="float" office:value="0.41056" calcext:value-type="float">
            <text:p>0.41056</text:p>
          </table:table-cell>
          <table:table-cell office:value-type="float" office:value="0.34723" calcext:value-type="float">
            <text:p>0.347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27.07" calcext:value-type="float">
            <text:p>27.07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2789" calcext:value-type="float">
            <text:p>0.82789</text:p>
          </table:table-cell>
          <table:table-cell office:value-type="float" office:value="1.0011" calcext:value-type="float">
            <text:p>1.0011</text:p>
          </table:table-cell>
          <table:table-cell office:value-type="float" office:value="0.40409" calcext:value-type="float">
            <text:p>0.40409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416" calcext:value-type="float">
            <text:p>0.34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7.07" calcext:value-type="float">
            <text:p>27.07</text:p>
          </table:table-cell>
          <table:table-cell office:value-type="float" office:value="0.69133" calcext:value-type="float">
            <text:p>0.69133</text:p>
          </table:table-cell>
          <table:table-cell office:value-type="float" office:value="0.62111" calcext:value-type="float">
            <text:p>0.62111</text:p>
          </table:table-cell>
          <table:table-cell office:value-type="float" office:value="0.76541" calcext:value-type="float">
            <text:p>0.76541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40006" calcext:value-type="float">
            <text:p>0.40006</text:p>
          </table:table-cell>
          <table:table-cell office:value-type="float" office:value="0.36524" calcext:value-type="float">
            <text:p>0.365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7.07" calcext:value-type="float">
            <text:p>27.07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0.57638" calcext:value-type="float">
            <text:p>0.57638</text:p>
          </table:table-cell>
          <table:table-cell office:value-type="float" office:value="0.72487" calcext:value-type="float">
            <text:p>0.72487</text:p>
          </table:table-cell>
          <table:table-cell office:value-type="float" office:value="0.46998" calcext:value-type="float">
            <text:p>0.46998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0297" calcext:value-type="float">
            <text:p>0.402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27.07" calcext:value-type="float">
            <text:p>27.07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57535" calcext:value-type="float">
            <text:p>0.57535</text:p>
          </table:table-cell>
          <table:table-cell office:value-type="float" office:value="0.73933" calcext:value-type="float">
            <text:p>0.73933</text:p>
          </table:table-cell>
          <table:table-cell office:value-type="float" office:value="0.50783" calcext:value-type="float">
            <text:p>0.50783</text:p>
          </table:table-cell>
          <table:table-cell office:value-type="float" office:value="0.34072" calcext:value-type="float">
            <text:p>0.34072</text:p>
          </table:table-cell>
          <table:table-cell office:value-type="float" office:value="0.42563" calcext:value-type="float">
            <text:p>0.425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27.07" calcext:value-type="float">
            <text:p>27.07</text:p>
          </table:table-cell>
          <table:table-cell office:value-type="float" office:value="0.79988" calcext:value-type="float">
            <text:p>0.79988</text:p>
          </table:table-cell>
          <table:table-cell office:value-type="float" office:value="0.70203" calcext:value-type="float">
            <text:p>0.70203</text:p>
          </table:table-cell>
          <table:table-cell office:value-type="float" office:value="0.91474" calcext:value-type="float">
            <text:p>0.91474</text:p>
          </table:table-cell>
          <table:table-cell office:value-type="float" office:value="0.52586" calcext:value-type="float">
            <text:p>0.52586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37243" calcext:value-type="float">
            <text:p>0.37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27.07" calcext:value-type="float">
            <text:p>27.07</text:p>
          </table:table-cell>
          <table:table-cell office:value-type="float" office:value="0.99922" calcext:value-type="float">
            <text:p>0.99922</text:p>
          </table:table-cell>
          <table:table-cell office:value-type="float" office:value="0.9039" calcext:value-type="float">
            <text:p>0.9039</text:p>
          </table:table-cell>
          <table:table-cell office:value-type="float" office:value="1.0832" calcext:value-type="float">
            <text:p>1.0832</text:p>
          </table:table-cell>
          <table:table-cell office:value-type="float" office:value="0.84926" calcext:value-type="float">
            <text:p>0.84926</text:p>
          </table:table-cell>
          <table:table-cell office:value-type="float" office:value="0.13936" calcext:value-type="float">
            <text:p>0.13936</text:p>
          </table:table-cell>
          <table:table-cell office:value-type="float" office:value="0.0011184" calcext:value-type="float">
            <text:p>0.0011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27.07" calcext:value-type="float">
            <text:p>27.07</text:p>
          </table:table-cell>
          <table:table-cell office:value-type="float" office:value="0.80714" calcext:value-type="float">
            <text:p>0.80714</text:p>
          </table:table-cell>
          <table:table-cell office:value-type="float" office:value="0.71346" calcext:value-type="float">
            <text:p>0.71346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53394" calcext:value-type="float">
            <text:p>0.53394</text:p>
          </table:table-cell>
          <table:table-cell office:value-type="float" office:value="0.34763" calcext:value-type="float">
            <text:p>0.34763</text:p>
          </table:table-cell>
          <table:table-cell office:value-type="float" office:value="0.41055" calcext:value-type="float">
            <text:p>0.410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7.07" calcext:value-type="float">
            <text:p>27.07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66758" calcext:value-type="float">
            <text:p>0.66758</text:p>
          </table:table-cell>
          <table:table-cell office:value-type="float" office:value="0.85043" calcext:value-type="float">
            <text:p>0.85043</text:p>
          </table:table-cell>
          <table:table-cell office:value-type="float" office:value="0.51367" calcext:value-type="float">
            <text:p>0.51367</text:p>
          </table:table-cell>
          <table:table-cell office:value-type="float" office:value="0.39141" calcext:value-type="float">
            <text:p>0.39141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27.07" calcext:value-type="float">
            <text:p>27.07</text:p>
          </table:table-cell>
          <table:table-cell office:value-type="float" office:value="0.45193" calcext:value-type="float">
            <text:p>0.45193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5137" calcext:value-type="float">
            <text:p>0.5137</text:p>
          </table:table-cell>
          <table:table-cell office:value-type="float" office:value="0.50045" calcext:value-type="float">
            <text:p>0.50045</text:p>
          </table:table-cell>
          <table:table-cell office:value-type="float" office:value="0.40847" calcext:value-type="float">
            <text:p>0.40847</text:p>
          </table:table-cell>
          <table:table-cell office:value-type="float" office:value="0.379" calcext:value-type="float">
            <text:p>0.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27.07" calcext:value-type="float">
            <text:p>27.07</text:p>
          </table:table-cell>
          <table:table-cell office:value-type="float" office:value="0.86748" calcext:value-type="float">
            <text:p>0.86748</text:p>
          </table:table-cell>
          <table:table-cell office:value-type="float" office:value="0.76258" calcext:value-type="float">
            <text:p>0.76258</text:p>
          </table:table-cell>
          <table:table-cell office:value-type="float" office:value="0.983" calcext:value-type="float">
            <text:p>0.983</text:p>
          </table:table-cell>
          <table:table-cell office:value-type="float" office:value="0.53756" calcext:value-type="float">
            <text:p>0.53756</text:p>
          </table:table-cell>
          <table:table-cell office:value-type="float" office:value="0.39737" calcext:value-type="float">
            <text:p>0.39737</text:p>
          </table:table-cell>
          <table:table-cell office:value-type="float" office:value="0.36187" calcext:value-type="float">
            <text:p>0.36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29.58" calcext:value-type="float">
            <text:p>29.58</text:p>
          </table:table-cell>
          <table:table-cell office:value-type="float" office:value="0.76199" calcext:value-type="float">
            <text:p>0.7619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90221" calcext:value-type="float">
            <text:p>0.90221</text:p>
          </table:table-cell>
          <table:table-cell office:value-type="float" office:value="0.45129" calcext:value-type="float">
            <text:p>0.451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42964" calcext:value-type="float">
            <text:p>0.42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29.58" calcext:value-type="float">
            <text:p>29.58</text:p>
          </table:table-cell>
          <table:table-cell office:value-type="float" office:value="0.81815" calcext:value-type="float">
            <text:p>0.81815</text:p>
          </table:table-cell>
          <table:table-cell office:value-type="float" office:value="0.71234" calcext:value-type="float">
            <text:p>0.71234</text:p>
          </table:table-cell>
          <table:table-cell office:value-type="float" office:value="0.96222" calcext:value-type="float">
            <text:p>0.96222</text:p>
          </table:table-cell>
          <table:table-cell office:value-type="float" office:value="0.45718" calcext:value-type="float">
            <text:p>0.45718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0.42919" calcext:value-type="float">
            <text:p>0.42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29.58" calcext:value-type="float">
            <text:p>29.58</text:p>
          </table:table-cell>
          <table:table-cell office:value-type="float" office:value="0.90279" calcext:value-type="float">
            <text:p>0.90279</text:p>
          </table:table-cell>
          <table:table-cell office:value-type="float" office:value="0.79722" calcext:value-type="float">
            <text:p>0.79722</text:p>
          </table:table-cell>
          <table:table-cell office:value-type="float" office:value="1.0531" calcext:value-type="float">
            <text:p>1.0531</text:p>
          </table:table-cell>
          <table:table-cell office:value-type="float" office:value="0.43759" calcext:value-type="float">
            <text:p>0.43759</text:p>
          </table:table-cell>
          <table:table-cell office:value-type="float" office:value="0.24699" calcext:value-type="float">
            <text:p>0.24699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29.58" calcext:value-type="float">
            <text:p>29.58</text:p>
          </table:table-cell>
          <table:table-cell office:value-type="float" office:value="0.89551" calcext:value-type="float">
            <text:p>0.89551</text:p>
          </table:table-cell>
          <table:table-cell office:value-type="float" office:value="0.79354" calcext:value-type="float">
            <text:p>0.79354</text:p>
          </table:table-cell>
          <table:table-cell office:value-type="float" office:value="1.0409" calcext:value-type="float">
            <text:p>1.0409</text:p>
          </table:table-cell>
          <table:table-cell office:value-type="float" office:value="0.43033" calcext:value-type="float">
            <text:p>0.43033</text:p>
          </table:table-cell>
          <table:table-cell office:value-type="float" office:value="0.26197" calcext:value-type="float">
            <text:p>0.26197</text:p>
          </table:table-cell>
          <table:table-cell office:value-type="float" office:value="0.40566" calcext:value-type="float">
            <text:p>0.405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29.58" calcext:value-type="float">
            <text:p>29.58</text:p>
          </table:table-cell>
          <table:table-cell office:value-type="float" office:value="1.09" calcext:value-type="float">
            <text:p>1.09</text:p>
          </table:table-cell>
          <table:table-cell office:value-type="float" office:value="0.9781" calcext:value-type="float">
            <text:p>0.9781</text:p>
          </table:table-cell>
          <table:table-cell office:value-type="float" office:value="1.253" calcext:value-type="float">
            <text:p>1.253</text:p>
          </table:table-cell>
          <table:table-cell office:value-type="float" office:value="0.42902" calcext:value-type="float">
            <text:p>0.42902</text:p>
          </table:table-cell>
          <table:table-cell office:value-type="float" office:value="0.27265" calcext:value-type="float">
            <text:p>0.27265</text:p>
          </table:table-cell>
          <table:table-cell office:value-type="float" office:value="0.41019" calcext:value-type="float">
            <text:p>0.41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29.58" calcext:value-type="float">
            <text:p>29.58</text:p>
          </table:table-cell>
          <table:table-cell office:value-type="float" office:value="1.188" calcext:value-type="float">
            <text:p>1.188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3482" calcext:value-type="float">
            <text:p>1.3482</text:p>
          </table:table-cell>
          <table:table-cell office:value-type="float" office:value="0.39508" calcext:value-type="float">
            <text:p>0.39508</text:p>
          </table:table-cell>
          <table:table-cell office:value-type="float" office:value="0.31034" calcext:value-type="float">
            <text:p>0.31034</text:p>
          </table:table-cell>
          <table:table-cell office:value-type="float" office:value="0.40199" calcext:value-type="float">
            <text:p>0.40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29.58" calcext:value-type="float">
            <text:p>29.58</text:p>
          </table:table-cell>
          <table:table-cell office:value-type="float" office:value="1.2749" calcext:value-type="float">
            <text:p>1.2749</text:p>
          </table:table-cell>
          <table:table-cell office:value-type="float" office:value="1.1594" calcext:value-type="float">
            <text:p>1.1594</text:p>
          </table:table-cell>
          <table:table-cell office:value-type="float" office:value="1.4433" calcext:value-type="float">
            <text:p>1.4433</text:p>
          </table:table-cell>
          <table:table-cell office:value-type="float" office:value="0.35811" calcext:value-type="float">
            <text:p>0.35811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39766" calcext:value-type="float">
            <text:p>0.397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29.58" calcext:value-type="float">
            <text:p>29.58</text:p>
          </table:table-cell>
          <table:table-cell office:value-type="float" office:value="1.1523" calcext:value-type="float">
            <text:p>1.1523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3019" calcext:value-type="float">
            <text:p>1.3019</text:p>
          </table:table-cell>
          <table:table-cell office:value-type="float" office:value="0.36912" calcext:value-type="float">
            <text:p>0.36912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0.37061" calcext:value-type="float">
            <text:p>0.370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29.58" calcext:value-type="float">
            <text:p>29.58</text:p>
          </table:table-cell>
          <table:table-cell office:value-type="float" office:value="1.3657" calcext:value-type="float">
            <text:p>1.3657</text:p>
          </table:table-cell>
          <table:table-cell office:value-type="float" office:value="1.2461" calcext:value-type="float">
            <text:p>1.2461</text:p>
          </table:table-cell>
          <table:table-cell office:value-type="float" office:value="1.5213" calcext:value-type="float">
            <text:p>1.521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5899" calcext:value-type="float">
            <text:p>0.35899</text:p>
          </table:table-cell>
          <table:table-cell office:value-type="float" office:value="0.36656" calcext:value-type="float">
            <text:p>0.366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29.58" calcext:value-type="float">
            <text:p>29.58</text:p>
          </table:table-cell>
          <table:table-cell office:value-type="float" office:value="1.5235" calcext:value-type="float">
            <text:p>1.5235</text:p>
          </table:table-cell>
          <table:table-cell office:value-type="float" office:value="1.3943" calcext:value-type="float">
            <text:p>1.3943</text:p>
          </table:table-cell>
          <table:table-cell office:value-type="float" office:value="1.6816" calcext:value-type="float">
            <text:p>1.6816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37198" calcext:value-type="float">
            <text:p>0.37198</text:p>
          </table:table-cell>
          <table:table-cell office:value-type="float" office:value="0.36217" calcext:value-type="float">
            <text:p>0.362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29.58" calcext:value-type="float">
            <text:p>29.58</text:p>
          </table:table-cell>
          <table:table-cell office:value-type="float" office:value="1.7834" calcext:value-type="float">
            <text:p>1.7834</text:p>
          </table:table-cell>
          <table:table-cell office:value-type="float" office:value="1.6342" calcext:value-type="float">
            <text:p>1.6342</text:p>
          </table:table-cell>
          <table:table-cell office:value-type="float" office:value="1.9562" calcext:value-type="float">
            <text:p>1.9562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8658" calcext:value-type="float">
            <text:p>0.38658</text:p>
          </table:table-cell>
          <table:table-cell office:value-type="float" office:value="0.3615" calcext:value-type="float">
            <text:p>0.36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29.58" calcext:value-type="float">
            <text:p>29.58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7865" calcext:value-type="float">
            <text:p>1.7865</text:p>
          </table:table-cell>
          <table:table-cell office:value-type="float" office:value="2.1334" calcext:value-type="float">
            <text:p>2.1334</text:p>
          </table:table-cell>
          <table:table-cell office:value-type="float" office:value="0.35377" calcext:value-type="float">
            <text:p>0.35377</text:p>
          </table:table-cell>
          <table:table-cell office:value-type="float" office:value="0.40428" calcext:value-type="float">
            <text:p>0.40428</text:p>
          </table:table-cell>
          <table:table-cell office:value-type="float" office:value="0.35503" calcext:value-type="float">
            <text:p>0.355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.58" calcext:value-type="float">
            <text:p>29.58</text:p>
          </table:table-cell>
          <table:table-cell office:value-type="float" office:value="1.8962" calcext:value-type="float">
            <text:p>1.8962</text:p>
          </table:table-cell>
          <table:table-cell office:value-type="float" office:value="1.7315" calcext:value-type="float">
            <text:p>1.7315</text:p>
          </table:table-cell>
          <table:table-cell office:value-type="float" office:value="2.0723" calcext:value-type="float">
            <text:p>2.0723</text:p>
          </table:table-cell>
          <table:table-cell office:value-type="float" office:value="0.34356" calcext:value-type="float">
            <text:p>0.34356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34947" calcext:value-type="float">
            <text:p>0.34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9.58" calcext:value-type="float">
            <text:p>29.58</text:p>
          </table:table-cell>
          <table:table-cell office:value-type="float" office:value="1.686" calcext:value-type="float">
            <text:p>1.686</text:p>
          </table:table-cell>
          <table:table-cell office:value-type="float" office:value="1.5329" calcext:value-type="float">
            <text:p>1.5329</text:p>
          </table:table-cell>
          <table:table-cell office:value-type="float" office:value="1.8441" calcext:value-type="float">
            <text:p>1.8441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44674" calcext:value-type="float">
            <text:p>0.44674</text:p>
          </table:table-cell>
          <table:table-cell office:value-type="float" office:value="0.34681" calcext:value-type="float">
            <text:p>0.346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9.58" calcext:value-type="float">
            <text:p>29.58</text:p>
          </table:table-cell>
          <table:table-cell office:value-type="float" office:value="1.147" calcext:value-type="float">
            <text:p>1.147</text:p>
          </table:table-cell>
          <table:table-cell office:value-type="float" office:value="1.0383" calcext:value-type="float">
            <text:p>1.0383</text:p>
          </table:table-cell>
          <table:table-cell office:value-type="float" office:value="1.2627" calcext:value-type="float">
            <text:p>1.2627</text:p>
          </table:table-cell>
          <table:table-cell office:value-type="float" office:value="0.34185" calcext:value-type="float">
            <text:p>0.34185</text:p>
          </table:table-cell>
          <table:table-cell office:value-type="float" office:value="0.43926" calcext:value-type="float">
            <text:p>0.43926</text:p>
          </table:table-cell>
          <table:table-cell office:value-type="float" office:value="0.35962" calcext:value-type="float">
            <text:p>0.359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9.58" calcext:value-type="float">
            <text:p>29.58</text:p>
          </table:table-cell>
          <table:table-cell office:value-type="float" office:value="1.0829" calcext:value-type="float">
            <text:p>1.0829</text:p>
          </table:table-cell>
          <table:table-cell office:value-type="float" office:value="0.98514" calcext:value-type="float">
            <text:p>0.98514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38038" calcext:value-type="float">
            <text:p>0.38038</text:p>
          </table:table-cell>
          <table:table-cell office:value-type="float" office:value="0.41143" calcext:value-type="float">
            <text:p>0.4114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29.58" calcext:value-type="float">
            <text:p>29.58</text:p>
          </table:table-cell>
          <table:table-cell office:value-type="float" office:value="1.0383" calcext:value-type="float">
            <text:p>1.0383</text:p>
          </table:table-cell>
          <table:table-cell office:value-type="float" office:value="0.9421" calcext:value-type="float">
            <text:p>0.9421</text:p>
          </table:table-cell>
          <table:table-cell office:value-type="float" office:value="1.1404" calcext:value-type="float">
            <text:p>1.1404</text:p>
          </table:table-cell>
          <table:table-cell office:value-type="float" office:value="0.41339" calcext:value-type="float">
            <text:p>0.41339</text:p>
          </table:table-cell>
          <table:table-cell office:value-type="float" office:value="0.39009" calcext:value-type="float">
            <text:p>0.39009</text:p>
          </table:table-cell>
          <table:table-cell office:value-type="float" office:value="0.36162" calcext:value-type="float">
            <text:p>0.361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9.58" calcext:value-type="float">
            <text:p>29.58</text:p>
          </table:table-cell>
          <table:table-cell office:value-type="float" office:value="1.0174" calcext:value-type="float">
            <text:p>1.0174</text:p>
          </table:table-cell>
          <table:table-cell office:value-type="float" office:value="0.92338" calcext:value-type="float">
            <text:p>0.92338</text:p>
          </table:table-cell>
          <table:table-cell office:value-type="float" office:value="1.1201" calcext:value-type="float">
            <text:p>1.1201</text:p>
          </table:table-cell>
          <table:table-cell office:value-type="float" office:value="0.43594" calcext:value-type="float">
            <text:p>0.43594</text:p>
          </table:table-cell>
          <table:table-cell office:value-type="float" office:value="0.37889" calcext:value-type="float">
            <text:p>0.37889</text:p>
          </table:table-cell>
          <table:table-cell office:value-type="float" office:value="0.35993" calcext:value-type="float">
            <text:p>0.359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29.58" calcext:value-type="float">
            <text:p>29.58</text:p>
          </table:table-cell>
          <table:table-cell office:value-type="float" office:value="0.97316" calcext:value-type="float">
            <text:p>0.97316</text:p>
          </table:table-cell>
          <table:table-cell office:value-type="float" office:value="0.87926" calcext:value-type="float">
            <text:p>0.87926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44145" calcext:value-type="float">
            <text:p>0.44145</text:p>
          </table:table-cell>
          <table:table-cell office:value-type="float" office:value="0.38266" calcext:value-type="float">
            <text:p>0.38266</text:p>
          </table:table-cell>
          <table:table-cell office:value-type="float" office:value="0.35747" calcext:value-type="float">
            <text:p>0.35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9.58" calcext:value-type="float">
            <text:p>29.58</text:p>
          </table:table-cell>
          <table:table-cell office:value-type="float" office:value="0.93178" calcext:value-type="float">
            <text:p>0.93178</text:p>
          </table:table-cell>
          <table:table-cell office:value-type="float" office:value="0.84184" calcext:value-type="float">
            <text:p>0.84184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44098" calcext:value-type="float">
            <text:p>0.4409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698" calcext:value-type="float">
            <text:p>0.356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9.58" calcext:value-type="float">
            <text:p>29.58</text:p>
          </table:table-cell>
          <table:table-cell office:value-type="float" office:value="0.68172" calcext:value-type="float">
            <text:p>0.68172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76587" calcext:value-type="float">
            <text:p>0.76587</text:p>
          </table:table-cell>
          <table:table-cell office:value-type="float" office:value="0.48499" calcext:value-type="float">
            <text:p>0.48499</text:p>
          </table:table-cell>
          <table:table-cell office:value-type="float" office:value="0.35479" calcext:value-type="float">
            <text:p>0.35479</text:p>
          </table:table-cell>
          <table:table-cell office:value-type="float" office:value="0.39039" calcext:value-type="float">
            <text:p>0.390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29.58" calcext:value-type="float">
            <text:p>29.5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3636" calcext:value-type="float">
            <text:p>0.53636</text:p>
          </table:table-cell>
          <table:table-cell office:value-type="float" office:value="0.73757" calcext:value-type="float">
            <text:p>0.73757</text:p>
          </table:table-cell>
          <table:table-cell office:value-type="float" office:value="0.22974" calcext:value-type="float">
            <text:p>0.22974</text:p>
          </table:table-cell>
          <table:table-cell office:value-type="float" office:value="0.78539" calcext:value-type="float">
            <text:p>0.78539</text:p>
          </table:table-cell>
          <table:table-cell office:value-type="float" office:value="0.00074107" calcext:value-type="float">
            <text:p>0.00074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29.58" calcext:value-type="float">
            <text:p>29.58</text:p>
          </table:table-cell>
          <table:table-cell office:value-type="float" office:value="0.85176" calcext:value-type="float">
            <text:p>0.85176</text:p>
          </table:table-cell>
          <table:table-cell office:value-type="float" office:value="0.75048" calcext:value-type="float">
            <text:p>0.75048</text:p>
          </table:table-cell>
          <table:table-cell office:value-type="float" office:value="0.97424" calcext:value-type="float">
            <text:p>0.97424</text:p>
          </table:table-cell>
          <table:table-cell office:value-type="float" office:value="0.52487" calcext:value-type="float">
            <text:p>0.52487</text:p>
          </table:table-cell>
          <table:table-cell office:value-type="float" office:value="0.35261" calcext:value-type="float">
            <text:p>0.35261</text:p>
          </table:table-cell>
          <table:table-cell office:value-type="float" office:value="0.4046" calcext:value-type="float">
            <text:p>0.40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29.58" calcext:value-type="float">
            <text:p>29.58</text:p>
          </table:table-cell>
          <table:table-cell office:value-type="float" office:value="0.79402" calcext:value-type="float">
            <text:p>0.79402</text:p>
          </table:table-cell>
          <table:table-cell office:value-type="float" office:value="0.70127" calcext:value-type="float">
            <text:p>0.70127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0.42003" calcext:value-type="float">
            <text:p>0.4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29.58" calcext:value-type="float">
            <text:p>29.58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177" calcext:value-type="float">
            <text:p>0.68177</text:p>
          </table:table-cell>
          <table:table-cell office:value-type="float" office:value="0.879" calcext:value-type="float">
            <text:p>0.879</text:p>
          </table:table-cell>
          <table:table-cell office:value-type="float" office:value="0.52867" calcext:value-type="float">
            <text:p>0.52867</text:p>
          </table:table-cell>
          <table:table-cell office:value-type="float" office:value="0.36946" calcext:value-type="float">
            <text:p>0.36946</text:p>
          </table:table-cell>
          <table:table-cell office:value-type="float" office:value="0.40552" calcext:value-type="float">
            <text:p>0.405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9.58" calcext:value-type="float">
            <text:p>29.58</text:p>
          </table:table-cell>
          <table:table-cell office:value-type="float" office:value="0.75464" calcext:value-type="float">
            <text:p>0.75464</text:p>
          </table:table-cell>
          <table:table-cell office:value-type="float" office:value="0.66832" calcext:value-type="float">
            <text:p>0.66832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51547" calcext:value-type="float">
            <text:p>0.51547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38064" calcext:value-type="float">
            <text:p>0.38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29.58" calcext:value-type="float">
            <text:p>29.58</text:p>
          </table:table-cell>
          <table:table-cell office:value-type="float" office:value="0.45094" calcext:value-type="float">
            <text:p>0.45094</text:p>
          </table:table-cell>
          <table:table-cell office:value-type="float" office:value="0.39858" calcext:value-type="float">
            <text:p>0.39858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9849" calcext:value-type="float">
            <text:p>0.49849</text:p>
          </table:table-cell>
          <table:table-cell office:value-type="float" office:value="0.40844" calcext:value-type="float">
            <text:p>0.40844</text:p>
          </table:table-cell>
          <table:table-cell office:value-type="float" office:value="0.3873" calcext:value-type="float">
            <text:p>0.38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29.58" calcext:value-type="float">
            <text:p>29.58</text:p>
          </table:table-cell>
          <table:table-cell office:value-type="float" office:value="0.64581" calcext:value-type="float">
            <text:p>0.64581</text:p>
          </table:table-cell>
          <table:table-cell office:value-type="float" office:value="0.56698" calcext:value-type="float">
            <text:p>0.56698</text:p>
          </table:table-cell>
          <table:table-cell office:value-type="float" office:value="0.73425" calcext:value-type="float">
            <text:p>0.73425</text:p>
          </table:table-cell>
          <table:table-cell office:value-type="float" office:value="0.54342" calcext:value-type="float">
            <text:p>0.5434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.42584" calcext:value-type="float">
            <text:p>0.425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29.58" calcext:value-type="float">
            <text:p>29.58</text:p>
          </table:table-cell>
          <table:table-cell office:value-type="float" office:value="0.96812" calcext:value-type="float">
            <text:p>0.96812</text:p>
          </table:table-cell>
          <table:table-cell office:value-type="float" office:value="0.85551" calcext:value-type="float">
            <text:p>0.85551</text:p>
          </table:table-cell>
          <table:table-cell office:value-type="float" office:value="1.0958" calcext:value-type="float">
            <text:p>1.0958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39336" calcext:value-type="float">
            <text:p>0.39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32.09" calcext:value-type="float">
            <text:p>32.09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92037" calcext:value-type="float">
            <text:p>0.92037</text:p>
          </table:table-cell>
          <table:table-cell office:value-type="float" office:value="1.2211" calcext:value-type="float">
            <text:p>1.2211</text:p>
          </table:table-cell>
          <table:table-cell office:value-type="float" office:value="0.44321" calcext:value-type="float">
            <text:p>0.44321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48565" calcext:value-type="float">
            <text:p>0.485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32.09" calcext:value-type="float">
            <text:p>32.09</text:p>
          </table:table-cell>
          <table:table-cell office:value-type="float" office:value="0.85765" calcext:value-type="float">
            <text:p>0.85765</text:p>
          </table:table-cell>
          <table:table-cell office:value-type="float" office:value="0.7499" calcext:value-type="float">
            <text:p>0.7499</text:p>
          </table:table-cell>
          <table:table-cell office:value-type="float" office:value="1.0027" calcext:value-type="float">
            <text:p>1.0027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0.4269" calcext:value-type="float">
            <text:p>0.42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32.09" calcext:value-type="float">
            <text:p>32.09</text:p>
          </table:table-cell>
          <table:table-cell office:value-type="float" office:value="1.1533" calcext:value-type="float">
            <text:p>1.1533</text:p>
          </table:table-cell>
          <table:table-cell office:value-type="float" office:value="1.0282" calcext:value-type="float">
            <text:p>1.0282</text:p>
          </table:table-cell>
          <table:table-cell office:value-type="float" office:value="1.3193" calcext:value-type="float">
            <text:p>1.3193</text:p>
          </table:table-cell>
          <table:table-cell office:value-type="float" office:value="0.45962" calcext:value-type="float">
            <text:p>0.45962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4244" calcext:value-type="float">
            <text:p>0.42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32.09" calcext:value-type="float">
            <text:p>32.09</text:p>
          </table:table-cell>
          <table:table-cell office:value-type="float" office:value="1.2322" calcext:value-type="float">
            <text:p>1.2322</text:p>
          </table:table-cell>
          <table:table-cell office:value-type="float" office:value="1.113" calcext:value-type="float">
            <text:p>1.113</text:p>
          </table:table-cell>
          <table:table-cell office:value-type="float" office:value="1.4035" calcext:value-type="float">
            <text:p>1.4035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28853" calcext:value-type="float">
            <text:p>0.28853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32.09" calcext:value-type="float">
            <text:p>32.09</text:p>
          </table:table-cell>
          <table:table-cell office:value-type="float" office:value="1.3188" calcext:value-type="float">
            <text:p>1.3188</text:p>
          </table:table-cell>
          <table:table-cell office:value-type="float" office:value="1.1989" calcext:value-type="float">
            <text:p>1.1989</text:p>
          </table:table-cell>
          <table:table-cell office:value-type="float" office:value="1.4887" calcext:value-type="float">
            <text:p>1.4887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33338" calcext:value-type="float">
            <text:p>0.33338</text:p>
          </table:table-cell>
          <table:table-cell office:value-type="float" office:value="0.4095" calcext:value-type="float">
            <text:p>0.40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32.09" calcext:value-type="float">
            <text:p>32.09</text:p>
          </table:table-cell>
          <table:table-cell office:value-type="float" office:value="1.1934" calcext:value-type="float">
            <text:p>1.1934</text:p>
          </table:table-cell>
          <table:table-cell office:value-type="float" office:value="1.0812" calcext:value-type="float">
            <text:p>1.0812</text:p>
          </table:table-cell>
          <table:table-cell office:value-type="float" office:value="1.3498" calcext:value-type="float">
            <text:p>1.3498</text:p>
          </table:table-cell>
          <table:table-cell office:value-type="float" office:value="0.41054" calcext:value-type="float">
            <text:p>0.41054</text:p>
          </table:table-cell>
          <table:table-cell office:value-type="float" office:value="0.31626" calcext:value-type="float">
            <text:p>0.31626</text:p>
          </table:table-cell>
          <table:table-cell office:value-type="float" office:value="0.38638" calcext:value-type="float">
            <text:p>0.38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32.09" calcext:value-type="float">
            <text:p>32.09</text:p>
          </table:table-cell>
          <table:table-cell office:value-type="float" office:value="1.4569" calcext:value-type="float">
            <text:p>1.4569</text:p>
          </table:table-cell>
          <table:table-cell office:value-type="float" office:value="1.3261" calcext:value-type="float">
            <text:p>1.3261</text:p>
          </table:table-cell>
          <table:table-cell office:value-type="float" office:value="1.6279" calcext:value-type="float">
            <text:p>1.6279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32009" calcext:value-type="float">
            <text:p>0.32009</text:p>
          </table:table-cell>
          <table:table-cell office:value-type="float" office:value="0.38314" calcext:value-type="float">
            <text:p>0.38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32.09" calcext:value-type="float">
            <text:p>32.09</text:p>
          </table:table-cell>
          <table:table-cell office:value-type="float" office:value="1.6176" calcext:value-type="float">
            <text:p>1.6176</text:p>
          </table:table-cell>
          <table:table-cell office:value-type="float" office:value="1.4765" calcext:value-type="float">
            <text:p>1.4765</text:p>
          </table:table-cell>
          <table:table-cell office:value-type="float" office:value="1.7919" calcext:value-type="float">
            <text:p>1.7919</text:p>
          </table:table-cell>
          <table:table-cell office:value-type="float" office:value="0.41153" calcext:value-type="float">
            <text:p>0.41153</text:p>
          </table:table-cell>
          <table:table-cell office:value-type="float" office:value="0.33449" calcext:value-type="float">
            <text:p>0.33449</text:p>
          </table:table-cell>
          <table:table-cell office:value-type="float" office:value="0.37713" calcext:value-type="float">
            <text:p>0.37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32.09" calcext:value-type="float">
            <text:p>32.09</text:p>
          </table:table-cell>
          <table:table-cell office:value-type="float" office:value="1.9124" calcext:value-type="float">
            <text:p>1.9124</text:p>
          </table:table-cell>
          <table:table-cell office:value-type="float" office:value="1.7525" calcext:value-type="float">
            <text:p>1.7525</text:p>
          </table:table-cell>
          <table:table-cell office:value-type="float" office:value="2.096" calcext:value-type="float">
            <text:p>2.096</text:p>
          </table:table-cell>
          <table:table-cell office:value-type="float" office:value="0.39855" calcext:value-type="float">
            <text:p>0.3985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7651" calcext:value-type="float">
            <text:p>0.376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2.09" calcext:value-type="float">
            <text:p>32.09</text:p>
          </table:table-cell>
          <table:table-cell office:value-type="float" office:value="2.0896" calcext:value-type="float">
            <text:p>2.0896</text:p>
          </table:table-cell>
          <table:table-cell office:value-type="float" office:value="1.9175" calcext:value-type="float">
            <text:p>1.9175</text:p>
          </table:table-cell>
          <table:table-cell office:value-type="float" office:value="2.276" calcext:value-type="float">
            <text:p>2.276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0.36992" calcext:value-type="float">
            <text:p>0.36992</text:p>
          </table:table-cell>
          <table:table-cell office:value-type="float" office:value="0.36874" calcext:value-type="float">
            <text:p>0.36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2.09" calcext:value-type="float">
            <text:p>32.09</text:p>
          </table:table-cell>
          <table:table-cell office:value-type="float" office:value="2.0228" calcext:value-type="float">
            <text:p>2.0228</text:p>
          </table:table-cell>
          <table:table-cell office:value-type="float" office:value="1.849" calcext:value-type="float">
            <text:p>1.849</text:p>
          </table:table-cell>
          <table:table-cell office:value-type="float" office:value="2.2101" calcext:value-type="float">
            <text:p>2.2101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38574" calcext:value-type="float">
            <text:p>0.38574</text:p>
          </table:table-cell>
          <table:table-cell office:value-type="float" office:value="0.36206" calcext:value-type="float">
            <text:p>0.362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2.09" calcext:value-type="float">
            <text:p>32.09</text:p>
          </table:table-cell>
          <table:table-cell office:value-type="float" office:value="1.8005" calcext:value-type="float">
            <text:p>1.8005</text:p>
          </table:table-cell>
          <table:table-cell office:value-type="float" office:value="1.6491" calcext:value-type="float">
            <text:p>1.6491</text:p>
          </table:table-cell>
          <table:table-cell office:value-type="float" office:value="1.9633" calcext:value-type="float">
            <text:p>1.9633</text:p>
          </table:table-cell>
          <table:table-cell office:value-type="float" office:value="0.36203" calcext:value-type="float">
            <text:p>0.36203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35908" calcext:value-type="float">
            <text:p>0.359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2.09" calcext:value-type="float">
            <text:p>32.09</text:p>
          </table:table-cell>
          <table:table-cell office:value-type="float" office:value="1.3422" calcext:value-type="float">
            <text:p>1.3422</text:p>
          </table:table-cell>
          <table:table-cell office:value-type="float" office:value="1.2245" calcext:value-type="float">
            <text:p>1.2245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42177" calcext:value-type="float">
            <text:p>0.42177</text:p>
          </table:table-cell>
          <table:table-cell office:value-type="float" office:value="0.35109" calcext:value-type="float">
            <text:p>0.35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32.09" calcext:value-type="float">
            <text:p>32.09</text:p>
          </table:table-cell>
          <table:table-cell office:value-type="float" office:value="1.0905" calcext:value-type="float">
            <text:p>1.0905</text:p>
          </table:table-cell>
          <table:table-cell office:value-type="float" office:value="0.99282" calcext:value-type="float">
            <text:p>0.99282</text:p>
          </table:table-cell>
          <table:table-cell office:value-type="float" office:value="1.1971" calcext:value-type="float">
            <text:p>1.1971</text:p>
          </table:table-cell>
          <table:table-cell office:value-type="float" office:value="0.40255" calcext:value-type="float">
            <text:p>0.40255</text:p>
          </table:table-cell>
          <table:table-cell office:value-type="float" office:value="0.38915" calcext:value-type="float">
            <text:p>0.38915</text:p>
          </table:table-cell>
          <table:table-cell office:value-type="float" office:value="0.37736" calcext:value-type="float">
            <text:p>0.37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32.09" calcext:value-type="float">
            <text:p>32.09</text:p>
          </table:table-cell>
          <table:table-cell office:value-type="float" office:value="1.0413" calcext:value-type="float">
            <text:p>1.0413</text:p>
          </table:table-cell>
          <table:table-cell office:value-type="float" office:value="0.94435" calcext:value-type="float">
            <text:p>0.94435</text:p>
          </table:table-cell>
          <table:table-cell office:value-type="float" office:value="1.1461" calcext:value-type="float">
            <text:p>1.1461</text:p>
          </table:table-cell>
          <table:table-cell office:value-type="float" office:value="0.44067" calcext:value-type="float">
            <text:p>0.44067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37997" calcext:value-type="float">
            <text:p>0.37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32.09" calcext:value-type="float">
            <text:p>32.09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1.1542" calcext:value-type="float">
            <text:p>1.1542</text:p>
          </table:table-cell>
          <table:table-cell office:value-type="float" office:value="0.47017" calcext:value-type="float">
            <text:p>0.47017</text:p>
          </table:table-cell>
          <table:table-cell office:value-type="float" office:value="0.34794" calcext:value-type="float">
            <text:p>0.34794</text:p>
          </table:table-cell>
          <table:table-cell office:value-type="float" office:value="0.37707" calcext:value-type="float">
            <text:p>0.377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32.09" calcext:value-type="float">
            <text:p>32.09</text:p>
          </table:table-cell>
          <table:table-cell office:value-type="float" office:value="1.0327" calcext:value-type="float">
            <text:p>1.0327</text:p>
          </table:table-cell>
          <table:table-cell office:value-type="float" office:value="0.9299" calcext:value-type="float">
            <text:p>0.9299</text:p>
          </table:table-cell>
          <table:table-cell office:value-type="float" office:value="1.1498" calcext:value-type="float">
            <text:p>1.1498</text:p>
          </table:table-cell>
          <table:table-cell office:value-type="float" office:value="0.47819" calcext:value-type="float">
            <text:p>0.47819</text:p>
          </table:table-cell>
          <table:table-cell office:value-type="float" office:value="0.34978" calcext:value-type="float">
            <text:p>0.34978</text:p>
          </table:table-cell>
          <table:table-cell office:value-type="float" office:value="0.37298" calcext:value-type="float">
            <text:p>0.37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32.09" calcext:value-type="float">
            <text:p>32.09</text:p>
          </table:table-cell>
          <table:table-cell office:value-type="float" office:value="1.0253" calcext:value-type="float">
            <text:p>1.0253</text:p>
          </table:table-cell>
          <table:table-cell office:value-type="float" office:value="0.92197" calcext:value-type="float">
            <text:p>0.92197</text:p>
          </table:table-cell>
          <table:table-cell office:value-type="float" office:value="1.1403" calcext:value-type="float">
            <text:p>1.1403</text:p>
          </table:table-cell>
          <table:table-cell office:value-type="float" office:value="0.47417" calcext:value-type="float">
            <text:p>0.4741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2.09" calcext:value-type="float">
            <text:p>32.09</text:p>
          </table:table-cell>
          <table:table-cell office:value-type="float" office:value="0.78562" calcext:value-type="float">
            <text:p>0.78562</text:p>
          </table:table-cell>
          <table:table-cell office:value-type="float" office:value="0.67795" calcext:value-type="float">
            <text:p>0.67795</text:p>
          </table:table-cell>
          <table:table-cell office:value-type="float" office:value="0.91312" calcext:value-type="float">
            <text:p>0.91312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0.91201" calcext:value-type="float">
            <text:p>0.91201</text:p>
          </table:table-cell>
          <table:table-cell office:value-type="float" office:value="0.00055398" calcext:value-type="float">
            <text:p>0.00055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32.09" calcext:value-type="float">
            <text:p>32.09</text:p>
          </table:table-cell>
          <table:table-cell office:value-type="float" office:value="0.58523" calcext:value-type="float">
            <text:p>0.58523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69485" calcext:value-type="float">
            <text:p>0.69485</text:p>
          </table:table-cell>
          <table:table-cell office:value-type="float" office:value="0.18017" calcext:value-type="float">
            <text:p>0.18017</text:p>
          </table:table-cell>
          <table:table-cell office:value-type="float" office:value="0.82017" calcext:value-type="float">
            <text:p>0.82017</text:p>
          </table:table-cell>
          <table:table-cell office:value-type="float" office:value="0.0042592" calcext:value-type="float">
            <text:p>0.00425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32.09" calcext:value-type="float">
            <text:p>32.0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53441" calcext:value-type="float">
            <text:p>0.53441</text:p>
          </table:table-cell>
          <table:table-cell office:value-type="float" office:value="0.70568" calcext:value-type="float">
            <text:p>0.70568</text:p>
          </table:table-cell>
          <table:table-cell office:value-type="float" office:value="0.53094" calcext:value-type="float">
            <text:p>0.53094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0.42323" calcext:value-type="float">
            <text:p>0.423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32.09" calcext:value-type="float">
            <text:p>32.09</text:p>
          </table:table-cell>
          <table:table-cell office:value-type="float" office:value="0.54859" calcext:value-type="float">
            <text:p>0.54859</text:p>
          </table:table-cell>
          <table:table-cell office:value-type="float" office:value="0.46326" calcext:value-type="float">
            <text:p>0.46326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5906" calcext:value-type="float">
            <text:p>0.45906</text:p>
          </table:table-cell>
          <table:table-cell office:value-type="float" office:value="0.0031684" calcext:value-type="float">
            <text:p>0.00316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32.09" calcext:value-type="float">
            <text:p>32.09</text:p>
          </table:table-cell>
          <table:table-cell office:value-type="float" office:value="0.99147" calcext:value-type="float">
            <text:p>0.99147</text:p>
          </table:table-cell>
          <table:table-cell office:value-type="float" office:value="0.90008" calcext:value-type="float">
            <text:p>0.90008</text:p>
          </table:table-cell>
          <table:table-cell office:value-type="float" office:value="1.0748" calcext:value-type="float">
            <text:p>1.0748</text:p>
          </table:table-cell>
          <table:table-cell office:value-type="float" office:value="0.77864" calcext:value-type="float">
            <text:p>0.77864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00044757" calcext:value-type="float">
            <text:p>0.00044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32.09" calcext:value-type="float">
            <text:p>32.09</text:p>
          </table:table-cell>
          <table:table-cell office:value-type="float" office:value="0.93394" calcext:value-type="float">
            <text:p>0.93394</text:p>
          </table:table-cell>
          <table:table-cell office:value-type="float" office:value="0.83021" calcext:value-type="float">
            <text:p>0.83021</text:p>
          </table:table-cell>
          <table:table-cell office:value-type="float" office:value="1.0344" calcext:value-type="float">
            <text:p>1.0344</text:p>
          </table:table-cell>
          <table:table-cell office:value-type="float" office:value="0.96396" calcext:value-type="float">
            <text:p>0.96396</text:p>
          </table:table-cell>
          <table:table-cell office:value-type="float" office:value="0.028235" calcext:value-type="float">
            <text:p>0.028235</text:p>
          </table:table-cell>
          <table:table-cell office:value-type="float" office:value="0.0045683" calcext:value-type="float">
            <text:p>0.00456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32.09" calcext:value-type="float">
            <text:p>32.09</text:p>
          </table:table-cell>
          <table:table-cell office:value-type="float" office:value="0.56604" calcext:value-type="float">
            <text:p>0.5660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54482" calcext:value-type="float">
            <text:p>0.54482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8775" calcext:value-type="float">
            <text:p>0.387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32.09" calcext:value-type="float">
            <text:p>32.09</text:p>
          </table:table-cell>
          <table:table-cell office:value-type="float" office:value="0.68122" calcext:value-type="float">
            <text:p>0.68122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75019" calcext:value-type="float">
            <text:p>0.75019</text:p>
          </table:table-cell>
          <table:table-cell office:value-type="float" office:value="0.98672" calcext:value-type="float">
            <text:p>0.98672</text:p>
          </table:table-cell>
          <table:table-cell office:value-type="float" office:value="0.0099041" calcext:value-type="float">
            <text:p>0.0099041</text:p>
          </table:table-cell>
          <table:table-cell office:value-type="float" office:value="0.0010202" calcext:value-type="float">
            <text:p>0.0010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32.09" calcext:value-type="float">
            <text:p>32.09</text:p>
          </table:table-cell>
          <table:table-cell office:value-type="float" office:value="0.74851" calcext:value-type="float">
            <text:p>0.74851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84695" calcext:value-type="float">
            <text:p>0.84695</text:p>
          </table:table-cell>
          <table:table-cell office:value-type="float" office:value="0.51433" calcext:value-type="float">
            <text:p>0.51433</text:p>
          </table:table-cell>
          <table:table-cell office:value-type="float" office:value="0.38779" calcext:value-type="float">
            <text:p>0.38779</text:p>
          </table:table-cell>
          <table:table-cell office:value-type="float" office:value="0.40262" calcext:value-type="float">
            <text:p>0.402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32.09" calcext:value-type="float">
            <text:p>32.09</text:p>
          </table:table-cell>
          <table:table-cell office:value-type="float" office:value="0.44865" calcext:value-type="float">
            <text:p>0.44865</text:p>
          </table:table-cell>
          <table:table-cell office:value-type="float" office:value="0.39721" calcext:value-type="float">
            <text:p>0.39721</text:p>
          </table:table-cell>
          <table:table-cell office:value-type="float" office:value="0.50529" calcext:value-type="float">
            <text:p>0.50529</text:p>
          </table:table-cell>
          <table:table-cell office:value-type="float" office:value="0.49135" calcext:value-type="float">
            <text:p>0.49135</text:p>
          </table:table-cell>
          <table:table-cell office:value-type="float" office:value="0.41303" calcext:value-type="float">
            <text:p>0.41303</text:p>
          </table:table-cell>
          <table:table-cell office:value-type="float" office:value="0.39573" calcext:value-type="float">
            <text:p>0.395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32.09" calcext:value-type="float">
            <text:p>32.09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56042" calcext:value-type="float">
            <text:p>0.56042</text:p>
          </table:table-cell>
          <table:table-cell office:value-type="float" office:value="0.71785" calcext:value-type="float">
            <text:p>0.71785</text:p>
          </table:table-cell>
          <table:table-cell office:value-type="float" office:value="0.52433" calcext:value-type="float">
            <text:p>0.52433</text:p>
          </table:table-cell>
          <table:table-cell office:value-type="float" office:value="0.39098" calcext:value-type="float">
            <text:p>0.39098</text:p>
          </table:table-cell>
          <table:table-cell office:value-type="float" office:value="0.42217" calcext:value-type="float">
            <text:p>0.422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32.09" calcext:value-type="float">
            <text:p>32.09</text:p>
          </table:table-cell>
          <table:table-cell office:value-type="float" office:value="0.70733" calcext:value-type="float">
            <text:p>0.70733</text:p>
          </table:table-cell>
          <table:table-cell office:value-type="float" office:value="0.62088" calcext:value-type="float">
            <text:p>0.62088</text:p>
          </table:table-cell>
          <table:table-cell office:value-type="float" office:value="0.80243" calcext:value-type="float">
            <text:p>0.80243</text:p>
          </table:table-cell>
          <table:table-cell office:value-type="float" office:value="0.54524" calcext:value-type="float">
            <text:p>0.54524</text:p>
          </table:table-cell>
          <table:table-cell office:value-type="float" office:value="0.38715" calcext:value-type="float">
            <text:p>0.38715</text:p>
          </table:table-cell>
          <table:table-cell office:value-type="float" office:value="0.37417" calcext:value-type="float">
            <text:p>0.374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34.6" calcext:value-type="float">
            <text:p>34.6</text:p>
          </table:table-cell>
          <table:table-cell office:value-type="float" office:value="0.99334" calcext:value-type="float">
            <text:p>0.99334</text:p>
          </table:table-cell>
          <table:table-cell office:value-type="float" office:value="0.81266" calcext:value-type="float">
            <text:p>0.81266</text:p>
          </table:table-cell>
          <table:table-cell office:value-type="float" office:value="1.2179" calcext:value-type="float">
            <text:p>1.2179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0.64353" calcext:value-type="float">
            <text:p>0.64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34.6" calcext:value-type="float">
            <text:p>34.6</text:p>
          </table:table-cell>
          <table:table-cell office:value-type="float" office:value="1.3086" calcext:value-type="float">
            <text:p>1.3086</text:p>
          </table:table-cell>
          <table:table-cell office:value-type="float" office:value="1.1783" calcext:value-type="float">
            <text:p>1.1783</text:p>
          </table:table-cell>
          <table:table-cell office:value-type="float" office:value="1.4942" calcext:value-type="float">
            <text:p>1.4942</text:p>
          </table:table-cell>
          <table:table-cell office:value-type="float" office:value="0.43546" calcext:value-type="float">
            <text:p>0.43546</text:p>
          </table:table-cell>
          <table:table-cell office:value-type="float" office:value="0.27653" calcext:value-type="float">
            <text:p>0.27653</text:p>
          </table:table-cell>
          <table:table-cell office:value-type="float" office:value="0.46093" calcext:value-type="float">
            <text:p>0.46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34.6" calcext:value-type="float">
            <text:p>34.6</text:p>
          </table:table-cell>
          <table:table-cell office:value-type="float" office:value="1.1959" calcext:value-type="float">
            <text:p>1.1959</text:p>
          </table:table-cell>
          <table:table-cell office:value-type="float" office:value="1.0812" calcext:value-type="float">
            <text:p>1.0812</text:p>
          </table:table-cell>
          <table:table-cell office:value-type="float" office:value="1.3572" calcext:value-type="float">
            <text:p>1.3572</text:p>
          </table:table-cell>
          <table:table-cell office:value-type="float" office:value="0.43015" calcext:value-type="float">
            <text:p>0.43015</text:p>
          </table:table-cell>
          <table:table-cell office:value-type="float" office:value="0.29319" calcext:value-type="float">
            <text:p>0.29319</text:p>
          </table:table-cell>
          <table:table-cell office:value-type="float" office:value="0.39762" calcext:value-type="float">
            <text:p>0.39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34.6" calcext:value-type="float">
            <text:p>34.6</text:p>
          </table:table-cell>
          <table:table-cell office:value-type="float" office:value="1.1924" calcext:value-type="float">
            <text:p>1.1924</text:p>
          </table:table-cell>
          <table:table-cell office:value-type="float" office:value="1.0717" calcext:value-type="float">
            <text:p>1.0717</text:p>
          </table:table-cell>
          <table:table-cell office:value-type="float" office:value="1.3548" calcext:value-type="float">
            <text:p>1.3548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28397" calcext:value-type="float">
            <text:p>0.28397</text:p>
          </table:table-cell>
          <table:table-cell office:value-type="float" office:value="0.40907" calcext:value-type="float">
            <text:p>0.40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34.6" calcext:value-type="float">
            <text:p>34.6</text:p>
          </table:table-cell>
          <table:table-cell office:value-type="float" office:value="1.5575" calcext:value-type="float">
            <text:p>1.5575</text:p>
          </table:table-cell>
          <table:table-cell office:value-type="float" office:value="1.4144" calcext:value-type="float">
            <text:p>1.4144</text:p>
          </table:table-cell>
          <table:table-cell office:value-type="float" office:value="1.7432" calcext:value-type="float">
            <text:p>1.7432</text:p>
          </table:table-cell>
          <table:table-cell office:value-type="float" office:value="0.45549" calcext:value-type="float">
            <text:p>0.45549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0.39897" calcext:value-type="float">
            <text:p>0.398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34.6" calcext:value-type="float">
            <text:p>34.6</text:p>
          </table:table-cell>
          <table:table-cell office:value-type="float" office:value="1.739" calcext:value-type="float">
            <text:p>1.739</text:p>
          </table:table-cell>
          <table:table-cell office:value-type="float" office:value="1.5821" calcext:value-type="float">
            <text:p>1.5821</text:p>
          </table:table-cell>
          <table:table-cell office:value-type="float" office:value="1.9351" calcext:value-type="float">
            <text:p>1.9351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396" calcext:value-type="float">
            <text:p>0.3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34.6" calcext:value-type="float">
            <text:p>34.6</text:p>
          </table:table-cell>
          <table:table-cell office:value-type="float" office:value="1.647" calcext:value-type="float">
            <text:p>1.647</text:p>
          </table:table-cell>
          <table:table-cell office:value-type="float" office:value="1.4386" calcext:value-type="float">
            <text:p>1.4386</text:p>
          </table:table-cell>
          <table:table-cell office:value-type="float" office:value="1.8972" calcext:value-type="float">
            <text:p>1.8972</text:p>
          </table:table-cell>
          <table:table-cell office:value-type="float" office:value="0.44713" calcext:value-type="float">
            <text:p>0.44713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0.0025304" calcext:value-type="float">
            <text:p>0.00253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4.6" calcext:value-type="float">
            <text:p>34.6</text:p>
          </table:table-cell>
          <table:table-cell office:value-type="float" office:value="2.253" calcext:value-type="float">
            <text:p>2.253</text:p>
          </table:table-cell>
          <table:table-cell office:value-type="float" office:value="2.0595" calcext:value-type="float">
            <text:p>2.0595</text:p>
          </table:table-cell>
          <table:table-cell office:value-type="float" office:value="2.4685" calcext:value-type="float">
            <text:p>2.4685</text:p>
          </table:table-cell>
          <table:table-cell office:value-type="float" office:value="0.42898" calcext:value-type="float">
            <text:p>0.42898</text:p>
          </table:table-cell>
          <table:table-cell office:value-type="float" office:value="0.33644" calcext:value-type="float">
            <text:p>0.33644</text:p>
          </table:table-cell>
          <table:table-cell office:value-type="float" office:value="0.38834" calcext:value-type="float">
            <text:p>0.38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4.6" calcext:value-type="float">
            <text:p>34.6</text:p>
          </table:table-cell>
          <table:table-cell office:value-type="float" office:value="2.1563" calcext:value-type="float">
            <text:p>2.1563</text:p>
          </table:table-cell>
          <table:table-cell office:value-type="float" office:value="1.9739" calcext:value-type="float">
            <text:p>1.9739</text:p>
          </table:table-cell>
          <table:table-cell office:value-type="float" office:value="2.3526" calcext:value-type="float">
            <text:p>2.3526</text:p>
          </table:table-cell>
          <table:table-cell office:value-type="float" office:value="0.41412" calcext:value-type="float">
            <text:p>0.41412</text:p>
          </table:table-cell>
          <table:table-cell office:value-type="float" office:value="0.35883" calcext:value-type="float">
            <text:p>0.35883</text:p>
          </table:table-cell>
          <table:table-cell office:value-type="float" office:value="0.37492" calcext:value-type="float">
            <text:p>0.374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4.6" calcext:value-type="float">
            <text:p>34.6</text:p>
          </table:table-cell>
          <table:table-cell office:value-type="float" office:value="1.9298" calcext:value-type="float">
            <text:p>1.9298</text:p>
          </table:table-cell>
          <table:table-cell office:value-type="float" office:value="1.7714" calcext:value-type="float">
            <text:p>1.7714</text:p>
          </table:table-cell>
          <table:table-cell office:value-type="float" office:value="2.0998" calcext:value-type="float">
            <text:p>2.0998</text:p>
          </table:table-cell>
          <table:table-cell office:value-type="float" office:value="0.39464" calcext:value-type="float">
            <text:p>0.39464</text:p>
          </table:table-cell>
          <table:table-cell office:value-type="float" office:value="0.38358" calcext:value-type="float">
            <text:p>0.38358</text:p>
          </table:table-cell>
          <table:table-cell office:value-type="float" office:value="0.3758" calcext:value-type="float">
            <text:p>0.3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4.6" calcext:value-type="float">
            <text:p>34.6</text:p>
          </table:table-cell>
          <table:table-cell office:value-type="float" office:value="1.4087" calcext:value-type="float">
            <text:p>1.4087</text:p>
          </table:table-cell>
          <table:table-cell office:value-type="float" office:value="1.285" calcext:value-type="float">
            <text:p>1.285</text:p>
          </table:table-cell>
          <table:table-cell office:value-type="float" office:value="1.5441" calcext:value-type="float">
            <text:p>1.544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37452" calcext:value-type="float">
            <text:p>0.37452</text:p>
          </table:table-cell>
          <table:table-cell office:value-type="float" office:value="0.36979" calcext:value-type="float">
            <text:p>0.36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34.6" calcext:value-type="float">
            <text:p>34.6</text:p>
          </table:table-cell>
          <table:table-cell office:value-type="float" office:value="1.349" calcext:value-type="float">
            <text:p>1.349</text:p>
          </table:table-cell>
          <table:table-cell office:value-type="float" office:value="1.2314" calcext:value-type="float">
            <text:p>1.2314</text:p>
          </table:table-cell>
          <table:table-cell office:value-type="float" office:value="1.4759" calcext:value-type="float">
            <text:p>1.4759</text:p>
          </table:table-cell>
          <table:table-cell office:value-type="float" office:value="0.42206" calcext:value-type="float">
            <text:p>0.42206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6746" calcext:value-type="float">
            <text:p>0.367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34.6" calcext:value-type="float">
            <text:p>34.6</text:p>
          </table:table-cell>
          <table:table-cell office:value-type="float" office:value="1.031" calcext:value-type="float">
            <text:p>1.031</text:p>
          </table:table-cell>
          <table:table-cell office:value-type="float" office:value="0.93268" calcext:value-type="float">
            <text:p>0.93268</text:p>
          </table:table-cell>
          <table:table-cell office:value-type="float" office:value="1.1401" calcext:value-type="float">
            <text:p>1.1401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34404" calcext:value-type="float">
            <text:p>0.34404</text:p>
          </table:table-cell>
          <table:table-cell office:value-type="float" office:value="0.40596" calcext:value-type="float">
            <text:p>0.405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34.6" calcext:value-type="float">
            <text:p>34.6</text:p>
          </table:table-cell>
          <table:table-cell office:value-type="float" office:value="0.99634" calcext:value-type="float">
            <text:p>0.99634</text:p>
          </table:table-cell>
          <table:table-cell office:value-type="float" office:value="0.88944" calcext:value-type="float">
            <text:p>0.88944</text:p>
          </table:table-cell>
          <table:table-cell office:value-type="float" office:value="1.1171" calcext:value-type="float">
            <text:p>1.1171</text:p>
          </table:table-cell>
          <table:table-cell office:value-type="float" office:value="0.49967" calcext:value-type="float">
            <text:p>0.49967</text:p>
          </table:table-cell>
          <table:table-cell office:value-type="float" office:value="0.32025" calcext:value-type="float">
            <text:p>0.32025</text:p>
          </table:table-cell>
          <table:table-cell office:value-type="float" office:value="0.40931" calcext:value-type="float">
            <text:p>0.40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34.6" calcext:value-type="float">
            <text:p>34.6</text:p>
          </table:table-cell>
          <table:table-cell office:value-type="float" office:value="1.047" calcext:value-type="float">
            <text:p>1.047</text:p>
          </table:table-cell>
          <table:table-cell office:value-type="float" office:value="0.92837" calcext:value-type="float">
            <text:p>0.92837</text:p>
          </table:table-cell>
          <table:table-cell office:value-type="float" office:value="1.1804" calcext:value-type="float">
            <text:p>1.1804</text:p>
          </table:table-cell>
          <table:table-cell office:value-type="float" office:value="0.51294" calcext:value-type="float">
            <text:p>0.51294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9079" calcext:value-type="float">
            <text:p>0.39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34.6" calcext:value-type="float">
            <text:p>34.6</text:p>
          </table:table-cell>
          <table:table-cell office:value-type="float" office:value="1.1539" calcext:value-type="float">
            <text:p>1.1539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293" calcext:value-type="float">
            <text:p>1.293</text:p>
          </table:table-cell>
          <table:table-cell office:value-type="float" office:value="0.48828" calcext:value-type="float">
            <text:p>0.48828</text:p>
          </table:table-cell>
          <table:table-cell office:value-type="float" office:value="0.34834" calcext:value-type="float">
            <text:p>0.34834</text:p>
          </table:table-cell>
          <table:table-cell office:value-type="float" office:value="0.39541" calcext:value-type="float">
            <text:p>0.395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4.6" calcext:value-type="float">
            <text:p>34.6</text:p>
          </table:table-cell>
          <table:table-cell office:value-type="float" office:value="0.89918" calcext:value-type="float">
            <text:p>0.89918</text:p>
          </table:table-cell>
          <table:table-cell office:value-type="float" office:value="0.7798" calcext:value-type="float">
            <text:p>0.7798</text:p>
          </table:table-cell>
          <table:table-cell office:value-type="float" office:value="1.0382" calcext:value-type="float">
            <text:p>1.0382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89074" calcext:value-type="float">
            <text:p>0.89074</text:p>
          </table:table-cell>
          <table:table-cell office:value-type="float" office:value="0.00061759" calcext:value-type="float">
            <text:p>0.000617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34.6" calcext:value-type="float">
            <text:p>34.6</text:p>
          </table:table-cell>
          <table:table-cell office:value-type="float" office:value="0.71475" calcext:value-type="float">
            <text:p>0.71475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80183" calcext:value-type="float">
            <text:p>0.80183</text:p>
          </table:table-cell>
          <table:table-cell office:value-type="float" office:value="0.49391" calcext:value-type="float">
            <text:p>0.49391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44702" calcext:value-type="float">
            <text:p>0.447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34.6" calcext:value-type="float">
            <text:p>34.6</text:p>
          </table:table-cell>
          <table:table-cell office:value-type="float" office:value="0.68861" calcext:value-type="float">
            <text:p>0.68861</text:p>
          </table:table-cell>
          <table:table-cell office:value-type="float" office:value="0.60803" calcext:value-type="float">
            <text:p>0.60803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34227" calcext:value-type="float">
            <text:p>0.34227</text:p>
          </table:table-cell>
          <table:table-cell office:value-type="float" office:value="0.45068" calcext:value-type="float">
            <text:p>0.45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34.6" calcext:value-type="float">
            <text:p>34.6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62319" calcext:value-type="float">
            <text:p>0.62319</text:p>
          </table:table-cell>
          <table:table-cell office:value-type="float" office:value="0.81354" calcext:value-type="float">
            <text:p>0.81354</text:p>
          </table:table-cell>
          <table:table-cell office:value-type="float" office:value="0.53585" calcext:value-type="float">
            <text:p>0.53585</text:p>
          </table:table-cell>
          <table:table-cell office:value-type="float" office:value="0.32702" calcext:value-type="float">
            <text:p>0.32702</text:p>
          </table:table-cell>
          <table:table-cell office:value-type="float" office:value="0.46096" calcext:value-type="float">
            <text:p>0.460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34.6" calcext:value-type="float">
            <text:p>34.6</text:p>
          </table:table-cell>
          <table:table-cell office:value-type="float" office:value="0.77663" calcext:value-type="float">
            <text:p>0.77663</text:p>
          </table:table-cell>
          <table:table-cell office:value-type="float" office:value="0.69347" calcext:value-type="float">
            <text:p>0.69347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0.93895" calcext:value-type="float">
            <text:p>0.9389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0074764" calcext:value-type="float">
            <text:p>0.000747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34.6" calcext:value-type="float">
            <text:p>34.6</text:p>
          </table:table-cell>
          <table:table-cell office:value-type="float" office:value="0.65839" calcext:value-type="float">
            <text:p>0.65839</text:p>
          </table:table-cell>
          <table:table-cell office:value-type="float" office:value="0.58043" calcext:value-type="float">
            <text:p>0.58043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34.6" calcext:value-type="float">
            <text:p>34.6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55442" calcext:value-type="float">
            <text:p>0.55442</text:p>
          </table:table-cell>
          <table:table-cell office:value-type="float" office:value="0.70091" calcext:value-type="float">
            <text:p>0.70091</text:p>
          </table:table-cell>
          <table:table-cell office:value-type="float" office:value="0.48609" calcext:value-type="float">
            <text:p>0.48609</text:p>
          </table:table-cell>
          <table:table-cell office:value-type="float" office:value="0.42354" calcext:value-type="float">
            <text:p>0.42354</text:p>
          </table:table-cell>
          <table:table-cell office:value-type="float" office:value="0.35732" calcext:value-type="float">
            <text:p>0.357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34.6" calcext:value-type="float">
            <text:p>34.6</text:p>
          </table:table-cell>
          <table:table-cell office:value-type="float" office:value="0.60994" calcext:value-type="float">
            <text:p>0.60994</text:p>
          </table:table-cell>
          <table:table-cell office:value-type="float" office:value="0.54051" calcext:value-type="float">
            <text:p>0.54051</text:p>
          </table:table-cell>
          <table:table-cell office:value-type="float" office:value="0.68731" calcext:value-type="float">
            <text:p>0.68731</text:p>
          </table:table-cell>
          <table:table-cell office:value-type="float" office:value="0.50608" calcext:value-type="float">
            <text:p>0.50608</text:p>
          </table:table-cell>
          <table:table-cell office:value-type="float" office:value="0.40626" calcext:value-type="float">
            <text:p>0.40626</text:p>
          </table:table-cell>
          <table:table-cell office:value-type="float" office:value="0.4184" calcext:value-type="float">
            <text:p>0.4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34.6" calcext:value-type="float">
            <text:p>34.6</text:p>
          </table:table-cell>
          <table:table-cell office:value-type="float" office:value="0.64496" calcext:value-type="float">
            <text:p>0.64496</text:p>
          </table:table-cell>
          <table:table-cell office:value-type="float" office:value="0.56367" calcext:value-type="float">
            <text:p>0.56367</text:p>
          </table:table-cell>
          <table:table-cell office:value-type="float" office:value="0.73417" calcext:value-type="float">
            <text:p>0.73417</text:p>
          </table:table-cell>
          <table:table-cell office:value-type="float" office:value="0.54714" calcext:value-type="float">
            <text:p>0.54714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1614" calcext:value-type="float">
            <text:p>0.41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37.11" calcext:value-type="float">
            <text:p>37.11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63732" calcext:value-type="float">
            <text:p>0.63732</text:p>
          </table:table-cell>
          <table:table-cell office:value-type="float" office:value="0.86153" calcext:value-type="float">
            <text:p>0.86153</text:p>
          </table:table-cell>
          <table:table-cell office:value-type="float" office:value="0.64982" calcext:value-type="float">
            <text:p>0.64982</text:p>
          </table:table-cell>
          <table:table-cell office:value-type="float" office:value="0.37035" calcext:value-type="float">
            <text:p>0.37035</text:p>
          </table:table-cell>
          <table:table-cell office:value-type="float" office:value="0.0024019" calcext:value-type="float">
            <text:p>0.0024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37.11" calcext:value-type="float">
            <text:p>37.11</text:p>
          </table:table-cell>
          <table:table-cell office:value-type="float" office:value="1.3028" calcext:value-type="float">
            <text:p>1.3028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44508" calcext:value-type="float">
            <text:p>0.44508</text:p>
          </table:table-cell>
          <table:table-cell office:value-type="float" office:value="0.27283" calcext:value-type="float">
            <text:p>0.27283</text:p>
          </table:table-cell>
          <table:table-cell office:value-type="float" office:value="0.43587" calcext:value-type="float">
            <text:p>0.43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37.11" calcext:value-type="float">
            <text:p>37.11</text:p>
          </table:table-cell>
          <table:table-cell office:value-type="float" office:value="1.2742" calcext:value-type="float">
            <text:p>1.2742</text:p>
          </table:table-cell>
          <table:table-cell office:value-type="float" office:value="1.1429" calcext:value-type="float">
            <text:p>1.1429</text:p>
          </table:table-cell>
          <table:table-cell office:value-type="float" office:value="1.4462" calcext:value-type="float">
            <text:p>1.4462</text:p>
          </table:table-cell>
          <table:table-cell office:value-type="float" office:value="0.47259" calcext:value-type="float">
            <text:p>0.47259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41629" calcext:value-type="float">
            <text:p>0.416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37.11" calcext:value-type="float">
            <text:p>37.11</text:p>
          </table:table-cell>
          <table:table-cell office:value-type="float" office:value="1.3188" calcext:value-type="float">
            <text:p>1.3188</text:p>
          </table:table-cell>
          <table:table-cell office:value-type="float" office:value="1.1839" calcext:value-type="float">
            <text:p>1.1839</text:p>
          </table:table-cell>
          <table:table-cell office:value-type="float" office:value="1.4934" calcext:value-type="float">
            <text:p>1.4934</text:p>
          </table:table-cell>
          <table:table-cell office:value-type="float" office:value="0.47603" calcext:value-type="float">
            <text:p>0.4760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149" calcext:value-type="float">
            <text:p>0.4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37.11" calcext:value-type="float">
            <text:p>37.11</text:p>
          </table:table-cell>
          <table:table-cell office:value-type="float" office:value="1.8051" calcext:value-type="float">
            <text:p>1.8051</text:p>
          </table:table-cell>
          <table:table-cell office:value-type="float" office:value="1.6312" calcext:value-type="float">
            <text:p>1.6312</text:p>
          </table:table-cell>
          <table:table-cell office:value-type="float" office:value="2.0292" calcext:value-type="float">
            <text:p>2.0292</text:p>
          </table:table-cell>
          <table:table-cell office:value-type="float" office:value="0.46858" calcext:value-type="float">
            <text:p>0.46858</text:p>
          </table:table-cell>
          <table:table-cell office:value-type="float" office:value="0.27835" calcext:value-type="float">
            <text:p>0.27835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37.11" calcext:value-type="float">
            <text:p>37.11</text:p>
          </table:table-cell>
          <table:table-cell office:value-type="float" office:value="1.9836" calcext:value-type="float">
            <text:p>1.9836</text:p>
          </table:table-cell>
          <table:table-cell office:value-type="float" office:value="1.8005" calcext:value-type="float">
            <text:p>1.8005</text:p>
          </table:table-cell>
          <table:table-cell office:value-type="float" office:value="2.2124" calcext:value-type="float">
            <text:p>2.2124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28723" calcext:value-type="float">
            <text:p>0.28723</text:p>
          </table:table-cell>
          <table:table-cell office:value-type="float" office:value="0.42055" calcext:value-type="float">
            <text:p>0.420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37.11" calcext:value-type="float">
            <text:p>37.11</text:p>
          </table:table-cell>
          <table:table-cell office:value-type="float" office:value="1.9663" calcext:value-type="float">
            <text:p>1.9663</text:p>
          </table:table-cell>
          <table:table-cell office:value-type="float" office:value="1.7851" calcext:value-type="float">
            <text:p>1.7851</text:p>
          </table:table-cell>
          <table:table-cell office:value-type="float" office:value="2.1879" calcext:value-type="float">
            <text:p>2.1879</text:p>
          </table:table-cell>
          <table:table-cell office:value-type="float" office:value="0.46991" calcext:value-type="float">
            <text:p>0.46991</text:p>
          </table:table-cell>
          <table:table-cell office:value-type="float" office:value="0.29682" calcext:value-type="float">
            <text:p>0.29682</text:p>
          </table:table-cell>
          <table:table-cell office:value-type="float" office:value="0.39789" calcext:value-type="float">
            <text:p>0.397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7.11" calcext:value-type="float">
            <text:p>37.11</text:p>
          </table:table-cell>
          <table:table-cell office:value-type="float" office:value="1.9221" calcext:value-type="float">
            <text:p>1.9221</text:p>
          </table:table-cell>
          <table:table-cell office:value-type="float" office:value="1.681" calcext:value-type="float">
            <text:p>1.681</text:p>
          </table:table-cell>
          <table:table-cell office:value-type="float" office:value="2.2062" calcext:value-type="float">
            <text:p>2.2062</text:p>
          </table:table-cell>
          <table:table-cell office:value-type="float" office:value="0.47783" calcext:value-type="float">
            <text:p>0.47783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0015967" calcext:value-type="float">
            <text:p>0.00159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7.11" calcext:value-type="float">
            <text:p>37.11</text:p>
          </table:table-cell>
          <table:table-cell office:value-type="float" office:value="2.34" calcext:value-type="float">
            <text:p>2.34</text:p>
          </table:table-cell>
          <table:table-cell office:value-type="float" office:value="2.1364" calcext:value-type="float">
            <text:p>2.1364</text:p>
          </table:table-cell>
          <table:table-cell office:value-type="float" office:value="2.5696" calcext:value-type="float">
            <text:p>2.5696</text:p>
          </table:table-cell>
          <table:table-cell office:value-type="float" office:value="0.44696" calcext:value-type="float">
            <text:p>0.44696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7.11" calcext:value-type="float">
            <text:p>37.11</text:p>
          </table:table-cell>
          <table:table-cell office:value-type="float" office:value="2.0437" calcext:value-type="float">
            <text:p>2.0437</text:p>
          </table:table-cell>
          <table:table-cell office:value-type="float" office:value="1.8718" calcext:value-type="float">
            <text:p>1.8718</text:p>
          </table:table-cell>
          <table:table-cell office:value-type="float" office:value="2.229" calcext:value-type="float">
            <text:p>2.229</text:p>
          </table:table-cell>
          <table:table-cell office:value-type="float" office:value="0.42468" calcext:value-type="float">
            <text:p>0.42468</text:p>
          </table:table-cell>
          <table:table-cell office:value-type="float" office:value="0.35555" calcext:value-type="float">
            <text:p>0.35555</text:p>
          </table:table-cell>
          <table:table-cell office:value-type="float" office:value="0.39555" calcext:value-type="float">
            <text:p>0.39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7.11" calcext:value-type="float">
            <text:p>37.11</text:p>
          </table:table-cell>
          <table:table-cell office:value-type="float" office:value="1.4397" calcext:value-type="float">
            <text:p>1.4397</text:p>
          </table:table-cell>
          <table:table-cell office:value-type="float" office:value="1.3087" calcext:value-type="float">
            <text:p>1.3087</text:p>
          </table:table-cell>
          <table:table-cell office:value-type="float" office:value="1.5878" calcext:value-type="float">
            <text:p>1.5878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34344" calcext:value-type="float">
            <text:p>0.34344</text:p>
          </table:table-cell>
          <table:table-cell office:value-type="float" office:value="0.38709" calcext:value-type="float">
            <text:p>0.387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37.11" calcext:value-type="float">
            <text:p>37.11</text:p>
          </table:table-cell>
          <table:table-cell office:value-type="float" office:value="1.6481" calcext:value-type="float">
            <text:p>1.648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948" calcext:value-type="float">
            <text:p>1.7948</text:p>
          </table:table-cell>
          <table:table-cell office:value-type="float" office:value="0.389" calcext:value-type="float">
            <text:p>0.389</text:p>
          </table:table-cell>
          <table:table-cell office:value-type="float" office:value="0.60919" calcext:value-type="float">
            <text:p>0.60919</text:p>
          </table:table-cell>
          <table:table-cell office:value-type="float" office:value="0.00043003" calcext:value-type="float">
            <text:p>0.00043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37.11" calcext:value-type="float">
            <text:p>37.11</text:p>
          </table:table-cell>
          <table:table-cell office:value-type="float" office:value="1.5914" calcext:value-type="float">
            <text:p>1.5914</text:p>
          </table:table-cell>
          <table:table-cell office:value-type="float" office:value="1.4188" calcext:value-type="float">
            <text:p>1.4188</text:p>
          </table:table-cell>
          <table:table-cell office:value-type="float" office:value="1.7306" calcext:value-type="float">
            <text:p>1.7306</text:p>
          </table:table-cell>
          <table:table-cell office:value-type="float" office:value="0.23692" calcext:value-type="float">
            <text:p>0.23692</text:p>
          </table:table-cell>
          <table:table-cell office:value-type="float" office:value="0.77767" calcext:value-type="float">
            <text:p>0.77767</text:p>
          </table:table-cell>
          <table:table-cell office:value-type="float" office:value="0.00039379" calcext:value-type="float">
            <text:p>0.00039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37.11" calcext:value-type="float">
            <text:p>37.11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88024" calcext:value-type="float">
            <text:p>0.88024</text:p>
          </table:table-cell>
          <table:table-cell office:value-type="float" office:value="1.0979" calcext:value-type="float">
            <text:p>1.0979</text:p>
          </table:table-cell>
          <table:table-cell office:value-type="float" office:value="0.48504" calcext:value-type="float">
            <text:p>0.48504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0.44514" calcext:value-type="float">
            <text:p>0.44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37.11" calcext:value-type="float">
            <text:p>37.11</text:p>
          </table:table-cell>
          <table:table-cell office:value-type="float" office:value="1.1813" calcext:value-type="float">
            <text:p>1.1813</text:p>
          </table:table-cell>
          <table:table-cell office:value-type="float" office:value="1.0582" calcext:value-type="float">
            <text:p>1.0582</text:p>
          </table:table-cell>
          <table:table-cell office:value-type="float" office:value="1.2869" calcext:value-type="float">
            <text:p>1.2869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73652" calcext:value-type="float">
            <text:p>0.73652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37.11" calcext:value-type="float">
            <text:p>37.11</text:p>
          </table:table-cell>
          <table:table-cell office:value-type="float" office:value="1.09" calcext:value-type="float">
            <text:p>1.09</text:p>
          </table:table-cell>
          <table:table-cell office:value-type="float" office:value="0.97707" calcext:value-type="float">
            <text:p>0.97707</text:p>
          </table:table-cell>
          <table:table-cell office:value-type="float" office:value="1.2149" calcext:value-type="float">
            <text:p>1.2149</text:p>
          </table:table-cell>
          <table:table-cell office:value-type="float" office:value="0.49709" calcext:value-type="float">
            <text:p>0.49709</text:p>
          </table:table-cell>
          <table:table-cell office:value-type="float" office:value="0.33341" calcext:value-type="float">
            <text:p>0.33341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7.11" calcext:value-type="float">
            <text:p>37.11</text:p>
          </table:table-cell>
          <table:table-cell office:value-type="float" office:value="0.95495" calcext:value-type="float">
            <text:p>0.95495</text:p>
          </table:table-cell>
          <table:table-cell office:value-type="float" office:value="0.85085" calcext:value-type="float">
            <text:p>0.85085</text:p>
          </table:table-cell>
          <table:table-cell office:value-type="float" office:value="1.0695" calcext:value-type="float">
            <text:p>1.0695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33136" calcext:value-type="float">
            <text:p>0.33136</text:p>
          </table:table-cell>
          <table:table-cell office:value-type="float" office:value="0.45772" calcext:value-type="float">
            <text:p>0.457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37.11" calcext:value-type="float">
            <text:p>37.11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82626" calcext:value-type="float">
            <text:p>0.82626</text:p>
          </table:table-cell>
          <table:table-cell office:value-type="float" office:value="1.0234" calcext:value-type="float">
            <text:p>1.0234</text:p>
          </table:table-cell>
          <table:table-cell office:value-type="float" office:value="0.47149" calcext:value-type="float">
            <text:p>0.47149</text:p>
          </table:table-cell>
          <table:table-cell office:value-type="float" office:value="0.37124" calcext:value-type="float">
            <text:p>0.37124</text:p>
          </table:table-cell>
          <table:table-cell office:value-type="float" office:value="0.42167" calcext:value-type="float">
            <text:p>0.421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37.11" calcext:value-type="float">
            <text:p>37.11</text:p>
          </table:table-cell>
          <table:table-cell office:value-type="float" office:value="0.61374" calcext:value-type="float">
            <text:p>0.61374</text:p>
          </table:table-cell>
          <table:table-cell office:value-type="float" office:value="0.54488" calcext:value-type="float">
            <text:p>0.54488</text:p>
          </table:table-cell>
          <table:table-cell office:value-type="float" office:value="0.68952" calcext:value-type="float">
            <text:p>0.68952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6259" calcext:value-type="float">
            <text:p>0.36259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37.11" calcext:value-type="float">
            <text:p>37.11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997" calcext:value-type="float">
            <text:p>0.63997</text:p>
          </table:table-cell>
          <table:table-cell office:value-type="float" office:value="0.50614" calcext:value-type="float">
            <text:p>0.50614</text:p>
          </table:table-cell>
          <table:table-cell office:value-type="float" office:value="0.35271" calcext:value-type="float">
            <text:p>0.35271</text:p>
          </table:table-cell>
          <table:table-cell office:value-type="float" office:value="0.43632" calcext:value-type="float">
            <text:p>0.436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37.11" calcext:value-type="float">
            <text:p>37.11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6379" calcext:value-type="float">
            <text:p>0.46379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2703" calcext:value-type="float">
            <text:p>0.427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37.11" calcext:value-type="float">
            <text:p>37.11</text:p>
          </table:table-cell>
          <table:table-cell office:value-type="float" office:value="0.85523" calcext:value-type="float">
            <text:p>0.85523</text:p>
          </table:table-cell>
          <table:table-cell office:value-type="float" office:value="0.77063" calcext:value-type="float">
            <text:p>0.77063</text:p>
          </table:table-cell>
          <table:table-cell office:value-type="float" office:value="0.93174" calcext:value-type="float">
            <text:p>0.93174</text:p>
          </table:table-cell>
          <table:table-cell office:value-type="float" office:value="0.89899" calcext:value-type="float">
            <text:p>0.89899</text:p>
          </table:table-cell>
          <table:table-cell office:value-type="float" office:value="0.10072" calcext:value-type="float">
            <text:p>0.10072</text:p>
          </table:table-cell>
          <table:table-cell office:value-type="float" office:value="0.0010091" calcext:value-type="float">
            <text:p>0.00100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37.11" calcext:value-type="float">
            <text:p>37.11</text:p>
          </table:table-cell>
          <table:table-cell office:value-type="float" office:value="0.69549" calcext:value-type="float">
            <text:p>0.69549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76703" calcext:value-type="float">
            <text:p>0.76703</text:p>
          </table:table-cell>
          <table:table-cell office:value-type="float" office:value="0.96256" calcext:value-type="float">
            <text:p>0.96256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0063236" calcext:value-type="float">
            <text:p>0.0063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37.11" calcext:value-type="float">
            <text:p>37.11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57649" calcext:value-type="float">
            <text:p>0.57649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52691" calcext:value-type="float">
            <text:p>0.52691</text:p>
          </table:table-cell>
          <table:table-cell office:value-type="float" office:value="0.36424" calcext:value-type="float">
            <text:p>0.36424</text:p>
          </table:table-cell>
          <table:table-cell office:value-type="float" office:value="0.44021" calcext:value-type="float">
            <text:p>0.44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37.11" calcext:value-type="float">
            <text:p>37.11</text:p>
          </table:table-cell>
          <table:table-cell office:value-type="float" office:value="0.77719" calcext:value-type="float">
            <text:p>0.77719</text:p>
          </table:table-cell>
          <table:table-cell office:value-type="float" office:value="0.68537" calcext:value-type="float">
            <text:p>0.68537</text:p>
          </table:table-cell>
          <table:table-cell office:value-type="float" office:value="0.88595" calcext:value-type="float">
            <text:p>0.88595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38129" calcext:value-type="float">
            <text:p>0.38129</text:p>
          </table:table-cell>
          <table:table-cell office:value-type="float" office:value="0.39295" calcext:value-type="float">
            <text:p>0.39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37.11" calcext:value-type="float">
            <text:p>37.11</text:p>
          </table:table-cell>
          <table:table-cell office:value-type="float" office:value="0.66813" calcext:value-type="float">
            <text:p>0.66813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75342" calcext:value-type="float">
            <text:p>0.75342</text:p>
          </table:table-cell>
          <table:table-cell office:value-type="float" office:value="0.49883" calcext:value-type="float">
            <text:p>0.49883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6555" calcext:value-type="float">
            <text:p>0.36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37.11" calcext:value-type="float">
            <text:p>37.11</text:p>
          </table:table-cell>
          <table:table-cell office:value-type="float" office:value="0.49705" calcext:value-type="float">
            <text:p>0.49705</text:p>
          </table:table-cell>
          <table:table-cell office:value-type="float" office:value="0.43862" calcext:value-type="float">
            <text:p>0.43862</text:p>
          </table:table-cell>
          <table:table-cell office:value-type="float" office:value="0.56138" calcext:value-type="float">
            <text:p>0.56138</text:p>
          </table:table-cell>
          <table:table-cell office:value-type="float" office:value="0.502" calcext:value-type="float">
            <text:p>0.502</text:p>
          </table:table-cell>
          <table:table-cell office:value-type="float" office:value="0.41195" calcext:value-type="float">
            <text:p>0.41195</text:p>
          </table:table-cell>
          <table:table-cell office:value-type="float" office:value="0.38887" calcext:value-type="float">
            <text:p>0.388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37.11" calcext:value-type="float">
            <text:p>37.11</text:p>
          </table:table-cell>
          <table:table-cell office:value-type="float" office:value="0.83071" calcext:value-type="float">
            <text:p>0.83071</text:p>
          </table:table-cell>
          <table:table-cell office:value-type="float" office:value="0.72884" calcext:value-type="float">
            <text:p>0.7288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0.37316" calcext:value-type="float">
            <text:p>0.373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39.62" calcext:value-type="float">
            <text:p>39.62</text:p>
          </table:table-cell>
          <table:table-cell office:value-type="float" office:value="1.8161" calcext:value-type="float">
            <text:p>1.8161</text:p>
          </table:table-cell>
          <table:table-cell office:value-type="float" office:value="1.6615" calcext:value-type="float">
            <text:p>1.6615</text:p>
          </table:table-cell>
          <table:table-cell office:value-type="float" office:value="1.9541" calcext:value-type="float">
            <text:p>1.9541</text:p>
          </table:table-cell>
          <table:table-cell office:value-type="float" office:value="0.58925" calcext:value-type="float">
            <text:p>0.58925</text:p>
          </table:table-cell>
          <table:table-cell office:value-type="float" office:value="0.45888" calcext:value-type="float">
            <text:p>0.45888</text:p>
          </table:table-cell>
          <table:table-cell office:value-type="float" office:value="0.0021218" calcext:value-type="float">
            <text:p>0.00212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39.62" calcext:value-type="float">
            <text:p>39.62</text:p>
          </table:table-cell>
          <table:table-cell office:value-type="float" office:value="2.166" calcext:value-type="float">
            <text:p>2.166</text:p>
          </table:table-cell>
          <table:table-cell office:value-type="float" office:value="1.9642" calcext:value-type="float">
            <text:p>1.9642</text:p>
          </table:table-cell>
          <table:table-cell office:value-type="float" office:value="2.3995" calcext:value-type="float">
            <text:p>2.3995</text:p>
          </table:table-cell>
          <table:table-cell office:value-type="float" office:value="0.48119" calcext:value-type="float">
            <text:p>0.48119</text:p>
          </table:table-cell>
          <table:table-cell office:value-type="float" office:value="0.28894" calcext:value-type="float">
            <text:p>0.28894</text:p>
          </table:table-cell>
          <table:table-cell office:value-type="float" office:value="0.41275" calcext:value-type="float">
            <text:p>0.412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9.62" calcext:value-type="float">
            <text:p>39.62</text:p>
          </table:table-cell>
          <table:table-cell office:value-type="float" office:value="2.4931" calcext:value-type="float">
            <text:p>2.4931</text:p>
          </table:table-cell>
          <table:table-cell office:value-type="float" office:value="2.2701" calcext:value-type="float">
            <text:p>2.2701</text:p>
          </table:table-cell>
          <table:table-cell office:value-type="float" office:value="2.7467" calcext:value-type="float">
            <text:p>2.7467</text:p>
          </table:table-cell>
          <table:table-cell office:value-type="float" office:value="0.46485" calcext:value-type="float">
            <text:p>0.46485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0.42983" calcext:value-type="float">
            <text:p>0.42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9.62" calcext:value-type="float">
            <text:p>39.62</text:p>
          </table:table-cell>
          <table:table-cell office:value-type="float" office:value="2.1055" calcext:value-type="float">
            <text:p>2.1055</text:p>
          </table:table-cell>
          <table:table-cell office:value-type="float" office:value="1.9272" calcext:value-type="float">
            <text:p>1.9272</text:p>
          </table:table-cell>
          <table:table-cell office:value-type="float" office:value="2.3038" calcext:value-type="float">
            <text:p>2.3038</text:p>
          </table:table-cell>
          <table:table-cell office:value-type="float" office:value="0.42946" calcext:value-type="float">
            <text:p>0.42946</text:p>
          </table:table-cell>
          <table:table-cell office:value-type="float" office:value="0.35028" calcext:value-type="float">
            <text:p>0.35028</text:p>
          </table:table-cell>
          <table:table-cell office:value-type="float" office:value="0.41902" calcext:value-type="float">
            <text:p>0.419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9.62" calcext:value-type="float">
            <text:p>39.62</text:p>
          </table:table-cell>
          <table:table-cell office:value-type="float" office:value="1.4483" calcext:value-type="float">
            <text:p>1.4483</text:p>
          </table:table-cell>
          <table:table-cell office:value-type="float" office:value="1.3117" calcext:value-type="float">
            <text:p>1.3117</text:p>
          </table:table-cell>
          <table:table-cell office:value-type="float" office:value="1.6016" calcext:value-type="float">
            <text:p>1.6016</text:p>
          </table:table-cell>
          <table:table-cell office:value-type="float" office:value="0.47033" calcext:value-type="float">
            <text:p>0.47033</text:p>
          </table:table-cell>
          <table:table-cell office:value-type="float" office:value="0.32292" calcext:value-type="float">
            <text:p>0.32292</text:p>
          </table:table-cell>
          <table:table-cell office:value-type="float" office:value="0.4033" calcext:value-type="float">
            <text:p>0.4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39.62" calcext:value-type="float">
            <text:p>39.62</text:p>
          </table:table-cell>
          <table:table-cell office:value-type="float" office:value="1.4659" calcext:value-type="float">
            <text:p>1.4659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6323" calcext:value-type="float">
            <text:p>1.6323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32026" calcext:value-type="float">
            <text:p>0.32026</text:p>
          </table:table-cell>
          <table:table-cell office:value-type="float" office:value="0.39412" calcext:value-type="float">
            <text:p>0.39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39.62" calcext:value-type="float">
            <text:p>39.62</text:p>
          </table:table-cell>
          <table:table-cell office:value-type="float" office:value="1.3167" calcext:value-type="float">
            <text:p>1.3167</text:p>
          </table:table-cell>
          <table:table-cell office:value-type="float" office:value="1.1521" calcext:value-type="float">
            <text:p>1.1521</text:p>
          </table:table-cell>
          <table:table-cell office:value-type="float" office:value="1.5104" calcext:value-type="float">
            <text:p>1.5104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00060391" calcext:value-type="float">
            <text:p>0.00060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39.62" calcext:value-type="float">
            <text:p>39.62</text:p>
          </table:table-cell>
          <table:table-cell office:value-type="float" office:value="1.0103" calcext:value-type="float">
            <text:p>1.0103</text:p>
          </table:table-cell>
          <table:table-cell office:value-type="float" office:value="0.91267" calcext:value-type="float">
            <text:p>0.91267</text:p>
          </table:table-cell>
          <table:table-cell office:value-type="float" office:value="1.119" calcext:value-type="float">
            <text:p>1.119</text:p>
          </table:table-cell>
          <table:table-cell office:value-type="float" office:value="0.46934" calcext:value-type="float">
            <text:p>0.46934</text:p>
          </table:table-cell>
          <table:table-cell office:value-type="float" office:value="0.33899" calcext:value-type="float">
            <text:p>0.33899</text:p>
          </table:table-cell>
          <table:table-cell office:value-type="float" office:value="0.45748" calcext:value-type="float">
            <text:p>0.457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39.62" calcext:value-type="float">
            <text:p>39.62</text:p>
          </table:table-cell>
          <table:table-cell office:value-type="float" office:value="0.97883" calcext:value-type="float">
            <text:p>0.97883</text:p>
          </table:table-cell>
          <table:table-cell office:value-type="float" office:value="0.88181" calcext:value-type="float">
            <text:p>0.88181</text:p>
          </table:table-cell>
          <table:table-cell office:value-type="float" office:value="1.0879" calcext:value-type="float">
            <text:p>1.0879</text:p>
          </table:table-cell>
          <table:table-cell office:value-type="float" office:value="0.47153" calcext:value-type="float">
            <text:p>0.47153</text:p>
          </table:table-cell>
          <table:table-cell office:value-type="float" office:value="0.34525" calcext:value-type="float">
            <text:p>0.34525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39.62" calcext:value-type="float">
            <text:p>39.62</text:p>
          </table:table-cell>
          <table:table-cell office:value-type="float" office:value="0.95786" calcext:value-type="float">
            <text:p>0.95786</text:p>
          </table:table-cell>
          <table:table-cell office:value-type="float" office:value="0.86491" calcext:value-type="float">
            <text:p>0.86491</text:p>
          </table:table-cell>
          <table:table-cell office:value-type="float" office:value="1.0596" calcext:value-type="float">
            <text:p>1.0596</text:p>
          </table:table-cell>
          <table:table-cell office:value-type="float" office:value="0.46599" calcext:value-type="float">
            <text:p>0.46599</text:p>
          </table:table-cell>
          <table:table-cell office:value-type="float" office:value="0.35827" calcext:value-type="float">
            <text:p>0.35827</text:p>
          </table:table-cell>
          <table:table-cell office:value-type="float" office:value="0.44917" calcext:value-type="float">
            <text:p>0.449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9.62" calcext:value-type="float">
            <text:p>39.62</text:p>
          </table:table-cell>
          <table:table-cell office:value-type="float" office:value="0.84722" calcext:value-type="float">
            <text:p>0.84722</text:p>
          </table:table-cell>
          <table:table-cell office:value-type="float" office:value="0.75978" calcext:value-type="float">
            <text:p>0.75978</text:p>
          </table:table-cell>
          <table:table-cell office:value-type="float" office:value="0.94332" calcext:value-type="float">
            <text:p>0.94332</text:p>
          </table:table-cell>
          <table:table-cell office:value-type="float" office:value="0.47374" calcext:value-type="float">
            <text:p>0.47374</text:p>
          </table:table-cell>
          <table:table-cell office:value-type="float" office:value="0.35848" calcext:value-type="float">
            <text:p>0.35848</text:p>
          </table:table-cell>
          <table:table-cell office:value-type="float" office:value="0.44965" calcext:value-type="float">
            <text:p>0.449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39.62" calcext:value-type="float">
            <text:p>39.62</text:p>
          </table:table-cell>
          <table:table-cell office:value-type="float" office:value="0.83442" calcext:value-type="float">
            <text:p>0.83442</text:p>
          </table:table-cell>
          <table:table-cell office:value-type="float" office:value="0.75153" calcext:value-type="float">
            <text:p>0.75153</text:p>
          </table:table-cell>
          <table:table-cell office:value-type="float" office:value="0.92536" calcext:value-type="float">
            <text:p>0.92536</text:p>
          </table:table-cell>
          <table:table-cell office:value-type="float" office:value="0.45245" calcext:value-type="float">
            <text:p>0.45245</text:p>
          </table:table-cell>
          <table:table-cell office:value-type="float" office:value="0.38588" calcext:value-type="float">
            <text:p>0.38588</text:p>
          </table:table-cell>
          <table:table-cell office:value-type="float" office:value="0.42965" calcext:value-type="float">
            <text:p>0.429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39.62" calcext:value-type="float">
            <text:p>39.62</text:p>
          </table:table-cell>
          <table:table-cell office:value-type="float" office:value="0.58906" calcext:value-type="float">
            <text:p>0.58906</text:p>
          </table:table-cell>
          <table:table-cell office:value-type="float" office:value="0.52489" calcext:value-type="float">
            <text:p>0.52489</text:p>
          </table:table-cell>
          <table:table-cell office:value-type="float" office:value="0.65795" calcext:value-type="float">
            <text:p>0.65795</text:p>
          </table:table-cell>
          <table:table-cell office:value-type="float" office:value="0.45834" calcext:value-type="float">
            <text:p>0.45834</text:p>
          </table:table-cell>
          <table:table-cell office:value-type="float" office:value="0.39262" calcext:value-type="float">
            <text:p>0.39262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39.62" calcext:value-type="float">
            <text:p>39.62</text:p>
          </table:table-cell>
          <table:table-cell office:value-type="float" office:value="0.46088" calcext:value-type="float">
            <text:p>0.46088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0.55075" calcext:value-type="float">
            <text:p>0.55075</text:p>
          </table:table-cell>
          <table:table-cell office:value-type="float" office:value="0.18005" calcext:value-type="float">
            <text:p>0.18005</text:p>
          </table:table-cell>
          <table:table-cell office:value-type="float" office:value="0.84503" calcext:value-type="float">
            <text:p>0.84503</text:p>
          </table:table-cell>
          <table:table-cell office:value-type="float" office:value="0.00060636" calcext:value-type="float">
            <text:p>0.00060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39.62" calcext:value-type="float">
            <text:p>39.62</text:p>
          </table:table-cell>
          <table:table-cell office:value-type="float" office:value="0.53929" calcext:value-type="float">
            <text:p>0.53929</text:p>
          </table:table-cell>
          <table:table-cell office:value-type="float" office:value="0.46681" calcext:value-type="float">
            <text:p>0.46681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52828" calcext:value-type="float">
            <text:p>0.52828</text:p>
          </table:table-cell>
          <table:table-cell office:value-type="float" office:value="0.34304" calcext:value-type="float">
            <text:p>0.34304</text:p>
          </table:table-cell>
          <table:table-cell office:value-type="float" office:value="0.43034" calcext:value-type="float">
            <text:p>0.430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39.62" calcext:value-type="float">
            <text:p>39.62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79545" calcext:value-type="float">
            <text:p>0.79545</text:p>
          </table:table-cell>
          <table:table-cell office:value-type="float" office:value="0.97031" calcext:value-type="float">
            <text:p>0.97031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098708" calcext:value-type="float">
            <text:p>0.098708</text:p>
          </table:table-cell>
          <table:table-cell office:value-type="float" office:value="0.0050699" calcext:value-type="float">
            <text:p>0.00506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39.62" calcext:value-type="float">
            <text:p>39.62</text:p>
          </table:table-cell>
          <table:table-cell office:value-type="float" office:value="0.60341" calcext:value-type="float">
            <text:p>0.60341</text:p>
          </table:table-cell>
          <table:table-cell office:value-type="float" office:value="0.52044" calcext:value-type="float">
            <text:p>0.52044</text:p>
          </table:table-cell>
          <table:table-cell office:value-type="float" office:value="0.69712" calcext:value-type="float">
            <text:p>0.69712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47111" calcext:value-type="float">
            <text:p>0.47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39.62" calcext:value-type="float">
            <text:p>39.62</text:p>
          </table:table-cell>
          <table:table-cell office:value-type="float" office:value="0.54953" calcext:value-type="float">
            <text:p>0.54953</text:p>
          </table:table-cell>
          <table:table-cell office:value-type="float" office:value="0.47833" calcext:value-type="float">
            <text:p>0.47833</text:p>
          </table:table-cell>
          <table:table-cell office:value-type="float" office:value="0.63203" calcext:value-type="float">
            <text:p>0.63203</text:p>
          </table:table-cell>
          <table:table-cell office:value-type="float" office:value="0.52819" calcext:value-type="float">
            <text:p>0.52819</text:p>
          </table:table-cell>
          <table:table-cell office:value-type="float" office:value="0.36682" calcext:value-type="float">
            <text:p>0.36682</text:p>
          </table:table-cell>
          <table:table-cell office:value-type="float" office:value="0.38842" calcext:value-type="float">
            <text:p>0.38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39.62" calcext:value-type="float">
            <text:p>39.62</text:p>
          </table:table-cell>
          <table:table-cell office:value-type="float" office:value="0.71853" calcext:value-type="float">
            <text:p>0.71853</text:p>
          </table:table-cell>
          <table:table-cell office:value-type="float" office:value="0.62993" calcext:value-type="float">
            <text:p>0.62993</text:p>
          </table:table-cell>
          <table:table-cell office:value-type="float" office:value="0.82458" calcext:value-type="float">
            <text:p>0.82458</text:p>
          </table:table-cell>
          <table:table-cell office:value-type="float" office:value="0.52674" calcext:value-type="float">
            <text:p>0.52674</text:p>
          </table:table-cell>
          <table:table-cell office:value-type="float" office:value="0.37815" calcext:value-type="float">
            <text:p>0.37815</text:p>
          </table:table-cell>
          <table:table-cell office:value-type="float" office:value="0.38193" calcext:value-type="float">
            <text:p>0.381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39.62" calcext:value-type="float">
            <text:p>39.62</text:p>
          </table:table-cell>
          <table:table-cell office:value-type="float" office:value="0.73732" calcext:value-type="float">
            <text:p>0.73732</text:p>
          </table:table-cell>
          <table:table-cell office:value-type="float" office:value="0.65264" calcext:value-type="float">
            <text:p>0.65264</text:p>
          </table:table-cell>
          <table:table-cell office:value-type="float" office:value="0.83416" calcext:value-type="float">
            <text:p>0.83416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39839" calcext:value-type="float">
            <text:p>0.39839</text:p>
          </table:table-cell>
          <table:table-cell office:value-type="float" office:value="0.37831" calcext:value-type="float">
            <text:p>0.378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39.62" calcext:value-type="float">
            <text:p>39.62</text:p>
          </table:table-cell>
          <table:table-cell office:value-type="float" office:value="0.49423" calcext:value-type="float">
            <text:p>0.49423</text:p>
          </table:table-cell>
          <table:table-cell office:value-type="float" office:value="0.43546" calcext:value-type="float">
            <text:p>0.43546</text:p>
          </table:table-cell>
          <table:table-cell office:value-type="float" office:value="0.55632" calcext:value-type="float">
            <text:p>0.55632</text:p>
          </table:table-cell>
          <table:table-cell office:value-type="float" office:value="0.49883" calcext:value-type="float">
            <text:p>0.49883</text:p>
          </table:table-cell>
          <table:table-cell office:value-type="float" office:value="0.41286" calcext:value-type="float">
            <text:p>0.41286</text:p>
          </table:table-cell>
          <table:table-cell office:value-type="float" office:value="0.39921" calcext:value-type="float">
            <text:p>0.399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39.62" calcext:value-type="float">
            <text:p>39.62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8255" calcext:value-type="float">
            <text:p>0.68255</text:p>
          </table:table-cell>
          <table:table-cell office:value-type="float" office:value="0.87434" calcext:value-type="float">
            <text:p>0.87434</text:p>
          </table:table-cell>
          <table:table-cell office:value-type="float" office:value="0.53585" calcext:value-type="float">
            <text:p>0.53585</text:p>
          </table:table-cell>
          <table:table-cell office:value-type="float" office:value="0.38738" calcext:value-type="float">
            <text:p>0.38738</text:p>
          </table:table-cell>
          <table:table-cell office:value-type="float" office:value="0.43268" calcext:value-type="float">
            <text:p>0.432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42.13" calcext:value-type="float">
            <text:p>42.13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84766" calcext:value-type="float">
            <text:p>0.84766</text:p>
          </table:table-cell>
          <table:table-cell office:value-type="float" office:value="1.2503" calcext:value-type="float">
            <text:p>1.2503</text:p>
          </table:table-cell>
          <table:table-cell office:value-type="float" office:value="0.41693" calcext:value-type="float">
            <text:p>0.41693</text:p>
          </table:table-cell>
          <table:table-cell office:value-type="float" office:value="0.13767" calcext:value-type="float">
            <text:p>0.13767</text:p>
          </table:table-cell>
          <table:table-cell office:value-type="float" office:value="0.67061" calcext:value-type="float">
            <text:p>0.670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2.13" calcext:value-type="float">
            <text:p>42.13</text:p>
          </table:table-cell>
          <table:table-cell office:value-type="float" office:value="2.4578" calcext:value-type="float">
            <text:p>2.4578</text:p>
          </table:table-cell>
          <table:table-cell office:value-type="float" office:value="2.2376" calcext:value-type="float">
            <text:p>2.2376</text:p>
          </table:table-cell>
          <table:table-cell office:value-type="float" office:value="2.7103" calcext:value-type="float">
            <text:p>2.7103</text:p>
          </table:table-cell>
          <table:table-cell office:value-type="float" office:value="0.46301" calcext:value-type="float">
            <text:p>0.46301</text:p>
          </table:table-cell>
          <table:table-cell office:value-type="float" office:value="0.31719" calcext:value-type="float">
            <text:p>0.31719</text:p>
          </table:table-cell>
          <table:table-cell office:value-type="float" office:value="0.41611" calcext:value-type="float">
            <text:p>0.416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2.13" calcext:value-type="float">
            <text:p>42.13</text:p>
          </table:table-cell>
          <table:table-cell office:value-type="float" office:value="2.0366" calcext:value-type="float">
            <text:p>2.0366</text:p>
          </table:table-cell>
          <table:table-cell office:value-type="float" office:value="1.8603" calcext:value-type="float">
            <text:p>1.8603</text:p>
          </table:table-cell>
          <table:table-cell office:value-type="float" office:value="2.235" calcext:value-type="float">
            <text:p>2.235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0.34524" calcext:value-type="float">
            <text:p>0.34524</text:p>
          </table:table-cell>
          <table:table-cell office:value-type="float" office:value="0.39559" calcext:value-type="float">
            <text:p>0.395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2.13" calcext:value-type="float">
            <text:p>42.13</text:p>
          </table:table-cell>
          <table:table-cell office:value-type="float" office:value="1.3905" calcext:value-type="float">
            <text:p>1.3905</text:p>
          </table:table-cell>
          <table:table-cell office:value-type="float" office:value="1.2569" calcext:value-type="float">
            <text:p>1.2569</text:p>
          </table:table-cell>
          <table:table-cell office:value-type="float" office:value="1.5465" calcext:value-type="float">
            <text:p>1.5465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0.44328" calcext:value-type="float">
            <text:p>0.443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42.13" calcext:value-type="float">
            <text:p>42.13</text:p>
          </table:table-cell>
          <table:table-cell office:value-type="float" office:value="1.5755" calcext:value-type="float">
            <text:p>1.5755</text:p>
          </table:table-cell>
          <table:table-cell office:value-type="float" office:value="1.4295" calcext:value-type="float">
            <text:p>1.4295</text:p>
          </table:table-cell>
          <table:table-cell office:value-type="float" office:value="1.7435" calcext:value-type="float">
            <text:p>1.7435</text:p>
          </table:table-cell>
          <table:table-cell office:value-type="float" office:value="0.48234" calcext:value-type="float">
            <text:p>0.48234</text:p>
          </table:table-cell>
          <table:table-cell office:value-type="float" office:value="0.32856" calcext:value-type="float">
            <text:p>0.32856</text:p>
          </table:table-cell>
          <table:table-cell office:value-type="float" office:value="0.41735" calcext:value-type="float">
            <text:p>0.41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2.13" calcext:value-type="float">
            <text:p>42.13</text:p>
          </table:table-cell>
          <table:table-cell office:value-type="float" office:value="1.3409" calcext:value-type="float">
            <text:p>1.3409</text:p>
          </table:table-cell>
          <table:table-cell office:value-type="float" office:value="1.2224" calcext:value-type="float">
            <text:p>1.2224</text:p>
          </table:table-cell>
          <table:table-cell office:value-type="float" office:value="1.4751" calcext:value-type="float">
            <text:p>1.4751</text:p>
          </table:table-cell>
          <table:table-cell office:value-type="float" office:value="0.44278" calcext:value-type="float">
            <text:p>0.44278</text:p>
          </table:table-cell>
          <table:table-cell office:value-type="float" office:value="0.36929" calcext:value-type="float">
            <text:p>0.36929</text:p>
          </table:table-cell>
          <table:table-cell office:value-type="float" office:value="0.40887" calcext:value-type="float">
            <text:p>0.408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42.13" calcext:value-type="float">
            <text:p>42.13</text:p>
          </table:table-cell>
          <table:table-cell office:value-type="float" office:value="0.91801" calcext:value-type="float">
            <text:p>0.91801</text:p>
          </table:table-cell>
          <table:table-cell office:value-type="float" office:value="0.82999" calcext:value-type="float">
            <text:p>0.82999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43116" calcext:value-type="float">
            <text:p>0.43116</text:p>
          </table:table-cell>
          <table:table-cell office:value-type="float" office:value="0.38033" calcext:value-type="float">
            <text:p>0.38033</text:p>
          </table:table-cell>
          <table:table-cell office:value-type="float" office:value="0.44494" calcext:value-type="float">
            <text:p>0.444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42.13" calcext:value-type="float">
            <text:p>42.13</text:p>
          </table:table-cell>
          <table:table-cell office:value-type="float" office:value="0.87197" calcext:value-type="float">
            <text:p>0.87197</text:p>
          </table:table-cell>
          <table:table-cell office:value-type="float" office:value="0.78739" calcext:value-type="float">
            <text:p>0.78739</text:p>
          </table:table-cell>
          <table:table-cell office:value-type="float" office:value="0.96106" calcext:value-type="float">
            <text:p>0.96106</text:p>
          </table:table-cell>
          <table:table-cell office:value-type="float" office:value="0.43096" calcext:value-type="float">
            <text:p>0.43096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44072" calcext:value-type="float">
            <text:p>0.440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2.13" calcext:value-type="float">
            <text:p>42.13</text:p>
          </table:table-cell>
          <table:table-cell office:value-type="float" office:value="0.77905" calcext:value-type="float">
            <text:p>0.77905</text:p>
          </table:table-cell>
          <table:table-cell office:value-type="float" office:value="0.70077" calcext:value-type="float">
            <text:p>0.70077</text:p>
          </table:table-cell>
          <table:table-cell office:value-type="float" office:value="0.86374" calcext:value-type="float">
            <text:p>0.86374</text:p>
          </table:table-cell>
          <table:table-cell office:value-type="float" office:value="0.43915" calcext:value-type="float">
            <text:p>0.43915</text:p>
          </table:table-cell>
          <table:table-cell office:value-type="float" office:value="0.38816" calcext:value-type="float">
            <text:p>0.38816</text:p>
          </table:table-cell>
          <table:table-cell office:value-type="float" office:value="0.44051" calcext:value-type="float">
            <text:p>0.44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42.13" calcext:value-type="float">
            <text:p>42.13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53653" calcext:value-type="float">
            <text:p>0.53653</text:p>
          </table:table-cell>
          <table:table-cell office:value-type="float" office:value="0.67536" calcext:value-type="float">
            <text:p>0.67536</text:p>
          </table:table-cell>
          <table:table-cell office:value-type="float" office:value="0.45337" calcext:value-type="float">
            <text:p>0.45337</text:p>
          </table:table-cell>
          <table:table-cell office:value-type="float" office:value="0.38771" calcext:value-type="float">
            <text:p>0.38771</text:p>
          </table:table-cell>
          <table:table-cell office:value-type="float" office:value="0.38737" calcext:value-type="float">
            <text:p>0.387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2.13" calcext:value-type="float">
            <text:p>42.13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45812" calcext:value-type="float">
            <text:p>0.45812</text:p>
          </table:table-cell>
          <table:table-cell office:value-type="float" office:value="0.63947" calcext:value-type="float">
            <text:p>0.63947</text:p>
          </table:table-cell>
          <table:table-cell office:value-type="float" office:value="0.074842" calcext:value-type="float">
            <text:p>0.074842</text:p>
          </table:table-cell>
          <table:table-cell office:value-type="float" office:value="0.94444" calcext:value-type="float">
            <text:p>0.94444</text:p>
          </table:table-cell>
          <table:table-cell office:value-type="float" office:value="0.00015605" calcext:value-type="float">
            <text:p>0.00015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42.13" calcext:value-type="float">
            <text:p>42.13</text:p>
          </table:table-cell>
          <table:table-cell office:value-type="float" office:value="0.53264" calcext:value-type="float">
            <text:p>0.53264</text:p>
          </table:table-cell>
          <table:table-cell office:value-type="float" office:value="0.45184" calcext:value-type="float">
            <text:p>0.45184</text:p>
          </table:table-cell>
          <table:table-cell office:value-type="float" office:value="0.62997" calcext:value-type="float">
            <text:p>0.62997</text:p>
          </table:table-cell>
          <table:table-cell office:value-type="float" office:value="0.19023" calcext:value-type="float">
            <text:p>0.19023</text:p>
          </table:table-cell>
          <table:table-cell office:value-type="float" office:value="0.84339" calcext:value-type="float">
            <text:p>0.84339</text:p>
          </table:table-cell>
          <table:table-cell office:value-type="float" office:value="0.00058736" calcext:value-type="float">
            <text:p>0.00058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42.13" calcext:value-type="float">
            <text:p>42.13</text:p>
          </table:table-cell>
          <table:table-cell office:value-type="float" office:value="0.74378" calcext:value-type="float">
            <text:p>0.74378</text:p>
          </table:table-cell>
          <table:table-cell office:value-type="float" office:value="0.65654" calcext:value-type="float">
            <text:p>0.65654</text:p>
          </table:table-cell>
          <table:table-cell office:value-type="float" office:value="0.84441" calcext:value-type="float">
            <text:p>0.84441</text:p>
          </table:table-cell>
          <table:table-cell office:value-type="float" office:value="0.52451" calcext:value-type="float">
            <text:p>0.52451</text:p>
          </table:table-cell>
          <table:table-cell office:value-type="float" office:value="0.34959" calcext:value-type="float">
            <text:p>0.34959</text:p>
          </table:table-cell>
          <table:table-cell office:value-type="float" office:value="0.44956" calcext:value-type="float">
            <text:p>0.449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2.13" calcext:value-type="float">
            <text:p>42.13</text:p>
          </table:table-cell>
          <table:table-cell office:value-type="float" office:value="0.63151" calcext:value-type="float">
            <text:p>0.63151</text:p>
          </table:table-cell>
          <table:table-cell office:value-type="float" office:value="0.55827" calcext:value-type="float">
            <text:p>0.55827</text:p>
          </table:table-cell>
          <table:table-cell office:value-type="float" office:value="0.69883" calcext:value-type="float">
            <text:p>0.69883</text:p>
          </table:table-cell>
          <table:table-cell office:value-type="float" office:value="0.91514" calcext:value-type="float">
            <text:p>0.91514</text:p>
          </table:table-cell>
          <table:table-cell office:value-type="float" office:value="0.073241" calcext:value-type="float">
            <text:p>0.073241</text:p>
          </table:table-cell>
          <table:table-cell office:value-type="float" office:value="0.0020296" calcext:value-type="float">
            <text:p>0.00202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42.13" calcext:value-type="float">
            <text:p>42.13</text:p>
          </table:table-cell>
          <table:table-cell office:value-type="float" office:value="0.76007" calcext:value-type="float">
            <text:p>0.76007</text:p>
          </table:table-cell>
          <table:table-cell office:value-type="float" office:value="0.67081" calcext:value-type="float">
            <text:p>0.67081</text:p>
          </table:table-cell>
          <table:table-cell office:value-type="float" office:value="0.86316" calcext:value-type="float">
            <text:p>0.86316</text:p>
          </table:table-cell>
          <table:table-cell office:value-type="float" office:value="0.52043" calcext:value-type="float">
            <text:p>0.52043</text:p>
          </table:table-cell>
          <table:table-cell office:value-type="float" office:value="0.38916" calcext:value-type="float">
            <text:p>0.38916</text:p>
          </table:table-cell>
          <table:table-cell office:value-type="float" office:value="0.38586" calcext:value-type="float">
            <text:p>0.385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42.13" calcext:value-type="float">
            <text:p>42.13</text:p>
          </table:table-cell>
          <table:table-cell office:value-type="float" office:value="0.77354" calcext:value-type="float">
            <text:p>0.77354</text:p>
          </table:table-cell>
          <table:table-cell office:value-type="float" office:value="0.68977" calcext:value-type="float">
            <text:p>0.68977</text:p>
          </table:table-cell>
          <table:table-cell office:value-type="float" office:value="0.86328" calcext:value-type="float">
            <text:p>0.86328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43321" calcext:value-type="float">
            <text:p>0.43321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42.13" calcext:value-type="float">
            <text:p>42.13</text:p>
          </table:table-cell>
          <table:table-cell office:value-type="float" office:value="0.73901" calcext:value-type="float">
            <text:p>0.73901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83241" calcext:value-type="float">
            <text:p>0.83241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39794" calcext:value-type="float">
            <text:p>0.39794</text:p>
          </table:table-cell>
          <table:table-cell office:value-type="float" office:value="0.43085" calcext:value-type="float">
            <text:p>0.43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44.64" calcext:value-type="float">
            <text:p>44.64</text:p>
          </table:table-cell>
          <table:table-cell office:value-type="float" office:value="0.89342" calcext:value-type="float">
            <text:p>0.89342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1.0827" calcext:value-type="float">
            <text:p>1.0827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2439" calcext:value-type="float">
            <text:p>0.12439</text:p>
          </table:table-cell>
          <table:table-cell office:value-type="float" office:value="0.66693" calcext:value-type="float">
            <text:p>0.666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44.64" calcext:value-type="float">
            <text:p>44.64</text:p>
          </table:table-cell>
          <table:table-cell office:value-type="float" office:value="1.0297" calcext:value-type="float">
            <text:p>1.0297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1.1935" calcext:value-type="float">
            <text:p>1.1935</text:p>
          </table:table-cell>
          <table:table-cell office:value-type="float" office:value="0.45409" calcext:value-type="float">
            <text:p>0.45409</text:p>
          </table:table-cell>
          <table:table-cell office:value-type="float" office:value="0.23896" calcext:value-type="float">
            <text:p>0.2389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44.64" calcext:value-type="float">
            <text:p>44.64</text:p>
          </table:table-cell>
          <table:table-cell office:value-type="float" office:value="1.0256" calcext:value-type="float">
            <text:p>1.0256</text:p>
          </table:table-cell>
          <table:table-cell office:value-type="float" office:value="0.90906" calcext:value-type="float">
            <text:p>0.90906</text:p>
          </table:table-cell>
          <table:table-cell office:value-type="float" office:value="1.187" calcext:value-type="float">
            <text:p>1.187</text:p>
          </table:table-cell>
          <table:table-cell office:value-type="float" office:value="0.44837" calcext:value-type="float">
            <text:p>0.44837</text:p>
          </table:table-cell>
          <table:table-cell office:value-type="float" office:value="0.25316" calcext:value-type="float">
            <text:p>0.25316</text:p>
          </table:table-cell>
          <table:table-cell office:value-type="float" office:value="0.44099" calcext:value-type="float">
            <text:p>0.44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44.64" calcext:value-type="float">
            <text:p>44.64</text:p>
          </table:table-cell>
          <table:table-cell office:value-type="float" office:value="1.1202" calcext:value-type="float">
            <text:p>1.1202</text:p>
          </table:table-cell>
          <table:table-cell office:value-type="float" office:value="1.0004" calcext:value-type="float">
            <text:p>1.0004</text:p>
          </table:table-cell>
          <table:table-cell office:value-type="float" office:value="1.299" calcext:value-type="float">
            <text:p>1.299</text:p>
          </table:table-cell>
          <table:table-cell office:value-type="float" office:value="0.46079" calcext:value-type="float">
            <text:p>0.46079</text:p>
          </table:table-cell>
          <table:table-cell office:value-type="float" office:value="0.24539" calcext:value-type="float">
            <text:p>0.24539</text:p>
          </table:table-cell>
          <table:table-cell office:value-type="float" office:value="0.53377" calcext:value-type="float">
            <text:p>0.533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4.64" calcext:value-type="float">
            <text:p>44.64</text:p>
          </table:table-cell>
          <table:table-cell office:value-type="float" office:value="2.4918" calcext:value-type="float">
            <text:p>2.4918</text:p>
          </table:table-cell>
          <table:table-cell office:value-type="float" office:value="2.262" calcext:value-type="float">
            <text:p>2.262</text:p>
          </table:table-cell>
          <table:table-cell office:value-type="float" office:value="2.7508" calcext:value-type="float">
            <text:p>2.7508</text:p>
          </table:table-cell>
          <table:table-cell office:value-type="float" office:value="0.4767" calcext:value-type="float">
            <text:p>0.4767</text:p>
          </table:table-cell>
          <table:table-cell office:value-type="float" office:value="0.30298" calcext:value-type="float">
            <text:p>0.30298</text:p>
          </table:table-cell>
          <table:table-cell office:value-type="float" office:value="0.46713" calcext:value-type="float">
            <text:p>0.46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4.64" calcext:value-type="float">
            <text:p>44.64</text:p>
          </table:table-cell>
          <table:table-cell office:value-type="float" office:value="2.129" calcext:value-type="float">
            <text:p>2.129</text:p>
          </table:table-cell>
          <table:table-cell office:value-type="float" office:value="1.9379" calcext:value-type="float">
            <text:p>1.9379</text:p>
          </table:table-cell>
          <table:table-cell office:value-type="float" office:value="2.3475" calcext:value-type="float">
            <text:p>2.3475</text:p>
          </table:table-cell>
          <table:table-cell office:value-type="float" office:value="0.45837" calcext:value-type="float">
            <text:p>0.45837</text:p>
          </table:table-cell>
          <table:table-cell office:value-type="float" office:value="0.32912" calcext:value-type="float">
            <text:p>0.32912</text:p>
          </table:table-cell>
          <table:table-cell office:value-type="float" office:value="0.40809" calcext:value-type="float">
            <text:p>0.408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4.64" calcext:value-type="float">
            <text:p>44.64</text:p>
          </table:table-cell>
          <table:table-cell office:value-type="float" office:value="1.7189" calcext:value-type="float">
            <text:p>1.7189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8936" calcext:value-type="float">
            <text:p>1.8936</text:p>
          </table:table-cell>
          <table:table-cell office:value-type="float" office:value="0.46073" calcext:value-type="float">
            <text:p>0.46073</text:p>
          </table:table-cell>
          <table:table-cell office:value-type="float" office:value="0.33392" calcext:value-type="float">
            <text:p>0.33392</text:p>
          </table:table-cell>
          <table:table-cell office:value-type="float" office:value="0.39502" calcext:value-type="float">
            <text:p>0.39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4.64" calcext:value-type="float">
            <text:p>44.64</text:p>
          </table:table-cell>
          <table:table-cell office:value-type="float" office:value="1.2831" calcext:value-type="float">
            <text:p>1.2831</text:p>
          </table:table-cell>
          <table:table-cell office:value-type="float" office:value="1.1476" calcext:value-type="float">
            <text:p>1.1476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50314" calcext:value-type="float">
            <text:p>0.50314</text:p>
          </table:table-cell>
          <table:table-cell office:value-type="float" office:value="0.30128" calcext:value-type="float">
            <text:p>0.30128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44.64" calcext:value-type="float">
            <text:p>44.64</text:p>
          </table:table-cell>
          <table:table-cell office:value-type="float" office:value="1.6074" calcext:value-type="float">
            <text:p>1.6074</text:p>
          </table:table-cell>
          <table:table-cell office:value-type="float" office:value="1.4545" calcext:value-type="float">
            <text:p>1.4545</text:p>
          </table:table-cell>
          <table:table-cell office:value-type="float" office:value="1.7816" calcext:value-type="float">
            <text:p>1.7816</text:p>
          </table:table-cell>
          <table:table-cell office:value-type="float" office:value="0.48968" calcext:value-type="float">
            <text:p>0.48968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4.64" calcext:value-type="float">
            <text:p>44.6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.2333" calcext:value-type="float">
            <text:p>1.2333</text:p>
          </table:table-cell>
          <table:table-cell office:value-type="float" office:value="1.4939" calcext:value-type="float">
            <text:p>1.4939</text:p>
          </table:table-cell>
          <table:table-cell office:value-type="float" office:value="0.45126" calcext:value-type="float">
            <text:p>0.45126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40789" calcext:value-type="float">
            <text:p>0.407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44.64" calcext:value-type="float">
            <text:p>44.64</text:p>
          </table:table-cell>
          <table:table-cell office:value-type="float" office:value="1.1416" calcext:value-type="float">
            <text:p>1.1416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40255" calcext:value-type="float">
            <text:p>0.40255</text:p>
          </table:table-cell>
          <table:table-cell office:value-type="float" office:value="0.39066" calcext:value-type="float">
            <text:p>0.390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44.64" calcext:value-type="float">
            <text:p>44.64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87994" calcext:value-type="float">
            <text:p>0.87994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39463" calcext:value-type="float">
            <text:p>0.39463</text:p>
          </table:table-cell>
          <table:table-cell office:value-type="float" office:value="0.42948" calcext:value-type="float">
            <text:p>0.42948</text:p>
          </table:table-cell>
          <table:table-cell office:value-type="float" office:value="0.37597" calcext:value-type="float">
            <text:p>0.375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4.64" calcext:value-type="float">
            <text:p>44.64</text:p>
          </table:table-cell>
          <table:table-cell office:value-type="float" office:value="0.67925" calcext:value-type="float">
            <text:p>0.67925</text:p>
          </table:table-cell>
          <table:table-cell office:value-type="float" office:value="0.60965" calcext:value-type="float">
            <text:p>0.60965</text:p>
          </table:table-cell>
          <table:table-cell office:value-type="float" office:value="0.75267" calcext:value-type="float">
            <text:p>0.75267</text:p>
          </table:table-cell>
          <table:table-cell office:value-type="float" office:value="0.43488" calcext:value-type="float">
            <text:p>0.43488</text:p>
          </table:table-cell>
          <table:table-cell office:value-type="float" office:value="0.39819" calcext:value-type="float">
            <text:p>0.39819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44.64" calcext:value-type="float">
            <text:p>44.64</text:p>
          </table:table-cell>
          <table:table-cell office:value-type="float" office:value="0.61686" calcext:value-type="float">
            <text:p>0.61686</text:p>
          </table:table-cell>
          <table:table-cell office:value-type="float" office:value="0.54782" calcext:value-type="float">
            <text:p>0.54782</text:p>
          </table:table-cell>
          <table:table-cell office:value-type="float" office:value="0.69221" calcext:value-type="float">
            <text:p>0.69221</text:p>
          </table:table-cell>
          <table:table-cell office:value-type="float" office:value="0.46468" calcext:value-type="float">
            <text:p>0.46468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9518" calcext:value-type="float">
            <text:p>0.39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4.64" calcext:value-type="float">
            <text:p>44.64</text:p>
          </table:table-cell>
          <table:table-cell office:value-type="float" office:value="0.59974" calcext:value-type="float">
            <text:p>0.59974</text:p>
          </table:table-cell>
          <table:table-cell office:value-type="float" office:value="0.52655" calcext:value-type="float">
            <text:p>0.52655</text:p>
          </table:table-cell>
          <table:table-cell office:value-type="float" office:value="0.68275" calcext:value-type="float">
            <text:p>0.68275</text:p>
          </table:table-cell>
          <table:table-cell office:value-type="float" office:value="0.49891" calcext:value-type="float">
            <text:p>0.49891</text:p>
          </table:table-cell>
          <table:table-cell office:value-type="float" office:value="0.35464" calcext:value-type="float">
            <text:p>0.35464</text:p>
          </table:table-cell>
          <table:table-cell office:value-type="float" office:value="0.40947" calcext:value-type="float">
            <text:p>0.40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44.64" calcext:value-type="float">
            <text:p>44.64</text:p>
          </table:table-cell>
          <table:table-cell office:value-type="float" office:value="0.74989" calcext:value-type="float">
            <text:p>0.74989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85955" calcext:value-type="float">
            <text:p>0.85955</text:p>
          </table:table-cell>
          <table:table-cell office:value-type="float" office:value="0.51155" calcext:value-type="float">
            <text:p>0.51155</text:p>
          </table:table-cell>
          <table:table-cell office:value-type="float" office:value="0.35517" calcext:value-type="float">
            <text:p>0.35517</text:p>
          </table:table-cell>
          <table:table-cell office:value-type="float" office:value="0.38975" calcext:value-type="float">
            <text:p>0.389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44.64" calcext:value-type="float">
            <text:p>44.64</text:p>
          </table:table-cell>
          <table:table-cell office:value-type="float" office:value="0.73126" calcext:value-type="float">
            <text:p>0.73126</text:p>
          </table:table-cell>
          <table:table-cell office:value-type="float" office:value="0.63645" calcext:value-type="float">
            <text:p>0.63645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54455" calcext:value-type="float">
            <text:p>0.54455</text:p>
          </table:table-cell>
          <table:table-cell office:value-type="float" office:value="0.32277" calcext:value-type="float">
            <text:p>0.32277</text:p>
          </table:table-cell>
          <table:table-cell office:value-type="float" office:value="0.47762" calcext:value-type="float">
            <text:p>0.47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44.64" calcext:value-type="float">
            <text:p>44.64</text:p>
          </table:table-cell>
          <table:table-cell office:value-type="float" office:value="0.54149" calcext:value-type="float">
            <text:p>0.54149</text:p>
          </table:table-cell>
          <table:table-cell office:value-type="float" office:value="0.47078" calcext:value-type="float">
            <text:p>0.47078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0.52033" calcext:value-type="float">
            <text:p>0.52033</text:p>
          </table:table-cell>
          <table:table-cell office:value-type="float" office:value="0.35533" calcext:value-type="float">
            <text:p>0.35533</text:p>
          </table:table-cell>
          <table:table-cell office:value-type="float" office:value="0.40469" calcext:value-type="float">
            <text:p>0.404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4.64" calcext:value-type="float">
            <text:p>44.64</text:p>
          </table:table-cell>
          <table:table-cell office:value-type="float" office:value="0.78176" calcext:value-type="float">
            <text:p>0.78176</text:p>
          </table:table-cell>
          <table:table-cell office:value-type="float" office:value="0.68767" calcext:value-type="float">
            <text:p>0.68767</text:p>
          </table:table-cell>
          <table:table-cell office:value-type="float" office:value="0.89384" calcext:value-type="float">
            <text:p>0.89384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35542" calcext:value-type="float">
            <text:p>0.35542</text:p>
          </table:table-cell>
          <table:table-cell office:value-type="float" office:value="0.43899" calcext:value-type="float">
            <text:p>0.438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44.64" calcext:value-type="float">
            <text:p>44.64</text:p>
          </table:table-cell>
          <table:table-cell office:value-type="float" office:value="0.77954" calcext:value-type="float">
            <text:p>0.77954</text:p>
          </table:table-cell>
          <table:table-cell office:value-type="float" office:value="0.69518" calcext:value-type="float">
            <text:p>0.69518</text:p>
          </table:table-cell>
          <table:table-cell office:value-type="float" office:value="0.87017" calcext:value-type="float">
            <text:p>0.87017</text:p>
          </table:table-cell>
          <table:table-cell office:value-type="float" office:value="0.47989" calcext:value-type="float">
            <text:p>0.47989</text:p>
          </table:table-cell>
          <table:table-cell office:value-type="float" office:value="0.43045" calcext:value-type="float">
            <text:p>0.43045</text:p>
          </table:table-cell>
          <table:table-cell office:value-type="float" office:value="0.39441" calcext:value-type="float">
            <text:p>0.39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44.64" calcext:value-type="float">
            <text:p>44.64</text:p>
          </table:table-cell>
          <table:table-cell office:value-type="float" office:value="0.59079" calcext:value-type="float">
            <text:p>0.590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66555" calcext:value-type="float">
            <text:p>0.66555</text:p>
          </table:table-cell>
          <table:table-cell office:value-type="float" office:value="0.51375" calcext:value-type="float">
            <text:p>0.5137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47.15" calcext:value-type="float">
            <text:p>47.15</text:p>
          </table:table-cell>
          <table:table-cell office:value-type="float" office:value="0.88268" calcext:value-type="float">
            <text:p>0.88268</text:p>
          </table:table-cell>
          <table:table-cell office:value-type="float" office:value="0.7332" calcext:value-type="float">
            <text:p>0.7332</text:p>
          </table:table-cell>
          <table:table-cell office:value-type="float" office:value="1.0676" calcext:value-type="float">
            <text:p>1.0676</text:p>
          </table:table-cell>
          <table:table-cell office:value-type="float" office:value="0.45061" calcext:value-type="float">
            <text:p>0.45061</text:p>
          </table:table-cell>
          <table:table-cell office:value-type="float" office:value="0.12489" calcext:value-type="float">
            <text:p>0.12489</text:p>
          </table:table-cell>
          <table:table-cell office:value-type="float" office:value="0.66582" calcext:value-type="float">
            <text:p>0.66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47.15" calcext:value-type="float">
            <text:p>47.15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12" calcext:value-type="float">
            <text:p>1.12</text:p>
          </table:table-cell>
          <table:table-cell office:value-type="float" office:value="1.4369" calcext:value-type="float">
            <text:p>1.4369</text:p>
          </table:table-cell>
          <table:table-cell office:value-type="float" office:value="0.47721" calcext:value-type="float">
            <text:p>0.47721</text:p>
          </table:table-cell>
          <table:table-cell office:value-type="float" office:value="0.24036" calcext:value-type="float">
            <text:p>0.24036</text:p>
          </table:table-cell>
          <table:table-cell office:value-type="float" office:value="0.47444" calcext:value-type="float">
            <text:p>0.474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47.15" calcext:value-type="float">
            <text:p>47.15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88591" calcext:value-type="float">
            <text:p>0.88591</text:p>
          </table:table-cell>
          <table:table-cell office:value-type="float" office:value="1.1622" calcext:value-type="float">
            <text:p>1.1622</text:p>
          </table:table-cell>
          <table:table-cell office:value-type="float" office:value="0.47742" calcext:value-type="float">
            <text:p>0.47742</text:p>
          </table:table-cell>
          <table:table-cell office:value-type="float" office:value="0.24233" calcext:value-type="float">
            <text:p>0.24233</text:p>
          </table:table-cell>
          <table:table-cell office:value-type="float" office:value="0.53391" calcext:value-type="float">
            <text:p>0.53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47.15" calcext:value-type="float">
            <text:p>47.15</text:p>
          </table:table-cell>
          <table:table-cell office:value-type="float" office:value="1.224" calcext:value-type="float">
            <text:p>1.224</text:p>
          </table:table-cell>
          <table:table-cell office:value-type="float" office:value="1.0925" calcext:value-type="float">
            <text:p>1.0925</text:p>
          </table:table-cell>
          <table:table-cell office:value-type="float" office:value="1.4184" calcext:value-type="float">
            <text:p>1.4184</text:p>
          </table:table-cell>
          <table:table-cell office:value-type="float" office:value="0.46264" calcext:value-type="float">
            <text:p>0.46264</text:p>
          </table:table-cell>
          <table:table-cell office:value-type="float" office:value="0.26426" calcext:value-type="float">
            <text:p>0.26426</text:p>
          </table:table-cell>
          <table:table-cell office:value-type="float" office:value="0.52373" calcext:value-type="float">
            <text:p>0.52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7.15" calcext:value-type="float">
            <text:p>47.15</text:p>
          </table:table-cell>
          <table:table-cell office:value-type="float" office:value="1.9932" calcext:value-type="float">
            <text:p>1.9932</text:p>
          </table:table-cell>
          <table:table-cell office:value-type="float" office:value="1.8099" calcext:value-type="float">
            <text:p>1.8099</text:p>
          </table:table-cell>
          <table:table-cell office:value-type="float" office:value="2.2057" calcext:value-type="float">
            <text:p>2.2057</text:p>
          </table:table-cell>
          <table:table-cell office:value-type="float" office:value="0.48581" calcext:value-type="float">
            <text:p>0.48581</text:p>
          </table:table-cell>
          <table:table-cell office:value-type="float" office:value="0.31253" calcext:value-type="float">
            <text:p>0.31253</text:p>
          </table:table-cell>
          <table:table-cell office:value-type="float" office:value="0.42546" calcext:value-type="float">
            <text:p>0.42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7.15" calcext:value-type="float">
            <text:p>47.15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97987" calcext:value-type="float">
            <text:p>0.97987</text:p>
          </table:table-cell>
          <table:table-cell office:value-type="float" office:value="1.3174" calcext:value-type="float">
            <text:p>1.3174</text:p>
          </table:table-cell>
          <table:table-cell office:value-type="float" office:value="0.54228" calcext:value-type="float">
            <text:p>0.54228</text:p>
          </table:table-cell>
          <table:table-cell office:value-type="float" office:value="0.41874" calcext:value-type="float">
            <text:p>0.41874</text:p>
          </table:table-cell>
          <table:table-cell office:value-type="float" office:value="0.0041837" calcext:value-type="float">
            <text:p>0.00418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47.15" calcext:value-type="float">
            <text:p>47.15</text:p>
          </table:table-cell>
          <table:table-cell office:value-type="float" office:value="1.5507" calcext:value-type="float">
            <text:p>1.5507</text:p>
          </table:table-cell>
          <table:table-cell office:value-type="float" office:value="1.4002" calcext:value-type="float">
            <text:p>1.4002</text:p>
          </table:table-cell>
          <table:table-cell office:value-type="float" office:value="1.726" calcext:value-type="float">
            <text:p>1.726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32859" calcext:value-type="float">
            <text:p>0.32859</text:p>
          </table:table-cell>
          <table:table-cell office:value-type="float" office:value="0.40992" calcext:value-type="float">
            <text:p>0.40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7.15" calcext:value-type="float">
            <text:p>47.15</text:p>
          </table:table-cell>
          <table:table-cell office:value-type="float" office:value="1.3765" calcext:value-type="float">
            <text:p>1.3765</text:p>
          </table:table-cell>
          <table:table-cell office:value-type="float" office:value="1.251" calcext:value-type="float">
            <text:p>1.251</text:p>
          </table:table-cell>
          <table:table-cell office:value-type="float" office:value="1.5204" calcext:value-type="float">
            <text:p>1.5204</text:p>
          </table:table-cell>
          <table:table-cell office:value-type="float" office:value="0.46283" calcext:value-type="float">
            <text:p>0.46283</text:p>
          </table:table-cell>
          <table:table-cell office:value-type="float" office:value="0.35275" calcext:value-type="float">
            <text:p>0.35275</text:p>
          </table:table-cell>
          <table:table-cell office:value-type="float" office:value="0.41079" calcext:value-type="float">
            <text:p>0.41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47.15" calcext:value-type="float">
            <text:p>47.15</text:p>
          </table:table-cell>
          <table:table-cell office:value-type="float" office:value="1.1675" calcext:value-type="float">
            <text:p>1.1675</text:p>
          </table:table-cell>
          <table:table-cell office:value-type="float" office:value="1.0611" calcext:value-type="float">
            <text:p>1.0611</text:p>
          </table:table-cell>
          <table:table-cell office:value-type="float" office:value="1.2893" calcext:value-type="float">
            <text:p>1.2893</text:p>
          </table:table-cell>
          <table:table-cell office:value-type="float" office:value="0.43401" calcext:value-type="float">
            <text:p>0.43401</text:p>
          </table:table-cell>
          <table:table-cell office:value-type="float" office:value="0.38656" calcext:value-type="float">
            <text:p>0.38656</text:p>
          </table:table-cell>
          <table:table-cell office:value-type="float" office:value="0.3926" calcext:value-type="float">
            <text:p>0.3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47.15" calcext:value-type="float">
            <text:p>47.15</text:p>
          </table:table-cell>
          <table:table-cell office:value-type="float" office:value="0.71006" calcext:value-type="float">
            <text:p>0.7100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78405" calcext:value-type="float">
            <text:p>0.78405</text:p>
          </table:table-cell>
          <table:table-cell office:value-type="float" office:value="0.42024" calcext:value-type="float">
            <text:p>0.42024</text:p>
          </table:table-cell>
          <table:table-cell office:value-type="float" office:value="0.40375" calcext:value-type="float">
            <text:p>0.40375</text:p>
          </table:table-cell>
          <table:table-cell office:value-type="float" office:value="0.38426" calcext:value-type="float">
            <text:p>0.38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7.15" calcext:value-type="float">
            <text:p>47.15</text:p>
          </table:table-cell>
          <table:table-cell office:value-type="float" office:value="0.60601" calcext:value-type="float">
            <text:p>0.60601</text:p>
          </table:table-cell>
          <table:table-cell office:value-type="float" office:value="0.51415" calcext:value-type="float">
            <text:p>0.51415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48948" calcext:value-type="float">
            <text:p>0.048948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00038391" calcext:value-type="float">
            <text:p>0.00038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47.15" calcext:value-type="float">
            <text:p>47.15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60358" calcext:value-type="float">
            <text:p>0.60358</text:p>
          </table:table-cell>
          <table:table-cell office:value-type="float" office:value="0.76903" calcext:value-type="float">
            <text:p>0.76903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36414" calcext:value-type="float">
            <text:p>0.36414</text:p>
          </table:table-cell>
          <table:table-cell office:value-type="float" office:value="0.39535" calcext:value-type="float">
            <text:p>0.395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7.15" calcext:value-type="float">
            <text:p>47.15</text:p>
          </table:table-cell>
          <table:table-cell office:value-type="float" office:value="0.68778" calcext:value-type="float">
            <text:p>0.68778</text:p>
          </table:table-cell>
          <table:table-cell office:value-type="float" office:value="0.60127" calcext:value-type="float">
            <text:p>0.60127</text:p>
          </table:table-cell>
          <table:table-cell office:value-type="float" office:value="0.78691" calcext:value-type="float">
            <text:p>0.78691</text:p>
          </table:table-cell>
          <table:table-cell office:value-type="float" office:value="0.50941" calcext:value-type="float">
            <text:p>0.5094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40054" calcext:value-type="float">
            <text:p>0.400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47.15" calcext:value-type="float">
            <text:p>47.15</text:p>
          </table:table-cell>
          <table:table-cell office:value-type="float" office:value="0.70362" calcext:value-type="float">
            <text:p>0.70362</text:p>
          </table:table-cell>
          <table:table-cell office:value-type="float" office:value="0.60352" calcext:value-type="float">
            <text:p>0.60352</text:p>
          </table:table-cell>
          <table:table-cell office:value-type="float" office:value="0.82475" calcext:value-type="float">
            <text:p>0.82475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71448" calcext:value-type="float">
            <text:p>0.71448</text:p>
          </table:table-cell>
          <table:table-cell office:value-type="float" office:value="0.0032397" calcext:value-type="float">
            <text:p>0.00323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47.15" calcext:value-type="float">
            <text:p>47.15</text:p>
          </table:table-cell>
          <table:table-cell office:value-type="float" office:value="0.50866" calcext:value-type="float">
            <text:p>0.50866</text:p>
          </table:table-cell>
          <table:table-cell office:value-type="float" office:value="0.44246" calcext:value-type="float">
            <text:p>0.44246</text:p>
          </table:table-cell>
          <table:table-cell office:value-type="float" office:value="0.58487" calcext:value-type="float">
            <text:p>0.58487</text:p>
          </table:table-cell>
          <table:table-cell office:value-type="float" office:value="0.51585" calcext:value-type="float">
            <text:p>0.51585</text:p>
          </table:table-cell>
          <table:table-cell office:value-type="float" office:value="0.35956" calcext:value-type="float">
            <text:p>0.35956</text:p>
          </table:table-cell>
          <table:table-cell office:value-type="float" office:value="0.41632" calcext:value-type="float">
            <text:p>0.416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47.15" calcext:value-type="float">
            <text:p>47.15</text:p>
          </table:table-cell>
          <table:table-cell office:value-type="float" office:value="0.59119" calcext:value-type="float">
            <text:p>0.59119</text:p>
          </table:table-cell>
          <table:table-cell office:value-type="float" office:value="0.51836" calcext:value-type="float">
            <text:p>0.51836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0.52321" calcext:value-type="float">
            <text:p>0.52321</text:p>
          </table:table-cell>
          <table:table-cell office:value-type="float" office:value="0.37888" calcext:value-type="float">
            <text:p>0.37888</text:p>
          </table:table-cell>
          <table:table-cell office:value-type="float" office:value="0.44499" calcext:value-type="float">
            <text:p>0.444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47.15" calcext:value-type="float">
            <text:p>47.15</text:p>
          </table:table-cell>
          <table:table-cell office:value-type="float" office:value="0.76821" calcext:value-type="float">
            <text:p>0.76821</text:p>
          </table:table-cell>
          <table:table-cell office:value-type="float" office:value="0.68677" calcext:value-type="float">
            <text:p>0.68677</text:p>
          </table:table-cell>
          <table:table-cell office:value-type="float" office:value="0.85656" calcext:value-type="float">
            <text:p>0.85656</text:p>
          </table:table-cell>
          <table:table-cell office:value-type="float" office:value="0.47788" calcext:value-type="float">
            <text:p>0.47788</text:p>
          </table:table-cell>
          <table:table-cell office:value-type="float" office:value="0.43037" calcext:value-type="float">
            <text:p>0.43037</text:p>
          </table:table-cell>
          <table:table-cell office:value-type="float" office:value="0.40317" calcext:value-type="float">
            <text:p>0.40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47.15" calcext:value-type="float">
            <text:p>47.15</text:p>
          </table:table-cell>
          <table:table-cell office:value-type="float" office:value="0.58482" calcext:value-type="float">
            <text:p>0.58482</text:p>
          </table:table-cell>
          <table:table-cell office:value-type="float" office:value="0.51632" calcext:value-type="float">
            <text:p>0.51632</text:p>
          </table:table-cell>
          <table:table-cell office:value-type="float" office:value="0.65915" calcext:value-type="float">
            <text:p>0.65915</text:p>
          </table:table-cell>
          <table:table-cell office:value-type="float" office:value="0.51209" calcext:value-type="float">
            <text:p>0.51209</text:p>
          </table:table-cell>
          <table:table-cell office:value-type="float" office:value="0.40754" calcext:value-type="float">
            <text:p>0.40754</text:p>
          </table:table-cell>
          <table:table-cell office:value-type="float" office:value="0.40692" calcext:value-type="float">
            <text:p>0.406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49.66" calcext:value-type="float">
            <text:p>49.66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70694" calcext:value-type="float">
            <text:p>0.70694</text:p>
          </table:table-cell>
          <table:table-cell office:value-type="float" office:value="1.033" calcext:value-type="float">
            <text:p>1.033</text:p>
          </table:table-cell>
          <table:table-cell office:value-type="float" office:value="0.43578" calcext:value-type="float">
            <text:p>0.43578</text:p>
          </table:table-cell>
          <table:table-cell office:value-type="float" office:value="0.13551" calcext:value-type="float">
            <text:p>0.13551</text:p>
          </table:table-cell>
          <table:table-cell office:value-type="float" office:value="0.6314" calcext:value-type="float">
            <text:p>0.6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9.66" calcext:value-type="float">
            <text:p>49.66</text:p>
          </table:table-cell>
          <table:table-cell office:value-type="float" office:value="1.7156" calcext:value-type="float">
            <text:p>1.7156</text:p>
          </table:table-cell>
          <table:table-cell office:value-type="float" office:value="1.5053" calcext:value-type="float">
            <text:p>1.5053</text:p>
          </table:table-cell>
          <table:table-cell office:value-type="float" office:value="1.9619" calcext:value-type="float">
            <text:p>1.9619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6003" calcext:value-type="float">
            <text:p>0.46003</text:p>
          </table:table-cell>
          <table:table-cell office:value-type="float" office:value="0.00059823" calcext:value-type="float">
            <text:p>0.000598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9.66" calcext:value-type="float">
            <text:p>49.66</text:p>
          </table:table-cell>
          <table:table-cell office:value-type="float" office:value="1.4457" calcext:value-type="float">
            <text:p>1.4457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6076" calcext:value-type="float">
            <text:p>1.6076</text:p>
          </table:table-cell>
          <table:table-cell office:value-type="float" office:value="0.483" calcext:value-type="float">
            <text:p>0.483</text:p>
          </table:table-cell>
          <table:table-cell office:value-type="float" office:value="0.33538" calcext:value-type="float">
            <text:p>0.33538</text:p>
          </table:table-cell>
          <table:table-cell office:value-type="float" office:value="0.42676" calcext:value-type="float">
            <text:p>0.426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49.66" calcext:value-type="float">
            <text:p>49.66</text:p>
          </table:table-cell>
          <table:table-cell office:value-type="float" office:value="1.2259" calcext:value-type="float">
            <text:p>1.2259</text:p>
          </table:table-cell>
          <table:table-cell office:value-type="float" office:value="1.1143" calcext:value-type="float">
            <text:p>1.1143</text:p>
          </table:table-cell>
          <table:table-cell office:value-type="float" office:value="1.3571" calcext:value-type="float">
            <text:p>1.3571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37585" calcext:value-type="float">
            <text:p>0.37585</text:p>
          </table:table-cell>
          <table:table-cell office:value-type="float" office:value="0.4173" calcext:value-type="float">
            <text:p>0.4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49.66" calcext:value-type="float">
            <text:p>49.66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0.66315" calcext:value-type="float">
            <text:p>0.66315</text:p>
          </table:table-cell>
          <table:table-cell office:value-type="float" office:value="0.81635" calcext:value-type="float">
            <text:p>0.81635</text:p>
          </table:table-cell>
          <table:table-cell office:value-type="float" office:value="0.43771" calcext:value-type="float">
            <text:p>0.43771</text:p>
          </table:table-cell>
          <table:table-cell office:value-type="float" office:value="0.38737" calcext:value-type="float">
            <text:p>0.38737</text:p>
          </table:table-cell>
          <table:table-cell office:value-type="float" office:value="0.39374" calcext:value-type="float">
            <text:p>0.39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9.66" calcext:value-type="float">
            <text:p>49.66</text:p>
          </table:table-cell>
          <table:table-cell office:value-type="float" office:value="0.70621" calcext:value-type="float">
            <text:p>0.70621</text:p>
          </table:table-cell>
          <table:table-cell office:value-type="float" office:value="0.62826" calcext:value-type="float">
            <text:p>0.62826</text:p>
          </table:table-cell>
          <table:table-cell office:value-type="float" office:value="0.79245" calcext:value-type="float">
            <text:p>0.79245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36294" calcext:value-type="float">
            <text:p>0.36294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49.66" calcext:value-type="float">
            <text:p>49.66</text:p>
          </table:table-cell>
          <table:table-cell office:value-type="float" office:value="0.70153" calcext:value-type="float">
            <text:p>0.70153</text:p>
          </table:table-cell>
          <table:table-cell office:value-type="float" office:value="0.61564" calcext:value-type="float">
            <text:p>0.61564</text:p>
          </table:table-cell>
          <table:table-cell office:value-type="float" office:value="0.79765" calcext:value-type="float">
            <text:p>0.79765</text:p>
          </table:table-cell>
          <table:table-cell office:value-type="float" office:value="0.50321" calcext:value-type="float">
            <text:p>0.50321</text:p>
          </table:table-cell>
          <table:table-cell office:value-type="float" office:value="0.34461" calcext:value-type="float">
            <text:p>0.34461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49.66" calcext:value-type="float">
            <text:p>49.66</text:p>
          </table:table-cell>
          <table:table-cell office:value-type="float" office:value="0.89812" calcext:value-type="float">
            <text:p>0.89812</text:p>
          </table:table-cell>
          <table:table-cell office:value-type="float" office:value="0.79153" calcext:value-type="float">
            <text:p>0.79153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51975" calcext:value-type="float">
            <text:p>0.51975</text:p>
          </table:table-cell>
          <table:table-cell office:value-type="float" office:value="0.34043" calcext:value-type="float">
            <text:p>0.34043</text:p>
          </table:table-cell>
          <table:table-cell office:value-type="float" office:value="0.44846" calcext:value-type="float">
            <text:p>0.44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49.66" calcext:value-type="float">
            <text:p>49.66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53416" calcext:value-type="float">
            <text:p>0.53416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4681" calcext:value-type="float">
            <text:p>0.74681</text:p>
          </table:table-cell>
          <table:table-cell office:value-type="float" office:value="0.0019626" calcext:value-type="float">
            <text:p>0.0019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49.66" calcext:value-type="float">
            <text:p>49.66</text:p>
          </table:table-cell>
          <table:table-cell office:value-type="float" office:value="0.93688" calcext:value-type="float">
            <text:p>0.93688</text:p>
          </table:table-cell>
          <table:table-cell office:value-type="float" office:value="0.83551" calcext:value-type="float">
            <text:p>0.83551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17833" calcext:value-type="float">
            <text:p>0.17833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49.66" calcext:value-type="float">
            <text:p>49.66</text:p>
          </table:table-cell>
          <table:table-cell office:value-type="float" office:value="0.73445" calcext:value-type="float">
            <text:p>0.73445</text:p>
          </table:table-cell>
          <table:table-cell office:value-type="float" office:value="0.65484" calcext:value-type="float">
            <text:p>0.65484</text:p>
          </table:table-cell>
          <table:table-cell office:value-type="float" office:value="0.81783" calcext:value-type="float">
            <text:p>0.81783</text:p>
          </table:table-cell>
          <table:table-cell office:value-type="float" office:value="0.47157" calcext:value-type="float">
            <text:p>0.4715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224" calcext:value-type="float">
            <text:p>0.41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49.66" calcext:value-type="float">
            <text:p>49.66</text:p>
          </table:table-cell>
          <table:table-cell office:value-type="float" office:value="0.72512" calcext:value-type="float">
            <text:p>0.72512</text:p>
          </table:table-cell>
          <table:table-cell office:value-type="float" office:value="0.64245" calcext:value-type="float">
            <text:p>0.64245</text:p>
          </table:table-cell>
          <table:table-cell office:value-type="float" office:value="0.81447" calcext:value-type="float">
            <text:p>0.81447</text:p>
          </table:table-cell>
          <table:table-cell office:value-type="float" office:value="0.50647" calcext:value-type="float">
            <text:p>0.50647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898" calcext:value-type="float">
            <text:p>0.378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52.17" calcext:value-type="float">
            <text:p>52.17</text:p>
          </table:table-cell>
          <table:table-cell office:value-type="float" office:value="0.87009" calcext:value-type="float">
            <text:p>0.87009</text:p>
          </table:table-cell>
          <table:table-cell office:value-type="float" office:value="0.72138" calcext:value-type="float">
            <text:p>0.72138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44389" calcext:value-type="float">
            <text:p>0.44389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0.66152" calcext:value-type="float">
            <text:p>0.66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52.17" calcext:value-type="float">
            <text:p>52.17</text:p>
          </table:table-cell>
          <table:table-cell office:value-type="float" office:value="1.3838" calcext:value-type="float">
            <text:p>1.3838</text:p>
          </table:table-cell>
          <table:table-cell office:value-type="float" office:value="1.2135" calcext:value-type="float">
            <text:p>1.2135</text:p>
          </table:table-cell>
          <table:table-cell office:value-type="float" office:value="1.5839" calcext:value-type="float">
            <text:p>1.5839</text:p>
          </table:table-cell>
          <table:table-cell office:value-type="float" office:value="0.43842" calcext:value-type="float">
            <text:p>0.43842</text:p>
          </table:table-cell>
          <table:table-cell office:value-type="float" office:value="0.58271" calcext:value-type="float">
            <text:p>0.58271</text:p>
          </table:table-cell>
          <table:table-cell office:value-type="float" office:value="0.00053178" calcext:value-type="float">
            <text:p>0.000531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52.17" calcext:value-type="float">
            <text:p>52.17</text:p>
          </table:table-cell>
          <table:table-cell office:value-type="float" office:value="1.4413" calcext:value-type="float">
            <text:p>1.4413</text:p>
          </table:table-cell>
          <table:table-cell office:value-type="float" office:value="1.3026" calcext:value-type="float">
            <text:p>1.3026</text:p>
          </table:table-cell>
          <table:table-cell office:value-type="float" office:value="1.6038" calcext:value-type="float">
            <text:p>1.6038</text:p>
          </table:table-cell>
          <table:table-cell office:value-type="float" office:value="0.47871" calcext:value-type="float">
            <text:p>0.47871</text:p>
          </table:table-cell>
          <table:table-cell office:value-type="float" office:value="0.33903" calcext:value-type="float">
            <text:p>0.33903</text:p>
          </table:table-cell>
          <table:table-cell office:value-type="float" office:value="0.42832" calcext:value-type="float">
            <text:p>0.42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52.17" calcext:value-type="float">
            <text:p>52.17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90014" calcext:value-type="float">
            <text:p>0.90014</text:p>
          </table:table-cell>
          <table:table-cell office:value-type="float" office:value="1.1899" calcext:value-type="float">
            <text:p>1.1899</text:p>
          </table:table-cell>
          <table:table-cell office:value-type="float" office:value="0.16505" calcext:value-type="float">
            <text:p>0.16505</text:p>
          </table:table-cell>
          <table:table-cell office:value-type="float" office:value="0.85933" calcext:value-type="float">
            <text:p>0.85933</text:p>
          </table:table-cell>
          <table:table-cell office:value-type="float" office:value="0.00020252" calcext:value-type="float">
            <text:p>0.000202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52.17" calcext:value-type="float">
            <text:p>52.17</text:p>
          </table:table-cell>
          <table:table-cell office:value-type="float" office:value="0.67836" calcext:value-type="float">
            <text:p>0.67836</text:p>
          </table:table-cell>
          <table:table-cell office:value-type="float" office:value="0.57981" calcext:value-type="float">
            <text:p>0.5798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91159" calcext:value-type="float">
            <text:p>0.91159</text:p>
          </table:table-cell>
          <table:table-cell office:value-type="float" office:value="0.00023258" calcext:value-type="float">
            <text:p>0.00023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52.17" calcext:value-type="float">
            <text:p>52.17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63652" calcext:value-type="float">
            <text:p>0.63652</text:p>
          </table:table-cell>
          <table:table-cell office:value-type="float" office:value="0.81564" calcext:value-type="float">
            <text:p>0.81564</text:p>
          </table:table-cell>
          <table:table-cell office:value-type="float" office:value="0.49025" calcext:value-type="float">
            <text:p>0.49025</text:p>
          </table:table-cell>
          <table:table-cell office:value-type="float" office:value="0.34739" calcext:value-type="float">
            <text:p>0.34739</text:p>
          </table:table-cell>
          <table:table-cell office:value-type="float" office:value="0.42003" calcext:value-type="float">
            <text:p>0.4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52.17" calcext:value-type="float">
            <text:p>52.17</text:p>
          </table:table-cell>
          <table:table-cell office:value-type="float" office:value="0.83474" calcext:value-type="float">
            <text:p>0.83474</text:p>
          </table:table-cell>
          <table:table-cell office:value-type="float" office:value="0.74092" calcext:value-type="float">
            <text:p>0.74092</text:p>
          </table:table-cell>
          <table:table-cell office:value-type="float" office:value="0.94142" calcext:value-type="float">
            <text:p>0.94142</text:p>
          </table:table-cell>
          <table:table-cell office:value-type="float" office:value="0.50248" calcext:value-type="float">
            <text:p>0.50248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45426" calcext:value-type="float">
            <text:p>0.45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52.17" calcext:value-type="float">
            <text:p>52.17</text:p>
          </table:table-cell>
          <table:table-cell office:value-type="float" office:value="0.43693" calcext:value-type="float">
            <text:p>0.43693</text:p>
          </table:table-cell>
          <table:table-cell office:value-type="float" office:value="0.36567" calcext:value-type="float">
            <text:p>0.36567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0.21825" calcext:value-type="float">
            <text:p>0.21825</text:p>
          </table:table-cell>
          <table:table-cell office:value-type="float" office:value="0.77521" calcext:value-type="float">
            <text:p>0.77521</text:p>
          </table:table-cell>
          <table:table-cell office:value-type="float" office:value="0.0023892" calcext:value-type="float">
            <text:p>0.00238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52.17" calcext:value-type="float">
            <text:p>52.17</text:p>
          </table:table-cell>
          <table:table-cell office:value-type="float" office:value="0.59762" calcext:value-type="float">
            <text:p>0.59762</text:p>
          </table:table-cell>
          <table:table-cell office:value-type="float" office:value="0.52131" calcext:value-type="float">
            <text:p>0.52131</text:p>
          </table:table-cell>
          <table:table-cell office:value-type="float" office:value="0.68437" calcext:value-type="float">
            <text:p>0.68437</text:p>
          </table:table-cell>
          <table:table-cell office:value-type="float" office:value="0.51576" calcext:value-type="float">
            <text:p>0.51576</text:p>
          </table:table-cell>
          <table:table-cell office:value-type="float" office:value="0.35526" calcext:value-type="float">
            <text:p>0.35526</text:p>
          </table:table-cell>
          <table:table-cell office:value-type="float" office:value="0.46335" calcext:value-type="float">
            <text:p>0.46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52.17" calcext:value-type="float">
            <text:p>52.17</text:p>
          </table:table-cell>
          <table:table-cell office:value-type="float" office:value="0.67868" calcext:value-type="float">
            <text:p>0.67868</text:p>
          </table:table-cell>
          <table:table-cell office:value-type="float" office:value="0.59759" calcext:value-type="float">
            <text:p>0.59759</text:p>
          </table:table-cell>
          <table:table-cell office:value-type="float" office:value="0.77409" calcext:value-type="float">
            <text:p>0.7740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36452" calcext:value-type="float">
            <text:p>0.36452</text:p>
          </table:table-cell>
          <table:table-cell office:value-type="float" office:value="0.45714" calcext:value-type="float">
            <text:p>0.45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52.17" calcext:value-type="float">
            <text:p>52.17</text:p>
          </table:table-cell>
          <table:table-cell office:value-type="float" office:value="0.49799" calcext:value-type="float">
            <text:p>0.49799</text:p>
          </table:table-cell>
          <table:table-cell office:value-type="float" office:value="0.43242" calcext:value-type="float">
            <text:p>0.43242</text:p>
          </table:table-cell>
          <table:table-cell office:value-type="float" office:value="0.57305" calcext:value-type="float">
            <text:p>0.57305</text:p>
          </table:table-cell>
          <table:table-cell office:value-type="float" office:value="0.51942" calcext:value-type="float">
            <text:p>0.51942</text:p>
          </table:table-cell>
          <table:table-cell office:value-type="float" office:value="0.36668" calcext:value-type="float">
            <text:p>0.36668</text:p>
          </table:table-cell>
          <table:table-cell office:value-type="float" office:value="0.44483" calcext:value-type="float">
            <text:p>0.44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52.17" calcext:value-type="float">
            <text:p>52.17</text:p>
          </table:table-cell>
          <table:table-cell office:value-type="float" office:value="0.55659" calcext:value-type="float">
            <text:p>0.55659</text:p>
          </table:table-cell>
          <table:table-cell office:value-type="float" office:value="0.48873" calcext:value-type="float">
            <text:p>0.48873</text:p>
          </table:table-cell>
          <table:table-cell office:value-type="float" office:value="0.63415" calcext:value-type="float">
            <text:p>0.63415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45185" calcext:value-type="float">
            <text:p>0.45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2.17" calcext:value-type="float">
            <text:p>52.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72508" calcext:value-type="float">
            <text:p>0.72508</text:p>
          </table:table-cell>
          <table:table-cell office:value-type="float" office:value="0.90704" calcext:value-type="float">
            <text:p>0.90704</text:p>
          </table:table-cell>
          <table:table-cell office:value-type="float" office:value="0.75773" calcext:value-type="float">
            <text:p>0.75773</text:p>
          </table:table-cell>
          <table:table-cell office:value-type="float" office:value="0.23509" calcext:value-type="float">
            <text:p>0.23509</text:p>
          </table:table-cell>
          <table:table-cell office:value-type="float" office:value="0.0035996" calcext:value-type="float">
            <text:p>0.0035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52.17" calcext:value-type="float">
            <text:p>52.17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0.47272" calcext:value-type="float">
            <text:p>0.47272</text:p>
          </table:table-cell>
          <table:table-cell office:value-type="float" office:value="0.59597" calcext:value-type="float">
            <text:p>0.59597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43511" calcext:value-type="float">
            <text:p>0.43511</text:p>
          </table:table-cell>
          <table:table-cell office:value-type="float" office:value="0.37852" calcext:value-type="float">
            <text:p>0.37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52.17" calcext:value-type="float">
            <text:p>52.1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64462" calcext:value-type="float">
            <text:p>0.64462</text:p>
          </table:table-cell>
          <table:table-cell office:value-type="float" office:value="0.82328" calcext:value-type="float">
            <text:p>0.82328</text:p>
          </table:table-cell>
          <table:table-cell office:value-type="float" office:value="0.51724" calcext:value-type="float">
            <text:p>0.51724</text:p>
          </table:table-cell>
          <table:table-cell office:value-type="float" office:value="0.40525" calcext:value-type="float">
            <text:p>0.40525</text:p>
          </table:table-cell>
          <table:table-cell office:value-type="float" office:value="0.38703" calcext:value-type="float">
            <text:p>0.387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52.17" calcext:value-type="float">
            <text:p>52.17</text:p>
          </table:table-cell>
          <table:table-cell office:value-type="float" office:value="0.95008" calcext:value-type="float">
            <text:p>0.95008</text:p>
          </table:table-cell>
          <table:table-cell office:value-type="float" office:value="0.83217" calcext:value-type="float">
            <text:p>0.83217</text:p>
          </table:table-cell>
          <table:table-cell office:value-type="float" office:value="1.072" calcext:value-type="float">
            <text:p>1.072</text:p>
          </table:table-cell>
          <table:table-cell office:value-type="float" office:value="0.53367" calcext:value-type="float">
            <text:p>0.53367</text:p>
          </table:table-cell>
          <table:table-cell office:value-type="float" office:value="0.39504" calcext:value-type="float">
            <text:p>0.39504</text:p>
          </table:table-cell>
          <table:table-cell office:value-type="float" office:value="0.44311" calcext:value-type="float">
            <text:p>0.443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54.68" calcext:value-type="float">
            <text:p>54.68</text:p>
          </table:table-cell>
          <table:table-cell office:value-type="float" office:value="0.87137" calcext:value-type="float">
            <text:p>0.87137</text:p>
          </table:table-cell>
          <table:table-cell office:value-type="float" office:value="0.72584" calcext:value-type="float">
            <text:p>0.72584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44598" calcext:value-type="float">
            <text:p>0.4459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6101" calcext:value-type="float">
            <text:p>0.6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54.68" calcext:value-type="float">
            <text:p>54.68</text:p>
          </table:table-cell>
          <table:table-cell office:value-type="float" office:value="1.2225" calcext:value-type="float">
            <text:p>1.2225</text:p>
          </table:table-cell>
          <table:table-cell office:value-type="float" office:value="1.0697" calcext:value-type="float">
            <text:p>1.0697</text:p>
          </table:table-cell>
          <table:table-cell office:value-type="float" office:value="1.4032" calcext:value-type="float">
            <text:p>1.4032</text:p>
          </table:table-cell>
          <table:table-cell office:value-type="float" office:value="0.38451" calcext:value-type="float">
            <text:p>0.38451</text:p>
          </table:table-cell>
          <table:table-cell office:value-type="float" office:value="0.64321" calcext:value-type="float">
            <text:p>0.64321</text:p>
          </table:table-cell>
          <table:table-cell office:value-type="float" office:value="0.00028633" calcext:value-type="float">
            <text:p>0.000286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54.68" calcext:value-type="float">
            <text:p>54.68</text:p>
          </table:table-cell>
          <table:table-cell office:value-type="float" office:value="1.2456" calcext:value-type="float">
            <text:p>1.2456</text:p>
          </table:table-cell>
          <table:table-cell office:value-type="float" office:value="1.1205" calcext:value-type="float">
            <text:p>1.1205</text:p>
          </table:table-cell>
          <table:table-cell office:value-type="float" office:value="1.39" calcext:value-type="float">
            <text:p>1.39</text:p>
          </table:table-cell>
          <table:table-cell office:value-type="float" office:value="0.48058" calcext:value-type="float">
            <text:p>0.48058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4127" calcext:value-type="float">
            <text:p>0.4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54.68" calcext:value-type="float">
            <text:p>54.68</text:p>
          </table:table-cell>
          <table:table-cell office:value-type="float" office:value="1.078" calcext:value-type="float">
            <text:p>1.078</text:p>
          </table:table-cell>
          <table:table-cell office:value-type="float" office:value="0.97218" calcext:value-type="float">
            <text:p>0.97218</text:p>
          </table:table-cell>
          <table:table-cell office:value-type="float" office:value="1.2005" calcext:value-type="float">
            <text:p>1.2005</text:p>
          </table:table-cell>
          <table:table-cell office:value-type="float" office:value="0.45702" calcext:value-type="float">
            <text:p>0.45702</text:p>
          </table:table-cell>
          <table:table-cell office:value-type="float" office:value="0.37249" calcext:value-type="float">
            <text:p>0.37249</text:p>
          </table:table-cell>
          <table:table-cell office:value-type="float" office:value="0.40152" calcext:value-type="float">
            <text:p>0.40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54.68" calcext:value-type="float">
            <text:p>54.68</text:p>
          </table:table-cell>
          <table:table-cell office:value-type="float" office:value="0.85762" calcext:value-type="float">
            <text:p>0.85762</text:p>
          </table:table-cell>
          <table:table-cell office:value-type="float" office:value="0.75837" calcext:value-type="float">
            <text:p>0.75837</text:p>
          </table:table-cell>
          <table:table-cell office:value-type="float" office:value="0.96957" calcext:value-type="float">
            <text:p>0.96957</text:p>
          </table:table-cell>
          <table:table-cell office:value-type="float" office:value="0.49767" calcext:value-type="float">
            <text:p>0.49767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40725" calcext:value-type="float">
            <text:p>0.407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54.68" calcext:value-type="float">
            <text:p>54.68</text:p>
          </table:table-cell>
          <table:table-cell office:value-type="float" office:value="0.95287" calcext:value-type="float">
            <text:p>0.95287</text:p>
          </table:table-cell>
          <table:table-cell office:value-type="float" office:value="0.84058" calcext:value-type="float">
            <text:p>0.84058</text:p>
          </table:table-cell>
          <table:table-cell office:value-type="float" office:value="1.0787" calcext:value-type="float">
            <text:p>1.0787</text:p>
          </table:table-cell>
          <table:table-cell office:value-type="float" office:value="0.51545" calcext:value-type="float">
            <text:p>0.51545</text:p>
          </table:table-cell>
          <table:table-cell office:value-type="float" office:value="0.33608" calcext:value-type="float">
            <text:p>0.33608</text:p>
          </table:table-cell>
          <table:table-cell office:value-type="float" office:value="0.45826" calcext:value-type="float">
            <text:p>0.45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54.68" calcext:value-type="float">
            <text:p>54.68</text:p>
          </table:table-cell>
          <table:table-cell office:value-type="float" office:value="0.79754" calcext:value-type="float">
            <text:p>0.79754</text:p>
          </table:table-cell>
          <table:table-cell office:value-type="float" office:value="0.71214" calcext:value-type="float">
            <text:p>0.71214</text:p>
          </table:table-cell>
          <table:table-cell office:value-type="float" office:value="0.89342" calcext:value-type="float">
            <text:p>0.89342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36865" calcext:value-type="float">
            <text:p>0.36865</text:p>
          </table:table-cell>
          <table:table-cell office:value-type="float" office:value="0.45077" calcext:value-type="float">
            <text:p>0.450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54.68" calcext:value-type="float">
            <text:p>54.68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46784" calcext:value-type="float">
            <text:p>0.46784</text:p>
          </table:table-cell>
          <table:table-cell office:value-type="float" office:value="0.61055" calcext:value-type="float">
            <text:p>0.61055</text:p>
          </table:table-cell>
          <table:table-cell office:value-type="float" office:value="0.49959" calcext:value-type="float">
            <text:p>0.49959</text:p>
          </table:table-cell>
          <table:table-cell office:value-type="float" office:value="0.35827" calcext:value-type="float">
            <text:p>0.35827</text:p>
          </table:table-cell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54.68" calcext:value-type="float">
            <text:p>54.68</text:p>
          </table:table-cell>
          <table:table-cell office:value-type="float" office:value="0.51353" calcext:value-type="float">
            <text:p>0.51353</text:p>
          </table:table-cell>
          <table:table-cell office:value-type="float" office:value="0.44478" calcext:value-type="float">
            <text:p>0.44478</text:p>
          </table:table-cell>
          <table:table-cell office:value-type="float" office:value="0.59242" calcext:value-type="float">
            <text:p>0.59242</text:p>
          </table:table-cell>
          <table:table-cell office:value-type="float" office:value="0.52527" calcext:value-type="float">
            <text:p>0.52527</text:p>
          </table:table-cell>
          <table:table-cell office:value-type="float" office:value="0.34293" calcext:value-type="float">
            <text:p>0.34293</text:p>
          </table:table-cell>
          <table:table-cell office:value-type="float" office:value="0.45891" calcext:value-type="float">
            <text:p>0.458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54.68" calcext:value-type="float">
            <text:p>54.68</text:p>
          </table:table-cell>
          <table:table-cell office:value-type="float" office:value="0.67416" calcext:value-type="float">
            <text:p>0.67416</text:p>
          </table:table-cell>
          <table:table-cell office:value-type="float" office:value="0.59165" calcext:value-type="float">
            <text:p>0.59165</text:p>
          </table:table-cell>
          <table:table-cell office:value-type="float" office:value="0.77035" calcext:value-type="float">
            <text:p>0.77035</text:p>
          </table:table-cell>
          <table:table-cell office:value-type="float" office:value="0.50755" calcext:value-type="float">
            <text:p>0.50755</text:p>
          </table:table-cell>
          <table:table-cell office:value-type="float" office:value="0.36972" calcext:value-type="float">
            <text:p>0.36972</text:p>
          </table:table-cell>
          <table:table-cell office:value-type="float" office:value="0.45682" calcext:value-type="float">
            <text:p>0.456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54.68" calcext:value-type="float">
            <text:p>54.68</text:p>
          </table:table-cell>
          <table:table-cell office:value-type="float" office:value="0.55169" calcext:value-type="float">
            <text:p>0.55169</text:p>
          </table:table-cell>
          <table:table-cell office:value-type="float" office:value="0.47889" calcext:value-type="float">
            <text:p>0.47889</text:p>
          </table:table-cell>
          <table:table-cell office:value-type="float" office:value="0.63592" calcext:value-type="float">
            <text:p>0.63592</text:p>
          </table:table-cell>
          <table:table-cell office:value-type="float" office:value="0.52075" calcext:value-type="float">
            <text:p>0.52075</text:p>
          </table:table-cell>
          <table:table-cell office:value-type="float" office:value="0.36933" calcext:value-type="float">
            <text:p>0.36933</text:p>
          </table:table-cell>
          <table:table-cell office:value-type="float" office:value="0.40622" calcext:value-type="float">
            <text:p>0.406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54.68" calcext:value-type="float">
            <text:p>54.68</text:p>
          </table:table-cell>
          <table:table-cell office:value-type="float" office:value="0.73216" calcext:value-type="float">
            <text:p>0.73216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82584" calcext:value-type="float">
            <text:p>0.82584</text:p>
          </table:table-cell>
          <table:table-cell office:value-type="float" office:value="0.49848" calcext:value-type="float">
            <text:p>0.49848</text:p>
          </table:table-cell>
          <table:table-cell office:value-type="float" office:value="0.39257" calcext:value-type="float">
            <text:p>0.39257</text:p>
          </table:table-cell>
          <table:table-cell office:value-type="float" office:value="0.43384" calcext:value-type="float">
            <text:p>0.433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4.68" calcext:value-type="float">
            <text:p>54.68</text:p>
          </table:table-cell>
          <table:table-cell office:value-type="float" office:value="0.62338" calcext:value-type="float">
            <text:p>0.62338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44125" calcext:value-type="float">
            <text:p>0.44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54.68" calcext:value-type="float">
            <text:p>54.68</text:p>
          </table:table-cell>
          <table:table-cell office:value-type="float" office:value="0.53658" calcext:value-type="float">
            <text:p>0.53658</text:p>
          </table:table-cell>
          <table:table-cell office:value-type="float" office:value="0.47492" calcext:value-type="float">
            <text:p>0.47492</text:p>
          </table:table-cell>
          <table:table-cell office:value-type="float" office:value="0.60172" calcext:value-type="float">
            <text:p>0.60172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2173" calcext:value-type="float">
            <text:p>0.42173</text:p>
          </table:table-cell>
          <table:table-cell office:value-type="float" office:value="0.38938" calcext:value-type="float">
            <text:p>0.389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54.68" calcext:value-type="float">
            <text:p>54.68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9941" calcext:value-type="float">
            <text:p>0.59941</text:p>
          </table:table-cell>
          <table:table-cell office:value-type="float" office:value="0.77457" calcext:value-type="float">
            <text:p>0.77457</text:p>
          </table:table-cell>
          <table:table-cell office:value-type="float" office:value="0.53598" calcext:value-type="float">
            <text:p>0.53598</text:p>
          </table:table-cell>
          <table:table-cell office:value-type="float" office:value="0.38512" calcext:value-type="float">
            <text:p>0.38512</text:p>
          </table:table-cell>
          <table:table-cell office:value-type="float" office:value="0.40805" calcext:value-type="float">
            <text:p>0.40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57.19" calcext:value-type="float">
            <text:p>57.19</text:p>
          </table:table-cell>
          <table:table-cell office:value-type="float" office:value="0.85867" calcext:value-type="float">
            <text:p>0.85867</text:p>
          </table:table-cell>
          <table:table-cell office:value-type="float" office:value="0.71606" calcext:value-type="float">
            <text:p>0.71606</text:p>
          </table:table-cell>
          <table:table-cell office:value-type="float" office:value="1.0406" calcext:value-type="float">
            <text:p>1.0406</text:p>
          </table:table-cell>
          <table:table-cell office:value-type="float" office:value="0.45442" calcext:value-type="float">
            <text:p>0.45442</text:p>
          </table:table-cell>
          <table:table-cell office:value-type="float" office:value="0.13225" calcext:value-type="float">
            <text:p>0.13225</text:p>
          </table:table-cell>
          <table:table-cell office:value-type="float" office:value="0.63684" calcext:value-type="float">
            <text:p>0.636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57.19" calcext:value-type="float">
            <text:p>57.19</text:p>
          </table:table-cell>
          <table:table-cell office:value-type="float" office:value="1.1514" calcext:value-type="float">
            <text:p>1.1514</text:p>
          </table:table-cell>
          <table:table-cell office:value-type="float" office:value="1.0349" calcext:value-type="float">
            <text:p>1.0349</text:p>
          </table:table-cell>
          <table:table-cell office:value-type="float" office:value="1.2902" calcext:value-type="float">
            <text:p>1.2902</text:p>
          </table:table-cell>
          <table:table-cell office:value-type="float" office:value="0.47813" calcext:value-type="float">
            <text:p>0.47813</text:p>
          </table:table-cell>
          <table:table-cell office:value-type="float" office:value="0.35354" calcext:value-type="float">
            <text:p>0.35354</text:p>
          </table:table-cell>
          <table:table-cell office:value-type="float" office:value="0.41686" calcext:value-type="float">
            <text:p>0.416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57.19" calcext:value-type="float">
            <text:p>57.19</text:p>
          </table:table-cell>
          <table:table-cell office:value-type="float" office:value="0.88189" calcext:value-type="float">
            <text:p>0.88189</text:p>
          </table:table-cell>
          <table:table-cell office:value-type="float" office:value="0.76295" calcext:value-type="float">
            <text:p>0.76295</text:p>
          </table:table-cell>
          <table:table-cell office:value-type="float" office:value="1.0221" calcext:value-type="float">
            <text:p>1.0221</text:p>
          </table:table-cell>
          <table:table-cell office:value-type="float" office:value="0.17384" calcext:value-type="float">
            <text:p>0.17384</text:p>
          </table:table-cell>
          <table:table-cell office:value-type="float" office:value="0.84189" calcext:value-type="float">
            <text:p>0.84189</text:p>
          </table:table-cell>
          <table:table-cell office:value-type="float" office:value="0.0015847" calcext:value-type="float">
            <text:p>0.0015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57.19" calcext:value-type="float">
            <text:p>57.19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83245" calcext:value-type="float">
            <text:p>0.83245</text:p>
          </table:table-cell>
          <table:table-cell office:value-type="float" office:value="1.0569" calcext:value-type="float">
            <text:p>1.0569</text:p>
          </table:table-cell>
          <table:table-cell office:value-type="float" office:value="0.49802" calcext:value-type="float">
            <text:p>0.49802</text:p>
          </table:table-cell>
          <table:table-cell office:value-type="float" office:value="0.35114" calcext:value-type="float">
            <text:p>0.35114</text:p>
          </table:table-cell>
          <table:table-cell office:value-type="float" office:value="0.44642" calcext:value-type="float">
            <text:p>0.446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57.19" calcext:value-type="float">
            <text:p>57.19</text:p>
          </table:table-cell>
          <table:table-cell office:value-type="float" office:value="0.77961" calcext:value-type="float">
            <text:p>0.77961</text:p>
          </table:table-cell>
          <table:table-cell office:value-type="float" office:value="0.69823" calcext:value-type="float">
            <text:p>0.69823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38135" calcext:value-type="float">
            <text:p>0.38135</text:p>
          </table:table-cell>
          <table:table-cell office:value-type="float" office:value="0.4462" calcext:value-type="float">
            <text:p>0.4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57.19" calcext:value-type="float">
            <text:p>57.19</text:p>
          </table:table-cell>
          <table:table-cell office:value-type="float" office:value="0.53368" calcext:value-type="float">
            <text:p>0.53368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0085" calcext:value-type="float">
            <text:p>0.60085</text:p>
          </table:table-cell>
          <table:table-cell office:value-type="float" office:value="0.47814" calcext:value-type="float">
            <text:p>0.47814</text:p>
          </table:table-cell>
          <table:table-cell office:value-type="float" office:value="0.37547" calcext:value-type="float">
            <text:p>0.37547</text:p>
          </table:table-cell>
          <table:table-cell office:value-type="float" office:value="0.45947" calcext:value-type="float">
            <text:p>0.45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57.19" calcext:value-type="float">
            <text:p>57.19</text:p>
          </table:table-cell>
          <table:table-cell office:value-type="float" office:value="0.50023" calcext:value-type="float">
            <text:p>0.50023</text:p>
          </table:table-cell>
          <table:table-cell office:value-type="float" office:value="0.44028" calcext:value-type="float">
            <text:p>0.44028</text:p>
          </table:table-cell>
          <table:table-cell office:value-type="float" office:value="0.56704" calcext:value-type="float">
            <text:p>0.56704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8503" calcext:value-type="float">
            <text:p>0.38503</text:p>
          </table:table-cell>
          <table:table-cell office:value-type="float" office:value="0.44823" calcext:value-type="float">
            <text:p>0.448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57.19" calcext:value-type="float">
            <text:p>57.19</text:p>
          </table:table-cell>
          <table:table-cell office:value-type="float" office:value="0.53179" calcext:value-type="float">
            <text:p>0.53179</text:p>
          </table:table-cell>
          <table:table-cell office:value-type="float" office:value="0.46605" calcext:value-type="float">
            <text:p>0.46605</text:p>
          </table:table-cell>
          <table:table-cell office:value-type="float" office:value="0.60766" calcext:value-type="float">
            <text:p>0.60766</text:p>
          </table:table-cell>
          <table:table-cell office:value-type="float" office:value="0.49882" calcext:value-type="float">
            <text:p>0.49882</text:p>
          </table:table-cell>
          <table:table-cell office:value-type="float" office:value="0.37538" calcext:value-type="float">
            <text:p>0.37538</text:p>
          </table:table-cell>
          <table:table-cell office:value-type="float" office:value="0.4561" calcext:value-type="float">
            <text:p>0.45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57.19" calcext:value-type="float">
            <text:p>57.19</text:p>
          </table:table-cell>
          <table:table-cell office:value-type="float" office:value="0.77284" calcext:value-type="float">
            <text:p>0.77284</text:p>
          </table:table-cell>
          <table:table-cell office:value-type="float" office:value="0.68463" calcext:value-type="float">
            <text:p>0.68463</text:p>
          </table:table-cell>
          <table:table-cell office:value-type="float" office:value="0.84628" calcext:value-type="float">
            <text:p>0.84628</text:p>
          </table:table-cell>
          <table:table-cell office:value-type="float" office:value="0.54669" calcext:value-type="float">
            <text:p>0.54669</text:p>
          </table:table-cell>
          <table:table-cell office:value-type="float" office:value="0.48442" calcext:value-type="float">
            <text:p>0.48442</text:p>
          </table:table-cell>
          <table:table-cell office:value-type="float" office:value="0.00042782" calcext:value-type="float">
            <text:p>0.000427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7.19" calcext:value-type="float">
            <text:p>57.19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64861" calcext:value-type="float">
            <text:p>0.64861</text:p>
          </table:table-cell>
          <table:table-cell office:value-type="float" office:value="0.80769" calcext:value-type="float">
            <text:p>0.80769</text:p>
          </table:table-cell>
          <table:table-cell office:value-type="float" office:value="0.46861" calcext:value-type="float">
            <text:p>0.46861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0.3997" calcext:value-type="float">
            <text:p>0.3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57.19" calcext:value-type="float">
            <text:p>57.19</text:p>
          </table:table-cell>
          <table:table-cell office:value-type="float" office:value="0.58268" calcext:value-type="float">
            <text:p>0.58268</text:p>
          </table:table-cell>
          <table:table-cell office:value-type="float" office:value="0.51609" calcext:value-type="float">
            <text:p>0.51609</text:p>
          </table:table-cell>
          <table:table-cell office:value-type="float" office:value="0.65411" calcext:value-type="float">
            <text:p>0.65411</text:p>
          </table:table-cell>
          <table:table-cell office:value-type="float" office:value="0.49158" calcext:value-type="float">
            <text:p>0.49158</text:p>
          </table:table-cell>
          <table:table-cell office:value-type="float" office:value="0.41686" calcext:value-type="float">
            <text:p>0.41686</text:p>
          </table:table-cell>
          <table:table-cell office:value-type="float" office:value="0.3895" calcext:value-type="float">
            <text:p>0.3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57.19" calcext:value-type="float">
            <text:p>57.19</text:p>
          </table:table-cell>
          <table:table-cell office:value-type="float" office:value="0.79645" calcext:value-type="float">
            <text:p>0.7964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0.39128" calcext:value-type="float">
            <text:p>0.39128</text:p>
          </table:table-cell>
          <table:table-cell office:value-type="float" office:value="0.45086" calcext:value-type="float">
            <text:p>0.45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57.19" calcext:value-type="float">
            <text:p>57.19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0187" calcext:value-type="float">
            <text:p>1.0187</text:p>
          </table:table-cell>
          <table:table-cell office:value-type="float" office:value="1.2999" calcext:value-type="float">
            <text:p>1.2999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40807" calcext:value-type="float">
            <text:p>0.40807</text:p>
          </table:table-cell>
          <table:table-cell office:value-type="float" office:value="0.42122" calcext:value-type="float">
            <text:p>0.42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59.7" calcext:value-type="float">
            <text:p>59.7</text:p>
          </table:table-cell>
          <table:table-cell office:value-type="float" office:value="0.88764" calcext:value-type="float">
            <text:p>0.88764</text:p>
          </table:table-cell>
          <table:table-cell office:value-type="float" office:value="0.73871" calcext:value-type="float">
            <text:p>0.73871</text:p>
          </table:table-cell>
          <table:table-cell office:value-type="float" office:value="1.0707" calcext:value-type="float">
            <text:p>1.0707</text:p>
          </table:table-cell>
          <table:table-cell office:value-type="float" office:value="0.45141" calcext:value-type="float">
            <text:p>0.45141</text:p>
          </table:table-cell>
          <table:table-cell office:value-type="float" office:value="0.13747" calcext:value-type="float">
            <text:p>0.13747</text:p>
          </table:table-cell>
          <table:table-cell office:value-type="float" office:value="0.60952" calcext:value-type="float">
            <text:p>0.60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.19" calcext:value-type="float">
            <text:p>-17.19</text:p>
          </table:table-cell>
          <table:table-cell office:value-type="float" office:value="59.7" calcext:value-type="float">
            <text:p>59.7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90946" calcext:value-type="float">
            <text:p>0.90946</text:p>
          </table:table-cell>
          <table:table-cell office:value-type="float" office:value="1.1889" calcext:value-type="float">
            <text:p>1.1889</text:p>
          </table:table-cell>
          <table:table-cell office:value-type="float" office:value="0.45802" calcext:value-type="float">
            <text:p>0.45802</text:p>
          </table:table-cell>
          <table:table-cell office:value-type="float" office:value="0.26951" calcext:value-type="float">
            <text:p>0.26951</text:p>
          </table:table-cell>
          <table:table-cell office:value-type="float" office:value="0.44964" calcext:value-type="float">
            <text:p>0.44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59.7" calcext:value-type="float">
            <text:p>59.7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7723" calcext:value-type="float">
            <text:p>0.7723</text:p>
          </table:table-cell>
          <table:table-cell office:value-type="float" office:value="0.97258" calcext:value-type="float">
            <text:p>0.97258</text:p>
          </table:table-cell>
          <table:table-cell office:value-type="float" office:value="0.48556" calcext:value-type="float">
            <text:p>0.48556</text:p>
          </table:table-cell>
          <table:table-cell office:value-type="float" office:value="0.35933" calcext:value-type="float">
            <text:p>0.35933</text:p>
          </table:table-cell>
          <table:table-cell office:value-type="float" office:value="0.46124" calcext:value-type="float">
            <text:p>0.46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59.7" calcext:value-type="float">
            <text:p>59.7</text:p>
          </table:table-cell>
          <table:table-cell office:value-type="float" office:value="0.76098" calcext:value-type="float">
            <text:p>0.76098</text:p>
          </table:table-cell>
          <table:table-cell office:value-type="float" office:value="0.68544" calcext:value-type="float">
            <text:p>0.68544</text:p>
          </table:table-cell>
          <table:table-cell office:value-type="float" office:value="0.84406" calcext:value-type="float">
            <text:p>0.84406</text:p>
          </table:table-cell>
          <table:table-cell office:value-type="float" office:value="0.44696" calcext:value-type="float">
            <text:p>0.44696</text:p>
          </table:table-cell>
          <table:table-cell office:value-type="float" office:value="0.40143" calcext:value-type="float">
            <text:p>0.40143</text:p>
          </table:table-cell>
          <table:table-cell office:value-type="float" office:value="0.43663" calcext:value-type="float">
            <text:p>0.43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59.7" calcext:value-type="float">
            <text:p>59.7</text:p>
          </table:table-cell>
          <table:table-cell office:value-type="float" office:value="0.52849" calcext:value-type="float">
            <text:p>0.52849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59417" calcext:value-type="float">
            <text:p>0.59417</text:p>
          </table:table-cell>
          <table:table-cell office:value-type="float" office:value="0.46601" calcext:value-type="float">
            <text:p>0.46601</text:p>
          </table:table-cell>
          <table:table-cell office:value-type="float" office:value="0.38356" calcext:value-type="float">
            <text:p>0.38356</text:p>
          </table:table-cell>
          <table:table-cell office:value-type="float" office:value="0.46236" calcext:value-type="float">
            <text:p>0.462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59.7" calcext:value-type="float">
            <text:p>59.7</text:p>
          </table:table-cell>
          <table:table-cell office:value-type="float" office:value="0.49412" calcext:value-type="float">
            <text:p>0.49412</text:p>
          </table:table-cell>
          <table:table-cell office:value-type="float" office:value="0.43826" calcext:value-type="float">
            <text:p>0.43826</text:p>
          </table:table-cell>
          <table:table-cell office:value-type="float" office:value="0.55507" calcext:value-type="float">
            <text:p>0.55507</text:p>
          </table:table-cell>
          <table:table-cell office:value-type="float" office:value="0.45634" calcext:value-type="float">
            <text:p>0.45634</text:p>
          </table:table-cell>
          <table:table-cell office:value-type="float" office:value="0.40452" calcext:value-type="float">
            <text:p>0.40452</text:p>
          </table:table-cell>
          <table:table-cell office:value-type="float" office:value="0.44579" calcext:value-type="float">
            <text:p>0.44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59.7" calcext:value-type="float">
            <text:p>59.7</text:p>
          </table:table-cell>
          <table:table-cell office:value-type="float" office:value="0.46105" calcext:value-type="float">
            <text:p>0.46105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52563" calcext:value-type="float">
            <text:p>0.52563</text:p>
          </table:table-cell>
          <table:table-cell office:value-type="float" office:value="0.48625" calcext:value-type="float">
            <text:p>0.48625</text:p>
          </table:table-cell>
          <table:table-cell office:value-type="float" office:value="0.38653" calcext:value-type="float">
            <text:p>0.38653</text:p>
          </table:table-cell>
          <table:table-cell office:value-type="float" office:value="0.43852" calcext:value-type="float">
            <text:p>0.43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59.7" calcext:value-type="float">
            <text:p>59.7</text:p>
          </table:table-cell>
          <table:table-cell office:value-type="float" office:value="0.52331" calcext:value-type="float">
            <text:p>0.52331</text:p>
          </table:table-cell>
          <table:table-cell office:value-type="float" office:value="0.45878" calcext:value-type="float">
            <text:p>0.45878</text:p>
          </table:table-cell>
          <table:table-cell office:value-type="float" office:value="0.59763" calcext:value-type="float">
            <text:p>0.59763</text:p>
          </table:table-cell>
          <table:table-cell office:value-type="float" office:value="0.50427" calcext:value-type="float">
            <text:p>0.50427</text:p>
          </table:table-cell>
          <table:table-cell office:value-type="float" office:value="0.37707" calcext:value-type="float">
            <text:p>0.37707</text:p>
          </table:table-cell>
          <table:table-cell office:value-type="float" office:value="0.45721" calcext:value-type="float">
            <text:p>0.457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59.7" calcext:value-type="float">
            <text:p>59.7</text:p>
          </table:table-cell>
          <table:table-cell office:value-type="float" office:value="0.46154" calcext:value-type="float">
            <text:p>0.46154</text:p>
          </table:table-cell>
          <table:table-cell office:value-type="float" office:value="0.38347" calcext:value-type="float">
            <text:p>0.38347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0.58561" calcext:value-type="float">
            <text:p>0.58561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0060544" calcext:value-type="float">
            <text:p>0.00605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9.7" calcext:value-type="float">
            <text:p>59.7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65202" calcext:value-type="float">
            <text:p>0.65202</text:p>
          </table:table-cell>
          <table:table-cell office:value-type="float" office:value="0.81208" calcext:value-type="float">
            <text:p>0.81208</text:p>
          </table:table-cell>
          <table:table-cell office:value-type="float" office:value="0.46766" calcext:value-type="float">
            <text:p>0.46766</text:p>
          </table:table-cell>
          <table:table-cell office:value-type="float" office:value="0.42747" calcext:value-type="float">
            <text:p>0.42747</text:p>
          </table:table-cell>
          <table:table-cell office:value-type="float" office:value="0.41303" calcext:value-type="float">
            <text:p>0.4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59.7" calcext:value-type="float">
            <text:p>59.7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0.52994" calcext:value-type="float">
            <text:p>0.52994</text:p>
          </table:table-cell>
          <table:table-cell office:value-type="float" office:value="0.67615" calcext:value-type="float">
            <text:p>0.67615</text:p>
          </table:table-cell>
          <table:table-cell office:value-type="float" office:value="0.50033" calcext:value-type="float">
            <text:p>0.50033</text:p>
          </table:table-cell>
          <table:table-cell office:value-type="float" office:value="0.40849" calcext:value-type="float">
            <text:p>0.40849</text:p>
          </table:table-cell>
          <table:table-cell office:value-type="float" office:value="0.39555" calcext:value-type="float">
            <text:p>0.395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59.7" calcext:value-type="float">
            <text:p>59.7</text:p>
          </table:table-cell>
          <table:table-cell office:value-type="float" office:value="0.63004" calcext:value-type="float">
            <text:p>0.63004</text:p>
          </table:table-cell>
          <table:table-cell office:value-type="float" office:value="0.55202" calcext:value-type="float">
            <text:p>0.55202</text:p>
          </table:table-cell>
          <table:table-cell office:value-type="float" office:value="0.71704" calcext:value-type="float">
            <text:p>0.71704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38935" calcext:value-type="float">
            <text:p>0.38935</text:p>
          </table:table-cell>
          <table:table-cell office:value-type="float" office:value="0.43304" calcext:value-type="float">
            <text:p>0.433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59.7" calcext:value-type="float">
            <text:p>59.7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68303" calcext:value-type="float">
            <text:p>0.68303</text:p>
          </table:table-cell>
          <table:table-cell office:value-type="float" office:value="0.88433" calcext:value-type="float">
            <text:p>0.88433</text:p>
          </table:table-cell>
          <table:table-cell office:value-type="float" office:value="0.52965" calcext:value-type="float">
            <text:p>0.52965</text:p>
          </table:table-cell>
          <table:table-cell office:value-type="float" office:value="0.39892" calcext:value-type="float">
            <text:p>0.39892</text:p>
          </table:table-cell>
          <table:table-cell office:value-type="float" office:value="0.41818" calcext:value-type="float">
            <text:p>0.418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62.21" calcext:value-type="float">
            <text:p>62.21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71755" calcext:value-type="float">
            <text:p>0.71755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44691" calcext:value-type="float">
            <text:p>0.44691</text:p>
          </table:table-cell>
          <table:table-cell office:value-type="float" office:value="0.13946" calcext:value-type="float">
            <text:p>0.13946</text:p>
          </table:table-cell>
          <table:table-cell office:value-type="float" office:value="0.63329" calcext:value-type="float">
            <text:p>0.633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62.21" calcext:value-type="float">
            <text:p>62.2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80078" calcext:value-type="float">
            <text:p>0.80078</text:p>
          </table:table-cell>
          <table:table-cell office:value-type="float" office:value="1.0222" calcext:value-type="float">
            <text:p>1.0222</text:p>
          </table:table-cell>
          <table:table-cell office:value-type="float" office:value="0.48287" calcext:value-type="float">
            <text:p>0.48287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47923" calcext:value-type="float">
            <text:p>0.479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62.21" calcext:value-type="float">
            <text:p>62.21</text:p>
          </table:table-cell>
          <table:table-cell office:value-type="float" office:value="0.80813" calcext:value-type="float">
            <text:p>0.80813</text:p>
          </table:table-cell>
          <table:table-cell office:value-type="float" office:value="0.71643" calcext:value-type="float">
            <text:p>0.71643</text:p>
          </table:table-cell>
          <table:table-cell office:value-type="float" office:value="0.91514" calcext:value-type="float">
            <text:p>0.91514</text:p>
          </table:table-cell>
          <table:table-cell office:value-type="float" office:value="0.48702" calcext:value-type="float">
            <text:p>0.48702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47806" calcext:value-type="float">
            <text:p>0.47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62.21" calcext:value-type="float">
            <text:p>62.21</text:p>
          </table:table-cell>
          <table:table-cell office:value-type="float" office:value="0.84383" calcext:value-type="float">
            <text:p>0.84383</text:p>
          </table:table-cell>
          <table:table-cell office:value-type="float" office:value="0.75501" calcext:value-type="float">
            <text:p>0.75501</text:p>
          </table:table-cell>
          <table:table-cell office:value-type="float" office:value="0.94553" calcext:value-type="float">
            <text:p>0.94553</text:p>
          </table:table-cell>
          <table:table-cell office:value-type="float" office:value="0.45809" calcext:value-type="float">
            <text:p>0.45809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44618" calcext:value-type="float">
            <text:p>0.44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62.21" calcext:value-type="float">
            <text:p>62.21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0.81114" calcext:value-type="float">
            <text:p>0.81114</text:p>
          </table:table-cell>
          <table:table-cell office:value-type="float" office:value="1.024" calcext:value-type="float">
            <text:p>1.024</text:p>
          </table:table-cell>
          <table:table-cell office:value-type="float" office:value="0.044422" calcext:value-type="float">
            <text:p>0.044422</text:p>
          </table:table-cell>
          <table:table-cell office:value-type="float" office:value="0.95948" calcext:value-type="float">
            <text:p>0.95948</text:p>
          </table:table-cell>
          <table:table-cell office:value-type="float" office:value="0.00035594" calcext:value-type="float">
            <text:p>0.000355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62.21" calcext:value-type="float">
            <text:p>62.21</text:p>
          </table:table-cell>
          <table:table-cell office:value-type="float" office:value="0.49536" calcext:value-type="float">
            <text:p>0.49536</text:p>
          </table:table-cell>
          <table:table-cell office:value-type="float" office:value="0.42779" calcext:value-type="float">
            <text:p>0.42779</text:p>
          </table:table-cell>
          <table:table-cell office:value-type="float" office:value="0.56885" calcext:value-type="float">
            <text:p>0.56885</text:p>
          </table:table-cell>
          <table:table-cell office:value-type="float" office:value="0.47505" calcext:value-type="float">
            <text:p>0.47505</text:p>
          </table:table-cell>
          <table:table-cell office:value-type="float" office:value="0.37127" calcext:value-type="float">
            <text:p>0.37127</text:p>
          </table:table-cell>
          <table:table-cell office:value-type="float" office:value="0.47075" calcext:value-type="float">
            <text:p>0.47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62.21" calcext:value-type="float">
            <text:p>62.21</text:p>
          </table:table-cell>
          <table:table-cell office:value-type="float" office:value="0.44753" calcext:value-type="float">
            <text:p>0.44753</text:p>
          </table:table-cell>
          <table:table-cell office:value-type="float" office:value="0.39654" calcext:value-type="float">
            <text:p>0.39654</text:p>
          </table:table-cell>
          <table:table-cell office:value-type="float" office:value="0.50316" calcext:value-type="float">
            <text:p>0.50316</text:p>
          </table:table-cell>
          <table:table-cell office:value-type="float" office:value="0.43557" calcext:value-type="float">
            <text:p>0.43557</text:p>
          </table:table-cell>
          <table:table-cell office:value-type="float" office:value="0.42322" calcext:value-type="float">
            <text:p>0.42322</text:p>
          </table:table-cell>
          <table:table-cell office:value-type="float" office:value="0.4369" calcext:value-type="float">
            <text:p>0.4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62.21" calcext:value-type="float">
            <text:p>62.21</text:p>
          </table:table-cell>
          <table:table-cell office:value-type="float" office:value="0.46968" calcext:value-type="float">
            <text:p>0.46968</text:p>
          </table:table-cell>
          <table:table-cell office:value-type="float" office:value="0.41433" calcext:value-type="float">
            <text:p>0.41433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39657" calcext:value-type="float">
            <text:p>0.39657</text:p>
          </table:table-cell>
          <table:table-cell office:value-type="float" office:value="0.4466" calcext:value-type="float">
            <text:p>0.4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62.21" calcext:value-type="float">
            <text:p>62.21</text:p>
          </table:table-cell>
          <table:table-cell office:value-type="float" office:value="0.52624" calcext:value-type="float">
            <text:p>0.52624</text:p>
          </table:table-cell>
          <table:table-cell office:value-type="float" office:value="0.46402" calcext:value-type="float">
            <text:p>0.46402</text:p>
          </table:table-cell>
          <table:table-cell office:value-type="float" office:value="0.59677" calcext:value-type="float">
            <text:p>0.59677</text:p>
          </table:table-cell>
          <table:table-cell office:value-type="float" office:value="0.48205" calcext:value-type="float">
            <text:p>0.48205</text:p>
          </table:table-cell>
          <table:table-cell office:value-type="float" office:value="0.39546" calcext:value-type="float">
            <text:p>0.39546</text:p>
          </table:table-cell>
          <table:table-cell office:value-type="float" office:value="0.45398" calcext:value-type="float">
            <text:p>0.45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62.21" calcext:value-type="float">
            <text:p>62.21</text:p>
          </table:table-cell>
          <table:table-cell office:value-type="float" office:value="0.59796" calcext:value-type="float">
            <text:p>0.59796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7841" calcext:value-type="float">
            <text:p>0.67841</text:p>
          </table:table-cell>
          <table:table-cell office:value-type="float" office:value="0.50098" calcext:value-type="float">
            <text:p>0.50098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62.21" calcext:value-type="float">
            <text:p>62.21</text:p>
          </table:table-cell>
          <table:table-cell office:value-type="float" office:value="0.70352" calcext:value-type="float">
            <text:p>0.70352</text:p>
          </table:table-cell>
          <table:table-cell office:value-type="float" office:value="0.62989" calcext:value-type="float">
            <text:p>0.62989</text:p>
          </table:table-cell>
          <table:table-cell office:value-type="float" office:value="0.78254" calcext:value-type="float">
            <text:p>0.78254</text:p>
          </table:table-cell>
          <table:table-cell office:value-type="float" office:value="0.46372" calcext:value-type="float">
            <text:p>0.46372</text:p>
          </table:table-cell>
          <table:table-cell office:value-type="float" office:value="0.42881" calcext:value-type="float">
            <text:p>0.42881</text:p>
          </table:table-cell>
          <table:table-cell office:value-type="float" office:value="0.4251" calcext:value-type="float">
            <text:p>0.42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62.21" calcext:value-type="float">
            <text:p>62.21</text:p>
          </table:table-cell>
          <table:table-cell office:value-type="float" office:value="0.56285" calcext:value-type="float">
            <text:p>0.56285</text:p>
          </table:table-cell>
          <table:table-cell office:value-type="float" office:value="0.49484" calcext:value-type="float">
            <text:p>0.49484</text:p>
          </table:table-cell>
          <table:table-cell office:value-type="float" office:value="0.63839" calcext:value-type="float">
            <text:p>0.63839</text:p>
          </table:table-cell>
          <table:table-cell office:value-type="float" office:value="0.51037" calcext:value-type="float">
            <text:p>0.51037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41261" calcext:value-type="float">
            <text:p>0.412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64.72" calcext:value-type="float">
            <text:p>64.72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90333" calcext:value-type="float">
            <text:p>0.90333</text:p>
          </table:table-cell>
          <table:table-cell office:value-type="float" office:value="1.2893" calcext:value-type="float">
            <text:p>1.2893</text:p>
          </table:table-cell>
          <table:table-cell office:value-type="float" office:value="0.42378" calcext:value-type="float">
            <text:p>0.42378</text:p>
          </table:table-cell>
          <table:table-cell office:value-type="float" office:value="0.15914" calcext:value-type="float">
            <text:p>0.15914</text:p>
          </table:table-cell>
          <table:table-cell office:value-type="float" office:value="0.56192" calcext:value-type="float">
            <text:p>0.56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64.72" calcext:value-type="float">
            <text:p>64.72</text:p>
          </table:table-cell>
          <table:table-cell office:value-type="float" office:value="0.89809" calcext:value-type="float">
            <text:p>0.89809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1.0439" calcext:value-type="float">
            <text:p>1.0439</text:p>
          </table:table-cell>
          <table:table-cell office:value-type="float" office:value="0.37726" calcext:value-type="float">
            <text:p>0.37726</text:p>
          </table:table-cell>
          <table:table-cell office:value-type="float" office:value="0.62091" calcext:value-type="float">
            <text:p>0.62091</text:p>
          </table:table-cell>
          <table:table-cell office:value-type="float" office:value="0.0012758" calcext:value-type="float">
            <text:p>0.0012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64.72" calcext:value-type="float">
            <text:p>64.72</text:p>
          </table:table-cell>
          <table:table-cell office:value-type="float" office:value="0.96922" calcext:value-type="float">
            <text:p>0.96922</text:p>
          </table:table-cell>
          <table:table-cell office:value-type="float" office:value="0.8697" calcext:value-type="float">
            <text:p>0.8697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46253" calcext:value-type="float">
            <text:p>0.46253</text:p>
          </table:table-cell>
          <table:table-cell office:value-type="float" office:value="0.37699" calcext:value-type="float">
            <text:p>0.37699</text:p>
          </table:table-cell>
          <table:table-cell office:value-type="float" office:value="0.43998" calcext:value-type="float">
            <text:p>0.43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64.72" calcext:value-type="float">
            <text:p>64.72</text:p>
          </table:table-cell>
          <table:table-cell office:value-type="float" office:value="0.77237" calcext:value-type="float">
            <text:p>0.7723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6096" calcext:value-type="float">
            <text:p>0.86096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0.40186" calcext:value-type="float">
            <text:p>0.40186</text:p>
          </table:table-cell>
          <table:table-cell office:value-type="float" office:value="0.4491" calcext:value-type="float">
            <text:p>0.44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64.72" calcext:value-type="float">
            <text:p>64.72</text:p>
          </table:table-cell>
          <table:table-cell office:value-type="float" office:value="0.70621" calcext:value-type="float">
            <text:p>0.70621</text:p>
          </table:table-cell>
          <table:table-cell office:value-type="float" office:value="0.63275" calcext:value-type="float">
            <text:p>0.63275</text:p>
          </table:table-cell>
          <table:table-cell office:value-type="float" office:value="0.78373" calcext:value-type="float">
            <text:p>0.78373</text:p>
          </table:table-cell>
          <table:table-cell office:value-type="float" office:value="0.41351" calcext:value-type="float">
            <text:p>0.41351</text:p>
          </table:table-cell>
          <table:table-cell office:value-type="float" office:value="0.43231" calcext:value-type="float">
            <text:p>0.43231</text:p>
          </table:table-cell>
          <table:table-cell office:value-type="float" office:value="0.432" calcext:value-type="float">
            <text:p>0.4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64.72" calcext:value-type="float">
            <text:p>64.72</text:p>
          </table:table-cell>
          <table:table-cell office:value-type="float" office:value="0.72225" calcext:value-type="float">
            <text:p>0.72225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82581" calcext:value-type="float">
            <text:p>0.82581</text:p>
          </table:table-cell>
          <table:table-cell office:value-type="float" office:value="0.46854" calcext:value-type="float">
            <text:p>0.46854</text:p>
          </table:table-cell>
          <table:table-cell office:value-type="float" office:value="0.37836" calcext:value-type="float">
            <text:p>0.37836</text:p>
          </table:table-cell>
          <table:table-cell office:value-type="float" office:value="0.46609" calcext:value-type="float">
            <text:p>0.46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64.72" calcext:value-type="float">
            <text:p>64.72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0.46962" calcext:value-type="float">
            <text:p>0.46962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0.43005" calcext:value-type="float">
            <text:p>0.43005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64.72" calcext:value-type="float">
            <text:p>64.72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52023" calcext:value-type="float">
            <text:p>0.52023</text:p>
          </table:table-cell>
          <table:table-cell office:value-type="float" office:value="0.45161" calcext:value-type="float">
            <text:p>0.45161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44485" calcext:value-type="float">
            <text:p>0.444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64.72" calcext:value-type="float">
            <text:p>64.72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7356" calcext:value-type="float">
            <text:p>0.57356</text:p>
          </table:table-cell>
          <table:table-cell office:value-type="float" office:value="0.46479" calcext:value-type="float">
            <text:p>0.46479</text:p>
          </table:table-cell>
          <table:table-cell office:value-type="float" office:value="0.40925" calcext:value-type="float">
            <text:p>0.40925</text:p>
          </table:table-cell>
          <table:table-cell office:value-type="float" office:value="0.4514" calcext:value-type="float">
            <text:p>0.4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64.72" calcext:value-type="float">
            <text:p>64.72</text:p>
          </table:table-cell>
          <table:table-cell office:value-type="float" office:value="0.56307" calcext:value-type="float">
            <text:p>0.56307</text:p>
          </table:table-cell>
          <table:table-cell office:value-type="float" office:value="0.50068" calcext:value-type="float">
            <text:p>0.50068</text:p>
          </table:table-cell>
          <table:table-cell office:value-type="float" office:value="0.63382" calcext:value-type="float">
            <text:p>0.63382</text:p>
          </table:table-cell>
          <table:table-cell office:value-type="float" office:value="0.48334" calcext:value-type="float">
            <text:p>0.48334</text:p>
          </table:table-cell>
          <table:table-cell office:value-type="float" office:value="0.39965" calcext:value-type="float">
            <text:p>0.39965</text:p>
          </table:table-cell>
          <table:table-cell office:value-type="float" office:value="0.45665" calcext:value-type="float">
            <text:p>0.45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64.72" calcext:value-type="float">
            <text:p>64.72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73973" calcext:value-type="float">
            <text:p>0.73973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43218" calcext:value-type="float">
            <text:p>0.43218</text:p>
          </table:table-cell>
          <table:table-cell office:value-type="float" office:value="0.43332" calcext:value-type="float">
            <text:p>0.433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64.72" calcext:value-type="float">
            <text:p>64.72</text:p>
          </table:table-cell>
          <table:table-cell office:value-type="float" office:value="0.54106" calcext:value-type="float">
            <text:p>0.54106</text:p>
          </table:table-cell>
          <table:table-cell office:value-type="float" office:value="0.47301" calcext:value-type="float">
            <text:p>0.47301</text:p>
          </table:table-cell>
          <table:table-cell office:value-type="float" office:value="0.61597" calcext:value-type="float">
            <text:p>0.61597</text:p>
          </table:table-cell>
          <table:table-cell office:value-type="float" office:value="0.51274" calcext:value-type="float">
            <text:p>0.51274</text:p>
          </table:table-cell>
          <table:table-cell office:value-type="float" office:value="0.39251" calcext:value-type="float">
            <text:p>0.39251</text:p>
          </table:table-cell>
          <table:table-cell office:value-type="float" office:value="0.43419" calcext:value-type="float">
            <text:p>0.434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64.72" calcext:value-type="float">
            <text:p>64.72</text:p>
          </table:table-cell>
          <table:table-cell office:value-type="float" office:value="0.95399" calcext:value-type="float">
            <text:p>0.95399</text:p>
          </table:table-cell>
          <table:table-cell office:value-type="float" office:value="0.84585" calcext:value-type="float">
            <text:p>0.84585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50878" calcext:value-type="float">
            <text:p>0.50878</text:p>
          </table:table-cell>
          <table:table-cell office:value-type="float" office:value="0.40555" calcext:value-type="float">
            <text:p>0.40555</text:p>
          </table:table-cell>
          <table:table-cell office:value-type="float" office:value="0.43202" calcext:value-type="float">
            <text:p>0.43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64.72" calcext:value-type="float">
            <text:p>64.72</text:p>
          </table:table-cell>
          <table:table-cell office:value-type="float" office:value="0.94695" calcext:value-type="float">
            <text:p>0.94695</text:p>
          </table:table-cell>
          <table:table-cell office:value-type="float" office:value="0.83071" calcext:value-type="float">
            <text:p>0.83071</text:p>
          </table:table-cell>
          <table:table-cell office:value-type="float" office:value="1.0711" calcext:value-type="float">
            <text:p>1.0711</text:p>
          </table:table-cell>
          <table:table-cell office:value-type="float" office:value="0.52207" calcext:value-type="float">
            <text:p>0.52207</text:p>
          </table:table-cell>
          <table:table-cell office:value-type="float" office:value="0.40101" calcext:value-type="float">
            <text:p>0.40101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67.23" calcext:value-type="float">
            <text:p>67.23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87258" calcext:value-type="float">
            <text:p>0.87258</text:p>
          </table:table-cell>
          <table:table-cell office:value-type="float" office:value="1.2702" calcext:value-type="float">
            <text:p>1.2702</text:p>
          </table:table-cell>
          <table:table-cell office:value-type="float" office:value="0.39413" calcext:value-type="float">
            <text:p>0.39413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67.23" calcext:value-type="float">
            <text:p>67.23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1767" calcext:value-type="float">
            <text:p>1.1767</text:p>
          </table:table-cell>
          <table:table-cell office:value-type="float" office:value="1.4617" calcext:value-type="float">
            <text:p>1.4617</text:p>
          </table:table-cell>
          <table:table-cell office:value-type="float" office:value="0.47216" calcext:value-type="float">
            <text:p>0.47216</text:p>
          </table:table-cell>
          <table:table-cell office:value-type="float" office:value="0.35024" calcext:value-type="float">
            <text:p>0.35024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67.23" calcext:value-type="float">
            <text:p>67.23</text:p>
          </table:table-cell>
          <table:table-cell office:value-type="float" office:value="0.92875" calcext:value-type="float">
            <text:p>0.92875</text:p>
          </table:table-cell>
          <table:table-cell office:value-type="float" office:value="0.82913" calcext:value-type="float">
            <text:p>0.82913</text:p>
          </table:table-cell>
          <table:table-cell office:value-type="float" office:value="1.045" calcext:value-type="float">
            <text:p>1.045</text:p>
          </table:table-cell>
          <table:table-cell office:value-type="float" office:value="0.46901" calcext:value-type="float">
            <text:p>0.46901</text:p>
          </table:table-cell>
          <table:table-cell office:value-type="float" office:value="0.36094" calcext:value-type="float">
            <text:p>0.36094</text:p>
          </table:table-cell>
          <table:table-cell office:value-type="float" office:value="0.47662" calcext:value-type="float">
            <text:p>0.476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67.23" calcext:value-type="float">
            <text:p>67.23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0.22357" calcext:value-type="float">
            <text:p>0.22357</text:p>
          </table:table-cell>
          <table:table-cell office:value-type="float" office:value="0.77266" calcext:value-type="float">
            <text:p>0.77266</text:p>
          </table:table-cell>
          <table:table-cell office:value-type="float" office:value="0.0011137" calcext:value-type="float">
            <text:p>0.0011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67.23" calcext:value-type="float">
            <text:p>67.23</text:p>
          </table:table-cell>
          <table:table-cell office:value-type="float" office:value="0.79311" calcext:value-type="float">
            <text:p>0.79311</text:p>
          </table:table-cell>
          <table:table-cell office:value-type="float" office:value="0.71469" calcext:value-type="float">
            <text:p>0.71469</text:p>
          </table:table-cell>
          <table:table-cell office:value-type="float" office:value="0.87933" calcext:value-type="float">
            <text:p>0.87933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41886" calcext:value-type="float">
            <text:p>0.41886</text:p>
          </table:table-cell>
          <table:table-cell office:value-type="float" office:value="0.43615" calcext:value-type="float">
            <text:p>0.436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67.23" calcext:value-type="float">
            <text:p>67.23</text:p>
          </table:table-cell>
          <table:table-cell office:value-type="float" office:value="0.65091" calcext:value-type="float">
            <text:p>0.65091</text:p>
          </table:table-cell>
          <table:table-cell office:value-type="float" office:value="0.58304" calcext:value-type="float">
            <text:p>0.58304</text:p>
          </table:table-cell>
          <table:table-cell office:value-type="float" office:value="0.72298" calcext:value-type="float">
            <text:p>0.72298</text:p>
          </table:table-cell>
          <table:table-cell office:value-type="float" office:value="0.39624" calcext:value-type="float">
            <text:p>0.39624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3471" calcext:value-type="float">
            <text:p>0.434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67.23" calcext:value-type="float">
            <text:p>67.23</text:p>
          </table:table-cell>
          <table:table-cell office:value-type="float" office:value="0.59482" calcext:value-type="float">
            <text:p>0.59482</text:p>
          </table:table-cell>
          <table:table-cell office:value-type="float" office:value="0.48148" calcext:value-type="float">
            <text:p>0.48148</text:p>
          </table:table-cell>
          <table:table-cell office:value-type="float" office:value="0.73586" calcext:value-type="float">
            <text:p>0.73586</text:p>
          </table:table-cell>
          <table:table-cell office:value-type="float" office:value="0.11755" calcext:value-type="float">
            <text:p>0.11755</text:p>
          </table:table-cell>
          <table:table-cell office:value-type="float" office:value="0.84802" calcext:value-type="float">
            <text:p>0.84802</text:p>
          </table:table-cell>
          <table:table-cell office:value-type="float" office:value="0.010072" calcext:value-type="float">
            <text:p>0.0100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67.23" calcext:value-type="float">
            <text:p>67.23</text:p>
          </table:table-cell>
          <table:table-cell office:value-type="float" office:value="0.46601" calcext:value-type="float">
            <text:p>0.46601</text:p>
          </table:table-cell>
          <table:table-cell office:value-type="float" office:value="0.39755" calcext:value-type="float">
            <text:p>0.39755</text:p>
          </table:table-cell>
          <table:table-cell office:value-type="float" office:value="0.53992" calcext:value-type="float">
            <text:p>0.53992</text:p>
          </table:table-cell>
          <table:table-cell office:value-type="float" office:value="0.47649" calcext:value-type="float">
            <text:p>0.47649</text:p>
          </table:table-cell>
          <table:table-cell office:value-type="float" office:value="0.37466" calcext:value-type="float">
            <text:p>0.37466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67.23" calcext:value-type="float">
            <text:p>67.23</text:p>
          </table:table-cell>
          <table:table-cell office:value-type="float" office:value="0.39612" calcext:value-type="float">
            <text:p>0.39612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48337" calcext:value-type="float">
            <text:p>0.48337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94975" calcext:value-type="float">
            <text:p>0.94975</text:p>
          </table:table-cell>
          <table:table-cell office:value-type="float" office:value="0.0016057" calcext:value-type="float">
            <text:p>0.0016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67.23" calcext:value-type="float">
            <text:p>67.23</text:p>
          </table:table-cell>
          <table:table-cell office:value-type="float" office:value="0.43733" calcext:value-type="float">
            <text:p>0.43733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9021" calcext:value-type="float">
            <text:p>0.49021</text:p>
          </table:table-cell>
          <table:table-cell office:value-type="float" office:value="0.44687" calcext:value-type="float">
            <text:p>0.4468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151" calcext:value-type="float">
            <text:p>0.44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67.23" calcext:value-type="float">
            <text:p>67.23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7477" calcext:value-type="float">
            <text:p>0.47477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46413" calcext:value-type="float">
            <text:p>0.46413</text:p>
          </table:table-cell>
          <table:table-cell office:value-type="float" office:value="0.41591" calcext:value-type="float">
            <text:p>0.41591</text:p>
          </table:table-cell>
          <table:table-cell office:value-type="float" office:value="0.45198" calcext:value-type="float">
            <text:p>0.45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67.23" calcext:value-type="float">
            <text:p>67.23</text:p>
          </table:table-cell>
          <table:table-cell office:value-type="float" office:value="0.44718" calcext:value-type="float">
            <text:p>0.44718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6894" calcext:value-type="float">
            <text:p>0.46894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67.23" calcext:value-type="float">
            <text:p>67.23</text:p>
          </table:table-cell>
          <table:table-cell office:value-type="float" office:value="0.59489" calcext:value-type="float">
            <text:p>0.59489</text:p>
          </table:table-cell>
          <table:table-cell office:value-type="float" office:value="0.52317" calcext:value-type="float">
            <text:p>0.52317</text:p>
          </table:table-cell>
          <table:table-cell office:value-type="float" office:value="0.67612" calcext:value-type="float">
            <text:p>0.67612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9639" calcext:value-type="float">
            <text:p>0.39639</text:p>
          </table:table-cell>
          <table:table-cell office:value-type="float" office:value="0.41359" calcext:value-type="float">
            <text:p>0.41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67.23" calcext:value-type="float">
            <text:p>67.23</text:p>
          </table:table-cell>
          <table:table-cell office:value-type="float" office:value="0.95246" calcext:value-type="float">
            <text:p>0.95246</text:p>
          </table:table-cell>
          <table:table-cell office:value-type="float" office:value="0.84446" calcext:value-type="float">
            <text:p>0.84446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40657" calcext:value-type="float">
            <text:p>0.40657</text:p>
          </table:table-cell>
          <table:table-cell office:value-type="float" office:value="0.43466" calcext:value-type="float">
            <text:p>0.43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69.74" calcext:value-type="float">
            <text:p>69.74</text:p>
          </table:table-cell>
          <table:table-cell office:value-type="float" office:value="1.183" calcext:value-type="float">
            <text:p>1.183</text:p>
          </table:table-cell>
          <table:table-cell office:value-type="float" office:value="1.0586" calcext:value-type="float">
            <text:p>1.0586</text:p>
          </table:table-cell>
          <table:table-cell office:value-type="float" office:value="1.3308" calcext:value-type="float">
            <text:p>1.3308</text:p>
          </table:table-cell>
          <table:table-cell office:value-type="float" office:value="0.49206" calcext:value-type="float">
            <text:p>0.49206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50211" calcext:value-type="float">
            <text:p>0.502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69.74" calcext:value-type="float">
            <text:p>69.74</text:p>
          </table:table-cell>
          <table:table-cell office:value-type="float" office:value="1.1942" calcext:value-type="float">
            <text:p>1.1942</text:p>
          </table:table-cell>
          <table:table-cell office:value-type="float" office:value="1.0688" calcext:value-type="float">
            <text:p>1.0688</text:p>
          </table:table-cell>
          <table:table-cell office:value-type="float" office:value="1.3394" calcext:value-type="float">
            <text:p>1.3394</text:p>
          </table:table-cell>
          <table:table-cell office:value-type="float" office:value="0.48859" calcext:value-type="float">
            <text:p>0.48859</text:p>
          </table:table-cell>
          <table:table-cell office:value-type="float" office:value="0.32262" calcext:value-type="float">
            <text:p>0.32262</text:p>
          </table:table-cell>
          <table:table-cell office:value-type="float" office:value="0.5066" calcext:value-type="float">
            <text:p>0.50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69.74" calcext:value-type="float">
            <text:p>69.74</text:p>
          </table:table-cell>
          <table:table-cell office:value-type="float" office:value="1.0569" calcext:value-type="float">
            <text:p>1.0569</text:p>
          </table:table-cell>
          <table:table-cell office:value-type="float" office:value="0.94757" calcext:value-type="float">
            <text:p>0.94757</text:p>
          </table:table-cell>
          <table:table-cell office:value-type="float" office:value="1.183" calcext:value-type="float">
            <text:p>1.183</text:p>
          </table:table-cell>
          <table:table-cell office:value-type="float" office:value="0.47972" calcext:value-type="float">
            <text:p>0.47972</text:p>
          </table:table-cell>
          <table:table-cell office:value-type="float" office:value="0.34284" calcext:value-type="float">
            <text:p>0.34284</text:p>
          </table:table-cell>
          <table:table-cell office:value-type="float" office:value="0.49078" calcext:value-type="float">
            <text:p>0.490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69.74" calcext:value-type="float">
            <text:p>69.74</text:p>
          </table:table-cell>
          <table:table-cell office:value-type="float" office:value="0.96069" calcext:value-type="float">
            <text:p>0.96069</text:p>
          </table:table-cell>
          <table:table-cell office:value-type="float" office:value="0.86126" calcext:value-type="float">
            <text:p>0.86126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44711" calcext:value-type="float">
            <text:p>0.44711</text:p>
          </table:table-cell>
          <table:table-cell office:value-type="float" office:value="0.38083" calcext:value-type="float">
            <text:p>0.38083</text:p>
          </table:table-cell>
          <table:table-cell office:value-type="float" office:value="0.4627" calcext:value-type="float">
            <text:p>0.4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69.74" calcext:value-type="float">
            <text:p>69.74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56236" calcext:value-type="float">
            <text:p>0.56236</text:p>
          </table:table-cell>
          <table:table-cell office:value-type="float" office:value="0.78824" calcext:value-type="float">
            <text:p>0.78824</text:p>
          </table:table-cell>
          <table:table-cell office:value-type="float" office:value="0.20531" calcext:value-type="float">
            <text:p>0.20531</text:p>
          </table:table-cell>
          <table:table-cell office:value-type="float" office:value="0.78779" calcext:value-type="float">
            <text:p>0.78779</text:p>
          </table:table-cell>
          <table:table-cell office:value-type="float" office:value="0.00077447" calcext:value-type="float">
            <text:p>0.000774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69.74" calcext:value-type="float">
            <text:p>69.74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75502" calcext:value-type="float">
            <text:p>0.75502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0.91513" calcext:value-type="float">
            <text:p>0.91513</text:p>
          </table:table-cell>
          <table:table-cell office:value-type="float" office:value="0.0010052" calcext:value-type="float">
            <text:p>0.0010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69.74" calcext:value-type="float">
            <text:p>69.74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59015" calcext:value-type="float">
            <text:p>0.59015</text:p>
          </table:table-cell>
          <table:table-cell office:value-type="float" office:value="0.73214" calcext:value-type="float">
            <text:p>0.732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.42529" calcext:value-type="float">
            <text:p>0.425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69.74" calcext:value-type="float">
            <text:p>69.74</text:p>
          </table:table-cell>
          <table:table-cell office:value-type="float" office:value="0.68197" calcext:value-type="float">
            <text:p>0.68197</text:p>
          </table:table-cell>
          <table:table-cell office:value-type="float" office:value="0.56702" calcext:value-type="float">
            <text:p>0.5670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49174" calcext:value-type="float">
            <text:p>0.49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69.74" calcext:value-type="float">
            <text:p>69.7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40171" calcext:value-type="float">
            <text:p>0.40171</text:p>
          </table:table-cell>
          <table:table-cell office:value-type="float" office:value="0.59876" calcext:value-type="float">
            <text:p>0.59876</text:p>
          </table:table-cell>
          <table:table-cell office:value-type="float" office:value="0.49858" calcext:value-type="float">
            <text:p>0.49858</text:p>
          </table:table-cell>
          <table:table-cell office:value-type="float" office:value="0.34886" calcext:value-type="float">
            <text:p>0.34886</text:p>
          </table:table-cell>
          <table:table-cell office:value-type="float" office:value="0.49758" calcext:value-type="float">
            <text:p>0.497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69.74" calcext:value-type="float">
            <text:p>69.7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39676" calcext:value-type="float">
            <text:p>0.39676</text:p>
          </table:table-cell>
          <table:table-cell office:value-type="float" office:value="0.49805" calcext:value-type="float">
            <text:p>0.49805</text:p>
          </table:table-cell>
          <table:table-cell office:value-type="float" office:value="0.42938" calcext:value-type="float">
            <text:p>0.42938</text:p>
          </table:table-cell>
          <table:table-cell office:value-type="float" office:value="0.43027" calcext:value-type="float">
            <text:p>0.43027</text:p>
          </table:table-cell>
          <table:table-cell office:value-type="float" office:value="0.4497" calcext:value-type="float">
            <text:p>0.44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69.74" calcext:value-type="float">
            <text:p>69.74</text:p>
          </table:table-cell>
          <table:table-cell office:value-type="float" office:value="0.42735" calcext:value-type="float">
            <text:p>0.42735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47703" calcext:value-type="float">
            <text:p>0.47703</text:p>
          </table:table-cell>
          <table:table-cell office:value-type="float" office:value="0.43033" calcext:value-type="float">
            <text:p>0.43033</text:p>
          </table:table-cell>
          <table:table-cell office:value-type="float" office:value="0.43926" calcext:value-type="float">
            <text:p>0.43926</text:p>
          </table:table-cell>
          <table:table-cell office:value-type="float" office:value="0.4407" calcext:value-type="float">
            <text:p>0.44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69.74" calcext:value-type="float">
            <text:p>69.74</text:p>
          </table:table-cell>
          <table:table-cell office:value-type="float" office:value="0.50844" calcext:value-type="float">
            <text:p>0.50844</text:p>
          </table:table-cell>
          <table:table-cell office:value-type="float" office:value="0.45455" calcext:value-type="float">
            <text:p>0.45455</text:p>
          </table:table-cell>
          <table:table-cell office:value-type="float" office:value="0.56594" calcext:value-type="float">
            <text:p>0.56594</text:p>
          </table:table-cell>
          <table:table-cell office:value-type="float" office:value="0.44996" calcext:value-type="float">
            <text:p>0.44996</text:p>
          </table:table-cell>
          <table:table-cell office:value-type="float" office:value="0.42714" calcext:value-type="float">
            <text:p>0.42714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69.74" calcext:value-type="float">
            <text:p>69.74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39226" calcext:value-type="float">
            <text:p>0.39226</text:p>
          </table:table-cell>
          <table:table-cell office:value-type="float" office:value="0.49784" calcext:value-type="float">
            <text:p>0.49784</text:p>
          </table:table-cell>
          <table:table-cell office:value-type="float" office:value="0.46651" calcext:value-type="float">
            <text:p>0.46651</text:p>
          </table:table-cell>
          <table:table-cell office:value-type="float" office:value="0.42323" calcext:value-type="float">
            <text:p>0.42323</text:p>
          </table:table-cell>
          <table:table-cell office:value-type="float" office:value="0.42648" calcext:value-type="float">
            <text:p>0.426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69.74" calcext:value-type="float">
            <text:p>69.74</text:p>
          </table:table-cell>
          <table:table-cell office:value-type="float" office:value="0.57306" calcext:value-type="float">
            <text:p>0.57306</text:p>
          </table:table-cell>
          <table:table-cell office:value-type="float" office:value="0.50237" calcext:value-type="float">
            <text:p>0.50237</text:p>
          </table:table-cell>
          <table:table-cell office:value-type="float" office:value="0.65088" calcext:value-type="float">
            <text:p>0.65088</text:p>
          </table:table-cell>
          <table:table-cell office:value-type="float" office:value="0.51033" calcext:value-type="float">
            <text:p>0.51033</text:p>
          </table:table-cell>
          <table:table-cell office:value-type="float" office:value="0.39148" calcext:value-type="float">
            <text:p>0.39148</text:p>
          </table:table-cell>
          <table:table-cell office:value-type="float" office:value="0.45658" calcext:value-type="float">
            <text:p>0.45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72.25" calcext:value-type="float">
            <text:p>72.25</text:p>
          </table:table-cell>
          <table:table-cell office:value-type="float" office:value="1.8088" calcext:value-type="float">
            <text:p>1.8088</text:p>
          </table:table-cell>
          <table:table-cell office:value-type="float" office:value="1.6277" calcext:value-type="float">
            <text:p>1.6277</text:p>
          </table:table-cell>
          <table:table-cell office:value-type="float" office:value="2.0287" calcext:value-type="float">
            <text:p>2.0287</text:p>
          </table:table-cell>
          <table:table-cell office:value-type="float" office:value="0.47456" calcext:value-type="float">
            <text:p>0.47456</text:p>
          </table:table-cell>
          <table:table-cell office:value-type="float" office:value="0.30928" calcext:value-type="float">
            <text:p>0.30928</text:p>
          </table:table-cell>
          <table:table-cell office:value-type="float" office:value="0.51499" calcext:value-type="float">
            <text:p>0.514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72.25" calcext:value-type="float">
            <text:p>72.25</text:p>
          </table:table-cell>
          <table:table-cell office:value-type="float" office:value="2.1243" calcext:value-type="float">
            <text:p>2.1243</text:p>
          </table:table-cell>
          <table:table-cell office:value-type="float" office:value="1.9379" calcext:value-type="float">
            <text:p>1.9379</text:p>
          </table:table-cell>
          <table:table-cell office:value-type="float" office:value="2.2989" calcext:value-type="float">
            <text:p>2.2989</text:p>
          </table:table-cell>
          <table:table-cell office:value-type="float" office:value="0.79449" calcext:value-type="float">
            <text:p>0.79449</text:p>
          </table:table-cell>
          <table:table-cell office:value-type="float" office:value="0.16651" calcext:value-type="float">
            <text:p>0.16651</text:p>
          </table:table-cell>
          <table:table-cell office:value-type="float" office:value="0.0077718" calcext:value-type="float">
            <text:p>0.00777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72.25" calcext:value-type="float">
            <text:p>72.25</text:p>
          </table:table-cell>
          <table:table-cell office:value-type="float" office:value="1.4774" calcext:value-type="float">
            <text:p>1.4774</text:p>
          </table:table-cell>
          <table:table-cell office:value-type="float" office:value="1.3354" calcext:value-type="float">
            <text:p>1.3354</text:p>
          </table:table-cell>
          <table:table-cell office:value-type="float" office:value="1.6486" calcext:value-type="float">
            <text:p>1.6486</text:p>
          </table:table-cell>
          <table:table-cell office:value-type="float" office:value="0.46599" calcext:value-type="float">
            <text:p>0.46599</text:p>
          </table:table-cell>
          <table:table-cell office:value-type="float" office:value="0.32738" calcext:value-type="float">
            <text:p>0.32738</text:p>
          </table:table-cell>
          <table:table-cell office:value-type="float" office:value="0.50903" calcext:value-type="float">
            <text:p>0.509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72.25" calcext:value-type="float">
            <text:p>72.25</text:p>
          </table:table-cell>
          <table:table-cell office:value-type="float" office:value="1.6136" calcext:value-type="float">
            <text:p>1.6136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7499" calcext:value-type="float">
            <text:p>1.7499</text:p>
          </table:table-cell>
          <table:table-cell office:value-type="float" office:value="0.58543" calcext:value-type="float">
            <text:p>0.58543</text:p>
          </table:table-cell>
          <table:table-cell office:value-type="float" office:value="0.38924" calcext:value-type="float">
            <text:p>0.38924</text:p>
          </table:table-cell>
          <table:table-cell office:value-type="float" office:value="0.00054607" calcext:value-type="float">
            <text:p>0.00054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72.25" calcext:value-type="float">
            <text:p>72.25</text:p>
          </table:table-cell>
          <table:table-cell office:value-type="float" office:value="1.1254" calcext:value-type="float">
            <text:p>1.1254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253" calcext:value-type="float">
            <text:p>1.253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35277" calcext:value-type="float">
            <text:p>0.35277</text:p>
          </table:table-cell>
          <table:table-cell office:value-type="float" office:value="0.49221" calcext:value-type="float">
            <text:p>0.49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72.25" calcext:value-type="float">
            <text:p>72.25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1.1527" calcext:value-type="float">
            <text:p>1.1527</text:p>
          </table:table-cell>
          <table:table-cell office:value-type="float" office:value="0.45827" calcext:value-type="float">
            <text:p>0.45827</text:p>
          </table:table-cell>
          <table:table-cell office:value-type="float" office:value="0.35491" calcext:value-type="float">
            <text:p>0.35491</text:p>
          </table:table-cell>
          <table:table-cell office:value-type="float" office:value="0.49006" calcext:value-type="float">
            <text:p>0.49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72.25" calcext:value-type="float">
            <text:p>72.25</text:p>
          </table:table-cell>
          <table:table-cell office:value-type="float" office:value="1.0096" calcext:value-type="float">
            <text:p>1.0096</text:p>
          </table:table-cell>
          <table:table-cell office:value-type="float" office:value="0.91224" calcext:value-type="float">
            <text:p>0.91224</text:p>
          </table:table-cell>
          <table:table-cell office:value-type="float" office:value="1.1185" calcext:value-type="float">
            <text:p>1.1185</text:p>
          </table:table-cell>
          <table:table-cell office:value-type="float" office:value="0.43763" calcext:value-type="float">
            <text:p>0.43763</text:p>
          </table:table-cell>
          <table:table-cell office:value-type="float" office:value="0.38102" calcext:value-type="float">
            <text:p>0.38102</text:p>
          </table:table-cell>
          <table:table-cell office:value-type="float" office:value="0.4697" calcext:value-type="float">
            <text:p>0.46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72.25" calcext:value-type="float">
            <text:p>72.25</text:p>
          </table:table-cell>
          <table:table-cell office:value-type="float" office:value="0.85601" calcext:value-type="float">
            <text:p>0.85601</text:p>
          </table:table-cell>
          <table:table-cell office:value-type="float" office:value="0.77072" calcext:value-type="float">
            <text:p>0.77072</text:p>
          </table:table-cell>
          <table:table-cell office:value-type="float" office:value="0.95113" calcext:value-type="float">
            <text:p>0.95113</text:p>
          </table:table-cell>
          <table:table-cell office:value-type="float" office:value="0.42375" calcext:value-type="float">
            <text:p>0.42375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72.25" calcext:value-type="float">
            <text:p>72.25</text:p>
          </table:table-cell>
          <table:table-cell office:value-type="float" office:value="0.80297" calcext:value-type="float">
            <text:p>0.80297</text:p>
          </table:table-cell>
          <table:table-cell office:value-type="float" office:value="0.72367" calcext:value-type="float">
            <text:p>0.72367</text:p>
          </table:table-cell>
          <table:table-cell office:value-type="float" office:value="0.88817" calcext:value-type="float">
            <text:p>0.88817</text:p>
          </table:table-cell>
          <table:table-cell office:value-type="float" office:value="0.40204" calcext:value-type="float">
            <text:p>0.40204</text:p>
          </table:table-cell>
          <table:table-cell office:value-type="float" office:value="0.42773" calcext:value-type="float">
            <text:p>0.42773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72.25" calcext:value-type="float">
            <text:p>72.25</text:p>
          </table:table-cell>
          <table:table-cell office:value-type="float" office:value="0.67226" calcext:value-type="float">
            <text:p>0.67226</text:p>
          </table:table-cell>
          <table:table-cell office:value-type="float" office:value="0.60043" calcext:value-type="float">
            <text:p>0.60043</text:p>
          </table:table-cell>
          <table:table-cell office:value-type="float" office:value="0.74802" calcext:value-type="float">
            <text:p>0.74802</text:p>
          </table:table-cell>
          <table:table-cell office:value-type="float" office:value="0.38471" calcext:value-type="float">
            <text:p>0.38471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72.25" calcext:value-type="float">
            <text:p>72.25</text:p>
          </table:table-cell>
          <table:table-cell office:value-type="float" office:value="0.58934" calcext:value-type="float">
            <text:p>0.58934</text:p>
          </table:table-cell>
          <table:table-cell office:value-type="float" office:value="0.48492" calcext:value-type="float">
            <text:p>0.48492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0.10533" calcext:value-type="float">
            <text:p>0.10533</text:p>
          </table:table-cell>
          <table:table-cell office:value-type="float" office:value="0.87112" calcext:value-type="float">
            <text:p>0.87112</text:p>
          </table:table-cell>
          <table:table-cell office:value-type="float" office:value="0.00064866" calcext:value-type="float">
            <text:p>0.000648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72.25" calcext:value-type="float">
            <text:p>72.25</text:p>
          </table:table-cell>
          <table:table-cell office:value-type="float" office:value="0.67716" calcext:value-type="float">
            <text:p>0.67716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0.80015" calcext:value-type="float">
            <text:p>0.80015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48191" calcext:value-type="float">
            <text:p>0.48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72.25" calcext:value-type="float">
            <text:p>72.25</text:p>
          </table:table-cell>
          <table:table-cell office:value-type="float" office:value="0.47198" calcext:value-type="float">
            <text:p>0.47198</text:p>
          </table:table-cell>
          <table:table-cell office:value-type="float" office:value="0.38362" calcext:value-type="float">
            <text:p>0.38362</text:p>
          </table:table-cell>
          <table:table-cell office:value-type="float" office:value="0.57071" calcext:value-type="float">
            <text:p>0.57071</text:p>
          </table:table-cell>
          <table:table-cell office:value-type="float" office:value="0.47839" calcext:value-type="float">
            <text:p>0.47839</text:p>
          </table:table-cell>
          <table:table-cell office:value-type="float" office:value="0.36638" calcext:value-type="float">
            <text:p>0.36638</text:p>
          </table:table-cell>
          <table:table-cell office:value-type="float" office:value="0.49289" calcext:value-type="float">
            <text:p>0.492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72.25" calcext:value-type="float">
            <text:p>72.25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37809" calcext:value-type="float">
            <text:p>0.37809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0981" calcext:value-type="float">
            <text:p>0.40981</text:p>
          </table:table-cell>
          <table:table-cell office:value-type="float" office:value="0.44761" calcext:value-type="float">
            <text:p>0.44761</text:p>
          </table:table-cell>
          <table:table-cell office:value-type="float" office:value="0.44618" calcext:value-type="float">
            <text:p>0.44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72.25" calcext:value-type="float">
            <text:p>72.25</text:p>
          </table:table-cell>
          <table:table-cell office:value-type="float" office:value="0.41955" calcext:value-type="float">
            <text:p>0.41955</text:p>
          </table:table-cell>
          <table:table-cell office:value-type="float" office:value="0.37246" calcext:value-type="float">
            <text:p>0.3724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2067" calcext:value-type="float">
            <text:p>0.42067</text:p>
          </table:table-cell>
          <table:table-cell office:value-type="float" office:value="0.44596" calcext:value-type="float">
            <text:p>0.44596</text:p>
          </table:table-cell>
          <table:table-cell office:value-type="float" office:value="0.44343" calcext:value-type="float">
            <text:p>0.443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72.25" calcext:value-type="float">
            <text:p>72.25</text:p>
          </table:table-cell>
          <table:table-cell office:value-type="float" office:value="0.47735" calcext:value-type="float">
            <text:p>0.47735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53136" calcext:value-type="float">
            <text:p>0.53136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44789" calcext:value-type="float">
            <text:p>0.44789</text:p>
          </table:table-cell>
          <table:table-cell office:value-type="float" office:value="0.44458" calcext:value-type="float">
            <text:p>0.444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72.25" calcext:value-type="float">
            <text:p>72.25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38715" calcext:value-type="float">
            <text:p>0.38715</text:p>
          </table:table-cell>
          <table:table-cell office:value-type="float" office:value="0.48964" calcext:value-type="float">
            <text:p>0.48964</text:p>
          </table:table-cell>
          <table:table-cell office:value-type="float" office:value="0.45745" calcext:value-type="float">
            <text:p>0.45745</text:p>
          </table:table-cell>
          <table:table-cell office:value-type="float" office:value="0.43062" calcext:value-type="float">
            <text:p>0.43062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72.25" calcext:value-type="float">
            <text:p>72.25</text:p>
          </table:table-cell>
          <table:table-cell office:value-type="float" office:value="0.59863" calcext:value-type="float">
            <text:p>0.59863</text:p>
          </table:table-cell>
          <table:table-cell office:value-type="float" office:value="0.52855" calcext:value-type="float">
            <text:p>0.52855</text:p>
          </table:table-cell>
          <table:table-cell office:value-type="float" office:value="0.67563" calcext:value-type="float">
            <text:p>0.67563</text:p>
          </table:table-cell>
          <table:table-cell office:value-type="float" office:value="0.49398" calcext:value-type="float">
            <text:p>0.49398</text:p>
          </table:table-cell>
          <table:table-cell office:value-type="float" office:value="0.40441" calcext:value-type="float">
            <text:p>0.40441</text:p>
          </table:table-cell>
          <table:table-cell office:value-type="float" office:value="0.45946" calcext:value-type="float">
            <text:p>0.459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72.25" calcext:value-type="float">
            <text:p>72.25</text:p>
          </table:table-cell>
          <table:table-cell office:value-type="float" office:value="0.96166" calcext:value-type="float">
            <text:p>0.96166</text:p>
          </table:table-cell>
          <table:table-cell office:value-type="float" office:value="0.85023" calcext:value-type="float">
            <text:p>0.85023</text:p>
          </table:table-cell>
          <table:table-cell office:value-type="float" office:value="1.0857" calcext:value-type="float">
            <text:p>1.0857</text:p>
          </table:table-cell>
          <table:table-cell office:value-type="float" office:value="0.50232" calcext:value-type="float">
            <text:p>0.50232</text:p>
          </table:table-cell>
          <table:table-cell office:value-type="float" office:value="0.40974" calcext:value-type="float">
            <text:p>0.40974</text:p>
          </table:table-cell>
          <table:table-cell office:value-type="float" office:value="0.42835" calcext:value-type="float">
            <text:p>0.428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74.76" calcext:value-type="float">
            <text:p>74.76</text:p>
          </table:table-cell>
          <table:table-cell office:value-type="float" office:value="0.84838" calcext:value-type="float">
            <text:p>0.84838</text:p>
          </table:table-cell>
          <table:table-cell office:value-type="float" office:value="0.7002" calcext:value-type="float">
            <text:p>0.7002</text:p>
          </table:table-cell>
          <table:table-cell office:value-type="float" office:value="1.0327" calcext:value-type="float">
            <text:p>1.032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17545" calcext:value-type="float">
            <text:p>0.17545</text:p>
          </table:table-cell>
          <table:table-cell office:value-type="float" office:value="0.59224" calcext:value-type="float">
            <text:p>0.59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74.76" calcext:value-type="float">
            <text:p>74.76</text:p>
          </table:table-cell>
          <table:table-cell office:value-type="float" office:value="1.9726" calcext:value-type="float">
            <text:p>1.9726</text:p>
          </table:table-cell>
          <table:table-cell office:value-type="float" office:value="1.8023" calcext:value-type="float">
            <text:p>1.8023</text:p>
          </table:table-cell>
          <table:table-cell office:value-type="float" office:value="2.1268" calcext:value-type="float">
            <text:p>2.1268</text:p>
          </table:table-cell>
          <table:table-cell office:value-type="float" office:value="0.80587" calcext:value-type="float">
            <text:p>0.80587</text:p>
          </table:table-cell>
          <table:table-cell office:value-type="float" office:value="0.18355" calcext:value-type="float">
            <text:p>0.18355</text:p>
          </table:table-cell>
          <table:table-cell office:value-type="float" office:value="0.0013833" calcext:value-type="float">
            <text:p>0.0013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74.76" calcext:value-type="float">
            <text:p>74.76</text:p>
          </table:table-cell>
          <table:table-cell office:value-type="float" office:value="1.6027" calcext:value-type="float">
            <text:p>1.6027</text:p>
          </table:table-cell>
          <table:table-cell office:value-type="float" office:value="1.4481" calcext:value-type="float">
            <text:p>1.4481</text:p>
          </table:table-cell>
          <table:table-cell office:value-type="float" office:value="1.7855" calcext:value-type="float">
            <text:p>1.7855</text:p>
          </table:table-cell>
          <table:table-cell office:value-type="float" office:value="0.46745" calcext:value-type="float">
            <text:p>0.46745</text:p>
          </table:table-cell>
          <table:table-cell office:value-type="float" office:value="0.33521" calcext:value-type="float">
            <text:p>0.33521</text:p>
          </table:table-cell>
          <table:table-cell office:value-type="float" office:value="0.43259" calcext:value-type="float">
            <text:p>0.43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74.76" calcext:value-type="float">
            <text:p>74.76</text:p>
          </table:table-cell>
          <table:table-cell office:value-type="float" office:value="1.5493" calcext:value-type="float">
            <text:p>1.5493</text:p>
          </table:table-cell>
          <table:table-cell office:value-type="float" office:value="1.4027" calcext:value-type="float">
            <text:p>1.4027</text:p>
          </table:table-cell>
          <table:table-cell office:value-type="float" office:value="1.7241" calcext:value-type="float">
            <text:p>1.7241</text:p>
          </table:table-cell>
          <table:table-cell office:value-type="float" office:value="0.46083" calcext:value-type="float">
            <text:p>0.4608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43908" calcext:value-type="float">
            <text:p>0.439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74.76" calcext:value-type="float">
            <text:p>74.76</text:p>
          </table:table-cell>
          <table:table-cell office:value-type="float" office:value="1.3671" calcext:value-type="float">
            <text:p>1.3671</text:p>
          </table:table-cell>
          <table:table-cell office:value-type="float" office:value="1.243" calcext:value-type="float">
            <text:p>1.243</text:p>
          </table:table-cell>
          <table:table-cell office:value-type="float" office:value="1.5119" calcext:value-type="float">
            <text:p>1.5119</text:p>
          </table:table-cell>
          <table:table-cell office:value-type="float" office:value="0.43545" calcext:value-type="float">
            <text:p>0.43545</text:p>
          </table:table-cell>
          <table:table-cell office:value-type="float" office:value="0.37431" calcext:value-type="float">
            <text:p>0.37431</text:p>
          </table:table-cell>
          <table:table-cell office:value-type="float" office:value="0.43708" calcext:value-type="float">
            <text:p>0.437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74.76" calcext:value-type="float">
            <text:p>74.76</text:p>
          </table:table-cell>
          <table:table-cell office:value-type="float" office:value="0.97457" calcext:value-type="float">
            <text:p>0.97457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1.0794" calcext:value-type="float">
            <text:p>1.0794</text:p>
          </table:table-cell>
          <table:table-cell office:value-type="float" office:value="0.43483" calcext:value-type="float">
            <text:p>0.43483</text:p>
          </table:table-cell>
          <table:table-cell office:value-type="float" office:value="0.37356" calcext:value-type="float">
            <text:p>0.37356</text:p>
          </table:table-cell>
          <table:table-cell office:value-type="float" office:value="0.48465" calcext:value-type="float">
            <text:p>0.484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74.76" calcext:value-type="float">
            <text:p>74.76</text:p>
          </table:table-cell>
          <table:table-cell office:value-type="float" office:value="0.85331" calcext:value-type="float">
            <text:p>0.85331</text:p>
          </table:table-cell>
          <table:table-cell office:value-type="float" office:value="0.76948" calcext:value-type="float">
            <text:p>0.76948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42108" calcext:value-type="float">
            <text:p>0.42108</text:p>
          </table:table-cell>
          <table:table-cell office:value-type="float" office:value="0.40098" calcext:value-type="float">
            <text:p>0.40098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74.76" calcext:value-type="float">
            <text:p>74.76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76806" calcext:value-type="float">
            <text:p>0.76806</text:p>
          </table:table-cell>
          <table:table-cell office:value-type="float" office:value="0.94112" calcext:value-type="float">
            <text:p>0.94112</text:p>
          </table:table-cell>
          <table:table-cell office:value-type="float" office:value="0.41292" calcext:value-type="float">
            <text:p>0.41292</text:p>
          </table:table-cell>
          <table:table-cell office:value-type="float" office:value="0.41653" calcext:value-type="float">
            <text:p>0.41653</text:p>
          </table:table-cell>
          <table:table-cell office:value-type="float" office:value="0.40025" calcext:value-type="float">
            <text:p>0.40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74.76" calcext:value-type="float">
            <text:p>74.76</text:p>
          </table:table-cell>
          <table:table-cell office:value-type="float" office:value="0.80542" calcext:value-type="float">
            <text:p>0.80542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88847" calcext:value-type="float">
            <text:p>0.88847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0.39963" calcext:value-type="float">
            <text:p>0.399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74.76" calcext:value-type="float">
            <text:p>74.76</text:p>
          </table:table-cell>
          <table:table-cell office:value-type="float" office:value="0.63136" calcext:value-type="float">
            <text:p>0.63136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0.75459" calcext:value-type="float">
            <text:p>0.75459</text:p>
          </table:table-cell>
          <table:table-cell office:value-type="float" office:value="0.094589" calcext:value-type="float">
            <text:p>0.094589</text:p>
          </table:table-cell>
          <table:table-cell office:value-type="float" office:value="0.91753" calcext:value-type="float">
            <text:p>0.91753</text:p>
          </table:table-cell>
          <table:table-cell office:value-type="float" office:value="0.00014325" calcext:value-type="float">
            <text:p>0.000143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74.76" calcext:value-type="float">
            <text:p>74.76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61808" calcext:value-type="float">
            <text:p>0.61808</text:p>
          </table:table-cell>
          <table:table-cell office:value-type="float" office:value="0.88135" calcext:value-type="float">
            <text:p>0.88135</text:p>
          </table:table-cell>
          <table:table-cell office:value-type="float" office:value="0.48695" calcext:value-type="float">
            <text:p>0.48695</text:p>
          </table:table-cell>
          <table:table-cell office:value-type="float" office:value="0.35318" calcext:value-type="float">
            <text:p>0.35318</text:p>
          </table:table-cell>
          <table:table-cell office:value-type="float" office:value="0.45806" calcext:value-type="float">
            <text:p>0.45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74.76" calcext:value-type="float">
            <text:p>74.76</text:p>
          </table:table-cell>
          <table:table-cell office:value-type="float" office:value="0.69202" calcext:value-type="float">
            <text:p>0.69202</text:p>
          </table:table-cell>
          <table:table-cell office:value-type="float" office:value="0.57738" calcext:value-type="float">
            <text:p>0.57738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0.46812" calcext:value-type="float">
            <text:p>0.46812</text:p>
          </table:table-cell>
          <table:table-cell office:value-type="float" office:value="0.37654" calcext:value-type="float">
            <text:p>0.37654</text:p>
          </table:table-cell>
          <table:table-cell office:value-type="float" office:value="0.45086" calcext:value-type="float">
            <text:p>0.45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74.76" calcext:value-type="float">
            <text:p>74.76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35035" calcext:value-type="float">
            <text:p>0.35035</text:p>
          </table:table-cell>
          <table:table-cell office:value-type="float" office:value="0.47252" calcext:value-type="float">
            <text:p>0.47252</text:p>
          </table:table-cell>
          <table:table-cell office:value-type="float" office:value="0.40927" calcext:value-type="float">
            <text:p>0.40927</text:p>
          </table:table-cell>
          <table:table-cell office:value-type="float" office:value="0.43585" calcext:value-type="float">
            <text:p>0.43585</text:p>
          </table:table-cell>
          <table:table-cell office:value-type="float" office:value="0.45707" calcext:value-type="float">
            <text:p>0.457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74.76" calcext:value-type="float">
            <text:p>74.76</text:p>
          </table:table-cell>
          <table:table-cell office:value-type="float" office:value="0.41009" calcext:value-type="float">
            <text:p>0.41009</text:p>
          </table:table-cell>
          <table:table-cell office:value-type="float" office:value="0.35888" calcext:value-type="float">
            <text:p>0.35888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39569" calcext:value-type="float">
            <text:p>0.39569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4566" calcext:value-type="float">
            <text:p>0.445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74.76" calcext:value-type="float">
            <text:p>74.76</text:p>
          </table:table-cell>
          <table:table-cell office:value-type="float" office:value="0.34342" calcext:value-type="float">
            <text:p>0.34342</text:p>
          </table:table-cell>
          <table:table-cell office:value-type="float" office:value="0.26999" calcext:value-type="float">
            <text:p>0.26999</text:p>
          </table:table-cell>
          <table:table-cell office:value-type="float" office:value="0.43041" calcext:value-type="float">
            <text:p>0.43041</text:p>
          </table:table-cell>
          <table:table-cell office:value-type="float" office:value="0.0095074" calcext:value-type="float">
            <text:p>0.0095074</text:p>
          </table:table-cell>
          <table:table-cell office:value-type="float" office:value="0.99106" calcext:value-type="float">
            <text:p>0.99106</text:p>
          </table:table-cell>
          <table:table-cell office:value-type="float" office:value="0.0030646" calcext:value-type="float">
            <text:p>0.00306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74.76" calcext:value-type="float">
            <text:p>74.76</text:p>
          </table:table-cell>
          <table:table-cell office:value-type="float" office:value="0.37002" calcext:value-type="float">
            <text:p>0.37002</text:p>
          </table:table-cell>
          <table:table-cell office:value-type="float" office:value="0.32623" calcext:value-type="float">
            <text:p>0.32623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41582" calcext:value-type="float">
            <text:p>0.41582</text:p>
          </table:table-cell>
          <table:table-cell office:value-type="float" office:value="0.45933" calcext:value-type="float">
            <text:p>0.4593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74.76" calcext:value-type="float">
            <text:p>74.76</text:p>
          </table:table-cell>
          <table:table-cell office:value-type="float" office:value="0.36984" calcext:value-type="float">
            <text:p>0.36984</text:p>
          </table:table-cell>
          <table:table-cell office:value-type="float" office:value="0.29658" calcext:value-type="float">
            <text:p>0.29658</text:p>
          </table:table-cell>
          <table:table-cell office:value-type="float" office:value="0.45628" calcext:value-type="float">
            <text:p>0.45628</text:p>
          </table:table-cell>
          <table:table-cell office:value-type="float" office:value="0.24729" calcext:value-type="float">
            <text:p>0.24729</text:p>
          </table:table-cell>
          <table:table-cell office:value-type="float" office:value="0.79621" calcext:value-type="float">
            <text:p>0.79621</text:p>
          </table:table-cell>
          <table:table-cell office:value-type="float" office:value="0.0011607" calcext:value-type="float">
            <text:p>0.0011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74.76" calcext:value-type="float">
            <text:p>74.76</text:p>
          </table:table-cell>
          <table:table-cell office:value-type="float" office:value="0.51972" calcext:value-type="float">
            <text:p>0.51972</text:p>
          </table:table-cell>
          <table:table-cell office:value-type="float" office:value="0.45748" calcext:value-type="float">
            <text:p>0.45748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48922" calcext:value-type="float">
            <text:p>0.48922</text:p>
          </table:table-cell>
          <table:table-cell office:value-type="float" office:value="0.41059" calcext:value-type="float">
            <text:p>0.41059</text:p>
          </table:table-cell>
          <table:table-cell office:value-type="float" office:value="0.43045" calcext:value-type="float">
            <text:p>0.430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74.76" calcext:value-type="float">
            <text:p>74.76</text:p>
          </table:table-cell>
          <table:table-cell office:value-type="float" office:value="0.84043" calcext:value-type="float">
            <text:p>0.84043</text:p>
          </table:table-cell>
          <table:table-cell office:value-type="float" office:value="0.73973" calcext:value-type="float">
            <text:p>0.73973</text:p>
          </table:table-cell>
          <table:table-cell office:value-type="float" office:value="0.94949" calcext:value-type="float">
            <text:p>0.94949</text:p>
          </table:table-cell>
          <table:table-cell office:value-type="float" office:value="0.50963" calcext:value-type="float">
            <text:p>0.50963</text:p>
          </table:table-cell>
          <table:table-cell office:value-type="float" office:value="0.39915" calcext:value-type="float">
            <text:p>0.39915</text:p>
          </table:table-cell>
          <table:table-cell office:value-type="float" office:value="0.46509" calcext:value-type="float">
            <text:p>0.46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77.27" calcext:value-type="float">
            <text:p>77.27</text:p>
          </table:table-cell>
          <table:table-cell office:value-type="float" office:value="0.88656" calcext:value-type="float">
            <text:p>0.88656</text:p>
          </table:table-cell>
          <table:table-cell office:value-type="float" office:value="0.68772" calcext:value-type="float">
            <text:p>0.68772</text:p>
          </table:table-cell>
          <table:table-cell office:value-type="float" office:value="1.158" calcext:value-type="float">
            <text:p>1.158</text:p>
          </table:table-cell>
          <table:table-cell office:value-type="float" office:value="0.18113" calcext:value-type="float">
            <text:p>0.18113</text:p>
          </table:table-cell>
          <table:table-cell office:value-type="float" office:value="0.028086" calcext:value-type="float">
            <text:p>0.028086</text:p>
          </table:table-cell>
          <table:table-cell office:value-type="float" office:value="0.86437" calcext:value-type="float">
            <text:p>0.864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77.27" calcext:value-type="float">
            <text:p>77.27</text:p>
          </table:table-cell>
          <table:table-cell office:value-type="float" office:value="2.1344" calcext:value-type="float">
            <text:p>2.1344</text:p>
          </table:table-cell>
          <table:table-cell office:value-type="float" office:value="1.956" calcext:value-type="float">
            <text:p>1.956</text:p>
          </table:table-cell>
          <table:table-cell office:value-type="float" office:value="2.2944" calcext:value-type="float">
            <text:p>2.2944</text:p>
          </table:table-cell>
          <table:table-cell office:value-type="float" office:value="0.81978" calcext:value-type="float">
            <text:p>0.81978</text:p>
          </table:table-cell>
          <table:table-cell office:value-type="float" office:value="0.17209" calcext:value-type="float">
            <text:p>0.17209</text:p>
          </table:table-cell>
          <table:table-cell office:value-type="float" office:value="0.0011061" calcext:value-type="float">
            <text:p>0.00110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77.27" calcext:value-type="float">
            <text:p>77.27</text:p>
          </table:table-cell>
          <table:table-cell office:value-type="float" office:value="1.7739" calcext:value-type="float">
            <text:p>1.7739</text:p>
          </table:table-cell>
          <table:table-cell office:value-type="float" office:value="1.6216" calcext:value-type="float">
            <text:p>1.6216</text:p>
          </table:table-cell>
          <table:table-cell office:value-type="float" office:value="1.911" calcext:value-type="float">
            <text:p>1.911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18588" calcext:value-type="float">
            <text:p>0.18588</text:p>
          </table:table-cell>
          <table:table-cell office:value-type="float" office:value="0.00054455" calcext:value-type="float">
            <text:p>0.000544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77.27" calcext:value-type="float">
            <text:p>77.27</text:p>
          </table:table-cell>
          <table:table-cell office:value-type="float" office:value="1.2048" calcext:value-type="float">
            <text:p>1.2048</text:p>
          </table:table-cell>
          <table:table-cell office:value-type="float" office:value="1.0728" calcext:value-type="float">
            <text:p>1.0728</text:p>
          </table:table-cell>
          <table:table-cell office:value-type="float" office:value="1.3631" calcext:value-type="float">
            <text:p>1.3631</text:p>
          </table:table-cell>
          <table:table-cell office:value-type="float" office:value="0.47918" calcext:value-type="float">
            <text:p>0.47918</text:p>
          </table:table-cell>
          <table:table-cell office:value-type="float" office:value="0.32528" calcext:value-type="float">
            <text:p>0.32528</text:p>
          </table:table-cell>
          <table:table-cell office:value-type="float" office:value="0.50466" calcext:value-type="float">
            <text:p>0.50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77.27" calcext:value-type="float">
            <text:p>77.27</text:p>
          </table:table-cell>
          <table:table-cell office:value-type="float" office:value="1.4188" calcext:value-type="float">
            <text:p>1.4188</text:p>
          </table:table-cell>
          <table:table-cell office:value-type="float" office:value="1.2866" calcext:value-type="float">
            <text:p>1.2866</text:p>
          </table:table-cell>
          <table:table-cell office:value-type="float" office:value="1.5717" calcext:value-type="float">
            <text:p>1.5717</text:p>
          </table:table-cell>
          <table:table-cell office:value-type="float" office:value="0.45745" calcext:value-type="float">
            <text:p>0.45745</text:p>
          </table:table-cell>
          <table:table-cell office:value-type="float" office:value="0.35364" calcext:value-type="float">
            <text:p>0.35364</text:p>
          </table:table-cell>
          <table:table-cell office:value-type="float" office:value="0.45183" calcext:value-type="float">
            <text:p>0.451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77.27" calcext:value-type="float">
            <text:p>77.27</text:p>
          </table:table-cell>
          <table:table-cell office:value-type="float" office:value="1.1584" calcext:value-type="float">
            <text:p>1.1584</text:p>
          </table:table-cell>
          <table:table-cell office:value-type="float" office:value="1.053" calcext:value-type="float">
            <text:p>1.053</text:p>
          </table:table-cell>
          <table:table-cell office:value-type="float" office:value="1.2783" calcext:value-type="float">
            <text:p>1.2783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8668" calcext:value-type="float">
            <text:p>0.38668</text:p>
          </table:table-cell>
          <table:table-cell office:value-type="float" office:value="0.42169" calcext:value-type="float">
            <text:p>0.42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77.27" calcext:value-type="float">
            <text:p>77.27</text:p>
          </table:table-cell>
          <table:table-cell office:value-type="float" office:value="0.88045" calcext:value-type="float">
            <text:p>0.88045</text:p>
          </table:table-cell>
          <table:table-cell office:value-type="float" office:value="0.78953" calcext:value-type="float">
            <text:p>0.78953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0.44679" calcext:value-type="float">
            <text:p>0.44679</text:p>
          </table:table-cell>
          <table:table-cell office:value-type="float" office:value="0.37777" calcext:value-type="float">
            <text:p>0.37777</text:p>
          </table:table-cell>
          <table:table-cell office:value-type="float" office:value="0.41806" calcext:value-type="float">
            <text:p>0.41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77.27" calcext:value-type="float">
            <text:p>77.27</text:p>
          </table:table-cell>
          <table:table-cell office:value-type="float" office:value="0.93801" calcext:value-type="float">
            <text:p>0.93801</text:p>
          </table:table-cell>
          <table:table-cell office:value-type="float" office:value="0.84469" calcext:value-type="float">
            <text:p>0.84469</text:p>
          </table:table-cell>
          <table:table-cell office:value-type="float" office:value="1.0464" calcext:value-type="float">
            <text:p>1.0464</text:p>
          </table:table-cell>
          <table:table-cell office:value-type="float" office:value="0.43714" calcext:value-type="float">
            <text:p>0.43714</text:p>
          </table:table-cell>
          <table:table-cell office:value-type="float" office:value="0.39401" calcext:value-type="float">
            <text:p>0.39401</text:p>
          </table:table-cell>
          <table:table-cell office:value-type="float" office:value="0.41471" calcext:value-type="float">
            <text:p>0.414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77.27" calcext:value-type="float">
            <text:p>77.27</text:p>
          </table:table-cell>
          <table:table-cell office:value-type="float" office:value="1.0442" calcext:value-type="float">
            <text:p>1.0442</text:p>
          </table:table-cell>
          <table:table-cell office:value-type="float" office:value="0.9158" calcext:value-type="float">
            <text:p>0.9158</text:p>
          </table:table-cell>
          <table:table-cell office:value-type="float" office:value="1.1487" calcext:value-type="float">
            <text:p>1.1487</text:p>
          </table:table-cell>
          <table:table-cell office:value-type="float" office:value="0.40189" calcext:value-type="float">
            <text:p>0.40189</text:p>
          </table:table-cell>
          <table:table-cell office:value-type="float" office:value="0.61936" calcext:value-type="float">
            <text:p>0.61936</text:p>
          </table:table-cell>
          <table:table-cell office:value-type="float" office:value="0.000062898" calcext:value-type="float">
            <text:p>6.2898E-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77.27" calcext:value-type="float">
            <text:p>77.27</text:p>
          </table:table-cell>
          <table:table-cell office:value-type="float" office:value="0.68301" calcext:value-type="float">
            <text:p>0.68301</text:p>
          </table:table-cell>
          <table:table-cell office:value-type="float" office:value="0.61316" calcext:value-type="float">
            <text:p>0.61316</text:p>
          </table:table-cell>
          <table:table-cell office:value-type="float" office:value="0.75549" calcext:value-type="float">
            <text:p>0.75549</text:p>
          </table:table-cell>
          <table:table-cell office:value-type="float" office:value="0.40016" calcext:value-type="float">
            <text:p>0.40016</text:p>
          </table:table-cell>
          <table:table-cell office:value-type="float" office:value="0.44106" calcext:value-type="float">
            <text:p>0.44106</text:p>
          </table:table-cell>
          <table:table-cell office:value-type="float" office:value="0.39484" calcext:value-type="float">
            <text:p>0.394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77.27" calcext:value-type="float">
            <text:p>77.27</text:p>
          </table:table-cell>
          <table:table-cell office:value-type="float" office:value="0.80096" calcext:value-type="float">
            <text:p>0.80096</text:p>
          </table:table-cell>
          <table:table-cell office:value-type="float" office:value="0.66636" calcext:value-type="float">
            <text:p>0.66636</text:p>
          </table:table-cell>
          <table:table-cell office:value-type="float" office:value="0.95073" calcext:value-type="float">
            <text:p>0.95073</text:p>
          </table:table-cell>
          <table:table-cell office:value-type="float" office:value="0.50565" calcext:value-type="float">
            <text:p>0.50565</text:p>
          </table:table-cell>
          <table:table-cell office:value-type="float" office:value="0.33606" calcext:value-type="float">
            <text:p>0.33606</text:p>
          </table:table-cell>
          <table:table-cell office:value-type="float" office:value="0.47144" calcext:value-type="float">
            <text:p>0.471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77.27" calcext:value-type="float">
            <text:p>77.27</text:p>
          </table:table-cell>
          <table:table-cell office:value-type="float" office:value="0.73785" calcext:value-type="float">
            <text:p>0.73785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87472" calcext:value-type="float">
            <text:p>0.87472</text:p>
          </table:table-cell>
          <table:table-cell office:value-type="float" office:value="0.48256" calcext:value-type="float">
            <text:p>0.48256</text:p>
          </table:table-cell>
          <table:table-cell office:value-type="float" office:value="0.36254" calcext:value-type="float">
            <text:p>0.36254</text:p>
          </table:table-cell>
          <table:table-cell office:value-type="float" office:value="0.46346" calcext:value-type="float">
            <text:p>0.463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77.27" calcext:value-type="float">
            <text:p>77.27</text:p>
          </table:table-cell>
          <table:table-cell office:value-type="float" office:value="0.57549" calcext:value-type="float">
            <text:p>0.57549</text:p>
          </table:table-cell>
          <table:table-cell office:value-type="float" office:value="0.51104" calcext:value-type="float">
            <text:p>0.51104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37179" calcext:value-type="float">
            <text:p>0.37179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40087" calcext:value-type="float">
            <text:p>0.400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77.27" calcext:value-type="float">
            <text:p>77.27</text:p>
          </table:table-cell>
          <table:table-cell office:value-type="float" office:value="0.37837" calcext:value-type="float">
            <text:p>0.37837</text:p>
          </table:table-cell>
          <table:table-cell office:value-type="float" office:value="0.32693" calcext:value-type="float">
            <text:p>0.32693</text:p>
          </table:table-cell>
          <table:table-cell office:value-type="float" office:value="0.43221" calcext:value-type="float">
            <text:p>0.43221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49091" calcext:value-type="float">
            <text:p>0.49091</text:p>
          </table:table-cell>
          <table:table-cell office:value-type="float" office:value="0.43507" calcext:value-type="float">
            <text:p>0.435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77.27" calcext:value-type="float">
            <text:p>77.27</text:p>
          </table:table-cell>
          <table:table-cell office:value-type="float" office:value="0.32537" calcext:value-type="float">
            <text:p>0.32537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41422" calcext:value-type="float">
            <text:p>0.41422</text:p>
          </table:table-cell>
          <table:table-cell office:value-type="float" office:value="0.0048218" calcext:value-type="float">
            <text:p>0.0048218</text:p>
          </table:table-cell>
          <table:table-cell office:value-type="float" office:value="0.99579" calcext:value-type="float">
            <text:p>0.99579</text:p>
          </table:table-cell>
          <table:table-cell office:value-type="float" office:value="0.0043138" calcext:value-type="float">
            <text:p>0.0043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77.27" calcext:value-type="float">
            <text:p>77.27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31964" calcext:value-type="float">
            <text:p>0.31964</text:p>
          </table:table-cell>
          <table:table-cell office:value-type="float" office:value="0.41058" calcext:value-type="float">
            <text:p>0.41058</text:p>
          </table:table-cell>
          <table:table-cell office:value-type="float" office:value="0.40701" calcext:value-type="float">
            <text:p>0.40701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2706" calcext:value-type="float">
            <text:p>0.427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77.27" calcext:value-type="float">
            <text:p>77.27</text:p>
          </table:table-cell>
          <table:table-cell office:value-type="float" office:value="0.42112" calcext:value-type="float">
            <text:p>0.42112</text:p>
          </table:table-cell>
          <table:table-cell office:value-type="float" office:value="0.37229" calcext:value-type="float">
            <text:p>0.3722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44347" calcext:value-type="float">
            <text:p>0.44347</text:p>
          </table:table-cell>
          <table:table-cell office:value-type="float" office:value="0.44327" calcext:value-type="float">
            <text:p>0.44327</text:p>
          </table:table-cell>
          <table:table-cell office:value-type="float" office:value="0.42019" calcext:value-type="float">
            <text:p>0.4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77.27" calcext:value-type="float">
            <text:p>77.27</text:p>
          </table:table-cell>
          <table:table-cell office:value-type="float" office:value="0.53276" calcext:value-type="float">
            <text:p>0.53276</text:p>
          </table:table-cell>
          <table:table-cell office:value-type="float" office:value="0.46837" calcext:value-type="float">
            <text:p>0.46837</text:p>
          </table:table-cell>
          <table:table-cell office:value-type="float" office:value="0.60059" calcext:value-type="float">
            <text:p>0.60059</text:p>
          </table:table-cell>
          <table:table-cell office:value-type="float" office:value="0.49173" calcext:value-type="float">
            <text:p>0.49173</text:p>
          </table:table-cell>
          <table:table-cell office:value-type="float" office:value="0.40793" calcext:value-type="float">
            <text:p>0.40793</text:p>
          </table:table-cell>
          <table:table-cell office:value-type="float" office:value="0.43107" calcext:value-type="float">
            <text:p>0.43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77.27" calcext:value-type="float">
            <text:p>77.27</text:p>
          </table:table-cell>
          <table:table-cell office:value-type="float" office:value="0.82623" calcext:value-type="float">
            <text:p>0.82623</text:p>
          </table:table-cell>
          <table:table-cell office:value-type="float" office:value="0.73069" calcext:value-type="float">
            <text:p>0.73069</text:p>
          </table:table-cell>
          <table:table-cell office:value-type="float" office:value="0.92873" calcext:value-type="float">
            <text:p>0.92873</text:p>
          </table:table-cell>
          <table:table-cell office:value-type="float" office:value="0.49659" calcext:value-type="float">
            <text:p>0.49659</text:p>
          </table:table-cell>
          <table:table-cell office:value-type="float" office:value="0.40966" calcext:value-type="float">
            <text:p>0.40966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79.78" calcext:value-type="float">
            <text:p>79.78</text:p>
          </table:table-cell>
          <table:table-cell office:value-type="float" office:value="0.88515" calcext:value-type="float">
            <text:p>0.88515</text:p>
          </table:table-cell>
          <table:table-cell office:value-type="float" office:value="0.6881" calcext:value-type="float">
            <text:p>0.6881</text:p>
          </table:table-cell>
          <table:table-cell office:value-type="float" office:value="1.1539" calcext:value-type="float">
            <text:p>1.1539</text:p>
          </table:table-cell>
          <table:table-cell office:value-type="float" office:value="0.20214" calcext:value-type="float">
            <text:p>0.20214</text:p>
          </table:table-cell>
          <table:table-cell office:value-type="float" office:value="0.024695" calcext:value-type="float">
            <text:p>0.024695</text:p>
          </table:table-cell>
          <table:table-cell office:value-type="float" office:value="0.86674" calcext:value-type="float">
            <text:p>0.86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79.78" calcext:value-type="float">
            <text:p>79.78</text:p>
          </table:table-cell>
          <table:table-cell office:value-type="float" office:value="1.2402" calcext:value-type="float">
            <text:p>1.2402</text:p>
          </table:table-cell>
          <table:table-cell office:value-type="float" office:value="1.111" calcext:value-type="float">
            <text:p>1.111</text:p>
          </table:table-cell>
          <table:table-cell office:value-type="float" office:value="1.3921" calcext:value-type="float">
            <text:p>1.3921</text:p>
          </table:table-cell>
          <table:table-cell office:value-type="float" office:value="0.47675" calcext:value-type="float">
            <text:p>0.47675</text:p>
          </table:table-cell>
          <table:table-cell office:value-type="float" office:value="0.33903" calcext:value-type="float">
            <text:p>0.33903</text:p>
          </table:table-cell>
          <table:table-cell office:value-type="float" office:value="0.4378" calcext:value-type="float">
            <text:p>0.43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79.78" calcext:value-type="float">
            <text:p>79.78</text:p>
          </table:table-cell>
          <table:table-cell office:value-type="float" office:value="1.2203" calcext:value-type="float">
            <text:p>1.2203</text:p>
          </table:table-cell>
          <table:table-cell office:value-type="float" office:value="1.1058" calcext:value-type="float">
            <text:p>1.1058</text:p>
          </table:table-cell>
          <table:table-cell office:value-type="float" office:value="1.3549" calcext:value-type="float">
            <text:p>1.3549</text:p>
          </table:table-cell>
          <table:table-cell office:value-type="float" office:value="0.44912" calcext:value-type="float">
            <text:p>0.44912</text:p>
          </table:table-cell>
          <table:table-cell office:value-type="float" office:value="0.36911" calcext:value-type="float">
            <text:p>0.36911</text:p>
          </table:table-cell>
          <table:table-cell office:value-type="float" office:value="0.43414" calcext:value-type="float">
            <text:p>0.43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79.78" calcext:value-type="float">
            <text:p>79.78</text:p>
          </table:table-cell>
          <table:table-cell office:value-type="float" office:value="0.82553" calcext:value-type="float">
            <text:p>0.82553</text:p>
          </table:table-cell>
          <table:table-cell office:value-type="float" office:value="0.72934" calcext:value-type="float">
            <text:p>0.72934</text:p>
          </table:table-cell>
          <table:table-cell office:value-type="float" office:value="0.93366" calcext:value-type="float">
            <text:p>0.93366</text:p>
          </table:table-cell>
          <table:table-cell office:value-type="float" office:value="0.47315" calcext:value-type="float">
            <text:p>0.4731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4602" calcext:value-type="float">
            <text:p>0.44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79.78" calcext:value-type="float">
            <text:p>79.78</text:p>
          </table:table-cell>
          <table:table-cell office:value-type="float" office:value="0.91989" calcext:value-type="float">
            <text:p>0.91989</text:p>
          </table:table-cell>
          <table:table-cell office:value-type="float" office:value="0.79834" calcext:value-type="float">
            <text:p>0.79834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72602" calcext:value-type="float">
            <text:p>0.72602</text:p>
          </table:table-cell>
          <table:table-cell office:value-type="float" office:value="0.28944" calcext:value-type="float">
            <text:p>0.28944</text:p>
          </table:table-cell>
          <table:table-cell office:value-type="float" office:value="0.00007077" calcext:value-type="float">
            <text:p>7.077E-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79.78" calcext:value-type="float">
            <text:p>79.78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1.1921" calcext:value-type="float">
            <text:p>1.1921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47658" calcext:value-type="float">
            <text:p>0.47658</text:p>
          </table:table-cell>
          <table:table-cell office:value-type="float" office:value="0.000090615" calcext:value-type="float">
            <text:p>9.0615E-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79.78" calcext:value-type="float">
            <text:p>79.78</text:p>
          </table:table-cell>
          <table:table-cell office:value-type="float" office:value="0.75093" calcext:value-type="float">
            <text:p>0.75093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83626" calcext:value-type="float">
            <text:p>0.83626</text:p>
          </table:table-cell>
          <table:table-cell office:value-type="float" office:value="0.42744" calcext:value-type="float">
            <text:p>0.42744</text:p>
          </table:table-cell>
          <table:table-cell office:value-type="float" office:value="0.41451" calcext:value-type="float">
            <text:p>0.41451</text:p>
          </table:table-cell>
          <table:table-cell office:value-type="float" office:value="0.4088" calcext:value-type="float">
            <text:p>0.40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79.78" calcext:value-type="float">
            <text:p>79.78</text:p>
          </table:table-cell>
          <table:table-cell office:value-type="float" office:value="0.86389" calcext:value-type="float">
            <text:p>0.86389</text:p>
          </table:table-cell>
          <table:table-cell office:value-type="float" office:value="0.71972" calcext:value-type="float">
            <text:p>0.71972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52148" calcext:value-type="float">
            <text:p>0.52148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4851" calcext:value-type="float">
            <text:p>0.48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79.78" calcext:value-type="float">
            <text:p>79.78</text:p>
          </table:table-cell>
          <table:table-cell office:value-type="float" office:value="0.77874" calcext:value-type="float">
            <text:p>0.77874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92184" calcext:value-type="float">
            <text:p>0.92184</text:p>
          </table:table-cell>
          <table:table-cell office:value-type="float" office:value="0.49385" calcext:value-type="float">
            <text:p>0.49385</text:p>
          </table:table-cell>
          <table:table-cell office:value-type="float" office:value="0.35145" calcext:value-type="float">
            <text:p>0.35145</text:p>
          </table:table-cell>
          <table:table-cell office:value-type="float" office:value="0.47611" calcext:value-type="float">
            <text:p>0.476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79.78" calcext:value-type="float">
            <text:p>79.7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6472" calcext:value-type="float">
            <text:p>0.66472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47121" calcext:value-type="float">
            <text:p>0.47121</text:p>
          </table:table-cell>
          <table:table-cell office:value-type="float" office:value="0.41066" calcext:value-type="float">
            <text:p>0.410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79.78" calcext:value-type="float">
            <text:p>79.78</text:p>
          </table:table-cell>
          <table:table-cell office:value-type="float" office:value="0.52025" calcext:value-type="float">
            <text:p>0.52025</text:p>
          </table:table-cell>
          <table:table-cell office:value-type="float" office:value="0.45164" calcext:value-type="float">
            <text:p>0.45164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4162" calcext:value-type="float">
            <text:p>0.34162</text:p>
          </table:table-cell>
          <table:table-cell office:value-type="float" office:value="0.51786" calcext:value-type="float">
            <text:p>0.51786</text:p>
          </table:table-cell>
          <table:table-cell office:value-type="float" office:value="0.3946" calcext:value-type="float">
            <text:p>0.39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79.78" calcext:value-type="float">
            <text:p>79.78</text:p>
          </table:table-cell>
          <table:table-cell office:value-type="float" office:value="0.38088" calcext:value-type="float">
            <text:p>0.38088</text:p>
          </table:table-cell>
          <table:table-cell office:value-type="float" office:value="0.32911" calcext:value-type="float">
            <text:p>0.32911</text:p>
          </table:table-cell>
          <table:table-cell office:value-type="float" office:value="0.43396" calcext:value-type="float">
            <text:p>0.4339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0.44582" calcext:value-type="float">
            <text:p>0.44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79.78" calcext:value-type="float">
            <text:p>79.78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1661" calcext:value-type="float">
            <text:p>0.31661</text:p>
          </table:table-cell>
          <table:table-cell office:value-type="float" office:value="0.40471" calcext:value-type="float">
            <text:p>0.40471</text:p>
          </table:table-cell>
          <table:table-cell office:value-type="float" office:value="0.40897" calcext:value-type="float">
            <text:p>0.40897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42091" calcext:value-type="float">
            <text:p>0.420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79.78" calcext:value-type="float">
            <text:p>79.78</text:p>
          </table:table-cell>
          <table:table-cell office:value-type="float" office:value="0.42221" calcext:value-type="float">
            <text:p>0.42221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47271" calcext:value-type="float">
            <text:p>0.47271</text:p>
          </table:table-cell>
          <table:table-cell office:value-type="float" office:value="0.44584" calcext:value-type="float">
            <text:p>0.44584</text:p>
          </table:table-cell>
          <table:table-cell office:value-type="float" office:value="0.43908" calcext:value-type="float">
            <text:p>0.4390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79.78" calcext:value-type="float">
            <text:p>79.78</text:p>
          </table:table-cell>
          <table:table-cell office:value-type="float" office:value="0.52339" calcext:value-type="float">
            <text:p>0.52339</text:p>
          </table:table-cell>
          <table:table-cell office:value-type="float" office:value="0.46103" calcext:value-type="float">
            <text:p>0.46103</text:p>
          </table:table-cell>
          <table:table-cell office:value-type="float" office:value="0.59093" calcext:value-type="float">
            <text:p>0.59093</text:p>
          </table:table-cell>
          <table:table-cell office:value-type="float" office:value="0.48956" calcext:value-type="float">
            <text:p>0.48956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486" calcext:value-type="float">
            <text:p>0.4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79.78" calcext:value-type="float">
            <text:p>79.78</text:p>
          </table:table-cell>
          <table:table-cell office:value-type="float" office:value="0.65033" calcext:value-type="float">
            <text:p>0.65033</text:p>
          </table:table-cell>
          <table:table-cell office:value-type="float" office:value="0.57399" calcext:value-type="float">
            <text:p>0.57399</text:p>
          </table:table-cell>
          <table:table-cell office:value-type="float" office:value="0.73084" calcext:value-type="float">
            <text:p>0.73084</text:p>
          </table:table-cell>
          <table:table-cell office:value-type="float" office:value="0.49283" calcext:value-type="float">
            <text:p>0.49283</text:p>
          </table:table-cell>
          <table:table-cell office:value-type="float" office:value="0.41605" calcext:value-type="float">
            <text:p>0.41605</text:p>
          </table:table-cell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79.78" calcext:value-type="float">
            <text:p>79.78</text:p>
          </table:table-cell>
          <table:table-cell office:value-type="float" office:value="0.79763" calcext:value-type="float">
            <text:p>0.79763</text:p>
          </table:table-cell>
          <table:table-cell office:value-type="float" office:value="0.69829" calcext:value-type="float">
            <text:p>0.69829</text:p>
          </table:table-cell>
          <table:table-cell office:value-type="float" office:value="0.90241" calcext:value-type="float">
            <text:p>0.90241</text:p>
          </table:table-cell>
          <table:table-cell office:value-type="float" office:value="0.51228" calcext:value-type="float">
            <text:p>0.51228</text:p>
          </table:table-cell>
          <table:table-cell office:value-type="float" office:value="0.40795" calcext:value-type="float">
            <text:p>0.40795</text:p>
          </table:table-cell>
          <table:table-cell office:value-type="float" office:value="0.4306" calcext:value-type="float">
            <text:p>0.43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82.29" calcext:value-type="float">
            <text:p>82.29</text:p>
          </table:table-cell>
          <table:table-cell office:value-type="float" office:value="0.93606" calcext:value-type="float">
            <text:p>0.93606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1.1258" calcext:value-type="float">
            <text:p>1.1258</text:p>
          </table:table-cell>
          <table:table-cell office:value-type="float" office:value="0.43696" calcext:value-type="float">
            <text:p>0.43696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67554" calcext:value-type="float">
            <text:p>0.675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82.29" calcext:value-type="float">
            <text:p>82.29</text:p>
          </table:table-cell>
          <table:table-cell office:value-type="float" office:value="0.81855" calcext:value-type="float">
            <text:p>0.81855</text:p>
          </table:table-cell>
          <table:table-cell office:value-type="float" office:value="0.72113" calcext:value-type="float">
            <text:p>0.72113</text:p>
          </table:table-cell>
          <table:table-cell office:value-type="float" office:value="0.92897" calcext:value-type="float">
            <text:p>0.92897</text:p>
          </table:table-cell>
          <table:table-cell office:value-type="float" office:value="0.48086" calcext:value-type="float">
            <text:p>0.48086</text:p>
          </table:table-cell>
          <table:table-cell office:value-type="float" office:value="0.34541" calcext:value-type="float">
            <text:p>0.34541</text:p>
          </table:table-cell>
          <table:table-cell office:value-type="float" office:value="0.46003" calcext:value-type="float">
            <text:p>0.46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82.29" calcext:value-type="float">
            <text:p>82.29</text:p>
          </table:table-cell>
          <table:table-cell office:value-type="float" office:value="1.0656" calcext:value-type="float">
            <text:p>1.0656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1.1955" calcext:value-type="float">
            <text:p>1.1955</text:p>
          </table:table-cell>
          <table:table-cell office:value-type="float" office:value="0.45294" calcext:value-type="float">
            <text:p>0.45294</text:p>
          </table:table-cell>
          <table:table-cell office:value-type="float" office:value="0.37724" calcext:value-type="float">
            <text:p>0.37724</text:p>
          </table:table-cell>
          <table:table-cell office:value-type="float" office:value="0.45302" calcext:value-type="float">
            <text:p>0.453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82.29" calcext:value-type="float">
            <text:p>82.29</text:p>
          </table:table-cell>
          <table:table-cell office:value-type="float" office:value="0.73685" calcext:value-type="float">
            <text:p>0.73685</text:p>
          </table:table-cell>
          <table:table-cell office:value-type="float" office:value="0.65577" calcext:value-type="float">
            <text:p>0.65577</text:p>
          </table:table-cell>
          <table:table-cell office:value-type="float" office:value="0.82846" calcext:value-type="float">
            <text:p>0.82846</text:p>
          </table:table-cell>
          <table:table-cell office:value-type="float" office:value="0.45463" calcext:value-type="float">
            <text:p>0.45463</text:p>
          </table:table-cell>
          <table:table-cell office:value-type="float" office:value="0.38288" calcext:value-type="float">
            <text:p>0.38288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82.29" calcext:value-type="float">
            <text:p>82.29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8293" calcext:value-type="float">
            <text:p>0.8293</text:p>
          </table:table-cell>
          <table:table-cell office:value-type="float" office:value="1.2018" calcext:value-type="float">
            <text:p>1.2018</text:p>
          </table:table-cell>
          <table:table-cell office:value-type="float" office:value="0.56134" calcext:value-type="float">
            <text:p>0.56134</text:p>
          </table:table-cell>
          <table:table-cell office:value-type="float" office:value="0.28308" calcext:value-type="float">
            <text:p>0.28308</text:p>
          </table:table-cell>
          <table:table-cell office:value-type="float" office:value="0.50387" calcext:value-type="float">
            <text:p>0.503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82.29" calcext:value-type="float">
            <text:p>82.29</text:p>
          </table:table-cell>
          <table:table-cell office:value-type="float" office:value="0.91979" calcext:value-type="float">
            <text:p>0.91979</text:p>
          </table:table-cell>
          <table:table-cell office:value-type="float" office:value="0.76312" calcext:value-type="float">
            <text:p>0.76312</text:p>
          </table:table-cell>
          <table:table-cell office:value-type="float" office:value="1.0906" calcext:value-type="float">
            <text:p>1.0906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31132" calcext:value-type="float">
            <text:p>0.31132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82.29" calcext:value-type="float">
            <text:p>82.29</text:p>
          </table:table-cell>
          <table:table-cell office:value-type="float" office:value="0.80335" calcext:value-type="float">
            <text:p>0.80335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95102" calcext:value-type="float">
            <text:p>0.95102</text:p>
          </table:table-cell>
          <table:table-cell office:value-type="float" office:value="0.50132" calcext:value-type="float">
            <text:p>0.50132</text:p>
          </table:table-cell>
          <table:table-cell office:value-type="float" office:value="0.34422" calcext:value-type="float">
            <text:p>0.34422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82.29" calcext:value-type="float">
            <text:p>82.29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69047" calcext:value-type="float">
            <text:p>0.69047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45552" calcext:value-type="float">
            <text:p>0.45552</text:p>
          </table:table-cell>
          <table:table-cell office:value-type="float" office:value="0.4214" calcext:value-type="float">
            <text:p>0.4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82.29" calcext:value-type="float">
            <text:p>82.29</text:p>
          </table:table-cell>
          <table:table-cell office:value-type="float" office:value="0.46305" calcext:value-type="float">
            <text:p>0.46305</text:p>
          </table:table-cell>
          <table:table-cell office:value-type="float" office:value="0.36105" calcext:value-type="float">
            <text:p>0.36105</text:p>
          </table:table-cell>
          <table:table-cell office:value-type="float" office:value="0.58063" calcext:value-type="float">
            <text:p>0.58063</text:p>
          </table:table-cell>
          <table:table-cell office:value-type="float" office:value="0.0015533" calcext:value-type="float">
            <text:p>0.0015533</text:p>
          </table:table-cell>
          <table:table-cell office:value-type="float" office:value="0.99901" calcext:value-type="float">
            <text:p>0.99901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82.29" calcext:value-type="float">
            <text:p>82.29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36489" calcext:value-type="float">
            <text:p>0.36489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48868" calcext:value-type="float">
            <text:p>0.48868</text:p>
          </table:table-cell>
          <table:table-cell office:value-type="float" office:value="0.41815" calcext:value-type="float">
            <text:p>0.418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82.29" calcext:value-type="float">
            <text:p>82.29</text:p>
          </table:table-cell>
          <table:table-cell office:value-type="float" office:value="0.35389" calcext:value-type="float">
            <text:p>0.35389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39971" calcext:value-type="float">
            <text:p>0.39971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0.47274" calcext:value-type="float">
            <text:p>0.47274</text:p>
          </table:table-cell>
          <table:table-cell office:value-type="float" office:value="0.42265" calcext:value-type="float">
            <text:p>0.42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82.29" calcext:value-type="float">
            <text:p>82.29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37745" calcext:value-type="float">
            <text:p>0.37745</text:p>
          </table:table-cell>
          <table:table-cell office:value-type="float" office:value="0.47432" calcext:value-type="float">
            <text:p>0.47432</text:p>
          </table:table-cell>
          <table:table-cell office:value-type="float" office:value="0.44542" calcext:value-type="float">
            <text:p>0.44542</text:p>
          </table:table-cell>
          <table:table-cell office:value-type="float" office:value="0.43753" calcext:value-type="float">
            <text:p>0.43753</text:p>
          </table:table-cell>
          <table:table-cell office:value-type="float" office:value="0.43838" calcext:value-type="float">
            <text:p>0.438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82.29" calcext:value-type="float">
            <text:p>82.29</text:p>
          </table:table-cell>
          <table:table-cell office:value-type="float" office:value="0.53547" calcext:value-type="float">
            <text:p>0.53547</text:p>
          </table:table-cell>
          <table:table-cell office:value-type="float" office:value="0.47325" calcext:value-type="float">
            <text:p>0.47325</text:p>
          </table:table-cell>
          <table:table-cell office:value-type="float" office:value="0.60405" calcext:value-type="float">
            <text:p>0.60405</text:p>
          </table:table-cell>
          <table:table-cell office:value-type="float" office:value="0.48236" calcext:value-type="float">
            <text:p>0.48236</text:p>
          </table:table-cell>
          <table:table-cell office:value-type="float" office:value="0.41188" calcext:value-type="float">
            <text:p>0.41188</text:p>
          </table:table-cell>
          <table:table-cell office:value-type="float" office:value="0.45883" calcext:value-type="float">
            <text:p>0.458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82.29" calcext:value-type="float">
            <text:p>82.29</text:p>
          </table:table-cell>
          <table:table-cell office:value-type="float" office:value="0.52851" calcext:value-type="float">
            <text:p>0.5285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0.64246" calcext:value-type="float">
            <text:p>0.64246</text:p>
          </table:table-cell>
          <table:table-cell office:value-type="float" office:value="0.86476" calcext:value-type="float">
            <text:p>0.8647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010229" calcext:value-type="float">
            <text:p>0.0010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82.29" calcext:value-type="float">
            <text:p>82.29</text:p>
          </table:table-cell>
          <table:table-cell office:value-type="float" office:value="0.94504" calcext:value-type="float">
            <text:p>0.94504</text:p>
          </table:table-cell>
          <table:table-cell office:value-type="float" office:value="0.82668" calcext:value-type="float">
            <text:p>0.82668</text:p>
          </table:table-cell>
          <table:table-cell office:value-type="float" office:value="1.0662" calcext:value-type="float">
            <text:p>1.0662</text:p>
          </table:table-cell>
          <table:table-cell office:value-type="float" office:value="0.50963" calcext:value-type="float">
            <text:p>0.50963</text:p>
          </table:table-cell>
          <table:table-cell office:value-type="float" office:value="0.40564" calcext:value-type="float">
            <text:p>0.40564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84.8" calcext:value-type="float">
            <text:p>84.8</text:p>
          </table:table-cell>
          <table:table-cell office:value-type="float" office:value="0.84949" calcext:value-type="float">
            <text:p>0.84949</text:p>
          </table:table-cell>
          <table:table-cell office:value-type="float" office:value="0.70995" calcext:value-type="float">
            <text:p>0.7099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43603" calcext:value-type="float">
            <text:p>0.43603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84.8" calcext:value-type="float">
            <text:p>84.8</text:p>
          </table:table-cell>
          <table:table-cell office:value-type="float" office:value="0.66626" calcext:value-type="float">
            <text:p>0.66626</text:p>
          </table:table-cell>
          <table:table-cell office:value-type="float" office:value="0.58469" calcext:value-type="float">
            <text:p>0.58469</text:p>
          </table:table-cell>
          <table:table-cell office:value-type="float" office:value="0.76259" calcext:value-type="float">
            <text:p>0.76259</text:p>
          </table:table-cell>
          <table:table-cell office:value-type="float" office:value="0.48236" calcext:value-type="float">
            <text:p>0.48236</text:p>
          </table:table-cell>
          <table:table-cell office:value-type="float" office:value="0.35494" calcext:value-type="float">
            <text:p>0.35494</text:p>
          </table:table-cell>
          <table:table-cell office:value-type="float" office:value="0.46343" calcext:value-type="float">
            <text:p>0.463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84.8" calcext:value-type="float">
            <text:p>84.8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1.1977" calcext:value-type="float">
            <text:p>1.1977</text:p>
          </table:table-cell>
          <table:table-cell office:value-type="float" office:value="0.53553" calcext:value-type="float">
            <text:p>0.53553</text:p>
          </table:table-cell>
          <table:table-cell office:value-type="float" office:value="0.30651" calcext:value-type="float">
            <text:p>0.30651</text:p>
          </table:table-cell>
          <table:table-cell office:value-type="float" office:value="0.51126" calcext:value-type="float">
            <text:p>0.51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84.8" calcext:value-type="float">
            <text:p>84.8</text:p>
          </table:table-cell>
          <table:table-cell office:value-type="float" office:value="0.94772" calcext:value-type="float">
            <text:p>0.94772</text:p>
          </table:table-cell>
          <table:table-cell office:value-type="float" office:value="0.78751" calcext:value-type="float">
            <text:p>0.78751</text:p>
          </table:table-cell>
          <table:table-cell office:value-type="float" office:value="1.1241" calcext:value-type="float">
            <text:p>1.1241</text:p>
          </table:table-cell>
          <table:table-cell office:value-type="float" office:value="0.53941" calcext:value-type="float">
            <text:p>0.53941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0.50871" calcext:value-type="float">
            <text:p>0.508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84.8" calcext:value-type="float">
            <text:p>84.8</text:p>
          </table:table-cell>
          <table:table-cell office:value-type="float" office:value="0.827" calcext:value-type="float">
            <text:p>0.827</text:p>
          </table:table-cell>
          <table:table-cell office:value-type="float" office:value="0.69076" calcext:value-type="float">
            <text:p>0.69076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0.33834" calcext:value-type="float">
            <text:p>0.33834</text:p>
          </table:table-cell>
          <table:table-cell office:value-type="float" office:value="0.49629" calcext:value-type="float">
            <text:p>0.496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84.8" calcext:value-type="float">
            <text:p>84.8</text:p>
          </table:table-cell>
          <table:table-cell office:value-type="float" office:value="0.68522" calcext:value-type="float">
            <text:p>0.68522</text:p>
          </table:table-cell>
          <table:table-cell office:value-type="float" office:value="0.59498" calcext:value-type="float">
            <text:p>0.59498</text:p>
          </table:table-cell>
          <table:table-cell office:value-type="float" office:value="0.78268" calcext:value-type="float">
            <text:p>0.7826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40521" calcext:value-type="float">
            <text:p>0.40521</text:p>
          </table:table-cell>
          <table:table-cell office:value-type="float" office:value="0.45943" calcext:value-type="float">
            <text:p>0.459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84.8" calcext:value-type="float">
            <text:p>84.8</text:p>
          </table:table-cell>
          <table:table-cell office:value-type="float" office:value="0.53813" calcext:value-type="float">
            <text:p>0.53813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0496" calcext:value-type="float">
            <text:p>0.60496</text:p>
          </table:table-cell>
          <table:table-cell office:value-type="float" office:value="0.34716" calcext:value-type="float">
            <text:p>0.34716</text:p>
          </table:table-cell>
          <table:table-cell office:value-type="float" office:value="0.51055" calcext:value-type="float">
            <text:p>0.51055</text:p>
          </table:table-cell>
          <table:table-cell office:value-type="float" office:value="0.40861" calcext:value-type="float">
            <text:p>0.408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84.8" calcext:value-type="float">
            <text:p>84.8</text:p>
          </table:table-cell>
          <table:table-cell office:value-type="float" office:value="0.26071" calcext:value-type="float">
            <text:p>0.26071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34305" calcext:value-type="float">
            <text:p>0.34305</text:p>
          </table:table-cell>
          <table:table-cell office:value-type="float" office:value="0.0043088" calcext:value-type="float">
            <text:p>0.0043088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0035979" calcext:value-type="float">
            <text:p>0.0035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84.8" calcext:value-type="float">
            <text:p>84.8</text:p>
          </table:table-cell>
          <table:table-cell office:value-type="float" office:value="0.35451" calcext:value-type="float">
            <text:p>0.35451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39956" calcext:value-type="float">
            <text:p>0.39956</text:p>
          </table:table-cell>
          <table:table-cell office:value-type="float" office:value="0.40016" calcext:value-type="float">
            <text:p>0.40016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2943" calcext:value-type="float">
            <text:p>0.429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84.8" calcext:value-type="float">
            <text:p>84.8</text:p>
          </table:table-cell>
          <table:table-cell office:value-type="float" office:value="0.44172" calcext:value-type="float">
            <text:p>0.44172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0.49785" calcext:value-type="float">
            <text:p>0.49785</text:p>
          </table:table-cell>
          <table:table-cell office:value-type="float" office:value="0.46193" calcext:value-type="float">
            <text:p>0.46193</text:p>
          </table:table-cell>
          <table:table-cell office:value-type="float" office:value="0.41732" calcext:value-type="float">
            <text:p>0.41732</text:p>
          </table:table-cell>
          <table:table-cell office:value-type="float" office:value="0.45744" calcext:value-type="float">
            <text:p>0.4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84.8" calcext:value-type="float">
            <text:p>84.8</text:p>
          </table:table-cell>
          <table:table-cell office:value-type="float" office:value="0.53809" calcext:value-type="float">
            <text:p>0.53809</text:p>
          </table:table-cell>
          <table:table-cell office:value-type="float" office:value="0.47758" calcext:value-type="float">
            <text:p>0.47758</text:p>
          </table:table-cell>
          <table:table-cell office:value-type="float" office:value="0.60292" calcext:value-type="float">
            <text:p>0.60292</text:p>
          </table:table-cell>
          <table:table-cell office:value-type="float" office:value="0.46971" calcext:value-type="float">
            <text:p>0.46971</text:p>
          </table:table-cell>
          <table:table-cell office:value-type="float" office:value="0.42206" calcext:value-type="float">
            <text:p>0.42206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84.8" calcext:value-type="float">
            <text:p>84.8</text:p>
          </table:table-cell>
          <table:table-cell office:value-type="float" office:value="0.94552" calcext:value-type="float">
            <text:p>0.94552</text:p>
          </table:table-cell>
          <table:table-cell office:value-type="float" office:value="0.83733" calcext:value-type="float">
            <text:p>0.83733</text:p>
          </table:table-cell>
          <table:table-cell office:value-type="float" office:value="1.0662" calcext:value-type="float">
            <text:p>1.0662</text:p>
          </table:table-cell>
          <table:table-cell office:value-type="float" office:value="0.49424" calcext:value-type="float">
            <text:p>0.49424</text:p>
          </table:table-cell>
          <table:table-cell office:value-type="float" office:value="0.41317" calcext:value-type="float">
            <text:p>0.41317</text:p>
          </table:table-cell>
          <table:table-cell office:value-type="float" office:value="0.43296" calcext:value-type="float">
            <text:p>0.432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84.8" calcext:value-type="float">
            <text:p>84.8</text:p>
          </table:table-cell>
          <table:table-cell office:value-type="float" office:value="0.91864" calcext:value-type="float">
            <text:p>0.91864</text:p>
          </table:table-cell>
          <table:table-cell office:value-type="float" office:value="0.80834" calcext:value-type="float">
            <text:p>0.80834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50427" calcext:value-type="float">
            <text:p>0.50427</text:p>
          </table:table-cell>
          <table:table-cell office:value-type="float" office:value="0.40849" calcext:value-type="float">
            <text:p>0.40849</text:p>
          </table:table-cell>
          <table:table-cell office:value-type="float" office:value="0.47385" calcext:value-type="float">
            <text:p>0.47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87.31" calcext:value-type="float">
            <text:p>87.31</text:p>
          </table:table-cell>
          <table:table-cell office:value-type="float" office:value="0.83959" calcext:value-type="float">
            <text:p>0.83959</text:p>
          </table:table-cell>
          <table:table-cell office:value-type="float" office:value="0.70173" calcext:value-type="float">
            <text:p>0.70173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43174" calcext:value-type="float">
            <text:p>0.43174</text:p>
          </table:table-cell>
          <table:table-cell office:value-type="float" office:value="0.16499" calcext:value-type="float">
            <text:p>0.16499</text:p>
          </table:table-cell>
          <table:table-cell office:value-type="float" office:value="0.63618" calcext:value-type="float">
            <text:p>0.63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87.31" calcext:value-type="float">
            <text:p>87.31</text:p>
          </table:table-cell>
          <table:table-cell office:value-type="float" office:value="1.1929" calcext:value-type="float">
            <text:p>1.1929</text:p>
          </table:table-cell>
          <table:table-cell office:value-type="float" office:value="1.0627" calcext:value-type="float">
            <text:p>1.0627</text:p>
          </table:table-cell>
          <table:table-cell office:value-type="float" office:value="1.3496" calcext:value-type="float">
            <text:p>1.349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87.31" calcext:value-type="float">
            <text:p>87.31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48085" calcext:value-type="float">
            <text:p>0.48085</text:p>
          </table:table-cell>
          <table:table-cell office:value-type="float" office:value="0.35186" calcext:value-type="float">
            <text:p>0.35186</text:p>
          </table:table-cell>
          <table:table-cell office:value-type="float" office:value="0.45592" calcext:value-type="float">
            <text:p>0.455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87.31" calcext:value-type="float">
            <text:p>87.31</text:p>
          </table:table-cell>
          <table:table-cell office:value-type="float" office:value="1.1775" calcext:value-type="float">
            <text:p>1.1775</text:p>
          </table:table-cell>
          <table:table-cell office:value-type="float" office:value="1.0377" calcext:value-type="float">
            <text:p>1.0377</text:p>
          </table:table-cell>
          <table:table-cell office:value-type="float" office:value="1.3207" calcext:value-type="float">
            <text:p>1.3207</text:p>
          </table:table-cell>
          <table:table-cell office:value-type="float" office:value="0.93918" calcext:value-type="float">
            <text:p>0.93918</text:p>
          </table:table-cell>
          <table:table-cell office:value-type="float" office:value="0.044009" calcext:value-type="float">
            <text:p>0.044009</text:p>
          </table:table-cell>
          <table:table-cell office:value-type="float" office:value="0.0044379" calcext:value-type="float">
            <text:p>0.0044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87.31" calcext:value-type="float">
            <text:p>87.31</text:p>
          </table:table-cell>
          <table:table-cell office:value-type="float" office:value="0.95595" calcext:value-type="float">
            <text:p>0.95595</text:p>
          </table:table-cell>
          <table:table-cell office:value-type="float" office:value="0.79476" calcext:value-type="float">
            <text:p>0.79476</text:p>
          </table:table-cell>
          <table:table-cell office:value-type="float" office:value="1.1377" calcext:value-type="float">
            <text:p>1.1377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30342" calcext:value-type="float">
            <text:p>0.30342</text:p>
          </table:table-cell>
          <table:table-cell office:value-type="float" office:value="0.51959" calcext:value-type="float">
            <text:p>0.5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87.31" calcext:value-type="float">
            <text:p>87.31</text:p>
          </table:table-cell>
          <table:table-cell office:value-type="float" office:value="0.83093" calcext:value-type="float">
            <text:p>0.83093</text:p>
          </table:table-cell>
          <table:table-cell office:value-type="float" office:value="0.69458" calcext:value-type="float">
            <text:p>0.69458</text:p>
          </table:table-cell>
          <table:table-cell office:value-type="float" office:value="0.98408" calcext:value-type="float">
            <text:p>0.98408</text:p>
          </table:table-cell>
          <table:table-cell office:value-type="float" office:value="0.50638" calcext:value-type="float">
            <text:p>0.50638</text:p>
          </table:table-cell>
          <table:table-cell office:value-type="float" office:value="0.33764" calcext:value-type="float">
            <text:p>0.33764</text:p>
          </table:table-cell>
          <table:table-cell office:value-type="float" office:value="0.50369" calcext:value-type="float">
            <text:p>0.50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87.31" calcext:value-type="float">
            <text:p>87.31</text:p>
          </table:table-cell>
          <table:table-cell office:value-type="float" office:value="0.60831" calcext:value-type="float">
            <text:p>0.60831</text:p>
          </table:table-cell>
          <table:table-cell office:value-type="float" office:value="0.48568" calcext:value-type="float">
            <text:p>0.48568</text:p>
          </table:table-cell>
          <table:table-cell office:value-type="float" office:value="0.75746" calcext:value-type="float">
            <text:p>0.75746</text:p>
          </table:table-cell>
          <table:table-cell office:value-type="float" office:value="0.18148" calcext:value-type="float">
            <text:p>0.18148</text:p>
          </table:table-cell>
          <table:table-cell office:value-type="float" office:value="0.79561" calcext:value-type="float">
            <text:p>0.79561</text:p>
          </table:table-cell>
          <table:table-cell office:value-type="float" office:value="0.014001" calcext:value-type="float">
            <text:p>0.014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87.31" calcext:value-type="float">
            <text:p>87.31</text:p>
          </table:table-cell>
          <table:table-cell office:value-type="float" office:value="0.46653" calcext:value-type="float">
            <text:p>0.46653</text:p>
          </table:table-cell>
          <table:table-cell office:value-type="float" office:value="0.36532" calcext:value-type="float">
            <text:p>0.36532</text:p>
          </table:table-cell>
          <table:table-cell office:value-type="float" office:value="0.58436" calcext:value-type="float">
            <text:p>0.58436</text:p>
          </table:table-cell>
          <table:table-cell office:value-type="float" office:value="0.0029522" calcext:value-type="float">
            <text:p>0.0029522</text:p>
          </table:table-cell>
          <table:table-cell office:value-type="float" office:value="0.99804" calcext:value-type="float">
            <text:p>0.99804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87.31" calcext:value-type="float">
            <text:p>87.31</text:p>
          </table:table-cell>
          <table:table-cell office:value-type="float" office:value="0.30706" calcext:value-type="float">
            <text:p>0.30706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35792" calcext:value-type="float">
            <text:p>0.35792</text:p>
          </table:table-cell>
          <table:table-cell office:value-type="float" office:value="0.35865" calcext:value-type="float">
            <text:p>0.35865</text:p>
          </table:table-cell>
          <table:table-cell office:value-type="float" office:value="0.50168" calcext:value-type="float">
            <text:p>0.50168</text:p>
          </table:table-cell>
          <table:table-cell office:value-type="float" office:value="0.42198" calcext:value-type="float">
            <text:p>0.42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87.31" calcext:value-type="float">
            <text:p>87.31</text:p>
          </table:table-cell>
          <table:table-cell office:value-type="float" office:value="0.38596" calcext:value-type="float">
            <text:p>0.38596</text:p>
          </table:table-cell>
          <table:table-cell office:value-type="float" office:value="0.33068" calcext:value-type="float">
            <text:p>0.33068</text:p>
          </table:table-cell>
          <table:table-cell office:value-type="float" office:value="0.44555" calcext:value-type="float">
            <text:p>0.44555</text:p>
          </table:table-cell>
          <table:table-cell office:value-type="float" office:value="0.43878" calcext:value-type="float">
            <text:p>0.43878</text:p>
          </table:table-cell>
          <table:table-cell office:value-type="float" office:value="0.42758" calcext:value-type="float">
            <text:p>0.42758</text:p>
          </table:table-cell>
          <table:table-cell office:value-type="float" office:value="0.45801" calcext:value-type="float">
            <text:p>0.458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87.31" calcext:value-type="float">
            <text:p>87.31</text:p>
          </table:table-cell>
          <table:table-cell office:value-type="float" office:value="0.44014" calcext:value-type="float">
            <text:p>0.44014</text:p>
          </table:table-cell>
          <table:table-cell office:value-type="float" office:value="0.38983" calcext:value-type="float">
            <text:p>0.38983</text:p>
          </table:table-cell>
          <table:table-cell office:value-type="float" office:value="0.49491" calcext:value-type="float">
            <text:p>0.49491</text:p>
          </table:table-cell>
          <table:table-cell office:value-type="float" office:value="0.45553" calcext:value-type="float">
            <text:p>0.45553</text:p>
          </table:table-cell>
          <table:table-cell office:value-type="float" office:value="0.42185" calcext:value-type="float">
            <text:p>0.42185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87.31" calcext:value-type="float">
            <text:p>87.31</text:p>
          </table:table-cell>
          <table:table-cell office:value-type="float" office:value="0.49376" calcext:value-type="float">
            <text:p>0.49376</text:p>
          </table:table-cell>
          <table:table-cell office:value-type="float" office:value="0.43789" calcext:value-type="float">
            <text:p>0.43789</text:p>
          </table:table-cell>
          <table:table-cell office:value-type="float" office:value="0.55297" calcext:value-type="float">
            <text:p>0.55297</text:p>
          </table:table-cell>
          <table:table-cell office:value-type="float" office:value="0.46794" calcext:value-type="float">
            <text:p>0.46794</text:p>
          </table:table-cell>
          <table:table-cell office:value-type="float" office:value="0.42454" calcext:value-type="float">
            <text:p>0.42454</text:p>
          </table:table-cell>
          <table:table-cell office:value-type="float" office:value="0.44516" calcext:value-type="float">
            <text:p>0.445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87.31" calcext:value-type="float">
            <text:p>87.31</text:p>
          </table:table-cell>
          <table:table-cell office:value-type="float" office:value="0.84878" calcext:value-type="float">
            <text:p>0.84878</text:p>
          </table:table-cell>
          <table:table-cell office:value-type="float" office:value="0.75093" calcext:value-type="float">
            <text:p>0.75093</text:p>
          </table:table-cell>
          <table:table-cell office:value-type="float" office:value="0.95639" calcext:value-type="float">
            <text:p>0.95639</text:p>
          </table:table-cell>
          <table:table-cell office:value-type="float" office:value="0.49209" calcext:value-type="float">
            <text:p>0.49209</text:p>
          </table:table-cell>
          <table:table-cell office:value-type="float" office:value="0.41039" calcext:value-type="float">
            <text:p>0.41039</text:p>
          </table:table-cell>
          <table:table-cell office:value-type="float" office:value="0.47118" calcext:value-type="float">
            <text:p>0.47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87.31" calcext:value-type="float">
            <text:p>87.31</text:p>
          </table:table-cell>
          <table:table-cell office:value-type="float" office:value="0.89699" calcext:value-type="float">
            <text:p>0.89699</text:p>
          </table:table-cell>
          <table:table-cell office:value-type="float" office:value="0.7915" calcext:value-type="float">
            <text:p>0.7915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49792" calcext:value-type="float">
            <text:p>0.49792</text:p>
          </table:table-cell>
          <table:table-cell office:value-type="float" office:value="0.41246" calcext:value-type="float">
            <text:p>0.41246</text:p>
          </table:table-cell>
          <table:table-cell office:value-type="float" office:value="0.47496" calcext:value-type="float">
            <text:p>0.47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89.82" calcext:value-type="float">
            <text:p>89.82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7076" calcext:value-type="float">
            <text:p>0.7076</text:p>
          </table:table-cell>
          <table:table-cell office:value-type="float" office:value="1.0209" calcext:value-type="float">
            <text:p>1.020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16783" calcext:value-type="float">
            <text:p>0.16783</text:p>
          </table:table-cell>
          <table:table-cell office:value-type="float" office:value="0.64955" calcext:value-type="float">
            <text:p>0.649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89.82" calcext:value-type="float">
            <text:p>89.82</text:p>
          </table:table-cell>
          <table:table-cell office:value-type="float" office:value="1.4098" calcext:value-type="float">
            <text:p>1.4098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5188" calcext:value-type="float">
            <text:p>1.5188</text:p>
          </table:table-cell>
          <table:table-cell office:value-type="float" office:value="0.90213" calcext:value-type="float">
            <text:p>0.90213</text:p>
          </table:table-cell>
          <table:table-cell office:value-type="float" office:value="0.11479" calcext:value-type="float">
            <text:p>0.11479</text:p>
          </table:table-cell>
          <table:table-cell office:value-type="float" office:value="0.00016254" calcext:value-type="float">
            <text:p>0.000162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89.82" calcext:value-type="float">
            <text:p>89.82</text:p>
          </table:table-cell>
          <table:table-cell office:value-type="float" office:value="1.1815" calcext:value-type="float">
            <text:p>1.1815</text:p>
          </table:table-cell>
          <table:table-cell office:value-type="float" office:value="1.0588" calcext:value-type="float">
            <text:p>1.0588</text:p>
          </table:table-cell>
          <table:table-cell office:value-type="float" office:value="1.3265" calcext:value-type="float">
            <text:p>1.3265</text:p>
          </table:table-cell>
          <table:table-cell office:value-type="float" office:value="0.46967" calcext:value-type="float">
            <text:p>0.46967</text:p>
          </table:table-cell>
          <table:table-cell office:value-type="float" office:value="0.35495" calcext:value-type="float">
            <text:p>0.35495</text:p>
          </table:table-cell>
          <table:table-cell office:value-type="float" office:value="0.45908" calcext:value-type="float">
            <text:p>0.459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89.82" calcext:value-type="float">
            <text:p>89.82</text:p>
          </table:table-cell>
          <table:table-cell office:value-type="float" office:value="0.97094" calcext:value-type="float">
            <text:p>0.97094</text:p>
          </table:table-cell>
          <table:table-cell office:value-type="float" office:value="0.87312" calcext:value-type="float">
            <text:p>0.87312</text:p>
          </table:table-cell>
          <table:table-cell office:value-type="float" office:value="1.0604" calcext:value-type="float">
            <text:p>1.0604</text:p>
          </table:table-cell>
          <table:table-cell office:value-type="float" office:value="0.94868" calcext:value-type="float">
            <text:p>0.94868</text:p>
          </table:table-cell>
          <table:table-cell office:value-type="float" office:value="0.056101" calcext:value-type="float">
            <text:p>0.056101</text:p>
          </table:table-cell>
          <table:table-cell office:value-type="float" office:value="0.00071255" calcext:value-type="float">
            <text:p>0.00071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89.82" calcext:value-type="float">
            <text:p>89.82</text:p>
          </table:table-cell>
          <table:table-cell office:value-type="float" office:value="0.68361" calcext:value-type="float">
            <text:p>0.6836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78392" calcext:value-type="float">
            <text:p>0.78392</text:p>
          </table:table-cell>
          <table:table-cell office:value-type="float" office:value="0.48085" calcext:value-type="float">
            <text:p>0.48085</text:p>
          </table:table-cell>
          <table:table-cell office:value-type="float" office:value="0.35668" calcext:value-type="float">
            <text:p>0.35668</text:p>
          </table:table-cell>
          <table:table-cell office:value-type="float" office:value="0.46257" calcext:value-type="float">
            <text:p>0.462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89.82" calcext:value-type="float">
            <text:p>89.82</text:p>
          </table:table-cell>
          <table:table-cell office:value-type="float" office:value="0.90581" calcext:value-type="float">
            <text:p>0.90581</text:p>
          </table:table-cell>
          <table:table-cell office:value-type="float" office:value="0.80957" calcext:value-type="float">
            <text:p>0.80957</text:p>
          </table:table-cell>
          <table:table-cell office:value-type="float" office:value="1.0207" calcext:value-type="float">
            <text:p>1.0207</text:p>
          </table:table-cell>
          <table:table-cell office:value-type="float" office:value="0.45004" calcext:value-type="float">
            <text:p>0.45004</text:p>
          </table:table-cell>
          <table:table-cell office:value-type="float" office:value="0.39085" calcext:value-type="float">
            <text:p>0.39085</text:p>
          </table:table-cell>
          <table:table-cell office:value-type="float" office:value="0.456" calcext:value-type="float">
            <text:p>0.4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89.82" calcext:value-type="float">
            <text:p>89.82</text:p>
          </table:table-cell>
          <table:table-cell office:value-type="float" office:value="0.91284" calcext:value-type="float">
            <text:p>0.91284</text:p>
          </table:table-cell>
          <table:table-cell office:value-type="float" office:value="0.76433" calcext:value-type="float">
            <text:p>0.76433</text:p>
          </table:table-cell>
          <table:table-cell office:value-type="float" office:value="1.0815" calcext:value-type="float">
            <text:p>1.0815</text:p>
          </table:table-cell>
          <table:table-cell office:value-type="float" office:value="0.53034" calcext:value-type="float">
            <text:p>0.53034</text:p>
          </table:table-cell>
          <table:table-cell office:value-type="float" office:value="0.31001" calcext:value-type="float">
            <text:p>0.31001</text:p>
          </table:table-cell>
          <table:table-cell office:value-type="float" office:value="0.53111" calcext:value-type="float">
            <text:p>0.53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89.82" calcext:value-type="float">
            <text:p>89.82</text:p>
          </table:table-cell>
          <table:table-cell office:value-type="float" office:value="0.81202" calcext:value-type="float">
            <text:p>0.81202</text:p>
          </table:table-cell>
          <table:table-cell office:value-type="float" office:value="0.67756" calcext:value-type="float">
            <text:p>0.67756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50237" calcext:value-type="float">
            <text:p>0.50237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0.51246" calcext:value-type="float">
            <text:p>0.512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89.82" calcext:value-type="float">
            <text:p>89.82</text:p>
          </table:table-cell>
          <table:table-cell office:value-type="float" office:value="0.69177" calcext:value-type="float">
            <text:p>0.69177</text:p>
          </table:table-cell>
          <table:table-cell office:value-type="float" office:value="0.59167" calcext:value-type="float">
            <text:p>0.59167</text:p>
          </table:table-cell>
          <table:table-cell office:value-type="float" office:value="0.80088" calcext:value-type="float">
            <text:p>0.80088</text:p>
          </table:table-cell>
          <table:table-cell office:value-type="float" office:value="0.45247" calcext:value-type="float">
            <text:p>0.45247</text:p>
          </table:table-cell>
          <table:table-cell office:value-type="float" office:value="0.39369" calcext:value-type="float">
            <text:p>0.39369</text:p>
          </table:table-cell>
          <table:table-cell office:value-type="float" office:value="0.48163" calcext:value-type="float">
            <text:p>0.48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89.82" calcext:value-type="float">
            <text:p>89.82</text:p>
          </table:table-cell>
          <table:table-cell office:value-type="float" office:value="0.54169" calcext:value-type="float">
            <text:p>0.54169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0935" calcext:value-type="float">
            <text:p>0.60935</text:p>
          </table:table-cell>
          <table:table-cell office:value-type="float" office:value="0.35364" calcext:value-type="float">
            <text:p>0.35364</text:p>
          </table:table-cell>
          <table:table-cell office:value-type="float" office:value="0.50089" calcext:value-type="float">
            <text:p>0.50089</text:p>
          </table:table-cell>
          <table:table-cell office:value-type="float" office:value="0.42429" calcext:value-type="float">
            <text:p>0.424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89.82" calcext:value-type="float">
            <text:p>89.82</text:p>
          </table:table-cell>
          <table:table-cell office:value-type="float" office:value="0.30566" calcext:value-type="float">
            <text:p>0.30566</text:p>
          </table:table-cell>
          <table:table-cell office:value-type="float" office:value="0.25756" calcext:value-type="float">
            <text:p>0.2575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0.50328" calcext:value-type="float">
            <text:p>0.50328</text:p>
          </table:table-cell>
          <table:table-cell office:value-type="float" office:value="0.42625" calcext:value-type="float">
            <text:p>0.426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89.82" calcext:value-type="float">
            <text:p>89.82</text:p>
          </table:table-cell>
          <table:table-cell office:value-type="float" office:value="0.36255" calcext:value-type="float">
            <text:p>0.36255</text:p>
          </table:table-cell>
          <table:table-cell office:value-type="float" office:value="0.31549" calcext:value-type="float">
            <text:p>0.31549</text:p>
          </table:table-cell>
          <table:table-cell office:value-type="float" office:value="0.41326" calcext:value-type="float">
            <text:p>0.41326</text:p>
          </table:table-cell>
          <table:table-cell office:value-type="float" office:value="0.40826" calcext:value-type="float">
            <text:p>0.40826</text:p>
          </table:table-cell>
          <table:table-cell office:value-type="float" office:value="0.45835" calcext:value-type="float">
            <text:p>0.45835</text:p>
          </table:table-cell>
          <table:table-cell office:value-type="float" office:value="0.44671" calcext:value-type="float">
            <text:p>0.44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89.82" calcext:value-type="float">
            <text:p>89.82</text:p>
          </table:table-cell>
          <table:table-cell office:value-type="float" office:value="0.41417" calcext:value-type="float">
            <text:p>0.41417</text:p>
          </table:table-cell>
          <table:table-cell office:value-type="float" office:value="0.36631" calcext:value-type="float">
            <text:p>0.36631</text:p>
          </table:table-cell>
          <table:table-cell office:value-type="float" office:value="0.46559" calcext:value-type="float">
            <text:p>0.46559</text:p>
          </table:table-cell>
          <table:table-cell office:value-type="float" office:value="0.44214" calcext:value-type="float">
            <text:p>0.44214</text:p>
          </table:table-cell>
          <table:table-cell office:value-type="float" office:value="0.43563" calcext:value-type="float">
            <text:p>0.43563</text:p>
          </table:table-cell>
          <table:table-cell office:value-type="float" office:value="0.44786" calcext:value-type="float">
            <text:p>0.447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89.82" calcext:value-type="float">
            <text:p>89.82</text:p>
          </table:table-cell>
          <table:table-cell office:value-type="float" office:value="0.49624" calcext:value-type="float">
            <text:p>0.49624</text:p>
          </table:table-cell>
          <table:table-cell office:value-type="float" office:value="0.44007" calcext:value-type="float">
            <text:p>0.44007</text:p>
          </table:table-cell>
          <table:table-cell office:value-type="float" office:value="0.55552" calcext:value-type="float">
            <text:p>0.55552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42474" calcext:value-type="float">
            <text:p>0.42474</text:p>
          </table:table-cell>
          <table:table-cell office:value-type="float" office:value="0.45448" calcext:value-type="float">
            <text:p>0.454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89.82" calcext:value-type="float">
            <text:p>89.82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72257" calcext:value-type="float">
            <text:p>0.72257</text:p>
          </table:table-cell>
          <table:table-cell office:value-type="float" office:value="0.91251" calcext:value-type="float">
            <text:p>0.91251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1842" calcext:value-type="float">
            <text:p>0.41842</text:p>
          </table:table-cell>
          <table:table-cell office:value-type="float" office:value="0.47065" calcext:value-type="float">
            <text:p>0.470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89.82" calcext:value-type="float">
            <text:p>89.82</text:p>
          </table:table-cell>
          <table:table-cell office:value-type="float" office:value="0.80685" calcext:value-type="float">
            <text:p>0.80685</text:p>
          </table:table-cell>
          <table:table-cell office:value-type="float" office:value="0.71277" calcext:value-type="float">
            <text:p>0.71277</text:p>
          </table:table-cell>
          <table:table-cell office:value-type="float" office:value="0.90716" calcext:value-type="float">
            <text:p>0.90716</text:p>
          </table:table-cell>
          <table:table-cell office:value-type="float" office:value="0.50047" calcext:value-type="float">
            <text:p>0.50047</text:p>
          </table:table-cell>
          <table:table-cell office:value-type="float" office:value="0.40796" calcext:value-type="float">
            <text:p>0.40796</text:p>
          </table:table-cell>
          <table:table-cell office:value-type="float" office:value="0.47664" calcext:value-type="float">
            <text:p>0.476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92.33" calcext:value-type="float">
            <text:p>92.33</text:p>
          </table:table-cell>
          <table:table-cell office:value-type="float" office:value="0.83543" calcext:value-type="float">
            <text:p>0.83543</text:p>
          </table:table-cell>
          <table:table-cell office:value-type="float" office:value="0.69799" calcext:value-type="float">
            <text:p>0.69799</text:p>
          </table:table-cell>
          <table:table-cell office:value-type="float" office:value="1.0099" calcext:value-type="float">
            <text:p>1.0099</text:p>
          </table:table-cell>
          <table:table-cell office:value-type="float" office:value="0.43012" calcext:value-type="float">
            <text:p>0.43012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62657" calcext:value-type="float">
            <text:p>0.62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92.33" calcext:value-type="float">
            <text:p>92.33</text:p>
          </table:table-cell>
          <table:table-cell office:value-type="float" office:value="0.94051" calcext:value-type="float">
            <text:p>0.94051</text:p>
          </table:table-cell>
          <table:table-cell office:value-type="float" office:value="0.83043" calcext:value-type="float">
            <text:p>0.83043</text:p>
          </table:table-cell>
          <table:table-cell office:value-type="float" office:value="1.0701" calcext:value-type="float">
            <text:p>1.0701</text:p>
          </table:table-cell>
          <table:table-cell office:value-type="float" office:value="0.47464" calcext:value-type="float">
            <text:p>0.47464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51522" calcext:value-type="float">
            <text:p>0.515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92.33" calcext:value-type="float">
            <text:p>92.33</text:p>
          </table:table-cell>
          <table:table-cell office:value-type="float" office:value="1.0754" calcext:value-type="float">
            <text:p>1.0754</text:p>
          </table:table-cell>
          <table:table-cell office:value-type="float" office:value="0.96504" calcext:value-type="float">
            <text:p>0.96504</text:p>
          </table:table-cell>
          <table:table-cell office:value-type="float" office:value="1.1728" calcext:value-type="float">
            <text:p>1.1728</text:p>
          </table:table-cell>
          <table:table-cell office:value-type="float" office:value="0.95646" calcext:value-type="float">
            <text:p>0.95646</text:p>
          </table:table-cell>
          <table:table-cell office:value-type="float" office:value="0.040343" calcext:value-type="float">
            <text:p>0.040343</text:p>
          </table:table-cell>
          <table:table-cell office:value-type="float" office:value="0.00096123" calcext:value-type="float">
            <text:p>0.00096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92.33" calcext:value-type="float">
            <text:p>92.33</text:p>
          </table:table-cell>
          <table:table-cell office:value-type="float" office:value="0.71881" calcext:value-type="float">
            <text:p>0.71881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82023" calcext:value-type="float">
            <text:p>0.82023</text:p>
          </table:table-cell>
          <table:table-cell office:value-type="float" office:value="0.47581" calcext:value-type="float">
            <text:p>0.47581</text:p>
          </table:table-cell>
          <table:table-cell office:value-type="float" office:value="0.35513" calcext:value-type="float">
            <text:p>0.35513</text:p>
          </table:table-cell>
          <table:table-cell office:value-type="float" office:value="0.50756" calcext:value-type="float">
            <text:p>0.507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92.33" calcext:value-type="float">
            <text:p>92.33</text:p>
          </table:table-cell>
          <table:table-cell office:value-type="float" office:value="0.83756" calcext:value-type="float">
            <text:p>0.83756</text:p>
          </table:table-cell>
          <table:table-cell office:value-type="float" office:value="0.74695" calcext:value-type="float">
            <text:p>0.74695</text:p>
          </table:table-cell>
          <table:table-cell office:value-type="float" office:value="0.94238" calcext:value-type="float">
            <text:p>0.94238</text:p>
          </table:table-cell>
          <table:table-cell office:value-type="float" office:value="0.44515" calcext:value-type="float">
            <text:p>0.44515</text:p>
          </table:table-cell>
          <table:table-cell office:value-type="float" office:value="0.39204" calcext:value-type="float">
            <text:p>0.39204</text:p>
          </table:table-cell>
          <table:table-cell office:value-type="float" office:value="0.47894" calcext:value-type="float">
            <text:p>0.478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92.33" calcext:value-type="float">
            <text:p>92.33</text:p>
          </table:table-cell>
          <table:table-cell office:value-type="float" office:value="0.87407" calcext:value-type="float">
            <text:p>0.87407</text:p>
          </table:table-cell>
          <table:table-cell office:value-type="float" office:value="0.75237" calcext:value-type="float">
            <text:p>0.75237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49812" calcext:value-type="float">
            <text:p>0.49812</text:p>
          </table:table-cell>
          <table:table-cell office:value-type="float" office:value="0.34138" calcext:value-type="float">
            <text:p>0.34138</text:p>
          </table:table-cell>
          <table:table-cell office:value-type="float" office:value="0.51255" calcext:value-type="float">
            <text:p>0.51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92.33" calcext:value-type="float">
            <text:p>92.33</text:p>
          </table:table-cell>
          <table:table-cell office:value-type="float" office:value="0.80324" calcext:value-type="float">
            <text:p>0.80324</text:p>
          </table:table-cell>
          <table:table-cell office:value-type="float" office:value="0.67405" calcext:value-type="float">
            <text:p>0.67405</text:p>
          </table:table-cell>
          <table:table-cell office:value-type="float" office:value="0.94622" calcext:value-type="float">
            <text:p>0.94622</text:p>
          </table:table-cell>
          <table:table-cell office:value-type="float" office:value="0.49315" calcext:value-type="float">
            <text:p>0.49315</text:p>
          </table:table-cell>
          <table:table-cell office:value-type="float" office:value="0.34821" calcext:value-type="float">
            <text:p>0.34821</text:p>
          </table:table-cell>
          <table:table-cell office:value-type="float" office:value="0.50894" calcext:value-type="float">
            <text:p>0.508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92.33" calcext:value-type="float">
            <text:p>92.33</text:p>
          </table:table-cell>
          <table:table-cell office:value-type="float" office:value="0.64762" calcext:value-type="float">
            <text:p>0.64762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72828" calcext:value-type="float">
            <text:p>0.72828</text:p>
          </table:table-cell>
          <table:table-cell office:value-type="float" office:value="0.41421" calcext:value-type="float">
            <text:p>0.41421</text:p>
          </table:table-cell>
          <table:table-cell office:value-type="float" office:value="0.43227" calcext:value-type="float">
            <text:p>0.43227</text:p>
          </table:table-cell>
          <table:table-cell office:value-type="float" office:value="0.45787" calcext:value-type="float">
            <text:p>0.457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92.33" calcext:value-type="float">
            <text:p>92.33</text:p>
          </table:table-cell>
          <table:table-cell office:value-type="float" office:value="0.53784" calcext:value-type="float">
            <text:p>0.53784</text:p>
          </table:table-cell>
          <table:table-cell office:value-type="float" office:value="0.47135" calcext:value-type="float">
            <text:p>0.47135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9447" calcext:value-type="float">
            <text:p>0.49447</text:p>
          </table:table-cell>
          <table:table-cell office:value-type="float" office:value="0.43392" calcext:value-type="float">
            <text:p>0.433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92.33" calcext:value-type="float">
            <text:p>92.33</text:p>
          </table:table-cell>
          <table:table-cell office:value-type="float" office:value="0.42668" calcext:value-type="float">
            <text:p>0.42668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34838" calcext:value-type="float">
            <text:p>0.34838</text:p>
          </table:table-cell>
          <table:table-cell office:value-type="float" office:value="0.51515" calcext:value-type="float">
            <text:p>0.51515</text:p>
          </table:table-cell>
          <table:table-cell office:value-type="float" office:value="0.39227" calcext:value-type="float">
            <text:p>0.39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92.33" calcext:value-type="float">
            <text:p>92.33</text:p>
          </table:table-cell>
          <table:table-cell office:value-type="float" office:value="0.34819" calcext:value-type="float">
            <text:p>0.34819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0.39704" calcext:value-type="float">
            <text:p>0.39704</text:p>
          </table:table-cell>
          <table:table-cell office:value-type="float" office:value="0.40008" calcext:value-type="float">
            <text:p>0.40008</text:p>
          </table:table-cell>
          <table:table-cell office:value-type="float" office:value="0.46633" calcext:value-type="float">
            <text:p>0.46633</text:p>
          </table:table-cell>
          <table:table-cell office:value-type="float" office:value="0.44003" calcext:value-type="float">
            <text:p>0.44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92.33" calcext:value-type="float">
            <text:p>92.33</text:p>
          </table:table-cell>
          <table:table-cell office:value-type="float" office:value="0.39985" calcext:value-type="float">
            <text:p>0.39985</text:p>
          </table:table-cell>
          <table:table-cell office:value-type="float" office:value="0.35426" calcext:value-type="float">
            <text:p>0.35426</text:p>
          </table:table-cell>
          <table:table-cell office:value-type="float" office:value="0.44786" calcext:value-type="float">
            <text:p>0.44786</text:p>
          </table:table-cell>
          <table:table-cell office:value-type="float" office:value="0.42451" calcext:value-type="float">
            <text:p>0.42451</text:p>
          </table:table-cell>
          <table:table-cell office:value-type="float" office:value="0.45286" calcext:value-type="float">
            <text:p>0.45286</text:p>
          </table:table-cell>
          <table:table-cell office:value-type="float" office:value="0.44462" calcext:value-type="float">
            <text:p>0.44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92.33" calcext:value-type="float">
            <text:p>92.33</text:p>
          </table:table-cell>
          <table:table-cell office:value-type="float" office:value="0.49351" calcext:value-type="float">
            <text:p>0.49351</text:p>
          </table:table-cell>
          <table:table-cell office:value-type="float" office:value="0.43822" calcext:value-type="float">
            <text:p>0.43822</text:p>
          </table:table-cell>
          <table:table-cell office:value-type="float" office:value="0.55146" calcext:value-type="float">
            <text:p>0.55146</text:p>
          </table:table-cell>
          <table:table-cell office:value-type="float" office:value="0.45481" calcext:value-type="float">
            <text:p>0.45481</text:p>
          </table:table-cell>
          <table:table-cell office:value-type="float" office:value="0.43377" calcext:value-type="float">
            <text:p>0.43377</text:p>
          </table:table-cell>
          <table:table-cell office:value-type="float" office:value="0.45674" calcext:value-type="float">
            <text:p>0.45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92.33" calcext:value-type="float">
            <text:p>92.33</text:p>
          </table:table-cell>
          <table:table-cell office:value-type="float" office:value="0.76492" calcext:value-type="float">
            <text:p>0.76492</text:p>
          </table:table-cell>
          <table:table-cell office:value-type="float" office:value="0.68098" calcext:value-type="float">
            <text:p>0.68098</text:p>
          </table:table-cell>
          <table:table-cell office:value-type="float" office:value="0.85301" calcext:value-type="float">
            <text:p>0.85301</text:p>
          </table:table-cell>
          <table:table-cell office:value-type="float" office:value="0.47554" calcext:value-type="float">
            <text:p>0.47554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47386" calcext:value-type="float">
            <text:p>0.47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92.33" calcext:value-type="float">
            <text:p>92.33</text:p>
          </table:table-cell>
          <table:table-cell office:value-type="float" office:value="0.72705" calcext:value-type="float">
            <text:p>0.72705</text:p>
          </table:table-cell>
          <table:table-cell office:value-type="float" office:value="0.64255" calcext:value-type="float">
            <text:p>0.64255</text:p>
          </table:table-cell>
          <table:table-cell office:value-type="float" office:value="0.81521" calcext:value-type="float">
            <text:p>0.81521</text:p>
          </table:table-cell>
          <table:table-cell office:value-type="float" office:value="0.48907" calcext:value-type="float">
            <text:p>0.48907</text:p>
          </table:table-cell>
          <table:table-cell office:value-type="float" office:value="0.42061" calcext:value-type="float">
            <text:p>0.42061</text:p>
          </table:table-cell>
          <table:table-cell office:value-type="float" office:value="0.45092" calcext:value-type="float">
            <text:p>0.450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94.84" calcext:value-type="float">
            <text:p>94.84</text:p>
          </table:table-cell>
          <table:table-cell office:value-type="float" office:value="0.83605" calcext:value-type="float">
            <text:p>0.83605</text:p>
          </table:table-cell>
          <table:table-cell office:value-type="float" office:value="0.70013" calcext:value-type="float">
            <text:p>0.70013</text:p>
          </table:table-cell>
          <table:table-cell office:value-type="float" office:value="1.0082" calcext:value-type="float">
            <text:p>1.0082</text:p>
          </table:table-cell>
          <table:table-cell office:value-type="float" office:value="0.43088" calcext:value-type="float">
            <text:p>0.43088</text:p>
          </table:table-cell>
          <table:table-cell office:value-type="float" office:value="0.17166" calcext:value-type="float">
            <text:p>0.17166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94.84" calcext:value-type="float">
            <text:p>94.84</text:p>
          </table:table-cell>
          <table:table-cell office:value-type="float" office:value="1.4879" calcext:value-type="float">
            <text:p>1.4879</text:p>
          </table:table-cell>
          <table:table-cell office:value-type="float" office:value="1.3336" calcext:value-type="float">
            <text:p>1.3336</text:p>
          </table:table-cell>
          <table:table-cell office:value-type="float" office:value="1.6755" calcext:value-type="float">
            <text:p>1.6755</text:p>
          </table:table-cell>
          <table:table-cell office:value-type="float" office:value="0.47958" calcext:value-type="float">
            <text:p>0.47958</text:p>
          </table:table-cell>
          <table:table-cell office:value-type="float" office:value="0.31403" calcext:value-type="float">
            <text:p>0.31403</text:p>
          </table:table-cell>
          <table:table-cell office:value-type="float" office:value="0.49272" calcext:value-type="float">
            <text:p>0.492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94.84" calcext:value-type="float">
            <text:p>94.84</text:p>
          </table:table-cell>
          <table:table-cell office:value-type="float" office:value="1.1975" calcext:value-type="float">
            <text:p>1.1975</text:p>
          </table:table-cell>
          <table:table-cell office:value-type="float" office:value="1.0674" calcext:value-type="float">
            <text:p>1.0674</text:p>
          </table:table-cell>
          <table:table-cell office:value-type="float" office:value="1.3501" calcext:value-type="float">
            <text:p>1.3501</text:p>
          </table:table-cell>
          <table:table-cell office:value-type="float" office:value="0.47303" calcext:value-type="float">
            <text:p>0.47303</text:p>
          </table:table-cell>
          <table:table-cell office:value-type="float" office:value="0.34666" calcext:value-type="float">
            <text:p>0.34666</text:p>
          </table:table-cell>
          <table:table-cell office:value-type="float" office:value="0.45485" calcext:value-type="float">
            <text:p>0.454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94.84" calcext:value-type="float">
            <text:p>94.84</text:p>
          </table:table-cell>
          <table:table-cell office:value-type="float" office:value="0.97155" calcext:value-type="float">
            <text:p>0.97155</text:p>
          </table:table-cell>
          <table:table-cell office:value-type="float" office:value="0.85599" calcext:value-type="float">
            <text:p>0.85599</text:p>
          </table:table-cell>
          <table:table-cell office:value-type="float" office:value="1.1086" calcext:value-type="float">
            <text:p>1.1086</text:p>
          </table:table-cell>
          <table:table-cell office:value-type="float" office:value="0.49563" calcext:value-type="float">
            <text:p>0.49563</text:p>
          </table:table-cell>
          <table:table-cell office:value-type="float" office:value="0.32579" calcext:value-type="float">
            <text:p>0.32579</text:p>
          </table:table-cell>
          <table:table-cell office:value-type="float" office:value="0.53384" calcext:value-type="float">
            <text:p>0.533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94.84" calcext:value-type="float">
            <text:p>94.84</text:p>
          </table:table-cell>
          <table:table-cell office:value-type="float" office:value="0.98237" calcext:value-type="float">
            <text:p>0.98237</text:p>
          </table:table-cell>
          <table:table-cell office:value-type="float" office:value="0.8749" calcext:value-type="float">
            <text:p>0.8749</text:p>
          </table:table-cell>
          <table:table-cell office:value-type="float" office:value="1.1098" calcext:value-type="float">
            <text:p>1.1098</text:p>
          </table:table-cell>
          <table:table-cell office:value-type="float" office:value="0.46563" calcext:value-type="float">
            <text:p>0.46563</text:p>
          </table:table-cell>
          <table:table-cell office:value-type="float" office:value="0.35848" calcext:value-type="float">
            <text:p>0.35848</text:p>
          </table:table-cell>
          <table:table-cell office:value-type="float" office:value="0.50846" calcext:value-type="float">
            <text:p>0.5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94.84" calcext:value-type="float">
            <text:p>94.84</text:p>
          </table:table-cell>
          <table:table-cell office:value-type="float" office:value="0.69828" calcext:value-type="float">
            <text:p>0.69828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79121" calcext:value-type="float">
            <text:p>0.79121</text:p>
          </table:table-cell>
          <table:table-cell office:value-type="float" office:value="0.43433" calcext:value-type="float">
            <text:p>0.43433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49076" calcext:value-type="float">
            <text:p>0.490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94.84" calcext:value-type="float">
            <text:p>94.84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.0527" calcext:value-type="float">
            <text:p>1.0527</text:p>
          </table:table-cell>
          <table:table-cell office:value-type="float" office:value="0.95669" calcext:value-type="float">
            <text:p>0.95669</text:p>
          </table:table-cell>
          <table:table-cell office:value-type="float" office:value="0.030558" calcext:value-type="float">
            <text:p>0.030558</text:p>
          </table:table-cell>
          <table:table-cell office:value-type="float" office:value="0.00093619" calcext:value-type="float">
            <text:p>0.000936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94.84" calcext:value-type="float">
            <text:p>94.84</text:p>
          </table:table-cell>
          <table:table-cell office:value-type="float" office:value="0.84199" calcext:value-type="float">
            <text:p>0.84199</text:p>
          </table:table-cell>
          <table:table-cell office:value-type="float" office:value="0.71193" calcext:value-type="float">
            <text:p>0.71193</text:p>
          </table:table-cell>
          <table:table-cell office:value-type="float" office:value="0.98697" calcext:value-type="float">
            <text:p>0.98697</text:p>
          </table:table-cell>
          <table:table-cell office:value-type="float" office:value="0.50543" calcext:value-type="float">
            <text:p>0.50543</text:p>
          </table:table-cell>
          <table:table-cell office:value-type="float" office:value="0.33074" calcext:value-type="float">
            <text:p>0.33074</text:p>
          </table:table-cell>
          <table:table-cell office:value-type="float" office:value="0.53074" calcext:value-type="float">
            <text:p>0.530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94.84" calcext:value-type="float">
            <text:p>94.84</text:p>
          </table:table-cell>
          <table:table-cell office:value-type="float" office:value="0.76639" calcext:value-type="float">
            <text:p>0.76639</text:p>
          </table:table-cell>
          <table:table-cell office:value-type="float" office:value="0.64676" calcext:value-type="float">
            <text:p>0.64676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48178" calcext:value-type="float">
            <text:p>0.48178</text:p>
          </table:table-cell>
          <table:table-cell office:value-type="float" office:value="0.35756" calcext:value-type="float">
            <text:p>0.35756</text:p>
          </table:table-cell>
          <table:table-cell office:value-type="float" office:value="0.51256" calcext:value-type="float">
            <text:p>0.51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94.84" calcext:value-type="float">
            <text:p>94.84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3211" calcext:value-type="float">
            <text:p>0.5321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4466" calcext:value-type="float">
            <text:p>0.4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94.84" calcext:value-type="float">
            <text:p>94.84</text:p>
          </table:table-cell>
          <table:table-cell office:value-type="float" office:value="0.38869" calcext:value-type="float">
            <text:p>0.38869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0.48966" calcext:value-type="float">
            <text:p>0.48966</text:p>
          </table:table-cell>
          <table:table-cell office:value-type="float" office:value="0.019528" calcext:value-type="float">
            <text:p>0.019528</text:p>
          </table:table-cell>
          <table:table-cell office:value-type="float" office:value="0.98703" calcext:value-type="float">
            <text:p>0.98703</text:p>
          </table:table-cell>
          <table:table-cell office:value-type="float" office:value="0.0010714" calcext:value-type="float">
            <text:p>0.0010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94.84" calcext:value-type="float">
            <text:p>94.84</text:p>
          </table:table-cell>
          <table:table-cell office:value-type="float" office:value="0.45169" calcext:value-type="float">
            <text:p>0.45169</text:p>
          </table:table-cell>
          <table:table-cell office:value-type="float" office:value="0.39219" calcext:value-type="float">
            <text:p>0.39219</text:p>
          </table:table-cell>
          <table:table-cell office:value-type="float" office:value="0.51051" calcext:value-type="float">
            <text:p>0.51051</text:p>
          </table:table-cell>
          <table:table-cell office:value-type="float" office:value="0.35893" calcext:value-type="float">
            <text:p>0.35893</text:p>
          </table:table-cell>
          <table:table-cell office:value-type="float" office:value="0.50528" calcext:value-type="float">
            <text:p>0.50528</text:p>
          </table:table-cell>
          <table:table-cell office:value-type="float" office:value="0.39653" calcext:value-type="float">
            <text:p>0.396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94.84" calcext:value-type="float">
            <text:p>94.84</text:p>
          </table:table-cell>
          <table:table-cell office:value-type="float" office:value="0.35336" calcext:value-type="float">
            <text:p>0.35336</text:p>
          </table:table-cell>
          <table:table-cell office:value-type="float" office:value="0.30315" calcext:value-type="float">
            <text:p>0.30315</text:p>
          </table:table-cell>
          <table:table-cell office:value-type="float" office:value="0.40644" calcext:value-type="float">
            <text:p>0.4064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851" calcext:value-type="float">
            <text:p>0.45851</text:p>
          </table:table-cell>
          <table:table-cell office:value-type="float" office:value="0.44905" calcext:value-type="float">
            <text:p>0.44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94.84" calcext:value-type="float">
            <text:p>94.84</text:p>
          </table:table-cell>
          <table:table-cell office:value-type="float" office:value="0.41076" calcext:value-type="float">
            <text:p>0.41076</text:p>
          </table:table-cell>
          <table:table-cell office:value-type="float" office:value="0.36193" calcext:value-type="float">
            <text:p>0.36193</text:p>
          </table:table-cell>
          <table:table-cell office:value-type="float" office:value="0.46308" calcext:value-type="float">
            <text:p>0.46308</text:p>
          </table:table-cell>
          <table:table-cell office:value-type="float" office:value="0.43485" calcext:value-type="float">
            <text:p>0.43485</text:p>
          </table:table-cell>
          <table:table-cell office:value-type="float" office:value="0.43973" calcext:value-type="float">
            <text:p>0.43973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94.84" calcext:value-type="float">
            <text:p>94.84</text:p>
          </table:table-cell>
          <table:table-cell office:value-type="float" office:value="0.49042" calcext:value-type="float">
            <text:p>0.49042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54622" calcext:value-type="float">
            <text:p>0.54622</text:p>
          </table:table-cell>
          <table:table-cell office:value-type="float" office:value="0.44506" calcext:value-type="float">
            <text:p>0.44506</text:p>
          </table:table-cell>
          <table:table-cell office:value-type="float" office:value="0.44163" calcext:value-type="float">
            <text:p>0.44163</text:p>
          </table:table-cell>
          <table:table-cell office:value-type="float" office:value="0.45874" calcext:value-type="float">
            <text:p>0.45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94.84" calcext:value-type="float">
            <text:p>94.84</text:p>
          </table:table-cell>
          <table:table-cell office:value-type="float" office:value="0.72372" calcext:value-type="float">
            <text:p>0.72372</text:p>
          </table:table-cell>
          <table:table-cell office:value-type="float" office:value="0.64487" calcext:value-type="float">
            <text:p>0.64487</text:p>
          </table:table-cell>
          <table:table-cell office:value-type="float" office:value="0.80627" calcext:value-type="float">
            <text:p>0.80627</text:p>
          </table:table-cell>
          <table:table-cell office:value-type="float" office:value="0.46393" calcext:value-type="float">
            <text:p>0.46393</text:p>
          </table:table-cell>
          <table:table-cell office:value-type="float" office:value="0.43157" calcext:value-type="float">
            <text:p>0.43157</text:p>
          </table:table-cell>
          <table:table-cell office:value-type="float" office:value="0.47185" calcext:value-type="float">
            <text:p>0.47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94.84" calcext:value-type="float">
            <text:p>94.84</text:p>
          </table:table-cell>
          <table:table-cell office:value-type="float" office:value="0.72308" calcext:value-type="float">
            <text:p>0.72308</text:p>
          </table:table-cell>
          <table:table-cell office:value-type="float" office:value="0.63822" calcext:value-type="float">
            <text:p>0.63822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48482" calcext:value-type="float">
            <text:p>0.48482</text:p>
          </table:table-cell>
          <table:table-cell office:value-type="float" office:value="0.42424" calcext:value-type="float">
            <text:p>0.42424</text:p>
          </table:table-cell>
          <table:table-cell office:value-type="float" office:value="0.4502" calcext:value-type="float">
            <text:p>0.4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97.35" calcext:value-type="float">
            <text:p>97.35</text:p>
          </table:table-cell>
          <table:table-cell office:value-type="float" office:value="0.83104" calcext:value-type="float">
            <text:p>0.83104</text:p>
          </table:table-cell>
          <table:table-cell office:value-type="float" office:value="0.69353" calcext:value-type="float">
            <text:p>0.69353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42557" calcext:value-type="float">
            <text:p>0.42557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0.62755" calcext:value-type="float">
            <text:p>0.62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97.35" calcext:value-type="float">
            <text:p>97.35</text:p>
          </table:table-cell>
          <table:table-cell office:value-type="float" office:value="2.0839" calcext:value-type="float">
            <text:p>2.0839</text:p>
          </table:table-cell>
          <table:table-cell office:value-type="float" office:value="1.8853" calcext:value-type="float">
            <text:p>1.8853</text:p>
          </table:table-cell>
          <table:table-cell office:value-type="float" office:value="2.3325" calcext:value-type="float">
            <text:p>2.3325</text:p>
          </table:table-cell>
          <table:table-cell office:value-type="float" office:value="0.47317" calcext:value-type="float">
            <text:p>0.47317</text:p>
          </table:table-cell>
          <table:table-cell office:value-type="float" office:value="0.30897" calcext:value-type="float">
            <text:p>0.30897</text:p>
          </table:table-cell>
          <table:table-cell office:value-type="float" office:value="0.54735" calcext:value-type="float">
            <text:p>0.54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97.35" calcext:value-type="float">
            <text:p>97.35</text:p>
          </table:table-cell>
          <table:table-cell office:value-type="float" office:value="1.3321" calcext:value-type="float">
            <text:p>1.3321</text:p>
          </table:table-cell>
          <table:table-cell office:value-type="float" office:value="1.1672" calcext:value-type="float">
            <text:p>1.1672</text:p>
          </table:table-cell>
          <table:table-cell office:value-type="float" office:value="1.5277" calcext:value-type="float">
            <text:p>1.5277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093862" calcext:value-type="float">
            <text:p>0.093862</text:p>
          </table:table-cell>
          <table:table-cell office:value-type="float" office:value="0.00025823" calcext:value-type="float">
            <text:p>0.000258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97.35" calcext:value-type="float">
            <text:p>97.35</text:p>
          </table:table-cell>
          <table:table-cell office:value-type="float" office:value="1.4088" calcext:value-type="float">
            <text:p>1.4088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5847" calcext:value-type="float">
            <text:p>1.5847</text:p>
          </table:table-cell>
          <table:table-cell office:value-type="float" office:value="0.46383" calcext:value-type="float">
            <text:p>0.46383</text:p>
          </table:table-cell>
          <table:table-cell office:value-type="float" office:value="0.34442" calcext:value-type="float">
            <text:p>0.34442</text:p>
          </table:table-cell>
          <table:table-cell office:value-type="float" office:value="0.51144" calcext:value-type="float">
            <text:p>0.511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97.35" calcext:value-type="float">
            <text:p>97.35</text:p>
          </table:table-cell>
          <table:table-cell office:value-type="float" office:value="1.1873" calcext:value-type="float">
            <text:p>1.1873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3367" calcext:value-type="float">
            <text:p>1.3367</text:p>
          </table:table-cell>
          <table:table-cell office:value-type="float" office:value="0.46501" calcext:value-type="float">
            <text:p>0.46501</text:p>
          </table:table-cell>
          <table:table-cell office:value-type="float" office:value="0.35417" calcext:value-type="float">
            <text:p>0.35417</text:p>
          </table:table-cell>
          <table:table-cell office:value-type="float" office:value="0.45297" calcext:value-type="float">
            <text:p>0.452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97.35" calcext:value-type="float">
            <text:p>97.35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4796" calcext:value-type="float">
            <text:p>1.4796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0.061649" calcext:value-type="float">
            <text:p>0.061649</text:p>
          </table:table-cell>
          <table:table-cell office:value-type="float" office:value="0.00028616" calcext:value-type="float">
            <text:p>0.000286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97.35" calcext:value-type="float">
            <text:p>97.35</text:p>
          </table:table-cell>
          <table:table-cell office:value-type="float" office:value="0.97028" calcext:value-type="float">
            <text:p>0.97028</text:p>
          </table:table-cell>
          <table:table-cell office:value-type="float" office:value="0.86869" calcext:value-type="float">
            <text:p>0.86869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45533" calcext:value-type="float">
            <text:p>0.45533</text:p>
          </table:table-cell>
          <table:table-cell office:value-type="float" office:value="0.36617" calcext:value-type="float">
            <text:p>0.36617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97.35" calcext:value-type="float">
            <text:p>97.35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90735" calcext:value-type="float">
            <text:p>0.90735</text:p>
          </table:table-cell>
          <table:table-cell office:value-type="float" office:value="1.1595" calcext:value-type="float">
            <text:p>1.1595</text:p>
          </table:table-cell>
          <table:table-cell office:value-type="float" office:value="0.96492" calcext:value-type="float">
            <text:p>0.96492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0.00098379" calcext:value-type="float">
            <text:p>0.00098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97.35" calcext:value-type="float">
            <text:p>97.35</text:p>
          </table:table-cell>
          <table:table-cell office:value-type="float" office:value="0.91364" calcext:value-type="float">
            <text:p>0.91364</text:p>
          </table:table-cell>
          <table:table-cell office:value-type="float" office:value="0.76776" calcext:value-type="float">
            <text:p>0.76776</text:p>
          </table:table-cell>
          <table:table-cell office:value-type="float" office:value="1.0613" calcext:value-type="float">
            <text:p>1.0613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3156" calcext:value-type="float">
            <text:p>0.0083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97.35" calcext:value-type="float">
            <text:p>97.35</text:p>
          </table:table-cell>
          <table:table-cell office:value-type="float" office:value="0.68454" calcext:value-type="float">
            <text:p>0.68454</text:p>
          </table:table-cell>
          <table:table-cell office:value-type="float" office:value="0.61402" calcext:value-type="float">
            <text:p>0.61402</text:p>
          </table:table-cell>
          <table:table-cell office:value-type="float" office:value="0.76191" calcext:value-type="float">
            <text:p>0.76191</text:p>
          </table:table-cell>
          <table:table-cell office:value-type="float" office:value="0.41736" calcext:value-type="float">
            <text:p>0.41736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0.48116" calcext:value-type="float">
            <text:p>0.48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97.35" calcext:value-type="float">
            <text:p>97.35</text:p>
          </table:table-cell>
          <table:table-cell office:value-type="float" office:value="0.61989" calcext:value-type="float">
            <text:p>0.61989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8602" calcext:value-type="float">
            <text:p>0.68602</text:p>
          </table:table-cell>
          <table:table-cell office:value-type="float" office:value="0.38352" calcext:value-type="float">
            <text:p>0.38352</text:p>
          </table:table-cell>
          <table:table-cell office:value-type="float" office:value="0.45698" calcext:value-type="float">
            <text:p>0.45698</text:p>
          </table:table-cell>
          <table:table-cell office:value-type="float" office:value="0.45754" calcext:value-type="float">
            <text:p>0.457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97.35" calcext:value-type="float">
            <text:p>97.35</text:p>
          </table:table-cell>
          <table:table-cell office:value-type="float" office:value="0.53954" calcext:value-type="float">
            <text:p>0.53954</text:p>
          </table:table-cell>
          <table:table-cell office:value-type="float" office:value="0.47864" calcext:value-type="float">
            <text:p>0.47864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37314" calcext:value-type="float">
            <text:p>0.37314</text:p>
          </table:table-cell>
          <table:table-cell office:value-type="float" office:value="0.47818" calcext:value-type="float">
            <text:p>0.47818</text:p>
          </table:table-cell>
          <table:table-cell office:value-type="float" office:value="0.40898" calcext:value-type="float">
            <text:p>0.408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97.35" calcext:value-type="float">
            <text:p>97.35</text:p>
          </table:table-cell>
          <table:table-cell office:value-type="float" office:value="0.48463" calcext:value-type="float">
            <text:p>0.48463</text:p>
          </table:table-cell>
          <table:table-cell office:value-type="float" office:value="0.42611" calcext:value-type="float">
            <text:p>0.42611</text:p>
          </table:table-cell>
          <table:table-cell office:value-type="float" office:value="0.54151" calcext:value-type="float">
            <text:p>0.54151</text:p>
          </table:table-cell>
          <table:table-cell office:value-type="float" office:value="0.38631" calcext:value-type="float">
            <text:p>0.38631</text:p>
          </table:table-cell>
          <table:table-cell office:value-type="float" office:value="0.47115" calcext:value-type="float">
            <text:p>0.47115</text:p>
          </table:table-cell>
          <table:table-cell office:value-type="float" office:value="0.40972" calcext:value-type="float">
            <text:p>0.40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97.35" calcext:value-type="float">
            <text:p>97.35</text:p>
          </table:table-cell>
          <table:table-cell office:value-type="float" office:value="0.48564" calcext:value-type="float">
            <text:p>0.48564</text:p>
          </table:table-cell>
          <table:table-cell office:value-type="float" office:value="0.42753" calcext:value-type="float">
            <text:p>0.4275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37628" calcext:value-type="float">
            <text:p>0.37628</text:p>
          </table:table-cell>
          <table:table-cell office:value-type="float" office:value="0.48809" calcext:value-type="float">
            <text:p>0.48809</text:p>
          </table:table-cell>
          <table:table-cell office:value-type="float" office:value="0.40458" calcext:value-type="float">
            <text:p>0.404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97.35" calcext:value-type="float">
            <text:p>97.35</text:p>
          </table:table-cell>
          <table:table-cell office:value-type="float" office:value="0.52159" calcext:value-type="float">
            <text:p>0.52159</text:p>
          </table:table-cell>
          <table:table-cell office:value-type="float" office:value="0.45449" calcext:value-type="float">
            <text:p>0.45449</text:p>
          </table:table-cell>
          <table:table-cell office:value-type="float" office:value="0.59142" calcext:value-type="float">
            <text:p>0.59142</text:p>
          </table:table-cell>
          <table:table-cell office:value-type="float" office:value="0.39889" calcext:value-type="float">
            <text:p>0.39889</text:p>
          </table:table-cell>
          <table:table-cell office:value-type="float" office:value="0.46935" calcext:value-type="float">
            <text:p>0.46935</text:p>
          </table:table-cell>
          <table:table-cell office:value-type="float" office:value="0.4191" calcext:value-type="float">
            <text:p>0.4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97.35" calcext:value-type="float">
            <text:p>97.35</text:p>
          </table:table-cell>
          <table:table-cell office:value-type="float" office:value="0.40742" calcext:value-type="float">
            <text:p>0.40742</text:p>
          </table:table-cell>
          <table:table-cell office:value-type="float" office:value="0.35778" calcext:value-type="float">
            <text:p>0.35778</text:p>
          </table:table-cell>
          <table:table-cell office:value-type="float" office:value="0.45998" calcext:value-type="float">
            <text:p>0.45998</text:p>
          </table:table-cell>
          <table:table-cell office:value-type="float" office:value="0.42875" calcext:value-type="float">
            <text:p>0.42875</text:p>
          </table:table-cell>
          <table:table-cell office:value-type="float" office:value="0.44426" calcext:value-type="float">
            <text:p>0.44426</text:p>
          </table:table-cell>
          <table:table-cell office:value-type="float" office:value="0.46091" calcext:value-type="float">
            <text:p>0.460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97.35" calcext:value-type="float">
            <text:p>97.35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3229" calcext:value-type="float">
            <text:p>0.43229</text:p>
          </table:table-cell>
          <table:table-cell office:value-type="float" office:value="0.54046" calcext:value-type="float">
            <text:p>0.54046</text:p>
          </table:table-cell>
          <table:table-cell office:value-type="float" office:value="0.43604" calcext:value-type="float">
            <text:p>0.43604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602" calcext:value-type="float">
            <text:p>0.4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97.35" calcext:value-type="float">
            <text:p>97.35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0.61247" calcext:value-type="float">
            <text:p>0.61247</text:p>
          </table:table-cell>
          <table:table-cell office:value-type="float" office:value="0.76544" calcext:value-type="float">
            <text:p>0.76544</text:p>
          </table:table-cell>
          <table:table-cell office:value-type="float" office:value="0.45024" calcext:value-type="float">
            <text:p>0.45024</text:p>
          </table:table-cell>
          <table:table-cell office:value-type="float" office:value="0.44356" calcext:value-type="float">
            <text:p>0.44356</text:p>
          </table:table-cell>
          <table:table-cell office:value-type="float" office:value="0.46839" calcext:value-type="float">
            <text:p>0.468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97.35" calcext:value-type="float">
            <text:p>97.35</text:p>
          </table:table-cell>
          <table:table-cell office:value-type="float" office:value="0.70946" calcext:value-type="float">
            <text:p>0.70946</text:p>
          </table:table-cell>
          <table:table-cell office:value-type="float" office:value="0.62576" calcext:value-type="float">
            <text:p>0.62576</text:p>
          </table:table-cell>
          <table:table-cell office:value-type="float" office:value="0.79606" calcext:value-type="float">
            <text:p>0.79606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45301" calcext:value-type="float">
            <text:p>0.45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99.86" calcext:value-type="float">
            <text:p>99.86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69197" calcext:value-type="float">
            <text:p>0.69197</text:p>
          </table:table-cell>
          <table:table-cell office:value-type="float" office:value="0.99775" calcext:value-type="float">
            <text:p>0.99775</text:p>
          </table:table-cell>
          <table:table-cell office:value-type="float" office:value="0.42229" calcext:value-type="float">
            <text:p>0.42229</text:p>
          </table:table-cell>
          <table:table-cell office:value-type="float" office:value="0.17974" calcext:value-type="float">
            <text:p>0.17974</text:p>
          </table:table-cell>
          <table:table-cell office:value-type="float" office:value="0.62896" calcext:value-type="float">
            <text:p>0.628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9.86" calcext:value-type="float">
            <text:p>99.86</text:p>
          </table:table-cell>
          <table:table-cell office:value-type="float" office:value="1.8697" calcext:value-type="float">
            <text:p>1.8697</text:p>
          </table:table-cell>
          <table:table-cell office:value-type="float" office:value="1.6793" calcext:value-type="float">
            <text:p>1.6793</text:p>
          </table:table-cell>
          <table:table-cell office:value-type="float" office:value="2.1066" calcext:value-type="float">
            <text:p>2.1066</text:p>
          </table:table-cell>
          <table:table-cell office:value-type="float" office:value="0.45636" calcext:value-type="float">
            <text:p>0.45636</text:p>
          </table:table-cell>
          <table:table-cell office:value-type="float" office:value="0.32241" calcext:value-type="float">
            <text:p>0.32241</text:p>
          </table:table-cell>
          <table:table-cell office:value-type="float" office:value="0.49446" calcext:value-type="float">
            <text:p>0.494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99.86" calcext:value-type="float">
            <text:p>99.86</text:p>
          </table:table-cell>
          <table:table-cell office:value-type="float" office:value="1.7813" calcext:value-type="float">
            <text:p>1.7813</text:p>
          </table:table-cell>
          <table:table-cell office:value-type="float" office:value="1.606" calcext:value-type="float">
            <text:p>1.606</text:p>
          </table:table-cell>
          <table:table-cell office:value-type="float" office:value="1.9403" calcext:value-type="float">
            <text:p>1.9403</text:p>
          </table:table-cell>
          <table:table-cell office:value-type="float" office:value="0.96694" calcext:value-type="float">
            <text:p>0.96694</text:p>
          </table:table-cell>
          <table:table-cell office:value-type="float" office:value="0.021654" calcext:value-type="float">
            <text:p>0.021654</text:p>
          </table:table-cell>
          <table:table-cell office:value-type="float" office:value="0.0034669" calcext:value-type="float">
            <text:p>0.00346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99.86" calcext:value-type="float">
            <text:p>99.86</text:p>
          </table:table-cell>
          <table:table-cell office:value-type="float" office:value="1.611" calcext:value-type="float">
            <text:p>1.611</text:p>
          </table:table-cell>
          <table:table-cell office:value-type="float" office:value="1.4638" calcext:value-type="float">
            <text:p>1.4638</text:p>
          </table:table-cell>
          <table:table-cell office:value-type="float" office:value="1.7424" calcext:value-type="float">
            <text:p>1.7424</text:p>
          </table:table-cell>
          <table:table-cell office:value-type="float" office:value="0.94715" calcext:value-type="float">
            <text:p>0.94715</text:p>
          </table:table-cell>
          <table:table-cell office:value-type="float" office:value="0.050755" calcext:value-type="float">
            <text:p>0.050755</text:p>
          </table:table-cell>
          <table:table-cell office:value-type="float" office:value="0.00070597" calcext:value-type="float">
            <text:p>0.000705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99.86" calcext:value-type="float">
            <text:p>99.86</text:p>
          </table:table-cell>
          <table:table-cell office:value-type="float" office:value="1.7245" calcext:value-type="float">
            <text:p>1.7245</text:p>
          </table:table-cell>
          <table:table-cell office:value-type="float" office:value="1.5748" calcext:value-type="float">
            <text:p>1.5748</text:p>
          </table:table-cell>
          <table:table-cell office:value-type="float" office:value="1.8578" calcext:value-type="float">
            <text:p>1.8578</text:p>
          </table:table-cell>
          <table:table-cell office:value-type="float" office:value="0.92404" calcext:value-type="float">
            <text:p>0.92404</text:p>
          </table:table-cell>
          <table:table-cell office:value-type="float" office:value="0.071102" calcext:value-type="float">
            <text:p>0.071102</text:p>
          </table:table-cell>
          <table:table-cell office:value-type="float" office:value="0.0010627" calcext:value-type="float">
            <text:p>0.0010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99.86" calcext:value-type="float">
            <text:p>99.86</text:p>
          </table:table-cell>
          <table:table-cell office:value-type="float" office:value="1.3739" calcext:value-type="float">
            <text:p>1.3739</text:p>
          </table:table-cell>
          <table:table-cell office:value-type="float" office:value="1.2433" calcext:value-type="float">
            <text:p>1.2433</text:p>
          </table:table-cell>
          <table:table-cell office:value-type="float" office:value="1.4901" calcext:value-type="float">
            <text:p>1.4901</text:p>
          </table:table-cell>
          <table:table-cell office:value-type="float" office:value="0.93004" calcext:value-type="float">
            <text:p>0.93004</text:p>
          </table:table-cell>
          <table:table-cell office:value-type="float" office:value="0.065023" calcext:value-type="float">
            <text:p>0.065023</text:p>
          </table:table-cell>
          <table:table-cell office:value-type="float" office:value="0.0013256" calcext:value-type="float">
            <text:p>0.0013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99.86" calcext:value-type="float">
            <text:p>99.86</text:p>
          </table:table-cell>
          <table:table-cell office:value-type="float" office:value="1.2114" calcext:value-type="float">
            <text:p>1.2114</text:p>
          </table:table-cell>
          <table:table-cell office:value-type="float" office:value="1.0857" calcext:value-type="float">
            <text:p>1.0857</text:p>
          </table:table-cell>
          <table:table-cell office:value-type="float" office:value="1.3673" calcext:value-type="float">
            <text:p>1.3673</text:p>
          </table:table-cell>
          <table:table-cell office:value-type="float" office:value="0.45725" calcext:value-type="float">
            <text:p>0.45725</text:p>
          </table:table-cell>
          <table:table-cell office:value-type="float" office:value="0.35545" calcext:value-type="float">
            <text:p>0.35545</text:p>
          </table:table-cell>
          <table:table-cell office:value-type="float" office:value="0.51331" calcext:value-type="float">
            <text:p>0.513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99.86" calcext:value-type="float">
            <text:p>99.86</text:p>
          </table:table-cell>
          <table:table-cell office:value-type="float" office:value="1.0373" calcext:value-type="float">
            <text:p>1.0373</text:p>
          </table:table-cell>
          <table:table-cell office:value-type="float" office:value="0.92563" calcext:value-type="float">
            <text:p>0.92563</text:p>
          </table:table-cell>
          <table:table-cell office:value-type="float" office:value="1.1714" calcext:value-type="float">
            <text:p>1.1714</text:p>
          </table:table-cell>
          <table:table-cell office:value-type="float" office:value="0.45044" calcext:value-type="float">
            <text:p>0.45044</text:p>
          </table:table-cell>
          <table:table-cell office:value-type="float" office:value="0.36654" calcext:value-type="float">
            <text:p>0.36654</text:p>
          </table:table-cell>
          <table:table-cell office:value-type="float" office:value="0.51005" calcext:value-type="float">
            <text:p>0.510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99.86" calcext:value-type="float">
            <text:p>99.86</text:p>
          </table:table-cell>
          <table:table-cell office:value-type="float" office:value="1.0317" calcext:value-type="float">
            <text:p>1.0317</text:p>
          </table:table-cell>
          <table:table-cell office:value-type="float" office:value="0.91606" calcext:value-type="float">
            <text:p>0.91606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96597" calcext:value-type="float">
            <text:p>0.96597</text:p>
          </table:table-cell>
          <table:table-cell office:value-type="float" office:value="0.035194" calcext:value-type="float">
            <text:p>0.035194</text:p>
          </table:table-cell>
          <table:table-cell office:value-type="float" office:value="0.00028264" calcext:value-type="float">
            <text:p>0.000282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99.86" calcext:value-type="float">
            <text:p>99.86</text:p>
          </table:table-cell>
          <table:table-cell office:value-type="float" office:value="0.92788" calcext:value-type="float">
            <text:p>0.92788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1.0451" calcext:value-type="float">
            <text:p>1.0451</text:p>
          </table:table-cell>
          <table:table-cell office:value-type="float" office:value="0.46544" calcext:value-type="float">
            <text:p>0.46544</text:p>
          </table:table-cell>
          <table:table-cell office:value-type="float" office:value="0.36554" calcext:value-type="float">
            <text:p>0.36554</text:p>
          </table:table-cell>
          <table:table-cell office:value-type="float" office:value="0.46427" calcext:value-type="float">
            <text:p>0.464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99.86" calcext:value-type="float">
            <text:p>99.86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87782" calcext:value-type="float">
            <text:p>0.87782</text:p>
          </table:table-cell>
          <table:table-cell office:value-type="float" office:value="1.1294" calcext:value-type="float">
            <text:p>1.1294</text:p>
          </table:table-cell>
          <table:table-cell office:value-type="float" office:value="0.95867" calcext:value-type="float">
            <text:p>0.95867</text:p>
          </table:table-cell>
          <table:table-cell office:value-type="float" office:value="0.034716" calcext:value-type="float">
            <text:p>0.034716</text:p>
          </table:table-cell>
          <table:table-cell office:value-type="float" office:value="0.00027322" calcext:value-type="float">
            <text:p>0.000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99.86" calcext:value-type="float">
            <text:p>99.86</text:p>
          </table:table-cell>
          <table:table-cell office:value-type="float" office:value="0.77771" calcext:value-type="float">
            <text:p>0.77771</text:p>
          </table:table-cell>
          <table:table-cell office:value-type="float" office:value="0.64269" calcext:value-type="float">
            <text:p>0.64269</text:p>
          </table:table-cell>
          <table:table-cell office:value-type="float" office:value="0.90864" calcext:value-type="float">
            <text:p>0.90864</text:p>
          </table:table-cell>
          <table:table-cell office:value-type="float" office:value="0.90636" calcext:value-type="float">
            <text:p>0.90636</text:p>
          </table:table-cell>
          <table:table-cell office:value-type="float" office:value="0.075068" calcext:value-type="float">
            <text:p>0.075068</text:p>
          </table:table-cell>
          <table:table-cell office:value-type="float" office:value="0.0013087" calcext:value-type="float">
            <text:p>0.00130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99.86" calcext:value-type="float">
            <text:p>99.86</text:p>
          </table:table-cell>
          <table:table-cell office:value-type="float" office:value="0.59634" calcext:value-type="float">
            <text:p>0.59634</text:p>
          </table:table-cell>
          <table:table-cell office:value-type="float" office:value="0.53428" calcext:value-type="float">
            <text:p>0.53428</text:p>
          </table:table-cell>
          <table:table-cell office:value-type="float" office:value="0.65949" calcext:value-type="float">
            <text:p>0.65949</text:p>
          </table:table-cell>
          <table:table-cell office:value-type="float" office:value="0.40406" calcext:value-type="float">
            <text:p>0.4040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42137" calcext:value-type="float">
            <text:p>0.42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99.86" calcext:value-type="float">
            <text:p>99.86</text:p>
          </table:table-cell>
          <table:table-cell office:value-type="float" office:value="0.5092" calcext:value-type="float">
            <text:p>0.509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509" calcext:value-type="float">
            <text:p>0.61509</text:p>
          </table:table-cell>
          <table:table-cell office:value-type="float" office:value="0.19979" calcext:value-type="float">
            <text:p>0.19979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016727" calcext:value-type="float">
            <text:p>0.000167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99.86" calcext:value-type="float">
            <text:p>99.86</text:p>
          </table:table-cell>
          <table:table-cell office:value-type="float" office:value="0.44387" calcext:value-type="float">
            <text:p>0.44387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54077" calcext:value-type="float">
            <text:p>0.54077</text:p>
          </table:table-cell>
          <table:table-cell office:value-type="float" office:value="0.10922" calcext:value-type="float">
            <text:p>0.10922</text:p>
          </table:table-cell>
          <table:table-cell office:value-type="float" office:value="0.91592" calcext:value-type="float">
            <text:p>0.91592</text:p>
          </table:table-cell>
          <table:table-cell office:value-type="float" office:value="0.00027486" calcext:value-type="float">
            <text:p>0.00027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99.86" calcext:value-type="float">
            <text:p>99.86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47112" calcext:value-type="float">
            <text:p>0.47112</text:p>
          </table:table-cell>
          <table:table-cell office:value-type="float" office:value="0.58891" calcext:value-type="float">
            <text:p>0.58891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41781" calcext:value-type="float">
            <text:p>0.417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99.86" calcext:value-type="float">
            <text:p>99.86</text:p>
          </table:table-cell>
          <table:table-cell office:value-type="float" office:value="0.53427" calcext:value-type="float">
            <text:p>0.53427</text:p>
          </table:table-cell>
          <table:table-cell office:value-type="float" office:value="0.47218" calcext:value-type="float">
            <text:p>0.47218</text:p>
          </table:table-cell>
          <table:table-cell office:value-type="float" office:value="0.59559" calcext:value-type="float">
            <text:p>0.59559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47713" calcext:value-type="float">
            <text:p>0.47713</text:p>
          </table:table-cell>
          <table:table-cell office:value-type="float" office:value="0.41619" calcext:value-type="float">
            <text:p>0.416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99.86" calcext:value-type="float">
            <text:p>99.86</text:p>
          </table:table-cell>
          <table:table-cell office:value-type="float" office:value="0.39522" calcext:value-type="float">
            <text:p>0.39522</text:p>
          </table:table-cell>
          <table:table-cell office:value-type="float" office:value="0.34753" calcext:value-type="float">
            <text:p>0.34753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41362" calcext:value-type="float">
            <text:p>0.4136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45815" calcext:value-type="float">
            <text:p>0.458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99.86" calcext:value-type="float">
            <text:p>99.86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2141" calcext:value-type="float">
            <text:p>0.42141</text:p>
          </table:table-cell>
          <table:table-cell office:value-type="float" office:value="0.53145" calcext:value-type="float">
            <text:p>0.53145</text:p>
          </table:table-cell>
          <table:table-cell office:value-type="float" office:value="0.42416" calcext:value-type="float">
            <text:p>0.42416</text:p>
          </table:table-cell>
          <table:table-cell office:value-type="float" office:value="0.45892" calcext:value-type="float">
            <text:p>0.45892</text:p>
          </table:table-cell>
          <table:table-cell office:value-type="float" office:value="0.45918" calcext:value-type="float">
            <text:p>0.459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99.86" calcext:value-type="float">
            <text:p>99.86</text:p>
          </table:table-cell>
          <table:table-cell office:value-type="float" office:value="0.65602" calcext:value-type="float">
            <text:p>0.65602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72977" calcext:value-type="float">
            <text:p>0.72977</text:p>
          </table:table-cell>
          <table:table-cell office:value-type="float" office:value="0.43868" calcext:value-type="float">
            <text:p>0.43868</text:p>
          </table:table-cell>
          <table:table-cell office:value-type="float" office:value="0.45335" calcext:value-type="float">
            <text:p>0.45335</text:p>
          </table:table-cell>
          <table:table-cell office:value-type="float" office:value="0.46652" calcext:value-type="float">
            <text:p>0.466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99.86" calcext:value-type="float">
            <text:p>99.86</text:p>
          </table:table-cell>
          <table:table-cell office:value-type="float" office:value="0.71259" calcext:value-type="float">
            <text:p>0.71259</text:p>
          </table:table-cell>
          <table:table-cell office:value-type="float" office:value="0.62981" calcext:value-type="float">
            <text:p>0.62981</text:p>
          </table:table-cell>
          <table:table-cell office:value-type="float" office:value="0.79921" calcext:value-type="float">
            <text:p>0.79921</text:p>
          </table:table-cell>
          <table:table-cell office:value-type="float" office:value="0.47447" calcext:value-type="float">
            <text:p>0.47447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4608" calcext:value-type="float">
            <text:p>0.46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82941" calcext:value-type="float">
            <text:p>0.82941</text:p>
          </table:table-cell>
          <table:table-cell office:value-type="float" office:value="0.69468" calcext:value-type="float">
            <text:p>0.69468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41705" calcext:value-type="float">
            <text:p>0.41705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63978" calcext:value-type="float">
            <text:p>0.63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9839" calcext:value-type="float">
            <text:p>1.9839</text:p>
          </table:table-cell>
          <table:table-cell office:value-type="float" office:value="1.8021" calcext:value-type="float">
            <text:p>1.8021</text:p>
          </table:table-cell>
          <table:table-cell office:value-type="float" office:value="2.152" calcext:value-type="float">
            <text:p>2.152</text:p>
          </table:table-cell>
          <table:table-cell office:value-type="float" office:value="0.98187" calcext:value-type="float">
            <text:p>0.98187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0084523" calcext:value-type="float">
            <text:p>0.000845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9948" calcext:value-type="float">
            <text:p>1.9948</text:p>
          </table:table-cell>
          <table:table-cell office:value-type="float" office:value="1.8239" calcext:value-type="float">
            <text:p>1.8239</text:p>
          </table:table-cell>
          <table:table-cell office:value-type="float" office:value="2.1492" calcext:value-type="float">
            <text:p>2.1492</text:p>
          </table:table-cell>
          <table:table-cell office:value-type="float" office:value="0.96642" calcext:value-type="float">
            <text:p>0.96642</text:p>
          </table:table-cell>
          <table:table-cell office:value-type="float" office:value="0.031159" calcext:value-type="float">
            <text:p>0.031159</text:p>
          </table:table-cell>
          <table:table-cell office:value-type="float" office:value="0.00041002" calcext:value-type="float">
            <text:p>0.00041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5958" calcext:value-type="float">
            <text:p>1.5958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7271" calcext:value-type="float">
            <text:p>1.7271</text:p>
          </table:table-cell>
          <table:table-cell office:value-type="float" office:value="0.95423" calcext:value-type="float">
            <text:p>0.95423</text:p>
          </table:table-cell>
          <table:table-cell office:value-type="float" office:value="0.043041" calcext:value-type="float">
            <text:p>0.043041</text:p>
          </table:table-cell>
          <table:table-cell office:value-type="float" office:value="0.0008321" calcext:value-type="float">
            <text:p>0.0008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2416" calcext:value-type="float">
            <text:p>1.2416</text:p>
          </table:table-cell>
          <table:table-cell office:value-type="float" office:value="1.1172" calcext:value-type="float">
            <text:p>1.1172</text:p>
          </table:table-cell>
          <table:table-cell office:value-type="float" office:value="1.3932" calcext:value-type="float">
            <text:p>1.3932</text:p>
          </table:table-cell>
          <table:table-cell office:value-type="float" office:value="0.43735" calcext:value-type="float">
            <text:p>0.43735</text:p>
          </table:table-cell>
          <table:table-cell office:value-type="float" office:value="0.37471" calcext:value-type="float">
            <text:p>0.37471</text:p>
          </table:table-cell>
          <table:table-cell office:value-type="float" office:value="0.49442" calcext:value-type="float">
            <text:p>0.494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88119" calcext:value-type="float">
            <text:p>0.88119</text:p>
          </table:table-cell>
          <table:table-cell office:value-type="float" office:value="0.77825" calcext:value-type="float">
            <text:p>0.77825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47319" calcext:value-type="float">
            <text:p>0.473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6908" calcext:value-type="float">
            <text:p>0.469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1493" calcext:value-type="float">
            <text:p>1.1493</text:p>
          </table:table-cell>
          <table:table-cell office:value-type="float" office:value="1.0383" calcext:value-type="float">
            <text:p>1.0383</text:p>
          </table:table-cell>
          <table:table-cell office:value-type="float" office:value="1.2504" calcext:value-type="float">
            <text:p>1.2504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17127" calcext:value-type="float">
            <text:p>0.017127</text:p>
          </table:table-cell>
          <table:table-cell office:value-type="float" office:value="0.00032953" calcext:value-type="float">
            <text:p>0.00032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1802" calcext:value-type="float">
            <text:p>1.1802</text:p>
          </table:table-cell>
          <table:table-cell office:value-type="float" office:value="1.0564" calcext:value-type="float">
            <text:p>1.0564</text:p>
          </table:table-cell>
          <table:table-cell office:value-type="float" office:value="1.2926" calcext:value-type="float">
            <text:p>1.2926</text:p>
          </table:table-cell>
          <table:table-cell office:value-type="float" office:value="0.98926" calcext:value-type="float">
            <text:p>0.98926</text:p>
          </table:table-cell>
          <table:table-cell office:value-type="float" office:value="0.0081137" calcext:value-type="float">
            <text:p>0.0081137</text:p>
          </table:table-cell>
          <table:table-cell office:value-type="float" office:value="0.00034173" calcext:value-type="float">
            <text:p>0.00034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02.37" calcext:value-type="float">
            <text:p>102.37</text:p>
          </table:table-cell>
          <table:table-cell office:value-type="float" office:value="1.058" calcext:value-type="float">
            <text:p>1.058</text:p>
          </table:table-cell>
          <table:table-cell office:value-type="float" office:value="0.92129" calcext:value-type="float">
            <text:p>0.92129</text:p>
          </table:table-cell>
          <table:table-cell office:value-type="float" office:value="1.1818" calcext:value-type="float">
            <text:p>1.1818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016601" calcext:value-type="float">
            <text:p>0.016601</text:p>
          </table:table-cell>
          <table:table-cell office:value-type="float" office:value="0.00052679" calcext:value-type="float">
            <text:p>0.000526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60586" calcext:value-type="float">
            <text:p>0.60586</text:p>
          </table:table-cell>
          <table:table-cell office:value-type="float" office:value="0.54303" calcext:value-type="float">
            <text:p>0.5430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41031" calcext:value-type="float">
            <text:p>0.41031</text:p>
          </table:table-cell>
          <table:table-cell office:value-type="float" office:value="0.43138" calcext:value-type="float">
            <text:p>0.43138</text:p>
          </table:table-cell>
          <table:table-cell office:value-type="float" office:value="0.42414" calcext:value-type="float">
            <text:p>0.42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65597" calcext:value-type="float">
            <text:p>0.65597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73222" calcext:value-type="float">
            <text:p>0.73222</text:p>
          </table:table-cell>
          <table:table-cell office:value-type="float" office:value="0.43177" calcext:value-type="float">
            <text:p>0.43177</text:p>
          </table:table-cell>
          <table:table-cell office:value-type="float" office:value="0.41414" calcext:value-type="float">
            <text:p>0.41414</text:p>
          </table:table-cell>
          <table:table-cell office:value-type="float" office:value="0.43728" calcext:value-type="float">
            <text:p>0.437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51697" calcext:value-type="float">
            <text:p>0.51697</text:p>
          </table:table-cell>
          <table:table-cell office:value-type="float" office:value="0.42955" calcext:value-type="float">
            <text:p>0.42955</text:p>
          </table:table-cell>
          <table:table-cell office:value-type="float" office:value="0.62134" calcext:value-type="float">
            <text:p>0.62134</text:p>
          </table:table-cell>
          <table:table-cell office:value-type="float" office:value="0.40731" calcext:value-type="float">
            <text:p>0.40731</text:p>
          </table:table-cell>
          <table:table-cell office:value-type="float" office:value="0.61997" calcext:value-type="float">
            <text:p>0.61997</text:p>
          </table:table-cell>
          <table:table-cell office:value-type="float" office:value="0.00012401" calcext:value-type="float">
            <text:p>0.000124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47629" calcext:value-type="float">
            <text:p>0.47629</text:p>
          </table:table-cell>
          <table:table-cell office:value-type="float" office:value="0.39352" calcext:value-type="float">
            <text:p>0.39352</text:p>
          </table:table-cell>
          <table:table-cell office:value-type="float" office:value="0.57424" calcext:value-type="float">
            <text:p>0.57424</text:p>
          </table:table-cell>
          <table:table-cell office:value-type="float" office:value="0.23137" calcext:value-type="float">
            <text:p>0.23137</text:p>
          </table:table-cell>
          <table:table-cell office:value-type="float" office:value="0.80408" calcext:value-type="float">
            <text:p>0.80408</text:p>
          </table:table-cell>
          <table:table-cell office:value-type="float" office:value="0.00014696" calcext:value-type="float">
            <text:p>0.000146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50903" calcext:value-type="float">
            <text:p>0.50903</text:p>
          </table:table-cell>
          <table:table-cell office:value-type="float" office:value="0.63083" calcext:value-type="float">
            <text:p>0.6308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687" calcext:value-type="float">
            <text:p>0.44687</text:p>
          </table:table-cell>
          <table:table-cell office:value-type="float" office:value="0.42679" calcext:value-type="float">
            <text:p>0.426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56149" calcext:value-type="float">
            <text:p>0.56149</text:p>
          </table:table-cell>
          <table:table-cell office:value-type="float" office:value="0.49974" calcext:value-type="float">
            <text:p>0.49974</text:p>
          </table:table-cell>
          <table:table-cell office:value-type="float" office:value="0.62276" calcext:value-type="float">
            <text:p>0.62276</text:p>
          </table:table-cell>
          <table:table-cell office:value-type="float" office:value="0.39794" calcext:value-type="float">
            <text:p>0.39794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37759" calcext:value-type="float">
            <text:p>0.37759</text:p>
          </table:table-cell>
          <table:table-cell office:value-type="float" office:value="0.33032" calcext:value-type="float">
            <text:p>0.33032</text:p>
          </table:table-cell>
          <table:table-cell office:value-type="float" office:value="0.42762" calcext:value-type="float">
            <text:p>0.42762</text:p>
          </table:table-cell>
          <table:table-cell office:value-type="float" office:value="0.39263" calcext:value-type="float">
            <text:p>0.39263</text:p>
          </table:table-cell>
          <table:table-cell office:value-type="float" office:value="0.47864" calcext:value-type="float">
            <text:p>0.47864</text:p>
          </table:table-cell>
          <table:table-cell office:value-type="float" office:value="0.45234" calcext:value-type="float">
            <text:p>0.45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46925" calcext:value-type="float">
            <text:p>0.46925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52411" calcext:value-type="float">
            <text:p>0.52411</text:p>
          </table:table-cell>
          <table:table-cell office:value-type="float" office:value="0.41698" calcext:value-type="float">
            <text:p>0.41698</text:p>
          </table:table-cell>
          <table:table-cell office:value-type="float" office:value="0.46407" calcext:value-type="float">
            <text:p>0.46407</text:p>
          </table:table-cell>
          <table:table-cell office:value-type="float" office:value="0.46101" calcext:value-type="float">
            <text:p>0.46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62693" calcext:value-type="float">
            <text:p>0.62693</text:p>
          </table:table-cell>
          <table:table-cell office:value-type="float" office:value="0.55516" calcext:value-type="float">
            <text:p>0.55516</text:p>
          </table:table-cell>
          <table:table-cell office:value-type="float" office:value="0.69985" calcext:value-type="float">
            <text:p>0.69985</text:p>
          </table:table-cell>
          <table:table-cell office:value-type="float" office:value="0.42486" calcext:value-type="float">
            <text:p>0.42486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0.46314" calcext:value-type="float">
            <text:p>0.46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02.37" calcext:value-type="float">
            <text:p>102.37</text:p>
          </table:table-cell>
          <table:table-cell office:value-type="float" office:value="0.71293" calcext:value-type="float">
            <text:p>0.7129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79783" calcext:value-type="float">
            <text:p>0.79783</text:p>
          </table:table-cell>
          <table:table-cell office:value-type="float" office:value="0.46879" calcext:value-type="float">
            <text:p>0.46879</text:p>
          </table:table-cell>
          <table:table-cell office:value-type="float" office:value="0.43582" calcext:value-type="float">
            <text:p>0.43582</text:p>
          </table:table-cell>
          <table:table-cell office:value-type="float" office:value="0.46482" calcext:value-type="float">
            <text:p>0.464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82957" calcext:value-type="float">
            <text:p>0.82957</text:p>
          </table:table-cell>
          <table:table-cell office:value-type="float" office:value="0.69396" calcext:value-type="float">
            <text:p>0.69396</text:p>
          </table:table-cell>
          <table:table-cell office:value-type="float" office:value="0.99942" calcext:value-type="float">
            <text:p>0.99942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18678" calcext:value-type="float">
            <text:p>0.18678</text:p>
          </table:table-cell>
          <table:table-cell office:value-type="float" office:value="0.61592" calcext:value-type="float">
            <text:p>0.615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04.88" calcext:value-type="float">
            <text:p>104.88</text:p>
          </table:table-cell>
          <table:table-cell office:value-type="float" office:value="2.1506" calcext:value-type="float">
            <text:p>2.1506</text:p>
          </table:table-cell>
          <table:table-cell office:value-type="float" office:value="1.9455" calcext:value-type="float">
            <text:p>1.9455</text:p>
          </table:table-cell>
          <table:table-cell office:value-type="float" office:value="2.3402" calcext:value-type="float">
            <text:p>2.3402</text:p>
          </table:table-cell>
          <table:table-cell office:value-type="float" office:value="0.98505" calcext:value-type="float">
            <text:p>0.98505</text:p>
          </table:table-cell>
          <table:table-cell office:value-type="float" office:value="0.010694" calcext:value-type="float">
            <text:p>0.010694</text:p>
          </table:table-cell>
          <table:table-cell office:value-type="float" office:value="0.0021576" calcext:value-type="float">
            <text:p>0.0021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4.88" calcext:value-type="float">
            <text:p>104.88</text:p>
          </table:table-cell>
          <table:table-cell office:value-type="float" office:value="2.138" calcext:value-type="float">
            <text:p>2.138</text:p>
          </table:table-cell>
          <table:table-cell office:value-type="float" office:value="1.9356" calcext:value-type="float">
            <text:p>1.9356</text:p>
          </table:table-cell>
          <table:table-cell office:value-type="float" office:value="2.3271" calcext:value-type="float">
            <text:p>2.327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85259" calcext:value-type="float">
            <text:p>0.0085259</text:p>
          </table:table-cell>
          <table:table-cell office:value-type="float" office:value="0.0018588" calcext:value-type="float">
            <text:p>0.00185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04.88" calcext:value-type="float">
            <text:p>104.88</text:p>
          </table:table-cell>
          <table:table-cell office:value-type="float" office:value="2.0045" calcext:value-type="float">
            <text:p>2.0045</text:p>
          </table:table-cell>
          <table:table-cell office:value-type="float" office:value="1.8336" calcext:value-type="float">
            <text:p>1.8336</text:p>
          </table:table-cell>
          <table:table-cell office:value-type="float" office:value="2.159" calcext:value-type="float">
            <text:p>2.159</text:p>
          </table:table-cell>
          <table:table-cell office:value-type="float" office:value="0.97215" calcext:value-type="float">
            <text:p>0.97215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0040097" calcext:value-type="float">
            <text:p>0.000400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04.88" calcext:value-type="float">
            <text:p>104.88</text:p>
          </table:table-cell>
          <table:table-cell office:value-type="float" office:value="2.0426" calcext:value-type="float">
            <text:p>2.0426</text:p>
          </table:table-cell>
          <table:table-cell office:value-type="float" office:value="1.8765" calcext:value-type="float">
            <text:p>1.8765</text:p>
          </table:table-cell>
          <table:table-cell office:value-type="float" office:value="2.1912" calcext:value-type="float">
            <text:p>2.1912</text:p>
          </table:table-cell>
          <table:table-cell office:value-type="float" office:value="0.95136" calcext:value-type="float">
            <text:p>0.95136</text:p>
          </table:table-cell>
          <table:table-cell office:value-type="float" office:value="0.047345" calcext:value-type="float">
            <text:p>0.047345</text:p>
          </table:table-cell>
          <table:table-cell office:value-type="float" office:value="0.00032526" calcext:value-type="float">
            <text:p>0.000325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04.88" calcext:value-type="float">
            <text:p>104.88</text:p>
          </table:table-cell>
          <table:table-cell office:value-type="float" office:value="1.2977" calcext:value-type="float">
            <text:p>1.2977</text:p>
          </table:table-cell>
          <table:table-cell office:value-type="float" office:value="1.1636" calcext:value-type="float">
            <text:p>1.1636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44933" calcext:value-type="float">
            <text:p>0.44933</text:p>
          </table:table-cell>
          <table:table-cell office:value-type="float" office:value="0.35634" calcext:value-type="float">
            <text:p>0.35634</text:p>
          </table:table-cell>
          <table:table-cell office:value-type="float" office:value="0.52041" calcext:value-type="float">
            <text:p>0.52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96003" calcext:value-type="float">
            <text:p>0.96003</text:p>
          </table:table-cell>
          <table:table-cell office:value-type="float" office:value="0.84809" calcext:value-type="float">
            <text:p>0.84809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47764" calcext:value-type="float">
            <text:p>0.47764</text:p>
          </table:table-cell>
          <table:table-cell office:value-type="float" office:value="0.33911" calcext:value-type="float">
            <text:p>0.33911</text:p>
          </table:table-cell>
          <table:table-cell office:value-type="float" office:value="0.48309" calcext:value-type="float">
            <text:p>0.483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04.88" calcext:value-type="float">
            <text:p>104.88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3786" calcext:value-type="float">
            <text:p>1.3786</text:p>
          </table:table-cell>
          <table:table-cell office:value-type="float" office:value="0.98003" calcext:value-type="float">
            <text:p>0.98003</text:p>
          </table:table-cell>
          <table:table-cell office:value-type="float" office:value="0.019307" calcext:value-type="float">
            <text:p>0.019307</text:p>
          </table:table-cell>
          <table:table-cell office:value-type="float" office:value="0.0016684" calcext:value-type="float">
            <text:p>0.00166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04.88" calcext:value-type="float">
            <text:p>104.88</text:p>
          </table:table-cell>
          <table:table-cell office:value-type="float" office:value="1.1321" calcext:value-type="float">
            <text:p>1.1321</text:p>
          </table:table-cell>
          <table:table-cell office:value-type="float" office:value="1.0189" calcext:value-type="float">
            <text:p>1.0189</text:p>
          </table:table-cell>
          <table:table-cell office:value-type="float" office:value="1.2294" calcext:value-type="float">
            <text:p>1.2294</text:p>
          </table:table-cell>
          <table:table-cell office:value-type="float" office:value="0.98346" calcext:value-type="float">
            <text:p>0.98346</text:p>
          </table:table-cell>
          <table:table-cell office:value-type="float" office:value="0.014493" calcext:value-type="float">
            <text:p>0.014493</text:p>
          </table:table-cell>
          <table:table-cell office:value-type="float" office:value="0.0002114" calcext:value-type="float">
            <text:p>0.00021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86382" calcext:value-type="float">
            <text:p>0.86382</text:p>
          </table:table-cell>
          <table:table-cell office:value-type="float" office:value="0.77334" calcext:value-type="float">
            <text:p>0.77334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43965" calcext:value-type="float">
            <text:p>0.43965</text:p>
          </table:table-cell>
          <table:table-cell office:value-type="float" office:value="0.39509" calcext:value-type="float">
            <text:p>0.39509</text:p>
          </table:table-cell>
          <table:table-cell office:value-type="float" office:value="0.45974" calcext:value-type="float">
            <text:p>0.45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66354" calcext:value-type="float">
            <text:p>0.66354</text:p>
          </table:table-cell>
          <table:table-cell office:value-type="float" office:value="0.59215" calcext:value-type="float">
            <text:p>0.59215</text:p>
          </table:table-cell>
          <table:table-cell office:value-type="float" office:value="0.74229" calcext:value-type="float">
            <text:p>0.74229</text:p>
          </table:table-cell>
          <table:table-cell office:value-type="float" office:value="0.43553" calcext:value-type="float">
            <text:p>0.43553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43145" calcext:value-type="float">
            <text:p>0.43145</text:p>
          </table:table-cell>
          <table:table-cell office:value-type="float" office:value="0.41651" calcext:value-type="float">
            <text:p>0.41651</text:p>
          </table:table-cell>
          <table:table-cell office:value-type="float" office:value="0.4386" calcext:value-type="float">
            <text:p>0.4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57404" calcext:value-type="float">
            <text:p>0.57404</text:p>
          </table:table-cell>
          <table:table-cell office:value-type="float" office:value="0.72192" calcext:value-type="float">
            <text:p>0.72192</text:p>
          </table:table-cell>
          <table:table-cell office:value-type="float" office:value="0.43874" calcext:value-type="float">
            <text:p>0.43874</text:p>
          </table:table-cell>
          <table:table-cell office:value-type="float" office:value="0.41316" calcext:value-type="float">
            <text:p>0.41316</text:p>
          </table:table-cell>
          <table:table-cell office:value-type="float" office:value="0.44201" calcext:value-type="float">
            <text:p>0.44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43972" calcext:value-type="float">
            <text:p>0.43972</text:p>
          </table:table-cell>
          <table:table-cell office:value-type="float" office:value="0.41878" calcext:value-type="float">
            <text:p>0.41878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3592" calcext:value-type="float">
            <text:p>0.53592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41865" calcext:value-type="float">
            <text:p>0.41865</text:p>
          </table:table-cell>
          <table:table-cell office:value-type="float" office:value="0.44631" calcext:value-type="float">
            <text:p>0.44631</text:p>
          </table:table-cell>
          <table:table-cell office:value-type="float" office:value="0.42922" calcext:value-type="float">
            <text:p>0.429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3425" calcext:value-type="float">
            <text:p>0.53425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40858" calcext:value-type="float">
            <text:p>0.40858</text:p>
          </table:table-cell>
          <table:table-cell office:value-type="float" office:value="0.46092" calcext:value-type="float">
            <text:p>0.46092</text:p>
          </table:table-cell>
          <table:table-cell office:value-type="float" office:value="0.42912" calcext:value-type="float">
            <text:p>0.42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56255" calcext:value-type="float">
            <text:p>0.56255</text:p>
          </table:table-cell>
          <table:table-cell office:value-type="float" office:value="0.49185" calcext:value-type="float">
            <text:p>0.49185</text:p>
          </table:table-cell>
          <table:table-cell office:value-type="float" office:value="0.63244" calcext:value-type="float">
            <text:p>0.63244</text:p>
          </table:table-cell>
          <table:table-cell office:value-type="float" office:value="0.36445" calcext:value-type="float">
            <text:p>0.36445</text:p>
          </table:table-cell>
          <table:table-cell office:value-type="float" office:value="0.51102" calcext:value-type="float">
            <text:p>0.51102</text:p>
          </table:table-cell>
          <table:table-cell office:value-type="float" office:value="0.4141" calcext:value-type="float">
            <text:p>0.4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45162" calcext:value-type="float">
            <text:p>0.45162</text:p>
          </table:table-cell>
          <table:table-cell office:value-type="float" office:value="0.39591" calcext:value-type="float">
            <text:p>0.39591</text:p>
          </table:table-cell>
          <table:table-cell office:value-type="float" office:value="0.50879" calcext:value-type="float">
            <text:p>0.50879</text:p>
          </table:table-cell>
          <table:table-cell office:value-type="float" office:value="0.40063" calcext:value-type="float">
            <text:p>0.40063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5705" calcext:value-type="float">
            <text:p>0.457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48802" calcext:value-type="float">
            <text:p>0.48802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41872" calcext:value-type="float">
            <text:p>0.41872</text:p>
          </table:table-cell>
          <table:table-cell office:value-type="float" office:value="0.47633" calcext:value-type="float">
            <text:p>0.47633</text:p>
          </table:table-cell>
          <table:table-cell office:value-type="float" office:value="0.41926" calcext:value-type="float">
            <text:p>0.41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04.88" calcext:value-type="float">
            <text:p>104.88</text:p>
          </table:table-cell>
          <table:table-cell office:value-type="float" office:value="0.70999" calcext:value-type="float">
            <text:p>0.70999</text:p>
          </table:table-cell>
          <table:table-cell office:value-type="float" office:value="0.62748" calcext:value-type="float">
            <text:p>0.62748</text:p>
          </table:table-cell>
          <table:table-cell office:value-type="float" office:value="0.79387" calcext:value-type="float">
            <text:p>0.7938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778" calcext:value-type="float">
            <text:p>0.43778</text:p>
          </table:table-cell>
          <table:table-cell office:value-type="float" office:value="0.44952" calcext:value-type="float">
            <text:p>0.44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82621" calcext:value-type="float">
            <text:p>0.82621</text:p>
          </table:table-cell>
          <table:table-cell office:value-type="float" office:value="0.69224" calcext:value-type="float">
            <text:p>0.69224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41677" calcext:value-type="float">
            <text:p>0.41677</text:p>
          </table:table-cell>
          <table:table-cell office:value-type="float" office:value="0.18894" calcext:value-type="float">
            <text:p>0.18894</text:p>
          </table:table-cell>
          <table:table-cell office:value-type="float" office:value="0.621" calcext:value-type="float">
            <text:p>0.6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6611" calcext:value-type="float">
            <text:p>1.6611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8051" calcext:value-type="float">
            <text:p>1.805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013528" calcext:value-type="float">
            <text:p>0.013528</text:p>
          </table:table-cell>
          <table:table-cell office:value-type="float" office:value="0.0023881" calcext:value-type="float">
            <text:p>0.00238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4691" calcext:value-type="float">
            <text:p>1.4691</text:p>
          </table:table-cell>
          <table:table-cell office:value-type="float" office:value="1.3409" calcext:value-type="float">
            <text:p>1.3409</text:p>
          </table:table-cell>
          <table:table-cell office:value-type="float" office:value="1.5826" calcext:value-type="float">
            <text:p>1.5826</text:p>
          </table:table-cell>
          <table:table-cell office:value-type="float" office:value="0.95698" calcext:value-type="float">
            <text:p>0.95698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.00032602" calcext:value-type="float">
            <text:p>0.000326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4129" calcext:value-type="float">
            <text:p>1.4129</text:p>
          </table:table-cell>
          <table:table-cell office:value-type="float" office:value="1.2923" calcext:value-type="float">
            <text:p>1.2923</text:p>
          </table:table-cell>
          <table:table-cell office:value-type="float" office:value="1.5196" calcext:value-type="float">
            <text:p>1.5196</text:p>
          </table:table-cell>
          <table:table-cell office:value-type="float" office:value="0.97008" calcext:value-type="float">
            <text:p>0.97008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00034204" calcext:value-type="float">
            <text:p>0.00034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2915" calcext:value-type="float">
            <text:p>1.2915</text:p>
          </table:table-cell>
          <table:table-cell office:value-type="float" office:value="1.1815" calcext:value-type="float">
            <text:p>1.1815</text:p>
          </table:table-cell>
          <table:table-cell office:value-type="float" office:value="1.3907" calcext:value-type="float">
            <text:p>1.3907</text:p>
          </table:table-cell>
          <table:table-cell office:value-type="float" office:value="0.98072" calcext:value-type="float">
            <text:p>0.98072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0.00046111" calcext:value-type="float">
            <text:p>0.00046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1835" calcext:value-type="float">
            <text:p>1.1835</text:p>
          </table:table-cell>
          <table:table-cell office:value-type="float" office:value="1.0738" calcext:value-type="float">
            <text:p>1.0738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98531" calcext:value-type="float">
            <text:p>0.98531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0.0013882" calcext:value-type="float">
            <text:p>0.00138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77105" calcext:value-type="float">
            <text:p>0.77105</text:p>
          </table:table-cell>
          <table:table-cell office:value-type="float" office:value="0.67636" calcext:value-type="float">
            <text:p>0.67636</text:p>
          </table:table-cell>
          <table:table-cell office:value-type="float" office:value="0.85221" calcext:value-type="float">
            <text:p>0.85221</text:p>
          </table:table-cell>
          <table:table-cell office:value-type="float" office:value="0.98317" calcext:value-type="float">
            <text:p>0.98317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00085045" calcext:value-type="float">
            <text:p>8.5045E-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86185" calcext:value-type="float">
            <text:p>0.86185</text:p>
          </table:table-cell>
          <table:table-cell office:value-type="float" office:value="0.76633" calcext:value-type="float">
            <text:p>0.76633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97353" calcext:value-type="float">
            <text:p>0.97353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000095297" calcext:value-type="float">
            <text:p>9.5297E-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75436" calcext:value-type="float">
            <text:p>0.7543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84865" calcext:value-type="float">
            <text:p>0.84865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39458" calcext:value-type="float">
            <text:p>0.39458</text:p>
          </table:table-cell>
          <table:table-cell office:value-type="float" office:value="0.45493" calcext:value-type="float">
            <text:p>0.45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59294" calcext:value-type="float">
            <text:p>0.59294</text:p>
          </table:table-cell>
          <table:table-cell office:value-type="float" office:value="0.52306" calcext:value-type="float">
            <text:p>0.52306</text:p>
          </table:table-cell>
          <table:table-cell office:value-type="float" office:value="0.66997" calcext:value-type="float">
            <text:p>0.66997</text:p>
          </table:table-cell>
          <table:table-cell office:value-type="float" office:value="0.45476" calcext:value-type="float">
            <text:p>0.45476</text:p>
          </table:table-cell>
          <table:table-cell office:value-type="float" office:value="0.39853" calcext:value-type="float">
            <text:p>0.39853</text:p>
          </table:table-cell>
          <table:table-cell office:value-type="float" office:value="0.44783" calcext:value-type="float">
            <text:p>0.447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5742" calcext:value-type="float">
            <text:p>0.5742</text:p>
          </table:table-cell>
          <table:table-cell office:value-type="float" office:value="0.72806" calcext:value-type="float">
            <text:p>0.72806</text:p>
          </table:table-cell>
          <table:table-cell office:value-type="float" office:value="0.45495" calcext:value-type="float">
            <text:p>0.45495</text:p>
          </table:table-cell>
          <table:table-cell office:value-type="float" office:value="0.40446" calcext:value-type="float">
            <text:p>0.40446</text:p>
          </table:table-cell>
          <table:table-cell office:value-type="float" office:value="0.44807" calcext:value-type="float">
            <text:p>0.448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69301" calcext:value-type="float">
            <text:p>0.69301</text:p>
          </table:table-cell>
          <table:table-cell office:value-type="float" office:value="0.43424" calcext:value-type="float">
            <text:p>0.43424</text:p>
          </table:table-cell>
          <table:table-cell office:value-type="float" office:value="0.43083" calcext:value-type="float">
            <text:p>0.43083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41136" calcext:value-type="float">
            <text:p>0.41136</text:p>
          </table:table-cell>
          <table:table-cell office:value-type="float" office:value="0.45821" calcext:value-type="float">
            <text:p>0.45821</text:p>
          </table:table-cell>
          <table:table-cell office:value-type="float" office:value="0.43466" calcext:value-type="float">
            <text:p>0.43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52166" calcext:value-type="float">
            <text:p>0.52166</text:p>
          </table:table-cell>
          <table:table-cell office:value-type="float" office:value="0.65948" calcext:value-type="float">
            <text:p>0.65948</text:p>
          </table:table-cell>
          <table:table-cell office:value-type="float" office:value="0.37862" calcext:value-type="float">
            <text:p>0.37862</text:p>
          </table:table-cell>
          <table:table-cell office:value-type="float" office:value="0.49549" calcext:value-type="float">
            <text:p>0.49549</text:p>
          </table:table-cell>
          <table:table-cell office:value-type="float" office:value="0.42569" calcext:value-type="float">
            <text:p>0.425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56773" calcext:value-type="float">
            <text:p>0.56773</text:p>
          </table:table-cell>
          <table:table-cell office:value-type="float" office:value="0.44743" calcext:value-type="float">
            <text:p>0.44743</text:p>
          </table:table-cell>
          <table:table-cell office:value-type="float" office:value="0.67119" calcext:value-type="float">
            <text:p>0.67119</text:p>
          </table:table-cell>
          <table:table-cell office:value-type="float" office:value="0.61723" calcext:value-type="float">
            <text:p>0.61723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56388" calcext:value-type="float">
            <text:p>0.56388</text:p>
          </table:table-cell>
          <table:table-cell office:value-type="float" office:value="0.50035" calcext:value-type="float">
            <text:p>0.50035</text:p>
          </table:table-cell>
          <table:table-cell office:value-type="float" office:value="0.62604" calcext:value-type="float">
            <text:p>0.62604</text:p>
          </table:table-cell>
          <table:table-cell office:value-type="float" office:value="0.42813" calcext:value-type="float">
            <text:p>0.42813</text:p>
          </table:table-cell>
          <table:table-cell office:value-type="float" office:value="0.46646" calcext:value-type="float">
            <text:p>0.46646</text:p>
          </table:table-cell>
          <table:table-cell office:value-type="float" office:value="0.42663" calcext:value-type="float">
            <text:p>0.42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07.39" calcext:value-type="float">
            <text:p>107.39</text:p>
          </table:table-cell>
          <table:table-cell office:value-type="float" office:value="0.70534" calcext:value-type="float">
            <text:p>0.70534</text:p>
          </table:table-cell>
          <table:table-cell office:value-type="float" office:value="0.62214" calcext:value-type="float">
            <text:p>0.62214</text:p>
          </table:table-cell>
          <table:table-cell office:value-type="float" office:value="0.79102" calcext:value-type="float">
            <text:p>0.79102</text:p>
          </table:table-cell>
          <table:table-cell office:value-type="float" office:value="0.46773" calcext:value-type="float">
            <text:p>0.46773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09.9" calcext:value-type="float">
            <text:p>109.9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71574" calcext:value-type="float">
            <text:p>0.71574</text:p>
          </table:table-cell>
          <table:table-cell office:value-type="float" office:value="1.0294" calcext:value-type="float">
            <text:p>1.0294</text:p>
          </table:table-cell>
          <table:table-cell office:value-type="float" office:value="0.41954" calcext:value-type="float">
            <text:p>0.41954</text:p>
          </table:table-cell>
          <table:table-cell office:value-type="float" office:value="0.19091" calcext:value-type="float">
            <text:p>0.19091</text:p>
          </table:table-cell>
          <table:table-cell office:value-type="float" office:value="0.60208" calcext:value-type="float">
            <text:p>0.60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09.9" calcext:value-type="float">
            <text:p>109.9</text:p>
          </table:table-cell>
          <table:table-cell office:value-type="float" office:value="0.57316" calcext:value-type="float">
            <text:p>0.57316</text:p>
          </table:table-cell>
          <table:table-cell office:value-type="float" office:value="0.48788" calcext:value-type="float">
            <text:p>0.48788</text:p>
          </table:table-cell>
          <table:table-cell office:value-type="float" office:value="0.69736" calcext:value-type="float">
            <text:p>0.69736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0.26302" calcext:value-type="float">
            <text:p>0.26302</text:p>
          </table:table-cell>
          <table:table-cell office:value-type="float" office:value="0.56897" calcext:value-type="float">
            <text:p>0.568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09.9" calcext:value-type="float">
            <text:p>109.9</text:p>
          </table:table-cell>
          <table:table-cell office:value-type="float" office:value="0.64669" calcext:value-type="float">
            <text:p>0.64669</text:p>
          </table:table-cell>
          <table:table-cell office:value-type="float" office:value="0.55572" calcext:value-type="float">
            <text:p>0.55572</text:p>
          </table:table-cell>
          <table:table-cell office:value-type="float" office:value="0.78252" calcext:value-type="float">
            <text:p>0.78252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26911" calcext:value-type="float">
            <text:p>0.26911</text:p>
          </table:table-cell>
          <table:table-cell office:value-type="float" office:value="0.5807" calcext:value-type="float">
            <text:p>0.58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09.9" calcext:value-type="float">
            <text:p>109.9</text:p>
          </table:table-cell>
          <table:table-cell office:value-type="float" office:value="2.0433" calcext:value-type="float">
            <text:p>2.0433</text:p>
          </table:table-cell>
          <table:table-cell office:value-type="float" office:value="1.8493" calcext:value-type="float">
            <text:p>1.8493</text:p>
          </table:table-cell>
          <table:table-cell office:value-type="float" office:value="2.3048" calcext:value-type="float">
            <text:p>2.3048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32598" calcext:value-type="float">
            <text:p>0.32598</text:p>
          </table:table-cell>
          <table:table-cell office:value-type="float" office:value="0.50547" calcext:value-type="float">
            <text:p>0.505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09.9" calcext:value-type="float">
            <text:p>109.9</text:p>
          </table:table-cell>
          <table:table-cell office:value-type="float" office:value="1.8746" calcext:value-type="float">
            <text:p>1.8746</text:p>
          </table:table-cell>
          <table:table-cell office:value-type="float" office:value="1.6951" calcext:value-type="float">
            <text:p>1.6951</text:p>
          </table:table-cell>
          <table:table-cell office:value-type="float" office:value="2.0383" calcext:value-type="float">
            <text:p>2.0383</text:p>
          </table:table-cell>
          <table:table-cell office:value-type="float" office:value="0.98648" calcext:value-type="float">
            <text:p>0.98648</text:p>
          </table:table-cell>
          <table:table-cell office:value-type="float" office:value="0.0090727" calcext:value-type="float">
            <text:p>0.0090727</text:p>
          </table:table-cell>
          <table:table-cell office:value-type="float" office:value="0.005464" calcext:value-type="float">
            <text:p>0.005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09.9" calcext:value-type="float">
            <text:p>109.9</text:p>
          </table:table-cell>
          <table:table-cell office:value-type="float" office:value="1.7219" calcext:value-type="float">
            <text:p>1.7219</text:p>
          </table:table-cell>
          <table:table-cell office:value-type="float" office:value="1.577" calcext:value-type="float">
            <text:p>1.577</text:p>
          </table:table-cell>
          <table:table-cell office:value-type="float" office:value="1.8502" calcext:value-type="float">
            <text:p>1.8502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035894" calcext:value-type="float">
            <text:p>0.035894</text:p>
          </table:table-cell>
          <table:table-cell office:value-type="float" office:value="0.0002455" calcext:value-type="float">
            <text:p>0.00024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09.9" calcext:value-type="float">
            <text:p>109.9</text:p>
          </table:table-cell>
          <table:table-cell office:value-type="float" office:value="1.298" calcext:value-type="float">
            <text:p>1.298</text:p>
          </table:table-cell>
          <table:table-cell office:value-type="float" office:value="1.185" calcext:value-type="float">
            <text:p>1.185</text:p>
          </table:table-cell>
          <table:table-cell office:value-type="float" office:value="1.3968" calcext:value-type="float">
            <text:p>1.3968</text:p>
          </table:table-cell>
          <table:table-cell office:value-type="float" office:value="0.98259" calcext:value-type="float">
            <text:p>0.98259</text:p>
          </table:table-cell>
          <table:table-cell office:value-type="float" office:value="0.015806" calcext:value-type="float">
            <text:p>0.015806</text:p>
          </table:table-cell>
          <table:table-cell office:value-type="float" office:value="0.0010609" calcext:value-type="float">
            <text:p>0.0010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09.9" calcext:value-type="float">
            <text:p>109.9</text:p>
          </table:table-cell>
          <table:table-cell office:value-type="float" office:value="1.0964" calcext:value-type="float">
            <text:p>1.0964</text:p>
          </table:table-cell>
          <table:table-cell office:value-type="float" office:value="0.99258" calcext:value-type="float">
            <text:p>0.99258</text:p>
          </table:table-cell>
          <table:table-cell office:value-type="float" office:value="1.1894" calcext:value-type="float">
            <text:p>1.1894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09.9" calcext:value-type="float">
            <text:p>109.9</text:p>
          </table:table-cell>
          <table:table-cell office:value-type="float" office:value="0.61203" calcext:value-type="float">
            <text:p>0.61203</text:p>
          </table:table-cell>
          <table:table-cell office:value-type="float" office:value="0.53568" calcext:value-type="float">
            <text:p>0.53568</text:p>
          </table:table-cell>
          <table:table-cell office:value-type="float" office:value="0.70102" calcext:value-type="float">
            <text:p>0.70102</text:p>
          </table:table-cell>
          <table:table-cell office:value-type="float" office:value="0.46253" calcext:value-type="float">
            <text:p>0.46253</text:p>
          </table:table-cell>
          <table:table-cell office:value-type="float" office:value="0.37439" calcext:value-type="float">
            <text:p>0.37439</text:p>
          </table:table-cell>
          <table:table-cell office:value-type="float" office:value="0.47683" calcext:value-type="float">
            <text:p>0.476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09.9" calcext:value-type="float">
            <text:p>109.9</text:p>
          </table:table-cell>
          <table:table-cell office:value-type="float" office:value="0.64106" calcext:value-type="float">
            <text:p>0.64106</text:p>
          </table:table-cell>
          <table:table-cell office:value-type="float" office:value="0.56232" calcext:value-type="float">
            <text:p>0.56232</text:p>
          </table:table-cell>
          <table:table-cell office:value-type="float" office:value="0.73155" calcext:value-type="float">
            <text:p>0.73155</text:p>
          </table:table-cell>
          <table:table-cell office:value-type="float" office:value="0.46053" calcext:value-type="float">
            <text:p>0.46053</text:p>
          </table:table-cell>
          <table:table-cell office:value-type="float" office:value="0.39005" calcext:value-type="float">
            <text:p>0.39005</text:p>
          </table:table-cell>
          <table:table-cell office:value-type="float" office:value="0.45177" calcext:value-type="float">
            <text:p>0.451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09.9" calcext:value-type="float">
            <text:p>109.9</text:p>
          </table:table-cell>
          <table:table-cell office:value-type="float" office:value="0.673" calcext:value-type="float">
            <text:p>0.673</text:p>
          </table:table-cell>
          <table:table-cell office:value-type="float" office:value="0.59109" calcext:value-type="float">
            <text:p>0.59109</text:p>
          </table:table-cell>
          <table:table-cell office:value-type="float" office:value="0.76542" calcext:value-type="float">
            <text:p>0.76542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0.38324" calcext:value-type="float">
            <text:p>0.38324</text:p>
          </table:table-cell>
          <table:table-cell office:value-type="float" office:value="0.45884" calcext:value-type="float">
            <text:p>0.458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09.9" calcext:value-type="float">
            <text:p>109.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58956" calcext:value-type="float">
            <text:p>0.58956</text:p>
          </table:table-cell>
          <table:table-cell office:value-type="float" office:value="0.76562" calcext:value-type="float">
            <text:p>0.76562</text:p>
          </table:table-cell>
          <table:table-cell office:value-type="float" office:value="0.47724" calcext:value-type="float">
            <text:p>0.47724</text:p>
          </table:table-cell>
          <table:table-cell office:value-type="float" office:value="0.38338" calcext:value-type="float">
            <text:p>0.38338</text:p>
          </table:table-cell>
          <table:table-cell office:value-type="float" office:value="0.46179" calcext:value-type="float">
            <text:p>0.46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09.9" calcext:value-type="float">
            <text:p>109.9</text:p>
          </table:table-cell>
          <table:table-cell office:value-type="float" office:value="0.67428" calcext:value-type="float">
            <text:p>0.67428</text:p>
          </table:table-cell>
          <table:table-cell office:value-type="float" office:value="0.60264" calcext:value-type="float">
            <text:p>0.60264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44559" calcext:value-type="float">
            <text:p>0.44559</text:p>
          </table:table-cell>
          <table:table-cell office:value-type="float" office:value="0.41956" calcext:value-type="float">
            <text:p>0.41956</text:p>
          </table:table-cell>
          <table:table-cell office:value-type="float" office:value="0.44922" calcext:value-type="float">
            <text:p>0.449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09.9" calcext:value-type="float">
            <text:p>109.9</text:p>
          </table:table-cell>
          <table:table-cell office:value-type="float" office:value="0.64959" calcext:value-type="float">
            <text:p>0.64959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71834" calcext:value-type="float">
            <text:p>0.71834</text:p>
          </table:table-cell>
          <table:table-cell office:value-type="float" office:value="0.41695" calcext:value-type="float">
            <text:p>0.41695</text:p>
          </table:table-cell>
          <table:table-cell office:value-type="float" office:value="0.45199" calcext:value-type="float">
            <text:p>0.45199</text:p>
          </table:table-cell>
          <table:table-cell office:value-type="float" office:value="0.44368" calcext:value-type="float">
            <text:p>0.44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09.9" calcext:value-type="float">
            <text:p>109.9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52145" calcext:value-type="float">
            <text:p>0.52145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48963" calcext:value-type="float">
            <text:p>0.4896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09.9" calcext:value-type="float">
            <text:p>109.9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65357" calcext:value-type="float">
            <text:p>0.65357</text:p>
          </table:table-cell>
          <table:table-cell office:value-type="float" office:value="0.69219" calcext:value-type="float">
            <text:p>0.69219</text:p>
          </table:table-cell>
          <table:table-cell office:value-type="float" office:value="0.32296" calcext:value-type="float">
            <text:p>0.32296</text:p>
          </table:table-cell>
          <table:table-cell office:value-type="float" office:value="0.0013539" calcext:value-type="float">
            <text:p>0.001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09.9" calcext:value-type="float">
            <text:p>109.9</text:p>
          </table:table-cell>
          <table:table-cell office:value-type="float" office:value="0.57086" calcext:value-type="float">
            <text:p>0.57086</text:p>
          </table:table-cell>
          <table:table-cell office:value-type="float" office:value="0.50714" calcext:value-type="float">
            <text:p>0.50714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45952" calcext:value-type="float">
            <text:p>0.45952</text:p>
          </table:table-cell>
          <table:table-cell office:value-type="float" office:value="0.43295" calcext:value-type="float">
            <text:p>0.43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09.9" calcext:value-type="float">
            <text:p>109.9</text:p>
          </table:table-cell>
          <table:table-cell office:value-type="float" office:value="0.85919" calcext:value-type="float">
            <text:p>0.85919</text:p>
          </table:table-cell>
          <table:table-cell office:value-type="float" office:value="0.75907" calcext:value-type="float">
            <text:p>0.75907</text:p>
          </table:table-cell>
          <table:table-cell office:value-type="float" office:value="0.96252" calcext:value-type="float">
            <text:p>0.96252</text:p>
          </table:table-cell>
          <table:table-cell office:value-type="float" office:value="0.46168" calcext:value-type="float">
            <text:p>0.46168</text:p>
          </table:table-cell>
          <table:table-cell office:value-type="float" office:value="0.44487" calcext:value-type="float">
            <text:p>0.44487</text:p>
          </table:table-cell>
          <table:table-cell office:value-type="float" office:value="0.4339" calcext:value-type="float">
            <text:p>0.43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83362" calcext:value-type="float">
            <text:p>0.83362</text:p>
          </table:table-cell>
          <table:table-cell office:value-type="float" office:value="0.69704" calcext:value-type="float">
            <text:p>0.69704</text:p>
          </table:table-cell>
          <table:table-cell office:value-type="float" office:value="1.006" calcext:value-type="float">
            <text:p>1.006</text:p>
          </table:table-cell>
          <table:table-cell office:value-type="float" office:value="0.41752" calcext:value-type="float">
            <text:p>0.41752</text:p>
          </table:table-cell>
          <table:table-cell office:value-type="float" office:value="0.19273" calcext:value-type="float">
            <text:p>0.19273</text:p>
          </table:table-cell>
          <table:table-cell office:value-type="float" office:value="0.61468" calcext:value-type="float">
            <text:p>0.61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81718" calcext:value-type="float">
            <text:p>0.81718</text:p>
          </table:table-cell>
          <table:table-cell office:value-type="float" office:value="0.70612" calcext:value-type="float">
            <text:p>0.70612</text:p>
          </table:table-cell>
          <table:table-cell office:value-type="float" office:value="0.98108" calcext:value-type="float">
            <text:p>0.98108</text:p>
          </table:table-cell>
          <table:table-cell office:value-type="float" office:value="0.38807" calcext:value-type="float">
            <text:p>0.38807</text:p>
          </table:table-cell>
          <table:table-cell office:value-type="float" office:value="0.27479" calcext:value-type="float">
            <text:p>0.27479</text:p>
          </table:table-cell>
          <table:table-cell office:value-type="float" office:value="0.54674" calcext:value-type="float">
            <text:p>0.54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74287" calcext:value-type="float">
            <text:p>0.74287</text:p>
          </table:table-cell>
          <table:table-cell office:value-type="float" office:value="0.64202" calcext:value-type="float">
            <text:p>0.64202</text:p>
          </table:table-cell>
          <table:table-cell office:value-type="float" office:value="0.89945" calcext:value-type="float">
            <text:p>0.89945</text:p>
          </table:table-cell>
          <table:table-cell office:value-type="float" office:value="0.38866" calcext:value-type="float">
            <text:p>0.38866</text:p>
          </table:table-cell>
          <table:table-cell office:value-type="float" office:value="0.27916" calcext:value-type="float">
            <text:p>0.27916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72782" calcext:value-type="float">
            <text:p>0.72782</text:p>
          </table:table-cell>
          <table:table-cell office:value-type="float" office:value="0.63716" calcext:value-type="float">
            <text:p>0.63716</text:p>
          </table:table-cell>
          <table:table-cell office:value-type="float" office:value="0.80508" calcext:value-type="float">
            <text:p>0.80508</text:p>
          </table:table-cell>
          <table:table-cell office:value-type="float" office:value="0.72519" calcext:value-type="float">
            <text:p>0.72519</text:p>
          </table:table-cell>
          <table:table-cell office:value-type="float" office:value="0.13632" calcext:value-type="float">
            <text:p>0.13632</text:p>
          </table:table-cell>
          <table:table-cell office:value-type="float" office:value="0.019819" calcext:value-type="float">
            <text:p>0.019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57361" calcext:value-type="float">
            <text:p>0.57361</text:p>
          </table:table-cell>
          <table:table-cell office:value-type="float" office:value="0.49485" calcext:value-type="float">
            <text:p>0.49485</text:p>
          </table:table-cell>
          <table:table-cell office:value-type="float" office:value="0.69753" calcext:value-type="float">
            <text:p>0.69753</text:p>
          </table:table-cell>
          <table:table-cell office:value-type="float" office:value="0.39722" calcext:value-type="float">
            <text:p>0.39722</text:p>
          </table:table-cell>
          <table:table-cell office:value-type="float" office:value="0.28811" calcext:value-type="float">
            <text:p>0.28811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64702" calcext:value-type="float">
            <text:p>0.6470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78038" calcext:value-type="float">
            <text:p>0.78038</text:p>
          </table:table-cell>
          <table:table-cell office:value-type="float" office:value="0.42704" calcext:value-type="float">
            <text:p>0.42704</text:p>
          </table:table-cell>
          <table:table-cell office:value-type="float" office:value="0.27526" calcext:value-type="float">
            <text:p>0.27526</text:p>
          </table:table-cell>
          <table:table-cell office:value-type="float" office:value="0.53735" calcext:value-type="float">
            <text:p>0.53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12.41" calcext:value-type="float">
            <text:p>112.41</text:p>
          </table:table-cell>
          <table:table-cell office:value-type="float" office:value="1.5039" calcext:value-type="float">
            <text:p>1.5039</text:p>
          </table:table-cell>
          <table:table-cell office:value-type="float" office:value="1.3436" calcext:value-type="float">
            <text:p>1.3436</text:p>
          </table:table-cell>
          <table:table-cell office:value-type="float" office:value="1.7209" calcext:value-type="float">
            <text:p>1.7209</text:p>
          </table:table-cell>
          <table:table-cell office:value-type="float" office:value="0.46988" calcext:value-type="float">
            <text:p>0.46988</text:p>
          </table:table-cell>
          <table:table-cell office:value-type="float" office:value="0.29253" calcext:value-type="float">
            <text:p>0.29253</text:p>
          </table:table-cell>
          <table:table-cell office:value-type="float" office:value="0.53118" calcext:value-type="float">
            <text:p>0.53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.8952" calcext:value-type="float">
            <text:p>1.8952</text:p>
          </table:table-cell>
          <table:table-cell office:value-type="float" office:value="1.7168" calcext:value-type="float">
            <text:p>1.7168</text:p>
          </table:table-cell>
          <table:table-cell office:value-type="float" office:value="2.0596" calcext:value-type="float">
            <text:p>2.0596</text:p>
          </table:table-cell>
          <table:table-cell office:value-type="float" office:value="0.98814" calcext:value-type="float">
            <text:p>0.98814</text:p>
          </table:table-cell>
          <table:table-cell office:value-type="float" office:value="0.0079745" calcext:value-type="float">
            <text:p>0.0079745</text:p>
          </table:table-cell>
          <table:table-cell office:value-type="float" office:value="0.0044257" calcext:value-type="float">
            <text:p>0.00442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2.41" calcext:value-type="float">
            <text:p>112.41</text:p>
          </table:table-cell>
          <table:table-cell office:value-type="float" office:value="2.4104" calcext:value-type="float">
            <text:p>2.4104</text:p>
          </table:table-cell>
          <table:table-cell office:value-type="float" office:value="2.1853" calcext:value-type="float">
            <text:p>2.1853</text:p>
          </table:table-cell>
          <table:table-cell office:value-type="float" office:value="2.6842" calcext:value-type="float">
            <text:p>2.6842</text:p>
          </table:table-cell>
          <table:table-cell office:value-type="float" office:value="0.43737" calcext:value-type="float">
            <text:p>0.43737</text:p>
          </table:table-cell>
          <table:table-cell office:value-type="float" office:value="0.34182" calcext:value-type="float">
            <text:p>0.34182</text:p>
          </table:table-cell>
          <table:table-cell office:value-type="float" office:value="0.47919" calcext:value-type="float">
            <text:p>0.47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.8794" calcext:value-type="float">
            <text:p>1.8794</text:p>
          </table:table-cell>
          <table:table-cell office:value-type="float" office:value="1.6893" calcext:value-type="float">
            <text:p>1.6893</text:p>
          </table:table-cell>
          <table:table-cell office:value-type="float" office:value="2.0475" calcext:value-type="float">
            <text:p>2.0475</text:p>
          </table:table-cell>
          <table:table-cell office:value-type="float" office:value="0.98732" calcext:value-type="float">
            <text:p>0.98732</text:p>
          </table:table-cell>
          <table:table-cell office:value-type="float" office:value="0.0078672" calcext:value-type="float">
            <text:p>0.0078672</text:p>
          </table:table-cell>
          <table:table-cell office:value-type="float" office:value="0.0026097" calcext:value-type="float">
            <text:p>0.00260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12.41" calcext:value-type="float">
            <text:p>112.41</text:p>
          </table:table-cell>
          <table:table-cell office:value-type="float" office:value="1.7345" calcext:value-type="float">
            <text:p>1.7345</text:p>
          </table:table-cell>
          <table:table-cell office:value-type="float" office:value="1.5688" calcext:value-type="float">
            <text:p>1.5688</text:p>
          </table:table-cell>
          <table:table-cell office:value-type="float" office:value="1.8835" calcext:value-type="float">
            <text:p>1.8835</text:p>
          </table:table-cell>
          <table:table-cell office:value-type="float" office:value="0.98608" calcext:value-type="float">
            <text:p>0.98608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0.0029" calcext:value-type="float">
            <text:p>0.00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12.41" calcext:value-type="float">
            <text:p>112.41</text:p>
          </table:table-cell>
          <table:table-cell office:value-type="float" office:value="1.0254" calcext:value-type="float">
            <text:p>1.0254</text:p>
          </table:table-cell>
          <table:table-cell office:value-type="float" office:value="0.91105" calcext:value-type="float">
            <text:p>0.91105</text:p>
          </table:table-cell>
          <table:table-cell office:value-type="float" office:value="1.1636" calcext:value-type="float">
            <text:p>1.1636</text:p>
          </table:table-cell>
          <table:table-cell office:value-type="float" office:value="0.45987" calcext:value-type="float">
            <text:p>0.45987</text:p>
          </table:table-cell>
          <table:table-cell office:value-type="float" office:value="0.37233" calcext:value-type="float">
            <text:p>0.37233</text:p>
          </table:table-cell>
          <table:table-cell office:value-type="float" office:value="0.48927" calcext:value-type="float">
            <text:p>0.489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65028" calcext:value-type="float">
            <text:p>0.65028</text:p>
          </table:table-cell>
          <table:table-cell office:value-type="float" office:value="0.56888" calcext:value-type="float">
            <text:p>0.56888</text:p>
          </table:table-cell>
          <table:table-cell office:value-type="float" office:value="0.74404" calcext:value-type="float">
            <text:p>0.74404</text:p>
          </table:table-cell>
          <table:table-cell office:value-type="float" office:value="0.45883" calcext:value-type="float">
            <text:p>0.45883</text:p>
          </table:table-cell>
          <table:table-cell office:value-type="float" office:value="0.37899" calcext:value-type="float">
            <text:p>0.37899</text:p>
          </table:table-cell>
          <table:table-cell office:value-type="float" office:value="0.46628" calcext:value-type="float">
            <text:p>0.466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75287" calcext:value-type="float">
            <text:p>0.75287</text:p>
          </table:table-cell>
          <table:table-cell office:value-type="float" office:value="0.66392" calcext:value-type="float">
            <text:p>0.66392</text:p>
          </table:table-cell>
          <table:table-cell office:value-type="float" office:value="0.85905" calcext:value-type="float">
            <text:p>0.85905</text:p>
          </table:table-cell>
          <table:table-cell office:value-type="float" office:value="0.46258" calcext:value-type="float">
            <text:p>0.46258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0.45925" calcext:value-type="float">
            <text:p>0.45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76988" calcext:value-type="float">
            <text:p>0.76988</text:p>
          </table:table-cell>
          <table:table-cell office:value-type="float" office:value="0.67422" calcext:value-type="float">
            <text:p>0.67422</text:p>
          </table:table-cell>
          <table:table-cell office:value-type="float" office:value="0.88153" calcext:value-type="float">
            <text:p>0.88153</text:p>
          </table:table-cell>
          <table:table-cell office:value-type="float" office:value="0.48879" calcext:value-type="float">
            <text:p>0.48879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47668" calcext:value-type="float">
            <text:p>0.476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72699" calcext:value-type="float">
            <text:p>0.72699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81688" calcext:value-type="float">
            <text:p>0.81688</text:p>
          </table:table-cell>
          <table:table-cell office:value-type="float" office:value="0.45545" calcext:value-type="float">
            <text:p>0.45545</text:p>
          </table:table-cell>
          <table:table-cell office:value-type="float" office:value="0.40906" calcext:value-type="float">
            <text:p>0.40906</text:p>
          </table:table-cell>
          <table:table-cell office:value-type="float" office:value="0.46521" calcext:value-type="float">
            <text:p>0.465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66572" calcext:value-type="float">
            <text:p>0.66572</text:p>
          </table:table-cell>
          <table:table-cell office:value-type="float" office:value="0.59913" calcext:value-type="float">
            <text:p>0.59913</text:p>
          </table:table-cell>
          <table:table-cell office:value-type="float" office:value="0.73581" calcext:value-type="float">
            <text:p>0.73581</text:p>
          </table:table-cell>
          <table:table-cell office:value-type="float" office:value="0.41838" calcext:value-type="float">
            <text:p>0.41838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207" calcext:value-type="float">
            <text:p>0.45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60533" calcext:value-type="float">
            <text:p>0.60533</text:p>
          </table:table-cell>
          <table:table-cell office:value-type="float" office:value="0.537" calcext:value-type="float">
            <text:p>0.53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38512" calcext:value-type="float">
            <text:p>0.38512</text:p>
          </table:table-cell>
          <table:table-cell office:value-type="float" office:value="0.48948" calcext:value-type="float">
            <text:p>0.48948</text:p>
          </table:table-cell>
          <table:table-cell office:value-type="float" office:value="0.42857" calcext:value-type="float">
            <text:p>0.428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9912" calcext:value-type="float">
            <text:p>0.39912</text:p>
          </table:table-cell>
          <table:table-cell office:value-type="float" office:value="0.50751" calcext:value-type="float">
            <text:p>0.50751</text:p>
          </table:table-cell>
          <table:table-cell office:value-type="float" office:value="0.42388" calcext:value-type="float">
            <text:p>0.42388</text:p>
          </table:table-cell>
          <table:table-cell office:value-type="float" office:value="0.45663" calcext:value-type="float">
            <text:p>0.45663</text:p>
          </table:table-cell>
          <table:table-cell office:value-type="float" office:value="0.44492" calcext:value-type="float">
            <text:p>0.444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57087" calcext:value-type="float">
            <text:p>0.57087</text:p>
          </table:table-cell>
          <table:table-cell office:value-type="float" office:value="0.50591" calcext:value-type="float">
            <text:p>0.50591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43759" calcext:value-type="float">
            <text:p>0.43759</text:p>
          </table:table-cell>
          <table:table-cell office:value-type="float" office:value="0.45638" calcext:value-type="float">
            <text:p>0.45638</text:p>
          </table:table-cell>
          <table:table-cell office:value-type="float" office:value="0.43779" calcext:value-type="float">
            <text:p>0.437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12.41" calcext:value-type="float">
            <text:p>112.41</text:p>
          </table:table-cell>
          <table:table-cell office:value-type="float" office:value="0.90441" calcext:value-type="float">
            <text:p>0.90441</text:p>
          </table:table-cell>
          <table:table-cell office:value-type="float" office:value="0.79747" calcext:value-type="float">
            <text:p>0.79747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155" calcext:value-type="float">
            <text:p>0.44155</text:p>
          </table:table-cell>
          <table:table-cell office:value-type="float" office:value="0.43741" calcext:value-type="float">
            <text:p>0.437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69403" calcext:value-type="float">
            <text:p>0.69403</text:p>
          </table:table-cell>
          <table:table-cell office:value-type="float" office:value="1.0047" calcext:value-type="float">
            <text:p>1.0047</text:p>
          </table:table-cell>
          <table:table-cell office:value-type="float" office:value="0.41894" calcext:value-type="float">
            <text:p>0.41894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68918" calcext:value-type="float">
            <text:p>0.68918</text:p>
          </table:table-cell>
          <table:table-cell office:value-type="float" office:value="0.95342" calcext:value-type="float">
            <text:p>0.95342</text:p>
          </table:table-cell>
          <table:table-cell office:value-type="float" office:value="0.36433" calcext:value-type="float">
            <text:p>0.36433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53558" calcext:value-type="float">
            <text:p>0.535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61186" calcext:value-type="float">
            <text:p>0.61186</text:p>
          </table:table-cell>
          <table:table-cell office:value-type="float" office:value="0.52915" calcext:value-type="float">
            <text:p>0.52915</text:p>
          </table:table-cell>
          <table:table-cell office:value-type="float" office:value="0.74407" calcext:value-type="float">
            <text:p>0.74407</text:p>
          </table:table-cell>
          <table:table-cell office:value-type="float" office:value="0.36596" calcext:value-type="float">
            <text:p>0.36596</text:p>
          </table:table-cell>
          <table:table-cell office:value-type="float" office:value="0.30493" calcext:value-type="float">
            <text:p>0.30493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55648" calcext:value-type="float">
            <text:p>0.55648</text:p>
          </table:table-cell>
          <table:table-cell office:value-type="float" office:value="0.48061" calcext:value-type="float">
            <text:p>0.48061</text:p>
          </table:table-cell>
          <table:table-cell office:value-type="float" office:value="0.68056" calcext:value-type="float">
            <text:p>0.68056</text:p>
          </table:table-cell>
          <table:table-cell office:value-type="float" office:value="0.39035" calcext:value-type="float">
            <text:p>0.39035</text:p>
          </table:table-cell>
          <table:table-cell office:value-type="float" office:value="0.29468" calcext:value-type="float">
            <text:p>0.29468</text:p>
          </table:table-cell>
          <table:table-cell office:value-type="float" office:value="0.54621" calcext:value-type="float">
            <text:p>0.546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60005" calcext:value-type="float">
            <text:p>0.60005</text:p>
          </table:table-cell>
          <table:table-cell office:value-type="float" office:value="0.83437" calcext:value-type="float">
            <text:p>0.83437</text:p>
          </table:table-cell>
          <table:table-cell office:value-type="float" office:value="0.41956" calcext:value-type="float">
            <text:p>0.41956</text:p>
          </table:table-cell>
          <table:table-cell office:value-type="float" office:value="0.27899" calcext:value-type="float">
            <text:p>0.27899</text:p>
          </table:table-cell>
          <table:table-cell office:value-type="float" office:value="0.57859" calcext:value-type="float">
            <text:p>0.57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14.92" calcext:value-type="float">
            <text:p>114.92</text:p>
          </table:table-cell>
          <table:table-cell office:value-type="float" office:value="2.7444" calcext:value-type="float">
            <text:p>2.7444</text:p>
          </table:table-cell>
          <table:table-cell office:value-type="float" office:value="2.5143" calcext:value-type="float">
            <text:p>2.5143</text:p>
          </table:table-cell>
          <table:table-cell office:value-type="float" office:value="2.9604" calcext:value-type="float">
            <text:p>2.9604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0078795" calcext:value-type="float">
            <text:p>0.0078795</text:p>
          </table:table-cell>
          <table:table-cell office:value-type="float" office:value="0.0018237" calcext:value-type="float">
            <text:p>0.00182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4.92" calcext:value-type="float">
            <text:p>114.92</text:p>
          </table:table-cell>
          <table:table-cell office:value-type="float" office:value="2.3782" calcext:value-type="float">
            <text:p>2.3782</text:p>
          </table:table-cell>
          <table:table-cell office:value-type="float" office:value="2.1504" calcext:value-type="float">
            <text:p>2.1504</text:p>
          </table:table-cell>
          <table:table-cell office:value-type="float" office:value="2.6559" calcext:value-type="float">
            <text:p>2.6559</text:p>
          </table:table-cell>
          <table:table-cell office:value-type="float" office:value="0.43482" calcext:value-type="float">
            <text:p>0.43482</text:p>
          </table:table-cell>
          <table:table-cell office:value-type="float" office:value="0.34573" calcext:value-type="float">
            <text:p>0.34573</text:p>
          </table:table-cell>
          <table:table-cell office:value-type="float" office:value="0.47525" calcext:value-type="float">
            <text:p>0.475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14.92" calcext:value-type="float">
            <text:p>114.92</text:p>
          </table:table-cell>
          <table:table-cell office:value-type="float" office:value="2.0689" calcext:value-type="float">
            <text:p>2.0689</text:p>
          </table:table-cell>
          <table:table-cell office:value-type="float" office:value="1.8676" calcext:value-type="float">
            <text:p>1.8676</text:p>
          </table:table-cell>
          <table:table-cell office:value-type="float" office:value="2.2531" calcext:value-type="float">
            <text:p>2.2531</text:p>
          </table:table-cell>
          <table:table-cell office:value-type="float" office:value="0.99297" calcext:value-type="float">
            <text:p>0.99297</text:p>
          </table:table-cell>
          <table:table-cell office:value-type="float" office:value="0.0045904" calcext:value-type="float">
            <text:p>0.0045904</text:p>
          </table:table-cell>
          <table:table-cell office:value-type="float" office:value="0.0012273" calcext:value-type="float">
            <text:p>0.0012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14.92" calcext:value-type="float">
            <text:p>114.92</text:p>
          </table:table-cell>
          <table:table-cell office:value-type="float" office:value="1.756" calcext:value-type="float">
            <text:p>1.756</text:p>
          </table:table-cell>
          <table:table-cell office:value-type="float" office:value="1.572" calcext:value-type="float">
            <text:p>1.572</text:p>
          </table:table-cell>
          <table:table-cell office:value-type="float" office:value="1.9338" calcext:value-type="float">
            <text:p>1.9338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14.92" calcext:value-type="float">
            <text:p>114.92</text:p>
          </table:table-cell>
          <table:table-cell office:value-type="float" office:value="1.0191" calcext:value-type="float">
            <text:p>1.0191</text:p>
          </table:table-cell>
          <table:table-cell office:value-type="float" office:value="0.9071" calcext:value-type="float">
            <text:p>0.9071</text:p>
          </table:table-cell>
          <table:table-cell office:value-type="float" office:value="1.1535" calcext:value-type="float">
            <text:p>1.1535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37786" calcext:value-type="float">
            <text:p>0.37786</text:p>
          </table:table-cell>
          <table:table-cell office:value-type="float" office:value="0.48901" calcext:value-type="float">
            <text:p>0.48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73115" calcext:value-type="float">
            <text:p>0.73115</text:p>
          </table:table-cell>
          <table:table-cell office:value-type="float" office:value="0.64281" calcext:value-type="float">
            <text:p>0.64281</text:p>
          </table:table-cell>
          <table:table-cell office:value-type="float" office:value="0.80948" calcext:value-type="float">
            <text:p>0.80948</text:p>
          </table:table-cell>
          <table:table-cell office:value-type="float" office:value="0.98909" calcext:value-type="float">
            <text:p>0.98909</text:p>
          </table:table-cell>
          <table:table-cell office:value-type="float" office:value="0.0068188" calcext:value-type="float">
            <text:p>0.0068188</text:p>
          </table:table-cell>
          <table:table-cell office:value-type="float" office:value="0.0017545" calcext:value-type="float">
            <text:p>0.0017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71338" calcext:value-type="float">
            <text:p>0.71338</text:p>
          </table:table-cell>
          <table:table-cell office:value-type="float" office:value="0.62418" calcext:value-type="float">
            <text:p>0.62418</text:p>
          </table:table-cell>
          <table:table-cell office:value-type="float" office:value="0.82356" calcext:value-type="float">
            <text:p>0.82356</text:p>
          </table:table-cell>
          <table:table-cell office:value-type="float" office:value="0.46515" calcext:value-type="float">
            <text:p>0.46515</text:p>
          </table:table-cell>
          <table:table-cell office:value-type="float" office:value="0.37535" calcext:value-type="float">
            <text:p>0.37535</text:p>
          </table:table-cell>
          <table:table-cell office:value-type="float" office:value="0.5213" calcext:value-type="float">
            <text:p>0.5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58431" calcext:value-type="float">
            <text:p>0.58431</text:p>
          </table:table-cell>
          <table:table-cell office:value-type="float" office:value="0.50686" calcext:value-type="float">
            <text:p>0.50686</text:p>
          </table:table-cell>
          <table:table-cell office:value-type="float" office:value="0.67975" calcext:value-type="float">
            <text:p>0.67975</text:p>
          </table:table-cell>
          <table:table-cell office:value-type="float" office:value="0.47246" calcext:value-type="float">
            <text:p>0.47246</text:p>
          </table:table-cell>
          <table:table-cell office:value-type="float" office:value="0.37991" calcext:value-type="float">
            <text:p>0.37991</text:p>
          </table:table-cell>
          <table:table-cell office:value-type="float" office:value="0.51628" calcext:value-type="float">
            <text:p>0.516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66701" calcext:value-type="float">
            <text:p>0.66701</text:p>
          </table:table-cell>
          <table:table-cell office:value-type="float" office:value="0.84555" calcext:value-type="float">
            <text:p>0.84555</text:p>
          </table:table-cell>
          <table:table-cell office:value-type="float" office:value="0.46215" calcext:value-type="float">
            <text:p>0.46215</text:p>
          </table:table-cell>
          <table:table-cell office:value-type="float" office:value="0.40069" calcext:value-type="float">
            <text:p>0.4006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65119" calcext:value-type="float">
            <text:p>0.65119</text:p>
          </table:table-cell>
          <table:table-cell office:value-type="float" office:value="0.58531" calcext:value-type="float">
            <text:p>0.58531</text:p>
          </table:table-cell>
          <table:table-cell office:value-type="float" office:value="0.72213" calcext:value-type="float">
            <text:p>0.72213</text:p>
          </table:table-cell>
          <table:table-cell office:value-type="float" office:value="0.42035" calcext:value-type="float">
            <text:p>0.42035</text:p>
          </table:table-cell>
          <table:table-cell office:value-type="float" office:value="0.44947" calcext:value-type="float">
            <text:p>0.44947</text:p>
          </table:table-cell>
          <table:table-cell office:value-type="float" office:value="0.44326" calcext:value-type="float">
            <text:p>0.443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55211" calcext:value-type="float">
            <text:p>0.55211</text:p>
          </table:table-cell>
          <table:table-cell office:value-type="float" office:value="0.49186" calcext:value-type="float">
            <text:p>0.49186</text:p>
          </table:table-cell>
          <table:table-cell office:value-type="float" office:value="0.61067" calcext:value-type="float">
            <text:p>0.61067</text:p>
          </table:table-cell>
          <table:table-cell office:value-type="float" office:value="0.40071" calcext:value-type="float">
            <text:p>0.4007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2568" calcext:value-type="float">
            <text:p>0.42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39997" calcext:value-type="float">
            <text:p>0.39997</text:p>
          </table:table-cell>
          <table:table-cell office:value-type="float" office:value="0.50685" calcext:value-type="float">
            <text:p>0.50685</text:p>
          </table:table-cell>
          <table:table-cell office:value-type="float" office:value="0.42444" calcext:value-type="float">
            <text:p>0.42444</text:p>
          </table:table-cell>
          <table:table-cell office:value-type="float" office:value="0.45567" calcext:value-type="float">
            <text:p>0.45567</text:p>
          </table:table-cell>
          <table:table-cell office:value-type="float" office:value="0.44912" calcext:value-type="float">
            <text:p>0.44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59836" calcext:value-type="float">
            <text:p>0.59836</text:p>
          </table:table-cell>
          <table:table-cell office:value-type="float" office:value="0.53178" calcext:value-type="float">
            <text:p>0.53178</text:p>
          </table:table-cell>
          <table:table-cell office:value-type="float" office:value="0.66564" calcext:value-type="float">
            <text:p>0.66564</text:p>
          </table:table-cell>
          <table:table-cell office:value-type="float" office:value="0.44464" calcext:value-type="float">
            <text:p>0.44464</text:p>
          </table:table-cell>
          <table:table-cell office:value-type="float" office:value="0.44917" calcext:value-type="float">
            <text:p>0.44917</text:p>
          </table:table-cell>
          <table:table-cell office:value-type="float" office:value="0.44191" calcext:value-type="float">
            <text:p>0.44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14.92" calcext:value-type="float">
            <text:p>114.92</text:p>
          </table:table-cell>
          <table:table-cell office:value-type="float" office:value="0.93126" calcext:value-type="float">
            <text:p>0.93126</text:p>
          </table:table-cell>
          <table:table-cell office:value-type="float" office:value="0.82113" calcext:value-type="float">
            <text:p>0.82113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47241" calcext:value-type="float">
            <text:p>0.47241</text:p>
          </table:table-cell>
          <table:table-cell office:value-type="float" office:value="0.43385" calcext:value-type="float">
            <text:p>0.43385</text:p>
          </table:table-cell>
          <table:table-cell office:value-type="float" office:value="0.44391" calcext:value-type="float">
            <text:p>0.44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83129" calcext:value-type="float">
            <text:p>0.83129</text:p>
          </table:table-cell>
          <table:table-cell office:value-type="float" office:value="0.69739" calcext:value-type="float">
            <text:p>0.69739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0.42061" calcext:value-type="float">
            <text:p>0.4206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2276" calcext:value-type="float">
            <text:p>0.622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77037" calcext:value-type="float">
            <text:p>0.77037</text:p>
          </table:table-cell>
          <table:table-cell office:value-type="float" office:value="0.66963" calcext:value-type="float">
            <text:p>0.66963</text:p>
          </table:table-cell>
          <table:table-cell office:value-type="float" office:value="0.92786" calcext:value-type="float">
            <text:p>0.92786</text:p>
          </table:table-cell>
          <table:table-cell office:value-type="float" office:value="0.36398" calcext:value-type="float">
            <text:p>0.36398</text:p>
          </table:table-cell>
          <table:table-cell office:value-type="float" office:value="0.30737" calcext:value-type="float">
            <text:p>0.30737</text:p>
          </table:table-cell>
          <table:table-cell office:value-type="float" office:value="0.51061" calcext:value-type="float">
            <text:p>0.510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75716" calcext:value-type="float">
            <text:p>0.75716</text:p>
          </table:table-cell>
          <table:table-cell office:value-type="float" office:value="0.66216" calcext:value-type="float">
            <text:p>0.6621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32839" calcext:value-type="float">
            <text:p>0.32839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0.50495" calcext:value-type="float">
            <text:p>0.504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54752" calcext:value-type="float">
            <text:p>0.54752</text:p>
          </table:table-cell>
          <table:table-cell office:value-type="float" office:value="0.47247" calcext:value-type="float">
            <text:p>0.47247</text:p>
          </table:table-cell>
          <table:table-cell office:value-type="float" office:value="0.67025" calcext:value-type="float">
            <text:p>0.67025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30606" calcext:value-type="float">
            <text:p>0.30606</text:p>
          </table:table-cell>
          <table:table-cell office:value-type="float" office:value="0.54827" calcext:value-type="float">
            <text:p>0.548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62982" calcext:value-type="float">
            <text:p>0.62982</text:p>
          </table:table-cell>
          <table:table-cell office:value-type="float" office:value="0.54286" calcext:value-type="float">
            <text:p>0.54286</text:p>
          </table:table-cell>
          <table:table-cell office:value-type="float" office:value="0.76219" calcext:value-type="float">
            <text:p>0.76219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0.55398" calcext:value-type="float">
            <text:p>0.55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17.43" calcext:value-type="float">
            <text:p>117.43</text:p>
          </table:table-cell>
          <table:table-cell office:value-type="float" office:value="2.1253" calcext:value-type="float">
            <text:p>2.1253</text:p>
          </table:table-cell>
          <table:table-cell office:value-type="float" office:value="1.9214" calcext:value-type="float">
            <text:p>1.9214</text:p>
          </table:table-cell>
          <table:table-cell office:value-type="float" office:value="2.3132" calcext:value-type="float">
            <text:p>2.3132</text:p>
          </table:table-cell>
          <table:table-cell office:value-type="float" office:value="0.99297" calcext:value-type="float">
            <text:p>0.99297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040194" calcext:value-type="float">
            <text:p>0.00401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7.43" calcext:value-type="float">
            <text:p>117.43</text:p>
          </table:table-cell>
          <table:table-cell office:value-type="float" office:value="2.8699" calcext:value-type="float">
            <text:p>2.8699</text:p>
          </table:table-cell>
          <table:table-cell office:value-type="float" office:value="2.6347" calcext:value-type="float">
            <text:p>2.6347</text:p>
          </table:table-cell>
          <table:table-cell office:value-type="float" office:value="3.0929" calcext:value-type="float">
            <text:p>3.0929</text:p>
          </table:table-cell>
          <table:table-cell office:value-type="float" office:value="0.99153" calcext:value-type="float">
            <text:p>0.99153</text:p>
          </table:table-cell>
          <table:table-cell office:value-type="float" office:value="0.0058372" calcext:value-type="float">
            <text:p>0.0058372</text:p>
          </table:table-cell>
          <table:table-cell office:value-type="float" office:value="0.0016949" calcext:value-type="float">
            <text:p>0.00169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.9987" calcext:value-type="float">
            <text:p>1.9987</text:p>
          </table:table-cell>
          <table:table-cell office:value-type="float" office:value="1.8162" calcext:value-type="float">
            <text:p>1.8162</text:p>
          </table:table-cell>
          <table:table-cell office:value-type="float" office:value="2.1672" calcext:value-type="float">
            <text:p>2.1672</text:p>
          </table:table-cell>
          <table:table-cell office:value-type="float" office:value="0.99372" calcext:value-type="float">
            <text:p>0.99372</text:p>
          </table:table-cell>
          <table:table-cell office:value-type="float" office:value="0.0042692" calcext:value-type="float">
            <text:p>0.0042692</text:p>
          </table:table-cell>
          <table:table-cell office:value-type="float" office:value="0.00097383" calcext:value-type="float">
            <text:p>0.00097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17.43" calcext:value-type="float">
            <text:p>117.43</text:p>
          </table:table-cell>
          <table:table-cell office:value-type="float" office:value="1.7522" calcext:value-type="float">
            <text:p>1.7522</text:p>
          </table:table-cell>
          <table:table-cell office:value-type="float" office:value="1.5895" calcext:value-type="float">
            <text:p>1.5895</text:p>
          </table:table-cell>
          <table:table-cell office:value-type="float" office:value="1.8993" calcext:value-type="float">
            <text:p>1.8993</text:p>
          </table:table-cell>
          <table:table-cell office:value-type="float" office:value="0.98922" calcext:value-type="float">
            <text:p>0.98922</text:p>
          </table:table-cell>
          <table:table-cell office:value-type="float" office:value="0.0077427" calcext:value-type="float">
            <text:p>0.0077427</text:p>
          </table:table-cell>
          <table:table-cell office:value-type="float" office:value="0.00098148" calcext:value-type="float">
            <text:p>0.00098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17.43" calcext:value-type="float">
            <text:p>117.43</text:p>
          </table:table-cell>
          <table:table-cell office:value-type="float" office:value="1.0844" calcext:value-type="float">
            <text:p>1.0844</text:p>
          </table:table-cell>
          <table:table-cell office:value-type="float" office:value="0.98427" calcext:value-type="float">
            <text:p>0.98427</text:p>
          </table:table-cell>
          <table:table-cell office:value-type="float" office:value="1.1756" calcext:value-type="float">
            <text:p>1.1756</text:p>
          </table:table-cell>
          <table:table-cell office:value-type="float" office:value="0.98821" calcext:value-type="float">
            <text:p>0.98821</text:p>
          </table:table-cell>
          <table:table-cell office:value-type="float" office:value="0.0093799" calcext:value-type="float">
            <text:p>0.0093799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62624" calcext:value-type="float">
            <text:p>0.62624</text:p>
          </table:table-cell>
          <table:table-cell office:value-type="float" office:value="0.54404" calcext:value-type="float">
            <text:p>0.54404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47013" calcext:value-type="float">
            <text:p>0.47013</text:p>
          </table:table-cell>
          <table:table-cell office:value-type="float" office:value="0.37346" calcext:value-type="float">
            <text:p>0.3734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67424" calcext:value-type="float">
            <text:p>0.67424</text:p>
          </table:table-cell>
          <table:table-cell office:value-type="float" office:value="0.59782" calcext:value-type="float">
            <text:p>0.59782</text:p>
          </table:table-cell>
          <table:table-cell office:value-type="float" office:value="0.74552" calcext:value-type="float">
            <text:p>0.74552</text:p>
          </table:table-cell>
          <table:table-cell office:value-type="float" office:value="0.97632" calcext:value-type="float">
            <text:p>0.97632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0071745" calcext:value-type="float">
            <text:p>0.00071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0457" calcext:value-type="float">
            <text:p>0.80457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1476" calcext:value-type="float">
            <text:p>0.91476</text:p>
          </table:table-cell>
          <table:table-cell office:value-type="float" office:value="0.089392" calcext:value-type="float">
            <text:p>0.089392</text:p>
          </table:table-cell>
          <table:table-cell office:value-type="float" office:value="0.00032788" calcext:value-type="float">
            <text:p>0.000327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67914" calcext:value-type="float">
            <text:p>0.67914</text:p>
          </table:table-cell>
          <table:table-cell office:value-type="float" office:value="0.60277" calcext:value-type="float">
            <text:p>0.60277</text:p>
          </table:table-cell>
          <table:table-cell office:value-type="float" office:value="0.76629" calcext:value-type="float">
            <text:p>0.76629</text:p>
          </table:table-cell>
          <table:table-cell office:value-type="float" office:value="0.45364" calcext:value-type="float">
            <text:p>0.45364</text:p>
          </table:table-cell>
          <table:table-cell office:value-type="float" office:value="0.41239" calcext:value-type="float">
            <text:p>0.41239</text:p>
          </table:table-cell>
          <table:table-cell office:value-type="float" office:value="0.45532" calcext:value-type="float">
            <text:p>0.45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69167" calcext:value-type="float">
            <text:p>0.69167</text:p>
          </table:table-cell>
          <table:table-cell office:value-type="float" office:value="0.62149" calcext:value-type="float">
            <text:p>0.6214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43214" calcext:value-type="float">
            <text:p>0.43214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45794" calcext:value-type="float">
            <text:p>0.457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58078" calcext:value-type="float">
            <text:p>0.58078</text:p>
          </table:table-cell>
          <table:table-cell office:value-type="float" office:value="0.51883" calcext:value-type="float">
            <text:p>0.51883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40726" calcext:value-type="float">
            <text:p>0.40726</text:p>
          </table:table-cell>
          <table:table-cell office:value-type="float" office:value="0.46901" calcext:value-type="float">
            <text:p>0.46901</text:p>
          </table:table-cell>
          <table:table-cell office:value-type="float" office:value="0.43" calcext:value-type="float">
            <text:p>0.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56342" calcext:value-type="float">
            <text:p>0.56342</text:p>
          </table:table-cell>
          <table:table-cell office:value-type="float" office:value="0.50313" calcext:value-type="float">
            <text:p>0.50313</text:p>
          </table:table-cell>
          <table:table-cell office:value-type="float" office:value="0.62434" calcext:value-type="float">
            <text:p>0.62434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42973" calcext:value-type="float">
            <text:p>0.42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59684" calcext:value-type="float">
            <text:p>0.59684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66563" calcext:value-type="float">
            <text:p>0.66563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971" calcext:value-type="float">
            <text:p>0.449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17.43" calcext:value-type="float">
            <text:p>117.43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84619" calcext:value-type="float">
            <text:p>0.84619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2657" calcext:value-type="float">
            <text:p>0.42657</text:p>
          </table:table-cell>
          <table:table-cell office:value-type="float" office:value="0.45037" calcext:value-type="float">
            <text:p>0.45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83248" calcext:value-type="float">
            <text:p>0.83248</text:p>
          </table:table-cell>
          <table:table-cell office:value-type="float" office:value="0.69792" calcext:value-type="float">
            <text:p>0.69792</text:p>
          </table:table-cell>
          <table:table-cell office:value-type="float" office:value="0.99891" calcext:value-type="float">
            <text:p>0.99891</text:p>
          </table:table-cell>
          <table:table-cell office:value-type="float" office:value="0.42339" calcext:value-type="float">
            <text:p>0.42339</text:p>
          </table:table-cell>
          <table:table-cell office:value-type="float" office:value="0.19334" calcext:value-type="float">
            <text:p>0.19334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80196" calcext:value-type="float">
            <text:p>0.80196</text:p>
          </table:table-cell>
          <table:table-cell office:value-type="float" office:value="0.69451" calcext:value-type="float">
            <text:p>0.69451</text:p>
          </table:table-cell>
          <table:table-cell office:value-type="float" office:value="0.96616" calcext:value-type="float">
            <text:p>0.96616</text:p>
          </table:table-cell>
          <table:table-cell office:value-type="float" office:value="0.36827" calcext:value-type="float">
            <text:p>0.36827</text:p>
          </table:table-cell>
          <table:table-cell office:value-type="float" office:value="0.30349" calcext:value-type="float">
            <text:p>0.30349</text:p>
          </table:table-cell>
          <table:table-cell office:value-type="float" office:value="0.53744" calcext:value-type="float">
            <text:p>0.53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77293" calcext:value-type="float">
            <text:p>0.77293</text:p>
          </table:table-cell>
          <table:table-cell office:value-type="float" office:value="0.67728" calcext:value-type="float">
            <text:p>0.67728</text:p>
          </table:table-cell>
          <table:table-cell office:value-type="float" office:value="0.93345" calcext:value-type="float">
            <text:p>0.93345</text:p>
          </table:table-cell>
          <table:table-cell office:value-type="float" office:value="0.33771" calcext:value-type="float">
            <text:p>0.33771</text:p>
          </table:table-cell>
          <table:table-cell office:value-type="float" office:value="0.33909" calcext:value-type="float">
            <text:p>0.33909</text:p>
          </table:table-cell>
          <table:table-cell office:value-type="float" office:value="0.5113" calcext:value-type="float">
            <text:p>0.5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62833" calcext:value-type="float">
            <text:p>0.62833</text:p>
          </table:table-cell>
          <table:table-cell office:value-type="float" office:value="0.53458" calcext:value-type="float">
            <text:p>0.53458</text:p>
          </table:table-cell>
          <table:table-cell office:value-type="float" office:value="0.70541" calcext:value-type="float">
            <text:p>0.70541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65942" calcext:value-type="float">
            <text:p>0.65942</text:p>
          </table:table-cell>
          <table:table-cell office:value-type="float" office:value="0.57265" calcext:value-type="float">
            <text:p>0.57265</text:p>
          </table:table-cell>
          <table:table-cell office:value-type="float" office:value="0.79523" calcext:value-type="float">
            <text:p>0.79523</text:p>
          </table:table-cell>
          <table:table-cell office:value-type="float" office:value="0.38821" calcext:value-type="float">
            <text:p>0.38821</text:p>
          </table:table-cell>
          <table:table-cell office:value-type="float" office:value="0.30573" calcext:value-type="float">
            <text:p>0.30573</text:p>
          </table:table-cell>
          <table:table-cell office:value-type="float" office:value="0.56769" calcext:value-type="float">
            <text:p>0.56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71209" calcext:value-type="float">
            <text:p>0.71209</text:p>
          </table:table-cell>
          <table:table-cell office:value-type="float" office:value="0.61783" calcext:value-type="float">
            <text:p>0.61783</text:p>
          </table:table-cell>
          <table:table-cell office:value-type="float" office:value="0.85636" calcext:value-type="float">
            <text:p>0.85636</text:p>
          </table:table-cell>
          <table:table-cell office:value-type="float" office:value="0.42601" calcext:value-type="float">
            <text:p>0.42601</text:p>
          </table:table-cell>
          <table:table-cell office:value-type="float" office:value="0.28374" calcext:value-type="float">
            <text:p>0.28374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19.94" calcext:value-type="float">
            <text:p>119.94</text:p>
          </table:table-cell>
          <table:table-cell office:value-type="float" office:value="2.3083" calcext:value-type="float">
            <text:p>2.3083</text:p>
          </table:table-cell>
          <table:table-cell office:value-type="float" office:value="2.1201" calcext:value-type="float">
            <text:p>2.1201</text:p>
          </table:table-cell>
          <table:table-cell office:value-type="float" office:value="2.4763" calcext:value-type="float">
            <text:p>2.4763</text:p>
          </table:table-cell>
          <table:table-cell office:value-type="float" office:value="0.98472" calcext:value-type="float">
            <text:p>0.98472</text:p>
          </table:table-cell>
          <table:table-cell office:value-type="float" office:value="0.012212" calcext:value-type="float">
            <text:p>0.012212</text:p>
          </table:table-cell>
          <table:table-cell office:value-type="float" office:value="0.0015998" calcext:value-type="float">
            <text:p>0.0015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19.94" calcext:value-type="float">
            <text:p>119.94</text:p>
          </table:table-cell>
          <table:table-cell office:value-type="float" office:value="1.2364" calcext:value-type="float">
            <text:p>1.2364</text:p>
          </table:table-cell>
          <table:table-cell office:value-type="float" office:value="1.1175" calcext:value-type="float">
            <text:p>1.1175</text:p>
          </table:table-cell>
          <table:table-cell office:value-type="float" office:value="1.3438" calcext:value-type="float">
            <text:p>1.3438</text:p>
          </table:table-cell>
          <table:table-cell office:value-type="float" office:value="0.98327" calcext:value-type="float">
            <text:p>0.98327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0.0023865" calcext:value-type="float">
            <text:p>0.00238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0304" calcext:value-type="float">
            <text:p>0.60304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48364" calcext:value-type="float">
            <text:p>0.48364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0.51073" calcext:value-type="float">
            <text:p>0.51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19.94" calcext:value-type="float">
            <text:p>119.94</text:p>
          </table:table-cell>
          <table:table-cell office:value-type="float" office:value="1.0168" calcext:value-type="float">
            <text:p>1.0168</text:p>
          </table:table-cell>
          <table:table-cell office:value-type="float" office:value="0.9234" calcext:value-type="float">
            <text:p>0.9234</text:p>
          </table:table-cell>
          <table:table-cell office:value-type="float" office:value="1.1036" calcext:value-type="float">
            <text:p>1.1036</text:p>
          </table:table-cell>
          <table:table-cell office:value-type="float" office:value="0.98697" calcext:value-type="float">
            <text:p>0.98697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.00088233" calcext:value-type="float">
            <text:p>0.000882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77145" calcext:value-type="float">
            <text:p>0.77145</text:p>
          </table:table-cell>
          <table:table-cell office:value-type="float" office:value="0.69021" calcext:value-type="float">
            <text:p>0.69021</text:p>
          </table:table-cell>
          <table:table-cell office:value-type="float" office:value="0.84637" calcext:value-type="float">
            <text:p>0.84637</text:p>
          </table:table-cell>
          <table:table-cell office:value-type="float" office:value="0.97799" calcext:value-type="float">
            <text:p>0.97799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0.00044156" calcext:value-type="float">
            <text:p>0.00044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78663" calcext:value-type="float">
            <text:p>0.78663</text:p>
          </table:table-cell>
          <table:table-cell office:value-type="float" office:value="0.69301" calcext:value-type="float">
            <text:p>0.69301</text:p>
          </table:table-cell>
          <table:table-cell office:value-type="float" office:value="0.90202" calcext:value-type="float">
            <text:p>0.90202</text:p>
          </table:table-cell>
          <table:table-cell office:value-type="float" office:value="0.45992" calcext:value-type="float">
            <text:p>0.45992</text:p>
          </table:table-cell>
          <table:table-cell office:value-type="float" office:value="0.40068" calcext:value-type="float">
            <text:p>0.40068</text:p>
          </table:table-cell>
          <table:table-cell office:value-type="float" office:value="0.48209" calcext:value-type="float">
            <text:p>0.482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75616" calcext:value-type="float">
            <text:p>0.75616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85796" calcext:value-type="float">
            <text:p>0.85796</text:p>
          </table:table-cell>
          <table:table-cell office:value-type="float" office:value="0.45437" calcext:value-type="float">
            <text:p>0.45437</text:p>
          </table:table-cell>
          <table:table-cell office:value-type="float" office:value="0.41125" calcext:value-type="float">
            <text:p>0.41125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69646" calcext:value-type="float">
            <text:p>0.69646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77415" calcext:value-type="float">
            <text:p>0.77415</text:p>
          </table:table-cell>
          <table:table-cell office:value-type="float" office:value="0.42635" calcext:value-type="float">
            <text:p>0.42635</text:p>
          </table:table-cell>
          <table:table-cell office:value-type="float" office:value="0.44149" calcext:value-type="float">
            <text:p>0.44149</text:p>
          </table:table-cell>
          <table:table-cell office:value-type="float" office:value="0.46465" calcext:value-type="float">
            <text:p>0.464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62684" calcext:value-type="float">
            <text:p>0.62684</text:p>
          </table:table-cell>
          <table:table-cell office:value-type="float" office:value="0.563" calcext:value-type="float">
            <text:p>0.563</text:p>
          </table:table-cell>
          <table:table-cell office:value-type="float" office:value="0.69424" calcext:value-type="float">
            <text:p>0.69424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0.45109" calcext:value-type="float">
            <text:p>0.45109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58535" calcext:value-type="float">
            <text:p>0.58535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0.64656" calcext:value-type="float">
            <text:p>0.64656</text:p>
          </table:table-cell>
          <table:table-cell office:value-type="float" office:value="0.41972" calcext:value-type="float">
            <text:p>0.41972</text:p>
          </table:table-cell>
          <table:table-cell office:value-type="float" office:value="0.46358" calcext:value-type="float">
            <text:p>0.46358</text:p>
          </table:table-cell>
          <table:table-cell office:value-type="float" office:value="0.43404" calcext:value-type="float">
            <text:p>0.43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52627" calcext:value-type="float">
            <text:p>0.52627</text:p>
          </table:table-cell>
          <table:table-cell office:value-type="float" office:value="0.66502" calcext:value-type="float">
            <text:p>0.66502</text:p>
          </table:table-cell>
          <table:table-cell office:value-type="float" office:value="0.45752" calcext:value-type="float">
            <text:p>0.45752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0.4605" calcext:value-type="float">
            <text:p>0.4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19.94" calcext:value-type="float">
            <text:p>119.9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747" calcext:value-type="float">
            <text:p>0.8747</text:p>
          </table:table-cell>
          <table:table-cell office:value-type="float" office:value="1.1249" calcext:value-type="float">
            <text:p>1.1249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42475" calcext:value-type="float">
            <text:p>0.42475</text:p>
          </table:table-cell>
          <table:table-cell office:value-type="float" office:value="0.45377" calcext:value-type="float">
            <text:p>0.453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83702" calcext:value-type="float">
            <text:p>0.83702</text:p>
          </table:table-cell>
          <table:table-cell office:value-type="float" office:value="0.70297" calcext:value-type="float">
            <text:p>0.70297</text:p>
          </table:table-cell>
          <table:table-cell office:value-type="float" office:value="1.0063" calcext:value-type="float">
            <text:p>1.0063</text:p>
          </table:table-cell>
          <table:table-cell office:value-type="float" office:value="0.42743" calcext:value-type="float">
            <text:p>0.42743</text:p>
          </table:table-cell>
          <table:table-cell office:value-type="float" office:value="0.19164" calcext:value-type="float">
            <text:p>0.1916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80966" calcext:value-type="float">
            <text:p>0.80966</text:p>
          </table:table-cell>
          <table:table-cell office:value-type="float" office:value="0.70049" calcext:value-type="float">
            <text:p>0.70049</text:p>
          </table:table-cell>
          <table:table-cell office:value-type="float" office:value="0.97473" calcext:value-type="float">
            <text:p>0.97473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0.52494" calcext:value-type="float">
            <text:p>0.524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78839" calcext:value-type="float">
            <text:p>0.78839</text:p>
          </table:table-cell>
          <table:table-cell office:value-type="float" office:value="0.69006" calcext:value-type="float">
            <text:p>0.69006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34466" calcext:value-type="float">
            <text:p>0.34466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0.51981" calcext:value-type="float">
            <text:p>0.51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53228" calcext:value-type="float">
            <text:p>0.53228</text:p>
          </table:table-cell>
          <table:table-cell office:value-type="float" office:value="0.45767" calcext:value-type="float">
            <text:p>0.45767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33975" calcext:value-type="float">
            <text:p>0.33975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59651" calcext:value-type="float">
            <text:p>0.59651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72789" calcext:value-type="float">
            <text:p>0.72789</text:p>
          </table:table-cell>
          <table:table-cell office:value-type="float" office:value="0.37374" calcext:value-type="float">
            <text:p>0.37374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55276" calcext:value-type="float">
            <text:p>0.552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73331" calcext:value-type="float">
            <text:p>0.73331</text:p>
          </table:table-cell>
          <table:table-cell office:value-type="float" office:value="0.64139" calcext:value-type="float">
            <text:p>0.64139</text:p>
          </table:table-cell>
          <table:table-cell office:value-type="float" office:value="0.88091" calcext:value-type="float">
            <text:p>0.88091</text:p>
          </table:table-cell>
          <table:table-cell office:value-type="float" office:value="0.39852" calcext:value-type="float">
            <text:p>0.39852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57039" calcext:value-type="float">
            <text:p>0.570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77328" calcext:value-type="float">
            <text:p>0.77328</text:p>
          </table:table-cell>
          <table:table-cell office:value-type="float" office:value="0.67471" calcext:value-type="float">
            <text:p>0.67471</text:p>
          </table:table-cell>
          <table:table-cell office:value-type="float" office:value="0.92178" calcext:value-type="float">
            <text:p>0.92178</text:p>
          </table:table-cell>
          <table:table-cell office:value-type="float" office:value="0.43187" calcext:value-type="float">
            <text:p>0.43187</text:p>
          </table:table-cell>
          <table:table-cell office:value-type="float" office:value="0.28642" calcext:value-type="float">
            <text:p>0.28642</text:p>
          </table:table-cell>
          <table:table-cell office:value-type="float" office:value="0.56674" calcext:value-type="float">
            <text:p>0.56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22.45" calcext:value-type="float">
            <text:p>122.45</text:p>
          </table:table-cell>
          <table:table-cell office:value-type="float" office:value="2.1606" calcext:value-type="float">
            <text:p>2.1606</text:p>
          </table:table-cell>
          <table:table-cell office:value-type="float" office:value="1.9582" calcext:value-type="float">
            <text:p>1.9582</text:p>
          </table:table-cell>
          <table:table-cell office:value-type="float" office:value="2.35" calcext:value-type="float">
            <text:p>2.35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0.0024953" calcext:value-type="float">
            <text:p>0.0024953</text:p>
          </table:table-cell>
          <table:table-cell office:value-type="float" office:value="0.0032567" calcext:value-type="float">
            <text:p>0.00325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22.45" calcext:value-type="float">
            <text:p>122.45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47" calcext:value-type="float">
            <text:p>1.7847</text:p>
          </table:table-cell>
          <table:table-cell office:value-type="float" office:value="0.98471" calcext:value-type="float">
            <text:p>0.98471</text:p>
          </table:table-cell>
          <table:table-cell office:value-type="float" office:value="0.0092647" calcext:value-type="float">
            <text:p>0.0092647</text:p>
          </table:table-cell>
          <table:table-cell office:value-type="float" office:value="0.0056872" calcext:value-type="float">
            <text:p>0.00568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22.45" calcext:value-type="float">
            <text:p>122.45</text:p>
          </table:table-cell>
          <table:table-cell office:value-type="float" office:value="1.1887" calcext:value-type="float">
            <text:p>1.1887</text:p>
          </table:table-cell>
          <table:table-cell office:value-type="float" office:value="1.0579" calcext:value-type="float">
            <text:p>1.0579</text:p>
          </table:table-cell>
          <table:table-cell office:value-type="float" office:value="1.3616" calcext:value-type="float">
            <text:p>1.3616</text:p>
          </table:table-cell>
          <table:table-cell office:value-type="float" office:value="0.44945" calcext:value-type="float">
            <text:p>0.44945</text:p>
          </table:table-cell>
          <table:table-cell office:value-type="float" office:value="0.35501" calcext:value-type="float">
            <text:p>0.35501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22.45" calcext:value-type="float">
            <text:p>122.45</text:p>
          </table:table-cell>
          <table:table-cell office:value-type="float" office:value="1.2295" calcext:value-type="float">
            <text:p>1.2295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3903" calcext:value-type="float">
            <text:p>1.3903</text:p>
          </table:table-cell>
          <table:table-cell office:value-type="float" office:value="0.45632" calcext:value-type="float">
            <text:p>0.45632</text:p>
          </table:table-cell>
          <table:table-cell office:value-type="float" office:value="0.36294" calcext:value-type="float">
            <text:p>0.36294</text:p>
          </table:table-cell>
          <table:table-cell office:value-type="float" office:value="0.50551" calcext:value-type="float">
            <text:p>0.505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22.45" calcext:value-type="float">
            <text:p>122.45</text:p>
          </table:table-cell>
          <table:table-cell office:value-type="float" office:value="1.0666" calcext:value-type="float">
            <text:p>1.0666</text:p>
          </table:table-cell>
          <table:table-cell office:value-type="float" office:value="0.97147" calcext:value-type="float">
            <text:p>0.97147</text:p>
          </table:table-cell>
          <table:table-cell office:value-type="float" office:value="1.1555" calcext:value-type="float">
            <text:p>1.1555</text:p>
          </table:table-cell>
          <table:table-cell office:value-type="float" office:value="0.98684" calcext:value-type="float">
            <text:p>0.98684</text:p>
          </table:table-cell>
          <table:table-cell office:value-type="float" office:value="0.010347" calcext:value-type="float">
            <text:p>0.010347</text:p>
          </table:table-cell>
          <table:table-cell office:value-type="float" office:value="0.00090335" calcext:value-type="float">
            <text:p>0.00090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8688" calcext:value-type="float">
            <text:p>0.8688</text:p>
          </table:table-cell>
          <table:table-cell office:value-type="float" office:value="1.0386" calcext:value-type="float">
            <text:p>1.0386</text:p>
          </table:table-cell>
          <table:table-cell office:value-type="float" office:value="0.95808" calcext:value-type="float">
            <text:p>0.95808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0.00057339" calcext:value-type="float">
            <text:p>0.000573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70661" calcext:value-type="float">
            <text:p>0.706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80218" calcext:value-type="float">
            <text:p>0.80218</text:p>
          </table:table-cell>
          <table:table-cell office:value-type="float" office:value="0.45253" calcext:value-type="float">
            <text:p>0.45253</text:p>
          </table:table-cell>
          <table:table-cell office:value-type="float" office:value="0.40946" calcext:value-type="float">
            <text:p>0.40946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60035" calcext:value-type="float">
            <text:p>0.60035</text:p>
          </table:table-cell>
          <table:table-cell office:value-type="float" office:value="0.42839" calcext:value-type="float">
            <text:p>0.42839</text:p>
          </table:table-cell>
          <table:table-cell office:value-type="float" office:value="0.44226" calcext:value-type="float">
            <text:p>0.44226</text:p>
          </table:table-cell>
          <table:table-cell office:value-type="float" office:value="0.4427" calcext:value-type="float">
            <text:p>0.44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59259" calcext:value-type="float">
            <text:p>0.59259</text:p>
          </table:table-cell>
          <table:table-cell office:value-type="float" office:value="0.73419" calcext:value-type="float">
            <text:p>0.73419</text:p>
          </table:table-cell>
          <table:table-cell office:value-type="float" office:value="0.42871" calcext:value-type="float">
            <text:p>0.42871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0.4469" calcext:value-type="float">
            <text:p>0.44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55052" calcext:value-type="float">
            <text:p>0.55052</text:p>
          </table:table-cell>
          <table:table-cell office:value-type="float" office:value="0.68286" calcext:value-type="float">
            <text:p>0.68286</text:p>
          </table:table-cell>
          <table:table-cell office:value-type="float" office:value="0.43239" calcext:value-type="float">
            <text:p>0.43239</text:p>
          </table:table-cell>
          <table:table-cell office:value-type="float" office:value="0.45075" calcext:value-type="float">
            <text:p>0.45075</text:p>
          </table:table-cell>
          <table:table-cell office:value-type="float" office:value="0.44227" calcext:value-type="float">
            <text:p>0.44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22.45" calcext:value-type="float">
            <text:p>122.45</text:p>
          </table:table-cell>
          <table:table-cell office:value-type="float" office:value="0.60927" calcext:value-type="float">
            <text:p>0.60927</text:p>
          </table:table-cell>
          <table:table-cell office:value-type="float" office:value="0.53982" calcext:value-type="float">
            <text:p>0.53982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46137" calcext:value-type="float">
            <text:p>0.46137</text:p>
          </table:table-cell>
          <table:table-cell office:value-type="float" office:value="0.43016" calcext:value-type="float">
            <text:p>0.43016</text:p>
          </table:table-cell>
          <table:table-cell office:value-type="float" office:value="0.46404" calcext:value-type="float">
            <text:p>0.46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22.45" calcext:value-type="float">
            <text:p>122.45</text:p>
          </table:table-cell>
          <table:table-cell office:value-type="float" office:value="1.1047" calcext:value-type="float">
            <text:p>1.1047</text:p>
          </table:table-cell>
          <table:table-cell office:value-type="float" office:value="0.97261" calcext:value-type="float">
            <text:p>0.97261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47532" calcext:value-type="float">
            <text:p>0.47532</text:p>
          </table:table-cell>
          <table:table-cell office:value-type="float" office:value="0.42567" calcext:value-type="float">
            <text:p>0.42567</text:p>
          </table:table-cell>
          <table:table-cell office:value-type="float" office:value="0.49324" calcext:value-type="float">
            <text:p>0.49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84064" calcext:value-type="float">
            <text:p>0.84064</text:p>
          </table:table-cell>
          <table:table-cell office:value-type="float" office:value="0.70673" calcext:value-type="float">
            <text:p>0.70673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42832" calcext:value-type="float">
            <text:p>0.42832</text:p>
          </table:table-cell>
          <table:table-cell office:value-type="float" office:value="0.19409" calcext:value-type="float">
            <text:p>0.19409</text:p>
          </table:table-cell>
          <table:table-cell office:value-type="float" office:value="0.62467" calcext:value-type="float">
            <text:p>0.62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82861" calcext:value-type="float">
            <text:p>0.82861</text:p>
          </table:table-cell>
          <table:table-cell office:value-type="float" office:value="0.71525" calcext:value-type="float">
            <text:p>0.71525</text:p>
          </table:table-cell>
          <table:table-cell office:value-type="float" office:value="0.99754" calcext:value-type="float">
            <text:p>0.99754</text:p>
          </table:table-cell>
          <table:table-cell office:value-type="float" office:value="0.38649" calcext:value-type="float">
            <text:p>0.38649</text:p>
          </table:table-cell>
          <table:table-cell office:value-type="float" office:value="0.29206" calcext:value-type="float">
            <text:p>0.29206</text:p>
          </table:table-cell>
          <table:table-cell office:value-type="float" office:value="0.5329" calcext:value-type="float">
            <text:p>0.53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80029" calcext:value-type="float">
            <text:p>0.80029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96414" calcext:value-type="float">
            <text:p>0.96414</text:p>
          </table:table-cell>
          <table:table-cell office:value-type="float" office:value="0.35834" calcext:value-type="float">
            <text:p>0.35834</text:p>
          </table:table-cell>
          <table:table-cell office:value-type="float" office:value="0.32296" calcext:value-type="float">
            <text:p>0.32296</text:p>
          </table:table-cell>
          <table:table-cell office:value-type="float" office:value="0.51803" calcext:value-type="float">
            <text:p>0.518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77695" calcext:value-type="float">
            <text:p>0.77695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94271" calcext:value-type="float">
            <text:p>0.94271</text:p>
          </table:table-cell>
          <table:table-cell office:value-type="float" office:value="0.31756" calcext:value-type="float">
            <text:p>0.31756</text:p>
          </table:table-cell>
          <table:table-cell office:value-type="float" office:value="0.36907" calcext:value-type="float">
            <text:p>0.36907</text:p>
          </table:table-cell>
          <table:table-cell office:value-type="float" office:value="0.50387" calcext:value-type="float">
            <text:p>0.503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55636" calcext:value-type="float">
            <text:p>0.55636</text:p>
          </table:table-cell>
          <table:table-cell office:value-type="float" office:value="0.48164" calcext:value-type="float">
            <text:p>0.48164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33355" calcext:value-type="float">
            <text:p>0.33355</text:p>
          </table:table-cell>
          <table:table-cell office:value-type="float" office:value="0.52704" calcext:value-type="float">
            <text:p>0.52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66035" calcext:value-type="float">
            <text:p>0.66035</text:p>
          </table:table-cell>
          <table:table-cell office:value-type="float" office:value="0.57376" calcext:value-type="float">
            <text:p>0.57376</text:p>
          </table:table-cell>
          <table:table-cell office:value-type="float" office:value="0.79629" calcext:value-type="float">
            <text:p>0.79629</text:p>
          </table:table-cell>
          <table:table-cell office:value-type="float" office:value="0.40397" calcext:value-type="float">
            <text:p>0.40397</text:p>
          </table:table-cell>
          <table:table-cell office:value-type="float" office:value="0.30326" calcext:value-type="float">
            <text:p>0.30326</text:p>
          </table:table-cell>
          <table:table-cell office:value-type="float" office:value="0.54525" calcext:value-type="float">
            <text:p>0.545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124.96" calcext:value-type="float">
            <text:p>124.96</text:p>
          </table:table-cell>
          <table:table-cell office:value-type="float" office:value="1.6834" calcext:value-type="float">
            <text:p>1.6834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9349" calcext:value-type="float">
            <text:p>1.9349</text:p>
          </table:table-cell>
          <table:table-cell office:value-type="float" office:value="0.43471" calcext:value-type="float">
            <text:p>0.43471</text:p>
          </table:table-cell>
          <table:table-cell office:value-type="float" office:value="0.32219" calcext:value-type="float">
            <text:p>0.32219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124.96" calcext:value-type="float">
            <text:p>124.96</text:p>
          </table:table-cell>
          <table:table-cell office:value-type="float" office:value="1.6604" calcext:value-type="float">
            <text:p>1.6604</text:p>
          </table:table-cell>
          <table:table-cell office:value-type="float" office:value="1.4863" calcext:value-type="float">
            <text:p>1.4863</text:p>
          </table:table-cell>
          <table:table-cell office:value-type="float" office:value="1.8965" calcext:value-type="float">
            <text:p>1.8965</text:p>
          </table:table-cell>
          <table:table-cell office:value-type="float" office:value="0.44773" calcext:value-type="float">
            <text:p>0.44773</text:p>
          </table:table-cell>
          <table:table-cell office:value-type="float" office:value="0.31942" calcext:value-type="float">
            <text:p>0.31942</text:p>
          </table:table-cell>
          <table:table-cell office:value-type="float" office:value="0.52583" calcext:value-type="float">
            <text:p>0.525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50207" calcext:value-type="float">
            <text:p>0.50207</text:p>
          </table:table-cell>
          <table:table-cell office:value-type="float" office:value="0.66927" calcext:value-type="float">
            <text:p>0.66927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8435" calcext:value-type="float">
            <text:p>0.38435</text:p>
          </table:table-cell>
          <table:table-cell office:value-type="float" office:value="0.47667" calcext:value-type="float">
            <text:p>0.47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58395" calcext:value-type="float">
            <text:p>0.58395</text:p>
          </table:table-cell>
          <table:table-cell office:value-type="float" office:value="0.74495" calcext:value-type="float">
            <text:p>0.74495</text:p>
          </table:table-cell>
          <table:table-cell office:value-type="float" office:value="0.45034" calcext:value-type="float">
            <text:p>0.45034</text:p>
          </table:table-cell>
          <table:table-cell office:value-type="float" office:value="0.41422" calcext:value-type="float">
            <text:p>0.41422</text:p>
          </table:table-cell>
          <table:table-cell office:value-type="float" office:value="0.45976" calcext:value-type="float">
            <text:p>0.459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55208" calcext:value-type="float">
            <text:p>0.55208</text:p>
          </table:table-cell>
          <table:table-cell office:value-type="float" office:value="0.48762" calcext:value-type="float">
            <text:p>0.48762</text:p>
          </table:table-cell>
          <table:table-cell office:value-type="float" office:value="0.62484" calcext:value-type="float">
            <text:p>0.62484</text:p>
          </table:table-cell>
          <table:table-cell office:value-type="float" office:value="0.44356" calcext:value-type="float">
            <text:p>0.44356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0.45292" calcext:value-type="float">
            <text:p>0.45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433" calcext:value-type="float">
            <text:p>0.62433</text:p>
          </table:table-cell>
          <table:table-cell office:value-type="float" office:value="0.78119" calcext:value-type="float">
            <text:p>0.78119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0.44578" calcext:value-type="float">
            <text:p>0.44578</text:p>
          </table:table-cell>
          <table:table-cell office:value-type="float" office:value="0.45305" calcext:value-type="float">
            <text:p>0.453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78373" calcext:value-type="float">
            <text:p>0.78373</text:p>
          </table:table-cell>
          <table:table-cell office:value-type="float" office:value="0.67474" calcext:value-type="float">
            <text:p>0.67474</text:p>
          </table:table-cell>
          <table:table-cell office:value-type="float" office:value="0.87389" calcext:value-type="float">
            <text:p>0.87389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24.96" calcext:value-type="float">
            <text:p>124.96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52652" calcext:value-type="float">
            <text:p>0.52652</text:p>
          </table:table-cell>
          <table:table-cell office:value-type="float" office:value="0.67089" calcext:value-type="float">
            <text:p>0.67089</text:p>
          </table:table-cell>
          <table:table-cell office:value-type="float" office:value="0.46348" calcext:value-type="float">
            <text:p>0.46348</text:p>
          </table:table-cell>
          <table:table-cell office:value-type="float" office:value="0.42688" calcext:value-type="float">
            <text:p>0.42688</text:p>
          </table:table-cell>
          <table:table-cell office:value-type="float" office:value="0.47467" calcext:value-type="float">
            <text:p>0.47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24.96" calcext:value-type="float">
            <text:p>124.96</text:p>
          </table:table-cell>
          <table:table-cell office:value-type="float" office:value="1.019" calcext:value-type="float">
            <text:p>1.019</text:p>
          </table:table-cell>
          <table:table-cell office:value-type="float" office:value="0.89704" calcext:value-type="float">
            <text:p>0.89704</text:p>
          </table:table-cell>
          <table:table-cell office:value-type="float" office:value="1.1474" calcext:value-type="float">
            <text:p>1.1474</text:p>
          </table:table-cell>
          <table:table-cell office:value-type="float" office:value="0.49028" calcext:value-type="float">
            <text:p>0.49028</text:p>
          </table:table-cell>
          <table:table-cell office:value-type="float" office:value="0.40698" calcext:value-type="float">
            <text:p>0.40698</text:p>
          </table:table-cell>
          <table:table-cell office:value-type="float" office:value="0.51623" calcext:value-type="float">
            <text:p>0.516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0.70117" calcext:value-type="float">
            <text:p>0.70117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42639" calcext:value-type="float">
            <text:p>0.42639</text:p>
          </table:table-cell>
          <table:table-cell office:value-type="float" office:value="0.19641" calcext:value-type="float">
            <text:p>0.19641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0826" calcext:value-type="float">
            <text:p>0.80826</text:p>
          </table:table-cell>
          <table:table-cell office:value-type="float" office:value="0.69743" calcext:value-type="float">
            <text:p>0.69743</text:p>
          </table:table-cell>
          <table:table-cell office:value-type="float" office:value="0.97276" calcext:value-type="float">
            <text:p>0.97276</text:p>
          </table:table-cell>
          <table:table-cell office:value-type="float" office:value="0.39404" calcext:value-type="float">
            <text:p>0.39404</text:p>
          </table:table-cell>
          <table:table-cell office:value-type="float" office:value="0.28404" calcext:value-type="float">
            <text:p>0.28404</text:p>
          </table:table-cell>
          <table:table-cell office:value-type="float" office:value="0.57405" calcext:value-type="float">
            <text:p>0.57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1215" calcext:value-type="float">
            <text:p>0.71215</text:p>
          </table:table-cell>
          <table:table-cell office:value-type="float" office:value="0.97701" calcext:value-type="float">
            <text:p>0.97701</text:p>
          </table:table-cell>
          <table:table-cell office:value-type="float" office:value="0.36326" calcext:value-type="float">
            <text:p>0.36326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54124" calcext:value-type="float">
            <text:p>0.54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78987" calcext:value-type="float">
            <text:p>0.78987</text:p>
          </table:table-cell>
          <table:table-cell office:value-type="float" office:value="0.69461" calcext:value-type="float">
            <text:p>0.69461</text:p>
          </table:table-cell>
          <table:table-cell office:value-type="float" office:value="0.95313" calcext:value-type="float">
            <text:p>0.95313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35693" calcext:value-type="float">
            <text:p>0.35693</text:p>
          </table:table-cell>
          <table:table-cell office:value-type="float" office:value="0.52161" calcext:value-type="float">
            <text:p>0.52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48137" calcext:value-type="float">
            <text:p>0.48137</text:p>
          </table:table-cell>
          <table:table-cell office:value-type="float" office:value="0.68189" calcext:value-type="float">
            <text:p>0.68189</text:p>
          </table:table-cell>
          <table:table-cell office:value-type="float" office:value="0.35978" calcext:value-type="float">
            <text:p>0.35978</text:p>
          </table:table-cell>
          <table:table-cell office:value-type="float" office:value="0.33356" calcext:value-type="float">
            <text:p>0.33356</text:p>
          </table:table-cell>
          <table:table-cell office:value-type="float" office:value="0.53533" calcext:value-type="float">
            <text:p>0.53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57385" calcext:value-type="float">
            <text:p>0.57385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39415" calcext:value-type="float">
            <text:p>0.39415</text:p>
          </table:table-cell>
          <table:table-cell office:value-type="float" office:value="0.31173" calcext:value-type="float">
            <text:p>0.31173</text:p>
          </table:table-cell>
          <table:table-cell office:value-type="float" office:value="0.55363" calcext:value-type="float">
            <text:p>0.55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93464" calcext:value-type="float">
            <text:p>0.93464</text:p>
          </table:table-cell>
          <table:table-cell office:value-type="float" office:value="0.82138" calcext:value-type="float">
            <text:p>0.82138</text:p>
          </table:table-cell>
          <table:table-cell office:value-type="float" office:value="1.1095" calcext:value-type="float">
            <text:p>1.1095</text:p>
          </table:table-cell>
          <table:table-cell office:value-type="float" office:value="0.40877" calcext:value-type="float">
            <text:p>0.40877</text:p>
          </table:table-cell>
          <table:table-cell office:value-type="float" office:value="0.30618" calcext:value-type="float">
            <text:p>0.30618</text:p>
          </table:table-cell>
          <table:table-cell office:value-type="float" office:value="0.57684" calcext:value-type="float">
            <text:p>0.576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27.47" calcext:value-type="float">
            <text:p>127.47</text:p>
          </table:table-cell>
          <table:table-cell office:value-type="float" office:value="1.4623" calcext:value-type="float">
            <text:p>1.4623</text:p>
          </table:table-cell>
          <table:table-cell office:value-type="float" office:value="1.3112" calcext:value-type="float">
            <text:p>1.3112</text:p>
          </table:table-cell>
          <table:table-cell office:value-type="float" office:value="1.6902" calcext:value-type="float">
            <text:p>1.6902</text:p>
          </table:table-cell>
          <table:table-cell office:value-type="float" office:value="0.42836" calcext:value-type="float">
            <text:p>0.42836</text:p>
          </table:table-cell>
          <table:table-cell office:value-type="float" office:value="0.31615" calcext:value-type="float">
            <text:p>0.31615</text:p>
          </table:table-cell>
          <table:table-cell office:value-type="float" office:value="0.56775" calcext:value-type="float">
            <text:p>0.567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27.47" calcext:value-type="float">
            <text:p>127.47</text:p>
          </table:table-cell>
          <table:table-cell office:value-type="float" office:value="1.8326" calcext:value-type="float">
            <text:p>1.8326</text:p>
          </table:table-cell>
          <table:table-cell office:value-type="float" office:value="1.6497" calcext:value-type="float">
            <text:p>1.6497</text:p>
          </table:table-cell>
          <table:table-cell office:value-type="float" office:value="2.0955" calcext:value-type="float">
            <text:p>2.095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263" calcext:value-type="float">
            <text:p>0.33263</text:p>
          </table:table-cell>
          <table:table-cell office:value-type="float" office:value="0.52189" calcext:value-type="float">
            <text:p>0.521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9687" calcext:value-type="float">
            <text:p>0.89687</text:p>
          </table:table-cell>
          <table:table-cell office:value-type="float" office:value="0.80485" calcext:value-type="float">
            <text:p>0.80485</text:p>
          </table:table-cell>
          <table:table-cell office:value-type="float" office:value="0.97687" calcext:value-type="float">
            <text:p>0.97687</text:p>
          </table:table-cell>
          <table:table-cell office:value-type="float" office:value="0.96866" calcext:value-type="float">
            <text:p>0.96866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047987" calcext:value-type="float">
            <text:p>0.0047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54207" calcext:value-type="float">
            <text:p>0.54207</text:p>
          </table:table-cell>
          <table:table-cell office:value-type="float" office:value="0.68184" calcext:value-type="float">
            <text:p>0.68184</text:p>
          </table:table-cell>
          <table:table-cell office:value-type="float" office:value="0.97718" calcext:value-type="float">
            <text:p>0.97718</text:p>
          </table:table-cell>
          <table:table-cell office:value-type="float" office:value="0.014653" calcext:value-type="float">
            <text:p>0.014653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5747" calcext:value-type="float">
            <text:p>0.75747</text:p>
          </table:table-cell>
          <table:table-cell office:value-type="float" office:value="0.92157" calcext:value-type="float">
            <text:p>0.92157</text:p>
          </table:table-cell>
          <table:table-cell office:value-type="float" office:value="0.97663" calcext:value-type="float">
            <text:p>0.97663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.00052586" calcext:value-type="float">
            <text:p>0.000525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54426" calcext:value-type="float">
            <text:p>0.54426</text:p>
          </table:table-cell>
          <table:table-cell office:value-type="float" office:value="0.47804" calcext:value-type="float">
            <text:p>0.47804</text:p>
          </table:table-cell>
          <table:table-cell office:value-type="float" office:value="0.62226" calcext:value-type="float">
            <text:p>0.62226</text:p>
          </table:table-cell>
          <table:table-cell office:value-type="float" office:value="0.45905" calcext:value-type="float">
            <text:p>0.45905</text:p>
          </table:table-cell>
          <table:table-cell office:value-type="float" office:value="0.41148" calcext:value-type="float">
            <text:p>0.41148</text:p>
          </table:table-cell>
          <table:table-cell office:value-type="float" office:value="0.46638" calcext:value-type="float">
            <text:p>0.46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74019" calcext:value-type="float">
            <text:p>0.74019</text:p>
          </table:table-cell>
          <table:table-cell office:value-type="float" office:value="0.66124" calcext:value-type="float">
            <text:p>0.66124</text:p>
          </table:table-cell>
          <table:table-cell office:value-type="float" office:value="0.82975" calcext:value-type="float">
            <text:p>0.82975</text:p>
          </table:table-cell>
          <table:table-cell office:value-type="float" office:value="0.43465" calcext:value-type="float">
            <text:p>0.43465</text:p>
          </table:table-cell>
          <table:table-cell office:value-type="float" office:value="0.44078" calcext:value-type="float">
            <text:p>0.44078</text:p>
          </table:table-cell>
          <table:table-cell office:value-type="float" office:value="0.46507" calcext:value-type="float">
            <text:p>0.465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82701" calcext:value-type="float">
            <text:p>0.82701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.96036" calcext:value-type="float">
            <text:p>0.96036</text:p>
          </table:table-cell>
          <table:table-cell office:value-type="float" office:value="0.015947" calcext:value-type="float">
            <text:p>0.015947</text:p>
          </table:table-cell>
          <table:table-cell office:value-type="float" office:value="0.0023003" calcext:value-type="float">
            <text:p>0.0023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51806" calcext:value-type="float">
            <text:p>0.51806</text:p>
          </table:table-cell>
          <table:table-cell office:value-type="float" office:value="0.66127" calcext:value-type="float">
            <text:p>0.66127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42822" calcext:value-type="float">
            <text:p>0.42822</text:p>
          </table:table-cell>
          <table:table-cell office:value-type="float" office:value="0.48438" calcext:value-type="float">
            <text:p>0.48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27.47" calcext:value-type="float">
            <text:p>127.47</text:p>
          </table:table-cell>
          <table:table-cell office:value-type="float" office:value="0.94972" calcext:value-type="float">
            <text:p>0.94972</text:p>
          </table:table-cell>
          <table:table-cell office:value-type="float" office:value="0.83759" calcext:value-type="float">
            <text:p>0.83759</text:p>
          </table:table-cell>
          <table:table-cell office:value-type="float" office:value="1.0699" calcext:value-type="float">
            <text:p>1.0699</text:p>
          </table:table-cell>
          <table:table-cell office:value-type="float" office:value="0.47518" calcext:value-type="float">
            <text:p>0.47518</text:p>
          </table:table-cell>
          <table:table-cell office:value-type="float" office:value="0.42092" calcext:value-type="float">
            <text:p>0.42092</text:p>
          </table:table-cell>
          <table:table-cell office:value-type="float" office:value="0.51119" calcext:value-type="float">
            <text:p>0.51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3915" calcext:value-type="float">
            <text:p>0.83915</text:p>
          </table:table-cell>
          <table:table-cell office:value-type="float" office:value="0.70342" calcext:value-type="float">
            <text:p>0.70342</text:p>
          </table:table-cell>
          <table:table-cell office:value-type="float" office:value="1.0089" calcext:value-type="float">
            <text:p>1.0089</text:p>
          </table:table-cell>
          <table:table-cell office:value-type="float" office:value="0.42482" calcext:value-type="float">
            <text:p>0.42482</text:p>
          </table:table-cell>
          <table:table-cell office:value-type="float" office:value="0.19768" calcext:value-type="float">
            <text:p>0.19768</text:p>
          </table:table-cell>
          <table:table-cell office:value-type="float" office:value="0.64303" calcext:value-type="float">
            <text:p>0.64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1263" calcext:value-type="float">
            <text:p>0.81263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29779" calcext:value-type="float">
            <text:p>0.29779</text:p>
          </table:table-cell>
          <table:table-cell office:value-type="float" office:value="0.55663" calcext:value-type="float">
            <text:p>0.55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75827" calcext:value-type="float">
            <text:p>0.75827</text:p>
          </table:table-cell>
          <table:table-cell office:value-type="float" office:value="0.66201" calcext:value-type="float">
            <text:p>0.66201</text:p>
          </table:table-cell>
          <table:table-cell office:value-type="float" office:value="0.91832" calcext:value-type="float">
            <text:p>0.91832</text:p>
          </table:table-cell>
          <table:table-cell office:value-type="float" office:value="0.34803" calcext:value-type="float">
            <text:p>0.34803</text:p>
          </table:table-cell>
          <table:table-cell office:value-type="float" office:value="0.33163" calcext:value-type="float">
            <text:p>0.33163</text:p>
          </table:table-cell>
          <table:table-cell office:value-type="float" office:value="0.55072" calcext:value-type="float">
            <text:p>0.550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75112" calcext:value-type="float">
            <text:p>0.75112</text:p>
          </table:table-cell>
          <table:table-cell office:value-type="float" office:value="0.65721" calcext:value-type="float">
            <text:p>0.65721</text:p>
          </table:table-cell>
          <table:table-cell office:value-type="float" office:value="0.906" calcext:value-type="float">
            <text:p>0.906</text:p>
          </table:table-cell>
          <table:table-cell office:value-type="float" office:value="0.33306" calcext:value-type="float">
            <text:p>0.33306</text:p>
          </table:table-cell>
          <table:table-cell office:value-type="float" office:value="0.35746" calcext:value-type="float">
            <text:p>0.35746</text:p>
          </table:table-cell>
          <table:table-cell office:value-type="float" office:value="0.4916" calcext:value-type="float">
            <text:p>0.4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58705" calcext:value-type="float">
            <text:p>0.58705</text:p>
          </table:table-cell>
          <table:table-cell office:value-type="float" office:value="0.50921" calcext:value-type="float">
            <text:p>0.50921</text:p>
          </table:table-cell>
          <table:table-cell office:value-type="float" office:value="0.71562" calcext:value-type="float">
            <text:p>0.71562</text:p>
          </table:table-cell>
          <table:table-cell office:value-type="float" office:value="0.36417" calcext:value-type="float">
            <text:p>0.36417</text:p>
          </table:table-cell>
          <table:table-cell office:value-type="float" office:value="0.33356" calcext:value-type="float">
            <text:p>0.33356</text:p>
          </table:table-cell>
          <table:table-cell office:value-type="float" office:value="0.51014" calcext:value-type="float">
            <text:p>0.51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73532" calcext:value-type="float">
            <text:p>0.73532</text:p>
          </table:table-cell>
          <table:table-cell office:value-type="float" office:value="0.64302" calcext:value-type="float">
            <text:p>0.64302</text:p>
          </table:table-cell>
          <table:table-cell office:value-type="float" office:value="0.88376" calcext:value-type="float">
            <text:p>0.88376</text:p>
          </table:table-cell>
          <table:table-cell office:value-type="float" office:value="0.39158" calcext:value-type="float">
            <text:p>0.39158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50221" calcext:value-type="float">
            <text:p>0.50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9947" calcext:value-type="float">
            <text:p>0.89947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1.0631" calcext:value-type="float">
            <text:p>1.0631</text:p>
          </table:table-cell>
          <table:table-cell office:value-type="float" office:value="0.41345" calcext:value-type="float">
            <text:p>0.41345</text:p>
          </table:table-cell>
          <table:table-cell office:value-type="float" office:value="0.30918" calcext:value-type="float">
            <text:p>0.30918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3821" calcext:value-type="float">
            <text:p>0.83821</text:p>
          </table:table-cell>
          <table:table-cell office:value-type="float" office:value="0.73179" calcext:value-type="float">
            <text:p>0.73179</text:p>
          </table:table-cell>
          <table:table-cell office:value-type="float" office:value="0.99488" calcext:value-type="float">
            <text:p>0.99488</text:p>
          </table:table-cell>
          <table:table-cell office:value-type="float" office:value="0.43089" calcext:value-type="float">
            <text:p>0.43089</text:p>
          </table:table-cell>
          <table:table-cell office:value-type="float" office:value="0.29798" calcext:value-type="float">
            <text:p>0.29798</text:p>
          </table:table-cell>
          <table:table-cell office:value-type="float" office:value="0.54404" calcext:value-type="float">
            <text:p>0.54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5073" calcext:value-type="float">
            <text:p>1.5073</text:p>
          </table:table-cell>
          <table:table-cell office:value-type="float" office:value="1.3724" calcext:value-type="float">
            <text:p>1.3724</text:p>
          </table:table-cell>
          <table:table-cell office:value-type="float" office:value="1.6284" calcext:value-type="float">
            <text:p>1.6284</text:p>
          </table:table-cell>
          <table:table-cell office:value-type="float" office:value="0.97337" calcext:value-type="float">
            <text:p>0.97337</text:p>
          </table:table-cell>
          <table:table-cell office:value-type="float" office:value="0.019879" calcext:value-type="float">
            <text:p>0.019879</text:p>
          </table:table-cell>
          <table:table-cell office:value-type="float" office:value="0.00090703" calcext:value-type="float">
            <text:p>0.000907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5427" calcext:value-type="float">
            <text:p>1.5427</text:p>
          </table:table-cell>
          <table:table-cell office:value-type="float" office:value="1.3819" calcext:value-type="float">
            <text:p>1.3819</text:p>
          </table:table-cell>
          <table:table-cell office:value-type="float" office:value="1.7584" calcext:value-type="float">
            <text:p>1.7584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0158" calcext:value-type="float">
            <text:p>0.30158</text:p>
          </table:table-cell>
          <table:table-cell office:value-type="float" office:value="0.51474" calcext:value-type="float">
            <text:p>0.514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29.98" calcext:value-type="float">
            <text:p>129.98</text:p>
          </table:table-cell>
          <table:table-cell office:value-type="float" office:value="2.5706" calcext:value-type="float">
            <text:p>2.5706</text:p>
          </table:table-cell>
          <table:table-cell office:value-type="float" office:value="2.3503" calcext:value-type="float">
            <text:p>2.3503</text:p>
          </table:table-cell>
          <table:table-cell office:value-type="float" office:value="2.7758" calcext:value-type="float">
            <text:p>2.7758</text:p>
          </table:table-cell>
          <table:table-cell office:value-type="float" office:value="0.99471" calcext:value-type="float">
            <text:p>0.99471</text:p>
          </table:table-cell>
          <table:table-cell office:value-type="float" office:value="0.0032505" calcext:value-type="float">
            <text:p>0.0032505</text:p>
          </table:table-cell>
          <table:table-cell office:value-type="float" office:value="0.00076837" calcext:value-type="float">
            <text:p>0.000768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9509" calcext:value-type="float">
            <text:p>1.9509</text:p>
          </table:table-cell>
          <table:table-cell office:value-type="float" office:value="1.7707" calcext:value-type="float">
            <text:p>1.7707</text:p>
          </table:table-cell>
          <table:table-cell office:value-type="float" office:value="2.1176" calcext:value-type="float">
            <text:p>2.1176</text:p>
          </table:table-cell>
          <table:table-cell office:value-type="float" office:value="0.99372" calcext:value-type="float">
            <text:p>0.99372</text:p>
          </table:table-cell>
          <table:table-cell office:value-type="float" office:value="0.0038336" calcext:value-type="float">
            <text:p>0.0038336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809" calcext:value-type="float">
            <text:p>1.809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9581" calcext:value-type="float">
            <text:p>1.9581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082049" calcext:value-type="float">
            <text:p>0.0082049</text:p>
          </table:table-cell>
          <table:table-cell office:value-type="float" office:value="0.0021452" calcext:value-type="float">
            <text:p>0.00214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8432" calcext:value-type="float">
            <text:p>1.8432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9821" calcext:value-type="float">
            <text:p>1.9821</text:p>
          </table:table-cell>
          <table:table-cell office:value-type="float" office:value="0.98425" calcext:value-type="float">
            <text:p>0.98425</text:p>
          </table:table-cell>
          <table:table-cell office:value-type="float" office:value="0.012885" calcext:value-type="float">
            <text:p>0.012885</text:p>
          </table:table-cell>
          <table:table-cell office:value-type="float" office:value="0.0017489" calcext:value-type="float">
            <text:p>0.0017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9478" calcext:value-type="float">
            <text:p>0.89478</text:p>
          </table:table-cell>
          <table:table-cell office:value-type="float" office:value="0.80747" calcext:value-type="float">
            <text:p>0.80747</text:p>
          </table:table-cell>
          <table:table-cell office:value-type="float" office:value="0.97516" calcext:value-type="float">
            <text:p>0.97516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0066595" calcext:value-type="float">
            <text:p>0.00066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66119" calcext:value-type="float">
            <text:p>0.66119</text:p>
          </table:table-cell>
          <table:table-cell office:value-type="float" office:value="0.58357" calcext:value-type="float">
            <text:p>0.58357</text:p>
          </table:table-cell>
          <table:table-cell office:value-type="float" office:value="0.73151" calcext:value-type="float">
            <text:p>0.73151</text:p>
          </table:table-cell>
          <table:table-cell office:value-type="float" office:value="0.97726" calcext:value-type="float">
            <text:p>0.97726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0.0047483" calcext:value-type="float">
            <text:p>0.0047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5887" calcext:value-type="float">
            <text:p>0.85887</text:p>
          </table:table-cell>
          <table:table-cell office:value-type="float" office:value="0.77351" calcext:value-type="float">
            <text:p>0.77351</text:p>
          </table:table-cell>
          <table:table-cell office:value-type="float" office:value="0.93397" calcext:value-type="float">
            <text:p>0.93397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00086582" calcext:value-type="float">
            <text:p>0.00086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60428" calcext:value-type="float">
            <text:p>0.60428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67028" calcext:value-type="float">
            <text:p>0.67028</text:p>
          </table:table-cell>
          <table:table-cell office:value-type="float" office:value="0.98225" calcext:value-type="float">
            <text:p>0.98225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0047462" calcext:value-type="float">
            <text:p>0.0047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85232" calcext:value-type="float">
            <text:p>0.85232</text:p>
          </table:table-cell>
          <table:table-cell office:value-type="float" office:value="0.75245" calcext:value-type="float">
            <text:p>0.75245</text:p>
          </table:table-cell>
          <table:table-cell office:value-type="float" office:value="0.93609" calcext:value-type="float">
            <text:p>0.93609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013398" calcext:value-type="float">
            <text:p>0.013398</text:p>
          </table:table-cell>
          <table:table-cell office:value-type="float" office:value="0.0017139" calcext:value-type="float">
            <text:p>0.0017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72228" calcext:value-type="float">
            <text:p>0.72228</text:p>
          </table:table-cell>
          <table:table-cell office:value-type="float" office:value="0.63903" calcext:value-type="float">
            <text:p>0.63903</text:p>
          </table:table-cell>
          <table:table-cell office:value-type="float" office:value="0.81457" calcext:value-type="float">
            <text:p>0.81457</text:p>
          </table:table-cell>
          <table:table-cell office:value-type="float" office:value="0.46895" calcext:value-type="float">
            <text:p>0.4689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6835" calcext:value-type="float">
            <text:p>0.468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29.98" calcext:value-type="float">
            <text:p>129.98</text:p>
          </table:table-cell>
          <table:table-cell office:value-type="float" office:value="0.58762" calcext:value-type="float">
            <text:p>0.58762</text:p>
          </table:table-cell>
          <table:table-cell office:value-type="float" office:value="0.51928" calcext:value-type="float">
            <text:p>0.51928</text:p>
          </table:table-cell>
          <table:table-cell office:value-type="float" office:value="0.66135" calcext:value-type="float">
            <text:p>0.66135</text:p>
          </table:table-cell>
          <table:table-cell office:value-type="float" office:value="0.45479" calcext:value-type="float">
            <text:p>0.45479</text:p>
          </table:table-cell>
          <table:table-cell office:value-type="float" office:value="0.43263" calcext:value-type="float">
            <text:p>0.43263</text:p>
          </table:table-cell>
          <table:table-cell office:value-type="float" office:value="0.4912" calcext:value-type="float">
            <text:p>0.4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29.98" calcext:value-type="float">
            <text:p>129.98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92294" calcext:value-type="float">
            <text:p>0.92294</text:p>
          </table:table-cell>
          <table:table-cell office:value-type="float" office:value="1.2058" calcext:value-type="float">
            <text:p>1.2058</text:p>
          </table:table-cell>
          <table:table-cell office:value-type="float" office:value="0.82127" calcext:value-type="float">
            <text:p>0.82127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0.045433" calcext:value-type="float">
            <text:p>0.045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84476" calcext:value-type="float">
            <text:p>0.84476</text:p>
          </table:table-cell>
          <table:table-cell office:value-type="float" office:value="0.70696" calcext:value-type="float">
            <text:p>0.70696</text:p>
          </table:table-cell>
          <table:table-cell office:value-type="float" office:value="1.0171" calcext:value-type="float">
            <text:p>1.0171</text:p>
          </table:table-cell>
          <table:table-cell office:value-type="float" office:value="0.41184" calcext:value-type="float">
            <text:p>0.41184</text:p>
          </table:table-cell>
          <table:table-cell office:value-type="float" office:value="0.20669" calcext:value-type="float">
            <text:p>0.20669</text:p>
          </table:table-cell>
          <table:table-cell office:value-type="float" office:value="0.64663" calcext:value-type="float">
            <text:p>0.64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38" calcext:value-type="float">
            <text:p>0.738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89251" calcext:value-type="float">
            <text:p>0.89251</text:p>
          </table:table-cell>
          <table:table-cell office:value-type="float" office:value="0.39651" calcext:value-type="float">
            <text:p>0.39651</text:p>
          </table:table-cell>
          <table:table-cell office:value-type="float" office:value="0.27536" calcext:value-type="float">
            <text:p>0.27536</text:p>
          </table:table-cell>
          <table:table-cell office:value-type="float" office:value="0.5954" calcext:value-type="float">
            <text:p>0.59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0.66812" calcext:value-type="float">
            <text:p>0.66812</text:p>
          </table:table-cell>
          <table:table-cell office:value-type="float" office:value="0.93789" calcext:value-type="float">
            <text:p>0.93789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2099" calcext:value-type="float">
            <text:p>0.72099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87575" calcext:value-type="float">
            <text:p>0.87575</text:p>
          </table:table-cell>
          <table:table-cell office:value-type="float" office:value="0.36627" calcext:value-type="float">
            <text:p>0.36627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49904" calcext:value-type="float">
            <text:p>0.499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69011" calcext:value-type="float">
            <text:p>0.69011</text:p>
          </table:table-cell>
          <table:table-cell office:value-type="float" office:value="0.95152" calcext:value-type="float">
            <text:p>0.95152</text:p>
          </table:table-cell>
          <table:table-cell office:value-type="float" office:value="0.34387" calcext:value-type="float">
            <text:p>0.34387</text:p>
          </table:table-cell>
          <table:table-cell office:value-type="float" office:value="0.34934" calcext:value-type="float">
            <text:p>0.34934</text:p>
          </table:table-cell>
          <table:table-cell office:value-type="float" office:value="0.49867" calcext:value-type="float">
            <text:p>0.498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64635" calcext:value-type="float">
            <text:p>0.64635</text:p>
          </table:table-cell>
          <table:table-cell office:value-type="float" office:value="0.56109" calcext:value-type="float">
            <text:p>0.56109</text:p>
          </table:table-cell>
          <table:table-cell office:value-type="float" office:value="0.78489" calcext:value-type="float">
            <text:p>0.78489</text:p>
          </table:table-cell>
          <table:table-cell office:value-type="float" office:value="0.37214" calcext:value-type="float">
            <text:p>0.37214</text:p>
          </table:table-cell>
          <table:table-cell office:value-type="float" office:value="0.32939" calcext:value-type="float">
            <text:p>0.32939</text:p>
          </table:table-cell>
          <table:table-cell office:value-type="float" office:value="0.50118" calcext:value-type="float">
            <text:p>0.50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67766" calcext:value-type="float">
            <text:p>0.67766</text:p>
          </table:table-cell>
          <table:table-cell office:value-type="float" office:value="0.58721" calcext:value-type="float">
            <text:p>0.58721</text:p>
          </table:table-cell>
          <table:table-cell office:value-type="float" office:value="0.81944" calcext:value-type="float">
            <text:p>0.8194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30022" calcext:value-type="float">
            <text:p>0.30022</text:p>
          </table:table-cell>
          <table:table-cell office:value-type="float" office:value="0.54579" calcext:value-type="float">
            <text:p>0.54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32.49" calcext:value-type="float">
            <text:p>132.49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3375" calcext:value-type="float">
            <text:p>1.3375</text:p>
          </table:table-cell>
          <table:table-cell office:value-type="float" office:value="1.7219" calcext:value-type="float">
            <text:p>1.7219</text:p>
          </table:table-cell>
          <table:table-cell office:value-type="float" office:value="0.45025" calcext:value-type="float">
            <text:p>0.45025</text:p>
          </table:table-cell>
          <table:table-cell office:value-type="float" office:value="0.29711" calcext:value-type="float">
            <text:p>0.29711</text:p>
          </table:table-cell>
          <table:table-cell office:value-type="float" office:value="0.58852" calcext:value-type="float">
            <text:p>0.58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32.49" calcext:value-type="float">
            <text:p>132.49</text:p>
          </table:table-cell>
          <table:table-cell office:value-type="float" office:value="2.0557" calcext:value-type="float">
            <text:p>2.0557</text:p>
          </table:table-cell>
          <table:table-cell office:value-type="float" office:value="1.8715" calcext:value-type="float">
            <text:p>1.8715</text:p>
          </table:table-cell>
          <table:table-cell office:value-type="float" office:value="2.2262" calcext:value-type="float">
            <text:p>2.2262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0.0046788" calcext:value-type="float">
            <text:p>0.0046788</text:p>
          </table:table-cell>
          <table:table-cell office:value-type="float" office:value="0.0016191" calcext:value-type="float">
            <text:p>0.0016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32.49" calcext:value-type="float">
            <text:p>132.49</text:p>
          </table:table-cell>
          <table:table-cell office:value-type="float" office:value="1.7522" calcext:value-type="float">
            <text:p>1.7522</text:p>
          </table:table-cell>
          <table:table-cell office:value-type="float" office:value="1.5895" calcext:value-type="float">
            <text:p>1.5895</text:p>
          </table:table-cell>
          <table:table-cell office:value-type="float" office:value="1.8993" calcext:value-type="float">
            <text:p>1.8993</text:p>
          </table:table-cell>
          <table:table-cell office:value-type="float" office:value="0.98886" calcext:value-type="float">
            <text:p>0.98886</text:p>
          </table:table-cell>
          <table:table-cell office:value-type="float" office:value="0.0077767" calcext:value-type="float">
            <text:p>0.0077767</text:p>
          </table:table-cell>
          <table:table-cell office:value-type="float" office:value="0.0034598" calcext:value-type="float">
            <text:p>0.0034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63295" calcext:value-type="float">
            <text:p>0.63295</text:p>
          </table:table-cell>
          <table:table-cell office:value-type="float" office:value="0.55894" calcext:value-type="float">
            <text:p>0.55894</text:p>
          </table:table-cell>
          <table:table-cell office:value-type="float" office:value="0.70135" calcext:value-type="float">
            <text:p>0.70135</text:p>
          </table:table-cell>
          <table:table-cell office:value-type="float" office:value="0.98057" calcext:value-type="float">
            <text:p>0.98057</text:p>
          </table:table-cell>
          <table:table-cell office:value-type="float" office:value="0.010517" calcext:value-type="float">
            <text:p>0.010517</text:p>
          </table:table-cell>
          <table:table-cell office:value-type="float" office:value="0.0031973" calcext:value-type="float">
            <text:p>0.00319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7638" calcext:value-type="float">
            <text:p>0.77638</text:p>
          </table:table-cell>
          <table:table-cell office:value-type="float" office:value="0.68454" calcext:value-type="float">
            <text:p>0.68454</text:p>
          </table:table-cell>
          <table:table-cell office:value-type="float" office:value="0.89067" calcext:value-type="float">
            <text:p>0.89067</text:p>
          </table:table-cell>
          <table:table-cell office:value-type="float" office:value="0.45433" calcext:value-type="float">
            <text:p>0.45433</text:p>
          </table:table-cell>
          <table:table-cell office:value-type="float" office:value="0.40867" calcext:value-type="float">
            <text:p>0.40867</text:p>
          </table:table-cell>
          <table:table-cell office:value-type="float" office:value="0.49426" calcext:value-type="float">
            <text:p>0.49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61703" calcext:value-type="float">
            <text:p>0.6170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98434" calcext:value-type="float">
            <text:p>0.98434</text:p>
          </table:table-cell>
          <table:table-cell office:value-type="float" office:value="0.0090519" calcext:value-type="float">
            <text:p>0.0090519</text:p>
          </table:table-cell>
          <table:table-cell office:value-type="float" office:value="0.0036817" calcext:value-type="float">
            <text:p>0.00368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9327" calcext:value-type="float">
            <text:p>0.79327</text:p>
          </table:table-cell>
          <table:table-cell office:value-type="float" office:value="0.70311" calcext:value-type="float">
            <text:p>0.70311</text:p>
          </table:table-cell>
          <table:table-cell office:value-type="float" office:value="0.90039" calcext:value-type="float">
            <text:p>0.90039</text:p>
          </table:table-cell>
          <table:table-cell office:value-type="float" office:value="0.46958" calcext:value-type="float">
            <text:p>0.46958</text:p>
          </table:table-cell>
          <table:table-cell office:value-type="float" office:value="0.40501" calcext:value-type="float">
            <text:p>0.40501</text:p>
          </table:table-cell>
          <table:table-cell office:value-type="float" office:value="0.48488" calcext:value-type="float">
            <text:p>0.48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7584" calcext:value-type="float">
            <text:p>0.77584</text:p>
          </table:table-cell>
          <table:table-cell office:value-type="float" office:value="0.68502" calcext:value-type="float">
            <text:p>0.68502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47027" calcext:value-type="float">
            <text:p>0.47027</text:p>
          </table:table-cell>
          <table:table-cell office:value-type="float" office:value="0.41331" calcext:value-type="float">
            <text:p>0.41331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83374" calcext:value-type="float">
            <text:p>0.83374</text:p>
          </table:table-cell>
          <table:table-cell office:value-type="float" office:value="0.74379" calcext:value-type="float">
            <text:p>0.74379</text:p>
          </table:table-cell>
          <table:table-cell office:value-type="float" office:value="0.93078" calcext:value-type="float">
            <text:p>0.93078</text:p>
          </table:table-cell>
          <table:table-cell office:value-type="float" office:value="0.43704" calcext:value-type="float">
            <text:p>0.43704</text:p>
          </table:table-cell>
          <table:table-cell office:value-type="float" office:value="0.45319" calcext:value-type="float">
            <text:p>0.45319</text:p>
          </table:table-cell>
          <table:table-cell office:value-type="float" office:value="0.45651" calcext:value-type="float">
            <text:p>0.456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32.49" calcext:value-type="float">
            <text:p>132.49</text:p>
          </table:table-cell>
          <table:table-cell office:value-type="float" office:value="0.72273" calcext:value-type="float">
            <text:p>0.72273</text:p>
          </table:table-cell>
          <table:table-cell office:value-type="float" office:value="0.63853" calcext:value-type="float">
            <text:p>0.63853</text:p>
          </table:table-cell>
          <table:table-cell office:value-type="float" office:value="0.80967" calcext:value-type="float">
            <text:p>0.80967</text:p>
          </table:table-cell>
          <table:table-cell office:value-type="float" office:value="0.45801" calcext:value-type="float">
            <text:p>0.45801</text:p>
          </table:table-cell>
          <table:table-cell office:value-type="float" office:value="0.43952" calcext:value-type="float">
            <text:p>0.43952</text:p>
          </table:table-cell>
          <table:table-cell office:value-type="float" office:value="0.4765" calcext:value-type="float">
            <text:p>0.47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35" calcext:value-type="float">
            <text:p>135</text:p>
          </table:table-cell>
          <table:table-cell office:value-type="float" office:value="0.86294" calcext:value-type="float">
            <text:p>0.86294</text:p>
          </table:table-cell>
          <table:table-cell office:value-type="float" office:value="0.72229" calcext:value-type="float">
            <text:p>0.72229</text:p>
          </table:table-cell>
          <table:table-cell office:value-type="float" office:value="1.0399" calcext:value-type="float">
            <text:p>1.0399</text:p>
          </table:table-cell>
          <table:table-cell office:value-type="float" office:value="0.41446" calcext:value-type="float">
            <text:p>0.41446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59865" calcext:value-type="float">
            <text:p>0.598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35" calcext:value-type="float">
            <text:p>135</text:p>
          </table:table-cell>
          <table:table-cell office:value-type="float" office:value="0.53187" calcext:value-type="float">
            <text:p>0.5318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5311" calcext:value-type="float">
            <text:p>0.65311</text:p>
          </table:table-cell>
          <table:table-cell office:value-type="float" office:value="0.41307" calcext:value-type="float">
            <text:p>0.41307</text:p>
          </table:table-cell>
          <table:table-cell office:value-type="float" office:value="0.26481" calcext:value-type="float">
            <text:p>0.26481</text:p>
          </table:table-cell>
          <table:table-cell office:value-type="float" office:value="0.56905" calcext:value-type="float">
            <text:p>0.56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35" calcext:value-type="float">
            <text:p>135</text:p>
          </table:table-cell>
          <table:table-cell office:value-type="float" office:value="0.76156" calcext:value-type="float">
            <text:p>0.76156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91969" calcext:value-type="float">
            <text:p>0.91969</text:p>
          </table:table-cell>
          <table:table-cell office:value-type="float" office:value="0.39138" calcext:value-type="float">
            <text:p>0.39138</text:p>
          </table:table-cell>
          <table:table-cell office:value-type="float" office:value="0.29327" calcext:value-type="float">
            <text:p>0.29327</text:p>
          </table:table-cell>
          <table:table-cell office:value-type="float" office:value="0.51877" calcext:value-type="float">
            <text:p>0.518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35" calcext:value-type="float">
            <text:p>135</text:p>
          </table:table-cell>
          <table:table-cell office:value-type="float" office:value="0.67953" calcext:value-type="float">
            <text:p>0.67953</text:p>
          </table:table-cell>
          <table:table-cell office:value-type="float" office:value="0.58153" calcext:value-type="float">
            <text:p>0.58153</text:p>
          </table:table-cell>
          <table:table-cell office:value-type="float" office:value="0.79256" calcext:value-type="float">
            <text:p>0.79256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19562" calcext:value-type="float">
            <text:p>0.19562</text:p>
          </table:table-cell>
          <table:table-cell office:value-type="float" office:value="0.0027785" calcext:value-type="float">
            <text:p>0.00277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35" calcext:value-type="float">
            <text:p>135</text:p>
          </table:table-cell>
          <table:table-cell office:value-type="float" office:value="0.84113" calcext:value-type="float">
            <text:p>0.84113</text:p>
          </table:table-cell>
          <table:table-cell office:value-type="float" office:value="0.73529" calcext:value-type="float">
            <text:p>0.73529</text:p>
          </table:table-cell>
          <table:table-cell office:value-type="float" office:value="1.0133" calcext:value-type="float">
            <text:p>1.0133</text:p>
          </table:table-cell>
          <table:table-cell office:value-type="float" office:value="0.35411" calcext:value-type="float">
            <text:p>0.35411</text:p>
          </table:table-cell>
          <table:table-cell office:value-type="float" office:value="0.34028" calcext:value-type="float">
            <text:p>0.34028</text:p>
          </table:table-cell>
          <table:table-cell office:value-type="float" office:value="0.51708" calcext:value-type="float">
            <text:p>0.517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35" calcext:value-type="float">
            <text:p>135</text:p>
          </table:table-cell>
          <table:table-cell office:value-type="float" office:value="0.71772" calcext:value-type="float">
            <text:p>0.71772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79563" calcext:value-type="float">
            <text:p>0.79563</text:p>
          </table:table-cell>
          <table:table-cell office:value-type="float" office:value="0.74565" calcext:value-type="float">
            <text:p>0.74565</text:p>
          </table:table-cell>
          <table:table-cell office:value-type="float" office:value="0.27294" calcext:value-type="float">
            <text:p>0.27294</text:p>
          </table:table-cell>
          <table:table-cell office:value-type="float" office:value="0.0042231" calcext:value-type="float">
            <text:p>0.00422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35" calcext:value-type="float">
            <text:p>135</text:p>
          </table:table-cell>
          <table:table-cell office:value-type="float" office:value="0.84411" calcext:value-type="float">
            <text:p>0.84411</text:p>
          </table:table-cell>
          <table:table-cell office:value-type="float" office:value="0.73531" calcext:value-type="float">
            <text:p>0.73531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35" calcext:value-type="float">
            <text:p>135</text:p>
          </table:table-cell>
          <table:table-cell office:value-type="float" office:value="1.1939" calcext:value-type="float">
            <text:p>1.1939</text:p>
          </table:table-cell>
          <table:table-cell office:value-type="float" office:value="1.0852" calcext:value-type="float">
            <text:p>1.0852</text:p>
          </table:table-cell>
          <table:table-cell office:value-type="float" office:value="1.2923" calcext:value-type="float">
            <text:p>1.2923</text:p>
          </table:table-cell>
          <table:table-cell office:value-type="float" office:value="0.90974" calcext:value-type="float">
            <text:p>0.90974</text:p>
          </table:table-cell>
          <table:table-cell office:value-type="float" office:value="0.084838" calcext:value-type="float">
            <text:p>0.084838</text:p>
          </table:table-cell>
          <table:table-cell office:value-type="float" office:value="0.0011084" calcext:value-type="float">
            <text:p>0.00110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35" calcext:value-type="float">
            <text:p>135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1696" calcext:value-type="float">
            <text:p>1.1696</text:p>
          </table:table-cell>
          <table:table-cell office:value-type="float" office:value="1.5402" calcext:value-type="float">
            <text:p>1.5402</text:p>
          </table:table-cell>
          <table:table-cell office:value-type="float" office:value="0.49288" calcext:value-type="float">
            <text:p>0.492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61274" calcext:value-type="float">
            <text:p>0.612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35" calcext:value-type="float">
            <text:p>135</text:p>
          </table:table-cell>
          <table:table-cell office:value-type="float" office:value="0.71946" calcext:value-type="float">
            <text:p>0.71946</text:p>
          </table:table-cell>
          <table:table-cell office:value-type="float" office:value="0.63604" calcext:value-type="float">
            <text:p>0.63604</text:p>
          </table:table-cell>
          <table:table-cell office:value-type="float" office:value="0.79359" calcext:value-type="float">
            <text:p>0.79359</text:p>
          </table:table-cell>
          <table:table-cell office:value-type="float" office:value="0.98135" calcext:value-type="float">
            <text:p>0.98135</text:p>
          </table:table-cell>
          <table:table-cell office:value-type="float" office:value="0.0075953" calcext:value-type="float">
            <text:p>0.0075953</text:p>
          </table:table-cell>
          <table:table-cell office:value-type="float" office:value="0.0098371" calcext:value-type="float">
            <text:p>0.0098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35" calcext:value-type="float">
            <text:p>135</text:p>
          </table:table-cell>
          <table:table-cell office:value-type="float" office:value="0.72653" calcext:value-type="float">
            <text:p>0.72653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82747" calcext:value-type="float">
            <text:p>0.82747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40378" calcext:value-type="float">
            <text:p>0.40378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35" calcext:value-type="float">
            <text:p>135</text:p>
          </table:table-cell>
          <table:table-cell office:value-type="float" office:value="0.57707" calcext:value-type="float">
            <text:p>0.57707</text:p>
          </table:table-cell>
          <table:table-cell office:value-type="float" office:value="0.50392" calcext:value-type="float">
            <text:p>0.50392</text:p>
          </table:table-cell>
          <table:table-cell office:value-type="float" office:value="0.66204" calcext:value-type="float">
            <text:p>0.66204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0.40526" calcext:value-type="float">
            <text:p>0.40526</text:p>
          </table:table-cell>
          <table:table-cell office:value-type="float" office:value="0.48018" calcext:value-type="float">
            <text:p>0.48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35" calcext:value-type="float">
            <text:p>135</text:p>
          </table:table-cell>
          <table:table-cell office:value-type="float" office:value="0.86404" calcext:value-type="float">
            <text:p>0.86404</text:p>
          </table:table-cell>
          <table:table-cell office:value-type="float" office:value="0.76894" calcext:value-type="float">
            <text:p>0.76894</text:p>
          </table:table-cell>
          <table:table-cell office:value-type="float" office:value="0.96705" calcext:value-type="float">
            <text:p>0.96705</text:p>
          </table:table-cell>
          <table:table-cell office:value-type="float" office:value="0.44527" calcext:value-type="float">
            <text:p>0.44527</text:p>
          </table:table-cell>
          <table:table-cell office:value-type="float" office:value="0.44451" calcext:value-type="float">
            <text:p>0.44451</text:p>
          </table:table-cell>
          <table:table-cell office:value-type="float" office:value="0.46416" calcext:value-type="float">
            <text:p>0.46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35" calcext:value-type="float">
            <text:p>135</text:p>
          </table:table-cell>
          <table:table-cell office:value-type="float" office:value="1.0223" calcext:value-type="float">
            <text:p>1.0223</text:p>
          </table:table-cell>
          <table:table-cell office:value-type="float" office:value="0.88612" calcext:value-type="float">
            <text:p>0.88612</text:p>
          </table:table-cell>
          <table:table-cell office:value-type="float" office:value="1.1442" calcext:value-type="float">
            <text:p>1.1442</text:p>
          </table:table-cell>
          <table:table-cell office:value-type="float" office:value="0.82739" calcext:value-type="float">
            <text:p>0.82739</text:p>
          </table:table-cell>
          <table:table-cell office:value-type="float" office:value="0.041021" calcext:value-type="float">
            <text:p>0.041021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94088" calcext:value-type="float">
            <text:p>0.94088</text:p>
          </table:table-cell>
          <table:table-cell office:value-type="float" office:value="0.78678" calcext:value-type="float">
            <text:p>0.78678</text:p>
          </table:table-cell>
          <table:table-cell office:value-type="float" office:value="1.131" calcext:value-type="float">
            <text:p>1.131</text:p>
          </table:table-cell>
          <table:table-cell office:value-type="float" office:value="0.41679" calcext:value-type="float">
            <text:p>0.41679</text:p>
          </table:table-cell>
          <table:table-cell office:value-type="float" office:value="0.21299" calcext:value-type="float">
            <text:p>0.21299</text:p>
          </table:table-cell>
          <table:table-cell office:value-type="float" office:value="0.58525" calcext:value-type="float">
            <text:p>0.585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89758" calcext:value-type="float">
            <text:p>0.89758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97716" calcext:value-type="float">
            <text:p>0.97716</text:p>
          </table:table-cell>
          <table:table-cell office:value-type="float" office:value="0.89825" calcext:value-type="float">
            <text:p>0.89825</text:p>
          </table:table-cell>
          <table:table-cell office:value-type="float" office:value="0.085181" calcext:value-type="float">
            <text:p>0.085181</text:p>
          </table:table-cell>
          <table:table-cell office:value-type="float" office:value="0.014307" calcext:value-type="float">
            <text:p>0.014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88024" calcext:value-type="float">
            <text:p>0.88024</text:p>
          </table:table-cell>
          <table:table-cell office:value-type="float" office:value="0.76029" calcext:value-type="float">
            <text:p>0.76029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39603" calcext:value-type="float">
            <text:p>0.39603</text:p>
          </table:table-cell>
          <table:table-cell office:value-type="float" office:value="0.29631" calcext:value-type="float">
            <text:p>0.29631</text:p>
          </table:table-cell>
          <table:table-cell office:value-type="float" office:value="0.55416" calcext:value-type="float">
            <text:p>0.55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85143" calcext:value-type="float">
            <text:p>0.85143</text:p>
          </table:table-cell>
          <table:table-cell office:value-type="float" office:value="0.74533" calcext:value-type="float">
            <text:p>0.74533</text:p>
          </table:table-cell>
          <table:table-cell office:value-type="float" office:value="1.0223" calcext:value-type="float">
            <text:p>1.0223</text:p>
          </table:table-cell>
          <table:table-cell office:value-type="float" office:value="0.35688" calcext:value-type="float">
            <text:p>0.3568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3233" calcext:value-type="float">
            <text:p>0.532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61116" calcext:value-type="float">
            <text:p>0.61116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74354" calcext:value-type="float">
            <text:p>0.74354</text:p>
          </table:table-cell>
          <table:table-cell office:value-type="float" office:value="0.39721" calcext:value-type="float">
            <text:p>0.39721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0.54664" calcext:value-type="float">
            <text:p>0.546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37.51" calcext:value-type="float">
            <text:p>137.51</text:p>
          </table:table-cell>
          <table:table-cell office:value-type="float" office:value="1.3476" calcext:value-type="float">
            <text:p>1.3476</text:p>
          </table:table-cell>
          <table:table-cell office:value-type="float" office:value="1.2048" calcext:value-type="float">
            <text:p>1.2048</text:p>
          </table:table-cell>
          <table:table-cell office:value-type="float" office:value="1.5548" calcext:value-type="float">
            <text:p>1.5548</text:p>
          </table:table-cell>
          <table:table-cell office:value-type="float" office:value="0.43668" calcext:value-type="float">
            <text:p>0.43668</text:p>
          </table:table-cell>
          <table:table-cell office:value-type="float" office:value="0.31487" calcext:value-type="float">
            <text:p>0.31487</text:p>
          </table:table-cell>
          <table:table-cell office:value-type="float" office:value="0.51128" calcext:value-type="float">
            <text:p>0.51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37.51" calcext:value-type="float">
            <text:p>137.51</text:p>
          </table:table-cell>
          <table:table-cell office:value-type="float" office:value="1.8419" calcext:value-type="float">
            <text:p>1.8419</text:p>
          </table:table-cell>
          <table:table-cell office:value-type="float" office:value="1.6764" calcext:value-type="float">
            <text:p>1.6764</text:p>
          </table:table-cell>
          <table:table-cell office:value-type="float" office:value="1.9914" calcext:value-type="float">
            <text:p>1.9914</text:p>
          </table:table-cell>
          <table:table-cell office:value-type="float" office:value="0.98915" calcext:value-type="float">
            <text:p>0.98915</text:p>
          </table:table-cell>
          <table:table-cell office:value-type="float" office:value="0.0076913" calcext:value-type="float">
            <text:p>0.0076913</text:p>
          </table:table-cell>
          <table:table-cell office:value-type="float" office:value="0.0024673" calcext:value-type="float">
            <text:p>0.0024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54583" calcext:value-type="float">
            <text:p>0.54583</text:p>
          </table:table-cell>
          <table:table-cell office:value-type="float" office:value="0.72557" calcext:value-type="float">
            <text:p>0.72557</text:p>
          </table:table-cell>
          <table:table-cell office:value-type="float" office:value="0.46384" calcext:value-type="float">
            <text:p>0.46384</text:p>
          </table:table-cell>
          <table:table-cell office:value-type="float" office:value="0.38753" calcext:value-type="float">
            <text:p>0.38753</text:p>
          </table:table-cell>
          <table:table-cell office:value-type="float" office:value="0.48377" calcext:value-type="float">
            <text:p>0.483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69997" calcext:value-type="float">
            <text:p>0.69997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77169" calcext:value-type="float">
            <text:p>0.77169</text:p>
          </table:table-cell>
          <table:table-cell office:value-type="float" office:value="0.98344" calcext:value-type="float">
            <text:p>0.98344</text:p>
          </table:table-cell>
          <table:table-cell office:value-type="float" office:value="0.0060081" calcext:value-type="float">
            <text:p>0.0060081</text:p>
          </table:table-cell>
          <table:table-cell office:value-type="float" office:value="0.013026" calcext:value-type="float">
            <text:p>0.0130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91428" calcext:value-type="float">
            <text:p>0.91428</text:p>
          </table:table-cell>
          <table:table-cell office:value-type="float" office:value="0.82472" calcext:value-type="float">
            <text:p>0.82472</text:p>
          </table:table-cell>
          <table:table-cell office:value-type="float" office:value="0.99245" calcext:value-type="float">
            <text:p>0.99245</text:p>
          </table:table-cell>
          <table:table-cell office:value-type="float" office:value="0.98216" calcext:value-type="float">
            <text:p>0.98216</text:p>
          </table:table-cell>
          <table:table-cell office:value-type="float" office:value="0.0082108" calcext:value-type="float">
            <text:p>0.0082108</text:p>
          </table:table-cell>
          <table:table-cell office:value-type="float" office:value="0.0058461" calcext:value-type="float">
            <text:p>0.00584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86818" calcext:value-type="float">
            <text:p>0.86818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95145" calcext:value-type="float">
            <text:p>0.95145</text:p>
          </table:table-cell>
          <table:table-cell office:value-type="float" office:value="0.98659" calcext:value-type="float">
            <text:p>0.98659</text:p>
          </table:table-cell>
          <table:table-cell office:value-type="float" office:value="0.0035299" calcext:value-type="float">
            <text:p>0.0035299</text:p>
          </table:table-cell>
          <table:table-cell office:value-type="float" office:value="0.0095779" calcext:value-type="float">
            <text:p>0.00957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81442" calcext:value-type="float">
            <text:p>0.81442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42446" calcext:value-type="float">
            <text:p>0.42446</text:p>
          </table:table-cell>
          <table:table-cell office:value-type="float" office:value="0.47945" calcext:value-type="float">
            <text:p>0.479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37.51" calcext:value-type="float">
            <text:p>137.51</text:p>
          </table:table-cell>
          <table:table-cell office:value-type="float" office:value="0.86561" calcext:value-type="float">
            <text:p>0.86561</text:p>
          </table:table-cell>
          <table:table-cell office:value-type="float" office:value="0.76172" calcext:value-type="float">
            <text:p>0.76172</text:p>
          </table:table-cell>
          <table:table-cell office:value-type="float" office:value="0.97449" calcext:value-type="float">
            <text:p>0.97449</text:p>
          </table:table-cell>
          <table:table-cell office:value-type="float" office:value="0.47624" calcext:value-type="float">
            <text:p>0.47624</text:p>
          </table:table-cell>
          <table:table-cell office:value-type="float" office:value="0.42117" calcext:value-type="float">
            <text:p>0.42117</text:p>
          </table:table-cell>
          <table:table-cell office:value-type="float" office:value="0.47777" calcext:value-type="float">
            <text:p>0.47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90162" calcext:value-type="float">
            <text:p>0.90162</text:p>
          </table:table-cell>
          <table:table-cell office:value-type="float" office:value="0.75843" calcext:value-type="float">
            <text:p>0.75843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1399" calcext:value-type="float">
            <text:p>0.21399</text:p>
          </table:table-cell>
          <table:table-cell office:value-type="float" office:value="0.59156" calcext:value-type="float">
            <text:p>0.59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81555" calcext:value-type="float">
            <text:p>0.81555</text:p>
          </table:table-cell>
          <table:table-cell office:value-type="float" office:value="0.69819" calcext:value-type="float">
            <text:p>0.69819</text:p>
          </table:table-cell>
          <table:table-cell office:value-type="float" office:value="0.98459" calcext:value-type="float">
            <text:p>0.98459</text:p>
          </table:table-cell>
          <table:table-cell office:value-type="float" office:value="0.38605" calcext:value-type="float">
            <text:p>0.38605</text:p>
          </table:table-cell>
          <table:table-cell office:value-type="float" office:value="0.28252" calcext:value-type="float">
            <text:p>0.28252</text:p>
          </table:table-cell>
          <table:table-cell office:value-type="float" office:value="0.56533" calcext:value-type="float">
            <text:p>0.56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57559" calcext:value-type="float">
            <text:p>0.57559</text:p>
          </table:table-cell>
          <table:table-cell office:value-type="float" office:value="0.48648" calcext:value-type="float">
            <text:p>0.48648</text:p>
          </table:table-cell>
          <table:table-cell office:value-type="float" office:value="0.70624" calcext:value-type="float">
            <text:p>0.70624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27061" calcext:value-type="float">
            <text:p>0.27061</text:p>
          </table:table-cell>
          <table:table-cell office:value-type="float" office:value="0.60185" calcext:value-type="float">
            <text:p>0.60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66335" calcext:value-type="float">
            <text:p>0.66335</text:p>
          </table:table-cell>
          <table:table-cell office:value-type="float" office:value="0.56853" calcext:value-type="float">
            <text:p>0.56853</text:p>
          </table:table-cell>
          <table:table-cell office:value-type="float" office:value="0.80642" calcext:value-type="float">
            <text:p>0.80642</text:p>
          </table:table-cell>
          <table:table-cell office:value-type="float" office:value="0.39287" calcext:value-type="float">
            <text:p>0.39287</text:p>
          </table:table-cell>
          <table:table-cell office:value-type="float" office:value="0.28741" calcext:value-type="float">
            <text:p>0.28741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70339" calcext:value-type="float">
            <text:p>0.70339</text:p>
          </table:table-cell>
          <table:table-cell office:value-type="float" office:value="0.60467" calcext:value-type="float">
            <text:p>0.60467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38588" calcext:value-type="float">
            <text:p>0.38588</text:p>
          </table:table-cell>
          <table:table-cell office:value-type="float" office:value="0.30144" calcext:value-type="float">
            <text:p>0.30144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81944" calcext:value-type="float">
            <text:p>0.81944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35617" calcext:value-type="float">
            <text:p>0.35617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71341" calcext:value-type="float">
            <text:p>0.71341</text:p>
          </table:table-cell>
          <table:table-cell office:value-type="float" office:value="0.61948" calcext:value-type="float">
            <text:p>0.61948</text:p>
          </table:table-cell>
          <table:table-cell office:value-type="float" office:value="0.79131" calcext:value-type="float">
            <text:p>0.79131</text:p>
          </table:table-cell>
          <table:table-cell office:value-type="float" office:value="0.73746" calcext:value-type="float">
            <text:p>0.73746</text:p>
          </table:table-cell>
          <table:table-cell office:value-type="float" office:value="0.27762" calcext:value-type="float">
            <text:p>0.27762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81961" calcext:value-type="float">
            <text:p>0.81961</text:p>
          </table:table-cell>
          <table:table-cell office:value-type="float" office:value="0.71512" calcext:value-type="float">
            <text:p>0.71512</text:p>
          </table:table-cell>
          <table:table-cell office:value-type="float" office:value="0.97932" calcext:value-type="float">
            <text:p>0.97932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5876" calcext:value-type="float">
            <text:p>0.58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2.74" calcext:value-type="float">
            <text:p>-22.74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68392" calcext:value-type="float">
            <text:p>0.68392</text:p>
          </table:table-cell>
          <table:table-cell office:value-type="float" office:value="0.93698" calcext:value-type="float">
            <text:p>0.93698</text:p>
          </table:table-cell>
          <table:table-cell office:value-type="float" office:value="0.41737" calcext:value-type="float">
            <text:p>0.41737</text:p>
          </table:table-cell>
          <table:table-cell office:value-type="float" office:value="0.30647" calcext:value-type="float">
            <text:p>0.30647</text:p>
          </table:table-cell>
          <table:table-cell office:value-type="float" office:value="0.52865" calcext:value-type="float">
            <text:p>0.528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40.02" calcext:value-type="float">
            <text:p>140.02</text:p>
          </table:table-cell>
          <table:table-cell office:value-type="float" office:value="1.2298" calcext:value-type="float">
            <text:p>1.2298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4391" calcext:value-type="float">
            <text:p>1.4391</text:p>
          </table:table-cell>
          <table:table-cell office:value-type="float" office:value="0.42238" calcext:value-type="float">
            <text:p>0.42238</text:p>
          </table:table-cell>
          <table:table-cell office:value-type="float" office:value="0.31715" calcext:value-type="float">
            <text:p>0.31715</text:p>
          </table:table-cell>
          <table:table-cell office:value-type="float" office:value="0.57843" calcext:value-type="float">
            <text:p>0.578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40.02" calcext:value-type="float">
            <text:p>140.02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152" calcext:value-type="float">
            <text:p>1.152</text:p>
          </table:table-cell>
          <table:table-cell office:value-type="float" office:value="1.4882" calcext:value-type="float">
            <text:p>1.4882</text:p>
          </table:table-cell>
          <table:table-cell office:value-type="float" office:value="0.44021" calcext:value-type="float">
            <text:p>0.44021</text:p>
          </table:table-cell>
          <table:table-cell office:value-type="float" office:value="0.31213" calcext:value-type="float">
            <text:p>0.31213</text:p>
          </table:table-cell>
          <table:table-cell office:value-type="float" office:value="0.51838" calcext:value-type="float">
            <text:p>0.518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0356" calcext:value-type="float">
            <text:p>0.80356</text:p>
          </table:table-cell>
          <table:table-cell office:value-type="float" office:value="0.96927" calcext:value-type="float">
            <text:p>0.96927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0065253" calcext:value-type="float">
            <text:p>0.0065253</text:p>
          </table:table-cell>
          <table:table-cell office:value-type="float" office:value="0.0028943" calcext:value-type="float">
            <text:p>0.00289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93096" calcext:value-type="float">
            <text:p>0.93096</text:p>
          </table:table-cell>
          <table:table-cell office:value-type="float" office:value="0.83916" calcext:value-type="float">
            <text:p>0.83916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97917" calcext:value-type="float">
            <text:p>0.97917</text:p>
          </table:table-cell>
          <table:table-cell office:value-type="float" office:value="0.0081273" calcext:value-type="float">
            <text:p>0.0081273</text:p>
          </table:table-cell>
          <table:table-cell office:value-type="float" office:value="0.0085517" calcext:value-type="float">
            <text:p>0.0085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69126" calcext:value-type="float">
            <text:p>0.69126</text:p>
          </table:table-cell>
          <table:table-cell office:value-type="float" office:value="0.60974" calcext:value-type="float">
            <text:p>0.60974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0043699" calcext:value-type="float">
            <text:p>0.0043699</text:p>
          </table:table-cell>
          <table:table-cell office:value-type="float" office:value="0.036478" calcext:value-type="float">
            <text:p>0.0364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93179" calcext:value-type="float">
            <text:p>0.93179</text:p>
          </table:table-cell>
          <table:table-cell office:value-type="float" office:value="0.82586" calcext:value-type="float">
            <text:p>0.82586</text:p>
          </table:table-cell>
          <table:table-cell office:value-type="float" office:value="1.0494" calcext:value-type="float">
            <text:p>1.0494</text:p>
          </table:table-cell>
          <table:table-cell office:value-type="float" office:value="0.46698" calcext:value-type="float">
            <text:p>0.4669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8406" calcext:value-type="float">
            <text:p>0.484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81281" calcext:value-type="float">
            <text:p>0.81281</text:p>
          </table:table-cell>
          <table:table-cell office:value-type="float" office:value="0.71437" calcext:value-type="float">
            <text:p>0.71437</text:p>
          </table:table-cell>
          <table:table-cell office:value-type="float" office:value="0.91702" calcext:value-type="float">
            <text:p>0.91702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42866" calcext:value-type="float">
            <text:p>0.42866</text:p>
          </table:table-cell>
          <table:table-cell office:value-type="float" office:value="0.47982" calcext:value-type="float">
            <text:p>0.47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85253" calcext:value-type="float">
            <text:p>0.85253</text:p>
          </table:table-cell>
          <table:table-cell office:value-type="float" office:value="0.7157" calcext:value-type="float">
            <text:p>0.7157</text:p>
          </table:table-cell>
          <table:table-cell office:value-type="float" office:value="1.0255" calcext:value-type="float">
            <text:p>1.0255</text:p>
          </table:table-cell>
          <table:table-cell office:value-type="float" office:value="0.41749" calcext:value-type="float">
            <text:p>0.41749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0909" calcext:value-type="float">
            <text:p>0.609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5845" calcext:value-type="float">
            <text:p>0.65845</text:p>
          </table:table-cell>
          <table:table-cell office:value-type="float" office:value="0.57358" calcext:value-type="float">
            <text:p>0.57358</text:p>
          </table:table-cell>
          <table:table-cell office:value-type="float" office:value="0.72932" calcext:value-type="float">
            <text:p>0.72932</text:p>
          </table:table-cell>
          <table:table-cell office:value-type="float" office:value="0.89236" calcext:value-type="float">
            <text:p>0.89236</text:p>
          </table:table-cell>
          <table:table-cell office:value-type="float" office:value="0.074077" calcext:value-type="float">
            <text:p>0.074077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74444" calcext:value-type="float">
            <text:p>0.74444</text:p>
          </table:table-cell>
          <table:table-cell office:value-type="float" office:value="0.64306" calcext:value-type="float">
            <text:p>0.64306</text:p>
          </table:table-cell>
          <table:table-cell office:value-type="float" office:value="0.90503" calcext:value-type="float">
            <text:p>0.90503</text:p>
          </table:table-cell>
          <table:table-cell office:value-type="float" office:value="0.36026" calcext:value-type="float">
            <text:p>0.36026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0.56768" calcext:value-type="float">
            <text:p>0.56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4956" calcext:value-type="float">
            <text:p>0.64956</text:p>
          </table:table-cell>
          <table:table-cell office:value-type="float" office:value="0.56028" calcext:value-type="float">
            <text:p>0.56028</text:p>
          </table:table-cell>
          <table:table-cell office:value-type="float" office:value="0.79321" calcext:value-type="float">
            <text:p>0.7932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32164" calcext:value-type="float">
            <text:p>0.32164</text:p>
          </table:table-cell>
          <table:table-cell office:value-type="float" office:value="0.57887" calcext:value-type="float">
            <text:p>0.578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0565" calcext:value-type="float">
            <text:p>0.60565</text:p>
          </table:table-cell>
          <table:table-cell office:value-type="float" office:value="0.52368" calcext:value-type="float">
            <text:p>0.52368</text:p>
          </table:table-cell>
          <table:table-cell office:value-type="float" office:value="0.74376" calcext:value-type="float">
            <text:p>0.74376</text:p>
          </table:table-cell>
          <table:table-cell office:value-type="float" office:value="0.35863" calcext:value-type="float">
            <text:p>0.35863</text:p>
          </table:table-cell>
          <table:table-cell office:value-type="float" office:value="0.33796" calcext:value-type="float">
            <text:p>0.33796</text:p>
          </table:table-cell>
          <table:table-cell office:value-type="float" office:value="0.50297" calcext:value-type="float">
            <text:p>0.502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75492" calcext:value-type="float">
            <text:p>0.75492</text:p>
          </table:table-cell>
          <table:table-cell office:value-type="float" office:value="0.39576" calcext:value-type="float">
            <text:p>0.39576</text:p>
          </table:table-cell>
          <table:table-cell office:value-type="float" office:value="0.31016" calcext:value-type="float">
            <text:p>0.31016</text:p>
          </table:table-cell>
          <table:table-cell office:value-type="float" office:value="0.536" calcext:value-type="float">
            <text:p>0.5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74578" calcext:value-type="float">
            <text:p>0.74578</text:p>
          </table:table-cell>
          <table:table-cell office:value-type="float" office:value="0.64532" calcext:value-type="float">
            <text:p>0.64532</text:p>
          </table:table-cell>
          <table:table-cell office:value-type="float" office:value="0.89202" calcext:value-type="float">
            <text:p>0.89202</text:p>
          </table:table-cell>
          <table:table-cell office:value-type="float" office:value="0.42877" calcext:value-type="float">
            <text:p>0.42877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53992" calcext:value-type="float">
            <text:p>0.53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83861" calcext:value-type="float">
            <text:p>0.83861</text:p>
          </table:table-cell>
          <table:table-cell office:value-type="float" office:value="1.0107" calcext:value-type="float">
            <text:p>1.0107</text:p>
          </table:table-cell>
          <table:table-cell office:value-type="float" office:value="0.97937" calcext:value-type="float">
            <text:p>0.97937</text:p>
          </table:table-cell>
          <table:table-cell office:value-type="float" office:value="0.0070564" calcext:value-type="float">
            <text:p>0.0070564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3864" calcext:value-type="float">
            <text:p>0.63864</text:p>
          </table:table-cell>
          <table:table-cell office:value-type="float" office:value="0.55844" calcext:value-type="float">
            <text:p>0.55844</text:p>
          </table:table-cell>
          <table:table-cell office:value-type="float" office:value="0.73416" calcext:value-type="float">
            <text:p>0.73416</text:p>
          </table:table-cell>
          <table:table-cell office:value-type="float" office:value="0.45962" calcext:value-type="float">
            <text:p>0.45962</text:p>
          </table:table-cell>
          <table:table-cell office:value-type="float" office:value="0.40935" calcext:value-type="float">
            <text:p>0.40935</text:p>
          </table:table-cell>
          <table:table-cell office:value-type="float" office:value="0.4784" calcext:value-type="float">
            <text:p>0.47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58118" calcext:value-type="float">
            <text:p>0.58118</text:p>
          </table:table-cell>
          <table:table-cell office:value-type="float" office:value="0.50598" calcext:value-type="float">
            <text:p>0.50598</text:p>
          </table:table-cell>
          <table:table-cell office:value-type="float" office:value="0.67066" calcext:value-type="float">
            <text:p>0.67066</text:p>
          </table:table-cell>
          <table:table-cell office:value-type="float" office:value="0.46514" calcext:value-type="float">
            <text:p>0.46514</text:p>
          </table:table-cell>
          <table:table-cell office:value-type="float" office:value="0.40954" calcext:value-type="float">
            <text:p>0.40954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53931" calcext:value-type="float">
            <text:p>0.53931</text:p>
          </table:table-cell>
          <table:table-cell office:value-type="float" office:value="0.70727" calcext:value-type="float">
            <text:p>0.70727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8433" calcext:value-type="float">
            <text:p>0.48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96992" calcext:value-type="float">
            <text:p>0.96992</text:p>
          </table:table-cell>
          <table:table-cell office:value-type="float" office:value="0.86105" calcext:value-type="float">
            <text:p>0.86105</text:p>
          </table:table-cell>
          <table:table-cell office:value-type="float" office:value="1.0941" calcext:value-type="float">
            <text:p>1.0941</text:p>
          </table:table-cell>
          <table:table-cell office:value-type="float" office:value="0.46446" calcext:value-type="float">
            <text:p>0.46446</text:p>
          </table:table-cell>
          <table:table-cell office:value-type="float" office:value="0.42177" calcext:value-type="float">
            <text:p>0.42177</text:p>
          </table:table-cell>
          <table:table-cell office:value-type="float" office:value="0.50159" calcext:value-type="float">
            <text:p>0.50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42.53" calcext:value-type="float">
            <text:p>142.53</text:p>
          </table:table-cell>
          <table:table-cell office:value-type="float" office:value="0.80034" calcext:value-type="float">
            <text:p>0.80034</text:p>
          </table:table-cell>
          <table:table-cell office:value-type="float" office:value="0.69442" calcext:value-type="float">
            <text:p>0.69442</text:p>
          </table:table-cell>
          <table:table-cell office:value-type="float" office:value="0.91342" calcext:value-type="float">
            <text:p>0.91342</text:p>
          </table:table-cell>
          <table:table-cell office:value-type="float" office:value="0.49164" calcext:value-type="float">
            <text:p>0.49164</text:p>
          </table:table-cell>
          <table:table-cell office:value-type="float" office:value="0.40198" calcext:value-type="float">
            <text:p>0.40198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1.0116" calcext:value-type="float">
            <text:p>1.0116</text:p>
          </table:table-cell>
          <table:table-cell office:value-type="float" office:value="0.41227" calcext:value-type="float">
            <text:p>0.41227</text:p>
          </table:table-cell>
          <table:table-cell office:value-type="float" office:value="0.21742" calcext:value-type="float">
            <text:p>0.21742</text:p>
          </table:table-cell>
          <table:table-cell office:value-type="float" office:value="0.62708" calcext:value-type="float">
            <text:p>0.627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8.63" calcext:value-type="float">
            <text:p>-48.63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53311" calcext:value-type="float">
            <text:p>0.53311</text:p>
          </table:table-cell>
          <table:table-cell office:value-type="float" office:value="0.44663" calcext:value-type="float">
            <text:p>0.44663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58673" calcext:value-type="float">
            <text:p>0.58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76195" calcext:value-type="float">
            <text:p>0.76195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40162" calcext:value-type="float">
            <text:p>0.40162</text:p>
          </table:table-cell>
          <table:table-cell office:value-type="float" office:value="0.27436" calcext:value-type="float">
            <text:p>0.27436</text:p>
          </table:table-cell>
          <table:table-cell office:value-type="float" office:value="0.53867" calcext:value-type="float">
            <text:p>0.538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87487" calcext:value-type="float">
            <text:p>0.87487</text:p>
          </table:table-cell>
          <table:table-cell office:value-type="float" office:value="0.86804" calcext:value-type="float">
            <text:p>0.86804</text:p>
          </table:table-cell>
          <table:table-cell office:value-type="float" office:value="0.11364" calcext:value-type="float">
            <text:p>0.11364</text:p>
          </table:table-cell>
          <table:table-cell office:value-type="float" office:value="0.0057132" calcext:value-type="float">
            <text:p>0.0057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71437" calcext:value-type="float">
            <text:p>0.71437</text:p>
          </table:table-cell>
          <table:table-cell office:value-type="float" office:value="0.61834" calcext:value-type="float">
            <text:p>0.61834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0.33763" calcext:value-type="float">
            <text:p>0.33763</text:p>
          </table:table-cell>
          <table:table-cell office:value-type="float" office:value="0.34522" calcext:value-type="float">
            <text:p>0.34522</text:p>
          </table:table-cell>
          <table:table-cell office:value-type="float" office:value="0.50703" calcext:value-type="float">
            <text:p>0.507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55186" calcext:value-type="float">
            <text:p>0.55186</text:p>
          </table:table-cell>
          <table:table-cell office:value-type="float" office:value="0.47486" calcext:value-type="float">
            <text:p>0.47486</text:p>
          </table:table-cell>
          <table:table-cell office:value-type="float" office:value="0.68195" calcext:value-type="float">
            <text:p>0.68195</text:p>
          </table:table-cell>
          <table:table-cell office:value-type="float" office:value="0.35188" calcext:value-type="float">
            <text:p>0.35188</text:p>
          </table:table-cell>
          <table:table-cell office:value-type="float" office:value="0.33728" calcext:value-type="float">
            <text:p>0.33728</text:p>
          </table:table-cell>
          <table:table-cell office:value-type="float" office:value="0.50745" calcext:value-type="float">
            <text:p>0.507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53464" calcext:value-type="float">
            <text:p>0.53464</text:p>
          </table:table-cell>
          <table:table-cell office:value-type="float" office:value="0.74949" calcext:value-type="float">
            <text:p>0.74949</text:p>
          </table:table-cell>
          <table:table-cell office:value-type="float" office:value="0.38688" calcext:value-type="float">
            <text:p>0.38688</text:p>
          </table:table-cell>
          <table:table-cell office:value-type="float" office:value="0.31302" calcext:value-type="float">
            <text:p>0.31302</text:p>
          </table:table-cell>
          <table:table-cell office:value-type="float" office:value="0.52162" calcext:value-type="float">
            <text:p>0.521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63553" calcext:value-type="float">
            <text:p>0.63553</text:p>
          </table:table-cell>
          <table:table-cell office:value-type="float" office:value="0.54727" calcext:value-type="float">
            <text:p>0.54727</text:p>
          </table:table-cell>
          <table:table-cell office:value-type="float" office:value="0.76851" calcext:value-type="float">
            <text:p>0.76851</text:p>
          </table:table-cell>
          <table:table-cell office:value-type="float" office:value="0.40717" calcext:value-type="float">
            <text:p>0.40717</text:p>
          </table:table-cell>
          <table:table-cell office:value-type="float" office:value="0.30168" calcext:value-type="float">
            <text:p>0.30168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45.04" calcext:value-type="float">
            <text:p>145.04</text:p>
          </table:table-cell>
          <table:table-cell office:value-type="float" office:value="1.8751" calcext:value-type="float">
            <text:p>1.8751</text:p>
          </table:table-cell>
          <table:table-cell office:value-type="float" office:value="1.7228" calcext:value-type="float">
            <text:p>1.7228</text:p>
          </table:table-cell>
          <table:table-cell office:value-type="float" office:value="2.0086" calcext:value-type="float">
            <text:p>2.008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031767" calcext:value-type="float">
            <text:p>0.031767</text:p>
          </table:table-cell>
          <table:table-cell office:value-type="float" office:value="0.0031254" calcext:value-type="float">
            <text:p>0.00312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45.04" calcext:value-type="float">
            <text:p>145.04</text:p>
          </table:table-cell>
          <table:table-cell office:value-type="float" office:value="1.6686" calcext:value-type="float">
            <text:p>1.6686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8016" calcext:value-type="float">
            <text:p>1.8016</text:p>
          </table:table-cell>
          <table:table-cell office:value-type="float" office:value="0.98927" calcext:value-type="float">
            <text:p>0.98927</text:p>
          </table:table-cell>
          <table:table-cell office:value-type="float" office:value="0.0068436" calcext:value-type="float">
            <text:p>0.0068436</text:p>
          </table:table-cell>
          <table:table-cell office:value-type="float" office:value="0.0019979" calcext:value-type="float">
            <text:p>0.0019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73107" calcext:value-type="float">
            <text:p>0.73107</text:p>
          </table:table-cell>
          <table:table-cell office:value-type="float" office:value="0.64635" calcext:value-type="float">
            <text:p>0.64635</text:p>
          </table:table-cell>
          <table:table-cell office:value-type="float" office:value="0.80286" calcext:value-type="float">
            <text:p>0.80286</text:p>
          </table:table-cell>
          <table:table-cell office:value-type="float" office:value="0.98418" calcext:value-type="float">
            <text:p>0.98418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48728" calcext:value-type="float">
            <text:p>0.0487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96065" calcext:value-type="float">
            <text:p>0.96065</text:p>
          </table:table-cell>
          <table:table-cell office:value-type="float" office:value="0.85387" calcext:value-type="float">
            <text:p>0.85387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45799" calcext:value-type="float">
            <text:p>0.45799</text:p>
          </table:table-cell>
          <table:table-cell office:value-type="float" office:value="0.42801" calcext:value-type="float">
            <text:p>0.42801</text:p>
          </table:table-cell>
          <table:table-cell office:value-type="float" office:value="0.50006" calcext:value-type="float">
            <text:p>0.50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66586" calcext:value-type="float">
            <text:p>0.66586</text:p>
          </table:table-cell>
          <table:table-cell office:value-type="float" office:value="0.86627" calcext:value-type="float">
            <text:p>0.86627</text:p>
          </table:table-cell>
          <table:table-cell office:value-type="float" office:value="0.46806" calcext:value-type="float">
            <text:p>0.46806</text:p>
          </table:table-cell>
          <table:table-cell office:value-type="float" office:value="0.42691" calcext:value-type="float">
            <text:p>0.42691</text:p>
          </table:table-cell>
          <table:table-cell office:value-type="float" office:value="0.50367" calcext:value-type="float">
            <text:p>0.50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70247" calcext:value-type="float">
            <text:p>0.70247</text:p>
          </table:table-cell>
          <table:table-cell office:value-type="float" office:value="1.0089" calcext:value-type="float">
            <text:p>1.008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0773" calcext:value-type="float">
            <text:p>0.607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70255" calcext:value-type="float">
            <text:p>0.70255</text:p>
          </table:table-cell>
          <table:table-cell office:value-type="float" office:value="0.60319" calcext:value-type="float">
            <text:p>0.60319</text:p>
          </table:table-cell>
          <table:table-cell office:value-type="float" office:value="0.85279" calcext:value-type="float">
            <text:p>0.85279</text:p>
          </table:table-cell>
          <table:table-cell office:value-type="float" office:value="0.39623" calcext:value-type="float">
            <text:p>0.3962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69695" calcext:value-type="float">
            <text:p>0.69695</text:p>
          </table:table-cell>
          <table:table-cell office:value-type="float" office:value="0.60008" calcext:value-type="float">
            <text:p>0.60008</text:p>
          </table:table-cell>
          <table:table-cell office:value-type="float" office:value="0.84849" calcext:value-type="float">
            <text:p>0.84849</text:p>
          </table:table-cell>
          <table:table-cell office:value-type="float" office:value="0.37454" calcext:value-type="float">
            <text:p>0.37454</text:p>
          </table:table-cell>
          <table:table-cell office:value-type="float" office:value="0.31225" calcext:value-type="float">
            <text:p>0.31225</text:p>
          </table:table-cell>
          <table:table-cell office:value-type="float" office:value="0.51534" calcext:value-type="float">
            <text:p>0.515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56322" calcext:value-type="float">
            <text:p>0.56322</text:p>
          </table:table-cell>
          <table:table-cell office:value-type="float" office:value="0.79741" calcext:value-type="float">
            <text:p>0.79741</text:p>
          </table:table-cell>
          <table:table-cell office:value-type="float" office:value="0.37546" calcext:value-type="float">
            <text:p>0.37546</text:p>
          </table:table-cell>
          <table:table-cell office:value-type="float" office:value="0.31851" calcext:value-type="float">
            <text:p>0.31851</text:p>
          </table:table-cell>
          <table:table-cell office:value-type="float" office:value="0.51107" calcext:value-type="float">
            <text:p>0.51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1.53" calcext:value-type="float">
            <text:p>-31.53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4103" calcext:value-type="float">
            <text:p>0.54103</text:p>
          </table:table-cell>
          <table:table-cell office:value-type="float" office:value="0.76445" calcext:value-type="float">
            <text:p>0.76445</text:p>
          </table:table-cell>
          <table:table-cell office:value-type="float" office:value="0.40479" calcext:value-type="float">
            <text:p>0.40479</text:p>
          </table:table-cell>
          <table:table-cell office:value-type="float" office:value="0.29906" calcext:value-type="float">
            <text:p>0.29906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94931" calcext:value-type="float">
            <text:p>0.94931</text:p>
          </table:table-cell>
          <table:table-cell office:value-type="float" office:value="0.85802" calcext:value-type="float">
            <text:p>0.85802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84943" calcext:value-type="float">
            <text:p>0.84943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0022913" calcext:value-type="float">
            <text:p>0.0022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47.55" calcext:value-type="float">
            <text:p>147.55</text:p>
          </table:table-cell>
          <table:table-cell office:value-type="float" office:value="1.6822" calcext:value-type="float">
            <text:p>1.6822</text:p>
          </table:table-cell>
          <table:table-cell office:value-type="float" office:value="1.5429" calcext:value-type="float">
            <text:p>1.5429</text:p>
          </table:table-cell>
          <table:table-cell office:value-type="float" office:value="1.8038" calcext:value-type="float">
            <text:p>1.8038</text:p>
          </table:table-cell>
          <table:table-cell office:value-type="float" office:value="0.94502" calcext:value-type="float">
            <text:p>0.94502</text:p>
          </table:table-cell>
          <table:table-cell office:value-type="float" office:value="0.046423" calcext:value-type="float">
            <text:p>0.046423</text:p>
          </table:table-cell>
          <table:table-cell office:value-type="float" office:value="0.0024041" calcext:value-type="float">
            <text:p>0.0024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47.55" calcext:value-type="float">
            <text:p>147.55</text:p>
          </table:table-cell>
          <table:table-cell office:value-type="float" office:value="0.97757" calcext:value-type="float">
            <text:p>0.97757</text:p>
          </table:table-cell>
          <table:table-cell office:value-type="float" office:value="0.8654" calcext:value-type="float">
            <text:p>0.8654</text:p>
          </table:table-cell>
          <table:table-cell office:value-type="float" office:value="1.1045" calcext:value-type="float">
            <text:p>1.1045</text:p>
          </table:table-cell>
          <table:table-cell office:value-type="float" office:value="0.46477" calcext:value-type="float">
            <text:p>0.46477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9791" calcext:value-type="float">
            <text:p>0.497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47.55" calcext:value-type="float">
            <text:p>147.55</text:p>
          </table:table-cell>
          <table:table-cell office:value-type="float" office:value="1.0528" calcext:value-type="float">
            <text:p>1.0528</text:p>
          </table:table-cell>
          <table:table-cell office:value-type="float" office:value="0.92439" calcext:value-type="float">
            <text:p>0.92439</text:p>
          </table:table-cell>
          <table:table-cell office:value-type="float" office:value="1.1892" calcext:value-type="float">
            <text:p>1.1892</text:p>
          </table:table-cell>
          <table:table-cell office:value-type="float" office:value="0.45629" calcext:value-type="float">
            <text:p>0.4562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631" calcext:value-type="float">
            <text:p>0.47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50.06" calcext:value-type="float">
            <text:p>150.06</text:p>
          </table:table-cell>
          <table:table-cell office:value-type="float" office:value="0.88438" calcext:value-type="float">
            <text:p>0.88438</text:p>
          </table:table-cell>
          <table:table-cell office:value-type="float" office:value="0.74295" calcext:value-type="float">
            <text:p>0.74295</text:p>
          </table:table-cell>
          <table:table-cell office:value-type="float" office:value="1.0665" calcext:value-type="float">
            <text:p>1.0665</text:p>
          </table:table-cell>
          <table:table-cell office:value-type="float" office:value="0.40795" calcext:value-type="float">
            <text:p>0.40795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58893" calcext:value-type="float">
            <text:p>0.588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50.06" calcext:value-type="float">
            <text:p>150.06</text:p>
          </table:table-cell>
          <table:table-cell office:value-type="float" office:value="0.73834" calcext:value-type="float">
            <text:p>0.73834</text:p>
          </table:table-cell>
          <table:table-cell office:value-type="float" office:value="0.65948" calcext:value-type="float">
            <text:p>0.65948</text:p>
          </table:table-cell>
          <table:table-cell office:value-type="float" office:value="0.80996" calcext:value-type="float">
            <text:p>0.80996</text:p>
          </table:table-cell>
          <table:table-cell office:value-type="float" office:value="0.94318" calcext:value-type="float">
            <text:p>0.94318</text:p>
          </table:table-cell>
          <table:table-cell office:value-type="float" office:value="0.044732" calcext:value-type="float">
            <text:p>0.044732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50.06" calcext:value-type="float">
            <text:p>150.06</text:p>
          </table:table-cell>
          <table:table-cell office:value-type="float" office:value="0.81312" calcext:value-type="float">
            <text:p>0.81312</text:p>
          </table:table-cell>
          <table:table-cell office:value-type="float" office:value="0.70341" calcext:value-type="float">
            <text:p>0.70341</text:p>
          </table:table-cell>
          <table:table-cell office:value-type="float" office:value="0.97325" calcext:value-type="float">
            <text:p>0.97325</text:p>
          </table:table-cell>
          <table:table-cell office:value-type="float" office:value="0.40919" calcext:value-type="float">
            <text:p>0.40919</text:p>
          </table:table-cell>
          <table:table-cell office:value-type="float" office:value="0.28355" calcext:value-type="float">
            <text:p>0.28355</text:p>
          </table:table-cell>
          <table:table-cell office:value-type="float" office:value="0.54365" calcext:value-type="float">
            <text:p>0.543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50.06" calcext:value-type="float">
            <text:p>150.06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53843" calcext:value-type="float">
            <text:p>0.53843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41037" calcext:value-type="float">
            <text:p>0.41037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53729" calcext:value-type="float">
            <text:p>0.537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50.06" calcext:value-type="float">
            <text:p>150.06</text:p>
          </table:table-cell>
          <table:table-cell office:value-type="float" office:value="0.99" calcext:value-type="float">
            <text:p>0.99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1.1224" calcext:value-type="float">
            <text:p>1.1224</text:p>
          </table:table-cell>
          <table:table-cell office:value-type="float" office:value="0.46863" calcext:value-type="float">
            <text:p>0.46863</text:p>
          </table:table-cell>
          <table:table-cell office:value-type="float" office:value="0.41554" calcext:value-type="float">
            <text:p>0.41554</text:p>
          </table:table-cell>
          <table:table-cell office:value-type="float" office:value="0.5126" calcext:value-type="float">
            <text:p>0.5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50.06" calcext:value-type="float">
            <text:p>150.06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87617" calcext:value-type="float">
            <text:p>0.876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46286" calcext:value-type="float">
            <text:p>0.46286</text:p>
          </table:table-cell>
          <table:table-cell office:value-type="float" office:value="0.43459" calcext:value-type="float">
            <text:p>0.43459</text:p>
          </table:table-cell>
          <table:table-cell office:value-type="float" office:value="0.47891" calcext:value-type="float">
            <text:p>0.478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52.57" calcext:value-type="float">
            <text:p>152.57</text:p>
          </table:table-cell>
          <table:table-cell office:value-type="float" office:value="0.845" calcext:value-type="float">
            <text:p>0.845</text:p>
          </table:table-cell>
          <table:table-cell office:value-type="float" office:value="0.70646" calcext:value-type="float">
            <text:p>0.70646</text:p>
          </table:table-cell>
          <table:table-cell office:value-type="float" office:value="1.0183" calcext:value-type="float">
            <text:p>1.0183</text:p>
          </table:table-cell>
          <table:table-cell office:value-type="float" office:value="0.41741" calcext:value-type="float">
            <text:p>0.41741</text:p>
          </table:table-cell>
          <table:table-cell office:value-type="float" office:value="0.21974" calcext:value-type="float">
            <text:p>0.21974</text:p>
          </table:table-cell>
          <table:table-cell office:value-type="float" office:value="0.61947" calcext:value-type="float">
            <text:p>0.61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152.57" calcext:value-type="float">
            <text:p>152.57</text:p>
          </table:table-cell>
          <table:table-cell office:value-type="float" office:value="0.77665" calcext:value-type="float">
            <text:p>0.77665</text:p>
          </table:table-cell>
          <table:table-cell office:value-type="float" office:value="0.69493" calcext:value-type="float">
            <text:p>0.69493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077922" calcext:value-type="float">
            <text:p>0.077922</text:p>
          </table:table-cell>
          <table:table-cell office:value-type="float" office:value="0.0016048" calcext:value-type="float">
            <text:p>0.00160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152.57" calcext:value-type="float">
            <text:p>152.57</text:p>
          </table:table-cell>
          <table:table-cell office:value-type="float" office:value="0.71461" calcext:value-type="float">
            <text:p>0.71461</text:p>
          </table:table-cell>
          <table:table-cell office:value-type="float" office:value="0.61105" calcext:value-type="float">
            <text:p>0.61105</text:p>
          </table:table-cell>
          <table:table-cell office:value-type="float" office:value="0.83816" calcext:value-type="float">
            <text:p>0.83816</text:p>
          </table:table-cell>
          <table:table-cell office:value-type="float" office:value="0.87447" calcext:value-type="float">
            <text:p>0.8744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5656" calcext:value-type="float">
            <text:p>0.00956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52.57" calcext:value-type="float">
            <text:p>152.57</text:p>
          </table:table-cell>
          <table:table-cell office:value-type="float" office:value="1.142" calcext:value-type="float">
            <text:p>1.142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2519" calcext:value-type="float">
            <text:p>1.2519</text:p>
          </table:table-cell>
          <table:table-cell office:value-type="float" office:value="0.87769" calcext:value-type="float">
            <text:p>0.87769</text:p>
          </table:table-cell>
          <table:table-cell office:value-type="float" office:value="0.0097534" calcext:value-type="float">
            <text:p>0.0097534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52.57" calcext:value-type="float">
            <text:p>152.57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87817" calcext:value-type="float">
            <text:p>0.87817</text:p>
          </table:table-cell>
          <table:table-cell office:value-type="float" office:value="1.1344" calcext:value-type="float">
            <text:p>1.1344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43523" calcext:value-type="float">
            <text:p>0.43523</text:p>
          </table:table-cell>
          <table:table-cell office:value-type="float" office:value="0.4809" calcext:value-type="float">
            <text:p>0.48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9.02" calcext:value-type="float">
            <text:p>-69.02</text:p>
          </table:table-cell>
          <table:table-cell office:value-type="float" office:value="155.08" calcext:value-type="float">
            <text:p>155.08</text:p>
          </table:table-cell>
          <table:table-cell office:value-type="float" office:value="1.0709" calcext:value-type="float">
            <text:p>1.0709</text:p>
          </table:table-cell>
          <table:table-cell office:value-type="float" office:value="0.90216" calcext:value-type="float">
            <text:p>0.90216</text:p>
          </table:table-cell>
          <table:table-cell office:value-type="float" office:value="1.2828" calcext:value-type="float">
            <text:p>1.2828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57713" calcext:value-type="float">
            <text:p>0.57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55.08" calcext:value-type="float">
            <text:p>155.08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56038" calcext:value-type="float">
            <text:p>0.56038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46106" calcext:value-type="float">
            <text:p>0.46106</text:p>
          </table:table-cell>
          <table:table-cell office:value-type="float" office:value="0.41229" calcext:value-type="float">
            <text:p>0.41229</text:p>
          </table:table-cell>
          <table:table-cell office:value-type="float" office:value="0.53564" calcext:value-type="float">
            <text:p>0.535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55.08" calcext:value-type="float">
            <text:p>155.08</text:p>
          </table:table-cell>
          <table:table-cell office:value-type="float" office:value="1.0048" calcext:value-type="float">
            <text:p>1.0048</text:p>
          </table:table-cell>
          <table:table-cell office:value-type="float" office:value="0.89473" calcext:value-type="float">
            <text:p>0.89473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86292" calcext:value-type="float">
            <text:p>0.86292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55.08" calcext:value-type="float">
            <text:p>155.08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99902" calcext:value-type="float">
            <text:p>0.99902</text:p>
          </table:table-cell>
          <table:table-cell office:value-type="float" office:value="1.2683" calcext:value-type="float">
            <text:p>1.2683</text:p>
          </table:table-cell>
          <table:table-cell office:value-type="float" office:value="0.81483" calcext:value-type="float">
            <text:p>0.81483</text:p>
          </table:table-cell>
          <table:table-cell office:value-type="float" office:value="0.024797" calcext:value-type="float">
            <text:p>0.024797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57.59" calcext:value-type="float">
            <text:p>157.59</text:p>
          </table:table-cell>
          <table:table-cell office:value-type="float" office:value="2.1819" calcext:value-type="float">
            <text:p>2.1819</text:p>
          </table:table-cell>
          <table:table-cell office:value-type="float" office:value="1.9746" calcext:value-type="float">
            <text:p>1.9746</text:p>
          </table:table-cell>
          <table:table-cell office:value-type="float" office:value="2.3755" calcext:value-type="float">
            <text:p>2.3755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0071992" calcext:value-type="float">
            <text:p>0.0071992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57.59" calcext:value-type="float">
            <text:p>157.59</text:p>
          </table:table-cell>
          <table:table-cell office:value-type="float" office:value="0.79434" calcext:value-type="float">
            <text:p>0.79434</text:p>
          </table:table-cell>
          <table:table-cell office:value-type="float" office:value="0.70286" calcext:value-type="float">
            <text:p>0.7028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44288" calcext:value-type="float">
            <text:p>0.44288</text:p>
          </table:table-cell>
          <table:table-cell office:value-type="float" office:value="0.43444" calcext:value-type="float">
            <text:p>0.43444</text:p>
          </table:table-cell>
          <table:table-cell office:value-type="float" office:value="0.48725" calcext:value-type="float">
            <text:p>0.487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57.59" calcext:value-type="float">
            <text:p>157.59</text:p>
          </table:table-cell>
          <table:table-cell office:value-type="float" office:value="0.78163" calcext:value-type="float">
            <text:p>0.78163</text:p>
          </table:table-cell>
          <table:table-cell office:value-type="float" office:value="0.68023" calcext:value-type="float">
            <text:p>0.68023</text:p>
          </table:table-cell>
          <table:table-cell office:value-type="float" office:value="0.89204" calcext:value-type="float">
            <text:p>0.89204</text:p>
          </table:table-cell>
          <table:table-cell office:value-type="float" office:value="0.46634" calcext:value-type="float">
            <text:p>0.46634</text:p>
          </table:table-cell>
          <table:table-cell office:value-type="float" office:value="0.42477" calcext:value-type="float">
            <text:p>0.42477</text:p>
          </table:table-cell>
          <table:table-cell office:value-type="float" office:value="0.52021" calcext:value-type="float">
            <text:p>0.52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60.1" calcext:value-type="float">
            <text:p>160.1</text:p>
          </table:table-cell>
          <table:table-cell office:value-type="float" office:value="0.61585" calcext:value-type="float">
            <text:p>0.61585</text:p>
          </table:table-cell>
          <table:table-cell office:value-type="float" office:value="0.53843" calcext:value-type="float">
            <text:p>0.53843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568" calcext:value-type="float">
            <text:p>0.4568</text:p>
          </table:table-cell>
          <table:table-cell office:value-type="float" office:value="0.41993" calcext:value-type="float">
            <text:p>0.41993</text:p>
          </table:table-cell>
          <table:table-cell office:value-type="float" office:value="0.49677" calcext:value-type="float">
            <text:p>0.496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60.1" calcext:value-type="float">
            <text:p>160.1</text:p>
          </table:table-cell>
          <table:table-cell office:value-type="float" office:value="0.765" calcext:value-type="float">
            <text:p>0.765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0.45827" calcext:value-type="float">
            <text:p>0.45827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057" calcext:value-type="float">
            <text:p>0.5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162.61" calcext:value-type="float">
            <text:p>162.61</text:p>
          </table:table-cell>
          <table:table-cell office:value-type="float" office:value="2.1235" calcext:value-type="float">
            <text:p>2.1235</text:p>
          </table:table-cell>
          <table:table-cell office:value-type="float" office:value="1.9217" calcext:value-type="float">
            <text:p>1.9217</text:p>
          </table:table-cell>
          <table:table-cell office:value-type="float" office:value="2.3127" calcext:value-type="float">
            <text:p>2.3127</text:p>
          </table:table-cell>
          <table:table-cell office:value-type="float" office:value="0.98352" calcext:value-type="float">
            <text:p>0.98352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0081651" calcext:value-type="float">
            <text:p>0.00816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62.61" calcext:value-type="float">
            <text:p>162.61</text:p>
          </table:table-cell>
          <table:table-cell office:value-type="float" office:value="0.86086" calcext:value-type="float">
            <text:p>0.86086</text:p>
          </table:table-cell>
          <table:table-cell office:value-type="float" office:value="0.75738" calcext:value-type="float">
            <text:p>0.75738</text:p>
          </table:table-cell>
          <table:table-cell office:value-type="float" office:value="0.97934" calcext:value-type="float">
            <text:p>0.97934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913" calcext:value-type="float">
            <text:p>0.4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62.61" calcext:value-type="float">
            <text:p>162.61</text:p>
          </table:table-cell>
          <table:table-cell office:value-type="float" office:value="0.77402" calcext:value-type="float">
            <text:p>0.77402</text:p>
          </table:table-cell>
          <table:table-cell office:value-type="float" office:value="0.67599" calcext:value-type="float">
            <text:p>0.67599</text:p>
          </table:table-cell>
          <table:table-cell office:value-type="float" office:value="0.88141" calcext:value-type="float">
            <text:p>0.88141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42807" calcext:value-type="float">
            <text:p>0.42807</text:p>
          </table:table-cell>
          <table:table-cell office:value-type="float" office:value="0.51158" calcext:value-type="float">
            <text:p>0.511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65.12" calcext:value-type="float">
            <text:p>165.12</text:p>
          </table:table-cell>
          <table:table-cell office:value-type="float" office:value="0.92233" calcext:value-type="float">
            <text:p>0.92233</text:p>
          </table:table-cell>
          <table:table-cell office:value-type="float" office:value="0.71233" calcext:value-type="float">
            <text:p>0.71233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0.12806" calcext:value-type="float">
            <text:p>0.12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65.12" calcext:value-type="float">
            <text:p>165.12</text:p>
          </table:table-cell>
          <table:table-cell office:value-type="float" office:value="0.79243" calcext:value-type="float">
            <text:p>0.79243</text:p>
          </table:table-cell>
          <table:table-cell office:value-type="float" office:value="0.69291" calcext:value-type="float">
            <text:p>0.69291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46262" calcext:value-type="float">
            <text:p>0.46262</text:p>
          </table:table-cell>
          <table:table-cell office:value-type="float" office:value="0.42491" calcext:value-type="float">
            <text:p>0.42491</text:p>
          </table:table-cell>
          <table:table-cell office:value-type="float" office:value="0.53093" calcext:value-type="float">
            <text:p>0.53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67.63" calcext:value-type="float">
            <text:p>167.63</text:p>
          </table:table-cell>
          <table:table-cell office:value-type="float" office:value="0.788" calcext:value-type="float">
            <text:p>0.788</text:p>
          </table:table-cell>
          <table:table-cell office:value-type="float" office:value="0.68882" calcext:value-type="float">
            <text:p>0.68882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43814" calcext:value-type="float">
            <text:p>0.43814</text:p>
          </table:table-cell>
          <table:table-cell office:value-type="float" office:value="0.50182" calcext:value-type="float">
            <text:p>0.50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70.14" calcext:value-type="float">
            <text:p>170.14</text:p>
          </table:table-cell>
          <table:table-cell office:value-type="float" office:value="1.5681" calcext:value-type="float">
            <text:p>1.5681</text:p>
          </table:table-cell>
          <table:table-cell office:value-type="float" office:value="1.4226" calcext:value-type="float">
            <text:p>1.4226</text:p>
          </table:table-cell>
          <table:table-cell office:value-type="float" office:value="1.6984" calcext:value-type="float">
            <text:p>1.6984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70.14" calcext:value-type="float">
            <text:p>170.14</text:p>
          </table:table-cell>
          <table:table-cell office:value-type="float" office:value="0.86259" calcext:value-type="float">
            <text:p>0.86259</text:p>
          </table:table-cell>
          <table:table-cell office:value-type="float" office:value="0.75571" calcext:value-type="float">
            <text:p>0.75571</text:p>
          </table:table-cell>
          <table:table-cell office:value-type="float" office:value="0.98219" calcext:value-type="float">
            <text:p>0.98219</text:p>
          </table:table-cell>
          <table:table-cell office:value-type="float" office:value="0.44922" calcext:value-type="float">
            <text:p>0.44922</text:p>
          </table:table-cell>
          <table:table-cell office:value-type="float" office:value="0.43372" calcext:value-type="float">
            <text:p>0.43372</text:p>
          </table:table-cell>
          <table:table-cell office:value-type="float" office:value="0.49639" calcext:value-type="float">
            <text:p>0.496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70.14" calcext:value-type="float">
            <text:p>170.14</text:p>
          </table:table-cell>
          <table:table-cell office:value-type="float" office:value="0.77539" calcext:value-type="float">
            <text:p>0.7753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88702" calcext:value-type="float">
            <text:p>0.88702</text:p>
          </table:table-cell>
          <table:table-cell office:value-type="float" office:value="0.46286" calcext:value-type="float">
            <text:p>0.46286</text:p>
          </table:table-cell>
          <table:table-cell office:value-type="float" office:value="0.42421" calcext:value-type="float">
            <text:p>0.42421</text:p>
          </table:table-cell>
          <table:table-cell office:value-type="float" office:value="0.52174" calcext:value-type="float">
            <text:p>0.52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72.65" calcext:value-type="float">
            <text:p>172.65</text:p>
          </table:table-cell>
          <table:table-cell office:value-type="float" office:value="1.1349" calcext:value-type="float">
            <text:p>1.1349</text:p>
          </table:table-cell>
          <table:table-cell office:value-type="float" office:value="1.0011" calcext:value-type="float">
            <text:p>1.0011</text:p>
          </table:table-cell>
          <table:table-cell office:value-type="float" office:value="1.2876" calcext:value-type="float">
            <text:p>1.2876</text:p>
          </table:table-cell>
          <table:table-cell office:value-type="float" office:value="0.44392" calcext:value-type="float">
            <text:p>0.44392</text:p>
          </table:table-cell>
          <table:table-cell office:value-type="float" office:value="0.44536" calcext:value-type="float">
            <text:p>0.44536</text:p>
          </table:table-cell>
          <table:table-cell office:value-type="float" office:value="0.50537" calcext:value-type="float">
            <text:p>0.505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175.16" calcext:value-type="float">
            <text:p>175.16</text:p>
          </table:table-cell>
          <table:table-cell office:value-type="float" office:value="0.93584" calcext:value-type="float">
            <text:p>0.93584</text:p>
          </table:table-cell>
          <table:table-cell office:value-type="float" office:value="0.84524" calcext:value-type="float">
            <text:p>0.84524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89749" calcext:value-type="float">
            <text:p>0.89749</text:p>
          </table:table-cell>
          <table:table-cell office:value-type="float" office:value="0.052419" calcext:value-type="float">
            <text:p>0.052419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75.16" calcext:value-type="float">
            <text:p>175.16</text:p>
          </table:table-cell>
          <table:table-cell office:value-type="float" office:value="0.53583" calcext:value-type="float">
            <text:p>0.53583</text:p>
          </table:table-cell>
          <table:table-cell office:value-type="float" office:value="0.45016" calcext:value-type="float">
            <text:p>0.45016</text:p>
          </table:table-cell>
          <table:table-cell office:value-type="float" office:value="0.65913" calcext:value-type="float">
            <text:p>0.65913</text:p>
          </table:table-cell>
          <table:table-cell office:value-type="float" office:value="0.40395" calcext:value-type="float">
            <text:p>0.40395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59545" calcext:value-type="float">
            <text:p>0.59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175.16" calcext:value-type="float">
            <text:p>175.16</text:p>
          </table:table-cell>
          <table:table-cell office:value-type="float" office:value="0.63926" calcext:value-type="float">
            <text:p>0.63926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70797" calcext:value-type="float">
            <text:p>0.70797</text:p>
          </table:table-cell>
          <table:table-cell office:value-type="float" office:value="0.94056" calcext:value-type="float">
            <text:p>0.94056</text:p>
          </table:table-cell>
          <table:table-cell office:value-type="float" office:value="0.038706" calcext:value-type="float">
            <text:p>0.038706</text:p>
          </table:table-cell>
          <table:table-cell office:value-type="float" office:value="0.0090543" calcext:value-type="float">
            <text:p>0.0090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75.16" calcext:value-type="float">
            <text:p>175.16</text:p>
          </table:table-cell>
          <table:table-cell office:value-type="float" office:value="1.1398" calcext:value-type="float">
            <text:p>1.1398</text:p>
          </table:table-cell>
          <table:table-cell office:value-type="float" office:value="1.0009" calcext:value-type="float">
            <text:p>1.0009</text:p>
          </table:table-cell>
          <table:table-cell office:value-type="float" office:value="1.2968" calcext:value-type="float">
            <text:p>1.2968</text:p>
          </table:table-cell>
          <table:table-cell office:value-type="float" office:value="0.44053" calcext:value-type="float">
            <text:p>0.44053</text:p>
          </table:table-cell>
          <table:table-cell office:value-type="float" office:value="0.44708" calcext:value-type="float">
            <text:p>0.44708</text:p>
          </table:table-cell>
          <table:table-cell office:value-type="float" office:value="0.51653" calcext:value-type="float">
            <text:p>0.516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8.63" calcext:value-type="float">
            <text:p>-48.63</text:p>
          </table:table-cell>
          <table:table-cell office:value-type="float" office:value="177.67" calcext:value-type="float">
            <text:p>177.67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94905" calcext:value-type="float">
            <text:p>0.94905</text:p>
          </table:table-cell>
          <table:table-cell office:value-type="float" office:value="0.40259" calcext:value-type="float">
            <text:p>0.40259</text:p>
          </table:table-cell>
          <table:table-cell office:value-type="float" office:value="0.28015" calcext:value-type="float">
            <text:p>0.28015</text:p>
          </table:table-cell>
          <table:table-cell office:value-type="float" office:value="0.56083" calcext:value-type="float">
            <text:p>0.560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4.82" calcext:value-type="float">
            <text:p>-44.82</text:p>
          </table:table-cell>
          <table:table-cell office:value-type="float" office:value="177.67" calcext:value-type="float">
            <text:p>177.67</text:p>
          </table:table-cell>
          <table:table-cell office:value-type="float" office:value="0.80113" calcext:value-type="float">
            <text:p>0.80113</text:p>
          </table:table-cell>
          <table:table-cell office:value-type="float" office:value="0.71287" calcext:value-type="float">
            <text:p>0.71287</text:p>
          </table:table-cell>
          <table:table-cell office:value-type="float" office:value="0.87699" calcext:value-type="float">
            <text:p>0.87699</text:p>
          </table:table-cell>
          <table:table-cell office:value-type="float" office:value="0.91181" calcext:value-type="float">
            <text:p>0.91181</text:p>
          </table:table-cell>
          <table:table-cell office:value-type="float" office:value="0.037312" calcext:value-type="float">
            <text:p>0.037312</text:p>
          </table:table-cell>
          <table:table-cell office:value-type="float" office:value="0.040253" calcext:value-type="float">
            <text:p>0.040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177.67" calcext:value-type="float">
            <text:p>177.67</text:p>
          </table:table-cell>
          <table:table-cell office:value-type="float" office:value="0.61835" calcext:value-type="float">
            <text:p>0.61835</text:p>
          </table:table-cell>
          <table:table-cell office:value-type="float" office:value="0.54583" calcext:value-type="float">
            <text:p>0.54583</text:p>
          </table:table-cell>
          <table:table-cell office:value-type="float" office:value="0.68525" calcext:value-type="float">
            <text:p>0.6852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038981" calcext:value-type="float">
            <text:p>0.038981</text:p>
          </table:table-cell>
          <table:table-cell office:value-type="float" office:value="0.017505" calcext:value-type="float">
            <text:p>0.0175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77.67" calcext:value-type="float">
            <text:p>177.67</text:p>
          </table:table-cell>
          <table:table-cell office:value-type="float" office:value="1.1712" calcext:value-type="float">
            <text:p>1.1712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33" calcext:value-type="float">
            <text:p>1.33</text:p>
          </table:table-cell>
          <table:table-cell office:value-type="float" office:value="0.45" calcext:value-type="float">
            <text:p>0.45</text:p>
          </table:table-cell>
          <table:table-cell office:value-type="float" office:value="0.43735" calcext:value-type="float">
            <text:p>0.43735</text:p>
          </table:table-cell>
          <table:table-cell office:value-type="float" office:value="0.51845" calcext:value-type="float">
            <text:p>0.51845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7:47:42.067540588</meta:creation-date>
    <dc:date>2019-11-04T17:50:44.982925889</dc:date>
    <meta:editing-duration>PT3M3S</meta:editing-duration>
    <meta:editing-cycles>1</meta:editing-cycles>
    <meta:document-statistic meta:table-count="1" meta:cell-count="15867" meta:object-count="0"/>
    <meta:generator>LibreOffice/6.0.7.3$Linux_X86_64 LibreOffice_project/00m0$Build-3</meta:generator>
  </office:meta>
</office:document-meta>
</file>